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thin solid #A9D08E" fo:border-bottom="thin solid #A9D08E" fo:border-left="none" fo:border-right="none" fo:background-color="#70AD47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A9D08E" fo:border-bottom="thin solid #A9D08E" fo:border-left="none" fo:border-right="thin solid #A9D08E" fo:background-color="#70AD47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7" style:family="table-cell" style:parent-style-name="Default" style:data-style-name="N0">
      <style:table-cell-properties fo:border-top="thin solid #999999" fo:border-bottom="none" fo:border-left="thin solid #999999" fo:border-right="thin solid #999999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999999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FFFFFF" fo:border-bottom="none" fo:border-left="thin solid #999999" fo:border-right="thin solid #999999" style:vertical-align="automatic" style:repeat-content="false"/>
      <style:paragraph-properties fo:text-align="start" fo:margin-left="0.353cm"/>
    </style:style>
    <style:style style:name="ce10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1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2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4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5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999999"/>
    </style:style>
    <style:style style:name="ce18" style:family="table-cell" style:parent-style-name="Default" style:data-style-name="N0">
      <style:text-properties fo:color="#FF0000"/>
    </style:style>
    <style:style style:name="ce19" style:family="table-cell" style:parent-style-name="Default" style:data-style-name="N19">
      <style:table-cell-properties fo:border-top="thin solid #FFFFFF" fo:border-bottom="none" fo:border-left="thin solid #999999" fo:border-right="thin solid #999999" style:vertical-align="automatic" style:repeat-content="false"/>
      <style:paragraph-properties fo:text-align="start" fo:margin-left="0.353cm"/>
    </style:style>
    <style:style style:name="co1" style:family="table-column">
      <style:table-column-properties fo:break-before="auto" style:column-width="5.86316666666667cm" style:use-optimal-column-width="true"/>
    </style:style>
    <style:style style:name="co2" style:family="table-column">
      <style:table-column-properties fo:break-before="auto" style:column-width="2.24366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45016666666667cm" style:use-optimal-column-width="true"/>
    </style:style>
    <style:style style:name="co5" style:family="table-column">
      <style:table-column-properties fo:break-before="auto" style:column-width="2.87866666666667cm" style:use-optimal-column-width="true"/>
    </style:style>
    <style:style style:name="co6" style:family="table-column">
      <style:table-column-properties fo:break-before="auto" style:column-width="1.92616666666667cm" style:use-optimal-column-width="true"/>
    </style:style>
    <style:style style:name="co7" style:family="table-column">
      <style:table-column-properties fo:break-before="auto" style:column-width="3.4925cm" style:use-optimal-column-width="true"/>
    </style:style>
    <style:style style:name="co8" style:family="table-column">
      <style:table-column-properties fo:break-before="auto" style:column-width="1.524cm" style:use-optimal-column-width="true"/>
    </style:style>
    <style:style style:name="co9" style:family="table-column">
      <style:table-column-properties fo:break-before="auto" style:column-width="2.159cm" style:use-optimal-column-width="true"/>
    </style:style>
    <style:style style:name="co10" style:family="table-column">
      <style:table-column-properties fo:break-before="auto" style:column-width="1.41816666666667cm" style:use-optimal-column-width="true"/>
    </style:style>
    <style:style style:name="co11" style:family="table-column">
      <style:table-column-properties fo:break-before="auto" style:column-width="4.23333333333333cm"/>
    </style:style>
    <style:style style:name="co12" style:family="table-column">
      <style:table-column-properties fo:break-before="auto" style:column-width="5.16466666666667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2.68816666666667cm"/>
    </style:style>
    <style:style style:name="co15" style:family="table-column">
      <style:table-column-properties fo:break-before="auto" style:column-width="2.667cm"/>
    </style:style>
    <style:style style:name="co16" style:family="table-column">
      <style:table-column-properties fo:break-before="auto" style:column-width="3.3655cm"/>
    </style:style>
    <style:style style:name="co17" style:family="table-column">
      <style:table-column-properties fo:break-before="auto" style:column-width="3.09033333333333cm" style:use-optimal-column-width="true"/>
    </style:style>
    <style:style style:name="co18" style:family="table-column">
      <style:table-column-properties fo:break-before="auto" style:column-width="2.20133333333333cm" style:use-optimal-column-width="true"/>
    </style:style>
    <style:style style:name="co19" style:family="table-column">
      <style:table-column-properties fo:break-before="auto" style:column-width="4.86833333333333cm"/>
    </style:style>
    <style:style style:name="co20" style:family="table-column">
      <style:table-column-properties fo:break-before="auto" style:column-width="2.13783333333333cm" style:use-optimal-column-width="true"/>
    </style:style>
    <style:style style:name="co21" style:family="table-column">
      <style:table-column-properties fo:break-before="auto" style:column-width="2.83633333333333cm"/>
    </style:style>
    <style:style style:name="co22" style:family="table-column">
      <style:table-column-properties fo:break-before="auto" style:column-width="2.561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zad_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0">
            <text:p>Etykiety wierszy</text:p>
          </table:table-cell>
          <table:table-cell office:value-type="string" table:style-name="ce11">
            <text:p>Suma z Wag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iechanow Olsztyn</text:p>
          </table:table-cell>
          <table:table-cell office:value-type="float" office:value="15736" table:style-name="ce13">
            <text:p>1573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Medyka Zamosc</text:p>
          </table:table-cell>
          <table:table-cell office:value-type="float" office:value="13311" table:style-name="ce14">
            <text:p>1331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arnow Katowice</text:p>
          </table:table-cell>
          <table:table-cell office:value-type="float" office:value="13234" table:style-name="ce14">
            <text:p>1323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omza Kuznica Bialostocka</text:p>
          </table:table-cell>
          <table:table-cell office:value-type="float" office:value="11709" table:style-name="ce14">
            <text:p>1170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lock Konin</text:p>
          </table:table-cell>
          <table:table-cell office:value-type="float" office:value="11626" table:style-name="ce14">
            <text:p>1162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lupsk Gdansk</text:p>
          </table:table-cell>
          <table:table-cell office:value-type="float" office:value="10596" table:style-name="ce14">
            <text:p>1059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Warszawa Siedlce</text:p>
          </table:table-cell>
          <table:table-cell office:value-type="float" office:value="10377" table:style-name="ce14">
            <text:p>1037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Radom Piotrkow Trybunalski</text:p>
          </table:table-cell>
          <table:table-cell office:value-type="float" office:value="10194" table:style-name="ce14">
            <text:p>1019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odz Kielce</text:p>
          </table:table-cell>
          <table:table-cell office:value-type="float" office:value="10144" table:style-name="ce14">
            <text:p>1014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Zielona Gora Poznan</text:p>
          </table:table-cell>
          <table:table-cell office:value-type="float" office:value="9832" table:style-name="ce14">
            <text:p>983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alisz Lodz</text:p>
          </table:table-cell>
          <table:table-cell office:value-type="float" office:value="9491" table:style-name="ce14">
            <text:p>949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ielce Tarnow</text:p>
          </table:table-cell>
          <table:table-cell office:value-type="float" office:value="9490" table:style-name="ce14">
            <text:p>949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omza Ciechanow</text:p>
          </table:table-cell>
          <table:table-cell office:value-type="float" office:value="9410" table:style-name="ce14">
            <text:p>941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nin Plock</text:p>
          </table:table-cell>
          <table:table-cell office:value-type="float" office:value="9265" table:style-name="ce14">
            <text:p>926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orzow Wielkopolski Zielona Gora</text:p>
          </table:table-cell>
          <table:table-cell office:value-type="float" office:value="9150" table:style-name="ce14">
            <text:p>915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ublin Hrebenne</text:p>
          </table:table-cell>
          <table:table-cell office:value-type="float" office:value="9101" table:style-name="ce14">
            <text:p>910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ila Poznan</text:p>
          </table:table-cell>
          <table:table-cell office:value-type="float" office:value="8853" table:style-name="ce14">
            <text:p>885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stroleka Olsztyn</text:p>
          </table:table-cell>
          <table:table-cell office:value-type="float" office:value="8747" table:style-name="ce14">
            <text:p>874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alisz Poznan</text:p>
          </table:table-cell>
          <table:table-cell office:value-type="float" office:value="8745" table:style-name="ce14">
            <text:p>874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lsztyn Ciechanow</text:p>
          </table:table-cell>
          <table:table-cell office:value-type="float" office:value="8744" table:style-name="ce14">
            <text:p>874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ydgoszcz Wloclawek</text:p>
          </table:table-cell>
          <table:table-cell office:value-type="float" office:value="8676" table:style-name="ce14">
            <text:p>867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udowa-Slone Opole</text:p>
          </table:table-cell>
          <table:table-cell office:value-type="float" office:value="8553" table:style-name="ce14">
            <text:p>855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lock Ostroleka</text:p>
          </table:table-cell>
          <table:table-cell office:value-type="float" office:value="8459" table:style-name="ce14">
            <text:p>845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hyzne Bielsko-Biala</text:p>
          </table:table-cell>
          <table:table-cell office:value-type="float" office:value="8368" table:style-name="ce14">
            <text:p>836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Rzeszow Zamosc</text:p>
          </table:table-cell>
          <table:table-cell office:value-type="float" office:value="8238" table:style-name="ce14">
            <text:p>823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pole Chalupki</text:p>
          </table:table-cell>
          <table:table-cell office:value-type="float" office:value="8186" table:style-name="ce14">
            <text:p>818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Radom Warszawa</text:p>
          </table:table-cell>
          <table:table-cell office:value-type="float" office:value="8159" table:style-name="ce14">
            <text:p>815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ubin Warszawa</text:p>
          </table:table-cell>
          <table:table-cell office:value-type="float" office:value="8080" table:style-name="ce14">
            <text:p>808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ubin Gorzow Wielkopolski</text:p>
          </table:table-cell>
          <table:table-cell office:value-type="float" office:value="7917" table:style-name="ce14">
            <text:p>791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Warszawa Ciechanow</text:p>
          </table:table-cell>
          <table:table-cell office:value-type="float" office:value="7747" table:style-name="ce14">
            <text:p>774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nin Lodz</text:p>
          </table:table-cell>
          <table:table-cell office:value-type="float" office:value="7696" table:style-name="ce14">
            <text:p>769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ubin Szczecin</text:p>
          </table:table-cell>
          <table:table-cell office:value-type="float" office:value="7597" table:style-name="ce14">
            <text:p>759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dansk Bydgoszcz</text:p>
          </table:table-cell>
          <table:table-cell office:value-type="float" office:value="7447" table:style-name="ce14">
            <text:p>744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lsztyn Torun</text:p>
          </table:table-cell>
          <table:table-cell office:value-type="float" office:value="7335" table:style-name="ce14">
            <text:p>733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iotrkow Trybunalski Kalisz</text:p>
          </table:table-cell>
          <table:table-cell office:value-type="float" office:value="7257" table:style-name="ce14">
            <text:p>725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pole Kudowa-Slone</text:p>
          </table:table-cell>
          <table:table-cell office:value-type="float" office:value="7126" table:style-name="ce14">
            <text:p>712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egnica Zielona Gora</text:p>
          </table:table-cell>
          <table:table-cell office:value-type="float" office:value="7125" table:style-name="ce14">
            <text:p>712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helm Radom</text:p>
          </table:table-cell>
          <table:table-cell office:value-type="float" office:value="7106" table:style-name="ce14">
            <text:p>710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winoujscie Szczecin</text:p>
          </table:table-cell>
          <table:table-cell office:value-type="float" office:value="6962" table:style-name="ce14">
            <text:p>696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arwinek Tarnow</text:p>
          </table:table-cell>
          <table:table-cell office:value-type="float" office:value="6895" table:style-name="ce14">
            <text:p>689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orun Plock</text:p>
          </table:table-cell>
          <table:table-cell office:value-type="float" office:value="6605" table:style-name="ce14">
            <text:p>660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atowice Zakopane</text:p>
          </table:table-cell>
          <table:table-cell office:value-type="float" office:value="6582" table:style-name="ce14">
            <text:p>658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Zielona Gora Legnica</text:p>
          </table:table-cell>
          <table:table-cell office:value-type="float" office:value="6409" table:style-name="ce14">
            <text:p>640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ielce Krakow</text:p>
          </table:table-cell>
          <table:table-cell office:value-type="float" office:value="6014" table:style-name="ce14">
            <text:p>601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ublin Tarnow</text:p>
          </table:table-cell>
          <table:table-cell office:value-type="float" office:value="5986" table:style-name="ce14">
            <text:p>598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halupki Walbrzych</text:p>
          </table:table-cell>
          <table:table-cell office:value-type="float" office:value="5983" table:style-name="ce14">
            <text:p>598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zczecin Swinoujscie</text:p>
          </table:table-cell>
          <table:table-cell office:value-type="float" office:value="5960" table:style-name="ce14">
            <text:p>596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ielsko-Biala Zakopane</text:p>
          </table:table-cell>
          <table:table-cell office:value-type="float" office:value="5946" table:style-name="ce14">
            <text:p>594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iotrkow Trybunalski Przemysl</text:p>
          </table:table-cell>
          <table:table-cell office:value-type="float" office:value="5933" table:style-name="ce14">
            <text:p>593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iechanow Warszawa</text:p>
          </table:table-cell>
          <table:table-cell office:value-type="float" office:value="5919" table:style-name="ce14">
            <text:p>591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Elblag Slupsk</text:p>
          </table:table-cell>
          <table:table-cell office:value-type="float" office:value="5862" table:style-name="ce14">
            <text:p>586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iechanow Lomza</text:p>
          </table:table-cell>
          <table:table-cell office:value-type="float" office:value="5851" table:style-name="ce14">
            <text:p>585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dansk Slupsk</text:p>
          </table:table-cell>
          <table:table-cell office:value-type="float" office:value="5847" table:style-name="ce14">
            <text:p>584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alisz Piotrkow Trybunalski</text:p>
          </table:table-cell>
          <table:table-cell office:value-type="float" office:value="5838" table:style-name="ce14">
            <text:p>583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Warszawa Katowice</text:p>
          </table:table-cell>
          <table:table-cell office:value-type="float" office:value="5832" table:style-name="ce14">
            <text:p>583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rakow Kielce</text:p>
          </table:table-cell>
          <table:table-cell office:value-type="float" office:value="5805" table:style-name="ce14">
            <text:p>580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iala Podlaska Chelm</text:p>
          </table:table-cell>
          <table:table-cell office:value-type="float" office:value="5721" table:style-name="ce14">
            <text:p>572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ila Koszalin</text:p>
          </table:table-cell>
          <table:table-cell office:value-type="float" office:value="5713" table:style-name="ce14">
            <text:p>571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rzemysl Kielce</text:p>
          </table:table-cell>
          <table:table-cell office:value-type="float" office:value="5697" table:style-name="ce14">
            <text:p>569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zczecin Kostrzyn</text:p>
          </table:table-cell>
          <table:table-cell office:value-type="float" office:value="5671" table:style-name="ce14">
            <text:p>567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arnobrzeg Krakow</text:p>
          </table:table-cell>
          <table:table-cell office:value-type="float" office:value="5660" table:style-name="ce14">
            <text:p>566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iotrkow Trybunalski Jakuszyce</text:p>
          </table:table-cell>
          <table:table-cell office:value-type="float" office:value="5658" table:style-name="ce14">
            <text:p>565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orzow Wielkopolski Pila</text:p>
          </table:table-cell>
          <table:table-cell office:value-type="float" office:value="5628" table:style-name="ce14">
            <text:p>562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lsztyn Bielsko-Biala</text:p>
          </table:table-cell>
          <table:table-cell office:value-type="float" office:value="5624" table:style-name="ce14">
            <text:p>562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erespol Lublin</text:p>
          </table:table-cell>
          <table:table-cell office:value-type="float" office:value="5570" table:style-name="ce14">
            <text:p>557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iala Podlaska Gorzow Wielkopolski</text:p>
          </table:table-cell>
          <table:table-cell office:value-type="float" office:value="5569" table:style-name="ce14">
            <text:p>556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lock Piotrkow Trybunalski</text:p>
          </table:table-cell>
          <table:table-cell office:value-type="float" office:value="5537" table:style-name="ce14">
            <text:p>553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iedlce Lomza</text:p>
          </table:table-cell>
          <table:table-cell office:value-type="float" office:value="5493" table:style-name="ce14">
            <text:p>549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szalin Kolbaskowo</text:p>
          </table:table-cell>
          <table:table-cell office:value-type="float" office:value="5467" table:style-name="ce14">
            <text:p>546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Wloclawek Ciechanow</text:p>
          </table:table-cell>
          <table:table-cell office:value-type="float" office:value="5455" table:style-name="ce14">
            <text:p>545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Zgorzelec Wroclaw</text:p>
          </table:table-cell>
          <table:table-cell office:value-type="float" office:value="5416" table:style-name="ce14">
            <text:p>541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ielce Konin</text:p>
          </table:table-cell>
          <table:table-cell office:value-type="float" office:value="5370" table:style-name="ce14">
            <text:p>537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strzyn Zielona Gora</text:p>
          </table:table-cell>
          <table:table-cell office:value-type="float" office:value="5368" table:style-name="ce14">
            <text:p>536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arnow Bielsko-Biala</text:p>
          </table:table-cell>
          <table:table-cell office:value-type="float" office:value="5362" table:style-name="ce14">
            <text:p>536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udowa-Slone Jakuszyce</text:p>
          </table:table-cell>
          <table:table-cell office:value-type="float" office:value="5326" table:style-name="ce14">
            <text:p>532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Walbrzych Opole</text:p>
          </table:table-cell>
          <table:table-cell office:value-type="float" office:value="5312" table:style-name="ce14">
            <text:p>531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Jakuszyce Kalisz</text:p>
          </table:table-cell>
          <table:table-cell office:value-type="float" office:value="5291" table:style-name="ce14">
            <text:p>529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kierniewice Wloclawek</text:p>
          </table:table-cell>
          <table:table-cell office:value-type="float" office:value="5287" table:style-name="ce14">
            <text:p>528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Warszawa Walbrzych</text:p>
          </table:table-cell>
          <table:table-cell office:value-type="float" office:value="5257" table:style-name="ce14">
            <text:p>525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rakow Cieszyn</text:p>
          </table:table-cell>
          <table:table-cell office:value-type="float" office:value="5238" table:style-name="ce14">
            <text:p>523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ielsko-Biala Nowy Sacz</text:p>
          </table:table-cell>
          <table:table-cell office:value-type="float" office:value="5215" table:style-name="ce14">
            <text:p>521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ydgoszcz Gdansk</text:p>
          </table:table-cell>
          <table:table-cell office:value-type="float" office:value="5214" table:style-name="ce14">
            <text:p>521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orun Pila</text:p>
          </table:table-cell>
          <table:table-cell office:value-type="float" office:value="5169" table:style-name="ce14">
            <text:p>516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rzemysl Medyka</text:p>
          </table:table-cell>
          <table:table-cell office:value-type="float" office:value="5162" table:style-name="ce14">
            <text:p>516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lock Bydgoszcz</text:p>
          </table:table-cell>
          <table:table-cell office:value-type="float" office:value="5151" table:style-name="ce14">
            <text:p>515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ielsko-Biala Chalupki</text:p>
          </table:table-cell>
          <table:table-cell office:value-type="float" office:value="5150" table:style-name="ce14">
            <text:p>515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omza Chyzne</text:p>
          </table:table-cell>
          <table:table-cell office:value-type="float" office:value="5060" table:style-name="ce14">
            <text:p>506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Jelenia Gora Olszyna</text:p>
          </table:table-cell>
          <table:table-cell office:value-type="float" office:value="5014" table:style-name="ce14">
            <text:p>501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ila Kostrzyn</text:p>
          </table:table-cell>
          <table:table-cell office:value-type="float" office:value="4994" table:style-name="ce14">
            <text:p>499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atowice Piotrkow Trybunalski</text:p>
          </table:table-cell>
          <table:table-cell office:value-type="float" office:value="4905" table:style-name="ce14">
            <text:p>490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Walbrzych Kalisz</text:p>
          </table:table-cell>
          <table:table-cell office:value-type="float" office:value="4888" table:style-name="ce14">
            <text:p>488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lock Lublin</text:p>
          </table:table-cell>
          <table:table-cell office:value-type="float" office:value="4876" table:style-name="ce14">
            <text:p>487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strzyn Kolbaskowo</text:p>
          </table:table-cell>
          <table:table-cell office:value-type="float" office:value="4871" table:style-name="ce14">
            <text:p>487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wiecko Legnica</text:p>
          </table:table-cell>
          <table:table-cell office:value-type="float" office:value="4788" table:style-name="ce14">
            <text:p>478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hyzne Cieszyn</text:p>
          </table:table-cell>
          <table:table-cell office:value-type="float" office:value="4787" table:style-name="ce14">
            <text:p>478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helm Terespol</text:p>
          </table:table-cell>
          <table:table-cell office:value-type="float" office:value="4769" table:style-name="ce14">
            <text:p>476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Zgorzelec Gubin</text:p>
          </table:table-cell>
          <table:table-cell office:value-type="float" office:value="4748" table:style-name="ce14">
            <text:p>474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rzemysl Barwinek</text:p>
          </table:table-cell>
          <table:table-cell office:value-type="float" office:value="4747" table:style-name="ce14">
            <text:p>474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zestochowa Kielce</text:p>
          </table:table-cell>
          <table:table-cell office:value-type="float" office:value="4746" table:style-name="ce14">
            <text:p>474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arwinek Medyka</text:p>
          </table:table-cell>
          <table:table-cell office:value-type="float" office:value="4678" table:style-name="ce14">
            <text:p>467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winoujscie Pila</text:p>
          </table:table-cell>
          <table:table-cell office:value-type="float" office:value="4677" table:style-name="ce14">
            <text:p>467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ieszyn Opole</text:p>
          </table:table-cell>
          <table:table-cell office:value-type="float" office:value="4653" table:style-name="ce14">
            <text:p>465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iotrkow Trybunalski Radom</text:p>
          </table:table-cell>
          <table:table-cell office:value-type="float" office:value="4651" table:style-name="ce14">
            <text:p>465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zestochowa Sieradz</text:p>
          </table:table-cell>
          <table:table-cell office:value-type="float" office:value="4633" table:style-name="ce14">
            <text:p>463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kierniewice Kudowa-Slone</text:p>
          </table:table-cell>
          <table:table-cell office:value-type="float" office:value="4594" table:style-name="ce14">
            <text:p>459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lsztyn Lomza</text:p>
          </table:table-cell>
          <table:table-cell office:value-type="float" office:value="4572" table:style-name="ce14">
            <text:p>457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ielsko-Biala Cieszyn</text:p>
          </table:table-cell>
          <table:table-cell office:value-type="float" office:value="4567" table:style-name="ce14">
            <text:p>456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iechanow Wloclawek</text:p>
          </table:table-cell>
          <table:table-cell office:value-type="float" office:value="4543" table:style-name="ce14">
            <text:p>454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erespol Warszawa</text:p>
          </table:table-cell>
          <table:table-cell office:value-type="float" office:value="4542" table:style-name="ce14">
            <text:p>454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kierniewice Tarnow</text:p>
          </table:table-cell>
          <table:table-cell office:value-type="float" office:value="4522" table:style-name="ce14">
            <text:p>452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iotrkow Trybunalski Konin</text:p>
          </table:table-cell>
          <table:table-cell office:value-type="float" office:value="4522" table:style-name="ce14">
            <text:p>452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nin Bydgoszcz</text:p>
          </table:table-cell>
          <table:table-cell office:value-type="float" office:value="4505" table:style-name="ce14">
            <text:p>450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uznica Bialostocka Ostroleka</text:p>
          </table:table-cell>
          <table:table-cell office:value-type="float" office:value="4470" table:style-name="ce14">
            <text:p>447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szalin Szczecin</text:p>
          </table:table-cell>
          <table:table-cell office:value-type="float" office:value="4432" table:style-name="ce14">
            <text:p>443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Elblag Ciechanow</text:p>
          </table:table-cell>
          <table:table-cell office:value-type="float" office:value="4398" table:style-name="ce14">
            <text:p>439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strzyn Gubin</text:p>
          </table:table-cell>
          <table:table-cell office:value-type="float" office:value="4379" table:style-name="ce14">
            <text:p>437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Walbrzych Olszyna</text:p>
          </table:table-cell>
          <table:table-cell office:value-type="float" office:value="4378" table:style-name="ce14">
            <text:p>437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Zielona Gora Kostrzyn</text:p>
          </table:table-cell>
          <table:table-cell office:value-type="float" office:value="4375" table:style-name="ce14">
            <text:p>437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Radom Skierniewice</text:p>
          </table:table-cell>
          <table:table-cell office:value-type="float" office:value="4347" table:style-name="ce14">
            <text:p>434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arnobrzeg Radom</text:p>
          </table:table-cell>
          <table:table-cell office:value-type="float" office:value="4251" table:style-name="ce14">
            <text:p>425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rzemysl Warszawa</text:p>
          </table:table-cell>
          <table:table-cell office:value-type="float" office:value="4201" table:style-name="ce14">
            <text:p>420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szalin Pila</text:p>
          </table:table-cell>
          <table:table-cell office:value-type="float" office:value="4163" table:style-name="ce14">
            <text:p>416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ielsko-Biala Opole</text:p>
          </table:table-cell>
          <table:table-cell office:value-type="float" office:value="4157" table:style-name="ce14">
            <text:p>415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orzow Wielkopolski Walbrzych</text:p>
          </table:table-cell>
          <table:table-cell office:value-type="float" office:value="4154" table:style-name="ce14">
            <text:p>415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Zakopane Tarnow</text:p>
          </table:table-cell>
          <table:table-cell office:value-type="float" office:value="4118" table:style-name="ce14">
            <text:p>411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ialystok Suwalki</text:p>
          </table:table-cell>
          <table:table-cell office:value-type="float" office:value="4093" table:style-name="ce14">
            <text:p>409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arnow Krosno</text:p>
          </table:table-cell>
          <table:table-cell office:value-type="float" office:value="4053" table:style-name="ce14">
            <text:p>405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lupsk Elblag</text:p>
          </table:table-cell>
          <table:table-cell office:value-type="float" office:value="4039" table:style-name="ce14">
            <text:p>403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rosno Zakopane</text:p>
          </table:table-cell>
          <table:table-cell office:value-type="float" office:value="3990" table:style-name="ce14">
            <text:p>399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iotrkow Trybunalski Wloclawek</text:p>
          </table:table-cell>
          <table:table-cell office:value-type="float" office:value="3983" table:style-name="ce14">
            <text:p>398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arnobrzeg Kielce</text:p>
          </table:table-cell>
          <table:table-cell office:value-type="float" office:value="3967" table:style-name="ce14">
            <text:p>396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stroleka Krakow</text:p>
          </table:table-cell>
          <table:table-cell office:value-type="float" office:value="3914" table:style-name="ce14">
            <text:p>391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oznan Gubin</text:p>
          </table:table-cell>
          <table:table-cell office:value-type="float" office:value="3771" table:style-name="ce14">
            <text:p>377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ielsko-Biala Chyzne</text:p>
          </table:table-cell>
          <table:table-cell office:value-type="float" office:value="3729" table:style-name="ce14">
            <text:p>372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Jakuszyce Kostrzyn</text:p>
          </table:table-cell>
          <table:table-cell office:value-type="float" office:value="3708" table:style-name="ce14">
            <text:p>370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dansk Bezledy</text:p>
          </table:table-cell>
          <table:table-cell office:value-type="float" office:value="3705" table:style-name="ce14">
            <text:p>370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oznan Bydgoszcz</text:p>
          </table:table-cell>
          <table:table-cell office:value-type="float" office:value="3691" table:style-name="ce14">
            <text:p>369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lbaskowo Pila</text:p>
          </table:table-cell>
          <table:table-cell office:value-type="float" office:value="3691" table:style-name="ce14">
            <text:p>369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ubin Zgorzelec</text:p>
          </table:table-cell>
          <table:table-cell office:value-type="float" office:value="3681" table:style-name="ce14">
            <text:p>368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zestochowa Lodz</text:p>
          </table:table-cell>
          <table:table-cell office:value-type="float" office:value="3650" table:style-name="ce14">
            <text:p>365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odz Bialystok</text:p>
          </table:table-cell>
          <table:table-cell office:value-type="float" office:value="3600" table:style-name="ce14">
            <text:p>360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Walbrzych Zgorzelec</text:p>
          </table:table-cell>
          <table:table-cell office:value-type="float" office:value="3573" table:style-name="ce14">
            <text:p>357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Elblag Bydgoszcz</text:p>
          </table:table-cell>
          <table:table-cell office:value-type="float" office:value="3565" table:style-name="ce14">
            <text:p>356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ublin Zielona Gora</text:p>
          </table:table-cell>
          <table:table-cell office:value-type="float" office:value="3456" table:style-name="ce14">
            <text:p>345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uwalki Bialystok</text:p>
          </table:table-cell>
          <table:table-cell office:value-type="float" office:value="3414" table:style-name="ce14">
            <text:p>341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zczecin Pila</text:p>
          </table:table-cell>
          <table:table-cell office:value-type="float" office:value="3411" table:style-name="ce14">
            <text:p>341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strzyn Szczecin</text:p>
          </table:table-cell>
          <table:table-cell office:value-type="float" office:value="3398" table:style-name="ce14">
            <text:p>339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eszno Jelenia Gora</text:p>
          </table:table-cell>
          <table:table-cell office:value-type="float" office:value="3380" table:style-name="ce14">
            <text:p>338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halupki Czestochowa</text:p>
          </table:table-cell>
          <table:table-cell office:value-type="float" office:value="3358" table:style-name="ce14">
            <text:p>335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ublin Radom</text:p>
          </table:table-cell>
          <table:table-cell office:value-type="float" office:value="3348" table:style-name="ce14">
            <text:p>334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arwinek Lomza</text:p>
          </table:table-cell>
          <table:table-cell office:value-type="float" office:value="3325" table:style-name="ce14">
            <text:p>332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nin Torun</text:p>
          </table:table-cell>
          <table:table-cell office:value-type="float" office:value="3318" table:style-name="ce14">
            <text:p>331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pole Bielsko-Biala</text:p>
          </table:table-cell>
          <table:table-cell office:value-type="float" office:value="3309" table:style-name="ce14">
            <text:p>330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ila Czestochowa</text:p>
          </table:table-cell>
          <table:table-cell office:value-type="float" office:value="3216" table:style-name="ce14">
            <text:p>321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arnobrzeg Przemysl</text:p>
          </table:table-cell>
          <table:table-cell office:value-type="float" office:value="3200" table:style-name="ce14">
            <text:p>320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nin Walbrzych</text:p>
          </table:table-cell>
          <table:table-cell office:value-type="float" office:value="3193" table:style-name="ce14">
            <text:p>319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ielce Tarnobrzeg</text:p>
          </table:table-cell>
          <table:table-cell office:value-type="float" office:value="3192" table:style-name="ce14">
            <text:p>319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egnica Gubin</text:p>
          </table:table-cell>
          <table:table-cell office:value-type="float" office:value="3178" table:style-name="ce14">
            <text:p>317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pole Katowice</text:p>
          </table:table-cell>
          <table:table-cell office:value-type="float" office:value="3161" table:style-name="ce14">
            <text:p>316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ieradz Czestochowa</text:p>
          </table:table-cell>
          <table:table-cell office:value-type="float" office:value="3126" table:style-name="ce14">
            <text:p>312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lszyna Kostrzyn</text:p>
          </table:table-cell>
          <table:table-cell office:value-type="float" office:value="3108" table:style-name="ce14">
            <text:p>310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lock Bielsko-Biala</text:p>
          </table:table-cell>
          <table:table-cell office:value-type="float" office:value="3096" table:style-name="ce14">
            <text:p>309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Zamosc Przemysl</text:p>
          </table:table-cell>
          <table:table-cell office:value-type="float" office:value="3077" table:style-name="ce14">
            <text:p>307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stroleka Warszawa</text:p>
          </table:table-cell>
          <table:table-cell office:value-type="float" office:value="3061" table:style-name="ce14">
            <text:p>306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egnica Leszno</text:p>
          </table:table-cell>
          <table:table-cell office:value-type="float" office:value="3035" table:style-name="ce14">
            <text:p>303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ydgoszcz Konin</text:p>
          </table:table-cell>
          <table:table-cell office:value-type="float" office:value="3035" table:style-name="ce14">
            <text:p>303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pole Walbrzych</text:p>
          </table:table-cell>
          <table:table-cell office:value-type="float" office:value="3021" table:style-name="ce14">
            <text:p>302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Elblag Kuznica Bialostocka</text:p>
          </table:table-cell>
          <table:table-cell office:value-type="float" office:value="3007" table:style-name="ce14">
            <text:p>300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iotrkow Trybunalski Warszawa</text:p>
          </table:table-cell>
          <table:table-cell office:value-type="float" office:value="2987" table:style-name="ce14">
            <text:p>298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iechanow Torun</text:p>
          </table:table-cell>
          <table:table-cell office:value-type="float" office:value="2935" table:style-name="ce14">
            <text:p>293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Zamosc Medyka</text:p>
          </table:table-cell>
          <table:table-cell office:value-type="float" office:value="2929" table:style-name="ce14">
            <text:p>292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ieradz Leszno</text:p>
          </table:table-cell>
          <table:table-cell office:value-type="float" office:value="2918" table:style-name="ce14">
            <text:p>291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Warszawa Radom</text:p>
          </table:table-cell>
          <table:table-cell office:value-type="float" office:value="2914" table:style-name="ce14">
            <text:p>291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Radom Tarnobrzeg</text:p>
          </table:table-cell>
          <table:table-cell office:value-type="float" office:value="2906" table:style-name="ce14">
            <text:p>290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Wloclawek Skierniewice</text:p>
          </table:table-cell>
          <table:table-cell office:value-type="float" office:value="2835" table:style-name="ce14">
            <text:p>283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ielsko-Biala Warszawa</text:p>
          </table:table-cell>
          <table:table-cell office:value-type="float" office:value="2781" table:style-name="ce14">
            <text:p>278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atowice Skierniewice</text:p>
          </table:table-cell>
          <table:table-cell office:value-type="float" office:value="2771" table:style-name="ce14">
            <text:p>277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arnow Zakopane</text:p>
          </table:table-cell>
          <table:table-cell office:value-type="float" office:value="2750" table:style-name="ce14">
            <text:p>275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dansk Koszalin</text:p>
          </table:table-cell>
          <table:table-cell office:value-type="float" office:value="2735" table:style-name="ce14">
            <text:p>273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Zgorzelec Swiecko</text:p>
          </table:table-cell>
          <table:table-cell office:value-type="float" office:value="2719" table:style-name="ce14">
            <text:p>271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Wloclawek Kalisz</text:p>
          </table:table-cell>
          <table:table-cell office:value-type="float" office:value="2637" table:style-name="ce14">
            <text:p>263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Hrebenne Lublin</text:p>
          </table:table-cell>
          <table:table-cell office:value-type="float" office:value="2571" table:style-name="ce14">
            <text:p>257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zestochowa Bielsko-Biala</text:p>
          </table:table-cell>
          <table:table-cell office:value-type="float" office:value="2555" table:style-name="ce14">
            <text:p>255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oznan Zielona Gora</text:p>
          </table:table-cell>
          <table:table-cell office:value-type="float" office:value="2511" table:style-name="ce14">
            <text:p>251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ieradz Opole</text:p>
          </table:table-cell>
          <table:table-cell office:value-type="float" office:value="2488" table:style-name="ce14">
            <text:p>248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rzemysl Gdansk</text:p>
          </table:table-cell>
          <table:table-cell office:value-type="float" office:value="2448" table:style-name="ce14">
            <text:p>244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szalin Swinoujscie</text:p>
          </table:table-cell>
          <table:table-cell office:value-type="float" office:value="2446" table:style-name="ce14">
            <text:p>244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zczecin Sieradz</text:p>
          </table:table-cell>
          <table:table-cell office:value-type="float" office:value="2443" table:style-name="ce14">
            <text:p>244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Radom Lodz</text:p>
          </table:table-cell>
          <table:table-cell office:value-type="float" office:value="2421" table:style-name="ce14">
            <text:p>242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stroleka Suwalki</text:p>
          </table:table-cell>
          <table:table-cell office:value-type="float" office:value="2344" table:style-name="ce14">
            <text:p>234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kierniewice Sieradz</text:p>
          </table:table-cell>
          <table:table-cell office:value-type="float" office:value="2338" table:style-name="ce14">
            <text:p>233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lbaskowo Szczecin</text:p>
          </table:table-cell>
          <table:table-cell office:value-type="float" office:value="2320" table:style-name="ce14">
            <text:p>232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Warszawa Lodz</text:p>
          </table:table-cell>
          <table:table-cell office:value-type="float" office:value="2286" table:style-name="ce14">
            <text:p>228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eszno Konin</text:p>
          </table:table-cell>
          <table:table-cell office:value-type="float" office:value="2256" table:style-name="ce14">
            <text:p>225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odz Warszawa</text:p>
          </table:table-cell>
          <table:table-cell office:value-type="float" office:value="2219" table:style-name="ce14">
            <text:p>221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orzow Wielkopolski Szczecin</text:p>
          </table:table-cell>
          <table:table-cell office:value-type="float" office:value="2157" table:style-name="ce14">
            <text:p>215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dansk Torun</text:p>
          </table:table-cell>
          <table:table-cell office:value-type="float" office:value="2152" table:style-name="ce14">
            <text:p>215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Medyka Tarnobrzeg</text:p>
          </table:table-cell>
          <table:table-cell office:value-type="float" office:value="2151" table:style-name="ce14">
            <text:p>215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strzyn Zgorzelec</text:p>
          </table:table-cell>
          <table:table-cell office:value-type="float" office:value="2133" table:style-name="ce14">
            <text:p>213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ielce Sieradz</text:p>
          </table:table-cell>
          <table:table-cell office:value-type="float" office:value="1996" table:style-name="ce14">
            <text:p>199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uwalki Ostroleka</text:p>
          </table:table-cell>
          <table:table-cell office:value-type="float" office:value="1981" table:style-name="ce14">
            <text:p>198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Radom Konin</text:p>
          </table:table-cell>
          <table:table-cell office:value-type="float" office:value="1952" table:style-name="ce14">
            <text:p>195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eszno Legnica</text:p>
          </table:table-cell>
          <table:table-cell office:value-type="float" office:value="1886" table:style-name="ce14">
            <text:p>188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lszyna Swiecko</text:p>
          </table:table-cell>
          <table:table-cell office:value-type="float" office:value="1852" table:style-name="ce14">
            <text:p>185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iechanow Ostroleka</text:p>
          </table:table-cell>
          <table:table-cell office:value-type="float" office:value="1813" table:style-name="ce14">
            <text:p>181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wiecko Szczecin</text:p>
          </table:table-cell>
          <table:table-cell office:value-type="float" office:value="1793" table:style-name="ce14">
            <text:p>179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stroleka Swiecko</text:p>
          </table:table-cell>
          <table:table-cell office:value-type="float" office:value="1777" table:style-name="ce14">
            <text:p>177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ubin Kostrzyn</text:p>
          </table:table-cell>
          <table:table-cell office:value-type="float" office:value="1767" table:style-name="ce14">
            <text:p>176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iotrkow Trybunalski Poznan</text:p>
          </table:table-cell>
          <table:table-cell office:value-type="float" office:value="1749" table:style-name="ce14">
            <text:p>174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ila Torun</text:p>
          </table:table-cell>
          <table:table-cell office:value-type="float" office:value="1743" table:style-name="ce14">
            <text:p>174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Warszawa Legnica</text:p>
          </table:table-cell>
          <table:table-cell office:value-type="float" office:value="1730" table:style-name="ce14">
            <text:p>173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Hrebenne Medyka</text:p>
          </table:table-cell>
          <table:table-cell office:value-type="float" office:value="1720" table:style-name="ce14">
            <text:p>172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lupsk Szczecin</text:p>
          </table:table-cell>
          <table:table-cell office:value-type="float" office:value="1698" table:style-name="ce14">
            <text:p>169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olbaskowo Gorzow Wielkopolski</text:p>
          </table:table-cell>
          <table:table-cell office:value-type="float" office:value="1686" table:style-name="ce14">
            <text:p>168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iala Podlaska Tarnobrzeg</text:p>
          </table:table-cell>
          <table:table-cell office:value-type="float" office:value="1676" table:style-name="ce14">
            <text:p>167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Rzeszow Lublin</text:p>
          </table:table-cell>
          <table:table-cell office:value-type="float" office:value="1655" table:style-name="ce14">
            <text:p>165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lock Torun</text:p>
          </table:table-cell>
          <table:table-cell office:value-type="float" office:value="1624" table:style-name="ce14">
            <text:p>162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Zakopane Katowice</text:p>
          </table:table-cell>
          <table:table-cell office:value-type="float" office:value="1572" table:style-name="ce14">
            <text:p>1572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odz Wloclawek</text:p>
          </table:table-cell>
          <table:table-cell office:value-type="float" office:value="1504" table:style-name="ce14">
            <text:p>150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Zakopane Barwinek</text:p>
          </table:table-cell>
          <table:table-cell office:value-type="float" office:value="1381" table:style-name="ce14">
            <text:p>138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Nowy Sacz Rzeszow</text:p>
          </table:table-cell>
          <table:table-cell office:value-type="float" office:value="1369" table:style-name="ce14">
            <text:p>136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odz Czestochowa</text:p>
          </table:table-cell>
          <table:table-cell office:value-type="float" office:value="1211" table:style-name="ce14">
            <text:p>121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Krosno Tarnobrzeg</text:p>
          </table:table-cell>
          <table:table-cell office:value-type="float" office:value="1168" table:style-name="ce14">
            <text:p>116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oznan Pila</text:p>
          </table:table-cell>
          <table:table-cell office:value-type="float" office:value="1134" table:style-name="ce14">
            <text:p>113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Zgorzelec Zielona Gora</text:p>
          </table:table-cell>
          <table:table-cell office:value-type="float" office:value="1125" table:style-name="ce14">
            <text:p>112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Warszawa Plock</text:p>
          </table:table-cell>
          <table:table-cell office:value-type="float" office:value="1093" table:style-name="ce14">
            <text:p>109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ezledy Lomza</text:p>
          </table:table-cell>
          <table:table-cell office:value-type="float" office:value="1090" table:style-name="ce14">
            <text:p>109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arwinek Sieradz</text:p>
          </table:table-cell>
          <table:table-cell office:value-type="float" office:value="1079" table:style-name="ce14">
            <text:p>107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Zamosc Biala Podlaska</text:p>
          </table:table-cell>
          <table:table-cell office:value-type="float" office:value="1021" table:style-name="ce14">
            <text:p>1021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uma końcowa</text:p>
          </table:table-cell>
          <table:table-cell office:value-type="float" office:value="1075209" table:style-name="ce17">
            <text:p>1075209</text:p>
          </table:table-cell>
          <table:table-cell table:number-columns-repeated="16382"/>
        </table:table-row>
        <table:table-row table:number-rows-repeated="1048343" table:style-name="ro1">
          <table:table-cell table:number-columns-repeated="16384"/>
        </table:table-row>
      </table:table>
      <table:table table:name="zad_4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0">
            <text:p>Etykiety wierszy</text:p>
          </table:table-cell>
          <table:table-cell office:value-type="string" table:style-name="ce11">
            <text:p>Liczba z Poczatek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lock</text:p>
          </table:table-cell>
          <table:table-cell office:value-type="float" office:value="10" table:style-name="ce13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iotrkow Trybunalski</text:p>
          </table:table-cell>
          <table:table-cell office:value-type="float" office:value="10" table:style-name="ce1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Radom</text:p>
          </table:table-cell>
          <table:table-cell office:value-type="float" office:value="10" table:style-name="ce1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Warszawa</text:p>
          </table:table-cell>
          <table:table-cell office:value-type="float" office:value="10" table:style-name="ce1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iechanow</text:p>
          </table:table-cell>
          <table:table-cell office:value-type="float" office:value="9" table:style-name="ce1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ielsko-Biala</text:p>
          </table:table-cell>
          <table:table-cell office:value-type="float" office:value="9" table:style-name="ce1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ubin</text:p>
          </table:table-cell>
          <table:table-cell office:value-type="float" office:value="8" table:style-name="ce1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Opole</text:p>
          </table:table-cell>
          <table:table-cell office:value-type="float" office:value="8" table:style-name="ce1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uma końcowa</text:p>
          </table:table-cell>
          <table:table-cell office:value-type="float" office:value="74" table:style-name="ce17">
            <text:p>74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zad_1_2" table:style-name="ta1"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" table:default-cell-style-name="ce1"/>
        <table:table-column table:style-name="co16" table:default-cell-style-name="ce1"/>
        <table:table-column table:style-name="co3" table:number-columns-repeated="16368" table:default-cell-style-name="ce1"/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Poczatek</text:p>
          </table:table-cell>
          <table:table-cell office:value-type="string" table:style-name="ce1">
            <text:p>Koniec</text:p>
          </table:table-cell>
          <table:table-cell office:value-type="string" table:style-name="ce1">
            <text:p>Waga</text:p>
          </table:table-cell>
          <table:table-cell office:value-type="string" table:style-name="ce1">
            <text:p>Odleglosc</text:p>
          </table:table-cell>
          <table:table-cell office:value-type="string" table:style-name="ce1">
            <text:p>Cena</text:p>
          </table:table-cell>
          <table:table-cell office:value-type="string" table:style-name="ce1">
            <text:p>stawka za km</text:p>
          </table:table-cell>
          <table:table-cell office:value-type="string" table:style-name="ce1">
            <text:p>trasa</text:p>
          </table:table-cell>
          <table:table-cell table:style-name="ce1"/>
          <table:table-cell table:style-name="ce4"/>
          <table:table-cell office:value-type="string" table:style-name="ce5">
            <text:p>stawka za km</text:p>
          </table:table-cell>
          <table:table-cell office:value-type="string" table:style-name="ce4">
            <text:p>Koniec</text:p>
          </table:table-cell>
          <table:table-cell office:value-type="string" table:style-name="ce4">
            <text:p>Poczatek</text:p>
          </table:table-cell>
          <table:table-cell table:number-columns-repeated="16371"/>
        </table:table-row>
        <table:table-row table:style-name="ro1">
          <table:table-cell office:value-type="date" office:date-value="2017-01-02T00:00:00" table:style-name="ce2">
            <text:p>02.01.2017</text:p>
          </table:table-cell>
          <table:table-cell office:value-type="string" table:style-name="ce3">
            <text:p>Olsztyn</text:p>
          </table:table-cell>
          <table:table-cell office:value-type="string" table:style-name="ce3">
            <text:p>Torun</text:p>
          </table:table-cell>
          <table:table-cell office:value-type="float" office:value="3527" table:style-name="ce1">
            <text:p>3527</text:p>
          </table:table-cell>
          <table:table-cell office:value-type="float" office:value="167" table:style-name="ce1">
            <text:p>167</text:p>
          </table:table-cell>
          <table:table-cell office:value-type="float" office:value="206" table:style-name="ce1">
            <text:p>206</text:p>
          </table:table-cell>
          <table:table-cell office:value-type="float" office:value="1.23" table:formula="of:=ROUND(([zad_1_2.$F2]/[zad_1_2.$E2]); 2)" table:style-name="ce1">
            <text:p>1,23</text:p>
          </table:table-cell>
          <table:table-cell office:value-type="string" office:string-value="Olsztyn Torun" table:formula="of:= COM.MICROSOFT.TEXTJOIN(&quot; &quot;;;[zad_1_2.$B2];;[zad_1_2.$C2])" table:style-name="ce1">
            <text:p>Olsztyn Torun</text:p>
          </table:table-cell>
          <table:table-cell table:number-columns-repeated="2" table:style-name="ce1"/>
          <table:table-cell office:value-type="float" office:value="4.26" table:formula="of:=DMAX([.B:.G];[zad_1_2.$G$1];[.J1:.J2])" table:style-name="ce1">
            <text:p>4,26</text:p>
          </table:table-cell>
          <table:table-cell office:value-type="string" office:string-value="Kielce" table:formula="of:=DGET([.A:.G];[zad_1_2.$C$1];[.K1:.K2])" table:style-name="ce1">
            <text:p>Kielce</text:p>
          </table:table-cell>
          <table:table-cell office:value-type="string" office:string-value="Tarnobrzeg" table:formula="of:=DGET([.A:.G];[zad_1_2.$B$1];[.K1:.L2])" table:style-name="ce1">
            <text:p>Tarnobrzeg</text:p>
          </table:table-cell>
          <table:table-cell table:number-columns-repeated="16371"/>
        </table:table-row>
        <table:table-row table:style-name="ro1">
          <table:table-cell office:value-type="date" office:date-value="2017-01-03T00:00:00" table:style-name="ce2">
            <text:p>03.01.2017</text:p>
          </table:table-cell>
          <table:table-cell office:value-type="string" table:style-name="ce3">
            <text:p>Torun</text:p>
          </table:table-cell>
          <table:table-cell office:value-type="string" table:style-name="ce3">
            <text:p>Plock</text:p>
          </table:table-cell>
          <table:table-cell office:value-type="float" office:value="3666" table:style-name="ce1">
            <text:p>3666</text:p>
          </table:table-cell>
          <table:table-cell office:value-type="float" office:value="112" table:style-name="ce1">
            <text:p>112</text:p>
          </table:table-cell>
          <table:table-cell office:value-type="float" office:value="280" table:style-name="ce1">
            <text:p>280</text:p>
          </table:table-cell>
          <table:table-cell office:value-type="float" office:value="2.5" table:formula="of:=ROUND(([zad_1_2.$F3]/[zad_1_2.$E3]); 2)" table:style-name="ce1">
            <text:p>2,5</text:p>
          </table:table-cell>
          <table:table-cell office:value-type="string" office:string-value="Torun Plock" table:formula="of:= COM.MICROSOFT.TEXTJOIN(&quot; &quot;;;[zad_1_2.$B3];;[zad_1_2.$C3])" table:style-name="ce1">
            <text:p>Torun Plock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04T00:00:00" table:style-name="ce2">
            <text:p>04.01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Ostroleka</text:p>
          </table:table-cell>
          <table:table-cell office:value-type="float" office:value="4888" table:style-name="ce1">
            <text:p>4888</text:p>
          </table:table-cell>
          <table:table-cell office:value-type="float" office:value="167" table:style-name="ce1">
            <text:p>167</text:p>
          </table:table-cell>
          <table:table-cell office:value-type="float" office:value="624" table:style-name="ce1">
            <text:p>624</text:p>
          </table:table-cell>
          <table:table-cell office:value-type="float" office:value="3.74" table:formula="of:=ROUND(([zad_1_2.$F4]/[zad_1_2.$E4]); 2)" table:style-name="ce1">
            <text:p>3,74</text:p>
          </table:table-cell>
          <table:table-cell office:value-type="string" office:string-value="Plock Ostroleka" table:formula="of:= COM.MICROSOFT.TEXTJOIN(&quot; &quot;;;[zad_1_2.$B4];;[zad_1_2.$C4])" table:style-name="ce1">
            <text:p>Plock Ostroleka</text:p>
          </table:table-cell>
          <table:table-cell table:style-name="ce1"/>
          <table:table-cell office:value-type="string" table:style-name="ce4">
            <text:p>Odleglosc</text:p>
          </table:table-cell>
          <table:table-cell office:value-type="string" table:style-name="ce4">
            <text:p>Suma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7-01-05T00:00:00" table:style-name="ce2">
            <text:p>05.01.2017</text:p>
          </table:table-cell>
          <table:table-cell office:value-type="string" table:style-name="ce3">
            <text:p>Ostroleka</text:p>
          </table:table-cell>
          <table:table-cell office:value-type="string" table:style-name="ce3">
            <text:p>Suwalki</text:p>
          </table:table-cell>
          <table:table-cell office:value-type="float" office:value="1099" table:style-name="ce1">
            <text:p>1099</text:p>
          </table:table-cell>
          <table:table-cell office:value-type="float" office:value="167" table:style-name="ce1">
            <text:p>167</text:p>
          </table:table-cell>
          <table:table-cell office:value-type="float" office:value="390" table:style-name="ce1">
            <text:p>390</text:p>
          </table:table-cell>
          <table:table-cell office:value-type="float" office:value="2.34" table:formula="of:=ROUND(([zad_1_2.$F5]/[zad_1_2.$E5]); 2)" table:style-name="ce1">
            <text:p>2,34</text:p>
          </table:table-cell>
          <table:table-cell office:value-type="string" office:string-value="Ostroleka Suwalki" table:formula="of:= COM.MICROSOFT.TEXTJOIN(&quot; &quot;;;[zad_1_2.$B5];;[zad_1_2.$C5])" table:style-name="ce1">
            <text:p>Ostroleka Suwalki</text:p>
          </table:table-cell>
          <table:table-cell table:style-name="ce1"/>
          <table:table-cell office:value-type="string" table:style-name="ce1">
            <text:p>&gt;400</text:p>
          </table:table-cell>
          <table:table-cell office:value-type="float" office:value="21108" table:formula="of:=DSUM([.A:.G];[zad_1_2.$F$1];[.J4:.J5])" table:style-name="ce1">
            <text:p>2110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7-01-07T00:00:00" table:style-name="ce2">
            <text:p>07.01.2017</text:p>
          </table:table-cell>
          <table:table-cell office:value-type="string" table:style-name="ce3">
            <text:p>Lomza</text:p>
          </table:table-cell>
          <table:table-cell office:value-type="string" table:style-name="ce3">
            <text:p>Ciechanow</text:p>
          </table:table-cell>
          <table:table-cell office:value-type="float" office:value="4881" table:style-name="ce1">
            <text:p>4881</text:p>
          </table:table-cell>
          <table:table-cell office:value-type="float" office:value="118" table:style-name="ce1">
            <text:p>118</text:p>
          </table:table-cell>
          <table:table-cell office:value-type="float" office:value="219" table:style-name="ce1">
            <text:p>219</text:p>
          </table:table-cell>
          <table:table-cell office:value-type="float" office:value="1.86" table:formula="of:=ROUND(([zad_1_2.$F6]/[zad_1_2.$E6]); 2)" table:style-name="ce1">
            <text:p>1,86</text:p>
          </table:table-cell>
          <table:table-cell office:value-type="string" office:string-value="Lomza Ciechanow" table:formula="of:= COM.MICROSOFT.TEXTJOIN(&quot; &quot;;;[zad_1_2.$B6];;[zad_1_2.$C6])" table:style-name="ce1">
            <text:p>Lomza Ciechanow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08T00:00:00" table:style-name="ce2">
            <text:p>08.01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Lomza</text:p>
          </table:table-cell>
          <table:table-cell office:value-type="float" office:value="5851" table:style-name="ce1">
            <text:p>5851</text:p>
          </table:table-cell>
          <table:table-cell office:value-type="float" office:value="113" table:style-name="ce1">
            <text:p>113</text:p>
          </table:table-cell>
          <table:table-cell office:value-type="float" office:value="160" table:style-name="ce1">
            <text:p>160</text:p>
          </table:table-cell>
          <table:table-cell office:value-type="float" office:value="1.42" table:formula="of:=ROUND(([zad_1_2.$F7]/[zad_1_2.$E7]); 2)" table:style-name="ce1">
            <text:p>1,42</text:p>
          </table:table-cell>
          <table:table-cell office:value-type="string" office:string-value="Ciechanow Lomza" table:formula="of:= COM.MICROSOFT.TEXTJOIN(&quot; &quot;;;[zad_1_2.$B7];;[zad_1_2.$C7])" table:style-name="ce1">
            <text:p>Ciechanow Lomza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09T00:00:00" table:style-name="ce2">
            <text:p>09.01.2017</text:p>
          </table:table-cell>
          <table:table-cell office:value-type="string" table:style-name="ce3">
            <text:p>Lomza</text:p>
          </table:table-cell>
          <table:table-cell office:value-type="string" table:style-name="ce3">
            <text:p>Kuznica Bialostocka</text:p>
          </table:table-cell>
          <table:table-cell office:value-type="float" office:value="5963" table:style-name="ce1">
            <text:p>5963</text:p>
          </table:table-cell>
          <table:table-cell office:value-type="float" office:value="141" table:style-name="ce1">
            <text:p>141</text:p>
          </table:table-cell>
          <table:table-cell office:value-type="float" office:value="168" table:style-name="ce1">
            <text:p>168</text:p>
          </table:table-cell>
          <table:table-cell office:value-type="float" office:value="1.19" table:formula="of:=ROUND(([zad_1_2.$F8]/[zad_1_2.$E8]); 2)" table:style-name="ce1">
            <text:p>1,19</text:p>
          </table:table-cell>
          <table:table-cell office:value-type="string" office:string-value="Lomza Kuznica Bialostocka" table:formula="of:= COM.MICROSOFT.TEXTJOIN(&quot; &quot;;;[zad_1_2.$B8];;[zad_1_2.$C8])" table:style-name="ce1">
            <text:p>Lomza Kuznica Bialostocka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10T00:00:00" table:style-name="ce2">
            <text:p>10.01.2017</text:p>
          </table:table-cell>
          <table:table-cell office:value-type="string" table:style-name="ce3">
            <text:p>Kuznica Bialostocka</text:p>
          </table:table-cell>
          <table:table-cell office:value-type="string" table:style-name="ce3">
            <text:p>Ostroleka</text:p>
          </table:table-cell>
          <table:table-cell office:value-type="float" office:value="1364" table:style-name="ce1">
            <text:p>1364</text:p>
          </table:table-cell>
          <table:table-cell office:value-type="float" office:value="179" table:style-name="ce1">
            <text:p>179</text:p>
          </table:table-cell>
          <table:table-cell office:value-type="float" office:value="533" table:style-name="ce1">
            <text:p>533</text:p>
          </table:table-cell>
          <table:table-cell office:value-type="float" office:value="2.98" table:formula="of:=ROUND(([zad_1_2.$F9]/[zad_1_2.$E9]); 2)" table:style-name="ce1">
            <text:p>2,98</text:p>
          </table:table-cell>
          <table:table-cell office:value-type="string" office:string-value="Kuznica Bialostocka Ostroleka" table:formula="of:= COM.MICROSOFT.TEXTJOIN(&quot; &quot;;;[zad_1_2.$B9];;[zad_1_2.$C9])" table:style-name="ce1">
            <text:p>Kuznica Bialostocka Ostroleka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11T00:00:00" table:style-name="ce2">
            <text:p>11.01.2017</text:p>
          </table:table-cell>
          <table:table-cell office:value-type="string" table:style-name="ce3">
            <text:p>Ostroleka</text:p>
          </table:table-cell>
          <table:table-cell office:value-type="string" table:style-name="ce3">
            <text:p>Suwalki</text:p>
          </table:table-cell>
          <table:table-cell office:value-type="float" office:value="1245" table:style-name="ce1">
            <text:p>1245</text:p>
          </table:table-cell>
          <table:table-cell office:value-type="float" office:value="166" table:style-name="ce1">
            <text:p>166</text:p>
          </table:table-cell>
          <table:table-cell office:value-type="float" office:value="209" table:style-name="ce1">
            <text:p>209</text:p>
          </table:table-cell>
          <table:table-cell office:value-type="float" office:value="1.26" table:formula="of:=ROUND(([zad_1_2.$F10]/[zad_1_2.$E10]); 2)" table:style-name="ce1">
            <text:p>1,26</text:p>
          </table:table-cell>
          <table:table-cell office:value-type="string" office:string-value="Ostroleka Suwalki" table:formula="of:= COM.MICROSOFT.TEXTJOIN(&quot; &quot;;;[zad_1_2.$B10];;[zad_1_2.$C10])" table:style-name="ce1">
            <text:p>Ostroleka Suwalki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12T00:00:00" table:style-name="ce2">
            <text:p>12.01.2017</text:p>
          </table:table-cell>
          <table:table-cell office:value-type="string" table:style-name="ce3">
            <text:p>Poznan</text:p>
          </table:table-cell>
          <table:table-cell office:value-type="string" table:style-name="ce3">
            <text:p>Gubin</text:p>
          </table:table-cell>
          <table:table-cell office:value-type="float" office:value="3771" table:style-name="ce1">
            <text:p>3771</text:p>
          </table:table-cell>
          <table:table-cell office:value-type="float" office:value="196" table:style-name="ce1">
            <text:p>196</text:p>
          </table:table-cell>
          <table:table-cell office:value-type="float" office:value="696" table:style-name="ce1">
            <text:p>696</text:p>
          </table:table-cell>
          <table:table-cell office:value-type="float" office:value="3.55" table:formula="of:=ROUND(([zad_1_2.$F11]/[zad_1_2.$E11]); 2)" table:style-name="ce1">
            <text:p>3,55</text:p>
          </table:table-cell>
          <table:table-cell office:value-type="string" office:string-value="Poznan Gubin" table:formula="of:= COM.MICROSOFT.TEXTJOIN(&quot; &quot;;;[zad_1_2.$B11];;[zad_1_2.$C11])" table:style-name="ce1">
            <text:p>Poznan Gubin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14T00:00:00" table:style-name="ce2">
            <text:p>14.01.2017</text:p>
          </table:table-cell>
          <table:table-cell office:value-type="string" table:style-name="ce3">
            <text:p>Skierniewice</text:p>
          </table:table-cell>
          <table:table-cell office:value-type="string" table:style-name="ce3">
            <text:p>Tarnow</text:p>
          </table:table-cell>
          <table:table-cell office:value-type="float" office:value="4522" table:style-name="ce1">
            <text:p>4522</text:p>
          </table:table-cell>
          <table:table-cell office:value-type="float" office:value="300" table:style-name="ce1">
            <text:p>300</text:p>
          </table:table-cell>
          <table:table-cell office:value-type="float" office:value="1113" table:style-name="ce1">
            <text:p>1113</text:p>
          </table:table-cell>
          <table:table-cell office:value-type="float" office:value="3.71" table:formula="of:=ROUND(([zad_1_2.$F12]/[zad_1_2.$E12]); 2)" table:style-name="ce1">
            <text:p>3,71</text:p>
          </table:table-cell>
          <table:table-cell office:value-type="string" office:string-value="Skierniewice Tarnow" table:formula="of:= COM.MICROSOFT.TEXTJOIN(&quot; &quot;;;[zad_1_2.$B12];;[zad_1_2.$C12])" table:style-name="ce1">
            <text:p>Skierniewice Tarnow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15T00:00:00" table:style-name="ce2">
            <text:p>15.01.2017</text:p>
          </table:table-cell>
          <table:table-cell office:value-type="string" table:style-name="ce3">
            <text:p>Tarnow</text:p>
          </table:table-cell>
          <table:table-cell office:value-type="string" table:style-name="ce3">
            <text:p>Katowice</text:p>
          </table:table-cell>
          <table:table-cell office:value-type="float" office:value="4588" table:style-name="ce1">
            <text:p>4588</text:p>
          </table:table-cell>
          <table:table-cell office:value-type="float" office:value="148" table:style-name="ce1">
            <text:p>148</text:p>
          </table:table-cell>
          <table:table-cell office:value-type="float" office:value="494" table:style-name="ce1">
            <text:p>494</text:p>
          </table:table-cell>
          <table:table-cell office:value-type="float" office:value="3.34" table:formula="of:=ROUND(([zad_1_2.$F13]/[zad_1_2.$E13]); 2)" table:style-name="ce1">
            <text:p>3,34</text:p>
          </table:table-cell>
          <table:table-cell office:value-type="string" office:string-value="Tarnow Katowice" table:formula="of:= COM.MICROSOFT.TEXTJOIN(&quot; &quot;;;[zad_1_2.$B13];;[zad_1_2.$C13])" table:style-name="ce1">
            <text:p>Tarnow Katowice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16T00:00:00" table:style-name="ce2">
            <text:p>16.01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Konin</text:p>
          </table:table-cell>
          <table:table-cell office:value-type="float" office:value="1952" table:style-name="ce1">
            <text:p>1952</text:p>
          </table:table-cell>
          <table:table-cell office:value-type="float" office:value="267" table:style-name="ce1">
            <text:p>267</text:p>
          </table:table-cell>
          <table:table-cell office:value-type="float" office:value="602" table:style-name="ce1">
            <text:p>602</text:p>
          </table:table-cell>
          <table:table-cell office:value-type="float" office:value="2.25" table:formula="of:=ROUND(([zad_1_2.$F14]/[zad_1_2.$E14]); 2)" table:style-name="ce1">
            <text:p>2,25</text:p>
          </table:table-cell>
          <table:table-cell office:value-type="string" office:string-value="Radom Konin" table:formula="of:= COM.MICROSOFT.TEXTJOIN(&quot; &quot;;;[zad_1_2.$B14];;[zad_1_2.$C14])" table:style-name="ce1">
            <text:p>Radom Konin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17T00:00:00" table:style-name="ce2">
            <text:p>17.01.2017</text:p>
          </table:table-cell>
          <table:table-cell office:value-type="string" table:style-name="ce3">
            <text:p>Konin</text:p>
          </table:table-cell>
          <table:table-cell office:value-type="string" table:style-name="ce3">
            <text:p>Torun</text:p>
          </table:table-cell>
          <table:table-cell office:value-type="float" office:value="3318" table:style-name="ce1">
            <text:p>3318</text:p>
          </table:table-cell>
          <table:table-cell office:value-type="float" office:value="110" table:style-name="ce1">
            <text:p>110</text:p>
          </table:table-cell>
          <table:table-cell office:value-type="float" office:value="422" table:style-name="ce1">
            <text:p>422</text:p>
          </table:table-cell>
          <table:table-cell office:value-type="float" office:value="3.84" table:formula="of:=ROUND(([zad_1_2.$F15]/[zad_1_2.$E15]); 2)" table:style-name="ce1">
            <text:p>3,84</text:p>
          </table:table-cell>
          <table:table-cell office:value-type="string" office:string-value="Konin Torun" table:formula="of:= COM.MICROSOFT.TEXTJOIN(&quot; &quot;;;[zad_1_2.$B15];;[zad_1_2.$C15])" table:style-name="ce1">
            <text:p>Konin Torun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20T00:00:00" table:style-name="ce2">
            <text:p>20.01.2017</text:p>
          </table:table-cell>
          <table:table-cell office:value-type="string" table:style-name="ce3">
            <text:p>Kuznica Bialostocka</text:p>
          </table:table-cell>
          <table:table-cell office:value-type="string" table:style-name="ce3">
            <text:p>Ostroleka</text:p>
          </table:table-cell>
          <table:table-cell office:value-type="float" office:value="3106" table:style-name="ce1">
            <text:p>3106</text:p>
          </table:table-cell>
          <table:table-cell office:value-type="float" office:value="173" table:style-name="ce1">
            <text:p>173</text:p>
          </table:table-cell>
          <table:table-cell office:value-type="float" office:value="312" table:style-name="ce1">
            <text:p>312</text:p>
          </table:table-cell>
          <table:table-cell office:value-type="float" office:value="1.8" table:formula="of:=ROUND(([zad_1_2.$F16]/[zad_1_2.$E16]); 2)" table:style-name="ce1">
            <text:p>1,8</text:p>
          </table:table-cell>
          <table:table-cell office:value-type="string" office:string-value="Kuznica Bialostocka Ostroleka" table:formula="of:= COM.MICROSOFT.TEXTJOIN(&quot; &quot;;;[zad_1_2.$B16];;[zad_1_2.$C16])" table:style-name="ce1">
            <text:p>Kuznica Bialostocka Ostroleka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21T00:00:00" table:style-name="ce2">
            <text:p>21.01.2017</text:p>
          </table:table-cell>
          <table:table-cell office:value-type="string" table:style-name="ce3">
            <text:p>Ostroleka</text:p>
          </table:table-cell>
          <table:table-cell office:value-type="string" table:style-name="ce3">
            <text:p>Olsztyn</text:p>
          </table:table-cell>
          <table:table-cell office:value-type="float" office:value="5593" table:style-name="ce1">
            <text:p>5593</text:p>
          </table:table-cell>
          <table:table-cell office:value-type="float" office:value="127" table:style-name="ce1">
            <text:p>127</text:p>
          </table:table-cell>
          <table:table-cell office:value-type="float" office:value="421" table:style-name="ce1">
            <text:p>421</text:p>
          </table:table-cell>
          <table:table-cell office:value-type="float" office:value="3.31" table:formula="of:=ROUND(([zad_1_2.$F17]/[zad_1_2.$E17]); 2)" table:style-name="ce1">
            <text:p>3,31</text:p>
          </table:table-cell>
          <table:table-cell office:value-type="string" office:string-value="Ostroleka Olsztyn" table:formula="of:= COM.MICROSOFT.TEXTJOIN(&quot; &quot;;;[zad_1_2.$B17];;[zad_1_2.$C17])" table:style-name="ce1">
            <text:p>Ostroleka Olsztyn</text:p>
          </table:table-cell>
          <table:table-cell table:number-columns-repeated="16376"/>
        </table:table-row>
        <table:table-row table:style-name="ro1">
          <table:table-cell office:value-type="date" office:date-value="2017-01-22T00:00:00" table:style-name="ce2">
            <text:p>22.01.2017</text:p>
          </table:table-cell>
          <table:table-cell office:value-type="string" table:style-name="ce3">
            <text:p>Olsztyn</text:p>
          </table:table-cell>
          <table:table-cell office:value-type="string" table:style-name="ce3">
            <text:p>Ciechanow</text:p>
          </table:table-cell>
          <table:table-cell office:value-type="float" office:value="5983" table:style-name="ce1">
            <text:p>5983</text:p>
          </table:table-cell>
          <table:table-cell office:value-type="float" office:value="118" table:style-name="ce1">
            <text:p>118</text:p>
          </table:table-cell>
          <table:table-cell office:value-type="float" office:value="416" table:style-name="ce1">
            <text:p>416</text:p>
          </table:table-cell>
          <table:table-cell office:value-type="float" office:value="3.53" table:formula="of:=ROUND(([zad_1_2.$F18]/[zad_1_2.$E18]); 2)" table:style-name="ce1">
            <text:p>3,53</text:p>
          </table:table-cell>
          <table:table-cell office:value-type="string" office:string-value="Olsztyn Ciechanow" table:formula="of:= COM.MICROSOFT.TEXTJOIN(&quot; &quot;;;[zad_1_2.$B18];;[zad_1_2.$C18])" table:style-name="ce1">
            <text:p>Olsztyn Ciechanow</text:p>
          </table:table-cell>
          <table:table-cell table:number-columns-repeated="16376"/>
        </table:table-row>
        <table:table-row table:style-name="ro1">
          <table:table-cell office:value-type="date" office:date-value="2017-01-23T00:00:00" table:style-name="ce2">
            <text:p>23.01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Olsztyn</text:p>
          </table:table-cell>
          <table:table-cell office:value-type="float" office:value="5496" table:style-name="ce1">
            <text:p>5496</text:p>
          </table:table-cell>
          <table:table-cell office:value-type="float" office:value="115" table:style-name="ce1">
            <text:p>115</text:p>
          </table:table-cell>
          <table:table-cell office:value-type="float" office:value="291" table:style-name="ce1">
            <text:p>291</text:p>
          </table:table-cell>
          <table:table-cell office:value-type="float" office:value="2.5299999999999998" table:formula="of:=ROUND(([zad_1_2.$F19]/[zad_1_2.$E19]); 2)" table:style-name="ce1">
            <text:p>2,53</text:p>
          </table:table-cell>
          <table:table-cell office:value-type="string" office:string-value="Ciechanow Olsztyn" table:formula="of:= COM.MICROSOFT.TEXTJOIN(&quot; &quot;;;[zad_1_2.$B19];;[zad_1_2.$C19])" table:style-name="ce1">
            <text:p>Ciechanow Olsztyn</text:p>
          </table:table-cell>
          <table:table-cell table:number-columns-repeated="16376"/>
        </table:table-row>
        <table:table-row table:style-name="ro1">
          <table:table-cell office:value-type="date" office:date-value="2017-01-24T00:00:00" table:style-name="ce2">
            <text:p>24.01.2017</text:p>
          </table:table-cell>
          <table:table-cell office:value-type="string" table:style-name="ce3">
            <text:p>Olsztyn</text:p>
          </table:table-cell>
          <table:table-cell office:value-type="string" table:style-name="ce3">
            <text:p>Lomza</text:p>
          </table:table-cell>
          <table:table-cell office:value-type="float" office:value="4572" table:style-name="ce1">
            <text:p>4572</text:p>
          </table:table-cell>
          <table:table-cell office:value-type="float" office:value="164" table:style-name="ce1">
            <text:p>164</text:p>
          </table:table-cell>
          <table:table-cell office:value-type="float" office:value="550" table:style-name="ce1">
            <text:p>550</text:p>
          </table:table-cell>
          <table:table-cell office:value-type="float" office:value="3.35" table:formula="of:=ROUND(([zad_1_2.$F20]/[zad_1_2.$E20]); 2)" table:style-name="ce1">
            <text:p>3,35</text:p>
          </table:table-cell>
          <table:table-cell office:value-type="string" office:string-value="Olsztyn Lomza" table:formula="of:= COM.MICROSOFT.TEXTJOIN(&quot; &quot;;;[zad_1_2.$B20];;[zad_1_2.$C20])" table:style-name="ce1">
            <text:p>Olsztyn Lomza</text:p>
          </table:table-cell>
          <table:table-cell table:number-columns-repeated="16376"/>
        </table:table-row>
        <table:table-row table:style-name="ro1">
          <table:table-cell office:value-type="date" office:date-value="2017-01-25T00:00:00" table:style-name="ce2">
            <text:p>25.01.2017</text:p>
          </table:table-cell>
          <table:table-cell office:value-type="string" table:style-name="ce3">
            <text:p>Lomza</text:p>
          </table:table-cell>
          <table:table-cell office:value-type="string" table:style-name="ce3">
            <text:p>Ciechanow</text:p>
          </table:table-cell>
          <table:table-cell office:value-type="float" office:value="4529" table:style-name="ce1">
            <text:p>4529</text:p>
          </table:table-cell>
          <table:table-cell office:value-type="float" office:value="121" table:style-name="ce1">
            <text:p>121</text:p>
          </table:table-cell>
          <table:table-cell office:value-type="float" office:value="373" table:style-name="ce1">
            <text:p>373</text:p>
          </table:table-cell>
          <table:table-cell office:value-type="float" office:value="3.08" table:formula="of:=ROUND(([zad_1_2.$F21]/[zad_1_2.$E21]); 2)" table:style-name="ce1">
            <text:p>3,08</text:p>
          </table:table-cell>
          <table:table-cell office:value-type="string" office:string-value="Lomza Ciechanow" table:formula="of:= COM.MICROSOFT.TEXTJOIN(&quot; &quot;;;[zad_1_2.$B21];;[zad_1_2.$C21])" table:style-name="ce1">
            <text:p>Lomza Ciechanow</text:p>
          </table:table-cell>
          <table:table-cell table:number-columns-repeated="16376"/>
        </table:table-row>
        <table:table-row table:style-name="ro1">
          <table:table-cell office:value-type="date" office:date-value="2017-01-26T00:00:00" table:style-name="ce2">
            <text:p>26.01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Olsztyn</text:p>
          </table:table-cell>
          <table:table-cell office:value-type="float" office:value="4981" table:style-name="ce1">
            <text:p>4981</text:p>
          </table:table-cell>
          <table:table-cell office:value-type="float" office:value="123" table:style-name="ce1">
            <text:p>123</text:p>
          </table:table-cell>
          <table:table-cell office:value-type="float" office:value="218" table:style-name="ce1">
            <text:p>218</text:p>
          </table:table-cell>
          <table:table-cell office:value-type="float" office:value="1.77" table:formula="of:=ROUND(([zad_1_2.$F22]/[zad_1_2.$E22]); 2)" table:style-name="ce1">
            <text:p>1,77</text:p>
          </table:table-cell>
          <table:table-cell office:value-type="string" office:string-value="Ciechanow Olsztyn" table:formula="of:= COM.MICROSOFT.TEXTJOIN(&quot; &quot;;;[zad_1_2.$B22];;[zad_1_2.$C22])" table:style-name="ce1">
            <text:p>Ciechanow Olsztyn</text:p>
          </table:table-cell>
          <table:table-cell table:number-columns-repeated="16376"/>
        </table:table-row>
        <table:table-row table:style-name="ro1">
          <table:table-cell office:value-type="date" office:date-value="2017-01-27T00:00:00" table:style-name="ce2">
            <text:p>27.01.2017</text:p>
          </table:table-cell>
          <table:table-cell office:value-type="string" table:style-name="ce3">
            <text:p>Olsztyn</text:p>
          </table:table-cell>
          <table:table-cell office:value-type="string" table:style-name="ce3">
            <text:p>Torun</text:p>
          </table:table-cell>
          <table:table-cell office:value-type="float" office:value="3808" table:style-name="ce1">
            <text:p>3808</text:p>
          </table:table-cell>
          <table:table-cell office:value-type="float" office:value="163" table:style-name="ce1">
            <text:p>163</text:p>
          </table:table-cell>
          <table:table-cell office:value-type="float" office:value="655" table:style-name="ce1">
            <text:p>655</text:p>
          </table:table-cell>
          <table:table-cell office:value-type="float" office:value="4.0199999999999996" table:formula="of:=ROUND(([zad_1_2.$F23]/[zad_1_2.$E23]); 2)" table:style-name="ce1">
            <text:p>4,02</text:p>
          </table:table-cell>
          <table:table-cell office:value-type="string" office:string-value="Olsztyn Torun" table:formula="of:= COM.MICROSOFT.TEXTJOIN(&quot; &quot;;;[zad_1_2.$B23];;[zad_1_2.$C23])" table:style-name="ce1">
            <text:p>Olsztyn Torun</text:p>
          </table:table-cell>
          <table:table-cell table:number-columns-repeated="16376"/>
        </table:table-row>
        <table:table-row table:style-name="ro1">
          <table:table-cell office:value-type="date" office:date-value="2017-01-28T00:00:00" table:style-name="ce2">
            <text:p>28.01.2017</text:p>
          </table:table-cell>
          <table:table-cell office:value-type="string" table:style-name="ce3">
            <text:p>Torun</text:p>
          </table:table-cell>
          <table:table-cell office:value-type="string" table:style-name="ce3">
            <text:p>Pila</text:p>
          </table:table-cell>
          <table:table-cell office:value-type="float" office:value="1359" table:style-name="ce1">
            <text:p>1359</text:p>
          </table:table-cell>
          <table:table-cell office:value-type="float" office:value="130" table:style-name="ce1">
            <text:p>130</text:p>
          </table:table-cell>
          <table:table-cell office:value-type="float" office:value="346" table:style-name="ce1">
            <text:p>346</text:p>
          </table:table-cell>
          <table:table-cell office:value-type="float" office:value="2.66" table:formula="of:=ROUND(([zad_1_2.$F24]/[zad_1_2.$E24]); 2)" table:style-name="ce1">
            <text:p>2,66</text:p>
          </table:table-cell>
          <table:table-cell office:value-type="string" office:string-value="Torun Pila" table:formula="of:= COM.MICROSOFT.TEXTJOIN(&quot; &quot;;;[zad_1_2.$B24];;[zad_1_2.$C24])" table:style-name="ce1">
            <text:p>Torun Pila</text:p>
          </table:table-cell>
          <table:table-cell table:number-columns-repeated="16376"/>
        </table:table-row>
        <table:table-row table:style-name="ro1">
          <table:table-cell office:value-type="date" office:date-value="2017-01-29T00:00:00" table:style-name="ce2">
            <text:p>29.01.2017</text:p>
          </table:table-cell>
          <table:table-cell office:value-type="string" table:style-name="ce3">
            <text:p>Kolbaskowo</text:p>
          </table:table-cell>
          <table:table-cell office:value-type="string" table:style-name="ce3">
            <text:p>Szczecin</text:p>
          </table:table-cell>
          <table:table-cell office:value-type="float" office:value="2320" table:style-name="ce1">
            <text:p>2320</text:p>
          </table:table-cell>
          <table:table-cell office:value-type="float" office:value="24" table:style-name="ce1">
            <text:p>24</text:p>
          </table:table-cell>
          <table:table-cell office:value-type="float" office:value="68" table:style-name="ce1">
            <text:p>68</text:p>
          </table:table-cell>
          <table:table-cell office:value-type="float" office:value="2.83" table:formula="of:=ROUND(([zad_1_2.$F25]/[zad_1_2.$E25]); 2)" table:style-name="ce1">
            <text:p>2,83</text:p>
          </table:table-cell>
          <table:table-cell office:value-type="string" office:string-value="Kolbaskowo Szczecin" table:formula="of:= COM.MICROSOFT.TEXTJOIN(&quot; &quot;;;[zad_1_2.$B25];;[zad_1_2.$C25])" table:style-name="ce1">
            <text:p>Kolbaskowo Szczecin</text:p>
          </table:table-cell>
          <table:table-cell table:number-columns-repeated="16376"/>
        </table:table-row>
        <table:table-row table:style-name="ro1">
          <table:table-cell office:value-type="date" office:date-value="2017-01-30T00:00:00" table:style-name="ce2">
            <text:p>30.01.2017</text:p>
          </table:table-cell>
          <table:table-cell office:value-type="string" table:style-name="ce3">
            <text:p>Szczecin</text:p>
          </table:table-cell>
          <table:table-cell office:value-type="string" table:style-name="ce3">
            <text:p>Swinoujscie</text:p>
          </table:table-cell>
          <table:table-cell office:value-type="float" office:value="2607" table:style-name="ce1">
            <text:p>2607</text:p>
          </table:table-cell>
          <table:table-cell office:value-type="float" office:value="115" table:style-name="ce1">
            <text:p>115</text:p>
          </table:table-cell>
          <table:table-cell office:value-type="float" office:value="264" table:style-name="ce1">
            <text:p>264</text:p>
          </table:table-cell>
          <table:table-cell office:value-type="float" office:value="2.2999999999999998" table:formula="of:=ROUND(([zad_1_2.$F26]/[zad_1_2.$E26]); 2)" table:style-name="ce1">
            <text:p>2,3</text:p>
          </table:table-cell>
          <table:table-cell office:value-type="string" office:string-value="Szczecin Swinoujscie" table:formula="of:= COM.MICROSOFT.TEXTJOIN(&quot; &quot;;;[zad_1_2.$B26];;[zad_1_2.$C26])" table:style-name="ce1">
            <text:p>Szczecin Swinoujscie</text:p>
          </table:table-cell>
          <table:table-cell table:number-columns-repeated="16376"/>
        </table:table-row>
        <table:table-row table:style-name="ro1">
          <table:table-cell office:value-type="date" office:date-value="2017-01-31T00:00:00" table:style-name="ce2">
            <text:p>31.01.2017</text:p>
          </table:table-cell>
          <table:table-cell office:value-type="string" table:style-name="ce3">
            <text:p>Swinoujscie</text:p>
          </table:table-cell>
          <table:table-cell office:value-type="string" table:style-name="ce3">
            <text:p>Szczecin</text:p>
          </table:table-cell>
          <table:table-cell office:value-type="float" office:value="3657" table:style-name="ce1">
            <text:p>3657</text:p>
          </table:table-cell>
          <table:table-cell office:value-type="float" office:value="100" table:style-name="ce1">
            <text:p>100</text:p>
          </table:table-cell>
          <table:table-cell office:value-type="float" office:value="424" table:style-name="ce1">
            <text:p>424</text:p>
          </table:table-cell>
          <table:table-cell office:value-type="float" office:value="4.24" table:formula="of:=ROUND(([zad_1_2.$F27]/[zad_1_2.$E27]); 2)" table:style-name="ce1">
            <text:p>4,24</text:p>
          </table:table-cell>
          <table:table-cell office:value-type="string" office:string-value="Swinoujscie Szczecin" table:formula="of:= COM.MICROSOFT.TEXTJOIN(&quot; &quot;;;[zad_1_2.$B27];;[zad_1_2.$C27])" table:style-name="ce1">
            <text:p>Swinoujscie Szczecin</text:p>
          </table:table-cell>
          <table:table-cell table:number-columns-repeated="16376"/>
        </table:table-row>
        <table:table-row table:style-name="ro1">
          <table:table-cell office:value-type="date" office:date-value="2017-02-01T00:00:00" table:style-name="ce2">
            <text:p>01.02.2017</text:p>
          </table:table-cell>
          <table:table-cell office:value-type="string" table:style-name="ce3">
            <text:p>Szczecin</text:p>
          </table:table-cell>
          <table:table-cell office:value-type="string" table:style-name="ce3">
            <text:p>Kostrzyn</text:p>
          </table:table-cell>
          <table:table-cell office:value-type="float" office:value="5671" table:style-name="ce1">
            <text:p>5671</text:p>
          </table:table-cell>
          <table:table-cell office:value-type="float" office:value="118" table:style-name="ce1">
            <text:p>118</text:p>
          </table:table-cell>
          <table:table-cell office:value-type="float" office:value="390" table:style-name="ce1">
            <text:p>390</text:p>
          </table:table-cell>
          <table:table-cell office:value-type="float" office:value="3.31" table:formula="of:=ROUND(([zad_1_2.$F28]/[zad_1_2.$E28]); 2)" table:style-name="ce1">
            <text:p>3,31</text:p>
          </table:table-cell>
          <table:table-cell office:value-type="string" office:string-value="Szczecin Kostrzyn" table:formula="of:= COM.MICROSOFT.TEXTJOIN(&quot; &quot;;;[zad_1_2.$B28];;[zad_1_2.$C28])" table:style-name="ce1">
            <text:p>Szczecin Kostrzyn</text:p>
          </table:table-cell>
          <table:table-cell table:number-columns-repeated="16376"/>
        </table:table-row>
        <table:table-row table:style-name="ro1">
          <table:table-cell office:value-type="date" office:date-value="2017-02-02T00:00:00" table:style-name="ce2">
            <text:p>02.02.2017</text:p>
          </table:table-cell>
          <table:table-cell office:value-type="string" table:style-name="ce3">
            <text:p>Kostrzyn</text:p>
          </table:table-cell>
          <table:table-cell office:value-type="string" table:style-name="ce3">
            <text:p>Kolbaskowo</text:p>
          </table:table-cell>
          <table:table-cell office:value-type="float" office:value="4871" table:style-name="ce1">
            <text:p>4871</text:p>
          </table:table-cell>
          <table:table-cell office:value-type="float" office:value="126" table:style-name="ce1">
            <text:p>126</text:p>
          </table:table-cell>
          <table:table-cell office:value-type="float" office:value="185" table:style-name="ce1">
            <text:p>185</text:p>
          </table:table-cell>
          <table:table-cell office:value-type="float" office:value="1.47" table:formula="of:=ROUND(([zad_1_2.$F29]/[zad_1_2.$E29]); 2)" table:style-name="ce1">
            <text:p>1,47</text:p>
          </table:table-cell>
          <table:table-cell office:value-type="string" office:string-value="Kostrzyn Kolbaskowo" table:formula="of:= COM.MICROSOFT.TEXTJOIN(&quot; &quot;;;[zad_1_2.$B29];;[zad_1_2.$C29])" table:style-name="ce1">
            <text:p>Kostrzyn Kolbaskowo</text:p>
          </table:table-cell>
          <table:table-cell table:number-columns-repeated="16376"/>
        </table:table-row>
        <table:table-row table:style-name="ro1">
          <table:table-cell office:value-type="date" office:date-value="2017-02-03T00:00:00" table:style-name="ce2">
            <text:p>03.02.2017</text:p>
          </table:table-cell>
          <table:table-cell office:value-type="string" table:style-name="ce3">
            <text:p>Kolbaskowo</text:p>
          </table:table-cell>
          <table:table-cell office:value-type="string" table:style-name="ce3">
            <text:p>Gorzow Wielkopolski</text:p>
          </table:table-cell>
          <table:table-cell office:value-type="float" office:value="1686" table:style-name="ce1">
            <text:p>1686</text:p>
          </table:table-cell>
          <table:table-cell office:value-type="float" office:value="102" table:style-name="ce1">
            <text:p>102</text:p>
          </table:table-cell>
          <table:table-cell office:value-type="float" office:value="167" table:style-name="ce1">
            <text:p>167</text:p>
          </table:table-cell>
          <table:table-cell office:value-type="float" office:value="1.64" table:formula="of:=ROUND(([zad_1_2.$F30]/[zad_1_2.$E30]); 2)" table:style-name="ce1">
            <text:p>1,64</text:p>
          </table:table-cell>
          <table:table-cell office:value-type="string" office:string-value="Kolbaskowo Gorzow Wielkopolski" table:formula="of:= COM.MICROSOFT.TEXTJOIN(&quot; &quot;;;[zad_1_2.$B30];;[zad_1_2.$C30])" table:style-name="ce1">
            <text:p>Kolbaskowo Gorzow Wielkopolski</text:p>
          </table:table-cell>
          <table:table-cell table:number-columns-repeated="16376"/>
        </table:table-row>
        <table:table-row table:style-name="ro1">
          <table:table-cell office:value-type="date" office:date-value="2017-02-04T00:00:00" table:style-name="ce2">
            <text:p>04.02.2017</text:p>
          </table:table-cell>
          <table:table-cell office:value-type="string" table:style-name="ce3">
            <text:p>Gorzow Wielkopolski</text:p>
          </table:table-cell>
          <table:table-cell office:value-type="string" table:style-name="ce3">
            <text:p>Pila</text:p>
          </table:table-cell>
          <table:table-cell office:value-type="float" office:value="5628" table:style-name="ce1">
            <text:p>5628</text:p>
          </table:table-cell>
          <table:table-cell office:value-type="float" office:value="123" table:style-name="ce1">
            <text:p>123</text:p>
          </table:table-cell>
          <table:table-cell office:value-type="float" office:value="450" table:style-name="ce1">
            <text:p>450</text:p>
          </table:table-cell>
          <table:table-cell office:value-type="float" office:value="3.66" table:formula="of:=ROUND(([zad_1_2.$F31]/[zad_1_2.$E31]); 2)" table:style-name="ce1">
            <text:p>3,66</text:p>
          </table:table-cell>
          <table:table-cell office:value-type="string" office:string-value="Gorzow Wielkopolski Pila" table:formula="of:= COM.MICROSOFT.TEXTJOIN(&quot; &quot;;;[zad_1_2.$B31];;[zad_1_2.$C31])" table:style-name="ce1">
            <text:p>Gorzow Wielkopolski Pila</text:p>
          </table:table-cell>
          <table:table-cell table:number-columns-repeated="16376"/>
        </table:table-row>
        <table:table-row table:style-name="ro1">
          <table:table-cell office:value-type="date" office:date-value="2017-02-05T00:00:00" table:style-name="ce2">
            <text:p>05.02.2017</text:p>
          </table:table-cell>
          <table:table-cell office:value-type="string" table:style-name="ce3">
            <text:p>Pila</text:p>
          </table:table-cell>
          <table:table-cell office:value-type="string" table:style-name="ce3">
            <text:p>Poznan</text:p>
          </table:table-cell>
          <table:table-cell office:value-type="float" office:value="3295" table:style-name="ce1">
            <text:p>3295</text:p>
          </table:table-cell>
          <table:table-cell office:value-type="float" office:value="103" table:style-name="ce1">
            <text:p>103</text:p>
          </table:table-cell>
          <table:table-cell office:value-type="float" office:value="346" table:style-name="ce1">
            <text:p>346</text:p>
          </table:table-cell>
          <table:table-cell office:value-type="float" office:value="3.36" table:formula="of:=ROUND(([zad_1_2.$F32]/[zad_1_2.$E32]); 2)" table:style-name="ce1">
            <text:p>3,36</text:p>
          </table:table-cell>
          <table:table-cell office:value-type="string" office:string-value="Pila Poznan" table:formula="of:= COM.MICROSOFT.TEXTJOIN(&quot; &quot;;;[zad_1_2.$B32];;[zad_1_2.$C32])" table:style-name="ce1">
            <text:p>Pila Poznan</text:p>
          </table:table-cell>
          <table:table-cell table:number-columns-repeated="16376"/>
        </table:table-row>
        <table:table-row table:style-name="ro1">
          <table:table-cell office:value-type="date" office:date-value="2017-02-06T00:00:00" table:style-name="ce2">
            <text:p>06.02.2017</text:p>
          </table:table-cell>
          <table:table-cell office:value-type="string" table:style-name="ce3">
            <text:p>Jakuszyce</text:p>
          </table:table-cell>
          <table:table-cell office:value-type="string" table:style-name="ce3">
            <text:p>Kalisz</text:p>
          </table:table-cell>
          <table:table-cell office:value-type="float" office:value="5291" table:style-name="ce1">
            <text:p>5291</text:p>
          </table:table-cell>
          <table:table-cell office:value-type="float" office:value="273" table:style-name="ce1">
            <text:p>273</text:p>
          </table:table-cell>
          <table:table-cell office:value-type="float" office:value="520" table:style-name="ce1">
            <text:p>520</text:p>
          </table:table-cell>
          <table:table-cell office:value-type="float" office:value="1.9" table:formula="of:=ROUND(([zad_1_2.$F33]/[zad_1_2.$E33]); 2)" table:style-name="ce1">
            <text:p>1,9</text:p>
          </table:table-cell>
          <table:table-cell office:value-type="string" office:string-value="Jakuszyce Kalisz" table:formula="of:= COM.MICROSOFT.TEXTJOIN(&quot; &quot;;;[zad_1_2.$B33];;[zad_1_2.$C33])" table:style-name="ce1">
            <text:p>Jakuszyce Kalisz</text:p>
          </table:table-cell>
          <table:table-cell table:number-columns-repeated="16376"/>
        </table:table-row>
        <table:table-row table:style-name="ro1">
          <table:table-cell office:value-type="date" office:date-value="2017-02-07T00:00:00" table:style-name="ce2">
            <text:p>07.02.2017</text:p>
          </table:table-cell>
          <table:table-cell office:value-type="string" table:style-name="ce3">
            <text:p>Kalisz</text:p>
          </table:table-cell>
          <table:table-cell office:value-type="string" table:style-name="ce3">
            <text:p>Piotrkow Trybunalski</text:p>
          </table:table-cell>
          <table:table-cell office:value-type="float" office:value="5838" table:style-name="ce1">
            <text:p>5838</text:p>
          </table:table-cell>
          <table:table-cell office:value-type="float" office:value="128" table:style-name="ce1">
            <text:p>128</text:p>
          </table:table-cell>
          <table:table-cell office:value-type="float" office:value="518" table:style-name="ce1">
            <text:p>518</text:p>
          </table:table-cell>
          <table:table-cell office:value-type="float" office:value="4.05" table:formula="of:=ROUND(([zad_1_2.$F34]/[zad_1_2.$E34]); 2)" table:style-name="ce1">
            <text:p>4,05</text:p>
          </table:table-cell>
          <table:table-cell office:value-type="string" office:string-value="Kalisz Piotrkow Trybunalski" table:formula="of:= COM.MICROSOFT.TEXTJOIN(&quot; &quot;;;[zad_1_2.$B34];;[zad_1_2.$C34])" table:style-name="ce1">
            <text:p>Kalisz Piotrkow Trybunalski</text:p>
          </table:table-cell>
          <table:table-cell table:number-columns-repeated="16376"/>
        </table:table-row>
        <table:table-row table:style-name="ro1">
          <table:table-cell office:value-type="date" office:date-value="2017-02-08T00:00:00" table:style-name="ce2">
            <text:p>08.02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Konin</text:p>
          </table:table-cell>
          <table:table-cell office:value-type="float" office:value="3319" table:style-name="ce1">
            <text:p>3319</text:p>
          </table:table-cell>
          <table:table-cell office:value-type="float" office:value="154" table:style-name="ce1">
            <text:p>154</text:p>
          </table:table-cell>
          <table:table-cell office:value-type="float" office:value="314" table:style-name="ce1">
            <text:p>314</text:p>
          </table:table-cell>
          <table:table-cell office:value-type="float" office:value="2.04" table:formula="of:=ROUND(([zad_1_2.$F35]/[zad_1_2.$E35]); 2)" table:style-name="ce1">
            <text:p>2,04</text:p>
          </table:table-cell>
          <table:table-cell office:value-type="string" office:string-value="Piotrkow Trybunalski Konin" table:formula="of:= COM.MICROSOFT.TEXTJOIN(&quot; &quot;;;[zad_1_2.$B35];;[zad_1_2.$C35])" table:style-name="ce1">
            <text:p>Piotrkow Trybunalski Konin</text:p>
          </table:table-cell>
          <table:table-cell table:number-columns-repeated="16376"/>
        </table:table-row>
        <table:table-row table:style-name="ro1">
          <table:table-cell office:value-type="date" office:date-value="2017-02-09T00:00:00" table:style-name="ce2">
            <text:p>09.02.2017</text:p>
          </table:table-cell>
          <table:table-cell office:value-type="string" table:style-name="ce3">
            <text:p>Gdansk</text:p>
          </table:table-cell>
          <table:table-cell office:value-type="string" table:style-name="ce3">
            <text:p>Torun</text:p>
          </table:table-cell>
          <table:table-cell office:value-type="float" office:value="2152" table:style-name="ce1">
            <text:p>2152</text:p>
          </table:table-cell>
          <table:table-cell office:value-type="float" office:value="190" table:style-name="ce1">
            <text:p>190</text:p>
          </table:table-cell>
          <table:table-cell office:value-type="float" office:value="406" table:style-name="ce1">
            <text:p>406</text:p>
          </table:table-cell>
          <table:table-cell office:value-type="float" office:value="2.14" table:formula="of:=ROUND(([zad_1_2.$F36]/[zad_1_2.$E36]); 2)" table:style-name="ce1">
            <text:p>2,14</text:p>
          </table:table-cell>
          <table:table-cell office:value-type="string" office:string-value="Gdansk Torun" table:formula="of:= COM.MICROSOFT.TEXTJOIN(&quot; &quot;;;[zad_1_2.$B36];;[zad_1_2.$C36])" table:style-name="ce1">
            <text:p>Gdansk Torun</text:p>
          </table:table-cell>
          <table:table-cell table:number-columns-repeated="16376"/>
        </table:table-row>
        <table:table-row table:style-name="ro1">
          <table:table-cell office:value-type="date" office:date-value="2017-02-10T00:00:00" table:style-name="ce2">
            <text:p>10.02.2017</text:p>
          </table:table-cell>
          <table:table-cell office:value-type="string" table:style-name="ce3">
            <text:p>Torun</text:p>
          </table:table-cell>
          <table:table-cell office:value-type="string" table:style-name="ce3">
            <text:p>Pila</text:p>
          </table:table-cell>
          <table:table-cell office:value-type="float" office:value="3810" table:style-name="ce1">
            <text:p>3810</text:p>
          </table:table-cell>
          <table:table-cell office:value-type="float" office:value="135" table:style-name="ce1">
            <text:p>135</text:p>
          </table:table-cell>
          <table:table-cell office:value-type="float" office:value="221" table:style-name="ce1">
            <text:p>221</text:p>
          </table:table-cell>
          <table:table-cell office:value-type="float" office:value="1.64" table:formula="of:=ROUND(([zad_1_2.$F37]/[zad_1_2.$E37]); 2)" table:style-name="ce1">
            <text:p>1,64</text:p>
          </table:table-cell>
          <table:table-cell office:value-type="string" office:string-value="Torun Pila" table:formula="of:= COM.MICROSOFT.TEXTJOIN(&quot; &quot;;;[zad_1_2.$B37];;[zad_1_2.$C37])" table:style-name="ce1">
            <text:p>Torun Pila</text:p>
          </table:table-cell>
          <table:table-cell table:number-columns-repeated="16376"/>
        </table:table-row>
        <table:table-row table:style-name="ro1">
          <table:table-cell office:value-type="date" office:date-value="2017-02-11T00:00:00" table:style-name="ce2">
            <text:p>11.02.2017</text:p>
          </table:table-cell>
          <table:table-cell office:value-type="string" table:style-name="ce3">
            <text:p>Pila</text:p>
          </table:table-cell>
          <table:table-cell office:value-type="string" table:style-name="ce3">
            <text:p>Koszalin</text:p>
          </table:table-cell>
          <table:table-cell office:value-type="float" office:value="5713" table:style-name="ce1">
            <text:p>5713</text:p>
          </table:table-cell>
          <table:table-cell office:value-type="float" office:value="128" table:style-name="ce1">
            <text:p>128</text:p>
          </table:table-cell>
          <table:table-cell office:value-type="float" office:value="376" table:style-name="ce1">
            <text:p>376</text:p>
          </table:table-cell>
          <table:table-cell office:value-type="float" office:value="2.94" table:formula="of:=ROUND(([zad_1_2.$F38]/[zad_1_2.$E38]); 2)" table:style-name="ce1">
            <text:p>2,94</text:p>
          </table:table-cell>
          <table:table-cell office:value-type="string" office:string-value="Pila Koszalin" table:formula="of:= COM.MICROSOFT.TEXTJOIN(&quot; &quot;;;[zad_1_2.$B38];;[zad_1_2.$C38])" table:style-name="ce1">
            <text:p>Pila Koszalin</text:p>
          </table:table-cell>
          <table:table-cell table:number-columns-repeated="16376"/>
        </table:table-row>
        <table:table-row table:style-name="ro1">
          <table:table-cell office:value-type="date" office:date-value="2017-02-12T00:00:00" table:style-name="ce2">
            <text:p>12.02.2017</text:p>
          </table:table-cell>
          <table:table-cell office:value-type="string" table:style-name="ce3">
            <text:p>Koszalin</text:p>
          </table:table-cell>
          <table:table-cell office:value-type="string" table:style-name="ce3">
            <text:p>Pila</text:p>
          </table:table-cell>
          <table:table-cell office:value-type="float" office:value="4163" table:style-name="ce1">
            <text:p>4163</text:p>
          </table:table-cell>
          <table:table-cell office:value-type="float" office:value="128" table:style-name="ce1">
            <text:p>128</text:p>
          </table:table-cell>
          <table:table-cell office:value-type="float" office:value="257" table:style-name="ce1">
            <text:p>257</text:p>
          </table:table-cell>
          <table:table-cell office:value-type="float" office:value="2.0099999999999998" table:formula="of:=ROUND(([zad_1_2.$F39]/[zad_1_2.$E39]); 2)" table:style-name="ce1">
            <text:p>2,01</text:p>
          </table:table-cell>
          <table:table-cell office:value-type="string" office:string-value="Koszalin Pila" table:formula="of:= COM.MICROSOFT.TEXTJOIN(&quot; &quot;;;[zad_1_2.$B39];;[zad_1_2.$C39])" table:style-name="ce1">
            <text:p>Koszalin Pila</text:p>
          </table:table-cell>
          <table:table-cell table:number-columns-repeated="16376"/>
        </table:table-row>
        <table:table-row table:style-name="ro1">
          <table:table-cell office:value-type="date" office:date-value="2017-02-13T00:00:00" table:style-name="ce2">
            <text:p>13.02.2017</text:p>
          </table:table-cell>
          <table:table-cell office:value-type="string" table:style-name="ce3">
            <text:p>Pila</text:p>
          </table:table-cell>
          <table:table-cell office:value-type="string" table:style-name="ce3">
            <text:p>Czestochowa</text:p>
          </table:table-cell>
          <table:table-cell office:value-type="float" office:value="3216" table:style-name="ce1">
            <text:p>3216</text:p>
          </table:table-cell>
          <table:table-cell office:value-type="float" office:value="162" table:style-name="ce1">
            <text:p>162</text:p>
          </table:table-cell>
          <table:table-cell office:value-type="float" office:value="278" table:style-name="ce1">
            <text:p>278</text:p>
          </table:table-cell>
          <table:table-cell office:value-type="float" office:value="1.72" table:formula="of:=ROUND(([zad_1_2.$F40]/[zad_1_2.$E40]); 2)" table:style-name="ce1">
            <text:p>1,72</text:p>
          </table:table-cell>
          <table:table-cell office:value-type="string" office:string-value="Pila Czestochowa" table:formula="of:= COM.MICROSOFT.TEXTJOIN(&quot; &quot;;;[zad_1_2.$B40];;[zad_1_2.$C40])" table:style-name="ce1">
            <text:p>Pila Czestochowa</text:p>
          </table:table-cell>
          <table:table-cell table:number-columns-repeated="16376"/>
        </table:table-row>
        <table:table-row table:style-name="ro1">
          <table:table-cell office:value-type="date" office:date-value="2017-02-14T00:00:00" table:style-name="ce2">
            <text:p>14.02.2017</text:p>
          </table:table-cell>
          <table:table-cell office:value-type="string" table:style-name="ce3">
            <text:p>Lomza</text:p>
          </table:table-cell>
          <table:table-cell office:value-type="string" table:style-name="ce3">
            <text:p>Chyzne</text:p>
          </table:table-cell>
          <table:table-cell office:value-type="float" office:value="5060" table:style-name="ce1">
            <text:p>5060</text:p>
          </table:table-cell>
          <table:table-cell office:value-type="float" office:value="550" table:style-name="ce1">
            <text:p>550</text:p>
          </table:table-cell>
          <table:table-cell office:value-type="float" office:value="1622" table:style-name="ce1">
            <text:p>1622</text:p>
          </table:table-cell>
          <table:table-cell office:value-type="float" office:value="2.95" table:formula="of:=ROUND(([zad_1_2.$F41]/[zad_1_2.$E41]); 2)" table:style-name="ce1">
            <text:p>2,95</text:p>
          </table:table-cell>
          <table:table-cell office:value-type="string" office:string-value="Lomza Chyzne" table:formula="of:= COM.MICROSOFT.TEXTJOIN(&quot; &quot;;;[zad_1_2.$B41];;[zad_1_2.$C41])" table:style-name="ce1">
            <text:p>Lomza Chyzne</text:p>
          </table:table-cell>
          <table:table-cell table:number-columns-repeated="16376"/>
        </table:table-row>
        <table:table-row table:style-name="ro1">
          <table:table-cell office:value-type="date" office:date-value="2017-02-16T00:00:00" table:style-name="ce2">
            <text:p>16.02.2017</text:p>
          </table:table-cell>
          <table:table-cell office:value-type="string" table:style-name="ce3">
            <text:p>Koszalin</text:p>
          </table:table-cell>
          <table:table-cell office:value-type="string" table:style-name="ce3">
            <text:p>Swinoujscie</text:p>
          </table:table-cell>
          <table:table-cell office:value-type="float" office:value="2446" table:style-name="ce1">
            <text:p>2446</text:p>
          </table:table-cell>
          <table:table-cell office:value-type="float" office:value="161" table:style-name="ce1">
            <text:p>161</text:p>
          </table:table-cell>
          <table:table-cell office:value-type="float" office:value="379" table:style-name="ce1">
            <text:p>379</text:p>
          </table:table-cell>
          <table:table-cell office:value-type="float" office:value="2.35" table:formula="of:=ROUND(([zad_1_2.$F42]/[zad_1_2.$E42]); 2)" table:style-name="ce1">
            <text:p>2,35</text:p>
          </table:table-cell>
          <table:table-cell office:value-type="string" office:string-value="Koszalin Swinoujscie" table:formula="of:= COM.MICROSOFT.TEXTJOIN(&quot; &quot;;;[zad_1_2.$B42];;[zad_1_2.$C42])" table:style-name="ce1">
            <text:p>Koszalin Swinoujscie</text:p>
          </table:table-cell>
          <table:table-cell table:number-columns-repeated="16376"/>
        </table:table-row>
        <table:table-row table:style-name="ro1">
          <table:table-cell office:value-type="date" office:date-value="2017-02-17T00:00:00" table:style-name="ce2">
            <text:p>17.02.2017</text:p>
          </table:table-cell>
          <table:table-cell office:value-type="string" table:style-name="ce3">
            <text:p>Swinoujscie</text:p>
          </table:table-cell>
          <table:table-cell office:value-type="string" table:style-name="ce3">
            <text:p>Szczecin</text:p>
          </table:table-cell>
          <table:table-cell office:value-type="float" office:value="3305" table:style-name="ce1">
            <text:p>3305</text:p>
          </table:table-cell>
          <table:table-cell office:value-type="float" office:value="106" table:style-name="ce1">
            <text:p>106</text:p>
          </table:table-cell>
          <table:table-cell office:value-type="float" office:value="116" table:style-name="ce1">
            <text:p>116</text:p>
          </table:table-cell>
          <table:table-cell office:value-type="float" office:value="1.0900000000000001" table:formula="of:=ROUND(([zad_1_2.$F43]/[zad_1_2.$E43]); 2)" table:style-name="ce1">
            <text:p>1,09</text:p>
          </table:table-cell>
          <table:table-cell office:value-type="string" office:string-value="Swinoujscie Szczecin" table:formula="of:= COM.MICROSOFT.TEXTJOIN(&quot; &quot;;;[zad_1_2.$B43];;[zad_1_2.$C43])" table:style-name="ce1">
            <text:p>Swinoujscie Szczecin</text:p>
          </table:table-cell>
          <table:table-cell table:number-columns-repeated="16376"/>
        </table:table-row>
        <table:table-row table:style-name="ro1">
          <table:table-cell office:value-type="date" office:date-value="2017-02-19T00:00:00" table:style-name="ce2">
            <text:p>19.02.2017</text:p>
          </table:table-cell>
          <table:table-cell office:value-type="string" table:style-name="ce3">
            <text:p>Pila</text:p>
          </table:table-cell>
          <table:table-cell office:value-type="string" table:style-name="ce3">
            <text:p>Torun</text:p>
          </table:table-cell>
          <table:table-cell office:value-type="float" office:value="1743" table:style-name="ce1">
            <text:p>1743</text:p>
          </table:table-cell>
          <table:table-cell office:value-type="float" office:value="145" table:style-name="ce1">
            <text:p>145</text:p>
          </table:table-cell>
          <table:table-cell office:value-type="float" office:value="376" table:style-name="ce1">
            <text:p>376</text:p>
          </table:table-cell>
          <table:table-cell office:value-type="float" office:value="2.59" table:formula="of:=ROUND(([zad_1_2.$F44]/[zad_1_2.$E44]); 2)" table:style-name="ce1">
            <text:p>2,59</text:p>
          </table:table-cell>
          <table:table-cell office:value-type="string" office:string-value="Pila Torun" table:formula="of:= COM.MICROSOFT.TEXTJOIN(&quot; &quot;;;[zad_1_2.$B44];;[zad_1_2.$C44])" table:style-name="ce1">
            <text:p>Pila Torun</text:p>
          </table:table-cell>
          <table:table-cell table:number-columns-repeated="16376"/>
        </table:table-row>
        <table:table-row table:style-name="ro1">
          <table:table-cell office:value-type="date" office:date-value="2017-02-22T00:00:00" table:style-name="ce2">
            <text:p>22.02.2017</text:p>
          </table:table-cell>
          <table:table-cell office:value-type="string" table:style-name="ce3">
            <text:p>Tarnow</text:p>
          </table:table-cell>
          <table:table-cell office:value-type="string" table:style-name="ce3">
            <text:p>Krosno</text:p>
          </table:table-cell>
          <table:table-cell office:value-type="float" office:value="4053" table:style-name="ce1">
            <text:p>4053</text:p>
          </table:table-cell>
          <table:table-cell office:value-type="float" office:value="146" table:style-name="ce1">
            <text:p>146</text:p>
          </table:table-cell>
          <table:table-cell office:value-type="float" office:value="441" table:style-name="ce1">
            <text:p>441</text:p>
          </table:table-cell>
          <table:table-cell office:value-type="float" office:value="3.02" table:formula="of:=ROUND(([zad_1_2.$F45]/[zad_1_2.$E45]); 2)" table:style-name="ce1">
            <text:p>3,02</text:p>
          </table:table-cell>
          <table:table-cell office:value-type="string" office:string-value="Tarnow Krosno" table:formula="of:= COM.MICROSOFT.TEXTJOIN(&quot; &quot;;;[zad_1_2.$B45];;[zad_1_2.$C45])" table:style-name="ce1">
            <text:p>Tarnow Krosno</text:p>
          </table:table-cell>
          <table:table-cell table:number-columns-repeated="16376"/>
        </table:table-row>
        <table:table-row table:style-name="ro1">
          <table:table-cell office:value-type="date" office:date-value="2017-02-23T00:00:00" table:style-name="ce2">
            <text:p>23.02.2017</text:p>
          </table:table-cell>
          <table:table-cell office:value-type="string" table:style-name="ce3">
            <text:p>Katowice</text:p>
          </table:table-cell>
          <table:table-cell office:value-type="string" table:style-name="ce3">
            <text:p>Piotrkow Trybunalski</text:p>
          </table:table-cell>
          <table:table-cell office:value-type="float" office:value="4905" table:style-name="ce1">
            <text:p>4905</text:p>
          </table:table-cell>
          <table:table-cell office:value-type="float" office:value="157" table:style-name="ce1">
            <text:p>157</text:p>
          </table:table-cell>
          <table:table-cell office:value-type="float" office:value="392" table:style-name="ce1">
            <text:p>392</text:p>
          </table:table-cell>
          <table:table-cell office:value-type="float" office:value="2.5" table:formula="of:=ROUND(([zad_1_2.$F46]/[zad_1_2.$E46]); 2)" table:style-name="ce1">
            <text:p>2,5</text:p>
          </table:table-cell>
          <table:table-cell office:value-type="string" office:string-value="Katowice Piotrkow Trybunalski" table:formula="of:= COM.MICROSOFT.TEXTJOIN(&quot; &quot;;;[zad_1_2.$B46];;[zad_1_2.$C46])" table:style-name="ce1">
            <text:p>Katowice Piotrkow Trybunalski</text:p>
          </table:table-cell>
          <table:table-cell table:number-columns-repeated="16376"/>
        </table:table-row>
        <table:table-row table:style-name="ro1">
          <table:table-cell office:value-type="date" office:date-value="2017-02-25T00:00:00" table:style-name="ce2">
            <text:p>25.02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Torun</text:p>
          </table:table-cell>
          <table:table-cell office:value-type="float" office:value="1624" table:style-name="ce1">
            <text:p>1624</text:p>
          </table:table-cell>
          <table:table-cell office:value-type="float" office:value="111" table:style-name="ce1">
            <text:p>111</text:p>
          </table:table-cell>
          <table:table-cell office:value-type="float" office:value="221" table:style-name="ce1">
            <text:p>221</text:p>
          </table:table-cell>
          <table:table-cell office:value-type="float" office:value="1.99" table:formula="of:=ROUND(([zad_1_2.$F47]/[zad_1_2.$E47]); 2)" table:style-name="ce1">
            <text:p>1,99</text:p>
          </table:table-cell>
          <table:table-cell office:value-type="string" office:string-value="Plock Torun" table:formula="of:= COM.MICROSOFT.TEXTJOIN(&quot; &quot;;;[zad_1_2.$B47];;[zad_1_2.$C47])" table:style-name="ce1">
            <text:p>Plock Torun</text:p>
          </table:table-cell>
          <table:table-cell table:number-columns-repeated="16376"/>
        </table:table-row>
        <table:table-row table:style-name="ro1">
          <table:table-cell office:value-type="date" office:date-value="2017-02-27T00:00:00" table:style-name="ce2">
            <text:p>27.02.2017</text:p>
          </table:table-cell>
          <table:table-cell office:value-type="string" table:style-name="ce3">
            <text:p>Kudowa-Slone</text:p>
          </table:table-cell>
          <table:table-cell office:value-type="string" table:style-name="ce3">
            <text:p>Jakuszyce</text:p>
          </table:table-cell>
          <table:table-cell office:value-type="float" office:value="5326" table:style-name="ce1">
            <text:p>5326</text:p>
          </table:table-cell>
          <table:table-cell office:value-type="float" office:value="171" table:style-name="ce1">
            <text:p>171</text:p>
          </table:table-cell>
          <table:table-cell office:value-type="float" office:value="263" table:style-name="ce1">
            <text:p>263</text:p>
          </table:table-cell>
          <table:table-cell office:value-type="float" office:value="1.54" table:formula="of:=ROUND(([zad_1_2.$F48]/[zad_1_2.$E48]); 2)" table:style-name="ce1">
            <text:p>1,54</text:p>
          </table:table-cell>
          <table:table-cell office:value-type="string" office:string-value="Kudowa-Slone Jakuszyce" table:formula="of:= COM.MICROSOFT.TEXTJOIN(&quot; &quot;;;[zad_1_2.$B48];;[zad_1_2.$C48])" table:style-name="ce1">
            <text:p>Kudowa-Slone Jakuszyce</text:p>
          </table:table-cell>
          <table:table-cell table:number-columns-repeated="16376"/>
        </table:table-row>
        <table:table-row table:style-name="ro1">
          <table:table-cell office:value-type="date" office:date-value="2017-02-28T00:00:00" table:style-name="ce2">
            <text:p>28.02.2017</text:p>
          </table:table-cell>
          <table:table-cell office:value-type="string" table:style-name="ce3">
            <text:p>Elblag</text:p>
          </table:table-cell>
          <table:table-cell office:value-type="string" table:style-name="ce3">
            <text:p>Ciechanow</text:p>
          </table:table-cell>
          <table:table-cell office:value-type="float" office:value="4398" table:style-name="ce1">
            <text:p>4398</text:p>
          </table:table-cell>
          <table:table-cell office:value-type="float" office:value="225" table:style-name="ce1">
            <text:p>225</text:p>
          </table:table-cell>
          <table:table-cell office:value-type="float" office:value="400" table:style-name="ce1">
            <text:p>400</text:p>
          </table:table-cell>
          <table:table-cell office:value-type="float" office:value="1.78" table:formula="of:=ROUND(([zad_1_2.$F49]/[zad_1_2.$E49]); 2)" table:style-name="ce1">
            <text:p>1,78</text:p>
          </table:table-cell>
          <table:table-cell office:value-type="string" office:string-value="Elblag Ciechanow" table:formula="of:= COM.MICROSOFT.TEXTJOIN(&quot; &quot;;;[zad_1_2.$B49];;[zad_1_2.$C49])" table:style-name="ce1">
            <text:p>Elblag Ciechanow</text:p>
          </table:table-cell>
          <table:table-cell table:number-columns-repeated="16376"/>
        </table:table-row>
        <table:table-row table:style-name="ro1">
          <table:table-cell office:value-type="date" office:date-value="2017-03-01T00:00:00" table:style-name="ce2">
            <text:p>01.03.2017</text:p>
          </table:table-cell>
          <table:table-cell office:value-type="string" table:style-name="ce3">
            <text:p>Kudowa-Slone</text:p>
          </table:table-cell>
          <table:table-cell office:value-type="string" table:style-name="ce3">
            <text:p>Opole</text:p>
          </table:table-cell>
          <table:table-cell office:value-type="float" office:value="4494" table:style-name="ce1">
            <text:p>4494</text:p>
          </table:table-cell>
          <table:table-cell office:value-type="float" office:value="143" table:style-name="ce1">
            <text:p>143</text:p>
          </table:table-cell>
          <table:table-cell office:value-type="float" office:value="252" table:style-name="ce1">
            <text:p>252</text:p>
          </table:table-cell>
          <table:table-cell office:value-type="float" office:value="1.76" table:formula="of:=ROUND(([zad_1_2.$F50]/[zad_1_2.$E50]); 2)" table:style-name="ce1">
            <text:p>1,76</text:p>
          </table:table-cell>
          <table:table-cell office:value-type="string" office:string-value="Kudowa-Slone Opole" table:formula="of:= COM.MICROSOFT.TEXTJOIN(&quot; &quot;;;[zad_1_2.$B50];;[zad_1_2.$C50])" table:style-name="ce1">
            <text:p>Kudowa-Slone Opole</text:p>
          </table:table-cell>
          <table:table-cell table:number-columns-repeated="16376"/>
        </table:table-row>
        <table:table-row table:style-name="ro1">
          <table:table-cell office:value-type="date" office:date-value="2017-03-02T00:00:00" table:style-name="ce2">
            <text:p>02.03.2017</text:p>
          </table:table-cell>
          <table:table-cell office:value-type="string" table:style-name="ce3">
            <text:p>Opole</text:p>
          </table:table-cell>
          <table:table-cell office:value-type="string" table:style-name="ce3">
            <text:p>Bielsko-Biala</text:p>
          </table:table-cell>
          <table:table-cell office:value-type="float" office:value="2136" table:style-name="ce1">
            <text:p>2136</text:p>
          </table:table-cell>
          <table:table-cell office:value-type="float" office:value="139" table:style-name="ce1">
            <text:p>139</text:p>
          </table:table-cell>
          <table:table-cell office:value-type="float" office:value="522" table:style-name="ce1">
            <text:p>522</text:p>
          </table:table-cell>
          <table:table-cell office:value-type="float" office:value="3.76" table:formula="of:=ROUND(([zad_1_2.$F51]/[zad_1_2.$E51]); 2)" table:style-name="ce1">
            <text:p>3,76</text:p>
          </table:table-cell>
          <table:table-cell office:value-type="string" office:string-value="Opole Bielsko-Biala" table:formula="of:= COM.MICROSOFT.TEXTJOIN(&quot; &quot;;;[zad_1_2.$B51];;[zad_1_2.$C51])" table:style-name="ce1">
            <text:p>Opole Bielsko-Biala</text:p>
          </table:table-cell>
          <table:table-cell table:number-columns-repeated="16376"/>
        </table:table-row>
        <table:table-row table:style-name="ro1">
          <table:table-cell office:value-type="date" office:date-value="2017-03-03T00:00:00" table:style-name="ce2">
            <text:p>03.03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Zakopane</text:p>
          </table:table-cell>
          <table:table-cell office:value-type="float" office:value="4481" table:style-name="ce1">
            <text:p>4481</text:p>
          </table:table-cell>
          <table:table-cell office:value-type="float" office:value="121" table:style-name="ce1">
            <text:p>121</text:p>
          </table:table-cell>
          <table:table-cell office:value-type="float" office:value="446" table:style-name="ce1">
            <text:p>446</text:p>
          </table:table-cell>
          <table:table-cell office:value-type="float" office:value="3.69" table:formula="of:=ROUND(([zad_1_2.$F52]/[zad_1_2.$E52]); 2)" table:style-name="ce1">
            <text:p>3,69</text:p>
          </table:table-cell>
          <table:table-cell office:value-type="string" office:string-value="Bielsko-Biala Zakopane" table:formula="of:= COM.MICROSOFT.TEXTJOIN(&quot; &quot;;;[zad_1_2.$B52];;[zad_1_2.$C52])" table:style-name="ce1">
            <text:p>Bielsko-Biala Zakopane</text:p>
          </table:table-cell>
          <table:table-cell table:number-columns-repeated="16376"/>
        </table:table-row>
        <table:table-row table:style-name="ro1">
          <table:table-cell office:value-type="date" office:date-value="2017-03-04T00:00:00" table:style-name="ce2">
            <text:p>04.03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Poznan</text:p>
          </table:table-cell>
          <table:table-cell office:value-type="float" office:value="1749" table:style-name="ce1">
            <text:p>1749</text:p>
          </table:table-cell>
          <table:table-cell office:value-type="float" office:value="232" table:style-name="ce1">
            <text:p>232</text:p>
          </table:table-cell>
          <table:table-cell office:value-type="float" office:value="928" table:style-name="ce1">
            <text:p>928</text:p>
          </table:table-cell>
          <table:table-cell office:value-type="float" office:value="4" table:formula="of:=ROUND(([zad_1_2.$F53]/[zad_1_2.$E53]); 2)" table:style-name="ce1">
            <text:p>4</text:p>
          </table:table-cell>
          <table:table-cell office:value-type="string" office:string-value="Piotrkow Trybunalski Poznan" table:formula="of:= COM.MICROSOFT.TEXTJOIN(&quot; &quot;;;[zad_1_2.$B53];;[zad_1_2.$C53])" table:style-name="ce1">
            <text:p>Piotrkow Trybunalski Poznan</text:p>
          </table:table-cell>
          <table:table-cell table:number-columns-repeated="16376"/>
        </table:table-row>
        <table:table-row table:style-name="ro1">
          <table:table-cell office:value-type="date" office:date-value="2017-03-08T00:00:00" table:style-name="ce2">
            <text:p>08.03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Konin</text:p>
          </table:table-cell>
          <table:table-cell office:value-type="float" office:value="1203" table:style-name="ce1">
            <text:p>1203</text:p>
          </table:table-cell>
          <table:table-cell office:value-type="float" office:value="146" table:style-name="ce1">
            <text:p>146</text:p>
          </table:table-cell>
          <table:table-cell office:value-type="float" office:value="330" table:style-name="ce1">
            <text:p>330</text:p>
          </table:table-cell>
          <table:table-cell office:value-type="float" office:value="2.2599999999999998" table:formula="of:=ROUND(([zad_1_2.$F54]/[zad_1_2.$E54]); 2)" table:style-name="ce1">
            <text:p>2,26</text:p>
          </table:table-cell>
          <table:table-cell office:value-type="string" office:string-value="Piotrkow Trybunalski Konin" table:formula="of:= COM.MICROSOFT.TEXTJOIN(&quot; &quot;;;[zad_1_2.$B54];;[zad_1_2.$C54])" table:style-name="ce1">
            <text:p>Piotrkow Trybunalski Konin</text:p>
          </table:table-cell>
          <table:table-cell table:number-columns-repeated="16376"/>
        </table:table-row>
        <table:table-row table:style-name="ro1">
          <table:table-cell office:value-type="date" office:date-value="2017-03-09T00:00:00" table:style-name="ce2">
            <text:p>09.03.2017</text:p>
          </table:table-cell>
          <table:table-cell office:value-type="string" table:style-name="ce3">
            <text:p>Konin</text:p>
          </table:table-cell>
          <table:table-cell office:value-type="string" table:style-name="ce3">
            <text:p>Bydgoszcz</text:p>
          </table:table-cell>
          <table:table-cell office:value-type="float" office:value="4505" table:style-name="ce1">
            <text:p>4505</text:p>
          </table:table-cell>
          <table:table-cell office:value-type="float" office:value="118" table:style-name="ce1">
            <text:p>118</text:p>
          </table:table-cell>
          <table:table-cell office:value-type="float" office:value="374" table:style-name="ce1">
            <text:p>374</text:p>
          </table:table-cell>
          <table:table-cell office:value-type="float" office:value="3.17" table:formula="of:=ROUND(([zad_1_2.$F55]/[zad_1_2.$E55]); 2)" table:style-name="ce1">
            <text:p>3,17</text:p>
          </table:table-cell>
          <table:table-cell office:value-type="string" office:string-value="Konin Bydgoszcz" table:formula="of:= COM.MICROSOFT.TEXTJOIN(&quot; &quot;;;[zad_1_2.$B55];;[zad_1_2.$C55])" table:style-name="ce1">
            <text:p>Konin Bydgoszcz</text:p>
          </table:table-cell>
          <table:table-cell table:number-columns-repeated="16376"/>
        </table:table-row>
        <table:table-row table:style-name="ro1">
          <table:table-cell office:value-type="date" office:date-value="2017-03-10T00:00:00" table:style-name="ce2">
            <text:p>10.03.2017</text:p>
          </table:table-cell>
          <table:table-cell office:value-type="string" table:style-name="ce3">
            <text:p>Bydgoszcz</text:p>
          </table:table-cell>
          <table:table-cell office:value-type="string" table:style-name="ce3">
            <text:p>Wloclawek</text:p>
          </table:table-cell>
          <table:table-cell office:value-type="float" office:value="1454" table:style-name="ce1">
            <text:p>1454</text:p>
          </table:table-cell>
          <table:table-cell office:value-type="float" office:value="95" table:style-name="ce1">
            <text:p>95</text:p>
          </table:table-cell>
          <table:table-cell office:value-type="float" office:value="197" table:style-name="ce1">
            <text:p>197</text:p>
          </table:table-cell>
          <table:table-cell office:value-type="float" office:value="2.0699999999999998" table:formula="of:=ROUND(([zad_1_2.$F56]/[zad_1_2.$E56]); 2)" table:style-name="ce1">
            <text:p>2,07</text:p>
          </table:table-cell>
          <table:table-cell office:value-type="string" office:string-value="Bydgoszcz Wloclawek" table:formula="of:= COM.MICROSOFT.TEXTJOIN(&quot; &quot;;;[zad_1_2.$B56];;[zad_1_2.$C56])" table:style-name="ce1">
            <text:p>Bydgoszcz Wloclawek</text:p>
          </table:table-cell>
          <table:table-cell table:number-columns-repeated="16376"/>
        </table:table-row>
        <table:table-row table:style-name="ro1">
          <table:table-cell office:value-type="date" office:date-value="2017-03-11T00:00:00" table:style-name="ce2">
            <text:p>11.03.2017</text:p>
          </table:table-cell>
          <table:table-cell office:value-type="string" table:style-name="ce3">
            <text:p>Wloclawek</text:p>
          </table:table-cell>
          <table:table-cell office:value-type="string" table:style-name="ce3">
            <text:p>Skierniewice</text:p>
          </table:table-cell>
          <table:table-cell office:value-type="float" office:value="2835" table:style-name="ce1">
            <text:p>2835</text:p>
          </table:table-cell>
          <table:table-cell office:value-type="float" office:value="136" table:style-name="ce1">
            <text:p>136</text:p>
          </table:table-cell>
          <table:table-cell office:value-type="float" office:value="418" table:style-name="ce1">
            <text:p>418</text:p>
          </table:table-cell>
          <table:table-cell office:value-type="float" office:value="3.07" table:formula="of:=ROUND(([zad_1_2.$F57]/[zad_1_2.$E57]); 2)" table:style-name="ce1">
            <text:p>3,07</text:p>
          </table:table-cell>
          <table:table-cell office:value-type="string" office:string-value="Wloclawek Skierniewice" table:formula="of:= COM.MICROSOFT.TEXTJOIN(&quot; &quot;;;[zad_1_2.$B57];;[zad_1_2.$C57])" table:style-name="ce1">
            <text:p>Wloclawek Skierniewice</text:p>
          </table:table-cell>
          <table:table-cell table:number-columns-repeated="16376"/>
        </table:table-row>
        <table:table-row table:style-name="ro1">
          <table:table-cell office:value-type="date" office:date-value="2017-03-12T00:00:00" table:style-name="ce2">
            <text:p>12.03.2017</text:p>
          </table:table-cell>
          <table:table-cell office:value-type="string" table:style-name="ce3">
            <text:p>Skierniewice</text:p>
          </table:table-cell>
          <table:table-cell office:value-type="string" table:style-name="ce3">
            <text:p>Sieradz</text:p>
          </table:table-cell>
          <table:table-cell office:value-type="float" office:value="2338" table:style-name="ce1">
            <text:p>2338</text:p>
          </table:table-cell>
          <table:table-cell office:value-type="float" office:value="123" table:style-name="ce1">
            <text:p>123</text:p>
          </table:table-cell>
          <table:table-cell office:value-type="float" office:value="215" table:style-name="ce1">
            <text:p>215</text:p>
          </table:table-cell>
          <table:table-cell office:value-type="float" office:value="1.75" table:formula="of:=ROUND(([zad_1_2.$F58]/[zad_1_2.$E58]); 2)" table:style-name="ce1">
            <text:p>1,75</text:p>
          </table:table-cell>
          <table:table-cell office:value-type="string" office:string-value="Skierniewice Sieradz" table:formula="of:= COM.MICROSOFT.TEXTJOIN(&quot; &quot;;;[zad_1_2.$B58];;[zad_1_2.$C58])" table:style-name="ce1">
            <text:p>Skierniewice Sieradz</text:p>
          </table:table-cell>
          <table:table-cell table:number-columns-repeated="16376"/>
        </table:table-row>
        <table:table-row table:style-name="ro1">
          <table:table-cell office:value-type="date" office:date-value="2017-03-13T00:00:00" table:style-name="ce2">
            <text:p>13.03.2017</text:p>
          </table:table-cell>
          <table:table-cell office:value-type="string" table:style-name="ce3">
            <text:p>Gorzow Wielkopolski</text:p>
          </table:table-cell>
          <table:table-cell office:value-type="string" table:style-name="ce3">
            <text:p>Walbrzych</text:p>
          </table:table-cell>
          <table:table-cell office:value-type="float" office:value="4154" table:style-name="ce1">
            <text:p>4154</text:p>
          </table:table-cell>
          <table:table-cell office:value-type="float" office:value="277" table:style-name="ce1">
            <text:p>277</text:p>
          </table:table-cell>
          <table:table-cell office:value-type="float" office:value="924" table:style-name="ce1">
            <text:p>924</text:p>
          </table:table-cell>
          <table:table-cell office:value-type="float" office:value="3.34" table:formula="of:=ROUND(([zad_1_2.$F59]/[zad_1_2.$E59]); 2)" table:style-name="ce1">
            <text:p>3,34</text:p>
          </table:table-cell>
          <table:table-cell office:value-type="string" office:string-value="Gorzow Wielkopolski Walbrzych" table:formula="of:= COM.MICROSOFT.TEXTJOIN(&quot; &quot;;;[zad_1_2.$B59];;[zad_1_2.$C59])" table:style-name="ce1">
            <text:p>Gorzow Wielkopolski Walbrzych</text:p>
          </table:table-cell>
          <table:table-cell table:number-columns-repeated="16376"/>
        </table:table-row>
        <table:table-row table:style-name="ro1">
          <table:table-cell office:value-type="date" office:date-value="2017-03-16T00:00:00" table:style-name="ce2">
            <text:p>16.03.2017</text:p>
          </table:table-cell>
          <table:table-cell office:value-type="string" table:style-name="ce3">
            <text:p>Gubin</text:p>
          </table:table-cell>
          <table:table-cell office:value-type="string" table:style-name="ce3">
            <text:p>Kostrzyn</text:p>
          </table:table-cell>
          <table:table-cell office:value-type="float" office:value="1767" table:style-name="ce1">
            <text:p>1767</text:p>
          </table:table-cell>
          <table:table-cell office:value-type="float" office:value="91" table:style-name="ce1">
            <text:p>91</text:p>
          </table:table-cell>
          <table:table-cell office:value-type="float" office:value="247" table:style-name="ce1">
            <text:p>247</text:p>
          </table:table-cell>
          <table:table-cell office:value-type="float" office:value="2.71" table:formula="of:=ROUND(([zad_1_2.$F60]/[zad_1_2.$E60]); 2)" table:style-name="ce1">
            <text:p>2,71</text:p>
          </table:table-cell>
          <table:table-cell office:value-type="string" office:string-value="Gubin Kostrzyn" table:formula="of:= COM.MICROSOFT.TEXTJOIN(&quot; &quot;;;[zad_1_2.$B60];;[zad_1_2.$C60])" table:style-name="ce1">
            <text:p>Gubin Kostrzyn</text:p>
          </table:table-cell>
          <table:table-cell table:number-columns-repeated="16376"/>
        </table:table-row>
        <table:table-row table:style-name="ro1">
          <table:table-cell office:value-type="date" office:date-value="2017-03-18T00:00:00" table:style-name="ce2">
            <text:p>18.03.2017</text:p>
          </table:table-cell>
          <table:table-cell office:value-type="string" table:style-name="ce3">
            <text:p>Zamosc</text:p>
          </table:table-cell>
          <table:table-cell office:value-type="string" table:style-name="ce3">
            <text:p>Medyka</text:p>
          </table:table-cell>
          <table:table-cell office:value-type="float" office:value="2929" table:style-name="ce1">
            <text:p>2929</text:p>
          </table:table-cell>
          <table:table-cell office:value-type="float" office:value="152" table:style-name="ce1">
            <text:p>152</text:p>
          </table:table-cell>
          <table:table-cell office:value-type="float" office:value="278" table:style-name="ce1">
            <text:p>278</text:p>
          </table:table-cell>
          <table:table-cell office:value-type="float" office:value="1.83" table:formula="of:=ROUND(([zad_1_2.$F61]/[zad_1_2.$E61]); 2)" table:style-name="ce1">
            <text:p>1,83</text:p>
          </table:table-cell>
          <table:table-cell office:value-type="string" office:string-value="Zamosc Medyka" table:formula="of:= COM.MICROSOFT.TEXTJOIN(&quot; &quot;;;[zad_1_2.$B61];;[zad_1_2.$C61])" table:style-name="ce1">
            <text:p>Zamosc Medyka</text:p>
          </table:table-cell>
          <table:table-cell table:number-columns-repeated="16376"/>
        </table:table-row>
        <table:table-row table:style-name="ro1">
          <table:table-cell office:value-type="date" office:date-value="2017-03-19T00:00:00" table:style-name="ce2">
            <text:p>19.03.2017</text:p>
          </table:table-cell>
          <table:table-cell office:value-type="string" table:style-name="ce3">
            <text:p>Medyka</text:p>
          </table:table-cell>
          <table:table-cell office:value-type="string" table:style-name="ce3">
            <text:p>Tarnobrzeg</text:p>
          </table:table-cell>
          <table:table-cell office:value-type="float" office:value="2151" table:style-name="ce1">
            <text:p>2151</text:p>
          </table:table-cell>
          <table:table-cell office:value-type="float" office:value="177" table:style-name="ce1">
            <text:p>177</text:p>
          </table:table-cell>
          <table:table-cell office:value-type="float" office:value="365" table:style-name="ce1">
            <text:p>365</text:p>
          </table:table-cell>
          <table:table-cell office:value-type="float" office:value="2.06" table:formula="of:=ROUND(([zad_1_2.$F62]/[zad_1_2.$E62]); 2)" table:style-name="ce1">
            <text:p>2,06</text:p>
          </table:table-cell>
          <table:table-cell office:value-type="string" office:string-value="Medyka Tarnobrzeg" table:formula="of:= COM.MICROSOFT.TEXTJOIN(&quot; &quot;;;[zad_1_2.$B62];;[zad_1_2.$C62])" table:style-name="ce1">
            <text:p>Medyka Tarnobrzeg</text:p>
          </table:table-cell>
          <table:table-cell table:number-columns-repeated="16376"/>
        </table:table-row>
        <table:table-row table:style-name="ro1">
          <table:table-cell office:value-type="date" office:date-value="2017-03-20T00:00:00" table:style-name="ce2">
            <text:p>20.03.2017</text:p>
          </table:table-cell>
          <table:table-cell office:value-type="string" table:style-name="ce3">
            <text:p>Tarnobrzeg</text:p>
          </table:table-cell>
          <table:table-cell office:value-type="string" table:style-name="ce3">
            <text:p>Kielce</text:p>
          </table:table-cell>
          <table:table-cell office:value-type="float" office:value="2431" table:style-name="ce1">
            <text:p>2431</text:p>
          </table:table-cell>
          <table:table-cell office:value-type="float" office:value="96" table:style-name="ce1">
            <text:p>96</text:p>
          </table:table-cell>
          <table:table-cell office:value-type="float" office:value="409" table:style-name="ce1">
            <text:p>409</text:p>
          </table:table-cell>
          <table:table-cell office:value-type="float" office:value="4.26" table:formula="of:=ROUND(([zad_1_2.$F63]/[zad_1_2.$E63]); 2)" table:style-name="ce1">
            <text:p>4,26</text:p>
          </table:table-cell>
          <table:table-cell office:value-type="string" office:string-value="Tarnobrzeg Kielce" table:formula="of:= COM.MICROSOFT.TEXTJOIN(&quot; &quot;;;[zad_1_2.$B63];;[zad_1_2.$C63])" table:style-name="ce1">
            <text:p>Tarnobrzeg Kielce</text:p>
          </table:table-cell>
          <table:table-cell table:number-columns-repeated="16376"/>
        </table:table-row>
        <table:table-row table:style-name="ro1">
          <table:table-cell office:value-type="date" office:date-value="2017-03-21T00:00:00" table:style-name="ce2">
            <text:p>21.03.2017</text:p>
          </table:table-cell>
          <table:table-cell office:value-type="string" table:style-name="ce3">
            <text:p>Krosno</text:p>
          </table:table-cell>
          <table:table-cell office:value-type="string" table:style-name="ce3">
            <text:p>Tarnobrzeg</text:p>
          </table:table-cell>
          <table:table-cell office:value-type="float" office:value="1168" table:style-name="ce1">
            <text:p>1168</text:p>
          </table:table-cell>
          <table:table-cell office:value-type="float" office:value="143" table:style-name="ce1">
            <text:p>143</text:p>
          </table:table-cell>
          <table:table-cell office:value-type="float" office:value="501" table:style-name="ce1">
            <text:p>501</text:p>
          </table:table-cell>
          <table:table-cell office:value-type="float" office:value="3.5" table:formula="of:=ROUND(([zad_1_2.$F64]/[zad_1_2.$E64]); 2)" table:style-name="ce1">
            <text:p>3,5</text:p>
          </table:table-cell>
          <table:table-cell office:value-type="string" office:string-value="Krosno Tarnobrzeg" table:formula="of:= COM.MICROSOFT.TEXTJOIN(&quot; &quot;;;[zad_1_2.$B64];;[zad_1_2.$C64])" table:style-name="ce1">
            <text:p>Krosno Tarnobrzeg</text:p>
          </table:table-cell>
          <table:table-cell table:number-columns-repeated="16376"/>
        </table:table-row>
        <table:table-row table:style-name="ro1">
          <table:table-cell office:value-type="date" office:date-value="2017-03-22T00:00:00" table:style-name="ce2">
            <text:p>22.03.2017</text:p>
          </table:table-cell>
          <table:table-cell office:value-type="string" table:style-name="ce3">
            <text:p>Tarnobrzeg</text:p>
          </table:table-cell>
          <table:table-cell office:value-type="string" table:style-name="ce3">
            <text:p>Radom</text:p>
          </table:table-cell>
          <table:table-cell office:value-type="float" office:value="4251" table:style-name="ce1">
            <text:p>4251</text:p>
          </table:table-cell>
          <table:table-cell office:value-type="float" office:value="122" table:style-name="ce1">
            <text:p>122</text:p>
          </table:table-cell>
          <table:table-cell office:value-type="float" office:value="227" table:style-name="ce1">
            <text:p>227</text:p>
          </table:table-cell>
          <table:table-cell office:value-type="float" office:value="1.86" table:formula="of:=ROUND(([zad_1_2.$F65]/[zad_1_2.$E65]); 2)" table:style-name="ce1">
            <text:p>1,86</text:p>
          </table:table-cell>
          <table:table-cell office:value-type="string" office:string-value="Tarnobrzeg Radom" table:formula="of:= COM.MICROSOFT.TEXTJOIN(&quot; &quot;;;[zad_1_2.$B65];;[zad_1_2.$C65])" table:style-name="ce1">
            <text:p>Tarnobrzeg Radom</text:p>
          </table:table-cell>
          <table:table-cell table:number-columns-repeated="16376"/>
        </table:table-row>
        <table:table-row table:style-name="ro1">
          <table:table-cell office:value-type="date" office:date-value="2017-03-23T00:00:00" table:style-name="ce2">
            <text:p>23.03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Skierniewice</text:p>
          </table:table-cell>
          <table:table-cell office:value-type="float" office:value="4347" table:style-name="ce1">
            <text:p>4347</text:p>
          </table:table-cell>
          <table:table-cell office:value-type="float" office:value="117" table:style-name="ce1">
            <text:p>117</text:p>
          </table:table-cell>
          <table:table-cell office:value-type="float" office:value="158" table:style-name="ce1">
            <text:p>158</text:p>
          </table:table-cell>
          <table:table-cell office:value-type="float" office:value="1.35" table:formula="of:=ROUND(([zad_1_2.$F66]/[zad_1_2.$E66]); 2)" table:style-name="ce1">
            <text:p>1,35</text:p>
          </table:table-cell>
          <table:table-cell office:value-type="string" office:string-value="Radom Skierniewice" table:formula="of:= COM.MICROSOFT.TEXTJOIN(&quot; &quot;;;[zad_1_2.$B66];;[zad_1_2.$C66])" table:style-name="ce1">
            <text:p>Radom Skierniewice</text:p>
          </table:table-cell>
          <table:table-cell table:number-columns-repeated="16376"/>
        </table:table-row>
        <table:table-row table:style-name="ro1">
          <table:table-cell office:value-type="date" office:date-value="2017-03-24T00:00:00" table:style-name="ce2">
            <text:p>24.03.2017</text:p>
          </table:table-cell>
          <table:table-cell office:value-type="string" table:style-name="ce3">
            <text:p>Skierniewice</text:p>
          </table:table-cell>
          <table:table-cell office:value-type="string" table:style-name="ce3">
            <text:p>Wloclawek</text:p>
          </table:table-cell>
          <table:table-cell office:value-type="float" office:value="5287" table:style-name="ce1">
            <text:p>5287</text:p>
          </table:table-cell>
          <table:table-cell office:value-type="float" office:value="127" table:style-name="ce1">
            <text:p>127</text:p>
          </table:table-cell>
          <table:table-cell office:value-type="float" office:value="495" table:style-name="ce1">
            <text:p>495</text:p>
          </table:table-cell>
          <table:table-cell office:value-type="float" office:value="3.9" table:formula="of:=ROUND(([zad_1_2.$F67]/[zad_1_2.$E67]); 2)" table:style-name="ce1">
            <text:p>3,9</text:p>
          </table:table-cell>
          <table:table-cell office:value-type="string" office:string-value="Skierniewice Wloclawek" table:formula="of:= COM.MICROSOFT.TEXTJOIN(&quot; &quot;;;[zad_1_2.$B67];;[zad_1_2.$C67])" table:style-name="ce1">
            <text:p>Skierniewice Wloclawek</text:p>
          </table:table-cell>
          <table:table-cell table:number-columns-repeated="16376"/>
        </table:table-row>
        <table:table-row table:style-name="ro1">
          <table:table-cell office:value-type="date" office:date-value="2017-03-26T00:00:00" table:style-name="ce2">
            <text:p>26.03.2017</text:p>
          </table:table-cell>
          <table:table-cell office:value-type="string" table:style-name="ce3">
            <text:p>Tarnow</text:p>
          </table:table-cell>
          <table:table-cell office:value-type="string" table:style-name="ce3">
            <text:p>Katowice</text:p>
          </table:table-cell>
          <table:table-cell office:value-type="float" office:value="5177" table:style-name="ce1">
            <text:p>5177</text:p>
          </table:table-cell>
          <table:table-cell office:value-type="float" office:value="147" table:style-name="ce1">
            <text:p>147</text:p>
          </table:table-cell>
          <table:table-cell office:value-type="float" office:value="443" table:style-name="ce1">
            <text:p>443</text:p>
          </table:table-cell>
          <table:table-cell office:value-type="float" office:value="3.01" table:formula="of:=ROUND(([zad_1_2.$F68]/[zad_1_2.$E68]); 2)" table:style-name="ce1">
            <text:p>3,01</text:p>
          </table:table-cell>
          <table:table-cell office:value-type="string" office:string-value="Tarnow Katowice" table:formula="of:= COM.MICROSOFT.TEXTJOIN(&quot; &quot;;;[zad_1_2.$B68];;[zad_1_2.$C68])" table:style-name="ce1">
            <text:p>Tarnow Katowice</text:p>
          </table:table-cell>
          <table:table-cell table:number-columns-repeated="16376"/>
        </table:table-row>
        <table:table-row table:style-name="ro1">
          <table:table-cell office:value-type="date" office:date-value="2017-03-27T00:00:00" table:style-name="ce2">
            <text:p>27.03.2017</text:p>
          </table:table-cell>
          <table:table-cell office:value-type="string" table:style-name="ce3">
            <text:p>Gubin</text:p>
          </table:table-cell>
          <table:table-cell office:value-type="string" table:style-name="ce3">
            <text:p>Gorzow Wielkopolski</text:p>
          </table:table-cell>
          <table:table-cell office:value-type="float" office:value="3858" table:style-name="ce1">
            <text:p>3858</text:p>
          </table:table-cell>
          <table:table-cell office:value-type="float" office:value="155" table:style-name="ce1">
            <text:p>155</text:p>
          </table:table-cell>
          <table:table-cell office:value-type="float" office:value="261" table:style-name="ce1">
            <text:p>261</text:p>
          </table:table-cell>
          <table:table-cell office:value-type="float" office:value="1.68" table:formula="of:=ROUND(([zad_1_2.$F69]/[zad_1_2.$E69]); 2)" table:style-name="ce1">
            <text:p>1,68</text:p>
          </table:table-cell>
          <table:table-cell office:value-type="string" office:string-value="Gubin Gorzow Wielkopolski" table:formula="of:= COM.MICROSOFT.TEXTJOIN(&quot; &quot;;;[zad_1_2.$B69];;[zad_1_2.$C69])" table:style-name="ce1">
            <text:p>Gubin Gorzow Wielkopolski</text:p>
          </table:table-cell>
          <table:table-cell table:number-columns-repeated="16376"/>
        </table:table-row>
        <table:table-row table:style-name="ro1">
          <table:table-cell office:value-type="date" office:date-value="2017-03-28T00:00:00" table:style-name="ce2">
            <text:p>28.03.2017</text:p>
          </table:table-cell>
          <table:table-cell office:value-type="string" table:style-name="ce3">
            <text:p>Gorzow Wielkopolski</text:p>
          </table:table-cell>
          <table:table-cell office:value-type="string" table:style-name="ce3">
            <text:p>Zielona Gora</text:p>
          </table:table-cell>
          <table:table-cell office:value-type="float" office:value="4637" table:style-name="ce1">
            <text:p>4637</text:p>
          </table:table-cell>
          <table:table-cell office:value-type="float" office:value="116" table:style-name="ce1">
            <text:p>116</text:p>
          </table:table-cell>
          <table:table-cell office:value-type="float" office:value="242" table:style-name="ce1">
            <text:p>242</text:p>
          </table:table-cell>
          <table:table-cell office:value-type="float" office:value="2.09" table:formula="of:=ROUND(([zad_1_2.$F70]/[zad_1_2.$E70]); 2)" table:style-name="ce1">
            <text:p>2,09</text:p>
          </table:table-cell>
          <table:table-cell office:value-type="string" office:string-value="Gorzow Wielkopolski Zielona Gora" table:formula="of:= COM.MICROSOFT.TEXTJOIN(&quot; &quot;;;[zad_1_2.$B70];;[zad_1_2.$C70])" table:style-name="ce1">
            <text:p>Gorzow Wielkopolski Zielona Gora</text:p>
          </table:table-cell>
          <table:table-cell table:number-columns-repeated="16376"/>
        </table:table-row>
        <table:table-row table:style-name="ro1">
          <table:table-cell office:value-type="date" office:date-value="2017-03-29T00:00:00" table:style-name="ce2">
            <text:p>29.03.2017</text:p>
          </table:table-cell>
          <table:table-cell office:value-type="string" table:style-name="ce3">
            <text:p>Zielona Gora</text:p>
          </table:table-cell>
          <table:table-cell office:value-type="string" table:style-name="ce3">
            <text:p>Poznan</text:p>
          </table:table-cell>
          <table:table-cell office:value-type="float" office:value="5212" table:style-name="ce1">
            <text:p>5212</text:p>
          </table:table-cell>
          <table:table-cell office:value-type="float" office:value="123" table:style-name="ce1">
            <text:p>123</text:p>
          </table:table-cell>
          <table:table-cell office:value-type="float" office:value="517" table:style-name="ce1">
            <text:p>517</text:p>
          </table:table-cell>
          <table:table-cell office:value-type="float" office:value="4.2" table:formula="of:=ROUND(([zad_1_2.$F71]/[zad_1_2.$E71]); 2)" table:style-name="ce1">
            <text:p>4,2</text:p>
          </table:table-cell>
          <table:table-cell office:value-type="string" office:string-value="Zielona Gora Poznan" table:formula="of:= COM.MICROSOFT.TEXTJOIN(&quot; &quot;;;[zad_1_2.$B71];;[zad_1_2.$C71])" table:style-name="ce1">
            <text:p>Zielona Gora Poznan</text:p>
          </table:table-cell>
          <table:table-cell table:number-columns-repeated="16376"/>
        </table:table-row>
        <table:table-row table:style-name="ro1">
          <table:table-cell office:value-type="date" office:date-value="2017-03-30T00:00:00" table:style-name="ce2">
            <text:p>30.03.2017</text:p>
          </table:table-cell>
          <table:table-cell office:value-type="string" table:style-name="ce3">
            <text:p>Poznan</text:p>
          </table:table-cell>
          <table:table-cell office:value-type="string" table:style-name="ce3">
            <text:p>Bydgoszcz</text:p>
          </table:table-cell>
          <table:table-cell office:value-type="float" office:value="1099" table:style-name="ce1">
            <text:p>1099</text:p>
          </table:table-cell>
          <table:table-cell office:value-type="float" office:value="128" table:style-name="ce1">
            <text:p>128</text:p>
          </table:table-cell>
          <table:table-cell office:value-type="float" office:value="205" table:style-name="ce1">
            <text:p>205</text:p>
          </table:table-cell>
          <table:table-cell office:value-type="float" office:value="1.6" table:formula="of:=ROUND(([zad_1_2.$F72]/[zad_1_2.$E72]); 2)" table:style-name="ce1">
            <text:p>1,6</text:p>
          </table:table-cell>
          <table:table-cell office:value-type="string" office:string-value="Poznan Bydgoszcz" table:formula="of:= COM.MICROSOFT.TEXTJOIN(&quot; &quot;;;[zad_1_2.$B72];;[zad_1_2.$C72])" table:style-name="ce1">
            <text:p>Poznan Bydgoszcz</text:p>
          </table:table-cell>
          <table:table-cell table:number-columns-repeated="16376"/>
        </table:table-row>
        <table:table-row table:style-name="ro1">
          <table:table-cell office:value-type="date" office:date-value="2017-03-31T00:00:00" table:style-name="ce2">
            <text:p>31.03.2017</text:p>
          </table:table-cell>
          <table:table-cell office:value-type="string" table:style-name="ce3">
            <text:p>Bydgoszcz</text:p>
          </table:table-cell>
          <table:table-cell office:value-type="string" table:style-name="ce3">
            <text:p>Wloclawek</text:p>
          </table:table-cell>
          <table:table-cell office:value-type="float" office:value="4422" table:style-name="ce1">
            <text:p>4422</text:p>
          </table:table-cell>
          <table:table-cell office:value-type="float" office:value="105" table:style-name="ce1">
            <text:p>105</text:p>
          </table:table-cell>
          <table:table-cell office:value-type="float" office:value="145" table:style-name="ce1">
            <text:p>145</text:p>
          </table:table-cell>
          <table:table-cell office:value-type="float" office:value="1.38" table:formula="of:=ROUND(([zad_1_2.$F73]/[zad_1_2.$E73]); 2)" table:style-name="ce1">
            <text:p>1,38</text:p>
          </table:table-cell>
          <table:table-cell office:value-type="string" office:string-value="Bydgoszcz Wloclawek" table:formula="of:= COM.MICROSOFT.TEXTJOIN(&quot; &quot;;;[zad_1_2.$B73];;[zad_1_2.$C73])" table:style-name="ce1">
            <text:p>Bydgoszcz Wloclawek</text:p>
          </table:table-cell>
          <table:table-cell table:number-columns-repeated="16376"/>
        </table:table-row>
        <table:table-row table:style-name="ro1">
          <table:table-cell office:value-type="date" office:date-value="2017-04-02T00:00:00" table:style-name="ce2">
            <text:p>02.04.2017</text:p>
          </table:table-cell>
          <table:table-cell office:value-type="string" table:style-name="ce3">
            <text:p>Chyzne</text:p>
          </table:table-cell>
          <table:table-cell office:value-type="string" table:style-name="ce3">
            <text:p>Bielsko-Biala</text:p>
          </table:table-cell>
          <table:table-cell office:value-type="float" office:value="2742" table:style-name="ce1">
            <text:p>2742</text:p>
          </table:table-cell>
          <table:table-cell office:value-type="float" office:value="109" table:style-name="ce1">
            <text:p>109</text:p>
          </table:table-cell>
          <table:table-cell office:value-type="float" office:value="117" table:style-name="ce1">
            <text:p>117</text:p>
          </table:table-cell>
          <table:table-cell office:value-type="float" office:value="1.07" table:formula="of:=ROUND(([zad_1_2.$F74]/[zad_1_2.$E74]); 2)" table:style-name="ce1">
            <text:p>1,07</text:p>
          </table:table-cell>
          <table:table-cell office:value-type="string" office:string-value="Chyzne Bielsko-Biala" table:formula="of:= COM.MICROSOFT.TEXTJOIN(&quot; &quot;;;[zad_1_2.$B74];;[zad_1_2.$C74])" table:style-name="ce1">
            <text:p>Chyzne Bielsko-Biala</text:p>
          </table:table-cell>
          <table:table-cell table:number-columns-repeated="16376"/>
        </table:table-row>
        <table:table-row table:style-name="ro1">
          <table:table-cell office:value-type="date" office:date-value="2017-04-03T00:00:00" table:style-name="ce2">
            <text:p>03.04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Chyzne</text:p>
          </table:table-cell>
          <table:table-cell office:value-type="float" office:value="2100" table:style-name="ce1">
            <text:p>2100</text:p>
          </table:table-cell>
          <table:table-cell office:value-type="float" office:value="115" table:style-name="ce1">
            <text:p>115</text:p>
          </table:table-cell>
          <table:table-cell office:value-type="float" office:value="172" table:style-name="ce1">
            <text:p>172</text:p>
          </table:table-cell>
          <table:table-cell office:value-type="float" office:value="1.5" table:formula="of:=ROUND(([zad_1_2.$F75]/[zad_1_2.$E75]); 2)" table:style-name="ce1">
            <text:p>1,5</text:p>
          </table:table-cell>
          <table:table-cell office:value-type="string" office:string-value="Bielsko-Biala Chyzne" table:formula="of:= COM.MICROSOFT.TEXTJOIN(&quot; &quot;;;[zad_1_2.$B75];;[zad_1_2.$C75])" table:style-name="ce1">
            <text:p>Bielsko-Biala Chyzne</text:p>
          </table:table-cell>
          <table:table-cell table:number-columns-repeated="16376"/>
        </table:table-row>
        <table:table-row table:style-name="ro1">
          <table:table-cell office:value-type="date" office:date-value="2017-04-04T00:00:00" table:style-name="ce2">
            <text:p>04.04.2017</text:p>
          </table:table-cell>
          <table:table-cell office:value-type="string" table:style-name="ce3">
            <text:p>Chyzne</text:p>
          </table:table-cell>
          <table:table-cell office:value-type="string" table:style-name="ce3">
            <text:p>Bielsko-Biala</text:p>
          </table:table-cell>
          <table:table-cell office:value-type="float" office:value="5626" table:style-name="ce1">
            <text:p>5626</text:p>
          </table:table-cell>
          <table:table-cell office:value-type="float" office:value="123" table:style-name="ce1">
            <text:p>123</text:p>
          </table:table-cell>
          <table:table-cell office:value-type="float" office:value="377" table:style-name="ce1">
            <text:p>377</text:p>
          </table:table-cell>
          <table:table-cell office:value-type="float" office:value="3.07" table:formula="of:=ROUND(([zad_1_2.$F76]/[zad_1_2.$E76]); 2)" table:style-name="ce1">
            <text:p>3,07</text:p>
          </table:table-cell>
          <table:table-cell office:value-type="string" office:string-value="Chyzne Bielsko-Biala" table:formula="of:= COM.MICROSOFT.TEXTJOIN(&quot; &quot;;;[zad_1_2.$B76];;[zad_1_2.$C76])" table:style-name="ce1">
            <text:p>Chyzne Bielsko-Biala</text:p>
          </table:table-cell>
          <table:table-cell table:number-columns-repeated="16376"/>
        </table:table-row>
        <table:table-row table:style-name="ro1">
          <table:table-cell office:value-type="date" office:date-value="2017-04-05T00:00:00" table:style-name="ce2">
            <text:p>05.04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Chyzne</text:p>
          </table:table-cell>
          <table:table-cell office:value-type="float" office:value="1629" table:style-name="ce1">
            <text:p>1629</text:p>
          </table:table-cell>
          <table:table-cell office:value-type="float" office:value="109" table:style-name="ce1">
            <text:p>109</text:p>
          </table:table-cell>
          <table:table-cell office:value-type="float" office:value="258" table:style-name="ce1">
            <text:p>258</text:p>
          </table:table-cell>
          <table:table-cell office:value-type="float" office:value="2.37" table:formula="of:=ROUND(([zad_1_2.$F77]/[zad_1_2.$E77]); 2)" table:style-name="ce1">
            <text:p>2,37</text:p>
          </table:table-cell>
          <table:table-cell office:value-type="string" office:string-value="Bielsko-Biala Chyzne" table:formula="of:= COM.MICROSOFT.TEXTJOIN(&quot; &quot;;;[zad_1_2.$B77];;[zad_1_2.$C77])" table:style-name="ce1">
            <text:p>Bielsko-Biala Chyzne</text:p>
          </table:table-cell>
          <table:table-cell table:number-columns-repeated="16376"/>
        </table:table-row>
        <table:table-row table:style-name="ro1">
          <table:table-cell office:value-type="date" office:date-value="2017-04-06T00:00:00" table:style-name="ce2">
            <text:p>06.04.2017</text:p>
          </table:table-cell>
          <table:table-cell office:value-type="string" table:style-name="ce3">
            <text:p>Chyzne</text:p>
          </table:table-cell>
          <table:table-cell office:value-type="string" table:style-name="ce3">
            <text:p>Cieszyn</text:p>
          </table:table-cell>
          <table:table-cell office:value-type="float" office:value="4787" table:style-name="ce1">
            <text:p>4787</text:p>
          </table:table-cell>
          <table:table-cell office:value-type="float" office:value="155" table:style-name="ce1">
            <text:p>155</text:p>
          </table:table-cell>
          <table:table-cell office:value-type="float" office:value="354" table:style-name="ce1">
            <text:p>354</text:p>
          </table:table-cell>
          <table:table-cell office:value-type="float" office:value="2.2799999999999998" table:formula="of:=ROUND(([zad_1_2.$F78]/[zad_1_2.$E78]); 2)" table:style-name="ce1">
            <text:p>2,28</text:p>
          </table:table-cell>
          <table:table-cell office:value-type="string" office:string-value="Chyzne Cieszyn" table:formula="of:= COM.MICROSOFT.TEXTJOIN(&quot; &quot;;;[zad_1_2.$B78];;[zad_1_2.$C78])" table:style-name="ce1">
            <text:p>Chyzne Cieszyn</text:p>
          </table:table-cell>
          <table:table-cell table:number-columns-repeated="16376"/>
        </table:table-row>
        <table:table-row table:style-name="ro1">
          <table:table-cell office:value-type="date" office:date-value="2017-04-07T00:00:00" table:style-name="ce2">
            <text:p>07.04.2017</text:p>
          </table:table-cell>
          <table:table-cell office:value-type="string" table:style-name="ce3">
            <text:p>Barwinek</text:p>
          </table:table-cell>
          <table:table-cell office:value-type="string" table:style-name="ce3">
            <text:p>Medyka</text:p>
          </table:table-cell>
          <table:table-cell office:value-type="float" office:value="4678" table:style-name="ce1">
            <text:p>4678</text:p>
          </table:table-cell>
          <table:table-cell office:value-type="float" office:value="182" table:style-name="ce1">
            <text:p>182</text:p>
          </table:table-cell>
          <table:table-cell office:value-type="float" office:value="254" table:style-name="ce1">
            <text:p>254</text:p>
          </table:table-cell>
          <table:table-cell office:value-type="float" office:value="1.4" table:formula="of:=ROUND(([zad_1_2.$F79]/[zad_1_2.$E79]); 2)" table:style-name="ce1">
            <text:p>1,4</text:p>
          </table:table-cell>
          <table:table-cell office:value-type="string" office:string-value="Barwinek Medyka" table:formula="of:= COM.MICROSOFT.TEXTJOIN(&quot; &quot;;;[zad_1_2.$B79];;[zad_1_2.$C79])" table:style-name="ce1">
            <text:p>Barwinek Medyka</text:p>
          </table:table-cell>
          <table:table-cell table:number-columns-repeated="16376"/>
        </table:table-row>
        <table:table-row table:style-name="ro1">
          <table:table-cell office:value-type="date" office:date-value="2017-04-08T00:00:00" table:style-name="ce2">
            <text:p>08.04.2017</text:p>
          </table:table-cell>
          <table:table-cell office:value-type="string" table:style-name="ce3">
            <text:p>Medyka</text:p>
          </table:table-cell>
          <table:table-cell office:value-type="string" table:style-name="ce3">
            <text:p>Zamosc</text:p>
          </table:table-cell>
          <table:table-cell office:value-type="float" office:value="5869" table:style-name="ce1">
            <text:p>5869</text:p>
          </table:table-cell>
          <table:table-cell office:value-type="float" office:value="152" table:style-name="ce1">
            <text:p>152</text:p>
          </table:table-cell>
          <table:table-cell office:value-type="float" office:value="599" table:style-name="ce1">
            <text:p>599</text:p>
          </table:table-cell>
          <table:table-cell office:value-type="float" office:value="3.94" table:formula="of:=ROUND(([zad_1_2.$F80]/[zad_1_2.$E80]); 2)" table:style-name="ce1">
            <text:p>3,94</text:p>
          </table:table-cell>
          <table:table-cell office:value-type="string" office:string-value="Medyka Zamosc" table:formula="of:= COM.MICROSOFT.TEXTJOIN(&quot; &quot;;;[zad_1_2.$B80];;[zad_1_2.$C80])" table:style-name="ce1">
            <text:p>Medyka Zamosc</text:p>
          </table:table-cell>
          <table:table-cell table:number-columns-repeated="16376"/>
        </table:table-row>
        <table:table-row table:style-name="ro1">
          <table:table-cell office:value-type="date" office:date-value="2017-04-09T00:00:00" table:style-name="ce2">
            <text:p>09.04.2017</text:p>
          </table:table-cell>
          <table:table-cell office:value-type="string" table:style-name="ce3">
            <text:p>Rzeszow</text:p>
          </table:table-cell>
          <table:table-cell office:value-type="string" table:style-name="ce3">
            <text:p>Zamosc</text:p>
          </table:table-cell>
          <table:table-cell office:value-type="float" office:value="2678" table:style-name="ce1">
            <text:p>2678</text:p>
          </table:table-cell>
          <table:table-cell office:value-type="float" office:value="178" table:style-name="ce1">
            <text:p>178</text:p>
          </table:table-cell>
          <table:table-cell office:value-type="float" office:value="481" table:style-name="ce1">
            <text:p>481</text:p>
          </table:table-cell>
          <table:table-cell office:value-type="float" office:value="2.7" table:formula="of:=ROUND(([zad_1_2.$F81]/[zad_1_2.$E81]); 2)" table:style-name="ce1">
            <text:p>2,7</text:p>
          </table:table-cell>
          <table:table-cell office:value-type="string" office:string-value="Rzeszow Zamosc" table:formula="of:= COM.MICROSOFT.TEXTJOIN(&quot; &quot;;;[zad_1_2.$B81];;[zad_1_2.$C81])" table:style-name="ce1">
            <text:p>Rzeszow Zamosc</text:p>
          </table:table-cell>
          <table:table-cell table:number-columns-repeated="16376"/>
        </table:table-row>
        <table:table-row table:style-name="ro1">
          <table:table-cell office:value-type="date" office:date-value="2017-04-10T00:00:00" table:style-name="ce2">
            <text:p>10.04.2017</text:p>
          </table:table-cell>
          <table:table-cell office:value-type="string" table:style-name="ce3">
            <text:p>Konin</text:p>
          </table:table-cell>
          <table:table-cell office:value-type="string" table:style-name="ce3">
            <text:p>Walbrzych</text:p>
          </table:table-cell>
          <table:table-cell office:value-type="float" office:value="3193" table:style-name="ce1">
            <text:p>3193</text:p>
          </table:table-cell>
          <table:table-cell office:value-type="float" office:value="241" table:style-name="ce1">
            <text:p>241</text:p>
          </table:table-cell>
          <table:table-cell office:value-type="float" office:value="507" table:style-name="ce1">
            <text:p>507</text:p>
          </table:table-cell>
          <table:table-cell office:value-type="float" office:value="2.1" table:formula="of:=ROUND(([zad_1_2.$F82]/[zad_1_2.$E82]); 2)" table:style-name="ce1">
            <text:p>2,1</text:p>
          </table:table-cell>
          <table:table-cell office:value-type="string" office:string-value="Konin Walbrzych" table:formula="of:= COM.MICROSOFT.TEXTJOIN(&quot; &quot;;;[zad_1_2.$B82];;[zad_1_2.$C82])" table:style-name="ce1">
            <text:p>Konin Walbrzych</text:p>
          </table:table-cell>
          <table:table-cell table:number-columns-repeated="16376"/>
        </table:table-row>
        <table:table-row table:style-name="ro1">
          <table:table-cell office:value-type="date" office:date-value="2017-04-11T00:00:00" table:style-name="ce2">
            <text:p>11.04.2017</text:p>
          </table:table-cell>
          <table:table-cell office:value-type="string" table:style-name="ce3">
            <text:p>Jakuszyce</text:p>
          </table:table-cell>
          <table:table-cell office:value-type="string" table:style-name="ce3">
            <text:p>Kostrzyn</text:p>
          </table:table-cell>
          <table:table-cell office:value-type="float" office:value="1011" table:style-name="ce1">
            <text:p>1011</text:p>
          </table:table-cell>
          <table:table-cell office:value-type="float" office:value="211" table:style-name="ce1">
            <text:p>211</text:p>
          </table:table-cell>
          <table:table-cell office:value-type="float" office:value="536" table:style-name="ce1">
            <text:p>536</text:p>
          </table:table-cell>
          <table:table-cell office:value-type="float" office:value="2.54" table:formula="of:=ROUND(([zad_1_2.$F83]/[zad_1_2.$E83]); 2)" table:style-name="ce1">
            <text:p>2,54</text:p>
          </table:table-cell>
          <table:table-cell office:value-type="string" office:string-value="Jakuszyce Kostrzyn" table:formula="of:= COM.MICROSOFT.TEXTJOIN(&quot; &quot;;;[zad_1_2.$B83];;[zad_1_2.$C83])" table:style-name="ce1">
            <text:p>Jakuszyce Kostrzyn</text:p>
          </table:table-cell>
          <table:table-cell table:number-columns-repeated="16376"/>
        </table:table-row>
        <table:table-row table:style-name="ro1">
          <table:table-cell office:value-type="date" office:date-value="2017-04-12T00:00:00" table:style-name="ce2">
            <text:p>12.04.2017</text:p>
          </table:table-cell>
          <table:table-cell office:value-type="string" table:style-name="ce3">
            <text:p>Kostrzyn</text:p>
          </table:table-cell>
          <table:table-cell office:value-type="string" table:style-name="ce3">
            <text:p>Szczecin</text:p>
          </table:table-cell>
          <table:table-cell office:value-type="float" office:value="3398" table:style-name="ce1">
            <text:p>3398</text:p>
          </table:table-cell>
          <table:table-cell office:value-type="float" office:value="122" table:style-name="ce1">
            <text:p>122</text:p>
          </table:table-cell>
          <table:table-cell office:value-type="float" office:value="163" table:style-name="ce1">
            <text:p>163</text:p>
          </table:table-cell>
          <table:table-cell office:value-type="float" office:value="1.34" table:formula="of:=ROUND(([zad_1_2.$F84]/[zad_1_2.$E84]); 2)" table:style-name="ce1">
            <text:p>1,34</text:p>
          </table:table-cell>
          <table:table-cell office:value-type="string" office:string-value="Kostrzyn Szczecin" table:formula="of:= COM.MICROSOFT.TEXTJOIN(&quot; &quot;;;[zad_1_2.$B84];;[zad_1_2.$C84])" table:style-name="ce1">
            <text:p>Kostrzyn Szczecin</text:p>
          </table:table-cell>
          <table:table-cell table:number-columns-repeated="16376"/>
        </table:table-row>
        <table:table-row table:style-name="ro1">
          <table:table-cell office:value-type="date" office:date-value="2017-04-14T00:00:00" table:style-name="ce2">
            <text:p>14.04.2017</text:p>
          </table:table-cell>
          <table:table-cell office:value-type="string" table:style-name="ce3">
            <text:p>Zgorzelec</text:p>
          </table:table-cell>
          <table:table-cell office:value-type="string" table:style-name="ce3">
            <text:p>Wroclaw</text:p>
          </table:table-cell>
          <table:table-cell office:value-type="float" office:value="5416" table:style-name="ce1">
            <text:p>5416</text:p>
          </table:table-cell>
          <table:table-cell office:value-type="float" office:value="156" table:style-name="ce1">
            <text:p>156</text:p>
          </table:table-cell>
          <table:table-cell office:value-type="float" office:value="349" table:style-name="ce1">
            <text:p>349</text:p>
          </table:table-cell>
          <table:table-cell office:value-type="float" office:value="2.2400000000000002" table:formula="of:=ROUND(([zad_1_2.$F85]/[zad_1_2.$E85]); 2)" table:style-name="ce1">
            <text:p>2,24</text:p>
          </table:table-cell>
          <table:table-cell office:value-type="string" office:string-value="Zgorzelec Wroclaw" table:formula="of:= COM.MICROSOFT.TEXTJOIN(&quot; &quot;;;[zad_1_2.$B85];;[zad_1_2.$C85])" table:style-name="ce1">
            <text:p>Zgorzelec Wroclaw</text:p>
          </table:table-cell>
          <table:table-cell table:number-columns-repeated="16376"/>
        </table:table-row>
        <table:table-row table:style-name="ro1">
          <table:table-cell office:value-type="date" office:date-value="2017-04-15T00:00:00" table:style-name="ce2">
            <text:p>15.04.2017</text:p>
          </table:table-cell>
          <table:table-cell office:value-type="string" table:style-name="ce3">
            <text:p>Ostroleka</text:p>
          </table:table-cell>
          <table:table-cell office:value-type="string" table:style-name="ce3">
            <text:p>Krakow</text:p>
          </table:table-cell>
          <table:table-cell office:value-type="float" office:value="3914" table:style-name="ce1">
            <text:p>3914</text:p>
          </table:table-cell>
          <table:table-cell office:value-type="float" office:value="417" table:style-name="ce1">
            <text:p>417</text:p>
          </table:table-cell>
          <table:table-cell office:value-type="float" office:value="888" table:style-name="ce1">
            <text:p>888</text:p>
          </table:table-cell>
          <table:table-cell office:value-type="float" office:value="2.13" table:formula="of:=ROUND(([zad_1_2.$F86]/[zad_1_2.$E86]); 2)" table:style-name="ce1">
            <text:p>2,13</text:p>
          </table:table-cell>
          <table:table-cell office:value-type="string" office:string-value="Ostroleka Krakow" table:formula="of:= COM.MICROSOFT.TEXTJOIN(&quot; &quot;;;[zad_1_2.$B86];;[zad_1_2.$C86])" table:style-name="ce1">
            <text:p>Ostroleka Krakow</text:p>
          </table:table-cell>
          <table:table-cell table:number-columns-repeated="16376"/>
        </table:table-row>
        <table:table-row table:style-name="ro1">
          <table:table-cell office:value-type="date" office:date-value="2017-04-16T00:00:00" table:style-name="ce2">
            <text:p>16.04.2017</text:p>
          </table:table-cell>
          <table:table-cell office:value-type="string" table:style-name="ce3">
            <text:p>Krakow</text:p>
          </table:table-cell>
          <table:table-cell office:value-type="string" table:style-name="ce3">
            <text:p>Kielce</text:p>
          </table:table-cell>
          <table:table-cell office:value-type="float" office:value="5805" table:style-name="ce1">
            <text:p>5805</text:p>
          </table:table-cell>
          <table:table-cell office:value-type="float" office:value="145" table:style-name="ce1">
            <text:p>145</text:p>
          </table:table-cell>
          <table:table-cell office:value-type="float" office:value="301" table:style-name="ce1">
            <text:p>301</text:p>
          </table:table-cell>
          <table:table-cell office:value-type="float" office:value="2.08" table:formula="of:=ROUND(([zad_1_2.$F87]/[zad_1_2.$E87]); 2)" table:style-name="ce1">
            <text:p>2,08</text:p>
          </table:table-cell>
          <table:table-cell office:value-type="string" office:string-value="Krakow Kielce" table:formula="of:= COM.MICROSOFT.TEXTJOIN(&quot; &quot;;;[zad_1_2.$B87];;[zad_1_2.$C87])" table:style-name="ce1">
            <text:p>Krakow Kielce</text:p>
          </table:table-cell>
          <table:table-cell table:number-columns-repeated="16376"/>
        </table:table-row>
        <table:table-row table:style-name="ro1">
          <table:table-cell office:value-type="date" office:date-value="2017-04-17T00:00:00" table:style-name="ce2">
            <text:p>17.04.2017</text:p>
          </table:table-cell>
          <table:table-cell office:value-type="string" table:style-name="ce3">
            <text:p>Kielce</text:p>
          </table:table-cell>
          <table:table-cell office:value-type="string" table:style-name="ce3">
            <text:p>Krakow</text:p>
          </table:table-cell>
          <table:table-cell office:value-type="float" office:value="4033" table:style-name="ce1">
            <text:p>4033</text:p>
          </table:table-cell>
          <table:table-cell office:value-type="float" office:value="136" table:style-name="ce1">
            <text:p>136</text:p>
          </table:table-cell>
          <table:table-cell office:value-type="float" office:value="297" table:style-name="ce1">
            <text:p>297</text:p>
          </table:table-cell>
          <table:table-cell office:value-type="float" office:value="2.1800000000000002" table:formula="of:=ROUND(([zad_1_2.$F88]/[zad_1_2.$E88]); 2)" table:style-name="ce1">
            <text:p>2,18</text:p>
          </table:table-cell>
          <table:table-cell office:value-type="string" office:string-value="Kielce Krakow" table:formula="of:= COM.MICROSOFT.TEXTJOIN(&quot; &quot;;;[zad_1_2.$B88];;[zad_1_2.$C88])" table:style-name="ce1">
            <text:p>Kielce Krakow</text:p>
          </table:table-cell>
          <table:table-cell table:number-columns-repeated="16376"/>
        </table:table-row>
        <table:table-row table:style-name="ro1">
          <table:table-cell office:value-type="date" office:date-value="2017-04-19T00:00:00" table:style-name="ce2">
            <text:p>19.04.2017</text:p>
          </table:table-cell>
          <table:table-cell office:value-type="string" table:style-name="ce3">
            <text:p>Zamosc</text:p>
          </table:table-cell>
          <table:table-cell office:value-type="string" table:style-name="ce3">
            <text:p>Biala Podlaska</text:p>
          </table:table-cell>
          <table:table-cell office:value-type="float" office:value="1021" table:style-name="ce1">
            <text:p>1021</text:p>
          </table:table-cell>
          <table:table-cell office:value-type="float" office:value="184" table:style-name="ce1">
            <text:p>184</text:p>
          </table:table-cell>
          <table:table-cell office:value-type="float" office:value="660" table:style-name="ce1">
            <text:p>660</text:p>
          </table:table-cell>
          <table:table-cell office:value-type="float" office:value="3.59" table:formula="of:=ROUND(([zad_1_2.$F89]/[zad_1_2.$E89]); 2)" table:style-name="ce1">
            <text:p>3,59</text:p>
          </table:table-cell>
          <table:table-cell office:value-type="string" office:string-value="Zamosc Biala Podlaska" table:formula="of:= COM.MICROSOFT.TEXTJOIN(&quot; &quot;;;[zad_1_2.$B89];;[zad_1_2.$C89])" table:style-name="ce1">
            <text:p>Zamosc Biala Podlaska</text:p>
          </table:table-cell>
          <table:table-cell table:number-columns-repeated="16376"/>
        </table:table-row>
        <table:table-row table:style-name="ro1">
          <table:table-cell office:value-type="date" office:date-value="2017-04-21T00:00:00" table:style-name="ce2">
            <text:p>21.04.2017</text:p>
          </table:table-cell>
          <table:table-cell office:value-type="string" table:style-name="ce3">
            <text:p>Przemysl</text:p>
          </table:table-cell>
          <table:table-cell office:value-type="string" table:style-name="ce3">
            <text:p>Medyka</text:p>
          </table:table-cell>
          <table:table-cell office:value-type="float" office:value="5162" table:style-name="ce1">
            <text:p>5162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.65" table:formula="of:=ROUND(([zad_1_2.$F90]/[zad_1_2.$E90]); 2)" table:style-name="ce1">
            <text:p>1,65</text:p>
          </table:table-cell>
          <table:table-cell office:value-type="string" office:string-value="Przemysl Medyka" table:formula="of:= COM.MICROSOFT.TEXTJOIN(&quot; &quot;;;[zad_1_2.$B90];;[zad_1_2.$C90])" table:style-name="ce1">
            <text:p>Przemysl Medyka</text:p>
          </table:table-cell>
          <table:table-cell table:number-columns-repeated="16376"/>
        </table:table-row>
        <table:table-row table:style-name="ro1">
          <table:table-cell office:value-type="date" office:date-value="2017-04-22T00:00:00" table:style-name="ce2">
            <text:p>22.04.2017</text:p>
          </table:table-cell>
          <table:table-cell office:value-type="string" table:style-name="ce3">
            <text:p>Medyka</text:p>
          </table:table-cell>
          <table:table-cell office:value-type="string" table:style-name="ce3">
            <text:p>Zamosc</text:p>
          </table:table-cell>
          <table:table-cell office:value-type="float" office:value="2050" table:style-name="ce1">
            <text:p>2050</text:p>
          </table:table-cell>
          <table:table-cell office:value-type="float" office:value="162" table:style-name="ce1">
            <text:p>162</text:p>
          </table:table-cell>
          <table:table-cell office:value-type="float" office:value="569" table:style-name="ce1">
            <text:p>569</text:p>
          </table:table-cell>
          <table:table-cell office:value-type="float" office:value="3.51" table:formula="of:=ROUND(([zad_1_2.$F91]/[zad_1_2.$E91]); 2)" table:style-name="ce1">
            <text:p>3,51</text:p>
          </table:table-cell>
          <table:table-cell office:value-type="string" office:string-value="Medyka Zamosc" table:formula="of:= COM.MICROSOFT.TEXTJOIN(&quot; &quot;;;[zad_1_2.$B91];;[zad_1_2.$C91])" table:style-name="ce1">
            <text:p>Medyka Zamosc</text:p>
          </table:table-cell>
          <table:table-cell table:number-columns-repeated="16376"/>
        </table:table-row>
        <table:table-row table:style-name="ro1">
          <table:table-cell office:value-type="date" office:date-value="2017-04-24T00:00:00" table:style-name="ce2">
            <text:p>24.04.2017</text:p>
          </table:table-cell>
          <table:table-cell office:value-type="string" table:style-name="ce3">
            <text:p>Walbrzych</text:p>
          </table:table-cell>
          <table:table-cell office:value-type="string" table:style-name="ce3">
            <text:p>Opole</text:p>
          </table:table-cell>
          <table:table-cell office:value-type="float" office:value="5312" table:style-name="ce1">
            <text:p>5312</text:p>
          </table:table-cell>
          <table:table-cell office:value-type="float" office:value="153" table:style-name="ce1">
            <text:p>153</text:p>
          </table:table-cell>
          <table:table-cell office:value-type="float" office:value="356" table:style-name="ce1">
            <text:p>356</text:p>
          </table:table-cell>
          <table:table-cell office:value-type="float" office:value="2.33" table:formula="of:=ROUND(([zad_1_2.$F92]/[zad_1_2.$E92]); 2)" table:style-name="ce1">
            <text:p>2,33</text:p>
          </table:table-cell>
          <table:table-cell office:value-type="string" office:string-value="Walbrzych Opole" table:formula="of:= COM.MICROSOFT.TEXTJOIN(&quot; &quot;;;[zad_1_2.$B92];;[zad_1_2.$C92])" table:style-name="ce1">
            <text:p>Walbrzych Opole</text:p>
          </table:table-cell>
          <table:table-cell table:number-columns-repeated="16376"/>
        </table:table-row>
        <table:table-row table:style-name="ro1">
          <table:table-cell office:value-type="date" office:date-value="2017-04-26T00:00:00" table:style-name="ce2">
            <text:p>26.04.2017</text:p>
          </table:table-cell>
          <table:table-cell office:value-type="string" table:style-name="ce3">
            <text:p>Szczecin</text:p>
          </table:table-cell>
          <table:table-cell office:value-type="string" table:style-name="ce3">
            <text:p>Sieradz</text:p>
          </table:table-cell>
          <table:table-cell office:value-type="float" office:value="2443" table:style-name="ce1">
            <text:p>2443</text:p>
          </table:table-cell>
          <table:table-cell office:value-type="float" office:value="392" table:style-name="ce1">
            <text:p>392</text:p>
          </table:table-cell>
          <table:table-cell office:value-type="float" office:value="1392" table:style-name="ce1">
            <text:p>1392</text:p>
          </table:table-cell>
          <table:table-cell office:value-type="float" office:value="3.55" table:formula="of:=ROUND(([zad_1_2.$F93]/[zad_1_2.$E93]); 2)" table:style-name="ce1">
            <text:p>3,55</text:p>
          </table:table-cell>
          <table:table-cell office:value-type="string" office:string-value="Szczecin Sieradz" table:formula="of:= COM.MICROSOFT.TEXTJOIN(&quot; &quot;;;[zad_1_2.$B93];;[zad_1_2.$C93])" table:style-name="ce1">
            <text:p>Szczecin Sieradz</text:p>
          </table:table-cell>
          <table:table-cell table:number-columns-repeated="16376"/>
        </table:table-row>
        <table:table-row table:style-name="ro1">
          <table:table-cell office:value-type="date" office:date-value="2017-04-28T00:00:00" table:style-name="ce2">
            <text:p>28.04.2017</text:p>
          </table:table-cell>
          <table:table-cell office:value-type="string" table:style-name="ce3">
            <text:p>Przemysl</text:p>
          </table:table-cell>
          <table:table-cell office:value-type="string" table:style-name="ce3">
            <text:p>Barwinek</text:p>
          </table:table-cell>
          <table:table-cell office:value-type="float" office:value="1161" table:style-name="ce1">
            <text:p>1161</text:p>
          </table:table-cell>
          <table:table-cell office:value-type="float" office:value="174" table:style-name="ce1">
            <text:p>174</text:p>
          </table:table-cell>
          <table:table-cell office:value-type="float" office:value="323" table:style-name="ce1">
            <text:p>323</text:p>
          </table:table-cell>
          <table:table-cell office:value-type="float" office:value="1.86" table:formula="of:=ROUND(([zad_1_2.$F94]/[zad_1_2.$E94]); 2)" table:style-name="ce1">
            <text:p>1,86</text:p>
          </table:table-cell>
          <table:table-cell office:value-type="string" office:string-value="Przemysl Barwinek" table:formula="of:= COM.MICROSOFT.TEXTJOIN(&quot; &quot;;;[zad_1_2.$B94];;[zad_1_2.$C94])" table:style-name="ce1">
            <text:p>Przemysl Barwinek</text:p>
          </table:table-cell>
          <table:table-cell table:number-columns-repeated="16376"/>
        </table:table-row>
        <table:table-row table:style-name="ro1">
          <table:table-cell office:value-type="date" office:date-value="2017-04-29T00:00:00" table:style-name="ce2">
            <text:p>29.04.2017</text:p>
          </table:table-cell>
          <table:table-cell office:value-type="string" table:style-name="ce3">
            <text:p>Barwinek</text:p>
          </table:table-cell>
          <table:table-cell office:value-type="string" table:style-name="ce3">
            <text:p>Tarnow</text:p>
          </table:table-cell>
          <table:table-cell office:value-type="float" office:value="3435" table:style-name="ce1">
            <text:p>3435</text:p>
          </table:table-cell>
          <table:table-cell office:value-type="float" office:value="146" table:style-name="ce1">
            <text:p>146</text:p>
          </table:table-cell>
          <table:table-cell office:value-type="float" office:value="530" table:style-name="ce1">
            <text:p>530</text:p>
          </table:table-cell>
          <table:table-cell office:value-type="float" office:value="3.63" table:formula="of:=ROUND(([zad_1_2.$F95]/[zad_1_2.$E95]); 2)" table:style-name="ce1">
            <text:p>3,63</text:p>
          </table:table-cell>
          <table:table-cell office:value-type="string" office:string-value="Barwinek Tarnow" table:formula="of:= COM.MICROSOFT.TEXTJOIN(&quot; &quot;;;[zad_1_2.$B95];;[zad_1_2.$C95])" table:style-name="ce1">
            <text:p>Barwinek Tarnow</text:p>
          </table:table-cell>
          <table:table-cell table:number-columns-repeated="16376"/>
        </table:table-row>
        <table:table-row table:style-name="ro1">
          <table:table-cell office:value-type="date" office:date-value="2017-04-30T00:00:00" table:style-name="ce2">
            <text:p>30.04.2017</text:p>
          </table:table-cell>
          <table:table-cell office:value-type="string" table:style-name="ce3">
            <text:p>Chalupki</text:p>
          </table:table-cell>
          <table:table-cell office:value-type="string" table:style-name="ce3">
            <text:p>Czestochowa</text:p>
          </table:table-cell>
          <table:table-cell office:value-type="float" office:value="3358" table:style-name="ce1">
            <text:p>3358</text:p>
          </table:table-cell>
          <table:table-cell office:value-type="float" office:value="168" table:style-name="ce1">
            <text:p>168</text:p>
          </table:table-cell>
          <table:table-cell office:value-type="float" office:value="569" table:style-name="ce1">
            <text:p>569</text:p>
          </table:table-cell>
          <table:table-cell office:value-type="float" office:value="3.39" table:formula="of:=ROUND(([zad_1_2.$F96]/[zad_1_2.$E96]); 2)" table:style-name="ce1">
            <text:p>3,39</text:p>
          </table:table-cell>
          <table:table-cell office:value-type="string" office:string-value="Chalupki Czestochowa" table:formula="of:= COM.MICROSOFT.TEXTJOIN(&quot; &quot;;;[zad_1_2.$B96];;[zad_1_2.$C96])" table:style-name="ce1">
            <text:p>Chalupki Czestochowa</text:p>
          </table:table-cell>
          <table:table-cell table:number-columns-repeated="16376"/>
        </table:table-row>
        <table:table-row table:style-name="ro1">
          <table:table-cell office:value-type="date" office:date-value="2017-05-01T00:00:00" table:style-name="ce2">
            <text:p>01.05.2017</text:p>
          </table:table-cell>
          <table:table-cell office:value-type="string" table:style-name="ce3">
            <text:p>Zgorzelec</text:p>
          </table:table-cell>
          <table:table-cell office:value-type="string" table:style-name="ce3">
            <text:p>Swiecko</text:p>
          </table:table-cell>
          <table:table-cell office:value-type="float" office:value="2719" table:style-name="ce1">
            <text:p>2719</text:p>
          </table:table-cell>
          <table:table-cell office:value-type="float" office:value="152" table:style-name="ce1">
            <text:p>152</text:p>
          </table:table-cell>
          <table:table-cell office:value-type="float" office:value="240" table:style-name="ce1">
            <text:p>240</text:p>
          </table:table-cell>
          <table:table-cell office:value-type="float" office:value="1.58" table:formula="of:=ROUND(([zad_1_2.$F97]/[zad_1_2.$E97]); 2)" table:style-name="ce1">
            <text:p>1,58</text:p>
          </table:table-cell>
          <table:table-cell office:value-type="string" office:string-value="Zgorzelec Swiecko" table:formula="of:= COM.MICROSOFT.TEXTJOIN(&quot; &quot;;;[zad_1_2.$B97];;[zad_1_2.$C97])" table:style-name="ce1">
            <text:p>Zgorzelec Swiecko</text:p>
          </table:table-cell>
          <table:table-cell table:number-columns-repeated="16376"/>
        </table:table-row>
        <table:table-row table:style-name="ro1">
          <table:table-cell office:value-type="date" office:date-value="2017-05-02T00:00:00" table:style-name="ce2">
            <text:p>02.05.2017</text:p>
          </table:table-cell>
          <table:table-cell office:value-type="string" table:style-name="ce3">
            <text:p>Swiecko</text:p>
          </table:table-cell>
          <table:table-cell office:value-type="string" table:style-name="ce3">
            <text:p>Szczecin</text:p>
          </table:table-cell>
          <table:table-cell office:value-type="float" office:value="1793" table:style-name="ce1">
            <text:p>1793</text:p>
          </table:table-cell>
          <table:table-cell office:value-type="float" office:value="197" table:style-name="ce1">
            <text:p>197</text:p>
          </table:table-cell>
          <table:table-cell office:value-type="float" office:value="754" table:style-name="ce1">
            <text:p>754</text:p>
          </table:table-cell>
          <table:table-cell office:value-type="float" office:value="3.83" table:formula="of:=ROUND(([zad_1_2.$F98]/[zad_1_2.$E98]); 2)" table:style-name="ce1">
            <text:p>3,83</text:p>
          </table:table-cell>
          <table:table-cell office:value-type="string" office:string-value="Swiecko Szczecin" table:formula="of:= COM.MICROSOFT.TEXTJOIN(&quot; &quot;;;[zad_1_2.$B98];;[zad_1_2.$C98])" table:style-name="ce1">
            <text:p>Swiecko Szczecin</text:p>
          </table:table-cell>
          <table:table-cell table:number-columns-repeated="16376"/>
        </table:table-row>
        <table:table-row table:style-name="ro1">
          <table:table-cell office:value-type="date" office:date-value="2017-05-05T00:00:00" table:style-name="ce2">
            <text:p>05.05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Piotrkow Trybunalski</text:p>
          </table:table-cell>
          <table:table-cell office:value-type="float" office:value="1858" table:style-name="ce1">
            <text:p>1858</text:p>
          </table:table-cell>
          <table:table-cell office:value-type="float" office:value="104" table:style-name="ce1">
            <text:p>104</text:p>
          </table:table-cell>
          <table:table-cell office:value-type="float" office:value="171" table:style-name="ce1">
            <text:p>171</text:p>
          </table:table-cell>
          <table:table-cell office:value-type="float" office:value="1.64" table:formula="of:=ROUND(([zad_1_2.$F99]/[zad_1_2.$E99]); 2)" table:style-name="ce1">
            <text:p>1,64</text:p>
          </table:table-cell>
          <table:table-cell office:value-type="string" office:string-value="Radom Piotrkow Trybunalski" table:formula="of:= COM.MICROSOFT.TEXTJOIN(&quot; &quot;;;[zad_1_2.$B99];;[zad_1_2.$C99])" table:style-name="ce1">
            <text:p>Radom Piotrkow Trybunalski</text:p>
          </table:table-cell>
          <table:table-cell table:number-columns-repeated="16376"/>
        </table:table-row>
        <table:table-row table:style-name="ro1">
          <table:table-cell office:value-type="date" office:date-value="2017-05-06T00:00:00" table:style-name="ce2">
            <text:p>06.05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Radom</text:p>
          </table:table-cell>
          <table:table-cell office:value-type="float" office:value="4651" table:style-name="ce1">
            <text:p>4651</text:p>
          </table:table-cell>
          <table:table-cell office:value-type="float" office:value="111" table:style-name="ce1">
            <text:p>111</text:p>
          </table:table-cell>
          <table:table-cell office:value-type="float" office:value="190" table:style-name="ce1">
            <text:p>190</text:p>
          </table:table-cell>
          <table:table-cell office:value-type="float" office:value="1.71" table:formula="of:=ROUND(([zad_1_2.$F100]/[zad_1_2.$E100]); 2)" table:style-name="ce1">
            <text:p>1,71</text:p>
          </table:table-cell>
          <table:table-cell office:value-type="string" office:string-value="Piotrkow Trybunalski Radom" table:formula="of:= COM.MICROSOFT.TEXTJOIN(&quot; &quot;;;[zad_1_2.$B100];;[zad_1_2.$C100])" table:style-name="ce1">
            <text:p>Piotrkow Trybunalski Radom</text:p>
          </table:table-cell>
          <table:table-cell table:number-columns-repeated="16376"/>
        </table:table-row>
        <table:table-row table:style-name="ro1">
          <table:table-cell office:value-type="date" office:date-value="2017-05-07T00:00:00" table:style-name="ce2">
            <text:p>07.05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Piotrkow Trybunalski</text:p>
          </table:table-cell>
          <table:table-cell office:value-type="float" office:value="2929" table:style-name="ce1">
            <text:p>2929</text:p>
          </table:table-cell>
          <table:table-cell office:value-type="float" office:value="111" table:style-name="ce1">
            <text:p>111</text:p>
          </table:table-cell>
          <table:table-cell office:value-type="float" office:value="395" table:style-name="ce1">
            <text:p>395</text:p>
          </table:table-cell>
          <table:table-cell office:value-type="float" office:value="3.56" table:formula="of:=ROUND(([zad_1_2.$F101]/[zad_1_2.$E101]); 2)" table:style-name="ce1">
            <text:p>3,56</text:p>
          </table:table-cell>
          <table:table-cell office:value-type="string" office:string-value="Radom Piotrkow Trybunalski" table:formula="of:= COM.MICROSOFT.TEXTJOIN(&quot; &quot;;;[zad_1_2.$B101];;[zad_1_2.$C101])" table:style-name="ce1">
            <text:p>Radom Piotrkow Trybunalski</text:p>
          </table:table-cell>
          <table:table-cell table:number-columns-repeated="16376"/>
        </table:table-row>
        <table:table-row table:style-name="ro1">
          <table:table-cell office:value-type="date" office:date-value="2017-05-08T00:00:00" table:style-name="ce2">
            <text:p>08.05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Kalisz</text:p>
          </table:table-cell>
          <table:table-cell office:value-type="float" office:value="2608" table:style-name="ce1">
            <text:p>2608</text:p>
          </table:table-cell>
          <table:table-cell office:value-type="float" office:value="123" table:style-name="ce1">
            <text:p>123</text:p>
          </table:table-cell>
          <table:table-cell office:value-type="float" office:value="223" table:style-name="ce1">
            <text:p>223</text:p>
          </table:table-cell>
          <table:table-cell office:value-type="float" office:value="1.81" table:formula="of:=ROUND(([zad_1_2.$F102]/[zad_1_2.$E102]); 2)" table:style-name="ce1">
            <text:p>1,81</text:p>
          </table:table-cell>
          <table:table-cell office:value-type="string" office:string-value="Piotrkow Trybunalski Kalisz" table:formula="of:= COM.MICROSOFT.TEXTJOIN(&quot; &quot;;;[zad_1_2.$B102];;[zad_1_2.$C102])" table:style-name="ce1">
            <text:p>Piotrkow Trybunalski Kalisz</text:p>
          </table:table-cell>
          <table:table-cell table:number-columns-repeated="16376"/>
        </table:table-row>
        <table:table-row table:style-name="ro1">
          <table:table-cell office:value-type="date" office:date-value="2017-05-09T00:00:00" table:style-name="ce2">
            <text:p>09.05.2017</text:p>
          </table:table-cell>
          <table:table-cell office:value-type="string" table:style-name="ce3">
            <text:p>Kalisz</text:p>
          </table:table-cell>
          <table:table-cell office:value-type="string" table:style-name="ce3">
            <text:p>Poznan</text:p>
          </table:table-cell>
          <table:table-cell office:value-type="float" office:value="3094" table:style-name="ce1">
            <text:p>3094</text:p>
          </table:table-cell>
          <table:table-cell office:value-type="float" office:value="107" table:style-name="ce1">
            <text:p>107</text:p>
          </table:table-cell>
          <table:table-cell office:value-type="float" office:value="143" table:style-name="ce1">
            <text:p>143</text:p>
          </table:table-cell>
          <table:table-cell office:value-type="float" office:value="1.34" table:formula="of:=ROUND(([zad_1_2.$F103]/[zad_1_2.$E103]); 2)" table:style-name="ce1">
            <text:p>1,34</text:p>
          </table:table-cell>
          <table:table-cell office:value-type="string" office:string-value="Kalisz Poznan" table:formula="of:= COM.MICROSOFT.TEXTJOIN(&quot; &quot;;;[zad_1_2.$B103];;[zad_1_2.$C103])" table:style-name="ce1">
            <text:p>Kalisz Poznan</text:p>
          </table:table-cell>
          <table:table-cell table:number-columns-repeated="16376"/>
        </table:table-row>
        <table:table-row table:style-name="ro1">
          <table:table-cell office:value-type="date" office:date-value="2017-05-12T00:00:00" table:style-name="ce2">
            <text:p>12.05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Warszawa</text:p>
          </table:table-cell>
          <table:table-cell office:value-type="float" office:value="5288" table:style-name="ce1">
            <text:p>5288</text:p>
          </table:table-cell>
          <table:table-cell office:value-type="float" office:value="107" table:style-name="ce1">
            <text:p>107</text:p>
          </table:table-cell>
          <table:table-cell office:value-type="float" office:value="312" table:style-name="ce1">
            <text:p>312</text:p>
          </table:table-cell>
          <table:table-cell office:value-type="float" office:value="2.92" table:formula="of:=ROUND(([zad_1_2.$F104]/[zad_1_2.$E104]); 2)" table:style-name="ce1">
            <text:p>2,92</text:p>
          </table:table-cell>
          <table:table-cell office:value-type="string" office:string-value="Radom Warszawa" table:formula="of:= COM.MICROSOFT.TEXTJOIN(&quot; &quot;;;[zad_1_2.$B104];;[zad_1_2.$C104])" table:style-name="ce1">
            <text:p>Radom Warszawa</text:p>
          </table:table-cell>
          <table:table-cell table:number-columns-repeated="16376"/>
        </table:table-row>
        <table:table-row table:style-name="ro1">
          <table:table-cell office:value-type="date" office:date-value="2017-05-13T00:00:00" table:style-name="ce2">
            <text:p>13.05.2017</text:p>
          </table:table-cell>
          <table:table-cell office:value-type="string" table:style-name="ce3">
            <text:p>Walbrzych</text:p>
          </table:table-cell>
          <table:table-cell office:value-type="string" table:style-name="ce3">
            <text:p>Kalisz</text:p>
          </table:table-cell>
          <table:table-cell office:value-type="float" office:value="4888" table:style-name="ce1">
            <text:p>4888</text:p>
          </table:table-cell>
          <table:table-cell office:value-type="float" office:value="182" table:style-name="ce1">
            <text:p>182</text:p>
          </table:table-cell>
          <table:table-cell office:value-type="float" office:value="248" table:style-name="ce1">
            <text:p>248</text:p>
          </table:table-cell>
          <table:table-cell office:value-type="float" office:value="1.36" table:formula="of:=ROUND(([zad_1_2.$F105]/[zad_1_2.$E105]); 2)" table:style-name="ce1">
            <text:p>1,36</text:p>
          </table:table-cell>
          <table:table-cell office:value-type="string" office:string-value="Walbrzych Kalisz" table:formula="of:= COM.MICROSOFT.TEXTJOIN(&quot; &quot;;;[zad_1_2.$B105];;[zad_1_2.$C105])" table:style-name="ce1">
            <text:p>Walbrzych Kalisz</text:p>
          </table:table-cell>
          <table:table-cell table:number-columns-repeated="16376"/>
        </table:table-row>
        <table:table-row table:style-name="ro1">
          <table:table-cell office:value-type="date" office:date-value="2017-05-14T00:00:00" table:style-name="ce2">
            <text:p>14.05.2017</text:p>
          </table:table-cell>
          <table:table-cell office:value-type="string" table:style-name="ce3">
            <text:p>Kalisz</text:p>
          </table:table-cell>
          <table:table-cell office:value-type="string" table:style-name="ce3">
            <text:p>Lodz</text:p>
          </table:table-cell>
          <table:table-cell office:value-type="float" office:value="5475" table:style-name="ce1">
            <text:p>5475</text:p>
          </table:table-cell>
          <table:table-cell office:value-type="float" office:value="129" table:style-name="ce1">
            <text:p>129</text:p>
          </table:table-cell>
          <table:table-cell office:value-type="float" office:value="200" table:style-name="ce1">
            <text:p>200</text:p>
          </table:table-cell>
          <table:table-cell office:value-type="float" office:value="1.55" table:formula="of:=ROUND(([zad_1_2.$F106]/[zad_1_2.$E106]); 2)" table:style-name="ce1">
            <text:p>1,55</text:p>
          </table:table-cell>
          <table:table-cell office:value-type="string" office:string-value="Kalisz Lodz" table:formula="of:= COM.MICROSOFT.TEXTJOIN(&quot; &quot;;;[zad_1_2.$B106];;[zad_1_2.$C106])" table:style-name="ce1">
            <text:p>Kalisz Lodz</text:p>
          </table:table-cell>
          <table:table-cell table:number-columns-repeated="16376"/>
        </table:table-row>
        <table:table-row table:style-name="ro1">
          <table:table-cell office:value-type="date" office:date-value="2017-05-15T00:00:00" table:style-name="ce2">
            <text:p>15.05.2017</text:p>
          </table:table-cell>
          <table:table-cell office:value-type="string" table:style-name="ce3">
            <text:p>Lodz</text:p>
          </table:table-cell>
          <table:table-cell office:value-type="string" table:style-name="ce3">
            <text:p>Kielce</text:p>
          </table:table-cell>
          <table:table-cell office:value-type="float" office:value="4863" table:style-name="ce1">
            <text:p>4863</text:p>
          </table:table-cell>
          <table:table-cell office:value-type="float" office:value="141" table:style-name="ce1">
            <text:p>141</text:p>
          </table:table-cell>
          <table:table-cell office:value-type="float" office:value="444" table:style-name="ce1">
            <text:p>444</text:p>
          </table:table-cell>
          <table:table-cell office:value-type="float" office:value="3.15" table:formula="of:=ROUND(([zad_1_2.$F107]/[zad_1_2.$E107]); 2)" table:style-name="ce1">
            <text:p>3,15</text:p>
          </table:table-cell>
          <table:table-cell office:value-type="string" office:string-value="Lodz Kielce" table:formula="of:= COM.MICROSOFT.TEXTJOIN(&quot; &quot;;;[zad_1_2.$B107];;[zad_1_2.$C107])" table:style-name="ce1">
            <text:p>Lodz Kielce</text:p>
          </table:table-cell>
          <table:table-cell table:number-columns-repeated="16376"/>
        </table:table-row>
        <table:table-row table:style-name="ro1">
          <table:table-cell office:value-type="date" office:date-value="2017-05-17T00:00:00" table:style-name="ce2">
            <text:p>17.05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Przemysl</text:p>
          </table:table-cell>
          <table:table-cell office:value-type="float" office:value="5933" table:style-name="ce1">
            <text:p>5933</text:p>
          </table:table-cell>
          <table:table-cell office:value-type="float" office:value="335" table:style-name="ce1">
            <text:p>335</text:p>
          </table:table-cell>
          <table:table-cell office:value-type="float" office:value="479" table:style-name="ce1">
            <text:p>479</text:p>
          </table:table-cell>
          <table:table-cell office:value-type="float" office:value="1.43" table:formula="of:=ROUND(([zad_1_2.$F108]/[zad_1_2.$E108]); 2)" table:style-name="ce1">
            <text:p>1,43</text:p>
          </table:table-cell>
          <table:table-cell office:value-type="string" office:string-value="Piotrkow Trybunalski Przemysl" table:formula="of:= COM.MICROSOFT.TEXTJOIN(&quot; &quot;;;[zad_1_2.$B108];;[zad_1_2.$C108])" table:style-name="ce1">
            <text:p>Piotrkow Trybunalski Przemysl</text:p>
          </table:table-cell>
          <table:table-cell table:number-columns-repeated="16376"/>
        </table:table-row>
        <table:table-row table:style-name="ro1">
          <table:table-cell office:value-type="date" office:date-value="2017-05-18T00:00:00" table:style-name="ce2">
            <text:p>18.05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Legnica</text:p>
          </table:table-cell>
          <table:table-cell office:value-type="float" office:value="1730" table:style-name="ce1">
            <text:p>1730</text:p>
          </table:table-cell>
          <table:table-cell office:value-type="float" office:value="410" table:style-name="ce1">
            <text:p>410</text:p>
          </table:table-cell>
          <table:table-cell office:value-type="float" office:value="1087" table:style-name="ce1">
            <text:p>1087</text:p>
          </table:table-cell>
          <table:table-cell office:value-type="float" office:value="2.65" table:formula="of:=ROUND(([zad_1_2.$F109]/[zad_1_2.$E109]); 2)" table:style-name="ce1">
            <text:p>2,65</text:p>
          </table:table-cell>
          <table:table-cell office:value-type="string" office:string-value="Warszawa Legnica" table:formula="of:= COM.MICROSOFT.TEXTJOIN(&quot; &quot;;;[zad_1_2.$B109];;[zad_1_2.$C109])" table:style-name="ce1">
            <text:p>Warszawa Legnica</text:p>
          </table:table-cell>
          <table:table-cell table:number-columns-repeated="16376"/>
        </table:table-row>
        <table:table-row table:style-name="ro1">
          <table:table-cell office:value-type="date" office:date-value="2017-05-19T00:00:00" table:style-name="ce2">
            <text:p>19.05.2017</text:p>
          </table:table-cell>
          <table:table-cell office:value-type="string" table:style-name="ce3">
            <text:p>Legnica</text:p>
          </table:table-cell>
          <table:table-cell office:value-type="string" table:style-name="ce3">
            <text:p>Gubin</text:p>
          </table:table-cell>
          <table:table-cell office:value-type="float" office:value="3178" table:style-name="ce1">
            <text:p>3178</text:p>
          </table:table-cell>
          <table:table-cell office:value-type="float" office:value="171" table:style-name="ce1">
            <text:p>171</text:p>
          </table:table-cell>
          <table:table-cell office:value-type="float" office:value="646" table:style-name="ce1">
            <text:p>646</text:p>
          </table:table-cell>
          <table:table-cell office:value-type="float" office:value="3.78" table:formula="of:=ROUND(([zad_1_2.$F110]/[zad_1_2.$E110]); 2)" table:style-name="ce1">
            <text:p>3,78</text:p>
          </table:table-cell>
          <table:table-cell office:value-type="string" office:string-value="Legnica Gubin" table:formula="of:= COM.MICROSOFT.TEXTJOIN(&quot; &quot;;;[zad_1_2.$B110];;[zad_1_2.$C110])" table:style-name="ce1">
            <text:p>Legnica Gubin</text:p>
          </table:table-cell>
          <table:table-cell table:number-columns-repeated="16376"/>
        </table:table-row>
        <table:table-row table:style-name="ro1">
          <table:table-cell office:value-type="date" office:date-value="2017-05-22T00:00:00" table:style-name="ce2">
            <text:p>22.05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Wloclawek</text:p>
          </table:table-cell>
          <table:table-cell office:value-type="float" office:value="3983" table:style-name="ce1">
            <text:p>3983</text:p>
          </table:table-cell>
          <table:table-cell office:value-type="float" office:value="153" table:style-name="ce1">
            <text:p>153</text:p>
          </table:table-cell>
          <table:table-cell office:value-type="float" office:value="175" table:style-name="ce1">
            <text:p>175</text:p>
          </table:table-cell>
          <table:table-cell office:value-type="float" office:value="1.1399999999999999" table:formula="of:=ROUND(([zad_1_2.$F111]/[zad_1_2.$E111]); 2)" table:style-name="ce1">
            <text:p>1,14</text:p>
          </table:table-cell>
          <table:table-cell office:value-type="string" office:string-value="Piotrkow Trybunalski Wloclawek" table:formula="of:= COM.MICROSOFT.TEXTJOIN(&quot; &quot;;;[zad_1_2.$B111];;[zad_1_2.$C111])" table:style-name="ce1">
            <text:p>Piotrkow Trybunalski Wloclawek</text:p>
          </table:table-cell>
          <table:table-cell table:number-columns-repeated="16376"/>
        </table:table-row>
        <table:table-row table:style-name="ro1">
          <table:table-cell office:value-type="date" office:date-value="2017-05-23T00:00:00" table:style-name="ce2">
            <text:p>23.05.2017</text:p>
          </table:table-cell>
          <table:table-cell office:value-type="string" table:style-name="ce3">
            <text:p>Elblag</text:p>
          </table:table-cell>
          <table:table-cell office:value-type="string" table:style-name="ce3">
            <text:p>Kuznica Bialostocka</text:p>
          </table:table-cell>
          <table:table-cell office:value-type="float" office:value="3007" table:style-name="ce1">
            <text:p>3007</text:p>
          </table:table-cell>
          <table:table-cell office:value-type="float" office:value="391" table:style-name="ce1">
            <text:p>391</text:p>
          </table:table-cell>
          <table:table-cell office:value-type="float" office:value="1406" table:style-name="ce1">
            <text:p>1406</text:p>
          </table:table-cell>
          <table:table-cell office:value-type="float" office:value="3.6" table:formula="of:=ROUND(([zad_1_2.$F112]/[zad_1_2.$E112]); 2)" table:style-name="ce1">
            <text:p>3,6</text:p>
          </table:table-cell>
          <table:table-cell office:value-type="string" office:string-value="Elblag Kuznica Bialostocka" table:formula="of:= COM.MICROSOFT.TEXTJOIN(&quot; &quot;;;[zad_1_2.$B112];;[zad_1_2.$C112])" table:style-name="ce1">
            <text:p>Elblag Kuznica Bialostocka</text:p>
          </table:table-cell>
          <table:table-cell table:number-columns-repeated="16376"/>
        </table:table-row>
        <table:table-row table:style-name="ro1">
          <table:table-cell office:value-type="date" office:date-value="2017-05-24T00:00:00" table:style-name="ce2">
            <text:p>24.05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Katowice</text:p>
          </table:table-cell>
          <table:table-cell office:value-type="float" office:value="5832" table:style-name="ce1">
            <text:p>5832</text:p>
          </table:table-cell>
          <table:table-cell office:value-type="float" office:value="300" table:style-name="ce1">
            <text:p>300</text:p>
          </table:table-cell>
          <table:table-cell office:value-type="float" office:value="453" table:style-name="ce1">
            <text:p>453</text:p>
          </table:table-cell>
          <table:table-cell office:value-type="float" office:value="1.51" table:formula="of:=ROUND(([zad_1_2.$F113]/[zad_1_2.$E113]); 2)" table:style-name="ce1">
            <text:p>1,51</text:p>
          </table:table-cell>
          <table:table-cell office:value-type="string" office:string-value="Warszawa Katowice" table:formula="of:= COM.MICROSOFT.TEXTJOIN(&quot; &quot;;;[zad_1_2.$B113];;[zad_1_2.$C113])" table:style-name="ce1">
            <text:p>Warszawa Katowice</text:p>
          </table:table-cell>
          <table:table-cell table:number-columns-repeated="16376"/>
        </table:table-row>
        <table:table-row table:style-name="ro1">
          <table:table-cell office:value-type="date" office:date-value="2017-05-26T00:00:00" table:style-name="ce2">
            <text:p>26.05.2017</text:p>
          </table:table-cell>
          <table:table-cell office:value-type="string" table:style-name="ce3">
            <text:p>Kudowa-Slone</text:p>
          </table:table-cell>
          <table:table-cell office:value-type="string" table:style-name="ce3">
            <text:p>Opole</text:p>
          </table:table-cell>
          <table:table-cell office:value-type="float" office:value="3012" table:style-name="ce1">
            <text:p>3012</text:p>
          </table:table-cell>
          <table:table-cell office:value-type="float" office:value="148" table:style-name="ce1">
            <text:p>148</text:p>
          </table:table-cell>
          <table:table-cell office:value-type="float" office:value="185" table:style-name="ce1">
            <text:p>185</text:p>
          </table:table-cell>
          <table:table-cell office:value-type="float" office:value="1.25" table:formula="of:=ROUND(([zad_1_2.$F114]/[zad_1_2.$E114]); 2)" table:style-name="ce1">
            <text:p>1,25</text:p>
          </table:table-cell>
          <table:table-cell office:value-type="string" office:string-value="Kudowa-Slone Opole" table:formula="of:= COM.MICROSOFT.TEXTJOIN(&quot; &quot;;;[zad_1_2.$B114];;[zad_1_2.$C114])" table:style-name="ce1">
            <text:p>Kudowa-Slone Opole</text:p>
          </table:table-cell>
          <table:table-cell table:number-columns-repeated="16376"/>
        </table:table-row>
        <table:table-row table:style-name="ro1">
          <table:table-cell office:value-type="date" office:date-value="2017-05-27T00:00:00" table:style-name="ce2">
            <text:p>27.05.2017</text:p>
          </table:table-cell>
          <table:table-cell office:value-type="string" table:style-name="ce3">
            <text:p>Opole</text:p>
          </table:table-cell>
          <table:table-cell office:value-type="string" table:style-name="ce3">
            <text:p>Chalupki</text:p>
          </table:table-cell>
          <table:table-cell office:value-type="float" office:value="4508" table:style-name="ce1">
            <text:p>4508</text:p>
          </table:table-cell>
          <table:table-cell office:value-type="float" office:value="104" table:style-name="ce1">
            <text:p>104</text:p>
          </table:table-cell>
          <table:table-cell office:value-type="float" office:value="399" table:style-name="ce1">
            <text:p>399</text:p>
          </table:table-cell>
          <table:table-cell office:value-type="float" office:value="3.84" table:formula="of:=ROUND(([zad_1_2.$F115]/[zad_1_2.$E115]); 2)" table:style-name="ce1">
            <text:p>3,84</text:p>
          </table:table-cell>
          <table:table-cell office:value-type="string" office:string-value="Opole Chalupki" table:formula="of:= COM.MICROSOFT.TEXTJOIN(&quot; &quot;;;[zad_1_2.$B115];;[zad_1_2.$C115])" table:style-name="ce1">
            <text:p>Opole Chalupki</text:p>
          </table:table-cell>
          <table:table-cell table:number-columns-repeated="16376"/>
        </table:table-row>
        <table:table-row table:style-name="ro1">
          <table:table-cell office:value-type="date" office:date-value="2017-05-28T00:00:00" table:style-name="ce2">
            <text:p>28.05.2017</text:p>
          </table:table-cell>
          <table:table-cell office:value-type="string" table:style-name="ce3">
            <text:p>Ostroleka</text:p>
          </table:table-cell>
          <table:table-cell office:value-type="string" table:style-name="ce3">
            <text:p>Swiecko</text:p>
          </table:table-cell>
          <table:table-cell office:value-type="float" office:value="1777" table:style-name="ce1">
            <text:p>1777</text:p>
          </table:table-cell>
          <table:table-cell office:value-type="float" office:value="552" table:style-name="ce1">
            <text:p>552</text:p>
          </table:table-cell>
          <table:table-cell office:value-type="float" office:value="1964" table:style-name="ce1">
            <text:p>1964</text:p>
          </table:table-cell>
          <table:table-cell office:value-type="float" office:value="3.56" table:formula="of:=ROUND(([zad_1_2.$F116]/[zad_1_2.$E116]); 2)" table:style-name="ce1">
            <text:p>3,56</text:p>
          </table:table-cell>
          <table:table-cell office:value-type="string" office:string-value="Ostroleka Swiecko" table:formula="of:= COM.MICROSOFT.TEXTJOIN(&quot; &quot;;;[zad_1_2.$B116];;[zad_1_2.$C116])" table:style-name="ce1">
            <text:p>Ostroleka Swiecko</text:p>
          </table:table-cell>
          <table:table-cell table:number-columns-repeated="16376"/>
        </table:table-row>
        <table:table-row table:style-name="ro1">
          <table:table-cell office:value-type="date" office:date-value="2017-05-29T00:00:00" table:style-name="ce2">
            <text:p>29.05.2017</text:p>
          </table:table-cell>
          <table:table-cell office:value-type="string" table:style-name="ce3">
            <text:p>Swiecko</text:p>
          </table:table-cell>
          <table:table-cell office:value-type="string" table:style-name="ce3">
            <text:p>Legnica</text:p>
          </table:table-cell>
          <table:table-cell office:value-type="float" office:value="4788" table:style-name="ce1">
            <text:p>4788</text:p>
          </table:table-cell>
          <table:table-cell office:value-type="float" office:value="203" table:style-name="ce1">
            <text:p>203</text:p>
          </table:table-cell>
          <table:table-cell office:value-type="float" office:value="347" table:style-name="ce1">
            <text:p>347</text:p>
          </table:table-cell>
          <table:table-cell office:value-type="float" office:value="1.71" table:formula="of:=ROUND(([zad_1_2.$F117]/[zad_1_2.$E117]); 2)" table:style-name="ce1">
            <text:p>1,71</text:p>
          </table:table-cell>
          <table:table-cell office:value-type="string" office:string-value="Swiecko Legnica" table:formula="of:= COM.MICROSOFT.TEXTJOIN(&quot; &quot;;;[zad_1_2.$B117];;[zad_1_2.$C117])" table:style-name="ce1">
            <text:p>Swiecko Legnica</text:p>
          </table:table-cell>
          <table:table-cell table:number-columns-repeated="16376"/>
        </table:table-row>
        <table:table-row table:style-name="ro1">
          <table:table-cell office:value-type="date" office:date-value="2017-05-30T00:00:00" table:style-name="ce2">
            <text:p>30.05.2017</text:p>
          </table:table-cell>
          <table:table-cell office:value-type="string" table:style-name="ce3">
            <text:p>Legnica</text:p>
          </table:table-cell>
          <table:table-cell office:value-type="string" table:style-name="ce3">
            <text:p>Leszno</text:p>
          </table:table-cell>
          <table:table-cell office:value-type="float" office:value="3035" table:style-name="ce1">
            <text:p>3035</text:p>
          </table:table-cell>
          <table:table-cell office:value-type="float" office:value="103" table:style-name="ce1">
            <text:p>103</text:p>
          </table:table-cell>
          <table:table-cell office:value-type="float" office:value="376" table:style-name="ce1">
            <text:p>376</text:p>
          </table:table-cell>
          <table:table-cell office:value-type="float" office:value="3.65" table:formula="of:=ROUND(([zad_1_2.$F118]/[zad_1_2.$E118]); 2)" table:style-name="ce1">
            <text:p>3,65</text:p>
          </table:table-cell>
          <table:table-cell office:value-type="string" office:string-value="Legnica Leszno" table:formula="of:= COM.MICROSOFT.TEXTJOIN(&quot; &quot;;;[zad_1_2.$B118];;[zad_1_2.$C118])" table:style-name="ce1">
            <text:p>Legnica Leszno</text:p>
          </table:table-cell>
          <table:table-cell table:number-columns-repeated="16376"/>
        </table:table-row>
        <table:table-row table:style-name="ro1">
          <table:table-cell office:value-type="date" office:date-value="2017-05-31T00:00:00" table:style-name="ce2">
            <text:p>31.05.2017</text:p>
          </table:table-cell>
          <table:table-cell office:value-type="string" table:style-name="ce3">
            <text:p>Leszno</text:p>
          </table:table-cell>
          <table:table-cell office:value-type="string" table:style-name="ce3">
            <text:p>Jelenia Gora</text:p>
          </table:table-cell>
          <table:table-cell office:value-type="float" office:value="3380" table:style-name="ce1">
            <text:p>3380</text:p>
          </table:table-cell>
          <table:table-cell office:value-type="float" office:value="155" table:style-name="ce1">
            <text:p>155</text:p>
          </table:table-cell>
          <table:table-cell office:value-type="float" office:value="542" table:style-name="ce1">
            <text:p>542</text:p>
          </table:table-cell>
          <table:table-cell office:value-type="float" office:value="3.5" table:formula="of:=ROUND(([zad_1_2.$F119]/[zad_1_2.$E119]); 2)" table:style-name="ce1">
            <text:p>3,5</text:p>
          </table:table-cell>
          <table:table-cell office:value-type="string" office:string-value="Leszno Jelenia Gora" table:formula="of:= COM.MICROSOFT.TEXTJOIN(&quot; &quot;;;[zad_1_2.$B119];;[zad_1_2.$C119])" table:style-name="ce1">
            <text:p>Leszno Jelenia Gora</text:p>
          </table:table-cell>
          <table:table-cell table:number-columns-repeated="16376"/>
        </table:table-row>
        <table:table-row table:style-name="ro1">
          <table:table-cell office:value-type="date" office:date-value="2017-06-01T00:00:00" table:style-name="ce2">
            <text:p>01.06.2017</text:p>
          </table:table-cell>
          <table:table-cell office:value-type="string" table:style-name="ce3">
            <text:p>Jelenia Gora</text:p>
          </table:table-cell>
          <table:table-cell office:value-type="string" table:style-name="ce3">
            <text:p>Olszyna</text:p>
          </table:table-cell>
          <table:table-cell office:value-type="float" office:value="5014" table:style-name="ce1">
            <text:p>5014</text:p>
          </table:table-cell>
          <table:table-cell office:value-type="float" office:value="154" table:style-name="ce1">
            <text:p>154</text:p>
          </table:table-cell>
          <table:table-cell office:value-type="float" office:value="577" table:style-name="ce1">
            <text:p>577</text:p>
          </table:table-cell>
          <table:table-cell office:value-type="float" office:value="3.75" table:formula="of:=ROUND(([zad_1_2.$F120]/[zad_1_2.$E120]); 2)" table:style-name="ce1">
            <text:p>3,75</text:p>
          </table:table-cell>
          <table:table-cell office:value-type="string" office:string-value="Jelenia Gora Olszyna" table:formula="of:= COM.MICROSOFT.TEXTJOIN(&quot; &quot;;;[zad_1_2.$B120];;[zad_1_2.$C120])" table:style-name="ce1">
            <text:p>Jelenia Gora Olszyna</text:p>
          </table:table-cell>
          <table:table-cell table:number-columns-repeated="16376"/>
        </table:table-row>
        <table:table-row table:style-name="ro1">
          <table:table-cell office:value-type="date" office:date-value="2017-06-02T00:00:00" table:style-name="ce2">
            <text:p>02.06.2017</text:p>
          </table:table-cell>
          <table:table-cell office:value-type="string" table:style-name="ce3">
            <text:p>Olszyna</text:p>
          </table:table-cell>
          <table:table-cell office:value-type="string" table:style-name="ce3">
            <text:p>Swiecko</text:p>
          </table:table-cell>
          <table:table-cell office:value-type="float" office:value="1852" table:style-name="ce1">
            <text:p>1852</text:p>
          </table:table-cell>
          <table:table-cell office:value-type="float" office:value="110" table:style-name="ce1">
            <text:p>110</text:p>
          </table:table-cell>
          <table:table-cell office:value-type="float" office:value="407" table:style-name="ce1">
            <text:p>407</text:p>
          </table:table-cell>
          <table:table-cell office:value-type="float" office:value="3.7" table:formula="of:=ROUND(([zad_1_2.$F121]/[zad_1_2.$E121]); 2)" table:style-name="ce1">
            <text:p>3,7</text:p>
          </table:table-cell>
          <table:table-cell office:value-type="string" office:string-value="Olszyna Swiecko" table:formula="of:= COM.MICROSOFT.TEXTJOIN(&quot; &quot;;;[zad_1_2.$B121];;[zad_1_2.$C121])" table:style-name="ce1">
            <text:p>Olszyna Swiecko</text:p>
          </table:table-cell>
          <table:table-cell table:number-columns-repeated="16376"/>
        </table:table-row>
        <table:table-row table:style-name="ro1">
          <table:table-cell office:value-type="date" office:date-value="2017-06-04T00:00:00" table:style-name="ce2">
            <text:p>04.06.2017</text:p>
          </table:table-cell>
          <table:table-cell office:value-type="string" table:style-name="ce3">
            <text:p>Siedlce</text:p>
          </table:table-cell>
          <table:table-cell office:value-type="string" table:style-name="ce3">
            <text:p>Lomza</text:p>
          </table:table-cell>
          <table:table-cell office:value-type="float" office:value="5493" table:style-name="ce1">
            <text:p>5493</text:p>
          </table:table-cell>
          <table:table-cell office:value-type="float" office:value="145" table:style-name="ce1">
            <text:p>145</text:p>
          </table:table-cell>
          <table:table-cell office:value-type="float" office:value="168" table:style-name="ce1">
            <text:p>168</text:p>
          </table:table-cell>
          <table:table-cell office:value-type="float" office:value="1.1599999999999999" table:formula="of:=ROUND(([zad_1_2.$F122]/[zad_1_2.$E122]); 2)" table:style-name="ce1">
            <text:p>1,16</text:p>
          </table:table-cell>
          <table:table-cell office:value-type="string" office:string-value="Siedlce Lomza" table:formula="of:= COM.MICROSOFT.TEXTJOIN(&quot; &quot;;;[zad_1_2.$B122];;[zad_1_2.$C122])" table:style-name="ce1">
            <text:p>Siedlce Lomza</text:p>
          </table:table-cell>
          <table:table-cell table:number-columns-repeated="16376"/>
        </table:table-row>
        <table:table-row table:style-name="ro1">
          <table:table-cell office:value-type="date" office:date-value="2017-06-06T00:00:00" table:style-name="ce2">
            <text:p>06.06.2017</text:p>
          </table:table-cell>
          <table:table-cell office:value-type="string" table:style-name="ce3">
            <text:p>Rzeszow</text:p>
          </table:table-cell>
          <table:table-cell office:value-type="string" table:style-name="ce3">
            <text:p>Zamosc</text:p>
          </table:table-cell>
          <table:table-cell office:value-type="float" office:value="5560" table:style-name="ce1">
            <text:p>5560</text:p>
          </table:table-cell>
          <table:table-cell office:value-type="float" office:value="187" table:style-name="ce1">
            <text:p>187</text:p>
          </table:table-cell>
          <table:table-cell office:value-type="float" office:value="288" table:style-name="ce1">
            <text:p>288</text:p>
          </table:table-cell>
          <table:table-cell office:value-type="float" office:value="1.54" table:formula="of:=ROUND(([zad_1_2.$F123]/[zad_1_2.$E123]); 2)" table:style-name="ce1">
            <text:p>1,54</text:p>
          </table:table-cell>
          <table:table-cell office:value-type="string" office:string-value="Rzeszow Zamosc" table:formula="of:= COM.MICROSOFT.TEXTJOIN(&quot; &quot;;;[zad_1_2.$B123];;[zad_1_2.$C123])" table:style-name="ce1">
            <text:p>Rzeszow Zamosc</text:p>
          </table:table-cell>
          <table:table-cell table:number-columns-repeated="16376"/>
        </table:table-row>
        <table:table-row table:style-name="ro1">
          <table:table-cell office:value-type="date" office:date-value="2017-06-07T00:00:00" table:style-name="ce2">
            <text:p>07.06.2017</text:p>
          </table:table-cell>
          <table:table-cell office:value-type="string" table:style-name="ce3">
            <text:p>Hrebenne</text:p>
          </table:table-cell>
          <table:table-cell office:value-type="string" table:style-name="ce3">
            <text:p>Lublin</text:p>
          </table:table-cell>
          <table:table-cell office:value-type="float" office:value="2571" table:style-name="ce1">
            <text:p>2571</text:p>
          </table:table-cell>
          <table:table-cell office:value-type="float" office:value="145" table:style-name="ce1">
            <text:p>145</text:p>
          </table:table-cell>
          <table:table-cell office:value-type="float" office:value="567" table:style-name="ce1">
            <text:p>567</text:p>
          </table:table-cell>
          <table:table-cell office:value-type="float" office:value="3.91" table:formula="of:=ROUND(([zad_1_2.$F124]/[zad_1_2.$E124]); 2)" table:style-name="ce1">
            <text:p>3,91</text:p>
          </table:table-cell>
          <table:table-cell office:value-type="string" office:string-value="Hrebenne Lublin" table:formula="of:= COM.MICROSOFT.TEXTJOIN(&quot; &quot;;;[zad_1_2.$B124];;[zad_1_2.$C124])" table:style-name="ce1">
            <text:p>Hrebenne Lublin</text:p>
          </table:table-cell>
          <table:table-cell table:number-columns-repeated="16376"/>
        </table:table-row>
        <table:table-row table:style-name="ro1">
          <table:table-cell office:value-type="date" office:date-value="2017-06-08T00:00:00" table:style-name="ce2">
            <text:p>08.06.2017</text:p>
          </table:table-cell>
          <table:table-cell office:value-type="string" table:style-name="ce3">
            <text:p>Lublin</text:p>
          </table:table-cell>
          <table:table-cell office:value-type="string" table:style-name="ce3">
            <text:p>Radom</text:p>
          </table:table-cell>
          <table:table-cell office:value-type="float" office:value="3348" table:style-name="ce1">
            <text:p>3348</text:p>
          </table:table-cell>
          <table:table-cell office:value-type="float" office:value="111" table:style-name="ce1">
            <text:p>111</text:p>
          </table:table-cell>
          <table:table-cell office:value-type="float" office:value="135" table:style-name="ce1">
            <text:p>135</text:p>
          </table:table-cell>
          <table:table-cell office:value-type="float" office:value="1.22" table:formula="of:=ROUND(([zad_1_2.$F125]/[zad_1_2.$E125]); 2)" table:style-name="ce1">
            <text:p>1,22</text:p>
          </table:table-cell>
          <table:table-cell office:value-type="string" office:string-value="Lublin Radom" table:formula="of:= COM.MICROSOFT.TEXTJOIN(&quot; &quot;;;[zad_1_2.$B125];;[zad_1_2.$C125])" table:style-name="ce1">
            <text:p>Lublin Radom</text:p>
          </table:table-cell>
          <table:table-cell table:number-columns-repeated="16376"/>
        </table:table-row>
        <table:table-row table:style-name="ro1">
          <table:table-cell office:value-type="date" office:date-value="2017-06-09T00:00:00" table:style-name="ce2">
            <text:p>09.06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Tarnobrzeg</text:p>
          </table:table-cell>
          <table:table-cell office:value-type="float" office:value="2906" table:style-name="ce1">
            <text:p>2906</text:p>
          </table:table-cell>
          <table:table-cell office:value-type="float" office:value="119" table:style-name="ce1">
            <text:p>119</text:p>
          </table:table-cell>
          <table:table-cell office:value-type="float" office:value="398" table:style-name="ce1">
            <text:p>398</text:p>
          </table:table-cell>
          <table:table-cell office:value-type="float" office:value="3.34" table:formula="of:=ROUND(([zad_1_2.$F126]/[zad_1_2.$E126]); 2)" table:style-name="ce1">
            <text:p>3,34</text:p>
          </table:table-cell>
          <table:table-cell office:value-type="string" office:string-value="Radom Tarnobrzeg" table:formula="of:= COM.MICROSOFT.TEXTJOIN(&quot; &quot;;;[zad_1_2.$B126];;[zad_1_2.$C126])" table:style-name="ce1">
            <text:p>Radom Tarnobrzeg</text:p>
          </table:table-cell>
          <table:table-cell table:number-columns-repeated="16376"/>
        </table:table-row>
        <table:table-row table:style-name="ro1">
          <table:table-cell office:value-type="date" office:date-value="2017-06-10T00:00:00" table:style-name="ce2">
            <text:p>10.06.2017</text:p>
          </table:table-cell>
          <table:table-cell office:value-type="string" table:style-name="ce3">
            <text:p>Tarnobrzeg</text:p>
          </table:table-cell>
          <table:table-cell office:value-type="string" table:style-name="ce3">
            <text:p>Krakow</text:p>
          </table:table-cell>
          <table:table-cell office:value-type="float" office:value="5660" table:style-name="ce1">
            <text:p>5660</text:p>
          </table:table-cell>
          <table:table-cell office:value-type="float" office:value="137" table:style-name="ce1">
            <text:p>137</text:p>
          </table:table-cell>
          <table:table-cell office:value-type="float" office:value="490" table:style-name="ce1">
            <text:p>490</text:p>
          </table:table-cell>
          <table:table-cell office:value-type="float" office:value="3.58" table:formula="of:=ROUND(([zad_1_2.$F127]/[zad_1_2.$E127]); 2)" table:style-name="ce1">
            <text:p>3,58</text:p>
          </table:table-cell>
          <table:table-cell office:value-type="string" office:string-value="Tarnobrzeg Krakow" table:formula="of:= COM.MICROSOFT.TEXTJOIN(&quot; &quot;;;[zad_1_2.$B127];;[zad_1_2.$C127])" table:style-name="ce1">
            <text:p>Tarnobrzeg Krakow</text:p>
          </table:table-cell>
          <table:table-cell table:number-columns-repeated="16376"/>
        </table:table-row>
        <table:table-row table:style-name="ro1">
          <table:table-cell office:value-type="date" office:date-value="2017-06-11T00:00:00" table:style-name="ce2">
            <text:p>11.06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Piotrkow Trybunalski</text:p>
          </table:table-cell>
          <table:table-cell office:value-type="float" office:value="2575" table:style-name="ce1">
            <text:p>2575</text:p>
          </table:table-cell>
          <table:table-cell office:value-type="float" office:value="113" table:style-name="ce1">
            <text:p>113</text:p>
          </table:table-cell>
          <table:table-cell office:value-type="float" office:value="277" table:style-name="ce1">
            <text:p>277</text:p>
          </table:table-cell>
          <table:table-cell office:value-type="float" office:value="2.4500000000000002" table:formula="of:=ROUND(([zad_1_2.$F128]/[zad_1_2.$E128]); 2)" table:style-name="ce1">
            <text:p>2,45</text:p>
          </table:table-cell>
          <table:table-cell office:value-type="string" office:string-value="Radom Piotrkow Trybunalski" table:formula="of:= COM.MICROSOFT.TEXTJOIN(&quot; &quot;;;[zad_1_2.$B128];;[zad_1_2.$C128])" table:style-name="ce1">
            <text:p>Radom Piotrkow Trybunalski</text:p>
          </table:table-cell>
          <table:table-cell table:number-columns-repeated="16376"/>
        </table:table-row>
        <table:table-row table:style-name="ro1">
          <table:table-cell office:value-type="date" office:date-value="2017-06-12T00:00:00" table:style-name="ce2">
            <text:p>12.06.2017</text:p>
          </table:table-cell>
          <table:table-cell office:value-type="string" table:style-name="ce3">
            <text:p>Biala Podlaska</text:p>
          </table:table-cell>
          <table:table-cell office:value-type="string" table:style-name="ce3">
            <text:p>Tarnobrzeg</text:p>
          </table:table-cell>
          <table:table-cell office:value-type="float" office:value="1676" table:style-name="ce1">
            <text:p>1676</text:p>
          </table:table-cell>
          <table:table-cell office:value-type="float" office:value="217" table:style-name="ce1">
            <text:p>217</text:p>
          </table:table-cell>
          <table:table-cell office:value-type="float" office:value="499" table:style-name="ce1">
            <text:p>499</text:p>
          </table:table-cell>
          <table:table-cell office:value-type="float" office:value="2.2999999999999998" table:formula="of:=ROUND(([zad_1_2.$F129]/[zad_1_2.$E129]); 2)" table:style-name="ce1">
            <text:p>2,3</text:p>
          </table:table-cell>
          <table:table-cell office:value-type="string" office:string-value="Biala Podlaska Tarnobrzeg" table:formula="of:= COM.MICROSOFT.TEXTJOIN(&quot; &quot;;;[zad_1_2.$B129];;[zad_1_2.$C129])" table:style-name="ce1">
            <text:p>Biala Podlaska Tarnobrzeg</text:p>
          </table:table-cell>
          <table:table-cell table:number-columns-repeated="16376"/>
        </table:table-row>
        <table:table-row table:style-name="ro1">
          <table:table-cell office:value-type="date" office:date-value="2017-06-13T00:00:00" table:style-name="ce2">
            <text:p>13.06.2017</text:p>
          </table:table-cell>
          <table:table-cell office:value-type="string" table:style-name="ce3">
            <text:p>Tarnobrzeg</text:p>
          </table:table-cell>
          <table:table-cell office:value-type="string" table:style-name="ce3">
            <text:p>Kielce</text:p>
          </table:table-cell>
          <table:table-cell office:value-type="float" office:value="1536" table:style-name="ce1">
            <text:p>1536</text:p>
          </table:table-cell>
          <table:table-cell office:value-type="float" office:value="96" table:style-name="ce1">
            <text:p>96</text:p>
          </table:table-cell>
          <table:table-cell office:value-type="float" office:value="154" table:style-name="ce1">
            <text:p>154</text:p>
          </table:table-cell>
          <table:table-cell office:value-type="float" office:value="1.6" table:formula="of:=ROUND(([zad_1_2.$F130]/[zad_1_2.$E130]); 2)" table:style-name="ce1">
            <text:p>1,6</text:p>
          </table:table-cell>
          <table:table-cell office:value-type="string" office:string-value="Tarnobrzeg Kielce" table:formula="of:= COM.MICROSOFT.TEXTJOIN(&quot; &quot;;;[zad_1_2.$B130];;[zad_1_2.$C130])" table:style-name="ce1">
            <text:p>Tarnobrzeg Kielce</text:p>
          </table:table-cell>
          <table:table-cell table:number-columns-repeated="16376"/>
        </table:table-row>
        <table:table-row table:style-name="ro1">
          <table:table-cell office:value-type="date" office:date-value="2017-06-14T00:00:00" table:style-name="ce2">
            <text:p>14.06.2017</text:p>
          </table:table-cell>
          <table:table-cell office:value-type="string" table:style-name="ce3">
            <text:p>Kielce</text:p>
          </table:table-cell>
          <table:table-cell office:value-type="string" table:style-name="ce3">
            <text:p>Sieradz</text:p>
          </table:table-cell>
          <table:table-cell office:value-type="float" office:value="1996" table:style-name="ce1">
            <text:p>1996</text:p>
          </table:table-cell>
          <table:table-cell office:value-type="float" office:value="158" table:style-name="ce1">
            <text:p>158</text:p>
          </table:table-cell>
          <table:table-cell office:value-type="float" office:value="653" table:style-name="ce1">
            <text:p>653</text:p>
          </table:table-cell>
          <table:table-cell office:value-type="float" office:value="4.13" table:formula="of:=ROUND(([zad_1_2.$F131]/[zad_1_2.$E131]); 2)" table:style-name="ce1">
            <text:p>4,13</text:p>
          </table:table-cell>
          <table:table-cell office:value-type="string" office:string-value="Kielce Sieradz" table:formula="of:= COM.MICROSOFT.TEXTJOIN(&quot; &quot;;;[zad_1_2.$B131];;[zad_1_2.$C131])" table:style-name="ce1">
            <text:p>Kielce Sieradz</text:p>
          </table:table-cell>
          <table:table-cell table:number-columns-repeated="16376"/>
        </table:table-row>
        <table:table-row table:style-name="ro1">
          <table:table-cell office:value-type="date" office:date-value="2017-06-16T00:00:00" table:style-name="ce2">
            <text:p>16.06.2017</text:p>
          </table:table-cell>
          <table:table-cell office:value-type="string" table:style-name="ce3">
            <text:p>Chelm</text:p>
          </table:table-cell>
          <table:table-cell office:value-type="string" table:style-name="ce3">
            <text:p>Terespol</text:p>
          </table:table-cell>
          <table:table-cell office:value-type="float" office:value="4769" table:style-name="ce1">
            <text:p>4769</text:p>
          </table:table-cell>
          <table:table-cell office:value-type="float" office:value="160" table:style-name="ce1">
            <text:p>160</text:p>
          </table:table-cell>
          <table:table-cell office:value-type="float" office:value="522" table:style-name="ce1">
            <text:p>522</text:p>
          </table:table-cell>
          <table:table-cell office:value-type="float" office:value="3.26" table:formula="of:=ROUND(([zad_1_2.$F132]/[zad_1_2.$E132]); 2)" table:style-name="ce1">
            <text:p>3,26</text:p>
          </table:table-cell>
          <table:table-cell office:value-type="string" office:string-value="Chelm Terespol" table:formula="of:= COM.MICROSOFT.TEXTJOIN(&quot; &quot;;;[zad_1_2.$B132];;[zad_1_2.$C132])" table:style-name="ce1">
            <text:p>Chelm Terespol</text:p>
          </table:table-cell>
          <table:table-cell table:number-columns-repeated="16376"/>
        </table:table-row>
        <table:table-row table:style-name="ro1">
          <table:table-cell office:value-type="date" office:date-value="2017-06-17T00:00:00" table:style-name="ce2">
            <text:p>17.06.2017</text:p>
          </table:table-cell>
          <table:table-cell office:value-type="string" table:style-name="ce3">
            <text:p>Terespol</text:p>
          </table:table-cell>
          <table:table-cell office:value-type="string" table:style-name="ce3">
            <text:p>Warszawa</text:p>
          </table:table-cell>
          <table:table-cell office:value-type="float" office:value="4542" table:style-name="ce1">
            <text:p>4542</text:p>
          </table:table-cell>
          <table:table-cell office:value-type="float" office:value="205" table:style-name="ce1">
            <text:p>205</text:p>
          </table:table-cell>
          <table:table-cell office:value-type="float" office:value="524" table:style-name="ce1">
            <text:p>524</text:p>
          </table:table-cell>
          <table:table-cell office:value-type="float" office:value="2.56" table:formula="of:=ROUND(([zad_1_2.$F133]/[zad_1_2.$E133]); 2)" table:style-name="ce1">
            <text:p>2,56</text:p>
          </table:table-cell>
          <table:table-cell office:value-type="string" office:string-value="Terespol Warszawa" table:formula="of:= COM.MICROSOFT.TEXTJOIN(&quot; &quot;;;[zad_1_2.$B133];;[zad_1_2.$C133])" table:style-name="ce1">
            <text:p>Terespol Warszawa</text:p>
          </table:table-cell>
          <table:table-cell table:number-columns-repeated="16376"/>
        </table:table-row>
        <table:table-row table:style-name="ro1">
          <table:table-cell office:value-type="date" office:date-value="2017-06-18T00:00:00" table:style-name="ce2">
            <text:p>18.06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Lodz</text:p>
          </table:table-cell>
          <table:table-cell office:value-type="float" office:value="2286" table:style-name="ce1">
            <text:p>2286</text:p>
          </table:table-cell>
          <table:table-cell office:value-type="float" office:value="140" table:style-name="ce1">
            <text:p>140</text:p>
          </table:table-cell>
          <table:table-cell office:value-type="float" office:value="136" table:style-name="ce1">
            <text:p>136</text:p>
          </table:table-cell>
          <table:table-cell office:value-type="float" office:value="0.97" table:formula="of:=ROUND(([zad_1_2.$F134]/[zad_1_2.$E134]); 2)" table:style-name="ce1">
            <text:p>0,97</text:p>
          </table:table-cell>
          <table:table-cell office:value-type="string" office:string-value="Warszawa Lodz" table:formula="of:= COM.MICROSOFT.TEXTJOIN(&quot; &quot;;;[zad_1_2.$B134];;[zad_1_2.$C134])" table:style-name="ce1">
            <text:p>Warszawa Lodz</text:p>
          </table:table-cell>
          <table:table-cell table:number-columns-repeated="16376"/>
        </table:table-row>
        <table:table-row table:style-name="ro1">
          <table:table-cell office:value-type="date" office:date-value="2017-06-19T00:00:00" table:style-name="ce2">
            <text:p>19.06.2017</text:p>
          </table:table-cell>
          <table:table-cell office:value-type="string" table:style-name="ce3">
            <text:p>Lodz</text:p>
          </table:table-cell>
          <table:table-cell office:value-type="string" table:style-name="ce3">
            <text:p>Wloclawek</text:p>
          </table:table-cell>
          <table:table-cell office:value-type="float" office:value="1504" table:style-name="ce1">
            <text:p>1504</text:p>
          </table:table-cell>
          <table:table-cell office:value-type="float" office:value="95" table:style-name="ce1">
            <text:p>95</text:p>
          </table:table-cell>
          <table:table-cell office:value-type="float" office:value="382" table:style-name="ce1">
            <text:p>382</text:p>
          </table:table-cell>
          <table:table-cell office:value-type="float" office:value="4.0199999999999996" table:formula="of:=ROUND(([zad_1_2.$F135]/[zad_1_2.$E135]); 2)" table:style-name="ce1">
            <text:p>4,02</text:p>
          </table:table-cell>
          <table:table-cell office:value-type="string" office:string-value="Lodz Wloclawek" table:formula="of:= COM.MICROSOFT.TEXTJOIN(&quot; &quot;;;[zad_1_2.$B135];;[zad_1_2.$C135])" table:style-name="ce1">
            <text:p>Lodz Wloclawek</text:p>
          </table:table-cell>
          <table:table-cell table:number-columns-repeated="16376"/>
        </table:table-row>
        <table:table-row table:style-name="ro1">
          <table:table-cell office:value-type="date" office:date-value="2017-06-20T00:00:00" table:style-name="ce2">
            <text:p>20.06.2017</text:p>
          </table:table-cell>
          <table:table-cell office:value-type="string" table:style-name="ce3">
            <text:p>Krosno</text:p>
          </table:table-cell>
          <table:table-cell office:value-type="string" table:style-name="ce3">
            <text:p>Zakopane</text:p>
          </table:table-cell>
          <table:table-cell office:value-type="float" office:value="3990" table:style-name="ce1">
            <text:p>3990</text:p>
          </table:table-cell>
          <table:table-cell office:value-type="float" office:value="195" table:style-name="ce1">
            <text:p>195</text:p>
          </table:table-cell>
          <table:table-cell office:value-type="float" office:value="468" table:style-name="ce1">
            <text:p>468</text:p>
          </table:table-cell>
          <table:table-cell office:value-type="float" office:value="2.4" table:formula="of:=ROUND(([zad_1_2.$F136]/[zad_1_2.$E136]); 2)" table:style-name="ce1">
            <text:p>2,4</text:p>
          </table:table-cell>
          <table:table-cell office:value-type="string" office:string-value="Krosno Zakopane" table:formula="of:= COM.MICROSOFT.TEXTJOIN(&quot; &quot;;;[zad_1_2.$B136];;[zad_1_2.$C136])" table:style-name="ce1">
            <text:p>Krosno Zakopane</text:p>
          </table:table-cell>
          <table:table-cell table:number-columns-repeated="16376"/>
        </table:table-row>
        <table:table-row table:style-name="ro1">
          <table:table-cell office:value-type="date" office:date-value="2017-06-21T00:00:00" table:style-name="ce2">
            <text:p>21.06.2017</text:p>
          </table:table-cell>
          <table:table-cell office:value-type="string" table:style-name="ce3">
            <text:p>Kielce</text:p>
          </table:table-cell>
          <table:table-cell office:value-type="string" table:style-name="ce3">
            <text:p>Tarnow</text:p>
          </table:table-cell>
          <table:table-cell office:value-type="float" office:value="4569" table:style-name="ce1">
            <text:p>4569</text:p>
          </table:table-cell>
          <table:table-cell office:value-type="float" office:value="123" table:style-name="ce1">
            <text:p>123</text:p>
          </table:table-cell>
          <table:table-cell office:value-type="float" office:value="295" table:style-name="ce1">
            <text:p>295</text:p>
          </table:table-cell>
          <table:table-cell office:value-type="float" office:value="2.4" table:formula="of:=ROUND(([zad_1_2.$F137]/[zad_1_2.$E137]); 2)" table:style-name="ce1">
            <text:p>2,4</text:p>
          </table:table-cell>
          <table:table-cell office:value-type="string" office:string-value="Kielce Tarnow" table:formula="of:= COM.MICROSOFT.TEXTJOIN(&quot; &quot;;;[zad_1_2.$B137];;[zad_1_2.$C137])" table:style-name="ce1">
            <text:p>Kielce Tarnow</text:p>
          </table:table-cell>
          <table:table-cell table:number-columns-repeated="16376"/>
        </table:table-row>
        <table:table-row table:style-name="ro1">
          <table:table-cell office:value-type="date" office:date-value="2017-06-22T00:00:00" table:style-name="ce2">
            <text:p>22.06.2017</text:p>
          </table:table-cell>
          <table:table-cell office:value-type="string" table:style-name="ce3">
            <text:p>Tarnow</text:p>
          </table:table-cell>
          <table:table-cell office:value-type="string" table:style-name="ce3">
            <text:p>Katowice</text:p>
          </table:table-cell>
          <table:table-cell office:value-type="float" office:value="3469" table:style-name="ce1">
            <text:p>3469</text:p>
          </table:table-cell>
          <table:table-cell office:value-type="float" office:value="151" table:style-name="ce1">
            <text:p>151</text:p>
          </table:table-cell>
          <table:table-cell office:value-type="float" office:value="558" table:style-name="ce1">
            <text:p>558</text:p>
          </table:table-cell>
          <table:table-cell office:value-type="float" office:value="3.7" table:formula="of:=ROUND(([zad_1_2.$F138]/[zad_1_2.$E138]); 2)" table:style-name="ce1">
            <text:p>3,7</text:p>
          </table:table-cell>
          <table:table-cell office:value-type="string" office:string-value="Tarnow Katowice" table:formula="of:= COM.MICROSOFT.TEXTJOIN(&quot; &quot;;;[zad_1_2.$B138];;[zad_1_2.$C138])" table:style-name="ce1">
            <text:p>Tarnow Katowice</text:p>
          </table:table-cell>
          <table:table-cell table:number-columns-repeated="16376"/>
        </table:table-row>
        <table:table-row table:style-name="ro1">
          <table:table-cell office:value-type="date" office:date-value="2017-06-23T00:00:00" table:style-name="ce2">
            <text:p>23.06.2017</text:p>
          </table:table-cell>
          <table:table-cell office:value-type="string" table:style-name="ce3">
            <text:p>Katowice</text:p>
          </table:table-cell>
          <table:table-cell office:value-type="string" table:style-name="ce3">
            <text:p>Zakopane</text:p>
          </table:table-cell>
          <table:table-cell office:value-type="float" office:value="2498" table:style-name="ce1">
            <text:p>2498</text:p>
          </table:table-cell>
          <table:table-cell office:value-type="float" office:value="163" table:style-name="ce1">
            <text:p>163</text:p>
          </table:table-cell>
          <table:table-cell office:value-type="float" office:value="610" table:style-name="ce1">
            <text:p>610</text:p>
          </table:table-cell>
          <table:table-cell office:value-type="float" office:value="3.74" table:formula="of:=ROUND(([zad_1_2.$F139]/[zad_1_2.$E139]); 2)" table:style-name="ce1">
            <text:p>3,74</text:p>
          </table:table-cell>
          <table:table-cell office:value-type="string" office:string-value="Katowice Zakopane" table:formula="of:= COM.MICROSOFT.TEXTJOIN(&quot; &quot;;;[zad_1_2.$B139];;[zad_1_2.$C139])" table:style-name="ce1">
            <text:p>Katowice Zakopane</text:p>
          </table:table-cell>
          <table:table-cell table:number-columns-repeated="16376"/>
        </table:table-row>
        <table:table-row table:style-name="ro1">
          <table:table-cell office:value-type="date" office:date-value="2017-06-24T00:00:00" table:style-name="ce2">
            <text:p>24.06.2017</text:p>
          </table:table-cell>
          <table:table-cell office:value-type="string" table:style-name="ce3">
            <text:p>Zakopane</text:p>
          </table:table-cell>
          <table:table-cell office:value-type="string" table:style-name="ce3">
            <text:p>Tarnow</text:p>
          </table:table-cell>
          <table:table-cell office:value-type="float" office:value="4118" table:style-name="ce1">
            <text:p>4118</text:p>
          </table:table-cell>
          <table:table-cell office:value-type="float" office:value="144" table:style-name="ce1">
            <text:p>144</text:p>
          </table:table-cell>
          <table:table-cell office:value-type="float" office:value="256" table:style-name="ce1">
            <text:p>256</text:p>
          </table:table-cell>
          <table:table-cell office:value-type="float" office:value="1.78" table:formula="of:=ROUND(([zad_1_2.$F140]/[zad_1_2.$E140]); 2)" table:style-name="ce1">
            <text:p>1,78</text:p>
          </table:table-cell>
          <table:table-cell office:value-type="string" office:string-value="Zakopane Tarnow" table:formula="of:= COM.MICROSOFT.TEXTJOIN(&quot; &quot;;;[zad_1_2.$B140];;[zad_1_2.$C140])" table:style-name="ce1">
            <text:p>Zakopane Tarnow</text:p>
          </table:table-cell>
          <table:table-cell table:number-columns-repeated="16376"/>
        </table:table-row>
        <table:table-row table:style-name="ro1">
          <table:table-cell office:value-type="date" office:date-value="2017-06-25T00:00:00" table:style-name="ce2">
            <text:p>25.06.2017</text:p>
          </table:table-cell>
          <table:table-cell office:value-type="string" table:style-name="ce3">
            <text:p>Gdansk</text:p>
          </table:table-cell>
          <table:table-cell office:value-type="string" table:style-name="ce3">
            <text:p>Slupsk</text:p>
          </table:table-cell>
          <table:table-cell office:value-type="float" office:value="5847" table:style-name="ce1">
            <text:p>5847</text:p>
          </table:table-cell>
          <table:table-cell office:value-type="float" office:value="137" table:style-name="ce1">
            <text:p>137</text:p>
          </table:table-cell>
          <table:table-cell office:value-type="float" office:value="270" table:style-name="ce1">
            <text:p>270</text:p>
          </table:table-cell>
          <table:table-cell office:value-type="float" office:value="1.97" table:formula="of:=ROUND(([zad_1_2.$F141]/[zad_1_2.$E141]); 2)" table:style-name="ce1">
            <text:p>1,97</text:p>
          </table:table-cell>
          <table:table-cell office:value-type="string" office:string-value="Gdansk Slupsk" table:formula="of:= COM.MICROSOFT.TEXTJOIN(&quot; &quot;;;[zad_1_2.$B141];;[zad_1_2.$C141])" table:style-name="ce1">
            <text:p>Gdansk Slupsk</text:p>
          </table:table-cell>
          <table:table-cell table:number-columns-repeated="16376"/>
        </table:table-row>
        <table:table-row table:style-name="ro1">
          <table:table-cell office:value-type="date" office:date-value="2017-06-26T00:00:00" table:style-name="ce2">
            <text:p>26.06.2017</text:p>
          </table:table-cell>
          <table:table-cell office:value-type="string" table:style-name="ce3">
            <text:p>Slupsk</text:p>
          </table:table-cell>
          <table:table-cell office:value-type="string" table:style-name="ce3">
            <text:p>Gdansk</text:p>
          </table:table-cell>
          <table:table-cell office:value-type="float" office:value="2032" table:style-name="ce1">
            <text:p>2032</text:p>
          </table:table-cell>
          <table:table-cell office:value-type="float" office:value="129" table:style-name="ce1">
            <text:p>129</text:p>
          </table:table-cell>
          <table:table-cell office:value-type="float" office:value="245" table:style-name="ce1">
            <text:p>245</text:p>
          </table:table-cell>
          <table:table-cell office:value-type="float" office:value="1.9" table:formula="of:=ROUND(([zad_1_2.$F142]/[zad_1_2.$E142]); 2)" table:style-name="ce1">
            <text:p>1,9</text:p>
          </table:table-cell>
          <table:table-cell office:value-type="string" office:string-value="Slupsk Gdansk" table:formula="of:= COM.MICROSOFT.TEXTJOIN(&quot; &quot;;;[zad_1_2.$B142];;[zad_1_2.$C142])" table:style-name="ce1">
            <text:p>Slupsk Gdansk</text:p>
          </table:table-cell>
          <table:table-cell table:number-columns-repeated="16376"/>
        </table:table-row>
        <table:table-row table:style-name="ro1">
          <table:table-cell office:value-type="date" office:date-value="2017-06-27T00:00:00" table:style-name="ce2">
            <text:p>27.06.2017</text:p>
          </table:table-cell>
          <table:table-cell office:value-type="string" table:style-name="ce3">
            <text:p>Gdansk</text:p>
          </table:table-cell>
          <table:table-cell office:value-type="string" table:style-name="ce3">
            <text:p>Koszalin</text:p>
          </table:table-cell>
          <table:table-cell office:value-type="float" office:value="2735" table:style-name="ce1">
            <text:p>2735</text:p>
          </table:table-cell>
          <table:table-cell office:value-type="float" office:value="213" table:style-name="ce1">
            <text:p>213</text:p>
          </table:table-cell>
          <table:table-cell office:value-type="float" office:value="213" table:style-name="ce1">
            <text:p>213</text:p>
          </table:table-cell>
          <table:table-cell office:value-type="float" office:value="1" table:formula="of:=ROUND(([zad_1_2.$F143]/[zad_1_2.$E143]); 2)" table:style-name="ce1">
            <text:p>1</text:p>
          </table:table-cell>
          <table:table-cell office:value-type="string" office:string-value="Gdansk Koszalin" table:formula="of:= COM.MICROSOFT.TEXTJOIN(&quot; &quot;;;[zad_1_2.$B143];;[zad_1_2.$C143])" table:style-name="ce1">
            <text:p>Gdansk Koszalin</text:p>
          </table:table-cell>
          <table:table-cell table:number-columns-repeated="16376"/>
        </table:table-row>
        <table:table-row table:style-name="ro1">
          <table:table-cell office:value-type="date" office:date-value="2017-06-28T00:00:00" table:style-name="ce2">
            <text:p>28.06.2017</text:p>
          </table:table-cell>
          <table:table-cell office:value-type="string" table:style-name="ce3">
            <text:p>Koszalin</text:p>
          </table:table-cell>
          <table:table-cell office:value-type="string" table:style-name="ce3">
            <text:p>Kolbaskowo</text:p>
          </table:table-cell>
          <table:table-cell office:value-type="float" office:value="5467" table:style-name="ce1">
            <text:p>5467</text:p>
          </table:table-cell>
          <table:table-cell office:value-type="float" office:value="168" table:style-name="ce1">
            <text:p>168</text:p>
          </table:table-cell>
          <table:table-cell office:value-type="float" office:value="336" table:style-name="ce1">
            <text:p>336</text:p>
          </table:table-cell>
          <table:table-cell office:value-type="float" office:value="2" table:formula="of:=ROUND(([zad_1_2.$F144]/[zad_1_2.$E144]); 2)" table:style-name="ce1">
            <text:p>2</text:p>
          </table:table-cell>
          <table:table-cell office:value-type="string" office:string-value="Koszalin Kolbaskowo" table:formula="of:= COM.MICROSOFT.TEXTJOIN(&quot; &quot;;;[zad_1_2.$B144];;[zad_1_2.$C144])" table:style-name="ce1">
            <text:p>Koszalin Kolbaskowo</text:p>
          </table:table-cell>
          <table:table-cell table:number-columns-repeated="16376"/>
        </table:table-row>
        <table:table-row table:style-name="ro1">
          <table:table-cell office:value-type="date" office:date-value="2017-06-29T00:00:00" table:style-name="ce2">
            <text:p>29.06.2017</text:p>
          </table:table-cell>
          <table:table-cell office:value-type="string" table:style-name="ce3">
            <text:p>Kolbaskowo</text:p>
          </table:table-cell>
          <table:table-cell office:value-type="string" table:style-name="ce3">
            <text:p>Pila</text:p>
          </table:table-cell>
          <table:table-cell office:value-type="float" office:value="3691" table:style-name="ce1">
            <text:p>3691</text:p>
          </table:table-cell>
          <table:table-cell office:value-type="float" office:value="170" table:style-name="ce1">
            <text:p>170</text:p>
          </table:table-cell>
          <table:table-cell office:value-type="float" office:value="525" table:style-name="ce1">
            <text:p>525</text:p>
          </table:table-cell>
          <table:table-cell office:value-type="float" office:value="3.09" table:formula="of:=ROUND(([zad_1_2.$F145]/[zad_1_2.$E145]); 2)" table:style-name="ce1">
            <text:p>3,09</text:p>
          </table:table-cell>
          <table:table-cell office:value-type="string" office:string-value="Kolbaskowo Pila" table:formula="of:= COM.MICROSOFT.TEXTJOIN(&quot; &quot;;;[zad_1_2.$B145];;[zad_1_2.$C145])" table:style-name="ce1">
            <text:p>Kolbaskowo Pila</text:p>
          </table:table-cell>
          <table:table-cell table:number-columns-repeated="16376"/>
        </table:table-row>
        <table:table-row table:style-name="ro1">
          <table:table-cell office:value-type="date" office:date-value="2017-06-30T00:00:00" table:style-name="ce2">
            <text:p>30.06.2017</text:p>
          </table:table-cell>
          <table:table-cell office:value-type="string" table:style-name="ce3">
            <text:p>Gubin</text:p>
          </table:table-cell>
          <table:table-cell office:value-type="string" table:style-name="ce3">
            <text:p>Zgorzelec</text:p>
          </table:table-cell>
          <table:table-cell office:value-type="float" office:value="3681" table:style-name="ce1">
            <text:p>3681</text:p>
          </table:table-cell>
          <table:table-cell office:value-type="float" office:value="145" table:style-name="ce1">
            <text:p>145</text:p>
          </table:table-cell>
          <table:table-cell office:value-type="float" office:value="546" table:style-name="ce1">
            <text:p>546</text:p>
          </table:table-cell>
          <table:table-cell office:value-type="float" office:value="3.77" table:formula="of:=ROUND(([zad_1_2.$F146]/[zad_1_2.$E146]); 2)" table:style-name="ce1">
            <text:p>3,77</text:p>
          </table:table-cell>
          <table:table-cell office:value-type="string" office:string-value="Gubin Zgorzelec" table:formula="of:= COM.MICROSOFT.TEXTJOIN(&quot; &quot;;;[zad_1_2.$B146];;[zad_1_2.$C146])" table:style-name="ce1">
            <text:p>Gubin Zgorzelec</text:p>
          </table:table-cell>
          <table:table-cell table:number-columns-repeated="16376"/>
        </table:table-row>
        <table:table-row table:style-name="ro1">
          <table:table-cell office:value-type="date" office:date-value="2017-07-01T00:00:00" table:style-name="ce2">
            <text:p>01.07.2017</text:p>
          </table:table-cell>
          <table:table-cell office:value-type="string" table:style-name="ce3">
            <text:p>Leszno</text:p>
          </table:table-cell>
          <table:table-cell office:value-type="string" table:style-name="ce3">
            <text:p>Konin</text:p>
          </table:table-cell>
          <table:table-cell office:value-type="float" office:value="2256" table:style-name="ce1">
            <text:p>2256</text:p>
          </table:table-cell>
          <table:table-cell office:value-type="float" office:value="146" table:style-name="ce1">
            <text:p>146</text:p>
          </table:table-cell>
          <table:table-cell office:value-type="float" office:value="315" table:style-name="ce1">
            <text:p>315</text:p>
          </table:table-cell>
          <table:table-cell office:value-type="float" office:value="2.16" table:formula="of:=ROUND(([zad_1_2.$F147]/[zad_1_2.$E147]); 2)" table:style-name="ce1">
            <text:p>2,16</text:p>
          </table:table-cell>
          <table:table-cell office:value-type="string" office:string-value="Leszno Konin" table:formula="of:= COM.MICROSOFT.TEXTJOIN(&quot; &quot;;;[zad_1_2.$B147];;[zad_1_2.$C147])" table:style-name="ce1">
            <text:p>Leszno Konin</text:p>
          </table:table-cell>
          <table:table-cell table:number-columns-repeated="16376"/>
        </table:table-row>
        <table:table-row table:style-name="ro1">
          <table:table-cell office:value-type="date" office:date-value="2017-07-02T00:00:00" table:style-name="ce2">
            <text:p>02.07.2017</text:p>
          </table:table-cell>
          <table:table-cell office:value-type="string" table:style-name="ce3">
            <text:p>Konin</text:p>
          </table:table-cell>
          <table:table-cell office:value-type="string" table:style-name="ce3">
            <text:p>Plock</text:p>
          </table:table-cell>
          <table:table-cell office:value-type="float" office:value="4602" table:style-name="ce1">
            <text:p>4602</text:p>
          </table:table-cell>
          <table:table-cell office:value-type="float" office:value="120" table:style-name="ce1">
            <text:p>120</text:p>
          </table:table-cell>
          <table:table-cell office:value-type="float" office:value="288" table:style-name="ce1">
            <text:p>288</text:p>
          </table:table-cell>
          <table:table-cell office:value-type="float" office:value="2.4" table:formula="of:=ROUND(([zad_1_2.$F148]/[zad_1_2.$E148]); 2)" table:style-name="ce1">
            <text:p>2,4</text:p>
          </table:table-cell>
          <table:table-cell office:value-type="string" office:string-value="Konin Plock" table:formula="of:= COM.MICROSOFT.TEXTJOIN(&quot; &quot;;;[zad_1_2.$B148];;[zad_1_2.$C148])" table:style-name="ce1">
            <text:p>Konin Plock</text:p>
          </table:table-cell>
          <table:table-cell table:number-columns-repeated="16376"/>
        </table:table-row>
        <table:table-row table:style-name="ro1">
          <table:table-cell office:value-type="date" office:date-value="2017-07-03T00:00:00" table:style-name="ce2">
            <text:p>03.07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Konin</text:p>
          </table:table-cell>
          <table:table-cell office:value-type="float" office:value="4354" table:style-name="ce1">
            <text:p>4354</text:p>
          </table:table-cell>
          <table:table-cell office:value-type="float" office:value="135" table:style-name="ce1">
            <text:p>135</text:p>
          </table:table-cell>
          <table:table-cell office:value-type="float" office:value="215" table:style-name="ce1">
            <text:p>215</text:p>
          </table:table-cell>
          <table:table-cell office:value-type="float" office:value="1.59" table:formula="of:=ROUND(([zad_1_2.$F149]/[zad_1_2.$E149]); 2)" table:style-name="ce1">
            <text:p>1,59</text:p>
          </table:table-cell>
          <table:table-cell office:value-type="string" office:string-value="Plock Konin" table:formula="of:= COM.MICROSOFT.TEXTJOIN(&quot; &quot;;;[zad_1_2.$B149];;[zad_1_2.$C149])" table:style-name="ce1">
            <text:p>Plock Konin</text:p>
          </table:table-cell>
          <table:table-cell table:number-columns-repeated="16376"/>
        </table:table-row>
        <table:table-row table:style-name="ro1">
          <table:table-cell office:value-type="date" office:date-value="2017-07-04T00:00:00" table:style-name="ce2">
            <text:p>04.07.2017</text:p>
          </table:table-cell>
          <table:table-cell office:value-type="string" table:style-name="ce3">
            <text:p>Konin</text:p>
          </table:table-cell>
          <table:table-cell office:value-type="string" table:style-name="ce3">
            <text:p>Lodz</text:p>
          </table:table-cell>
          <table:table-cell office:value-type="float" office:value="4260" table:style-name="ce1">
            <text:p>4260</text:p>
          </table:table-cell>
          <table:table-cell office:value-type="float" office:value="118" table:style-name="ce1">
            <text:p>118</text:p>
          </table:table-cell>
          <table:table-cell office:value-type="float" office:value="222" table:style-name="ce1">
            <text:p>222</text:p>
          </table:table-cell>
          <table:table-cell office:value-type="float" office:value="1.88" table:formula="of:=ROUND(([zad_1_2.$F150]/[zad_1_2.$E150]); 2)" table:style-name="ce1">
            <text:p>1,88</text:p>
          </table:table-cell>
          <table:table-cell office:value-type="string" office:string-value="Konin Lodz" table:formula="of:= COM.MICROSOFT.TEXTJOIN(&quot; &quot;;;[zad_1_2.$B150];;[zad_1_2.$C150])" table:style-name="ce1">
            <text:p>Konin Lodz</text:p>
          </table:table-cell>
          <table:table-cell table:number-columns-repeated="16376"/>
        </table:table-row>
        <table:table-row table:style-name="ro1">
          <table:table-cell office:value-type="date" office:date-value="2017-07-05T00:00:00" table:style-name="ce2">
            <text:p>05.07.2017</text:p>
          </table:table-cell>
          <table:table-cell office:value-type="string" table:style-name="ce3">
            <text:p>Bydgoszcz</text:p>
          </table:table-cell>
          <table:table-cell office:value-type="string" table:style-name="ce3">
            <text:p>Wloclawek</text:p>
          </table:table-cell>
          <table:table-cell office:value-type="float" office:value="2800" table:style-name="ce1">
            <text:p>2800</text:p>
          </table:table-cell>
          <table:table-cell office:value-type="float" office:value="98" table:style-name="ce1">
            <text:p>98</text:p>
          </table:table-cell>
          <table:table-cell office:value-type="float" office:value="108" table:style-name="ce1">
            <text:p>108</text:p>
          </table:table-cell>
          <table:table-cell office:value-type="float" office:value="1.1000000000000001" table:formula="of:=ROUND(([zad_1_2.$F151]/[zad_1_2.$E151]); 2)" table:style-name="ce1">
            <text:p>1,1</text:p>
          </table:table-cell>
          <table:table-cell office:value-type="string" office:string-value="Bydgoszcz Wloclawek" table:formula="of:= COM.MICROSOFT.TEXTJOIN(&quot; &quot;;;[zad_1_2.$B151];;[zad_1_2.$C151])" table:style-name="ce1">
            <text:p>Bydgoszcz Wloclawek</text:p>
          </table:table-cell>
          <table:table-cell table:number-columns-repeated="16376"/>
        </table:table-row>
        <table:table-row table:style-name="ro1">
          <table:table-cell office:value-type="date" office:date-value="2017-07-06T00:00:00" table:style-name="ce2">
            <text:p>06.07.2017</text:p>
          </table:table-cell>
          <table:table-cell office:value-type="string" table:style-name="ce3">
            <text:p>Wloclawek</text:p>
          </table:table-cell>
          <table:table-cell office:value-type="string" table:style-name="ce3">
            <text:p>Kalisz</text:p>
          </table:table-cell>
          <table:table-cell office:value-type="float" office:value="2637" table:style-name="ce1">
            <text:p>2637</text:p>
          </table:table-cell>
          <table:table-cell office:value-type="float" office:value="138" table:style-name="ce1">
            <text:p>138</text:p>
          </table:table-cell>
          <table:table-cell office:value-type="float" office:value="179" table:style-name="ce1">
            <text:p>179</text:p>
          </table:table-cell>
          <table:table-cell office:value-type="float" office:value="1.3" table:formula="of:=ROUND(([zad_1_2.$F152]/[zad_1_2.$E152]); 2)" table:style-name="ce1">
            <text:p>1,3</text:p>
          </table:table-cell>
          <table:table-cell office:value-type="string" office:string-value="Wloclawek Kalisz" table:formula="of:= COM.MICROSOFT.TEXTJOIN(&quot; &quot;;;[zad_1_2.$B152];;[zad_1_2.$C152])" table:style-name="ce1">
            <text:p>Wloclawek Kalisz</text:p>
          </table:table-cell>
          <table:table-cell table:number-columns-repeated="16376"/>
        </table:table-row>
        <table:table-row table:style-name="ro1">
          <table:table-cell office:value-type="date" office:date-value="2017-07-07T00:00:00" table:style-name="ce2">
            <text:p>07.07.2017</text:p>
          </table:table-cell>
          <table:table-cell office:value-type="string" table:style-name="ce3">
            <text:p>Kalisz</text:p>
          </table:table-cell>
          <table:table-cell office:value-type="string" table:style-name="ce3">
            <text:p>Poznan</text:p>
          </table:table-cell>
          <table:table-cell office:value-type="float" office:value="5651" table:style-name="ce1">
            <text:p>5651</text:p>
          </table:table-cell>
          <table:table-cell office:value-type="float" office:value="116" table:style-name="ce1">
            <text:p>116</text:p>
          </table:table-cell>
          <table:table-cell office:value-type="float" office:value="141" table:style-name="ce1">
            <text:p>141</text:p>
          </table:table-cell>
          <table:table-cell office:value-type="float" office:value="1.22" table:formula="of:=ROUND(([zad_1_2.$F153]/[zad_1_2.$E153]); 2)" table:style-name="ce1">
            <text:p>1,22</text:p>
          </table:table-cell>
          <table:table-cell office:value-type="string" office:string-value="Kalisz Poznan" table:formula="of:= COM.MICROSOFT.TEXTJOIN(&quot; &quot;;;[zad_1_2.$B153];;[zad_1_2.$C153])" table:style-name="ce1">
            <text:p>Kalisz Poznan</text:p>
          </table:table-cell>
          <table:table-cell table:number-columns-repeated="16376"/>
        </table:table-row>
        <table:table-row table:style-name="ro1">
          <table:table-cell office:value-type="date" office:date-value="2017-07-08T00:00:00" table:style-name="ce2">
            <text:p>08.07.2017</text:p>
          </table:table-cell>
          <table:table-cell office:value-type="string" table:style-name="ce3">
            <text:p>Poznan</text:p>
          </table:table-cell>
          <table:table-cell office:value-type="string" table:style-name="ce3">
            <text:p>Zielona Gora</text:p>
          </table:table-cell>
          <table:table-cell office:value-type="float" office:value="2511" table:style-name="ce1">
            <text:p>2511</text:p>
          </table:table-cell>
          <table:table-cell office:value-type="float" office:value="120" table:style-name="ce1">
            <text:p>120</text:p>
          </table:table-cell>
          <table:table-cell office:value-type="float" office:value="438" table:style-name="ce1">
            <text:p>438</text:p>
          </table:table-cell>
          <table:table-cell office:value-type="float" office:value="3.65" table:formula="of:=ROUND(([zad_1_2.$F154]/[zad_1_2.$E154]); 2)" table:style-name="ce1">
            <text:p>3,65</text:p>
          </table:table-cell>
          <table:table-cell office:value-type="string" office:string-value="Poznan Zielona Gora" table:formula="of:= COM.MICROSOFT.TEXTJOIN(&quot; &quot;;;[zad_1_2.$B154];;[zad_1_2.$C154])" table:style-name="ce1">
            <text:p>Poznan Zielona Gora</text:p>
          </table:table-cell>
          <table:table-cell table:number-columns-repeated="16376"/>
        </table:table-row>
        <table:table-row table:style-name="ro1">
          <table:table-cell office:value-type="date" office:date-value="2017-07-10T00:00:00" table:style-name="ce2">
            <text:p>10.07.2017</text:p>
          </table:table-cell>
          <table:table-cell office:value-type="string" table:style-name="ce3">
            <text:p>Przemysl</text:p>
          </table:table-cell>
          <table:table-cell office:value-type="string" table:style-name="ce3">
            <text:p>Gdansk</text:p>
          </table:table-cell>
          <table:table-cell office:value-type="float" office:value="2448" table:style-name="ce1">
            <text:p>2448</text:p>
          </table:table-cell>
          <table:table-cell office:value-type="float" office:value="744" table:style-name="ce1">
            <text:p>744</text:p>
          </table:table-cell>
          <table:table-cell office:value-type="float" office:value="2887" table:style-name="ce1">
            <text:p>2887</text:p>
          </table:table-cell>
          <table:table-cell office:value-type="float" office:value="3.88" table:formula="of:=ROUND(([zad_1_2.$F155]/[zad_1_2.$E155]); 2)" table:style-name="ce1">
            <text:p>3,88</text:p>
          </table:table-cell>
          <table:table-cell office:value-type="string" office:string-value="Przemysl Gdansk" table:formula="of:= COM.MICROSOFT.TEXTJOIN(&quot; &quot;;;[zad_1_2.$B155];;[zad_1_2.$C155])" table:style-name="ce1">
            <text:p>Przemysl Gdansk</text:p>
          </table:table-cell>
          <table:table-cell table:number-columns-repeated="16376"/>
        </table:table-row>
        <table:table-row table:style-name="ro1">
          <table:table-cell office:value-type="date" office:date-value="2017-07-11T00:00:00" table:style-name="ce2">
            <text:p>11.07.2017</text:p>
          </table:table-cell>
          <table:table-cell office:value-type="string" table:style-name="ce3">
            <text:p>Suwalki</text:p>
          </table:table-cell>
          <table:table-cell office:value-type="string" table:style-name="ce3">
            <text:p>Bialystok</text:p>
          </table:table-cell>
          <table:table-cell office:value-type="float" office:value="3414" table:style-name="ce1">
            <text:p>3414</text:p>
          </table:table-cell>
          <table:table-cell office:value-type="float" office:value="114" table:style-name="ce1">
            <text:p>114</text:p>
          </table:table-cell>
          <table:table-cell office:value-type="float" office:value="301" table:style-name="ce1">
            <text:p>301</text:p>
          </table:table-cell>
          <table:table-cell office:value-type="float" office:value="2.64" table:formula="of:=ROUND(([zad_1_2.$F156]/[zad_1_2.$E156]); 2)" table:style-name="ce1">
            <text:p>2,64</text:p>
          </table:table-cell>
          <table:table-cell office:value-type="string" office:string-value="Suwalki Bialystok" table:formula="of:= COM.MICROSOFT.TEXTJOIN(&quot; &quot;;;[zad_1_2.$B156];;[zad_1_2.$C156])" table:style-name="ce1">
            <text:p>Suwalki Bialystok</text:p>
          </table:table-cell>
          <table:table-cell table:number-columns-repeated="16376"/>
        </table:table-row>
        <table:table-row table:style-name="ro1">
          <table:table-cell office:value-type="date" office:date-value="2017-07-12T00:00:00" table:style-name="ce2">
            <text:p>12.07.2017</text:p>
          </table:table-cell>
          <table:table-cell office:value-type="string" table:style-name="ce3">
            <text:p>Slupsk</text:p>
          </table:table-cell>
          <table:table-cell office:value-type="string" table:style-name="ce3">
            <text:p>Elblag</text:p>
          </table:table-cell>
          <table:table-cell office:value-type="float" office:value="4039" table:style-name="ce1">
            <text:p>4039</text:p>
          </table:table-cell>
          <table:table-cell office:value-type="float" office:value="204" table:style-name="ce1">
            <text:p>204</text:p>
          </table:table-cell>
          <table:table-cell office:value-type="float" office:value="614" table:style-name="ce1">
            <text:p>614</text:p>
          </table:table-cell>
          <table:table-cell office:value-type="float" office:value="3.01" table:formula="of:=ROUND(([zad_1_2.$F157]/[zad_1_2.$E157]); 2)" table:style-name="ce1">
            <text:p>3,01</text:p>
          </table:table-cell>
          <table:table-cell office:value-type="string" office:string-value="Slupsk Elblag" table:formula="of:= COM.MICROSOFT.TEXTJOIN(&quot; &quot;;;[zad_1_2.$B157];;[zad_1_2.$C157])" table:style-name="ce1">
            <text:p>Slupsk Elblag</text:p>
          </table:table-cell>
          <table:table-cell table:number-columns-repeated="16376"/>
        </table:table-row>
        <table:table-row table:style-name="ro1">
          <table:table-cell office:value-type="date" office:date-value="2017-07-13T00:00:00" table:style-name="ce2">
            <text:p>13.07.2017</text:p>
          </table:table-cell>
          <table:table-cell office:value-type="string" table:style-name="ce3">
            <text:p>Elblag</text:p>
          </table:table-cell>
          <table:table-cell office:value-type="string" table:style-name="ce3">
            <text:p>Slupsk</text:p>
          </table:table-cell>
          <table:table-cell office:value-type="float" office:value="5862" table:style-name="ce1">
            <text:p>5862</text:p>
          </table:table-cell>
          <table:table-cell office:value-type="float" office:value="202" table:style-name="ce1">
            <text:p>202</text:p>
          </table:table-cell>
          <table:table-cell office:value-type="float" office:value="518" table:style-name="ce1">
            <text:p>518</text:p>
          </table:table-cell>
          <table:table-cell office:value-type="float" office:value="2.56" table:formula="of:=ROUND(([zad_1_2.$F158]/[zad_1_2.$E158]); 2)" table:style-name="ce1">
            <text:p>2,56</text:p>
          </table:table-cell>
          <table:table-cell office:value-type="string" office:string-value="Elblag Slupsk" table:formula="of:= COM.MICROSOFT.TEXTJOIN(&quot; &quot;;;[zad_1_2.$B158];;[zad_1_2.$C158])" table:style-name="ce1">
            <text:p>Elblag Slupsk</text:p>
          </table:table-cell>
          <table:table-cell table:number-columns-repeated="16376"/>
        </table:table-row>
        <table:table-row table:style-name="ro1">
          <table:table-cell office:value-type="date" office:date-value="2017-07-15T00:00:00" table:style-name="ce2">
            <text:p>15.07.2017</text:p>
          </table:table-cell>
          <table:table-cell office:value-type="string" table:style-name="ce3">
            <text:p>Zamosc</text:p>
          </table:table-cell>
          <table:table-cell office:value-type="string" table:style-name="ce3">
            <text:p>Przemysl</text:p>
          </table:table-cell>
          <table:table-cell office:value-type="float" office:value="3077" table:style-name="ce1">
            <text:p>3077</text:p>
          </table:table-cell>
          <table:table-cell office:value-type="float" office:value="148" table:style-name="ce1">
            <text:p>148</text:p>
          </table:table-cell>
          <table:table-cell office:value-type="float" office:value="454" table:style-name="ce1">
            <text:p>454</text:p>
          </table:table-cell>
          <table:table-cell office:value-type="float" office:value="3.07" table:formula="of:=ROUND(([zad_1_2.$F159]/[zad_1_2.$E159]); 2)" table:style-name="ce1">
            <text:p>3,07</text:p>
          </table:table-cell>
          <table:table-cell office:value-type="string" office:string-value="Zamosc Przemysl" table:formula="of:= COM.MICROSOFT.TEXTJOIN(&quot; &quot;;;[zad_1_2.$B159];;[zad_1_2.$C159])" table:style-name="ce1">
            <text:p>Zamosc Przemysl</text:p>
          </table:table-cell>
          <table:table-cell table:number-columns-repeated="16376"/>
        </table:table-row>
        <table:table-row table:style-name="ro1">
          <table:table-cell office:value-type="date" office:date-value="2017-07-16T00:00:00" table:style-name="ce2">
            <text:p>16.07.2017</text:p>
          </table:table-cell>
          <table:table-cell office:value-type="string" table:style-name="ce3">
            <text:p>Biala Podlaska</text:p>
          </table:table-cell>
          <table:table-cell office:value-type="string" table:style-name="ce3">
            <text:p>Gorzow Wielkopolski</text:p>
          </table:table-cell>
          <table:table-cell office:value-type="float" office:value="5569" table:style-name="ce1">
            <text:p>5569</text:p>
          </table:table-cell>
          <table:table-cell office:value-type="float" office:value="604" table:style-name="ce1">
            <text:p>604</text:p>
          </table:table-cell>
          <table:table-cell office:value-type="float" office:value="1446" table:style-name="ce1">
            <text:p>1446</text:p>
          </table:table-cell>
          <table:table-cell office:value-type="float" office:value="2.39" table:formula="of:=ROUND(([zad_1_2.$F160]/[zad_1_2.$E160]); 2)" table:style-name="ce1">
            <text:p>2,39</text:p>
          </table:table-cell>
          <table:table-cell office:value-type="string" office:string-value="Biala Podlaska Gorzow Wielkopolski" table:formula="of:= COM.MICROSOFT.TEXTJOIN(&quot; &quot;;;[zad_1_2.$B160];;[zad_1_2.$C160])" table:style-name="ce1">
            <text:p>Biala Podlaska Gorzow Wielkopolski</text:p>
          </table:table-cell>
          <table:table-cell table:number-columns-repeated="16376"/>
        </table:table-row>
        <table:table-row table:style-name="ro1">
          <table:table-cell office:value-type="date" office:date-value="2017-07-17T00:00:00" table:style-name="ce2">
            <text:p>17.07.2017</text:p>
          </table:table-cell>
          <table:table-cell office:value-type="string" table:style-name="ce3">
            <text:p>Gorzow Wielkopolski</text:p>
          </table:table-cell>
          <table:table-cell office:value-type="string" table:style-name="ce3">
            <text:p>Zielona Gora</text:p>
          </table:table-cell>
          <table:table-cell office:value-type="float" office:value="4513" table:style-name="ce1">
            <text:p>4513</text:p>
          </table:table-cell>
          <table:table-cell office:value-type="float" office:value="114" table:style-name="ce1">
            <text:p>114</text:p>
          </table:table-cell>
          <table:table-cell office:value-type="float" office:value="125" table:style-name="ce1">
            <text:p>125</text:p>
          </table:table-cell>
          <table:table-cell office:value-type="float" office:value="1.1000000000000001" table:formula="of:=ROUND(([zad_1_2.$F161]/[zad_1_2.$E161]); 2)" table:style-name="ce1">
            <text:p>1,1</text:p>
          </table:table-cell>
          <table:table-cell office:value-type="string" office:string-value="Gorzow Wielkopolski Zielona Gora" table:formula="of:= COM.MICROSOFT.TEXTJOIN(&quot; &quot;;;[zad_1_2.$B161];;[zad_1_2.$C161])" table:style-name="ce1">
            <text:p>Gorzow Wielkopolski Zielona Gora</text:p>
          </table:table-cell>
          <table:table-cell table:number-columns-repeated="16376"/>
        </table:table-row>
        <table:table-row table:style-name="ro1">
          <table:table-cell office:value-type="date" office:date-value="2017-07-19T00:00:00" table:style-name="ce2">
            <text:p>19.07.2017</text:p>
          </table:table-cell>
          <table:table-cell office:value-type="string" table:style-name="ce3">
            <text:p>Katowice</text:p>
          </table:table-cell>
          <table:table-cell office:value-type="string" table:style-name="ce3">
            <text:p>Skierniewice</text:p>
          </table:table-cell>
          <table:table-cell office:value-type="float" office:value="2771" table:style-name="ce1">
            <text:p>2771</text:p>
          </table:table-cell>
          <table:table-cell office:value-type="float" office:value="239" table:style-name="ce1">
            <text:p>239</text:p>
          </table:table-cell>
          <table:table-cell office:value-type="float" office:value="396" table:style-name="ce1">
            <text:p>396</text:p>
          </table:table-cell>
          <table:table-cell office:value-type="float" office:value="1.66" table:formula="of:=ROUND(([zad_1_2.$F162]/[zad_1_2.$E162]); 2)" table:style-name="ce1">
            <text:p>1,66</text:p>
          </table:table-cell>
          <table:table-cell office:value-type="string" office:string-value="Katowice Skierniewice" table:formula="of:= COM.MICROSOFT.TEXTJOIN(&quot; &quot;;;[zad_1_2.$B162];;[zad_1_2.$C162])" table:style-name="ce1">
            <text:p>Katowice Skierniewice</text:p>
          </table:table-cell>
          <table:table-cell table:number-columns-repeated="16376"/>
        </table:table-row>
        <table:table-row table:style-name="ro1">
          <table:table-cell office:value-type="date" office:date-value="2017-07-20T00:00:00" table:style-name="ce2">
            <text:p>20.07.2017</text:p>
          </table:table-cell>
          <table:table-cell office:value-type="string" table:style-name="ce3">
            <text:p>Barwinek</text:p>
          </table:table-cell>
          <table:table-cell office:value-type="string" table:style-name="ce3">
            <text:p>Sieradz</text:p>
          </table:table-cell>
          <table:table-cell office:value-type="float" office:value="1079" table:style-name="ce1">
            <text:p>1079</text:p>
          </table:table-cell>
          <table:table-cell office:value-type="float" office:value="438" table:style-name="ce1">
            <text:p>438</text:p>
          </table:table-cell>
          <table:table-cell office:value-type="float" office:value="899" table:style-name="ce1">
            <text:p>899</text:p>
          </table:table-cell>
          <table:table-cell office:value-type="float" office:value="2.0499999999999998" table:formula="of:=ROUND(([zad_1_2.$F163]/[zad_1_2.$E163]); 2)" table:style-name="ce1">
            <text:p>2,05</text:p>
          </table:table-cell>
          <table:table-cell office:value-type="string" office:string-value="Barwinek Sieradz" table:formula="of:= COM.MICROSOFT.TEXTJOIN(&quot; &quot;;;[zad_1_2.$B163];;[zad_1_2.$C163])" table:style-name="ce1">
            <text:p>Barwinek Sieradz</text:p>
          </table:table-cell>
          <table:table-cell table:number-columns-repeated="16376"/>
        </table:table-row>
        <table:table-row table:style-name="ro1">
          <table:table-cell office:value-type="date" office:date-value="2017-07-21T00:00:00" table:style-name="ce2">
            <text:p>21.07.2017</text:p>
          </table:table-cell>
          <table:table-cell office:value-type="string" table:style-name="ce3">
            <text:p>Sieradz</text:p>
          </table:table-cell>
          <table:table-cell office:value-type="string" table:style-name="ce3">
            <text:p>Czestochowa</text:p>
          </table:table-cell>
          <table:table-cell office:value-type="float" office:value="3126" table:style-name="ce1">
            <text:p>3126</text:p>
          </table:table-cell>
          <table:table-cell office:value-type="float" office:value="124" table:style-name="ce1">
            <text:p>124</text:p>
          </table:table-cell>
          <table:table-cell office:value-type="float" office:value="317" table:style-name="ce1">
            <text:p>317</text:p>
          </table:table-cell>
          <table:table-cell office:value-type="float" office:value="2.56" table:formula="of:=ROUND(([zad_1_2.$F164]/[zad_1_2.$E164]); 2)" table:style-name="ce1">
            <text:p>2,56</text:p>
          </table:table-cell>
          <table:table-cell office:value-type="string" office:string-value="Sieradz Czestochowa" table:formula="of:= COM.MICROSOFT.TEXTJOIN(&quot; &quot;;;[zad_1_2.$B164];;[zad_1_2.$C164])" table:style-name="ce1">
            <text:p>Sieradz Czestochowa</text:p>
          </table:table-cell>
          <table:table-cell table:number-columns-repeated="16376"/>
        </table:table-row>
        <table:table-row table:style-name="ro1">
          <table:table-cell office:value-type="date" office:date-value="2017-07-22T00:00:00" table:style-name="ce2">
            <text:p>22.07.2017</text:p>
          </table:table-cell>
          <table:table-cell office:value-type="string" table:style-name="ce3">
            <text:p>Czestochowa</text:p>
          </table:table-cell>
          <table:table-cell office:value-type="string" table:style-name="ce3">
            <text:p>Lodz</text:p>
          </table:table-cell>
          <table:table-cell office:value-type="float" office:value="3650" table:style-name="ce1">
            <text:p>3650</text:p>
          </table:table-cell>
          <table:table-cell office:value-type="float" office:value="137" table:style-name="ce1">
            <text:p>137</text:p>
          </table:table-cell>
          <table:table-cell office:value-type="float" office:value="308" table:style-name="ce1">
            <text:p>308</text:p>
          </table:table-cell>
          <table:table-cell office:value-type="float" office:value="2.25" table:formula="of:=ROUND(([zad_1_2.$F165]/[zad_1_2.$E165]); 2)" table:style-name="ce1">
            <text:p>2,25</text:p>
          </table:table-cell>
          <table:table-cell office:value-type="string" office:string-value="Czestochowa Lodz" table:formula="of:= COM.MICROSOFT.TEXTJOIN(&quot; &quot;;;[zad_1_2.$B165];;[zad_1_2.$C165])" table:style-name="ce1">
            <text:p>Czestochowa Lodz</text:p>
          </table:table-cell>
          <table:table-cell table:number-columns-repeated="16376"/>
        </table:table-row>
        <table:table-row table:style-name="ro1">
          <table:table-cell office:value-type="date" office:date-value="2017-07-23T00:00:00" table:style-name="ce2">
            <text:p>23.07.2017</text:p>
          </table:table-cell>
          <table:table-cell office:value-type="string" table:style-name="ce3">
            <text:p>Biala Podlaska</text:p>
          </table:table-cell>
          <table:table-cell office:value-type="string" table:style-name="ce3">
            <text:p>Chelm</text:p>
          </table:table-cell>
          <table:table-cell office:value-type="float" office:value="5721" table:style-name="ce1">
            <text:p>5721</text:p>
          </table:table-cell>
          <table:table-cell office:value-type="float" office:value="122" table:style-name="ce1">
            <text:p>122</text:p>
          </table:table-cell>
          <table:table-cell office:value-type="float" office:value="280" table:style-name="ce1">
            <text:p>280</text:p>
          </table:table-cell>
          <table:table-cell office:value-type="float" office:value="2.2999999999999998" table:formula="of:=ROUND(([zad_1_2.$F166]/[zad_1_2.$E166]); 2)" table:style-name="ce1">
            <text:p>2,3</text:p>
          </table:table-cell>
          <table:table-cell office:value-type="string" office:string-value="Biala Podlaska Chelm" table:formula="of:= COM.MICROSOFT.TEXTJOIN(&quot; &quot;;;[zad_1_2.$B166];;[zad_1_2.$C166])" table:style-name="ce1">
            <text:p>Biala Podlaska Chelm</text:p>
          </table:table-cell>
          <table:table-cell table:number-columns-repeated="16376"/>
        </table:table-row>
        <table:table-row table:style-name="ro1">
          <table:table-cell office:value-type="date" office:date-value="2017-07-24T00:00:00" table:style-name="ce2">
            <text:p>24.07.2017</text:p>
          </table:table-cell>
          <table:table-cell office:value-type="string" table:style-name="ce3">
            <text:p>Chelm</text:p>
          </table:table-cell>
          <table:table-cell office:value-type="string" table:style-name="ce3">
            <text:p>Radom</text:p>
          </table:table-cell>
          <table:table-cell office:value-type="float" office:value="5759" table:style-name="ce1">
            <text:p>5759</text:p>
          </table:table-cell>
          <table:table-cell office:value-type="float" office:value="175" table:style-name="ce1">
            <text:p>175</text:p>
          </table:table-cell>
          <table:table-cell office:value-type="float" office:value="297" table:style-name="ce1">
            <text:p>297</text:p>
          </table:table-cell>
          <table:table-cell office:value-type="float" office:value="1.7" table:formula="of:=ROUND(([zad_1_2.$F167]/[zad_1_2.$E167]); 2)" table:style-name="ce1">
            <text:p>1,7</text:p>
          </table:table-cell>
          <table:table-cell office:value-type="string" office:string-value="Chelm Radom" table:formula="of:= COM.MICROSOFT.TEXTJOIN(&quot; &quot;;;[zad_1_2.$B167];;[zad_1_2.$C167])" table:style-name="ce1">
            <text:p>Chelm Radom</text:p>
          </table:table-cell>
          <table:table-cell table:number-columns-repeated="16376"/>
        </table:table-row>
        <table:table-row table:style-name="ro1">
          <table:table-cell office:value-type="date" office:date-value="2017-07-25T00:00:00" table:style-name="ce2">
            <text:p>25.07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Warszawa</text:p>
          </table:table-cell>
          <table:table-cell office:value-type="float" office:value="2871" table:style-name="ce1">
            <text:p>2871</text:p>
          </table:table-cell>
          <table:table-cell office:value-type="float" office:value="113" table:style-name="ce1">
            <text:p>113</text:p>
          </table:table-cell>
          <table:table-cell office:value-type="float" office:value="110" table:style-name="ce1">
            <text:p>110</text:p>
          </table:table-cell>
          <table:table-cell office:value-type="float" office:value="0.97" table:formula="of:=ROUND(([zad_1_2.$F168]/[zad_1_2.$E168]); 2)" table:style-name="ce1">
            <text:p>0,97</text:p>
          </table:table-cell>
          <table:table-cell office:value-type="string" office:string-value="Radom Warszawa" table:formula="of:= COM.MICROSOFT.TEXTJOIN(&quot; &quot;;;[zad_1_2.$B168];;[zad_1_2.$C168])" table:style-name="ce1">
            <text:p>Radom Warszawa</text:p>
          </table:table-cell>
          <table:table-cell table:number-columns-repeated="16376"/>
        </table:table-row>
        <table:table-row table:style-name="ro1">
          <table:table-cell office:value-type="date" office:date-value="2017-07-28T00:00:00" table:style-name="ce2">
            <text:p>28.07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Ostroleka</text:p>
          </table:table-cell>
          <table:table-cell office:value-type="float" office:value="3571" table:style-name="ce1">
            <text:p>3571</text:p>
          </table:table-cell>
          <table:table-cell office:value-type="float" office:value="162" table:style-name="ce1">
            <text:p>162</text:p>
          </table:table-cell>
          <table:table-cell office:value-type="float" office:value="292" table:style-name="ce1">
            <text:p>292</text:p>
          </table:table-cell>
          <table:table-cell office:value-type="float" office:value="1.8" table:formula="of:=ROUND(([zad_1_2.$F169]/[zad_1_2.$E169]); 2)" table:style-name="ce1">
            <text:p>1,8</text:p>
          </table:table-cell>
          <table:table-cell office:value-type="string" office:string-value="Plock Ostroleka" table:formula="of:= COM.MICROSOFT.TEXTJOIN(&quot; &quot;;;[zad_1_2.$B169];;[zad_1_2.$C169])" table:style-name="ce1">
            <text:p>Plock Ostroleka</text:p>
          </table:table-cell>
          <table:table-cell table:number-columns-repeated="16376"/>
        </table:table-row>
        <table:table-row table:style-name="ro1">
          <table:table-cell office:value-type="date" office:date-value="2017-07-29T00:00:00" table:style-name="ce2">
            <text:p>29.07.2017</text:p>
          </table:table-cell>
          <table:table-cell office:value-type="string" table:style-name="ce3">
            <text:p>Ostroleka</text:p>
          </table:table-cell>
          <table:table-cell office:value-type="string" table:style-name="ce3">
            <text:p>Warszawa</text:p>
          </table:table-cell>
          <table:table-cell office:value-type="float" office:value="3061" table:style-name="ce1">
            <text:p>3061</text:p>
          </table:table-cell>
          <table:table-cell office:value-type="float" office:value="107" table:style-name="ce1">
            <text:p>107</text:p>
          </table:table-cell>
          <table:table-cell office:value-type="float" office:value="258" table:style-name="ce1">
            <text:p>258</text:p>
          </table:table-cell>
          <table:table-cell office:value-type="float" office:value="2.41" table:formula="of:=ROUND(([zad_1_2.$F170]/[zad_1_2.$E170]); 2)" table:style-name="ce1">
            <text:p>2,41</text:p>
          </table:table-cell>
          <table:table-cell office:value-type="string" office:string-value="Ostroleka Warszawa" table:formula="of:= COM.MICROSOFT.TEXTJOIN(&quot; &quot;;;[zad_1_2.$B170];;[zad_1_2.$C170])" table:style-name="ce1">
            <text:p>Ostroleka Warszawa</text:p>
          </table:table-cell>
          <table:table-cell table:number-columns-repeated="16376"/>
        </table:table-row>
        <table:table-row table:style-name="ro1">
          <table:table-cell office:value-type="date" office:date-value="2017-07-30T00:00:00" table:style-name="ce2">
            <text:p>30.07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Siedlce</text:p>
          </table:table-cell>
          <table:table-cell office:value-type="float" office:value="5336" table:style-name="ce1">
            <text:p>5336</text:p>
          </table:table-cell>
          <table:table-cell office:value-type="float" office:value="107" table:style-name="ce1">
            <text:p>107</text:p>
          </table:table-cell>
          <table:table-cell office:value-type="float" office:value="171" table:style-name="ce1">
            <text:p>171</text:p>
          </table:table-cell>
          <table:table-cell office:value-type="float" office:value="1.6" table:formula="of:=ROUND(([zad_1_2.$F171]/[zad_1_2.$E171]); 2)" table:style-name="ce1">
            <text:p>1,6</text:p>
          </table:table-cell>
          <table:table-cell office:value-type="string" office:string-value="Warszawa Siedlce" table:formula="of:= COM.MICROSOFT.TEXTJOIN(&quot; &quot;;;[zad_1_2.$B171];;[zad_1_2.$C171])" table:style-name="ce1">
            <text:p>Warszawa Siedlce</text:p>
          </table:table-cell>
          <table:table-cell table:number-columns-repeated="16376"/>
        </table:table-row>
        <table:table-row table:style-name="ro1">
          <table:table-cell office:value-type="date" office:date-value="2017-07-31T00:00:00" table:style-name="ce2">
            <text:p>31.07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Jakuszyce</text:p>
          </table:table-cell>
          <table:table-cell office:value-type="float" office:value="5658" table:style-name="ce1">
            <text:p>5658</text:p>
          </table:table-cell>
          <table:table-cell office:value-type="float" office:value="249" table:style-name="ce1">
            <text:p>249</text:p>
          </table:table-cell>
          <table:table-cell office:value-type="float" office:value="967" table:style-name="ce1">
            <text:p>967</text:p>
          </table:table-cell>
          <table:table-cell office:value-type="float" office:value="3.88" table:formula="of:=ROUND(([zad_1_2.$F172]/[zad_1_2.$E172]); 2)" table:style-name="ce1">
            <text:p>3,88</text:p>
          </table:table-cell>
          <table:table-cell office:value-type="string" office:string-value="Piotrkow Trybunalski Jakuszyce" table:formula="of:= COM.MICROSOFT.TEXTJOIN(&quot; &quot;;;[zad_1_2.$B172];;[zad_1_2.$C172])" table:style-name="ce1">
            <text:p>Piotrkow Trybunalski Jakuszyce</text:p>
          </table:table-cell>
          <table:table-cell table:number-columns-repeated="16376"/>
        </table:table-row>
        <table:table-row table:style-name="ro1">
          <table:table-cell office:value-type="date" office:date-value="2017-08-01T00:00:00" table:style-name="ce2">
            <text:p>01.08.2017</text:p>
          </table:table-cell>
          <table:table-cell office:value-type="string" table:style-name="ce3">
            <text:p>Jakuszyce</text:p>
          </table:table-cell>
          <table:table-cell office:value-type="string" table:style-name="ce3">
            <text:p>Kostrzyn</text:p>
          </table:table-cell>
          <table:table-cell office:value-type="float" office:value="2697" table:style-name="ce1">
            <text:p>2697</text:p>
          </table:table-cell>
          <table:table-cell office:value-type="float" office:value="209" table:style-name="ce1">
            <text:p>209</text:p>
          </table:table-cell>
          <table:table-cell office:value-type="float" office:value="699" table:style-name="ce1">
            <text:p>699</text:p>
          </table:table-cell>
          <table:table-cell office:value-type="float" office:value="3.34" table:formula="of:=ROUND(([zad_1_2.$F173]/[zad_1_2.$E173]); 2)" table:style-name="ce1">
            <text:p>3,34</text:p>
          </table:table-cell>
          <table:table-cell office:value-type="string" office:string-value="Jakuszyce Kostrzyn" table:formula="of:= COM.MICROSOFT.TEXTJOIN(&quot; &quot;;;[zad_1_2.$B173];;[zad_1_2.$C173])" table:style-name="ce1">
            <text:p>Jakuszyce Kostrzyn</text:p>
          </table:table-cell>
          <table:table-cell table:number-columns-repeated="16376"/>
        </table:table-row>
        <table:table-row table:style-name="ro1">
          <table:table-cell office:value-type="date" office:date-value="2017-08-02T00:00:00" table:style-name="ce2">
            <text:p>02.08.2017</text:p>
          </table:table-cell>
          <table:table-cell office:value-type="string" table:style-name="ce3">
            <text:p>Kostrzyn</text:p>
          </table:table-cell>
          <table:table-cell office:value-type="string" table:style-name="ce3">
            <text:p>Zielona Gora</text:p>
          </table:table-cell>
          <table:table-cell office:value-type="float" office:value="5368" table:style-name="ce1">
            <text:p>5368</text:p>
          </table:table-cell>
          <table:table-cell office:value-type="float" office:value="122" table:style-name="ce1">
            <text:p>122</text:p>
          </table:table-cell>
          <table:table-cell office:value-type="float" office:value="491" table:style-name="ce1">
            <text:p>491</text:p>
          </table:table-cell>
          <table:table-cell office:value-type="float" office:value="4.0199999999999996" table:formula="of:=ROUND(([zad_1_2.$F174]/[zad_1_2.$E174]); 2)" table:style-name="ce1">
            <text:p>4,02</text:p>
          </table:table-cell>
          <table:table-cell office:value-type="string" office:string-value="Kostrzyn Zielona Gora" table:formula="of:= COM.MICROSOFT.TEXTJOIN(&quot; &quot;;;[zad_1_2.$B174];;[zad_1_2.$C174])" table:style-name="ce1">
            <text:p>Kostrzyn Zielona Gora</text:p>
          </table:table-cell>
          <table:table-cell table:number-columns-repeated="16376"/>
        </table:table-row>
        <table:table-row table:style-name="ro1">
          <table:table-cell office:value-type="date" office:date-value="2017-08-03T00:00:00" table:style-name="ce2">
            <text:p>03.08.2017</text:p>
          </table:table-cell>
          <table:table-cell office:value-type="string" table:style-name="ce3">
            <text:p>Zielona Gora</text:p>
          </table:table-cell>
          <table:table-cell office:value-type="string" table:style-name="ce3">
            <text:p>Poznan</text:p>
          </table:table-cell>
          <table:table-cell office:value-type="float" office:value="2706" table:style-name="ce1">
            <text:p>2706</text:p>
          </table:table-cell>
          <table:table-cell office:value-type="float" office:value="137" table:style-name="ce1">
            <text:p>137</text:p>
          </table:table-cell>
          <table:table-cell office:value-type="float" office:value="292" table:style-name="ce1">
            <text:p>292</text:p>
          </table:table-cell>
          <table:table-cell office:value-type="float" office:value="2.13" table:formula="of:=ROUND(([zad_1_2.$F175]/[zad_1_2.$E175]); 2)" table:style-name="ce1">
            <text:p>2,13</text:p>
          </table:table-cell>
          <table:table-cell office:value-type="string" office:string-value="Zielona Gora Poznan" table:formula="of:= COM.MICROSOFT.TEXTJOIN(&quot; &quot;;;[zad_1_2.$B175];;[zad_1_2.$C175])" table:style-name="ce1">
            <text:p>Zielona Gora Poznan</text:p>
          </table:table-cell>
          <table:table-cell table:number-columns-repeated="16376"/>
        </table:table-row>
        <table:table-row table:style-name="ro1">
          <table:table-cell office:value-type="date" office:date-value="2017-08-06T00:00:00" table:style-name="ce2">
            <text:p>06.08.2017</text:p>
          </table:table-cell>
          <table:table-cell office:value-type="string" table:style-name="ce3">
            <text:p>Lublin</text:p>
          </table:table-cell>
          <table:table-cell office:value-type="string" table:style-name="ce3">
            <text:p>Zielona Gora</text:p>
          </table:table-cell>
          <table:table-cell office:value-type="float" office:value="3456" table:style-name="ce1">
            <text:p>3456</text:p>
          </table:table-cell>
          <table:table-cell office:value-type="float" office:value="542" table:style-name="ce1">
            <text:p>542</text:p>
          </table:table-cell>
          <table:table-cell office:value-type="float" office:value="1891" table:style-name="ce1">
            <text:p>1891</text:p>
          </table:table-cell>
          <table:table-cell office:value-type="float" office:value="3.49" table:formula="of:=ROUND(([zad_1_2.$F176]/[zad_1_2.$E176]); 2)" table:style-name="ce1">
            <text:p>3,49</text:p>
          </table:table-cell>
          <table:table-cell office:value-type="string" office:string-value="Lublin Zielona Gora" table:formula="of:= COM.MICROSOFT.TEXTJOIN(&quot; &quot;;;[zad_1_2.$B176];;[zad_1_2.$C176])" table:style-name="ce1">
            <text:p>Lublin Zielona Gora</text:p>
          </table:table-cell>
          <table:table-cell table:number-columns-repeated="16376"/>
        </table:table-row>
        <table:table-row table:style-name="ro1">
          <table:table-cell office:value-type="date" office:date-value="2017-08-07T00:00:00" table:style-name="ce2">
            <text:p>07.08.2017</text:p>
          </table:table-cell>
          <table:table-cell office:value-type="string" table:style-name="ce3">
            <text:p>Zielona Gora</text:p>
          </table:table-cell>
          <table:table-cell office:value-type="string" table:style-name="ce3">
            <text:p>Poznan</text:p>
          </table:table-cell>
          <table:table-cell office:value-type="float" office:value="1914" table:style-name="ce1">
            <text:p>1914</text:p>
          </table:table-cell>
          <table:table-cell office:value-type="float" office:value="138" table:style-name="ce1">
            <text:p>138</text:p>
          </table:table-cell>
          <table:table-cell office:value-type="float" office:value="405" table:style-name="ce1">
            <text:p>405</text:p>
          </table:table-cell>
          <table:table-cell office:value-type="float" office:value="2.93" table:formula="of:=ROUND(([zad_1_2.$F177]/[zad_1_2.$E177]); 2)" table:style-name="ce1">
            <text:p>2,93</text:p>
          </table:table-cell>
          <table:table-cell office:value-type="string" office:string-value="Zielona Gora Poznan" table:formula="of:= COM.MICROSOFT.TEXTJOIN(&quot; &quot;;;[zad_1_2.$B177];;[zad_1_2.$C177])" table:style-name="ce1">
            <text:p>Zielona Gora Poznan</text:p>
          </table:table-cell>
          <table:table-cell table:number-columns-repeated="16376"/>
        </table:table-row>
        <table:table-row table:style-name="ro1">
          <table:table-cell office:value-type="date" office:date-value="2017-08-08T00:00:00" table:style-name="ce2">
            <text:p>08.08.2017</text:p>
          </table:table-cell>
          <table:table-cell office:value-type="string" table:style-name="ce3">
            <text:p>Poznan</text:p>
          </table:table-cell>
          <table:table-cell office:value-type="string" table:style-name="ce3">
            <text:p>Pila</text:p>
          </table:table-cell>
          <table:table-cell office:value-type="float" office:value="1134" table:style-name="ce1">
            <text:p>1134</text:p>
          </table:table-cell>
          <table:table-cell office:value-type="float" office:value="95" table:style-name="ce1">
            <text:p>95</text:p>
          </table:table-cell>
          <table:table-cell office:value-type="float" office:value="115" table:style-name="ce1">
            <text:p>115</text:p>
          </table:table-cell>
          <table:table-cell office:value-type="float" office:value="1.21" table:formula="of:=ROUND(([zad_1_2.$F178]/[zad_1_2.$E178]); 2)" table:style-name="ce1">
            <text:p>1,21</text:p>
          </table:table-cell>
          <table:table-cell office:value-type="string" office:string-value="Poznan Pila" table:formula="of:= COM.MICROSOFT.TEXTJOIN(&quot; &quot;;;[zad_1_2.$B178];;[zad_1_2.$C178])" table:style-name="ce1">
            <text:p>Poznan Pila</text:p>
          </table:table-cell>
          <table:table-cell table:number-columns-repeated="16376"/>
        </table:table-row>
        <table:table-row table:style-name="ro1">
          <table:table-cell office:value-type="date" office:date-value="2017-08-09T00:00:00" table:style-name="ce2">
            <text:p>09.08.2017</text:p>
          </table:table-cell>
          <table:table-cell office:value-type="string" table:style-name="ce3">
            <text:p>Pila</text:p>
          </table:table-cell>
          <table:table-cell office:value-type="string" table:style-name="ce3">
            <text:p>Kostrzyn</text:p>
          </table:table-cell>
          <table:table-cell office:value-type="float" office:value="2935" table:style-name="ce1">
            <text:p>2935</text:p>
          </table:table-cell>
          <table:table-cell office:value-type="float" office:value="160" table:style-name="ce1">
            <text:p>160</text:p>
          </table:table-cell>
          <table:table-cell office:value-type="float" office:value="275" table:style-name="ce1">
            <text:p>275</text:p>
          </table:table-cell>
          <table:table-cell office:value-type="float" office:value="1.72" table:formula="of:=ROUND(([zad_1_2.$F179]/[zad_1_2.$E179]); 2)" table:style-name="ce1">
            <text:p>1,72</text:p>
          </table:table-cell>
          <table:table-cell office:value-type="string" office:string-value="Pila Kostrzyn" table:formula="of:= COM.MICROSOFT.TEXTJOIN(&quot; &quot;;;[zad_1_2.$B179];;[zad_1_2.$C179])" table:style-name="ce1">
            <text:p>Pila Kostrzyn</text:p>
          </table:table-cell>
          <table:table-cell table:number-columns-repeated="16376"/>
        </table:table-row>
        <table:table-row table:style-name="ro1">
          <table:table-cell office:value-type="date" office:date-value="2017-08-10T00:00:00" table:style-name="ce2">
            <text:p>10.08.2017</text:p>
          </table:table-cell>
          <table:table-cell office:value-type="string" table:style-name="ce3">
            <text:p>Kostrzyn</text:p>
          </table:table-cell>
          <table:table-cell office:value-type="string" table:style-name="ce3">
            <text:p>Gubin</text:p>
          </table:table-cell>
          <table:table-cell office:value-type="float" office:value="4379" table:style-name="ce1">
            <text:p>4379</text:p>
          </table:table-cell>
          <table:table-cell office:value-type="float" office:value="93" table:style-name="ce1">
            <text:p>93</text:p>
          </table:table-cell>
          <table:table-cell office:value-type="float" office:value="147" table:style-name="ce1">
            <text:p>147</text:p>
          </table:table-cell>
          <table:table-cell office:value-type="float" office:value="1.58" table:formula="of:=ROUND(([zad_1_2.$F180]/[zad_1_2.$E180]); 2)" table:style-name="ce1">
            <text:p>1,58</text:p>
          </table:table-cell>
          <table:table-cell office:value-type="string" office:string-value="Kostrzyn Gubin" table:formula="of:= COM.MICROSOFT.TEXTJOIN(&quot; &quot;;;[zad_1_2.$B180];;[zad_1_2.$C180])" table:style-name="ce1">
            <text:p>Kostrzyn Gubin</text:p>
          </table:table-cell>
          <table:table-cell table:number-columns-repeated="16376"/>
        </table:table-row>
        <table:table-row table:style-name="ro1">
          <table:table-cell office:value-type="date" office:date-value="2017-08-12T00:00:00" table:style-name="ce2">
            <text:p>12.08.2017</text:p>
          </table:table-cell>
          <table:table-cell office:value-type="string" table:style-name="ce3">
            <text:p>Opole</text:p>
          </table:table-cell>
          <table:table-cell office:value-type="string" table:style-name="ce3">
            <text:p>Kudowa-Slone</text:p>
          </table:table-cell>
          <table:table-cell office:value-type="float" office:value="1328" table:style-name="ce1">
            <text:p>1328</text:p>
          </table:table-cell>
          <table:table-cell office:value-type="float" office:value="148" table:style-name="ce1">
            <text:p>148</text:p>
          </table:table-cell>
          <table:table-cell office:value-type="float" office:value="516" table:style-name="ce1">
            <text:p>516</text:p>
          </table:table-cell>
          <table:table-cell office:value-type="float" office:value="3.49" table:formula="of:=ROUND(([zad_1_2.$F181]/[zad_1_2.$E181]); 2)" table:style-name="ce1">
            <text:p>3,49</text:p>
          </table:table-cell>
          <table:table-cell office:value-type="string" office:string-value="Opole Kudowa-Slone" table:formula="of:= COM.MICROSOFT.TEXTJOIN(&quot; &quot;;;[zad_1_2.$B181];;[zad_1_2.$C181])" table:style-name="ce1">
            <text:p>Opole Kudowa-Slone</text:p>
          </table:table-cell>
          <table:table-cell table:number-columns-repeated="16376"/>
        </table:table-row>
        <table:table-row table:style-name="ro1">
          <table:table-cell office:value-type="date" office:date-value="2017-08-13T00:00:00" table:style-name="ce2">
            <text:p>13.08.2017</text:p>
          </table:table-cell>
          <table:table-cell office:value-type="string" table:style-name="ce3">
            <text:p>Slupsk</text:p>
          </table:table-cell>
          <table:table-cell office:value-type="string" table:style-name="ce3">
            <text:p>Gdansk</text:p>
          </table:table-cell>
          <table:table-cell office:value-type="float" office:value="4133" table:style-name="ce1">
            <text:p>4133</text:p>
          </table:table-cell>
          <table:table-cell office:value-type="float" office:value="130" table:style-name="ce1">
            <text:p>130</text:p>
          </table:table-cell>
          <table:table-cell office:value-type="float" office:value="398" table:style-name="ce1">
            <text:p>398</text:p>
          </table:table-cell>
          <table:table-cell office:value-type="float" office:value="3.06" table:formula="of:=ROUND(([zad_1_2.$F182]/[zad_1_2.$E182]); 2)" table:style-name="ce1">
            <text:p>3,06</text:p>
          </table:table-cell>
          <table:table-cell office:value-type="string" office:string-value="Slupsk Gdansk" table:formula="of:= COM.MICROSOFT.TEXTJOIN(&quot; &quot;;;[zad_1_2.$B182];;[zad_1_2.$C182])" table:style-name="ce1">
            <text:p>Slupsk Gdansk</text:p>
          </table:table-cell>
          <table:table-cell table:number-columns-repeated="16376"/>
        </table:table-row>
        <table:table-row table:style-name="ro1">
          <table:table-cell office:value-type="date" office:date-value="2017-08-15T00:00:00" table:style-name="ce2">
            <text:p>15.08.2017</text:p>
          </table:table-cell>
          <table:table-cell office:value-type="string" table:style-name="ce3">
            <text:p>Kielce</text:p>
          </table:table-cell>
          <table:table-cell office:value-type="string" table:style-name="ce3">
            <text:p>Konin</text:p>
          </table:table-cell>
          <table:table-cell office:value-type="float" office:value="5370" table:style-name="ce1">
            <text:p>5370</text:p>
          </table:table-cell>
          <table:table-cell office:value-type="float" office:value="266" table:style-name="ce1">
            <text:p>266</text:p>
          </table:table-cell>
          <table:table-cell office:value-type="float" office:value="699" table:style-name="ce1">
            <text:p>699</text:p>
          </table:table-cell>
          <table:table-cell office:value-type="float" office:value="2.63" table:formula="of:=ROUND(([zad_1_2.$F183]/[zad_1_2.$E183]); 2)" table:style-name="ce1">
            <text:p>2,63</text:p>
          </table:table-cell>
          <table:table-cell office:value-type="string" office:string-value="Kielce Konin" table:formula="of:= COM.MICROSOFT.TEXTJOIN(&quot; &quot;;;[zad_1_2.$B183];;[zad_1_2.$C183])" table:style-name="ce1">
            <text:p>Kielce Konin</text:p>
          </table:table-cell>
          <table:table-cell table:number-columns-repeated="16376"/>
        </table:table-row>
        <table:table-row table:style-name="ro1">
          <table:table-cell office:value-type="date" office:date-value="2017-08-16T00:00:00" table:style-name="ce2">
            <text:p>16.08.2017</text:p>
          </table:table-cell>
          <table:table-cell office:value-type="string" table:style-name="ce3">
            <text:p>Konin</text:p>
          </table:table-cell>
          <table:table-cell office:value-type="string" table:style-name="ce3">
            <text:p>Plock</text:p>
          </table:table-cell>
          <table:table-cell office:value-type="float" office:value="4663" table:style-name="ce1">
            <text:p>4663</text:p>
          </table:table-cell>
          <table:table-cell office:value-type="float" office:value="122" table:style-name="ce1">
            <text:p>122</text:p>
          </table:table-cell>
          <table:table-cell office:value-type="float" office:value="256" table:style-name="ce1">
            <text:p>256</text:p>
          </table:table-cell>
          <table:table-cell office:value-type="float" office:value="2.1" table:formula="of:=ROUND(([zad_1_2.$F184]/[zad_1_2.$E184]); 2)" table:style-name="ce1">
            <text:p>2,1</text:p>
          </table:table-cell>
          <table:table-cell office:value-type="string" office:string-value="Konin Plock" table:formula="of:= COM.MICROSOFT.TEXTJOIN(&quot; &quot;;;[zad_1_2.$B184];;[zad_1_2.$C184])" table:style-name="ce1">
            <text:p>Konin Plock</text:p>
          </table:table-cell>
          <table:table-cell table:number-columns-repeated="16376"/>
        </table:table-row>
        <table:table-row table:style-name="ro1">
          <table:table-cell office:value-type="date" office:date-value="2017-08-17T00:00:00" table:style-name="ce2">
            <text:p>17.08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Bydgoszcz</text:p>
          </table:table-cell>
          <table:table-cell office:value-type="float" office:value="5151" table:style-name="ce1">
            <text:p>5151</text:p>
          </table:table-cell>
          <table:table-cell office:value-type="float" office:value="151" table:style-name="ce1">
            <text:p>151</text:p>
          </table:table-cell>
          <table:table-cell office:value-type="float" office:value="195" table:style-name="ce1">
            <text:p>195</text:p>
          </table:table-cell>
          <table:table-cell office:value-type="float" office:value="1.29" table:formula="of:=ROUND(([zad_1_2.$F185]/[zad_1_2.$E185]); 2)" table:style-name="ce1">
            <text:p>1,29</text:p>
          </table:table-cell>
          <table:table-cell office:value-type="string" office:string-value="Plock Bydgoszcz" table:formula="of:= COM.MICROSOFT.TEXTJOIN(&quot; &quot;;;[zad_1_2.$B185];;[zad_1_2.$C185])" table:style-name="ce1">
            <text:p>Plock Bydgoszcz</text:p>
          </table:table-cell>
          <table:table-cell table:number-columns-repeated="16376"/>
        </table:table-row>
        <table:table-row table:style-name="ro1">
          <table:table-cell office:value-type="date" office:date-value="2017-08-18T00:00:00" table:style-name="ce2">
            <text:p>18.08.2017</text:p>
          </table:table-cell>
          <table:table-cell office:value-type="string" table:style-name="ce3">
            <text:p>Bydgoszcz</text:p>
          </table:table-cell>
          <table:table-cell office:value-type="string" table:style-name="ce3">
            <text:p>Konin</text:p>
          </table:table-cell>
          <table:table-cell office:value-type="float" office:value="3035" table:style-name="ce1">
            <text:p>3035</text:p>
          </table:table-cell>
          <table:table-cell office:value-type="float" office:value="118" table:style-name="ce1">
            <text:p>118</text:p>
          </table:table-cell>
          <table:table-cell office:value-type="float" office:value="207" table:style-name="ce1">
            <text:p>207</text:p>
          </table:table-cell>
          <table:table-cell office:value-type="float" office:value="1.75" table:formula="of:=ROUND(([zad_1_2.$F186]/[zad_1_2.$E186]); 2)" table:style-name="ce1">
            <text:p>1,75</text:p>
          </table:table-cell>
          <table:table-cell office:value-type="string" office:string-value="Bydgoszcz Konin" table:formula="of:= COM.MICROSOFT.TEXTJOIN(&quot; &quot;;;[zad_1_2.$B186];;[zad_1_2.$C186])" table:style-name="ce1">
            <text:p>Bydgoszcz Konin</text:p>
          </table:table-cell>
          <table:table-cell table:number-columns-repeated="16376"/>
        </table:table-row>
        <table:table-row table:style-name="ro1">
          <table:table-cell office:value-type="date" office:date-value="2017-08-20T00:00:00" table:style-name="ce2">
            <text:p>20.08.2017</text:p>
          </table:table-cell>
          <table:table-cell office:value-type="string" table:style-name="ce3">
            <text:p>Bezledy</text:p>
          </table:table-cell>
          <table:table-cell office:value-type="string" table:style-name="ce3">
            <text:p>Lomza</text:p>
          </table:table-cell>
          <table:table-cell office:value-type="float" office:value="1090" table:style-name="ce1">
            <text:p>1090</text:p>
          </table:table-cell>
          <table:table-cell office:value-type="float" office:value="200" table:style-name="ce1">
            <text:p>200</text:p>
          </table:table-cell>
          <table:table-cell office:value-type="float" office:value="585" table:style-name="ce1">
            <text:p>585</text:p>
          </table:table-cell>
          <table:table-cell office:value-type="float" office:value="2.93" table:formula="of:=ROUND(([zad_1_2.$F187]/[zad_1_2.$E187]); 2)" table:style-name="ce1">
            <text:p>2,93</text:p>
          </table:table-cell>
          <table:table-cell office:value-type="string" office:string-value="Bezledy Lomza" table:formula="of:= COM.MICROSOFT.TEXTJOIN(&quot; &quot;;;[zad_1_2.$B187];;[zad_1_2.$C187])" table:style-name="ce1">
            <text:p>Bezledy Lomza</text:p>
          </table:table-cell>
          <table:table-cell table:number-columns-repeated="16376"/>
        </table:table-row>
        <table:table-row table:style-name="ro1">
          <table:table-cell office:value-type="date" office:date-value="2017-08-21T00:00:00" table:style-name="ce2">
            <text:p>21.08.2017</text:p>
          </table:table-cell>
          <table:table-cell office:value-type="string" table:style-name="ce3">
            <text:p>Lomza</text:p>
          </table:table-cell>
          <table:table-cell office:value-type="string" table:style-name="ce3">
            <text:p>Kuznica Bialostocka</text:p>
          </table:table-cell>
          <table:table-cell office:value-type="float" office:value="5746" table:style-name="ce1">
            <text:p>5746</text:p>
          </table:table-cell>
          <table:table-cell office:value-type="float" office:value="145" table:style-name="ce1">
            <text:p>145</text:p>
          </table:table-cell>
          <table:table-cell office:value-type="float" office:value="214" table:style-name="ce1">
            <text:p>214</text:p>
          </table:table-cell>
          <table:table-cell office:value-type="float" office:value="1.48" table:formula="of:=ROUND(([zad_1_2.$F188]/[zad_1_2.$E188]); 2)" table:style-name="ce1">
            <text:p>1,48</text:p>
          </table:table-cell>
          <table:table-cell office:value-type="string" office:string-value="Lomza Kuznica Bialostocka" table:formula="of:= COM.MICROSOFT.TEXTJOIN(&quot; &quot;;;[zad_1_2.$B188];;[zad_1_2.$C188])" table:style-name="ce1">
            <text:p>Lomza Kuznica Bialostocka</text:p>
          </table:table-cell>
          <table:table-cell table:number-columns-repeated="16376"/>
        </table:table-row>
        <table:table-row table:style-name="ro1">
          <table:table-cell office:value-type="date" office:date-value="2017-08-23T00:00:00" table:style-name="ce2">
            <text:p>23.08.2017</text:p>
          </table:table-cell>
          <table:table-cell office:value-type="string" table:style-name="ce3">
            <text:p>Tarnobrzeg</text:p>
          </table:table-cell>
          <table:table-cell office:value-type="string" table:style-name="ce3">
            <text:p>Przemysl</text:p>
          </table:table-cell>
          <table:table-cell office:value-type="float" office:value="3200" table:style-name="ce1">
            <text:p>3200</text:p>
          </table:table-cell>
          <table:table-cell office:value-type="float" office:value="138" table:style-name="ce1">
            <text:p>138</text:p>
          </table:table-cell>
          <table:table-cell office:value-type="float" office:value="417" table:style-name="ce1">
            <text:p>417</text:p>
          </table:table-cell>
          <table:table-cell office:value-type="float" office:value="3.02" table:formula="of:=ROUND(([zad_1_2.$F189]/[zad_1_2.$E189]); 2)" table:style-name="ce1">
            <text:p>3,02</text:p>
          </table:table-cell>
          <table:table-cell office:value-type="string" office:string-value="Tarnobrzeg Przemysl" table:formula="of:= COM.MICROSOFT.TEXTJOIN(&quot; &quot;;;[zad_1_2.$B189];;[zad_1_2.$C189])" table:style-name="ce1">
            <text:p>Tarnobrzeg Przemysl</text:p>
          </table:table-cell>
          <table:table-cell table:number-columns-repeated="16376"/>
        </table:table-row>
        <table:table-row table:style-name="ro1">
          <table:table-cell office:value-type="date" office:date-value="2017-08-24T00:00:00" table:style-name="ce2">
            <text:p>24.08.2017</text:p>
          </table:table-cell>
          <table:table-cell office:value-type="string" table:style-name="ce3">
            <text:p>Przemysl</text:p>
          </table:table-cell>
          <table:table-cell office:value-type="string" table:style-name="ce3">
            <text:p>Barwinek</text:p>
          </table:table-cell>
          <table:table-cell office:value-type="float" office:value="3586" table:style-name="ce1">
            <text:p>3586</text:p>
          </table:table-cell>
          <table:table-cell office:value-type="float" office:value="155" table:style-name="ce1">
            <text:p>155</text:p>
          </table:table-cell>
          <table:table-cell office:value-type="float" office:value="290" table:style-name="ce1">
            <text:p>290</text:p>
          </table:table-cell>
          <table:table-cell office:value-type="float" office:value="1.87" table:formula="of:=ROUND(([zad_1_2.$F190]/[zad_1_2.$E190]); 2)" table:style-name="ce1">
            <text:p>1,87</text:p>
          </table:table-cell>
          <table:table-cell office:value-type="string" office:string-value="Przemysl Barwinek" table:formula="of:= COM.MICROSOFT.TEXTJOIN(&quot; &quot;;;[zad_1_2.$B190];;[zad_1_2.$C190])" table:style-name="ce1">
            <text:p>Przemysl Barwinek</text:p>
          </table:table-cell>
          <table:table-cell table:number-columns-repeated="16376"/>
        </table:table-row>
        <table:table-row table:style-name="ro1">
          <table:table-cell office:value-type="date" office:date-value="2017-08-25T00:00:00" table:style-name="ce2">
            <text:p>25.08.2017</text:p>
          </table:table-cell>
          <table:table-cell office:value-type="string" table:style-name="ce3">
            <text:p>Barwinek</text:p>
          </table:table-cell>
          <table:table-cell office:value-type="string" table:style-name="ce3">
            <text:p>Tarnow</text:p>
          </table:table-cell>
          <table:table-cell office:value-type="float" office:value="3460" table:style-name="ce1">
            <text:p>3460</text:p>
          </table:table-cell>
          <table:table-cell office:value-type="float" office:value="145" table:style-name="ce1">
            <text:p>145</text:p>
          </table:table-cell>
          <table:table-cell office:value-type="float" office:value="162" table:style-name="ce1">
            <text:p>162</text:p>
          </table:table-cell>
          <table:table-cell office:value-type="float" office:value="1.1200000000000001" table:formula="of:=ROUND(([zad_1_2.$F191]/[zad_1_2.$E191]); 2)" table:style-name="ce1">
            <text:p>1,12</text:p>
          </table:table-cell>
          <table:table-cell office:value-type="string" office:string-value="Barwinek Tarnow" table:formula="of:= COM.MICROSOFT.TEXTJOIN(&quot; &quot;;;[zad_1_2.$B191];;[zad_1_2.$C191])" table:style-name="ce1">
            <text:p>Barwinek Tarnow</text:p>
          </table:table-cell>
          <table:table-cell table:number-columns-repeated="16376"/>
        </table:table-row>
        <table:table-row table:style-name="ro1">
          <table:table-cell office:value-type="date" office:date-value="2017-08-26T00:00:00" table:style-name="ce2">
            <text:p>26.08.2017</text:p>
          </table:table-cell>
          <table:table-cell office:value-type="string" table:style-name="ce3">
            <text:p>Chelm</text:p>
          </table:table-cell>
          <table:table-cell office:value-type="string" table:style-name="ce3">
            <text:p>Radom</text:p>
          </table:table-cell>
          <table:table-cell office:value-type="float" office:value="1347" table:style-name="ce1">
            <text:p>1347</text:p>
          </table:table-cell>
          <table:table-cell office:value-type="float" office:value="173" table:style-name="ce1">
            <text:p>173</text:p>
          </table:table-cell>
          <table:table-cell office:value-type="float" office:value="576" table:style-name="ce1">
            <text:p>576</text:p>
          </table:table-cell>
          <table:table-cell office:value-type="float" office:value="3.33" table:formula="of:=ROUND(([zad_1_2.$F192]/[zad_1_2.$E192]); 2)" table:style-name="ce1">
            <text:p>3,33</text:p>
          </table:table-cell>
          <table:table-cell office:value-type="string" office:string-value="Chelm Radom" table:formula="of:= COM.MICROSOFT.TEXTJOIN(&quot; &quot;;;[zad_1_2.$B192];;[zad_1_2.$C192])" table:style-name="ce1">
            <text:p>Chelm Radom</text:p>
          </table:table-cell>
          <table:table-cell table:number-columns-repeated="16376"/>
        </table:table-row>
        <table:table-row table:style-name="ro1">
          <table:table-cell office:value-type="date" office:date-value="2017-08-27T00:00:00" table:style-name="ce2">
            <text:p>27.08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Lodz</text:p>
          </table:table-cell>
          <table:table-cell office:value-type="float" office:value="2421" table:style-name="ce1">
            <text:p>2421</text:p>
          </table:table-cell>
          <table:table-cell office:value-type="float" office:value="148" table:style-name="ce1">
            <text:p>148</text:p>
          </table:table-cell>
          <table:table-cell office:value-type="float" office:value="552" table:style-name="ce1">
            <text:p>552</text:p>
          </table:table-cell>
          <table:table-cell office:value-type="float" office:value="3.73" table:formula="of:=ROUND(([zad_1_2.$F193]/[zad_1_2.$E193]); 2)" table:style-name="ce1">
            <text:p>3,73</text:p>
          </table:table-cell>
          <table:table-cell office:value-type="string" office:string-value="Radom Lodz" table:formula="of:= COM.MICROSOFT.TEXTJOIN(&quot; &quot;;;[zad_1_2.$B193];;[zad_1_2.$C193])" table:style-name="ce1">
            <text:p>Radom Lodz</text:p>
          </table:table-cell>
          <table:table-cell table:number-columns-repeated="16376"/>
        </table:table-row>
        <table:table-row table:style-name="ro1">
          <table:table-cell office:value-type="date" office:date-value="2017-08-28T00:00:00" table:style-name="ce2">
            <text:p>28.08.2017</text:p>
          </table:table-cell>
          <table:table-cell office:value-type="string" table:style-name="ce3">
            <text:p>Lodz</text:p>
          </table:table-cell>
          <table:table-cell office:value-type="string" table:style-name="ce3">
            <text:p>Kielce</text:p>
          </table:table-cell>
          <table:table-cell office:value-type="float" office:value="2939" table:style-name="ce1">
            <text:p>2939</text:p>
          </table:table-cell>
          <table:table-cell office:value-type="float" office:value="125" table:style-name="ce1">
            <text:p>125</text:p>
          </table:table-cell>
          <table:table-cell office:value-type="float" office:value="307" table:style-name="ce1">
            <text:p>307</text:p>
          </table:table-cell>
          <table:table-cell office:value-type="float" office:value="2.46" table:formula="of:=ROUND(([zad_1_2.$F194]/[zad_1_2.$E194]); 2)" table:style-name="ce1">
            <text:p>2,46</text:p>
          </table:table-cell>
          <table:table-cell office:value-type="string" office:string-value="Lodz Kielce" table:formula="of:= COM.MICROSOFT.TEXTJOIN(&quot; &quot;;;[zad_1_2.$B194];;[zad_1_2.$C194])" table:style-name="ce1">
            <text:p>Lodz Kielce</text:p>
          </table:table-cell>
          <table:table-cell table:number-columns-repeated="16376"/>
        </table:table-row>
        <table:table-row table:style-name="ro1">
          <table:table-cell office:value-type="date" office:date-value="2017-08-29T00:00:00" table:style-name="ce2">
            <text:p>29.08.2017</text:p>
          </table:table-cell>
          <table:table-cell office:value-type="string" table:style-name="ce3">
            <text:p>Kielce</text:p>
          </table:table-cell>
          <table:table-cell office:value-type="string" table:style-name="ce3">
            <text:p>Tarnow</text:p>
          </table:table-cell>
          <table:table-cell office:value-type="float" office:value="4921" table:style-name="ce1">
            <text:p>4921</text:p>
          </table:table-cell>
          <table:table-cell office:value-type="float" office:value="124" table:style-name="ce1">
            <text:p>124</text:p>
          </table:table-cell>
          <table:table-cell office:value-type="float" office:value="472" table:style-name="ce1">
            <text:p>472</text:p>
          </table:table-cell>
          <table:table-cell office:value-type="float" office:value="3.81" table:formula="of:=ROUND(([zad_1_2.$F195]/[zad_1_2.$E195]); 2)" table:style-name="ce1">
            <text:p>3,81</text:p>
          </table:table-cell>
          <table:table-cell office:value-type="string" office:string-value="Kielce Tarnow" table:formula="of:= COM.MICROSOFT.TEXTJOIN(&quot; &quot;;;[zad_1_2.$B195];;[zad_1_2.$C195])" table:style-name="ce1">
            <text:p>Kielce Tarnow</text:p>
          </table:table-cell>
          <table:table-cell table:number-columns-repeated="16376"/>
        </table:table-row>
        <table:table-row table:style-name="ro1">
          <table:table-cell office:value-type="date" office:date-value="2017-08-30T00:00:00" table:style-name="ce2">
            <text:p>30.08.2017</text:p>
          </table:table-cell>
          <table:table-cell office:value-type="string" table:style-name="ce3">
            <text:p>Tarnow</text:p>
          </table:table-cell>
          <table:table-cell office:value-type="string" table:style-name="ce3">
            <text:p>Bielsko-Biala</text:p>
          </table:table-cell>
          <table:table-cell office:value-type="float" office:value="3580" table:style-name="ce1">
            <text:p>3580</text:p>
          </table:table-cell>
          <table:table-cell office:value-type="float" office:value="173" table:style-name="ce1">
            <text:p>173</text:p>
          </table:table-cell>
          <table:table-cell office:value-type="float" office:value="382" table:style-name="ce1">
            <text:p>382</text:p>
          </table:table-cell>
          <table:table-cell office:value-type="float" office:value="2.21" table:formula="of:=ROUND(([zad_1_2.$F196]/[zad_1_2.$E196]); 2)" table:style-name="ce1">
            <text:p>2,21</text:p>
          </table:table-cell>
          <table:table-cell office:value-type="string" office:string-value="Tarnow Bielsko-Biala" table:formula="of:= COM.MICROSOFT.TEXTJOIN(&quot; &quot;;;[zad_1_2.$B196];;[zad_1_2.$C196])" table:style-name="ce1">
            <text:p>Tarnow Bielsko-Biala</text:p>
          </table:table-cell>
          <table:table-cell table:number-columns-repeated="16376"/>
        </table:table-row>
        <table:table-row table:style-name="ro1">
          <table:table-cell office:value-type="date" office:date-value="2017-08-31T00:00:00" table:style-name="ce2">
            <text:p>31.08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Nowy Sacz</text:p>
          </table:table-cell>
          <table:table-cell office:value-type="float" office:value="5215" table:style-name="ce1">
            <text:p>5215</text:p>
          </table:table-cell>
          <table:table-cell office:value-type="float" office:value="158" table:style-name="ce1">
            <text:p>158</text:p>
          </table:table-cell>
          <table:table-cell office:value-type="float" office:value="375" table:style-name="ce1">
            <text:p>375</text:p>
          </table:table-cell>
          <table:table-cell office:value-type="float" office:value="2.37" table:formula="of:=ROUND(([zad_1_2.$F197]/[zad_1_2.$E197]); 2)" table:style-name="ce1">
            <text:p>2,37</text:p>
          </table:table-cell>
          <table:table-cell office:value-type="string" office:string-value="Bielsko-Biala Nowy Sacz" table:formula="of:= COM.MICROSOFT.TEXTJOIN(&quot; &quot;;;[zad_1_2.$B197];;[zad_1_2.$C197])" table:style-name="ce1">
            <text:p>Bielsko-Biala Nowy Sacz</text:p>
          </table:table-cell>
          <table:table-cell table:number-columns-repeated="16376"/>
        </table:table-row>
        <table:table-row table:style-name="ro1">
          <table:table-cell office:value-type="date" office:date-value="2017-09-01T00:00:00" table:style-name="ce2">
            <text:p>01.09.2017</text:p>
          </table:table-cell>
          <table:table-cell office:value-type="string" table:style-name="ce3">
            <text:p>Nowy Sacz</text:p>
          </table:table-cell>
          <table:table-cell office:value-type="string" table:style-name="ce3">
            <text:p>Rzeszow</text:p>
          </table:table-cell>
          <table:table-cell office:value-type="float" office:value="1369" table:style-name="ce1">
            <text:p>1369</text:p>
          </table:table-cell>
          <table:table-cell office:value-type="float" office:value="170" table:style-name="ce1">
            <text:p>170</text:p>
          </table:table-cell>
          <table:table-cell office:value-type="float" office:value="276" table:style-name="ce1">
            <text:p>276</text:p>
          </table:table-cell>
          <table:table-cell office:value-type="float" office:value="1.62" table:formula="of:=ROUND(([zad_1_2.$F198]/[zad_1_2.$E198]); 2)" table:style-name="ce1">
            <text:p>1,62</text:p>
          </table:table-cell>
          <table:table-cell office:value-type="string" office:string-value="Nowy Sacz Rzeszow" table:formula="of:= COM.MICROSOFT.TEXTJOIN(&quot; &quot;;;[zad_1_2.$B198];;[zad_1_2.$C198])" table:style-name="ce1">
            <text:p>Nowy Sacz Rzeszow</text:p>
          </table:table-cell>
          <table:table-cell table:number-columns-repeated="16376"/>
        </table:table-row>
        <table:table-row table:style-name="ro1">
          <table:table-cell office:value-type="date" office:date-value="2017-09-02T00:00:00" table:style-name="ce2">
            <text:p>02.09.2017</text:p>
          </table:table-cell>
          <table:table-cell office:value-type="string" table:style-name="ce3">
            <text:p>Rzeszow</text:p>
          </table:table-cell>
          <table:table-cell office:value-type="string" table:style-name="ce3">
            <text:p>Lublin</text:p>
          </table:table-cell>
          <table:table-cell office:value-type="float" office:value="1655" table:style-name="ce1">
            <text:p>1655</text:p>
          </table:table-cell>
          <table:table-cell office:value-type="float" office:value="180" table:style-name="ce1">
            <text:p>180</text:p>
          </table:table-cell>
          <table:table-cell office:value-type="float" office:value="332" table:style-name="ce1">
            <text:p>332</text:p>
          </table:table-cell>
          <table:table-cell office:value-type="float" office:value="1.84" table:formula="of:=ROUND(([zad_1_2.$F199]/[zad_1_2.$E199]); 2)" table:style-name="ce1">
            <text:p>1,84</text:p>
          </table:table-cell>
          <table:table-cell office:value-type="string" office:string-value="Rzeszow Lublin" table:formula="of:= COM.MICROSOFT.TEXTJOIN(&quot; &quot;;;[zad_1_2.$B199];;[zad_1_2.$C199])" table:style-name="ce1">
            <text:p>Rzeszow Lublin</text:p>
          </table:table-cell>
          <table:table-cell table:number-columns-repeated="16376"/>
        </table:table-row>
        <table:table-row table:style-name="ro1">
          <table:table-cell office:value-type="date" office:date-value="2017-09-03T00:00:00" table:style-name="ce2">
            <text:p>03.09.2017</text:p>
          </table:table-cell>
          <table:table-cell office:value-type="string" table:style-name="ce3">
            <text:p>Zielona Gora</text:p>
          </table:table-cell>
          <table:table-cell office:value-type="string" table:style-name="ce3">
            <text:p>Legnica</text:p>
          </table:table-cell>
          <table:table-cell office:value-type="float" office:value="2192" table:style-name="ce1">
            <text:p>2192</text:p>
          </table:table-cell>
          <table:table-cell office:value-type="float" office:value="114" table:style-name="ce1">
            <text:p>114</text:p>
          </table:table-cell>
          <table:table-cell office:value-type="float" office:value="137" table:style-name="ce1">
            <text:p>137</text:p>
          </table:table-cell>
          <table:table-cell office:value-type="float" office:value="1.2" table:formula="of:=ROUND(([zad_1_2.$F200]/[zad_1_2.$E200]); 2)" table:style-name="ce1">
            <text:p>1,2</text:p>
          </table:table-cell>
          <table:table-cell office:value-type="string" office:string-value="Zielona Gora Legnica" table:formula="of:= COM.MICROSOFT.TEXTJOIN(&quot; &quot;;;[zad_1_2.$B200];;[zad_1_2.$C200])" table:style-name="ce1">
            <text:p>Zielona Gora Legnica</text:p>
          </table:table-cell>
          <table:table-cell table:number-columns-repeated="16376"/>
        </table:table-row>
        <table:table-row table:style-name="ro1">
          <table:table-cell office:value-type="date" office:date-value="2017-09-04T00:00:00" table:style-name="ce2">
            <text:p>04.09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Warszawa</text:p>
          </table:table-cell>
          <table:table-cell office:value-type="float" office:value="5919" table:style-name="ce1">
            <text:p>5919</text:p>
          </table:table-cell>
          <table:table-cell office:value-type="float" office:value="103" table:style-name="ce1">
            <text:p>103</text:p>
          </table:table-cell>
          <table:table-cell office:value-type="float" office:value="279" table:style-name="ce1">
            <text:p>279</text:p>
          </table:table-cell>
          <table:table-cell office:value-type="float" office:value="2.71" table:formula="of:=ROUND(([zad_1_2.$F201]/[zad_1_2.$E201]); 2)" table:style-name="ce1">
            <text:p>2,71</text:p>
          </table:table-cell>
          <table:table-cell office:value-type="string" office:string-value="Ciechanow Warszawa" table:formula="of:= COM.MICROSOFT.TEXTJOIN(&quot; &quot;;;[zad_1_2.$B201];;[zad_1_2.$C201])" table:style-name="ce1">
            <text:p>Ciechanow Warszawa</text:p>
          </table:table-cell>
          <table:table-cell table:number-columns-repeated="16376"/>
        </table:table-row>
        <table:table-row table:style-name="ro1">
          <table:table-cell office:value-type="date" office:date-value="2017-09-05T00:00:00" table:style-name="ce2">
            <text:p>05.09.2017</text:p>
          </table:table-cell>
          <table:table-cell office:value-type="string" table:style-name="ce3">
            <text:p>Lublin</text:p>
          </table:table-cell>
          <table:table-cell office:value-type="string" table:style-name="ce3">
            <text:p>Tarnow</text:p>
          </table:table-cell>
          <table:table-cell office:value-type="float" office:value="5986" table:style-name="ce1">
            <text:p>5986</text:p>
          </table:table-cell>
          <table:table-cell office:value-type="float" office:value="222" table:style-name="ce1">
            <text:p>222</text:p>
          </table:table-cell>
          <table:table-cell office:value-type="float" office:value="501" table:style-name="ce1">
            <text:p>501</text:p>
          </table:table-cell>
          <table:table-cell office:value-type="float" office:value="2.2599999999999998" table:formula="of:=ROUND(([zad_1_2.$F202]/[zad_1_2.$E202]); 2)" table:style-name="ce1">
            <text:p>2,26</text:p>
          </table:table-cell>
          <table:table-cell office:value-type="string" office:string-value="Lublin Tarnow" table:formula="of:= COM.MICROSOFT.TEXTJOIN(&quot; &quot;;;[zad_1_2.$B202];;[zad_1_2.$C202])" table:style-name="ce1">
            <text:p>Lublin Tarnow</text:p>
          </table:table-cell>
          <table:table-cell table:number-columns-repeated="16376"/>
        </table:table-row>
        <table:table-row table:style-name="ro1">
          <table:table-cell office:value-type="date" office:date-value="2017-09-06T00:00:00" table:style-name="ce2">
            <text:p>06.09.2017</text:p>
          </table:table-cell>
          <table:table-cell office:value-type="string" table:style-name="ce3">
            <text:p>Tarnow</text:p>
          </table:table-cell>
          <table:table-cell office:value-type="string" table:style-name="ce3">
            <text:p>Zakopane</text:p>
          </table:table-cell>
          <table:table-cell office:value-type="float" office:value="2750" table:style-name="ce1">
            <text:p>2750</text:p>
          </table:table-cell>
          <table:table-cell office:value-type="float" office:value="144" table:style-name="ce1">
            <text:p>144</text:p>
          </table:table-cell>
          <table:table-cell office:value-type="float" office:value="422" table:style-name="ce1">
            <text:p>422</text:p>
          </table:table-cell>
          <table:table-cell office:value-type="float" office:value="2.93" table:formula="of:=ROUND(([zad_1_2.$F203]/[zad_1_2.$E203]); 2)" table:style-name="ce1">
            <text:p>2,93</text:p>
          </table:table-cell>
          <table:table-cell office:value-type="string" office:string-value="Tarnow Zakopane" table:formula="of:= COM.MICROSOFT.TEXTJOIN(&quot; &quot;;;[zad_1_2.$B203];;[zad_1_2.$C203])" table:style-name="ce1">
            <text:p>Tarnow Zakopane</text:p>
          </table:table-cell>
          <table:table-cell table:number-columns-repeated="16376"/>
        </table:table-row>
        <table:table-row table:style-name="ro1">
          <table:table-cell office:value-type="date" office:date-value="2017-09-07T00:00:00" table:style-name="ce2">
            <text:p>07.09.2017</text:p>
          </table:table-cell>
          <table:table-cell office:value-type="string" table:style-name="ce3">
            <text:p>Zakopane</text:p>
          </table:table-cell>
          <table:table-cell office:value-type="string" table:style-name="ce3">
            <text:p>Barwinek</text:p>
          </table:table-cell>
          <table:table-cell office:value-type="float" office:value="1381" table:style-name="ce1">
            <text:p>1381</text:p>
          </table:table-cell>
          <table:table-cell office:value-type="float" office:value="192" table:style-name="ce1">
            <text:p>192</text:p>
          </table:table-cell>
          <table:table-cell office:value-type="float" office:value="556" table:style-name="ce1">
            <text:p>556</text:p>
          </table:table-cell>
          <table:table-cell office:value-type="float" office:value="2.9" table:formula="of:=ROUND(([zad_1_2.$F204]/[zad_1_2.$E204]); 2)" table:style-name="ce1">
            <text:p>2,9</text:p>
          </table:table-cell>
          <table:table-cell office:value-type="string" office:string-value="Zakopane Barwinek" table:formula="of:= COM.MICROSOFT.TEXTJOIN(&quot; &quot;;;[zad_1_2.$B204];;[zad_1_2.$C204])" table:style-name="ce1">
            <text:p>Zakopane Barwinek</text:p>
          </table:table-cell>
          <table:table-cell table:number-columns-repeated="16376"/>
        </table:table-row>
        <table:table-row table:style-name="ro1">
          <table:table-cell office:value-type="date" office:date-value="2017-09-08T00:00:00" table:style-name="ce2">
            <text:p>08.09.2017</text:p>
          </table:table-cell>
          <table:table-cell office:value-type="string" table:style-name="ce3">
            <text:p>Lodz</text:p>
          </table:table-cell>
          <table:table-cell office:value-type="string" table:style-name="ce3">
            <text:p>Warszawa</text:p>
          </table:table-cell>
          <table:table-cell office:value-type="float" office:value="2219" table:style-name="ce1">
            <text:p>2219</text:p>
          </table:table-cell>
          <table:table-cell office:value-type="float" office:value="136" table:style-name="ce1">
            <text:p>136</text:p>
          </table:table-cell>
          <table:table-cell office:value-type="float" office:value="162" table:style-name="ce1">
            <text:p>162</text:p>
          </table:table-cell>
          <table:table-cell office:value-type="float" office:value="1.19" table:formula="of:=ROUND(([zad_1_2.$F205]/[zad_1_2.$E205]); 2)" table:style-name="ce1">
            <text:p>1,19</text:p>
          </table:table-cell>
          <table:table-cell office:value-type="string" office:string-value="Lodz Warszawa" table:formula="of:= COM.MICROSOFT.TEXTJOIN(&quot; &quot;;;[zad_1_2.$B205];;[zad_1_2.$C205])" table:style-name="ce1">
            <text:p>Lodz Warszawa</text:p>
          </table:table-cell>
          <table:table-cell table:number-columns-repeated="16376"/>
        </table:table-row>
        <table:table-row table:style-name="ro1">
          <table:table-cell office:value-type="date" office:date-value="2017-09-09T00:00:00" table:style-name="ce2">
            <text:p>09.09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Siedlce</text:p>
          </table:table-cell>
          <table:table-cell office:value-type="float" office:value="5041" table:style-name="ce1">
            <text:p>5041</text:p>
          </table:table-cell>
          <table:table-cell office:value-type="float" office:value="101" table:style-name="ce1">
            <text:p>101</text:p>
          </table:table-cell>
          <table:table-cell office:value-type="float" office:value="319" table:style-name="ce1">
            <text:p>319</text:p>
          </table:table-cell>
          <table:table-cell office:value-type="float" office:value="3.16" table:formula="of:=ROUND(([zad_1_2.$F206]/[zad_1_2.$E206]); 2)" table:style-name="ce1">
            <text:p>3,16</text:p>
          </table:table-cell>
          <table:table-cell office:value-type="string" office:string-value="Warszawa Siedlce" table:formula="of:= COM.MICROSOFT.TEXTJOIN(&quot; &quot;;;[zad_1_2.$B206];;[zad_1_2.$C206])" table:style-name="ce1">
            <text:p>Warszawa Siedlce</text:p>
          </table:table-cell>
          <table:table-cell table:number-columns-repeated="16376"/>
        </table:table-row>
        <table:table-row table:style-name="ro1">
          <table:table-cell office:value-type="date" office:date-value="2017-09-11T00:00:00" table:style-name="ce2">
            <text:p>11.09.2017</text:p>
          </table:table-cell>
          <table:table-cell office:value-type="string" table:style-name="ce3">
            <text:p>Koszalin</text:p>
          </table:table-cell>
          <table:table-cell office:value-type="string" table:style-name="ce3">
            <text:p>Szczecin</text:p>
          </table:table-cell>
          <table:table-cell office:value-type="float" office:value="4432" table:style-name="ce1">
            <text:p>4432</text:p>
          </table:table-cell>
          <table:table-cell office:value-type="float" office:value="159" table:style-name="ce1">
            <text:p>159</text:p>
          </table:table-cell>
          <table:table-cell office:value-type="float" office:value="585" table:style-name="ce1">
            <text:p>585</text:p>
          </table:table-cell>
          <table:table-cell office:value-type="float" office:value="3.68" table:formula="of:=ROUND(([zad_1_2.$F207]/[zad_1_2.$E207]); 2)" table:style-name="ce1">
            <text:p>3,68</text:p>
          </table:table-cell>
          <table:table-cell office:value-type="string" office:string-value="Koszalin Szczecin" table:formula="of:= COM.MICROSOFT.TEXTJOIN(&quot; &quot;;;[zad_1_2.$B207];;[zad_1_2.$C207])" table:style-name="ce1">
            <text:p>Koszalin Szczecin</text:p>
          </table:table-cell>
          <table:table-cell table:number-columns-repeated="16376"/>
        </table:table-row>
        <table:table-row table:style-name="ro1">
          <table:table-cell office:value-type="date" office:date-value="2017-09-12T00:00:00" table:style-name="ce2">
            <text:p>12.09.2017</text:p>
          </table:table-cell>
          <table:table-cell office:value-type="string" table:style-name="ce3">
            <text:p>Olsztyn</text:p>
          </table:table-cell>
          <table:table-cell office:value-type="string" table:style-name="ce3">
            <text:p>Ciechanow</text:p>
          </table:table-cell>
          <table:table-cell office:value-type="float" office:value="2761" table:style-name="ce1">
            <text:p>2761</text:p>
          </table:table-cell>
          <table:table-cell office:value-type="float" office:value="129" table:style-name="ce1">
            <text:p>129</text:p>
          </table:table-cell>
          <table:table-cell office:value-type="float" office:value="288" table:style-name="ce1">
            <text:p>288</text:p>
          </table:table-cell>
          <table:table-cell office:value-type="float" office:value="2.23" table:formula="of:=ROUND(([zad_1_2.$F208]/[zad_1_2.$E208]); 2)" table:style-name="ce1">
            <text:p>2,23</text:p>
          </table:table-cell>
          <table:table-cell office:value-type="string" office:string-value="Olsztyn Ciechanow" table:formula="of:= COM.MICROSOFT.TEXTJOIN(&quot; &quot;;;[zad_1_2.$B208];;[zad_1_2.$C208])" table:style-name="ce1">
            <text:p>Olsztyn Ciechanow</text:p>
          </table:table-cell>
          <table:table-cell table:number-columns-repeated="16376"/>
        </table:table-row>
        <table:table-row table:style-name="ro1">
          <table:table-cell office:value-type="date" office:date-value="2017-09-13T00:00:00" table:style-name="ce2">
            <text:p>13.09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Torun</text:p>
          </table:table-cell>
          <table:table-cell office:value-type="float" office:value="2935" table:style-name="ce1">
            <text:p>2935</text:p>
          </table:table-cell>
          <table:table-cell office:value-type="float" office:value="162" table:style-name="ce1">
            <text:p>162</text:p>
          </table:table-cell>
          <table:table-cell office:value-type="float" office:value="572" table:style-name="ce1">
            <text:p>572</text:p>
          </table:table-cell>
          <table:table-cell office:value-type="float" office:value="3.53" table:formula="of:=ROUND(([zad_1_2.$F209]/[zad_1_2.$E209]); 2)" table:style-name="ce1">
            <text:p>3,53</text:p>
          </table:table-cell>
          <table:table-cell office:value-type="string" office:string-value="Ciechanow Torun" table:formula="of:= COM.MICROSOFT.TEXTJOIN(&quot; &quot;;;[zad_1_2.$B209];;[zad_1_2.$C209])" table:style-name="ce1">
            <text:p>Ciechanow Torun</text:p>
          </table:table-cell>
          <table:table-cell table:number-columns-repeated="16376"/>
        </table:table-row>
        <table:table-row table:style-name="ro1">
          <table:table-cell office:value-type="date" office:date-value="2017-09-14T00:00:00" table:style-name="ce2">
            <text:p>14.09.2017</text:p>
          </table:table-cell>
          <table:table-cell office:value-type="string" table:style-name="ce3">
            <text:p>Elblag</text:p>
          </table:table-cell>
          <table:table-cell office:value-type="string" table:style-name="ce3">
            <text:p>Bydgoszcz</text:p>
          </table:table-cell>
          <table:table-cell office:value-type="float" office:value="3565" table:style-name="ce1">
            <text:p>3565</text:p>
          </table:table-cell>
          <table:table-cell office:value-type="float" office:value="176" table:style-name="ce1">
            <text:p>176</text:p>
          </table:table-cell>
          <table:table-cell office:value-type="float" office:value="224" table:style-name="ce1">
            <text:p>224</text:p>
          </table:table-cell>
          <table:table-cell office:value-type="float" office:value="1.27" table:formula="of:=ROUND(([zad_1_2.$F210]/[zad_1_2.$E210]); 2)" table:style-name="ce1">
            <text:p>1,27</text:p>
          </table:table-cell>
          <table:table-cell office:value-type="string" office:string-value="Elblag Bydgoszcz" table:formula="of:= COM.MICROSOFT.TEXTJOIN(&quot; &quot;;;[zad_1_2.$B210];;[zad_1_2.$C210])" table:style-name="ce1">
            <text:p>Elblag Bydgoszcz</text:p>
          </table:table-cell>
          <table:table-cell table:number-columns-repeated="16376"/>
        </table:table-row>
        <table:table-row table:style-name="ro1">
          <table:table-cell office:value-type="date" office:date-value="2017-09-15T00:00:00" table:style-name="ce2">
            <text:p>15.09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Bielsko-Biala</text:p>
          </table:table-cell>
          <table:table-cell office:value-type="float" office:value="3096" table:style-name="ce1">
            <text:p>3096</text:p>
          </table:table-cell>
          <table:table-cell office:value-type="float" office:value="353" table:style-name="ce1">
            <text:p>353</text:p>
          </table:table-cell>
          <table:table-cell office:value-type="float" office:value="993" table:style-name="ce1">
            <text:p>993</text:p>
          </table:table-cell>
          <table:table-cell office:value-type="float" office:value="2.81" table:formula="of:=ROUND(([zad_1_2.$F211]/[zad_1_2.$E211]); 2)" table:style-name="ce1">
            <text:p>2,81</text:p>
          </table:table-cell>
          <table:table-cell office:value-type="string" office:string-value="Plock Bielsko-Biala" table:formula="of:= COM.MICROSOFT.TEXTJOIN(&quot; &quot;;;[zad_1_2.$B211];;[zad_1_2.$C211])" table:style-name="ce1">
            <text:p>Plock Bielsko-Biala</text:p>
          </table:table-cell>
          <table:table-cell table:number-columns-repeated="16376"/>
        </table:table-row>
        <table:table-row table:style-name="ro1">
          <table:table-cell office:value-type="date" office:date-value="2017-09-17T00:00:00" table:style-name="ce2">
            <text:p>17.09.2017</text:p>
          </table:table-cell>
          <table:table-cell office:value-type="string" table:style-name="ce3">
            <text:p>Barwinek</text:p>
          </table:table-cell>
          <table:table-cell office:value-type="string" table:style-name="ce3">
            <text:p>Lomza</text:p>
          </table:table-cell>
          <table:table-cell office:value-type="float" office:value="3325" table:style-name="ce1">
            <text:p>3325</text:p>
          </table:table-cell>
          <table:table-cell office:value-type="float" office:value="517" table:style-name="ce1">
            <text:p>517</text:p>
          </table:table-cell>
          <table:table-cell office:value-type="float" office:value="1107" table:style-name="ce1">
            <text:p>1107</text:p>
          </table:table-cell>
          <table:table-cell office:value-type="float" office:value="2.14" table:formula="of:=ROUND(([zad_1_2.$F212]/[zad_1_2.$E212]); 2)" table:style-name="ce1">
            <text:p>2,14</text:p>
          </table:table-cell>
          <table:table-cell office:value-type="string" office:string-value="Barwinek Lomza" table:formula="of:= COM.MICROSOFT.TEXTJOIN(&quot; &quot;;;[zad_1_2.$B212];;[zad_1_2.$C212])" table:style-name="ce1">
            <text:p>Barwinek Lomza</text:p>
          </table:table-cell>
          <table:table-cell table:number-columns-repeated="16376"/>
        </table:table-row>
        <table:table-row table:style-name="ro1">
          <table:table-cell office:value-type="date" office:date-value="2017-09-19T00:00:00" table:style-name="ce2">
            <text:p>19.09.2017</text:p>
          </table:table-cell>
          <table:table-cell office:value-type="string" table:style-name="ce3">
            <text:p>Gubin</text:p>
          </table:table-cell>
          <table:table-cell office:value-type="string" table:style-name="ce3">
            <text:p>Warszawa</text:p>
          </table:table-cell>
          <table:table-cell office:value-type="float" office:value="2563" table:style-name="ce1">
            <text:p>2563</text:p>
          </table:table-cell>
          <table:table-cell office:value-type="float" office:value="480" table:style-name="ce1">
            <text:p>480</text:p>
          </table:table-cell>
          <table:table-cell office:value-type="float" office:value="1849" table:style-name="ce1">
            <text:p>1849</text:p>
          </table:table-cell>
          <table:table-cell office:value-type="float" office:value="3.85" table:formula="of:=ROUND(([zad_1_2.$F213]/[zad_1_2.$E213]); 2)" table:style-name="ce1">
            <text:p>3,85</text:p>
          </table:table-cell>
          <table:table-cell office:value-type="string" office:string-value="Gubin Warszawa" table:formula="of:= COM.MICROSOFT.TEXTJOIN(&quot; &quot;;;[zad_1_2.$B213];;[zad_1_2.$C213])" table:style-name="ce1">
            <text:p>Gubin Warszawa</text:p>
          </table:table-cell>
          <table:table-cell table:number-columns-repeated="16376"/>
        </table:table-row>
        <table:table-row table:style-name="ro1">
          <table:table-cell office:value-type="date" office:date-value="2017-09-20T00:00:00" table:style-name="ce2">
            <text:p>20.09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Radom</text:p>
          </table:table-cell>
          <table:table-cell office:value-type="float" office:value="2914" table:style-name="ce1">
            <text:p>2914</text:p>
          </table:table-cell>
          <table:table-cell office:value-type="float" office:value="104" table:style-name="ce1">
            <text:p>104</text:p>
          </table:table-cell>
          <table:table-cell office:value-type="float" office:value="275" table:style-name="ce1">
            <text:p>275</text:p>
          </table:table-cell>
          <table:table-cell office:value-type="float" office:value="2.64" table:formula="of:=ROUND(([zad_1_2.$F214]/[zad_1_2.$E214]); 2)" table:style-name="ce1">
            <text:p>2,64</text:p>
          </table:table-cell>
          <table:table-cell office:value-type="string" office:string-value="Warszawa Radom" table:formula="of:= COM.MICROSOFT.TEXTJOIN(&quot; &quot;;;[zad_1_2.$B214];;[zad_1_2.$C214])" table:style-name="ce1">
            <text:p>Warszawa Radom</text:p>
          </table:table-cell>
          <table:table-cell table:number-columns-repeated="16376"/>
        </table:table-row>
        <table:table-row table:style-name="ro1">
          <table:table-cell office:value-type="date" office:date-value="2017-09-21T00:00:00" table:style-name="ce2">
            <text:p>21.09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Piotrkow Trybunalski</text:p>
          </table:table-cell>
          <table:table-cell office:value-type="float" office:value="2832" table:style-name="ce1">
            <text:p>2832</text:p>
          </table:table-cell>
          <table:table-cell office:value-type="float" office:value="106" table:style-name="ce1">
            <text:p>106</text:p>
          </table:table-cell>
          <table:table-cell office:value-type="float" office:value="396" table:style-name="ce1">
            <text:p>396</text:p>
          </table:table-cell>
          <table:table-cell office:value-type="float" office:value="3.74" table:formula="of:=ROUND(([zad_1_2.$F215]/[zad_1_2.$E215]); 2)" table:style-name="ce1">
            <text:p>3,74</text:p>
          </table:table-cell>
          <table:table-cell office:value-type="string" office:string-value="Radom Piotrkow Trybunalski" table:formula="of:= COM.MICROSOFT.TEXTJOIN(&quot; &quot;;;[zad_1_2.$B215];;[zad_1_2.$C215])" table:style-name="ce1">
            <text:p>Radom Piotrkow Trybunalski</text:p>
          </table:table-cell>
          <table:table-cell table:number-columns-repeated="16376"/>
        </table:table-row>
        <table:table-row table:style-name="ro1">
          <table:table-cell office:value-type="date" office:date-value="2017-09-22T00:00:00" table:style-name="ce2">
            <text:p>22.09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Walbrzych</text:p>
          </table:table-cell>
          <table:table-cell office:value-type="float" office:value="5257" table:style-name="ce1">
            <text:p>5257</text:p>
          </table:table-cell>
          <table:table-cell office:value-type="float" office:value="407" table:style-name="ce1">
            <text:p>407</text:p>
          </table:table-cell>
          <table:table-cell office:value-type="float" office:value="551" table:style-name="ce1">
            <text:p>551</text:p>
          </table:table-cell>
          <table:table-cell office:value-type="float" office:value="1.35" table:formula="of:=ROUND(([zad_1_2.$F216]/[zad_1_2.$E216]); 2)" table:style-name="ce1">
            <text:p>1,35</text:p>
          </table:table-cell>
          <table:table-cell office:value-type="string" office:string-value="Warszawa Walbrzych" table:formula="of:= COM.MICROSOFT.TEXTJOIN(&quot; &quot;;;[zad_1_2.$B216];;[zad_1_2.$C216])" table:style-name="ce1">
            <text:p>Warszawa Walbrzych</text:p>
          </table:table-cell>
          <table:table-cell table:number-columns-repeated="16376"/>
        </table:table-row>
        <table:table-row table:style-name="ro1">
          <table:table-cell office:value-type="date" office:date-value="2017-09-23T00:00:00" table:style-name="ce2">
            <text:p>23.09.2017</text:p>
          </table:table-cell>
          <table:table-cell office:value-type="string" table:style-name="ce3">
            <text:p>Chalupki</text:p>
          </table:table-cell>
          <table:table-cell office:value-type="string" table:style-name="ce3">
            <text:p>Walbrzych</text:p>
          </table:table-cell>
          <table:table-cell office:value-type="float" office:value="5983" table:style-name="ce1">
            <text:p>5983</text:p>
          </table:table-cell>
          <table:table-cell office:value-type="float" office:value="227" table:style-name="ce1">
            <text:p>227</text:p>
          </table:table-cell>
          <table:table-cell office:value-type="float" office:value="832" table:style-name="ce1">
            <text:p>832</text:p>
          </table:table-cell>
          <table:table-cell office:value-type="float" office:value="3.67" table:formula="of:=ROUND(([zad_1_2.$F217]/[zad_1_2.$E217]); 2)" table:style-name="ce1">
            <text:p>3,67</text:p>
          </table:table-cell>
          <table:table-cell office:value-type="string" office:string-value="Chalupki Walbrzych" table:formula="of:= COM.MICROSOFT.TEXTJOIN(&quot; &quot;;;[zad_1_2.$B217];;[zad_1_2.$C217])" table:style-name="ce1">
            <text:p>Chalupki Walbrzych</text:p>
          </table:table-cell>
          <table:table-cell table:number-columns-repeated="16376"/>
        </table:table-row>
        <table:table-row table:style-name="ro1">
          <table:table-cell office:value-type="date" office:date-value="2017-09-24T00:00:00" table:style-name="ce2">
            <text:p>24.09.2017</text:p>
          </table:table-cell>
          <table:table-cell office:value-type="string" table:style-name="ce3">
            <text:p>Walbrzych</text:p>
          </table:table-cell>
          <table:table-cell office:value-type="string" table:style-name="ce3">
            <text:p>Olszyna</text:p>
          </table:table-cell>
          <table:table-cell office:value-type="float" office:value="4378" table:style-name="ce1">
            <text:p>4378</text:p>
          </table:table-cell>
          <table:table-cell office:value-type="float" office:value="187" table:style-name="ce1">
            <text:p>187</text:p>
          </table:table-cell>
          <table:table-cell office:value-type="float" office:value="653" table:style-name="ce1">
            <text:p>653</text:p>
          </table:table-cell>
          <table:table-cell office:value-type="float" office:value="3.49" table:formula="of:=ROUND(([zad_1_2.$F218]/[zad_1_2.$E218]); 2)" table:style-name="ce1">
            <text:p>3,49</text:p>
          </table:table-cell>
          <table:table-cell office:value-type="string" office:string-value="Walbrzych Olszyna" table:formula="of:= COM.MICROSOFT.TEXTJOIN(&quot; &quot;;;[zad_1_2.$B218];;[zad_1_2.$C218])" table:style-name="ce1">
            <text:p>Walbrzych Olszyna</text:p>
          </table:table-cell>
          <table:table-cell table:number-columns-repeated="16376"/>
        </table:table-row>
        <table:table-row table:style-name="ro1">
          <table:table-cell office:value-type="date" office:date-value="2017-09-25T00:00:00" table:style-name="ce2">
            <text:p>25.09.2017</text:p>
          </table:table-cell>
          <table:table-cell office:value-type="string" table:style-name="ce3">
            <text:p>Olszyna</text:p>
          </table:table-cell>
          <table:table-cell office:value-type="string" table:style-name="ce3">
            <text:p>Kostrzyn</text:p>
          </table:table-cell>
          <table:table-cell office:value-type="float" office:value="3108" table:style-name="ce1">
            <text:p>3108</text:p>
          </table:table-cell>
          <table:table-cell office:value-type="float" office:value="114" table:style-name="ce1">
            <text:p>114</text:p>
          </table:table-cell>
          <table:table-cell office:value-type="float" office:value="174" table:style-name="ce1">
            <text:p>174</text:p>
          </table:table-cell>
          <table:table-cell office:value-type="float" office:value="1.53" table:formula="of:=ROUND(([zad_1_2.$F219]/[zad_1_2.$E219]); 2)" table:style-name="ce1">
            <text:p>1,53</text:p>
          </table:table-cell>
          <table:table-cell office:value-type="string" office:string-value="Olszyna Kostrzyn" table:formula="of:= COM.MICROSOFT.TEXTJOIN(&quot; &quot;;;[zad_1_2.$B219];;[zad_1_2.$C219])" table:style-name="ce1">
            <text:p>Olszyna Kostrzyn</text:p>
          </table:table-cell>
          <table:table-cell table:number-columns-repeated="16376"/>
        </table:table-row>
        <table:table-row table:style-name="ro1">
          <table:table-cell office:value-type="date" office:date-value="2017-09-26T00:00:00" table:style-name="ce2">
            <text:p>26.09.2017</text:p>
          </table:table-cell>
          <table:table-cell office:value-type="string" table:style-name="ce3">
            <text:p>Kostrzyn</text:p>
          </table:table-cell>
          <table:table-cell office:value-type="string" table:style-name="ce3">
            <text:p>Zgorzelec</text:p>
          </table:table-cell>
          <table:table-cell office:value-type="float" office:value="2133" table:style-name="ce1">
            <text:p>2133</text:p>
          </table:table-cell>
          <table:table-cell office:value-type="float" office:value="166" table:style-name="ce1">
            <text:p>166</text:p>
          </table:table-cell>
          <table:table-cell office:value-type="float" office:value="513" table:style-name="ce1">
            <text:p>513</text:p>
          </table:table-cell>
          <table:table-cell office:value-type="float" office:value="3.09" table:formula="of:=ROUND(([zad_1_2.$F220]/[zad_1_2.$E220]); 2)" table:style-name="ce1">
            <text:p>3,09</text:p>
          </table:table-cell>
          <table:table-cell office:value-type="string" office:string-value="Kostrzyn Zgorzelec" table:formula="of:= COM.MICROSOFT.TEXTJOIN(&quot; &quot;;;[zad_1_2.$B220];;[zad_1_2.$C220])" table:style-name="ce1">
            <text:p>Kostrzyn Zgorzelec</text:p>
          </table:table-cell>
          <table:table-cell table:number-columns-repeated="16376"/>
        </table:table-row>
        <table:table-row table:style-name="ro1">
          <table:table-cell office:value-type="date" office:date-value="2017-09-27T00:00:00" table:style-name="ce2">
            <text:p>27.09.2017</text:p>
          </table:table-cell>
          <table:table-cell office:value-type="string" table:style-name="ce3">
            <text:p>Zgorzelec</text:p>
          </table:table-cell>
          <table:table-cell office:value-type="string" table:style-name="ce3">
            <text:p>Zielona Gora</text:p>
          </table:table-cell>
          <table:table-cell office:value-type="float" office:value="1125" table:style-name="ce1">
            <text:p>1125</text:p>
          </table:table-cell>
          <table:table-cell office:value-type="float" office:value="98" table:style-name="ce1">
            <text:p>98</text:p>
          </table:table-cell>
          <table:table-cell office:value-type="float" office:value="194" table:style-name="ce1">
            <text:p>194</text:p>
          </table:table-cell>
          <table:table-cell office:value-type="float" office:value="1.98" table:formula="of:=ROUND(([zad_1_2.$F221]/[zad_1_2.$E221]); 2)" table:style-name="ce1">
            <text:p>1,98</text:p>
          </table:table-cell>
          <table:table-cell office:value-type="string" office:string-value="Zgorzelec Zielona Gora" table:formula="of:= COM.MICROSOFT.TEXTJOIN(&quot; &quot;;;[zad_1_2.$B221];;[zad_1_2.$C221])" table:style-name="ce1">
            <text:p>Zgorzelec Zielona Gora</text:p>
          </table:table-cell>
          <table:table-cell table:number-columns-repeated="16376"/>
        </table:table-row>
        <table:table-row table:style-name="ro1">
          <table:table-cell office:value-type="date" office:date-value="2017-09-28T00:00:00" table:style-name="ce2">
            <text:p>28.09.2017</text:p>
          </table:table-cell>
          <table:table-cell office:value-type="string" table:style-name="ce3">
            <text:p>Zielona Gora</text:p>
          </table:table-cell>
          <table:table-cell office:value-type="string" table:style-name="ce3">
            <text:p>Kostrzyn</text:p>
          </table:table-cell>
          <table:table-cell office:value-type="float" office:value="4375" table:style-name="ce1">
            <text:p>4375</text:p>
          </table:table-cell>
          <table:table-cell office:value-type="float" office:value="140" table:style-name="ce1">
            <text:p>140</text:p>
          </table:table-cell>
          <table:table-cell office:value-type="float" office:value="134" table:style-name="ce1">
            <text:p>134</text:p>
          </table:table-cell>
          <table:table-cell office:value-type="float" office:value="0.96" table:formula="of:=ROUND(([zad_1_2.$F222]/[zad_1_2.$E222]); 2)" table:style-name="ce1">
            <text:p>0,96</text:p>
          </table:table-cell>
          <table:table-cell office:value-type="string" office:string-value="Zielona Gora Kostrzyn" table:formula="of:= COM.MICROSOFT.TEXTJOIN(&quot; &quot;;;[zad_1_2.$B222];;[zad_1_2.$C222])" table:style-name="ce1">
            <text:p>Zielona Gora Kostrzyn</text:p>
          </table:table-cell>
          <table:table-cell table:number-columns-repeated="16376"/>
        </table:table-row>
        <table:table-row table:style-name="ro1">
          <table:table-cell office:value-type="date" office:date-value="2017-09-30T00:00:00" table:style-name="ce2">
            <text:p>30.09.2017</text:p>
          </table:table-cell>
          <table:table-cell office:value-type="string" table:style-name="ce3">
            <text:p>Wloclawek</text:p>
          </table:table-cell>
          <table:table-cell office:value-type="string" table:style-name="ce3">
            <text:p>Ciechanow</text:p>
          </table:table-cell>
          <table:table-cell office:value-type="float" office:value="5455" table:style-name="ce1">
            <text:p>5455</text:p>
          </table:table-cell>
          <table:table-cell office:value-type="float" office:value="124" table:style-name="ce1">
            <text:p>124</text:p>
          </table:table-cell>
          <table:table-cell office:value-type="float" office:value="231" table:style-name="ce1">
            <text:p>231</text:p>
          </table:table-cell>
          <table:table-cell office:value-type="float" office:value="1.86" table:formula="of:=ROUND(([zad_1_2.$F223]/[zad_1_2.$E223]); 2)" table:style-name="ce1">
            <text:p>1,86</text:p>
          </table:table-cell>
          <table:table-cell office:value-type="string" office:string-value="Wloclawek Ciechanow" table:formula="of:= COM.MICROSOFT.TEXTJOIN(&quot; &quot;;;[zad_1_2.$B223];;[zad_1_2.$C223])" table:style-name="ce1">
            <text:p>Wloclawek Ciechanow</text:p>
          </table:table-cell>
          <table:table-cell table:number-columns-repeated="16376"/>
        </table:table-row>
        <table:table-row table:style-name="ro1">
          <table:table-cell office:value-type="date" office:date-value="2017-10-01T00:00:00" table:style-name="ce2">
            <text:p>01.10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Kalisz</text:p>
          </table:table-cell>
          <table:table-cell office:value-type="float" office:value="4649" table:style-name="ce1">
            <text:p>4649</text:p>
          </table:table-cell>
          <table:table-cell office:value-type="float" office:value="125" table:style-name="ce1">
            <text:p>125</text:p>
          </table:table-cell>
          <table:table-cell office:value-type="float" office:value="356" table:style-name="ce1">
            <text:p>356</text:p>
          </table:table-cell>
          <table:table-cell office:value-type="float" office:value="2.85" table:formula="of:=ROUND(([zad_1_2.$F224]/[zad_1_2.$E224]); 2)" table:style-name="ce1">
            <text:p>2,85</text:p>
          </table:table-cell>
          <table:table-cell office:value-type="string" office:string-value="Piotrkow Trybunalski Kalisz" table:formula="of:= COM.MICROSOFT.TEXTJOIN(&quot; &quot;;;[zad_1_2.$B224];;[zad_1_2.$C224])" table:style-name="ce1">
            <text:p>Piotrkow Trybunalski Kalisz</text:p>
          </table:table-cell>
          <table:table-cell table:number-columns-repeated="16376"/>
        </table:table-row>
        <table:table-row table:style-name="ro1">
          <table:table-cell office:value-type="date" office:date-value="2017-10-02T00:00:00" table:style-name="ce2">
            <text:p>02.10.2017</text:p>
          </table:table-cell>
          <table:table-cell office:value-type="string" table:style-name="ce3">
            <text:p>Kalisz</text:p>
          </table:table-cell>
          <table:table-cell office:value-type="string" table:style-name="ce3">
            <text:p>Lodz</text:p>
          </table:table-cell>
          <table:table-cell office:value-type="float" office:value="4016" table:style-name="ce1">
            <text:p>4016</text:p>
          </table:table-cell>
          <table:table-cell office:value-type="float" office:value="115" table:style-name="ce1">
            <text:p>115</text:p>
          </table:table-cell>
          <table:table-cell office:value-type="float" office:value="145" table:style-name="ce1">
            <text:p>145</text:p>
          </table:table-cell>
          <table:table-cell office:value-type="float" office:value="1.26" table:formula="of:=ROUND(([zad_1_2.$F225]/[zad_1_2.$E225]); 2)" table:style-name="ce1">
            <text:p>1,26</text:p>
          </table:table-cell>
          <table:table-cell office:value-type="string" office:string-value="Kalisz Lodz" table:formula="of:= COM.MICROSOFT.TEXTJOIN(&quot; &quot;;;[zad_1_2.$B225];;[zad_1_2.$C225])" table:style-name="ce1">
            <text:p>Kalisz Lodz</text:p>
          </table:table-cell>
          <table:table-cell table:number-columns-repeated="16376"/>
        </table:table-row>
        <table:table-row table:style-name="ro1">
          <table:table-cell office:value-type="date" office:date-value="2017-10-03T00:00:00" table:style-name="ce2">
            <text:p>03.10.2017</text:p>
          </table:table-cell>
          <table:table-cell office:value-type="string" table:style-name="ce3">
            <text:p>Lodz</text:p>
          </table:table-cell>
          <table:table-cell office:value-type="string" table:style-name="ce3">
            <text:p>Czestochowa</text:p>
          </table:table-cell>
          <table:table-cell office:value-type="float" office:value="1211" table:style-name="ce1">
            <text:p>1211</text:p>
          </table:table-cell>
          <table:table-cell office:value-type="float" office:value="139" table:style-name="ce1">
            <text:p>139</text:p>
          </table:table-cell>
          <table:table-cell office:value-type="float" office:value="218" table:style-name="ce1">
            <text:p>218</text:p>
          </table:table-cell>
          <table:table-cell office:value-type="float" office:value="1.57" table:formula="of:=ROUND(([zad_1_2.$F226]/[zad_1_2.$E226]); 2)" table:style-name="ce1">
            <text:p>1,57</text:p>
          </table:table-cell>
          <table:table-cell office:value-type="string" office:string-value="Lodz Czestochowa" table:formula="of:= COM.MICROSOFT.TEXTJOIN(&quot; &quot;;;[zad_1_2.$B226];;[zad_1_2.$C226])" table:style-name="ce1">
            <text:p>Lodz Czestochowa</text:p>
          </table:table-cell>
          <table:table-cell table:number-columns-repeated="16376"/>
        </table:table-row>
        <table:table-row table:style-name="ro1">
          <table:table-cell office:value-type="date" office:date-value="2017-10-04T00:00:00" table:style-name="ce2">
            <text:p>04.10.2017</text:p>
          </table:table-cell>
          <table:table-cell office:value-type="string" table:style-name="ce3">
            <text:p>Czestochowa</text:p>
          </table:table-cell>
          <table:table-cell office:value-type="string" table:style-name="ce3">
            <text:p>Sieradz</text:p>
          </table:table-cell>
          <table:table-cell office:value-type="float" office:value="4633" table:style-name="ce1">
            <text:p>4633</text:p>
          </table:table-cell>
          <table:table-cell office:value-type="float" office:value="120" table:style-name="ce1">
            <text:p>120</text:p>
          </table:table-cell>
          <table:table-cell office:value-type="float" office:value="280" table:style-name="ce1">
            <text:p>280</text:p>
          </table:table-cell>
          <table:table-cell office:value-type="float" office:value="2.33" table:formula="of:=ROUND(([zad_1_2.$F227]/[zad_1_2.$E227]); 2)" table:style-name="ce1">
            <text:p>2,33</text:p>
          </table:table-cell>
          <table:table-cell office:value-type="string" office:string-value="Czestochowa Sieradz" table:formula="of:= COM.MICROSOFT.TEXTJOIN(&quot; &quot;;;[zad_1_2.$B227];;[zad_1_2.$C227])" table:style-name="ce1">
            <text:p>Czestochowa Sieradz</text:p>
          </table:table-cell>
          <table:table-cell table:number-columns-repeated="16376"/>
        </table:table-row>
        <table:table-row table:style-name="ro1">
          <table:table-cell office:value-type="date" office:date-value="2017-10-05T00:00:00" table:style-name="ce2">
            <text:p>05.10.2017</text:p>
          </table:table-cell>
          <table:table-cell office:value-type="string" table:style-name="ce3">
            <text:p>Sieradz</text:p>
          </table:table-cell>
          <table:table-cell office:value-type="string" table:style-name="ce3">
            <text:p>Opole</text:p>
          </table:table-cell>
          <table:table-cell office:value-type="float" office:value="2488" table:style-name="ce1">
            <text:p>2488</text:p>
          </table:table-cell>
          <table:table-cell office:value-type="float" office:value="144" table:style-name="ce1">
            <text:p>144</text:p>
          </table:table-cell>
          <table:table-cell office:value-type="float" office:value="252" table:style-name="ce1">
            <text:p>252</text:p>
          </table:table-cell>
          <table:table-cell office:value-type="float" office:value="1.75" table:formula="of:=ROUND(([zad_1_2.$F228]/[zad_1_2.$E228]); 2)" table:style-name="ce1">
            <text:p>1,75</text:p>
          </table:table-cell>
          <table:table-cell office:value-type="string" office:string-value="Sieradz Opole" table:formula="of:= COM.MICROSOFT.TEXTJOIN(&quot; &quot;;;[zad_1_2.$B228];;[zad_1_2.$C228])" table:style-name="ce1">
            <text:p>Sieradz Opole</text:p>
          </table:table-cell>
          <table:table-cell table:number-columns-repeated="16376"/>
        </table:table-row>
        <table:table-row table:style-name="ro1">
          <table:table-cell office:value-type="date" office:date-value="2017-10-06T00:00:00" table:style-name="ce2">
            <text:p>06.10.2017</text:p>
          </table:table-cell>
          <table:table-cell office:value-type="string" table:style-name="ce3">
            <text:p>Opole</text:p>
          </table:table-cell>
          <table:table-cell office:value-type="string" table:style-name="ce3">
            <text:p>Kudowa-Slone</text:p>
          </table:table-cell>
          <table:table-cell office:value-type="float" office:value="5798" table:style-name="ce1">
            <text:p>5798</text:p>
          </table:table-cell>
          <table:table-cell office:value-type="float" office:value="142" table:style-name="ce1">
            <text:p>142</text:p>
          </table:table-cell>
          <table:table-cell office:value-type="float" office:value="501" table:style-name="ce1">
            <text:p>501</text:p>
          </table:table-cell>
          <table:table-cell office:value-type="float" office:value="3.53" table:formula="of:=ROUND(([zad_1_2.$F229]/[zad_1_2.$E229]); 2)" table:style-name="ce1">
            <text:p>3,53</text:p>
          </table:table-cell>
          <table:table-cell office:value-type="string" office:string-value="Opole Kudowa-Slone" table:formula="of:= COM.MICROSOFT.TEXTJOIN(&quot; &quot;;;[zad_1_2.$B229];;[zad_1_2.$C229])" table:style-name="ce1">
            <text:p>Opole Kudowa-Slone</text:p>
          </table:table-cell>
          <table:table-cell table:number-columns-repeated="16376"/>
        </table:table-row>
        <table:table-row table:style-name="ro1">
          <table:table-cell office:value-type="date" office:date-value="2017-10-07T00:00:00" table:style-name="ce2">
            <text:p>07.10.2017</text:p>
          </table:table-cell>
          <table:table-cell office:value-type="string" table:style-name="ce3">
            <text:p>Sieradz</text:p>
          </table:table-cell>
          <table:table-cell office:value-type="string" table:style-name="ce3">
            <text:p>Leszno</text:p>
          </table:table-cell>
          <table:table-cell office:value-type="float" office:value="2918" table:style-name="ce1">
            <text:p>2918</text:p>
          </table:table-cell>
          <table:table-cell office:value-type="float" office:value="181" table:style-name="ce1">
            <text:p>181</text:p>
          </table:table-cell>
          <table:table-cell office:value-type="float" office:value="289" table:style-name="ce1">
            <text:p>289</text:p>
          </table:table-cell>
          <table:table-cell office:value-type="float" office:value="1.6" table:formula="of:=ROUND(([zad_1_2.$F230]/[zad_1_2.$E230]); 2)" table:style-name="ce1">
            <text:p>1,6</text:p>
          </table:table-cell>
          <table:table-cell office:value-type="string" office:string-value="Sieradz Leszno" table:formula="of:= COM.MICROSOFT.TEXTJOIN(&quot; &quot;;;[zad_1_2.$B230];;[zad_1_2.$C230])" table:style-name="ce1">
            <text:p>Sieradz Leszno</text:p>
          </table:table-cell>
          <table:table-cell table:number-columns-repeated="16376"/>
        </table:table-row>
        <table:table-row table:style-name="ro1">
          <table:table-cell office:value-type="date" office:date-value="2017-10-08T00:00:00" table:style-name="ce2">
            <text:p>08.10.2017</text:p>
          </table:table-cell>
          <table:table-cell office:value-type="string" table:style-name="ce3">
            <text:p>Leszno</text:p>
          </table:table-cell>
          <table:table-cell office:value-type="string" table:style-name="ce3">
            <text:p>Legnica</text:p>
          </table:table-cell>
          <table:table-cell office:value-type="float" office:value="1886" table:style-name="ce1">
            <text:p>1886</text:p>
          </table:table-cell>
          <table:table-cell office:value-type="float" office:value="110" table:style-name="ce1">
            <text:p>110</text:p>
          </table:table-cell>
          <table:table-cell office:value-type="float" office:value="254" table:style-name="ce1">
            <text:p>254</text:p>
          </table:table-cell>
          <table:table-cell office:value-type="float" office:value="2.31" table:formula="of:=ROUND(([zad_1_2.$F231]/[zad_1_2.$E231]); 2)" table:style-name="ce1">
            <text:p>2,31</text:p>
          </table:table-cell>
          <table:table-cell office:value-type="string" office:string-value="Leszno Legnica" table:formula="of:= COM.MICROSOFT.TEXTJOIN(&quot; &quot;;;[zad_1_2.$B231];;[zad_1_2.$C231])" table:style-name="ce1">
            <text:p>Leszno Legnica</text:p>
          </table:table-cell>
          <table:table-cell table:number-columns-repeated="16376"/>
        </table:table-row>
        <table:table-row table:style-name="ro1">
          <table:table-cell office:value-type="date" office:date-value="2017-10-09T00:00:00" table:style-name="ce2">
            <text:p>09.10.2017</text:p>
          </table:table-cell>
          <table:table-cell office:value-type="string" table:style-name="ce3">
            <text:p>Slupsk</text:p>
          </table:table-cell>
          <table:table-cell office:value-type="string" table:style-name="ce3">
            <text:p>Gdansk</text:p>
          </table:table-cell>
          <table:table-cell office:value-type="float" office:value="4431" table:style-name="ce1">
            <text:p>4431</text:p>
          </table:table-cell>
          <table:table-cell office:value-type="float" office:value="128" table:style-name="ce1">
            <text:p>128</text:p>
          </table:table-cell>
          <table:table-cell office:value-type="float" office:value="213" table:style-name="ce1">
            <text:p>213</text:p>
          </table:table-cell>
          <table:table-cell office:value-type="float" office:value="1.66" table:formula="of:=ROUND(([zad_1_2.$F232]/[zad_1_2.$E232]); 2)" table:style-name="ce1">
            <text:p>1,66</text:p>
          </table:table-cell>
          <table:table-cell office:value-type="string" office:string-value="Slupsk Gdansk" table:formula="of:= COM.MICROSOFT.TEXTJOIN(&quot; &quot;;;[zad_1_2.$B232];;[zad_1_2.$C232])" table:style-name="ce1">
            <text:p>Slupsk Gdansk</text:p>
          </table:table-cell>
          <table:table-cell table:number-columns-repeated="16376"/>
        </table:table-row>
        <table:table-row table:style-name="ro1">
          <table:table-cell office:value-type="date" office:date-value="2017-10-10T00:00:00" table:style-name="ce2">
            <text:p>10.10.2017</text:p>
          </table:table-cell>
          <table:table-cell office:value-type="string" table:style-name="ce3">
            <text:p>Gdansk</text:p>
          </table:table-cell>
          <table:table-cell office:value-type="string" table:style-name="ce3">
            <text:p>Bydgoszcz</text:p>
          </table:table-cell>
          <table:table-cell office:value-type="float" office:value="1956" table:style-name="ce1">
            <text:p>1956</text:p>
          </table:table-cell>
          <table:table-cell office:value-type="float" office:value="176" table:style-name="ce1">
            <text:p>176</text:p>
          </table:table-cell>
          <table:table-cell office:value-type="float" office:value="248" table:style-name="ce1">
            <text:p>248</text:p>
          </table:table-cell>
          <table:table-cell office:value-type="float" office:value="1.41" table:formula="of:=ROUND(([zad_1_2.$F233]/[zad_1_2.$E233]); 2)" table:style-name="ce1">
            <text:p>1,41</text:p>
          </table:table-cell>
          <table:table-cell office:value-type="string" office:string-value="Gdansk Bydgoszcz" table:formula="of:= COM.MICROSOFT.TEXTJOIN(&quot; &quot;;;[zad_1_2.$B233];;[zad_1_2.$C233])" table:style-name="ce1">
            <text:p>Gdansk Bydgoszcz</text:p>
          </table:table-cell>
          <table:table-cell table:number-columns-repeated="16376"/>
        </table:table-row>
        <table:table-row table:style-name="ro1">
          <table:table-cell office:value-type="date" office:date-value="2017-10-11T00:00:00" table:style-name="ce2">
            <text:p>11.10.2017</text:p>
          </table:table-cell>
          <table:table-cell office:value-type="string" table:style-name="ce3">
            <text:p>Gubin</text:p>
          </table:table-cell>
          <table:table-cell office:value-type="string" table:style-name="ce3">
            <text:p>Gorzow Wielkopolski</text:p>
          </table:table-cell>
          <table:table-cell office:value-type="float" office:value="4059" table:style-name="ce1">
            <text:p>4059</text:p>
          </table:table-cell>
          <table:table-cell office:value-type="float" office:value="162" table:style-name="ce1">
            <text:p>162</text:p>
          </table:table-cell>
          <table:table-cell office:value-type="float" office:value="550" table:style-name="ce1">
            <text:p>550</text:p>
          </table:table-cell>
          <table:table-cell office:value-type="float" office:value="3.4" table:formula="of:=ROUND(([zad_1_2.$F234]/[zad_1_2.$E234]); 2)" table:style-name="ce1">
            <text:p>3,4</text:p>
          </table:table-cell>
          <table:table-cell office:value-type="string" office:string-value="Gubin Gorzow Wielkopolski" table:formula="of:= COM.MICROSOFT.TEXTJOIN(&quot; &quot;;;[zad_1_2.$B234];;[zad_1_2.$C234])" table:style-name="ce1">
            <text:p>Gubin Gorzow Wielkopolski</text:p>
          </table:table-cell>
          <table:table-cell table:number-columns-repeated="16376"/>
        </table:table-row>
        <table:table-row table:style-name="ro1">
          <table:table-cell office:value-type="date" office:date-value="2017-10-12T00:00:00" table:style-name="ce2">
            <text:p>12.10.2017</text:p>
          </table:table-cell>
          <table:table-cell office:value-type="string" table:style-name="ce3">
            <text:p>Gorzow Wielkopolski</text:p>
          </table:table-cell>
          <table:table-cell office:value-type="string" table:style-name="ce3">
            <text:p>Szczecin</text:p>
          </table:table-cell>
          <table:table-cell office:value-type="float" office:value="2157" table:style-name="ce1">
            <text:p>2157</text:p>
          </table:table-cell>
          <table:table-cell office:value-type="float" office:value="115" table:style-name="ce1">
            <text:p>115</text:p>
          </table:table-cell>
          <table:table-cell office:value-type="float" office:value="182" table:style-name="ce1">
            <text:p>182</text:p>
          </table:table-cell>
          <table:table-cell office:value-type="float" office:value="1.58" table:formula="of:=ROUND(([zad_1_2.$F235]/[zad_1_2.$E235]); 2)" table:style-name="ce1">
            <text:p>1,58</text:p>
          </table:table-cell>
          <table:table-cell office:value-type="string" office:string-value="Gorzow Wielkopolski Szczecin" table:formula="of:= COM.MICROSOFT.TEXTJOIN(&quot; &quot;;;[zad_1_2.$B235];;[zad_1_2.$C235])" table:style-name="ce1">
            <text:p>Gorzow Wielkopolski Szczecin</text:p>
          </table:table-cell>
          <table:table-cell table:number-columns-repeated="16376"/>
        </table:table-row>
        <table:table-row table:style-name="ro1">
          <table:table-cell office:value-type="date" office:date-value="2017-10-13T00:00:00" table:style-name="ce2">
            <text:p>13.10.2017</text:p>
          </table:table-cell>
          <table:table-cell office:value-type="string" table:style-name="ce3">
            <text:p>Szczecin</text:p>
          </table:table-cell>
          <table:table-cell office:value-type="string" table:style-name="ce3">
            <text:p>Swinoujscie</text:p>
          </table:table-cell>
          <table:table-cell office:value-type="float" office:value="3353" table:style-name="ce1">
            <text:p>3353</text:p>
          </table:table-cell>
          <table:table-cell office:value-type="float" office:value="117" table:style-name="ce1">
            <text:p>117</text:p>
          </table:table-cell>
          <table:table-cell office:value-type="float" office:value="312" table:style-name="ce1">
            <text:p>312</text:p>
          </table:table-cell>
          <table:table-cell office:value-type="float" office:value="2.67" table:formula="of:=ROUND(([zad_1_2.$F236]/[zad_1_2.$E236]); 2)" table:style-name="ce1">
            <text:p>2,67</text:p>
          </table:table-cell>
          <table:table-cell office:value-type="string" office:string-value="Szczecin Swinoujscie" table:formula="of:= COM.MICROSOFT.TEXTJOIN(&quot; &quot;;;[zad_1_2.$B236];;[zad_1_2.$C236])" table:style-name="ce1">
            <text:p>Szczecin Swinoujscie</text:p>
          </table:table-cell>
          <table:table-cell table:number-columns-repeated="16376"/>
        </table:table-row>
        <table:table-row table:style-name="ro1">
          <table:table-cell office:value-type="date" office:date-value="2017-10-14T00:00:00" table:style-name="ce2">
            <text:p>14.10.2017</text:p>
          </table:table-cell>
          <table:table-cell office:value-type="string" table:style-name="ce3">
            <text:p>Swinoujscie</text:p>
          </table:table-cell>
          <table:table-cell office:value-type="string" table:style-name="ce3">
            <text:p>Pila</text:p>
          </table:table-cell>
          <table:table-cell office:value-type="float" office:value="4677" table:style-name="ce1">
            <text:p>4677</text:p>
          </table:table-cell>
          <table:table-cell office:value-type="float" office:value="219" table:style-name="ce1">
            <text:p>219</text:p>
          </table:table-cell>
          <table:table-cell office:value-type="float" office:value="255" table:style-name="ce1">
            <text:p>255</text:p>
          </table:table-cell>
          <table:table-cell office:value-type="float" office:value="1.1599999999999999" table:formula="of:=ROUND(([zad_1_2.$F237]/[zad_1_2.$E237]); 2)" table:style-name="ce1">
            <text:p>1,16</text:p>
          </table:table-cell>
          <table:table-cell office:value-type="string" office:string-value="Swinoujscie Pila" table:formula="of:= COM.MICROSOFT.TEXTJOIN(&quot; &quot;;;[zad_1_2.$B237];;[zad_1_2.$C237])" table:style-name="ce1">
            <text:p>Swinoujscie Pila</text:p>
          </table:table-cell>
          <table:table-cell table:number-columns-repeated="16376"/>
        </table:table-row>
        <table:table-row table:style-name="ro1">
          <table:table-cell office:value-type="date" office:date-value="2017-10-15T00:00:00" table:style-name="ce2">
            <text:p>15.10.2017</text:p>
          </table:table-cell>
          <table:table-cell office:value-type="string" table:style-name="ce3">
            <text:p>Pila</text:p>
          </table:table-cell>
          <table:table-cell office:value-type="string" table:style-name="ce3">
            <text:p>Kostrzyn</text:p>
          </table:table-cell>
          <table:table-cell office:value-type="float" office:value="2059" table:style-name="ce1">
            <text:p>2059</text:p>
          </table:table-cell>
          <table:table-cell office:value-type="float" office:value="164" table:style-name="ce1">
            <text:p>164</text:p>
          </table:table-cell>
          <table:table-cell office:value-type="float" office:value="630" table:style-name="ce1">
            <text:p>630</text:p>
          </table:table-cell>
          <table:table-cell office:value-type="float" office:value="3.84" table:formula="of:=ROUND(([zad_1_2.$F238]/[zad_1_2.$E238]); 2)" table:style-name="ce1">
            <text:p>3,84</text:p>
          </table:table-cell>
          <table:table-cell office:value-type="string" office:string-value="Pila Kostrzyn" table:formula="of:= COM.MICROSOFT.TEXTJOIN(&quot; &quot;;;[zad_1_2.$B238];;[zad_1_2.$C238])" table:style-name="ce1">
            <text:p>Pila Kostrzyn</text:p>
          </table:table-cell>
          <table:table-cell table:number-columns-repeated="16376"/>
        </table:table-row>
        <table:table-row table:style-name="ro1">
          <table:table-cell office:value-type="date" office:date-value="2017-10-17T00:00:00" table:style-name="ce2">
            <text:p>17.10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Piotrkow Trybunalski</text:p>
          </table:table-cell>
          <table:table-cell office:value-type="float" office:value="5537" table:style-name="ce1">
            <text:p>5537</text:p>
          </table:table-cell>
          <table:table-cell office:value-type="float" office:value="141" table:style-name="ce1">
            <text:p>141</text:p>
          </table:table-cell>
          <table:table-cell office:value-type="float" office:value="240" table:style-name="ce1">
            <text:p>240</text:p>
          </table:table-cell>
          <table:table-cell office:value-type="float" office:value="1.7" table:formula="of:=ROUND(([zad_1_2.$F239]/[zad_1_2.$E239]); 2)" table:style-name="ce1">
            <text:p>1,7</text:p>
          </table:table-cell>
          <table:table-cell office:value-type="string" office:string-value="Plock Piotrkow Trybunalski" table:formula="of:= COM.MICROSOFT.TEXTJOIN(&quot; &quot;;;[zad_1_2.$B239];;[zad_1_2.$C239])" table:style-name="ce1">
            <text:p>Plock Piotrkow Trybunalski</text:p>
          </table:table-cell>
          <table:table-cell table:number-columns-repeated="16376"/>
        </table:table-row>
        <table:table-row table:style-name="ro1">
          <table:table-cell office:value-type="date" office:date-value="2017-10-18T00:00:00" table:style-name="ce2">
            <text:p>18.10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Warszawa</text:p>
          </table:table-cell>
          <table:table-cell office:value-type="float" office:value="2987" table:style-name="ce1">
            <text:p>2987</text:p>
          </table:table-cell>
          <table:table-cell office:value-type="float" office:value="149" table:style-name="ce1">
            <text:p>149</text:p>
          </table:table-cell>
          <table:table-cell office:value-type="float" office:value="464" table:style-name="ce1">
            <text:p>464</text:p>
          </table:table-cell>
          <table:table-cell office:value-type="float" office:value="3.11" table:formula="of:=ROUND(([zad_1_2.$F240]/[zad_1_2.$E240]); 2)" table:style-name="ce1">
            <text:p>3,11</text:p>
          </table:table-cell>
          <table:table-cell office:value-type="string" office:string-value="Piotrkow Trybunalski Warszawa" table:formula="of:= COM.MICROSOFT.TEXTJOIN(&quot; &quot;;;[zad_1_2.$B240];;[zad_1_2.$C240])" table:style-name="ce1">
            <text:p>Piotrkow Trybunalski Warszawa</text:p>
          </table:table-cell>
          <table:table-cell table:number-columns-repeated="16376"/>
        </table:table-row>
        <table:table-row table:style-name="ro1">
          <table:table-cell office:value-type="date" office:date-value="2017-10-20T00:00:00" table:style-name="ce2">
            <text:p>20.10.2017</text:p>
          </table:table-cell>
          <table:table-cell office:value-type="string" table:style-name="ce3">
            <text:p>Terespol</text:p>
          </table:table-cell>
          <table:table-cell office:value-type="string" table:style-name="ce3">
            <text:p>Lublin</text:p>
          </table:table-cell>
          <table:table-cell office:value-type="float" office:value="5570" table:style-name="ce1">
            <text:p>5570</text:p>
          </table:table-cell>
          <table:table-cell office:value-type="float" office:value="166" table:style-name="ce1">
            <text:p>166</text:p>
          </table:table-cell>
          <table:table-cell office:value-type="float" office:value="577" table:style-name="ce1">
            <text:p>577</text:p>
          </table:table-cell>
          <table:table-cell office:value-type="float" office:value="3.48" table:formula="of:=ROUND(([zad_1_2.$F241]/[zad_1_2.$E241]); 2)" table:style-name="ce1">
            <text:p>3,48</text:p>
          </table:table-cell>
          <table:table-cell office:value-type="string" office:string-value="Terespol Lublin" table:formula="of:= COM.MICROSOFT.TEXTJOIN(&quot; &quot;;;[zad_1_2.$B241];;[zad_1_2.$C241])" table:style-name="ce1">
            <text:p>Terespol Lublin</text:p>
          </table:table-cell>
          <table:table-cell table:number-columns-repeated="16376"/>
        </table:table-row>
        <table:table-row table:style-name="ro1">
          <table:table-cell office:value-type="date" office:date-value="2017-10-21T00:00:00" table:style-name="ce2">
            <text:p>21.10.2017</text:p>
          </table:table-cell>
          <table:table-cell office:value-type="string" table:style-name="ce3">
            <text:p>Lublin</text:p>
          </table:table-cell>
          <table:table-cell office:value-type="string" table:style-name="ce3">
            <text:p>Hrebenne</text:p>
          </table:table-cell>
          <table:table-cell office:value-type="float" office:value="3948" table:style-name="ce1">
            <text:p>3948</text:p>
          </table:table-cell>
          <table:table-cell office:value-type="float" office:value="137" table:style-name="ce1">
            <text:p>137</text:p>
          </table:table-cell>
          <table:table-cell office:value-type="float" office:value="469" table:style-name="ce1">
            <text:p>469</text:p>
          </table:table-cell>
          <table:table-cell office:value-type="float" office:value="3.42" table:formula="of:=ROUND(([zad_1_2.$F242]/[zad_1_2.$E242]); 2)" table:style-name="ce1">
            <text:p>3,42</text:p>
          </table:table-cell>
          <table:table-cell office:value-type="string" office:string-value="Lublin Hrebenne" table:formula="of:= COM.MICROSOFT.TEXTJOIN(&quot; &quot;;;[zad_1_2.$B242];;[zad_1_2.$C242])" table:style-name="ce1">
            <text:p>Lublin Hrebenne</text:p>
          </table:table-cell>
          <table:table-cell table:number-columns-repeated="16376"/>
        </table:table-row>
        <table:table-row table:style-name="ro1">
          <table:table-cell office:value-type="date" office:date-value="2017-10-22T00:00:00" table:style-name="ce2">
            <text:p>22.10.2017</text:p>
          </table:table-cell>
          <table:table-cell office:value-type="string" table:style-name="ce3">
            <text:p>Przemysl</text:p>
          </table:table-cell>
          <table:table-cell office:value-type="string" table:style-name="ce3">
            <text:p>Warszawa</text:p>
          </table:table-cell>
          <table:table-cell office:value-type="float" office:value="4201" table:style-name="ce1">
            <text:p>4201</text:p>
          </table:table-cell>
          <table:table-cell office:value-type="float" office:value="380" table:style-name="ce1">
            <text:p>380</text:p>
          </table:table-cell>
          <table:table-cell office:value-type="float" office:value="528" table:style-name="ce1">
            <text:p>528</text:p>
          </table:table-cell>
          <table:table-cell office:value-type="float" office:value="1.39" table:formula="of:=ROUND(([zad_1_2.$F243]/[zad_1_2.$E243]); 2)" table:style-name="ce1">
            <text:p>1,39</text:p>
          </table:table-cell>
          <table:table-cell office:value-type="string" office:string-value="Przemysl Warszawa" table:formula="of:= COM.MICROSOFT.TEXTJOIN(&quot; &quot;;;[zad_1_2.$B243];;[zad_1_2.$C243])" table:style-name="ce1">
            <text:p>Przemysl Warszawa</text:p>
          </table:table-cell>
          <table:table-cell table:number-columns-repeated="16376"/>
        </table:table-row>
        <table:table-row table:style-name="ro1">
          <table:table-cell office:value-type="date" office:date-value="2017-10-23T00:00:00" table:style-name="ce2">
            <text:p>23.10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Ciechanow</text:p>
          </table:table-cell>
          <table:table-cell office:value-type="float" office:value="3592" table:style-name="ce1">
            <text:p>3592</text:p>
          </table:table-cell>
          <table:table-cell office:value-type="float" office:value="109" table:style-name="ce1">
            <text:p>109</text:p>
          </table:table-cell>
          <table:table-cell office:value-type="float" office:value="134" table:style-name="ce1">
            <text:p>134</text:p>
          </table:table-cell>
          <table:table-cell office:value-type="float" office:value="1.23" table:formula="of:=ROUND(([zad_1_2.$F244]/[zad_1_2.$E244]); 2)" table:style-name="ce1">
            <text:p>1,23</text:p>
          </table:table-cell>
          <table:table-cell office:value-type="string" office:string-value="Warszawa Ciechanow" table:formula="of:= COM.MICROSOFT.TEXTJOIN(&quot; &quot;;;[zad_1_2.$B244];;[zad_1_2.$C244])" table:style-name="ce1">
            <text:p>Warszawa Ciechanow</text:p>
          </table:table-cell>
          <table:table-cell table:number-columns-repeated="16376"/>
        </table:table-row>
        <table:table-row table:style-name="ro1">
          <table:table-cell office:value-type="date" office:date-value="2017-10-24T00:00:00" table:style-name="ce2">
            <text:p>24.10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Wloclawek</text:p>
          </table:table-cell>
          <table:table-cell office:value-type="float" office:value="4543" table:style-name="ce1">
            <text:p>4543</text:p>
          </table:table-cell>
          <table:table-cell office:value-type="float" office:value="135" table:style-name="ce1">
            <text:p>135</text:p>
          </table:table-cell>
          <table:table-cell office:value-type="float" office:value="345" table:style-name="ce1">
            <text:p>345</text:p>
          </table:table-cell>
          <table:table-cell office:value-type="float" office:value="2.56" table:formula="of:=ROUND(([zad_1_2.$F245]/[zad_1_2.$E245]); 2)" table:style-name="ce1">
            <text:p>2,56</text:p>
          </table:table-cell>
          <table:table-cell office:value-type="string" office:string-value="Ciechanow Wloclawek" table:formula="of:= COM.MICROSOFT.TEXTJOIN(&quot; &quot;;;[zad_1_2.$B245];;[zad_1_2.$C245])" table:style-name="ce1">
            <text:p>Ciechanow Wloclawek</text:p>
          </table:table-cell>
          <table:table-cell table:number-columns-repeated="16376"/>
        </table:table-row>
        <table:table-row table:style-name="ro1">
          <table:table-cell office:value-type="date" office:date-value="2017-10-26T00:00:00" table:style-name="ce2">
            <text:p>26.10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Ostroleka</text:p>
          </table:table-cell>
          <table:table-cell office:value-type="float" office:value="1813" table:style-name="ce1">
            <text:p>1813</text:p>
          </table:table-cell>
          <table:table-cell office:value-type="float" office:value="86" table:style-name="ce1">
            <text:p>86</text:p>
          </table:table-cell>
          <table:table-cell office:value-type="float" office:value="163" table:style-name="ce1">
            <text:p>163</text:p>
          </table:table-cell>
          <table:table-cell office:value-type="float" office:value="1.9" table:formula="of:=ROUND(([zad_1_2.$F246]/[zad_1_2.$E246]); 2)" table:style-name="ce1">
            <text:p>1,9</text:p>
          </table:table-cell>
          <table:table-cell office:value-type="string" office:string-value="Ciechanow Ostroleka" table:formula="of:= COM.MICROSOFT.TEXTJOIN(&quot; &quot;;;[zad_1_2.$B246];;[zad_1_2.$C246])" table:style-name="ce1">
            <text:p>Ciechanow Ostroleka</text:p>
          </table:table-cell>
          <table:table-cell table:number-columns-repeated="16376"/>
        </table:table-row>
        <table:table-row table:style-name="ro1">
          <table:table-cell office:value-type="date" office:date-value="2017-10-27T00:00:00" table:style-name="ce2">
            <text:p>27.10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Cieszyn</text:p>
          </table:table-cell>
          <table:table-cell office:value-type="float" office:value="4567" table:style-name="ce1">
            <text:p>4567</text:p>
          </table:table-cell>
          <table:table-cell office:value-type="float" office:value="31" table:style-name="ce1">
            <text:p>31</text:p>
          </table:table-cell>
          <table:table-cell office:value-type="float" office:value="54" table:style-name="ce1">
            <text:p>54</text:p>
          </table:table-cell>
          <table:table-cell office:value-type="float" office:value="1.74" table:formula="of:=ROUND(([zad_1_2.$F247]/[zad_1_2.$E247]); 2)" table:style-name="ce1">
            <text:p>1,74</text:p>
          </table:table-cell>
          <table:table-cell office:value-type="string" office:string-value="Bielsko-Biala Cieszyn" table:formula="of:= COM.MICROSOFT.TEXTJOIN(&quot; &quot;;;[zad_1_2.$B247];;[zad_1_2.$C247])" table:style-name="ce1">
            <text:p>Bielsko-Biala Cieszyn</text:p>
          </table:table-cell>
          <table:table-cell table:number-columns-repeated="16376"/>
        </table:table-row>
        <table:table-row table:style-name="ro1">
          <table:table-cell office:value-type="date" office:date-value="2017-10-28T00:00:00" table:style-name="ce2">
            <text:p>28.10.2017</text:p>
          </table:table-cell>
          <table:table-cell office:value-type="string" table:style-name="ce3">
            <text:p>Cieszyn</text:p>
          </table:table-cell>
          <table:table-cell office:value-type="string" table:style-name="ce3">
            <text:p>Opole</text:p>
          </table:table-cell>
          <table:table-cell office:value-type="float" office:value="1830" table:style-name="ce1">
            <text:p>1830</text:p>
          </table:table-cell>
          <table:table-cell office:value-type="float" office:value="152" table:style-name="ce1">
            <text:p>152</text:p>
          </table:table-cell>
          <table:table-cell office:value-type="float" office:value="301" table:style-name="ce1">
            <text:p>301</text:p>
          </table:table-cell>
          <table:table-cell office:value-type="float" office:value="1.98" table:formula="of:=ROUND(([zad_1_2.$F248]/[zad_1_2.$E248]); 2)" table:style-name="ce1">
            <text:p>1,98</text:p>
          </table:table-cell>
          <table:table-cell office:value-type="string" office:string-value="Cieszyn Opole" table:formula="of:= COM.MICROSOFT.TEXTJOIN(&quot; &quot;;;[zad_1_2.$B248];;[zad_1_2.$C248])" table:style-name="ce1">
            <text:p>Cieszyn Opole</text:p>
          </table:table-cell>
          <table:table-cell table:number-columns-repeated="16376"/>
        </table:table-row>
        <table:table-row table:style-name="ro1">
          <table:table-cell office:value-type="date" office:date-value="2017-10-29T00:00:00" table:style-name="ce2">
            <text:p>29.10.2017</text:p>
          </table:table-cell>
          <table:table-cell office:value-type="string" table:style-name="ce3">
            <text:p>Opole</text:p>
          </table:table-cell>
          <table:table-cell office:value-type="string" table:style-name="ce3">
            <text:p>Chalupki</text:p>
          </table:table-cell>
          <table:table-cell office:value-type="float" office:value="3678" table:style-name="ce1">
            <text:p>3678</text:p>
          </table:table-cell>
          <table:table-cell office:value-type="float" office:value="104" table:style-name="ce1">
            <text:p>104</text:p>
          </table:table-cell>
          <table:table-cell office:value-type="float" office:value="275" table:style-name="ce1">
            <text:p>275</text:p>
          </table:table-cell>
          <table:table-cell office:value-type="float" office:value="2.64" table:formula="of:=ROUND(([zad_1_2.$F249]/[zad_1_2.$E249]); 2)" table:style-name="ce1">
            <text:p>2,64</text:p>
          </table:table-cell>
          <table:table-cell office:value-type="string" office:string-value="Opole Chalupki" table:formula="of:= COM.MICROSOFT.TEXTJOIN(&quot; &quot;;;[zad_1_2.$B249];;[zad_1_2.$C249])" table:style-name="ce1">
            <text:p>Opole Chalupki</text:p>
          </table:table-cell>
          <table:table-cell table:number-columns-repeated="16376"/>
        </table:table-row>
        <table:table-row table:style-name="ro1">
          <table:table-cell office:value-type="date" office:date-value="2017-10-30T00:00:00" table:style-name="ce2">
            <text:p>30.10.2017</text:p>
          </table:table-cell>
          <table:table-cell office:value-type="string" table:style-name="ce3">
            <text:p>Tarnow</text:p>
          </table:table-cell>
          <table:table-cell office:value-type="string" table:style-name="ce3">
            <text:p>Bielsko-Biala</text:p>
          </table:table-cell>
          <table:table-cell office:value-type="float" office:value="1782" table:style-name="ce1">
            <text:p>1782</text:p>
          </table:table-cell>
          <table:table-cell office:value-type="float" office:value="171" table:style-name="ce1">
            <text:p>171</text:p>
          </table:table-cell>
          <table:table-cell office:value-type="float" office:value="193" table:style-name="ce1">
            <text:p>193</text:p>
          </table:table-cell>
          <table:table-cell office:value-type="float" office:value="1.1299999999999999" table:formula="of:=ROUND(([zad_1_2.$F250]/[zad_1_2.$E250]); 2)" table:style-name="ce1">
            <text:p>1,13</text:p>
          </table:table-cell>
          <table:table-cell office:value-type="string" office:string-value="Tarnow Bielsko-Biala" table:formula="of:= COM.MICROSOFT.TEXTJOIN(&quot; &quot;;;[zad_1_2.$B250];;[zad_1_2.$C250])" table:style-name="ce1">
            <text:p>Tarnow Bielsko-Biala</text:p>
          </table:table-cell>
          <table:table-cell table:number-columns-repeated="16376"/>
        </table:table-row>
        <table:table-row table:style-name="ro1">
          <table:table-cell office:value-type="date" office:date-value="2017-11-01T00:00:00" table:style-name="ce2">
            <text:p>01.11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Olsztyn</text:p>
          </table:table-cell>
          <table:table-cell office:value-type="float" office:value="2966" table:style-name="ce1">
            <text:p>2966</text:p>
          </table:table-cell>
          <table:table-cell office:value-type="float" office:value="125" table:style-name="ce1">
            <text:p>125</text:p>
          </table:table-cell>
          <table:table-cell office:value-type="float" office:value="170" table:style-name="ce1">
            <text:p>170</text:p>
          </table:table-cell>
          <table:table-cell office:value-type="float" office:value="1.36" table:formula="of:=ROUND(([zad_1_2.$F251]/[zad_1_2.$E251]); 2)" table:style-name="ce1">
            <text:p>1,36</text:p>
          </table:table-cell>
          <table:table-cell office:value-type="string" office:string-value="Ciechanow Olsztyn" table:formula="of:= COM.MICROSOFT.TEXTJOIN(&quot; &quot;;;[zad_1_2.$B251];;[zad_1_2.$C251])" table:style-name="ce1">
            <text:p>Ciechanow Olsztyn</text:p>
          </table:table-cell>
          <table:table-cell table:number-columns-repeated="16376"/>
        </table:table-row>
        <table:table-row table:style-name="ro1">
          <table:table-cell office:value-type="date" office:date-value="2017-11-03T00:00:00" table:style-name="ce2">
            <text:p>03.11.2017</text:p>
          </table:table-cell>
          <table:table-cell office:value-type="string" table:style-name="ce3">
            <text:p>Czestochowa</text:p>
          </table:table-cell>
          <table:table-cell office:value-type="string" table:style-name="ce3">
            <text:p>Kielce</text:p>
          </table:table-cell>
          <table:table-cell office:value-type="float" office:value="4746" table:style-name="ce1">
            <text:p>4746</text:p>
          </table:table-cell>
          <table:table-cell office:value-type="float" office:value="131" table:style-name="ce1">
            <text:p>131</text:p>
          </table:table-cell>
          <table:table-cell office:value-type="float" office:value="245" table:style-name="ce1">
            <text:p>245</text:p>
          </table:table-cell>
          <table:table-cell office:value-type="float" office:value="1.87" table:formula="of:=ROUND(([zad_1_2.$F252]/[zad_1_2.$E252]); 2)" table:style-name="ce1">
            <text:p>1,87</text:p>
          </table:table-cell>
          <table:table-cell office:value-type="string" office:string-value="Czestochowa Kielce" table:formula="of:= COM.MICROSOFT.TEXTJOIN(&quot; &quot;;;[zad_1_2.$B252];;[zad_1_2.$C252])" table:style-name="ce1">
            <text:p>Czestochowa Kielce</text:p>
          </table:table-cell>
          <table:table-cell table:number-columns-repeated="16376"/>
        </table:table-row>
        <table:table-row table:style-name="ro1">
          <table:table-cell office:value-type="date" office:date-value="2017-11-05T00:00:00" table:style-name="ce2">
            <text:p>05.11.2017</text:p>
          </table:table-cell>
          <table:table-cell office:value-type="string" table:style-name="ce3">
            <text:p>Opole</text:p>
          </table:table-cell>
          <table:table-cell office:value-type="string" table:style-name="ce3">
            <text:p>Katowice</text:p>
          </table:table-cell>
          <table:table-cell office:value-type="float" office:value="3161" table:style-name="ce1">
            <text:p>3161</text:p>
          </table:table-cell>
          <table:table-cell office:value-type="float" office:value="101" table:style-name="ce1">
            <text:p>101</text:p>
          </table:table-cell>
          <table:table-cell office:value-type="float" office:value="115" table:style-name="ce1">
            <text:p>115</text:p>
          </table:table-cell>
          <table:table-cell office:value-type="float" office:value="1.1399999999999999" table:formula="of:=ROUND(([zad_1_2.$F253]/[zad_1_2.$E253]); 2)" table:style-name="ce1">
            <text:p>1,14</text:p>
          </table:table-cell>
          <table:table-cell office:value-type="string" office:string-value="Opole Katowice" table:formula="of:= COM.MICROSOFT.TEXTJOIN(&quot; &quot;;;[zad_1_2.$B253];;[zad_1_2.$C253])" table:style-name="ce1">
            <text:p>Opole Katowice</text:p>
          </table:table-cell>
          <table:table-cell table:number-columns-repeated="16376"/>
        </table:table-row>
        <table:table-row table:style-name="ro1">
          <table:table-cell office:value-type="date" office:date-value="2017-11-06T00:00:00" table:style-name="ce2">
            <text:p>06.11.2017</text:p>
          </table:table-cell>
          <table:table-cell office:value-type="string" table:style-name="ce3">
            <text:p>Lodz</text:p>
          </table:table-cell>
          <table:table-cell office:value-type="string" table:style-name="ce3">
            <text:p>Bialystok</text:p>
          </table:table-cell>
          <table:table-cell office:value-type="float" office:value="3600" table:style-name="ce1">
            <text:p>3600</text:p>
          </table:table-cell>
          <table:table-cell office:value-type="float" office:value="211" table:style-name="ce1">
            <text:p>211</text:p>
          </table:table-cell>
          <table:table-cell office:value-type="float" office:value="670" table:style-name="ce1">
            <text:p>670</text:p>
          </table:table-cell>
          <table:table-cell office:value-type="float" office:value="3.18" table:formula="of:=ROUND(([zad_1_2.$F254]/[zad_1_2.$E254]); 2)" table:style-name="ce1">
            <text:p>3,18</text:p>
          </table:table-cell>
          <table:table-cell office:value-type="string" office:string-value="Lodz Bialystok" table:formula="of:= COM.MICROSOFT.TEXTJOIN(&quot; &quot;;;[zad_1_2.$B254];;[zad_1_2.$C254])" table:style-name="ce1">
            <text:p>Lodz Bialystok</text:p>
          </table:table-cell>
          <table:table-cell table:number-columns-repeated="16376"/>
        </table:table-row>
        <table:table-row table:style-name="ro1">
          <table:table-cell office:value-type="date" office:date-value="2017-11-07T00:00:00" table:style-name="ce2">
            <text:p>07.11.2017</text:p>
          </table:table-cell>
          <table:table-cell office:value-type="string" table:style-name="ce3">
            <text:p>Bialystok</text:p>
          </table:table-cell>
          <table:table-cell office:value-type="string" table:style-name="ce3">
            <text:p>Suwalki</text:p>
          </table:table-cell>
          <table:table-cell office:value-type="float" office:value="4093" table:style-name="ce1">
            <text:p>4093</text:p>
          </table:table-cell>
          <table:table-cell office:value-type="float" office:value="119" table:style-name="ce1">
            <text:p>119</text:p>
          </table:table-cell>
          <table:table-cell office:value-type="float" office:value="254" table:style-name="ce1">
            <text:p>254</text:p>
          </table:table-cell>
          <table:table-cell office:value-type="float" office:value="2.13" table:formula="of:=ROUND(([zad_1_2.$F255]/[zad_1_2.$E255]); 2)" table:style-name="ce1">
            <text:p>2,13</text:p>
          </table:table-cell>
          <table:table-cell office:value-type="string" office:string-value="Bialystok Suwalki" table:formula="of:= COM.MICROSOFT.TEXTJOIN(&quot; &quot;;;[zad_1_2.$B255];;[zad_1_2.$C255])" table:style-name="ce1">
            <text:p>Bialystok Suwalki</text:p>
          </table:table-cell>
          <table:table-cell table:number-columns-repeated="16376"/>
        </table:table-row>
        <table:table-row table:style-name="ro1">
          <table:table-cell office:value-type="date" office:date-value="2017-11-08T00:00:00" table:style-name="ce2">
            <text:p>08.11.2017</text:p>
          </table:table-cell>
          <table:table-cell office:value-type="string" table:style-name="ce3">
            <text:p>Suwalki</text:p>
          </table:table-cell>
          <table:table-cell office:value-type="string" table:style-name="ce3">
            <text:p>Ostroleka</text:p>
          </table:table-cell>
          <table:table-cell office:value-type="float" office:value="1981" table:style-name="ce1">
            <text:p>1981</text:p>
          </table:table-cell>
          <table:table-cell office:value-type="float" office:value="159" table:style-name="ce1">
            <text:p>159</text:p>
          </table:table-cell>
          <table:table-cell office:value-type="float" office:value="192" table:style-name="ce1">
            <text:p>192</text:p>
          </table:table-cell>
          <table:table-cell office:value-type="float" office:value="1.21" table:formula="of:=ROUND(([zad_1_2.$F256]/[zad_1_2.$E256]); 2)" table:style-name="ce1">
            <text:p>1,21</text:p>
          </table:table-cell>
          <table:table-cell office:value-type="string" office:string-value="Suwalki Ostroleka" table:formula="of:= COM.MICROSOFT.TEXTJOIN(&quot; &quot;;;[zad_1_2.$B256];;[zad_1_2.$C256])" table:style-name="ce1">
            <text:p>Suwalki Ostroleka</text:p>
          </table:table-cell>
          <table:table-cell table:number-columns-repeated="16376"/>
        </table:table-row>
        <table:table-row table:style-name="ro1">
          <table:table-cell office:value-type="date" office:date-value="2017-11-09T00:00:00" table:style-name="ce2">
            <text:p>09.11.2017</text:p>
          </table:table-cell>
          <table:table-cell office:value-type="string" table:style-name="ce3">
            <text:p>Ostroleka</text:p>
          </table:table-cell>
          <table:table-cell office:value-type="string" table:style-name="ce3">
            <text:p>Olsztyn</text:p>
          </table:table-cell>
          <table:table-cell office:value-type="float" office:value="3154" table:style-name="ce1">
            <text:p>3154</text:p>
          </table:table-cell>
          <table:table-cell office:value-type="float" office:value="127" table:style-name="ce1">
            <text:p>127</text:p>
          </table:table-cell>
          <table:table-cell office:value-type="float" office:value="390" table:style-name="ce1">
            <text:p>390</text:p>
          </table:table-cell>
          <table:table-cell office:value-type="float" office:value="3.07" table:formula="of:=ROUND(([zad_1_2.$F257]/[zad_1_2.$E257]); 2)" table:style-name="ce1">
            <text:p>3,07</text:p>
          </table:table-cell>
          <table:table-cell office:value-type="string" office:string-value="Ostroleka Olsztyn" table:formula="of:= COM.MICROSOFT.TEXTJOIN(&quot; &quot;;;[zad_1_2.$B257];;[zad_1_2.$C257])" table:style-name="ce1">
            <text:p>Ostroleka Olsztyn</text:p>
          </table:table-cell>
          <table:table-cell table:number-columns-repeated="16376"/>
        </table:table-row>
        <table:table-row table:style-name="ro1">
          <table:table-cell office:value-type="date" office:date-value="2017-11-12T00:00:00" table:style-name="ce2">
            <text:p>12.11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Lublin</text:p>
          </table:table-cell>
          <table:table-cell office:value-type="float" office:value="4876" table:style-name="ce1">
            <text:p>4876</text:p>
          </table:table-cell>
          <table:table-cell office:value-type="float" office:value="280" table:style-name="ce1">
            <text:p>280</text:p>
          </table:table-cell>
          <table:table-cell office:value-type="float" office:value="688" table:style-name="ce1">
            <text:p>688</text:p>
          </table:table-cell>
          <table:table-cell office:value-type="float" office:value="2.46" table:formula="of:=ROUND(([zad_1_2.$F258]/[zad_1_2.$E258]); 2)" table:style-name="ce1">
            <text:p>2,46</text:p>
          </table:table-cell>
          <table:table-cell office:value-type="string" office:string-value="Plock Lublin" table:formula="of:= COM.MICROSOFT.TEXTJOIN(&quot; &quot;;;[zad_1_2.$B258];;[zad_1_2.$C258])" table:style-name="ce1">
            <text:p>Plock Lublin</text:p>
          </table:table-cell>
          <table:table-cell table:number-columns-repeated="16376"/>
        </table:table-row>
        <table:table-row table:style-name="ro1">
          <table:table-cell office:value-type="date" office:date-value="2017-11-13T00:00:00" table:style-name="ce2">
            <text:p>13.11.2017</text:p>
          </table:table-cell>
          <table:table-cell office:value-type="string" table:style-name="ce3">
            <text:p>Lublin</text:p>
          </table:table-cell>
          <table:table-cell office:value-type="string" table:style-name="ce3">
            <text:p>Hrebenne</text:p>
          </table:table-cell>
          <table:table-cell office:value-type="float" office:value="5153" table:style-name="ce1">
            <text:p>5153</text:p>
          </table:table-cell>
          <table:table-cell office:value-type="float" office:value="141" table:style-name="ce1">
            <text:p>141</text:p>
          </table:table-cell>
          <table:table-cell office:value-type="float" office:value="547" table:style-name="ce1">
            <text:p>547</text:p>
          </table:table-cell>
          <table:table-cell office:value-type="float" office:value="3.88" table:formula="of:=ROUND(([zad_1_2.$F259]/[zad_1_2.$E259]); 2)" table:style-name="ce1">
            <text:p>3,88</text:p>
          </table:table-cell>
          <table:table-cell office:value-type="string" office:string-value="Lublin Hrebenne" table:formula="of:= COM.MICROSOFT.TEXTJOIN(&quot; &quot;;;[zad_1_2.$B259];;[zad_1_2.$C259])" table:style-name="ce1">
            <text:p>Lublin Hrebenne</text:p>
          </table:table-cell>
          <table:table-cell table:number-columns-repeated="16376"/>
        </table:table-row>
        <table:table-row table:style-name="ro1">
          <table:table-cell office:value-type="date" office:date-value="2017-11-14T00:00:00" table:style-name="ce2">
            <text:p>14.11.2017</text:p>
          </table:table-cell>
          <table:table-cell office:value-type="string" table:style-name="ce3">
            <text:p>Hrebenne</text:p>
          </table:table-cell>
          <table:table-cell office:value-type="string" table:style-name="ce3">
            <text:p>Medyka</text:p>
          </table:table-cell>
          <table:table-cell office:value-type="float" office:value="1720" table:style-name="ce1">
            <text:p>1720</text:p>
          </table:table-cell>
          <table:table-cell office:value-type="float" office:value="122" table:style-name="ce1">
            <text:p>122</text:p>
          </table:table-cell>
          <table:table-cell office:value-type="float" office:value="363" table:style-name="ce1">
            <text:p>363</text:p>
          </table:table-cell>
          <table:table-cell office:value-type="float" office:value="2.98" table:formula="of:=ROUND(([zad_1_2.$F260]/[zad_1_2.$E260]); 2)" table:style-name="ce1">
            <text:p>2,98</text:p>
          </table:table-cell>
          <table:table-cell office:value-type="string" office:string-value="Hrebenne Medyka" table:formula="of:= COM.MICROSOFT.TEXTJOIN(&quot; &quot;;;[zad_1_2.$B260];;[zad_1_2.$C260])" table:style-name="ce1">
            <text:p>Hrebenne Medyka</text:p>
          </table:table-cell>
          <table:table-cell table:number-columns-repeated="16376"/>
        </table:table-row>
        <table:table-row table:style-name="ro1">
          <table:table-cell office:value-type="date" office:date-value="2017-11-15T00:00:00" table:style-name="ce2">
            <text:p>15.11.2017</text:p>
          </table:table-cell>
          <table:table-cell office:value-type="string" table:style-name="ce3">
            <text:p>Medyka</text:p>
          </table:table-cell>
          <table:table-cell office:value-type="string" table:style-name="ce3">
            <text:p>Zamosc</text:p>
          </table:table-cell>
          <table:table-cell office:value-type="float" office:value="5392" table:style-name="ce1">
            <text:p>5392</text:p>
          </table:table-cell>
          <table:table-cell office:value-type="float" office:value="161" table:style-name="ce1">
            <text:p>161</text:p>
          </table:table-cell>
          <table:table-cell office:value-type="float" office:value="240" table:style-name="ce1">
            <text:p>240</text:p>
          </table:table-cell>
          <table:table-cell office:value-type="float" office:value="1.49" table:formula="of:=ROUND(([zad_1_2.$F261]/[zad_1_2.$E261]); 2)" table:style-name="ce1">
            <text:p>1,49</text:p>
          </table:table-cell>
          <table:table-cell office:value-type="string" office:string-value="Medyka Zamosc" table:formula="of:= COM.MICROSOFT.TEXTJOIN(&quot; &quot;;;[zad_1_2.$B261];;[zad_1_2.$C261])" table:style-name="ce1">
            <text:p>Medyka Zamosc</text:p>
          </table:table-cell>
          <table:table-cell table:number-columns-repeated="16376"/>
        </table:table-row>
        <table:table-row table:style-name="ro1">
          <table:table-cell office:value-type="date" office:date-value="2017-11-16T00:00:00" table:style-name="ce2">
            <text:p>16.11.2017</text:p>
          </table:table-cell>
          <table:table-cell office:value-type="string" table:style-name="ce3">
            <text:p>Slupsk</text:p>
          </table:table-cell>
          <table:table-cell office:value-type="string" table:style-name="ce3">
            <text:p>Szczecin</text:p>
          </table:table-cell>
          <table:table-cell office:value-type="float" office:value="1698" table:style-name="ce1">
            <text:p>1698</text:p>
          </table:table-cell>
          <table:table-cell office:value-type="float" office:value="224" table:style-name="ce1">
            <text:p>224</text:p>
          </table:table-cell>
          <table:table-cell office:value-type="float" office:value="579" table:style-name="ce1">
            <text:p>579</text:p>
          </table:table-cell>
          <table:table-cell office:value-type="float" office:value="2.58" table:formula="of:=ROUND(([zad_1_2.$F262]/[zad_1_2.$E262]); 2)" table:style-name="ce1">
            <text:p>2,58</text:p>
          </table:table-cell>
          <table:table-cell office:value-type="string" office:string-value="Slupsk Szczecin" table:formula="of:= COM.MICROSOFT.TEXTJOIN(&quot; &quot;;;[zad_1_2.$B262];;[zad_1_2.$C262])" table:style-name="ce1">
            <text:p>Slupsk Szczecin</text:p>
          </table:table-cell>
          <table:table-cell table:number-columns-repeated="16376"/>
        </table:table-row>
        <table:table-row table:style-name="ro1">
          <table:table-cell office:value-type="date" office:date-value="2017-11-17T00:00:00" table:style-name="ce2">
            <text:p>17.11.2017</text:p>
          </table:table-cell>
          <table:table-cell office:value-type="string" table:style-name="ce3">
            <text:p>Szczecin</text:p>
          </table:table-cell>
          <table:table-cell office:value-type="string" table:style-name="ce3">
            <text:p>Pila</text:p>
          </table:table-cell>
          <table:table-cell office:value-type="float" office:value="3411" table:style-name="ce1">
            <text:p>3411</text:p>
          </table:table-cell>
          <table:table-cell office:value-type="float" office:value="166" table:style-name="ce1">
            <text:p>166</text:p>
          </table:table-cell>
          <table:table-cell office:value-type="float" office:value="574" table:style-name="ce1">
            <text:p>574</text:p>
          </table:table-cell>
          <table:table-cell office:value-type="float" office:value="3.46" table:formula="of:=ROUND(([zad_1_2.$F263]/[zad_1_2.$E263]); 2)" table:style-name="ce1">
            <text:p>3,46</text:p>
          </table:table-cell>
          <table:table-cell office:value-type="string" office:string-value="Szczecin Pila" table:formula="of:= COM.MICROSOFT.TEXTJOIN(&quot; &quot;;;[zad_1_2.$B263];;[zad_1_2.$C263])" table:style-name="ce1">
            <text:p>Szczecin Pila</text:p>
          </table:table-cell>
          <table:table-cell table:number-columns-repeated="16376"/>
        </table:table-row>
        <table:table-row table:style-name="ro1">
          <table:table-cell office:value-type="date" office:date-value="2017-11-18T00:00:00" table:style-name="ce2">
            <text:p>18.11.2017</text:p>
          </table:table-cell>
          <table:table-cell office:value-type="string" table:style-name="ce3">
            <text:p>Pila</text:p>
          </table:table-cell>
          <table:table-cell office:value-type="string" table:style-name="ce3">
            <text:p>Poznan</text:p>
          </table:table-cell>
          <table:table-cell office:value-type="float" office:value="5558" table:style-name="ce1">
            <text:p>5558</text:p>
          </table:table-cell>
          <table:table-cell office:value-type="float" office:value="107" table:style-name="ce1">
            <text:p>107</text:p>
          </table:table-cell>
          <table:table-cell office:value-type="float" office:value="202" table:style-name="ce1">
            <text:p>202</text:p>
          </table:table-cell>
          <table:table-cell office:value-type="float" office:value="1.89" table:formula="of:=ROUND(([zad_1_2.$F264]/[zad_1_2.$E264]); 2)" table:style-name="ce1">
            <text:p>1,89</text:p>
          </table:table-cell>
          <table:table-cell office:value-type="string" office:string-value="Pila Poznan" table:formula="of:= COM.MICROSOFT.TEXTJOIN(&quot; &quot;;;[zad_1_2.$B264];;[zad_1_2.$C264])" table:style-name="ce1">
            <text:p>Pila Poznan</text:p>
          </table:table-cell>
          <table:table-cell table:number-columns-repeated="16376"/>
        </table:table-row>
        <table:table-row table:style-name="ro1">
          <table:table-cell office:value-type="date" office:date-value="2017-11-19T00:00:00" table:style-name="ce2">
            <text:p>19.11.2017</text:p>
          </table:table-cell>
          <table:table-cell office:value-type="string" table:style-name="ce3">
            <text:p>Poznan</text:p>
          </table:table-cell>
          <table:table-cell office:value-type="string" table:style-name="ce3">
            <text:p>Bydgoszcz</text:p>
          </table:table-cell>
          <table:table-cell office:value-type="float" office:value="2592" table:style-name="ce1">
            <text:p>2592</text:p>
          </table:table-cell>
          <table:table-cell office:value-type="float" office:value="136" table:style-name="ce1">
            <text:p>136</text:p>
          </table:table-cell>
          <table:table-cell office:value-type="float" office:value="325" table:style-name="ce1">
            <text:p>325</text:p>
          </table:table-cell>
          <table:table-cell office:value-type="float" office:value="2.39" table:formula="of:=ROUND(([zad_1_2.$F265]/[zad_1_2.$E265]); 2)" table:style-name="ce1">
            <text:p>2,39</text:p>
          </table:table-cell>
          <table:table-cell office:value-type="string" office:string-value="Poznan Bydgoszcz" table:formula="of:= COM.MICROSOFT.TEXTJOIN(&quot; &quot;;;[zad_1_2.$B265];;[zad_1_2.$C265])" table:style-name="ce1">
            <text:p>Poznan Bydgoszcz</text:p>
          </table:table-cell>
          <table:table-cell table:number-columns-repeated="16376"/>
        </table:table-row>
        <table:table-row table:style-name="ro1">
          <table:table-cell office:value-type="date" office:date-value="2017-11-20T00:00:00" table:style-name="ce2">
            <text:p>20.11.2017</text:p>
          </table:table-cell>
          <table:table-cell office:value-type="string" table:style-name="ce3">
            <text:p>Bydgoszcz</text:p>
          </table:table-cell>
          <table:table-cell office:value-type="string" table:style-name="ce3">
            <text:p>Gdansk</text:p>
          </table:table-cell>
          <table:table-cell office:value-type="float" office:value="5214" table:style-name="ce1">
            <text:p>5214</text:p>
          </table:table-cell>
          <table:table-cell office:value-type="float" office:value="178" table:style-name="ce1">
            <text:p>178</text:p>
          </table:table-cell>
          <table:table-cell office:value-type="float" office:value="634" table:style-name="ce1">
            <text:p>634</text:p>
          </table:table-cell>
          <table:table-cell office:value-type="float" office:value="3.56" table:formula="of:=ROUND(([zad_1_2.$F266]/[zad_1_2.$E266]); 2)" table:style-name="ce1">
            <text:p>3,56</text:p>
          </table:table-cell>
          <table:table-cell office:value-type="string" office:string-value="Bydgoszcz Gdansk" table:formula="of:= COM.MICROSOFT.TEXTJOIN(&quot; &quot;;;[zad_1_2.$B266];;[zad_1_2.$C266])" table:style-name="ce1">
            <text:p>Bydgoszcz Gdansk</text:p>
          </table:table-cell>
          <table:table-cell table:number-columns-repeated="16376"/>
        </table:table-row>
        <table:table-row table:style-name="ro1">
          <table:table-cell office:value-type="date" office:date-value="2017-11-21T00:00:00" table:style-name="ce2">
            <text:p>21.11.2017</text:p>
          </table:table-cell>
          <table:table-cell office:value-type="string" table:style-name="ce3">
            <text:p>Gdansk</text:p>
          </table:table-cell>
          <table:table-cell office:value-type="string" table:style-name="ce3">
            <text:p>Bydgoszcz</text:p>
          </table:table-cell>
          <table:table-cell office:value-type="float" office:value="5491" table:style-name="ce1">
            <text:p>5491</text:p>
          </table:table-cell>
          <table:table-cell office:value-type="float" office:value="162" table:style-name="ce1">
            <text:p>162</text:p>
          </table:table-cell>
          <table:table-cell office:value-type="float" office:value="408" table:style-name="ce1">
            <text:p>408</text:p>
          </table:table-cell>
          <table:table-cell office:value-type="float" office:value="2.52" table:formula="of:=ROUND(([zad_1_2.$F267]/[zad_1_2.$E267]); 2)" table:style-name="ce1">
            <text:p>2,52</text:p>
          </table:table-cell>
          <table:table-cell office:value-type="string" office:string-value="Gdansk Bydgoszcz" table:formula="of:= COM.MICROSOFT.TEXTJOIN(&quot; &quot;;;[zad_1_2.$B267];;[zad_1_2.$C267])" table:style-name="ce1">
            <text:p>Gdansk Bydgoszcz</text:p>
          </table:table-cell>
          <table:table-cell table:number-columns-repeated="16376"/>
        </table:table-row>
        <table:table-row table:style-name="ro1">
          <table:table-cell office:value-type="date" office:date-value="2017-11-22T00:00:00" table:style-name="ce2">
            <text:p>22.11.2017</text:p>
          </table:table-cell>
          <table:table-cell office:value-type="string" table:style-name="ce3">
            <text:p>Skierniewice</text:p>
          </table:table-cell>
          <table:table-cell office:value-type="string" table:style-name="ce3">
            <text:p>Kudowa-Slone</text:p>
          </table:table-cell>
          <table:table-cell office:value-type="float" office:value="4594" table:style-name="ce1">
            <text:p>4594</text:p>
          </table:table-cell>
          <table:table-cell office:value-type="float" office:value="443" table:style-name="ce1">
            <text:p>443</text:p>
          </table:table-cell>
          <table:table-cell office:value-type="float" office:value="1098" table:style-name="ce1">
            <text:p>1098</text:p>
          </table:table-cell>
          <table:table-cell office:value-type="float" office:value="2.48" table:formula="of:=ROUND(([zad_1_2.$F268]/[zad_1_2.$E268]); 2)" table:style-name="ce1">
            <text:p>2,48</text:p>
          </table:table-cell>
          <table:table-cell office:value-type="string" office:string-value="Skierniewice Kudowa-Slone" table:formula="of:= COM.MICROSOFT.TEXTJOIN(&quot; &quot;;;[zad_1_2.$B268];;[zad_1_2.$C268])" table:style-name="ce1">
            <text:p>Skierniewice Kudowa-Slone</text:p>
          </table:table-cell>
          <table:table-cell table:number-columns-repeated="16376"/>
        </table:table-row>
        <table:table-row table:style-name="ro1">
          <table:table-cell office:value-type="date" office:date-value="2017-11-23T00:00:00" table:style-name="ce2">
            <text:p>23.11.2017</text:p>
          </table:table-cell>
          <table:table-cell office:value-type="string" table:style-name="ce3">
            <text:p>Kudowa-Slone</text:p>
          </table:table-cell>
          <table:table-cell office:value-type="string" table:style-name="ce3">
            <text:p>Opole</text:p>
          </table:table-cell>
          <table:table-cell office:value-type="float" office:value="1047" table:style-name="ce1">
            <text:p>1047</text:p>
          </table:table-cell>
          <table:table-cell office:value-type="float" office:value="147" table:style-name="ce1">
            <text:p>147</text:p>
          </table:table-cell>
          <table:table-cell office:value-type="float" office:value="432" table:style-name="ce1">
            <text:p>432</text:p>
          </table:table-cell>
          <table:table-cell office:value-type="float" office:value="2.94" table:formula="of:=ROUND(([zad_1_2.$F269]/[zad_1_2.$E269]); 2)" table:style-name="ce1">
            <text:p>2,94</text:p>
          </table:table-cell>
          <table:table-cell office:value-type="string" office:string-value="Kudowa-Slone Opole" table:formula="of:= COM.MICROSOFT.TEXTJOIN(&quot; &quot;;;[zad_1_2.$B269];;[zad_1_2.$C269])" table:style-name="ce1">
            <text:p>Kudowa-Slone Opole</text:p>
          </table:table-cell>
          <table:table-cell table:number-columns-repeated="16376"/>
        </table:table-row>
        <table:table-row table:style-name="ro1">
          <table:table-cell office:value-type="date" office:date-value="2017-11-24T00:00:00" table:style-name="ce2">
            <text:p>24.11.2017</text:p>
          </table:table-cell>
          <table:table-cell office:value-type="string" table:style-name="ce3">
            <text:p>Gubin</text:p>
          </table:table-cell>
          <table:table-cell office:value-type="string" table:style-name="ce3">
            <text:p>Warszawa</text:p>
          </table:table-cell>
          <table:table-cell office:value-type="float" office:value="5517" table:style-name="ce1">
            <text:p>5517</text:p>
          </table:table-cell>
          <table:table-cell office:value-type="float" office:value="494" table:style-name="ce1">
            <text:p>494</text:p>
          </table:table-cell>
          <table:table-cell office:value-type="float" office:value="1185" table:style-name="ce1">
            <text:p>1185</text:p>
          </table:table-cell>
          <table:table-cell office:value-type="float" office:value="2.4" table:formula="of:=ROUND(([zad_1_2.$F270]/[zad_1_2.$E270]); 2)" table:style-name="ce1">
            <text:p>2,4</text:p>
          </table:table-cell>
          <table:table-cell office:value-type="string" office:string-value="Gubin Warszawa" table:formula="of:= COM.MICROSOFT.TEXTJOIN(&quot; &quot;;;[zad_1_2.$B270];;[zad_1_2.$C270])" table:style-name="ce1">
            <text:p>Gubin Warszawa</text:p>
          </table:table-cell>
          <table:table-cell table:number-columns-repeated="16376"/>
        </table:table-row>
        <table:table-row table:style-name="ro1">
          <table:table-cell office:value-type="date" office:date-value="2017-11-25T00:00:00" table:style-name="ce2">
            <text:p>25.11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Ciechanow</text:p>
          </table:table-cell>
          <table:table-cell office:value-type="float" office:value="4155" table:style-name="ce1">
            <text:p>4155</text:p>
          </table:table-cell>
          <table:table-cell office:value-type="float" office:value="93" table:style-name="ce1">
            <text:p>93</text:p>
          </table:table-cell>
          <table:table-cell office:value-type="float" office:value="181" table:style-name="ce1">
            <text:p>181</text:p>
          </table:table-cell>
          <table:table-cell office:value-type="float" office:value="1.95" table:formula="of:=ROUND(([zad_1_2.$F271]/[zad_1_2.$E271]); 2)" table:style-name="ce1">
            <text:p>1,95</text:p>
          </table:table-cell>
          <table:table-cell office:value-type="string" office:string-value="Warszawa Ciechanow" table:formula="of:= COM.MICROSOFT.TEXTJOIN(&quot; &quot;;;[zad_1_2.$B271];;[zad_1_2.$C271])" table:style-name="ce1">
            <text:p>Warszawa Ciechanow</text:p>
          </table:table-cell>
          <table:table-cell table:number-columns-repeated="16376"/>
        </table:table-row>
        <table:table-row table:style-name="ro1">
          <table:table-cell office:value-type="date" office:date-value="2017-11-28T00:00:00" table:style-name="ce2">
            <text:p>28.11.2017</text:p>
          </table:table-cell>
          <table:table-cell office:value-type="string" table:style-name="ce3">
            <text:p>Legnica</text:p>
          </table:table-cell>
          <table:table-cell office:value-type="string" table:style-name="ce3">
            <text:p>Zielona Gora</text:p>
          </table:table-cell>
          <table:table-cell office:value-type="float" office:value="2798" table:style-name="ce1">
            <text:p>2798</text:p>
          </table:table-cell>
          <table:table-cell office:value-type="float" office:value="109" table:style-name="ce1">
            <text:p>109</text:p>
          </table:table-cell>
          <table:table-cell office:value-type="float" office:value="366" table:style-name="ce1">
            <text:p>366</text:p>
          </table:table-cell>
          <table:table-cell office:value-type="float" office:value="3.36" table:formula="of:=ROUND(([zad_1_2.$F272]/[zad_1_2.$E272]); 2)" table:style-name="ce1">
            <text:p>3,36</text:p>
          </table:table-cell>
          <table:table-cell office:value-type="string" office:string-value="Legnica Zielona Gora" table:formula="of:= COM.MICROSOFT.TEXTJOIN(&quot; &quot;;;[zad_1_2.$B272];;[zad_1_2.$C272])" table:style-name="ce1">
            <text:p>Legnica Zielona Gora</text:p>
          </table:table-cell>
          <table:table-cell table:number-columns-repeated="16376"/>
        </table:table-row>
        <table:table-row table:style-name="ro1">
          <table:table-cell office:value-type="date" office:date-value="2017-11-29T00:00:00" table:style-name="ce2">
            <text:p>29.11.2017</text:p>
          </table:table-cell>
          <table:table-cell office:value-type="string" table:style-name="ce3">
            <text:p>Zielona Gora</text:p>
          </table:table-cell>
          <table:table-cell office:value-type="string" table:style-name="ce3">
            <text:p>Legnica</text:p>
          </table:table-cell>
          <table:table-cell office:value-type="float" office:value="4217" table:style-name="ce1">
            <text:p>4217</text:p>
          </table:table-cell>
          <table:table-cell office:value-type="float" office:value="112" table:style-name="ce1">
            <text:p>112</text:p>
          </table:table-cell>
          <table:table-cell office:value-type="float" office:value="263" table:style-name="ce1">
            <text:p>263</text:p>
          </table:table-cell>
          <table:table-cell office:value-type="float" office:value="2.35" table:formula="of:=ROUND(([zad_1_2.$F273]/[zad_1_2.$E273]); 2)" table:style-name="ce1">
            <text:p>2,35</text:p>
          </table:table-cell>
          <table:table-cell office:value-type="string" office:string-value="Zielona Gora Legnica" table:formula="of:= COM.MICROSOFT.TEXTJOIN(&quot; &quot;;;[zad_1_2.$B273];;[zad_1_2.$C273])" table:style-name="ce1">
            <text:p>Zielona Gora Legnica</text:p>
          </table:table-cell>
          <table:table-cell table:number-columns-repeated="16376"/>
        </table:table-row>
        <table:table-row table:style-name="ro1">
          <table:table-cell office:value-type="date" office:date-value="2017-11-30T00:00:00" table:style-name="ce2">
            <text:p>30.11.2017</text:p>
          </table:table-cell>
          <table:table-cell office:value-type="string" table:style-name="ce3">
            <text:p>Legnica</text:p>
          </table:table-cell>
          <table:table-cell office:value-type="string" table:style-name="ce3">
            <text:p>Zielona Gora</text:p>
          </table:table-cell>
          <table:table-cell office:value-type="float" office:value="4327" table:style-name="ce1">
            <text:p>4327</text:p>
          </table:table-cell>
          <table:table-cell office:value-type="float" office:value="109" table:style-name="ce1">
            <text:p>109</text:p>
          </table:table-cell>
          <table:table-cell office:value-type="float" office:value="196" table:style-name="ce1">
            <text:p>196</text:p>
          </table:table-cell>
          <table:table-cell office:value-type="float" office:value="1.8" table:formula="of:=ROUND(([zad_1_2.$F274]/[zad_1_2.$E274]); 2)" table:style-name="ce1">
            <text:p>1,8</text:p>
          </table:table-cell>
          <table:table-cell office:value-type="string" office:string-value="Legnica Zielona Gora" table:formula="of:= COM.MICROSOFT.TEXTJOIN(&quot; &quot;;;[zad_1_2.$B274];;[zad_1_2.$C274])" table:style-name="ce1">
            <text:p>Legnica Zielona Gora</text:p>
          </table:table-cell>
          <table:table-cell table:number-columns-repeated="16376"/>
        </table:table-row>
        <table:table-row table:style-name="ro1">
          <table:table-cell office:value-type="date" office:date-value="2017-12-01T00:00:00" table:style-name="ce2">
            <text:p>01.12.2017</text:p>
          </table:table-cell>
          <table:table-cell office:value-type="string" table:style-name="ce3">
            <text:p>Czestochowa</text:p>
          </table:table-cell>
          <table:table-cell office:value-type="string" table:style-name="ce3">
            <text:p>Bielsko-Biala</text:p>
          </table:table-cell>
          <table:table-cell office:value-type="float" office:value="2555" table:style-name="ce1">
            <text:p>2555</text:p>
          </table:table-cell>
          <table:table-cell office:value-type="float" office:value="124" table:style-name="ce1">
            <text:p>124</text:p>
          </table:table-cell>
          <table:table-cell office:value-type="float" office:value="150" table:style-name="ce1">
            <text:p>150</text:p>
          </table:table-cell>
          <table:table-cell office:value-type="float" office:value="1.21" table:formula="of:=ROUND(([zad_1_2.$F275]/[zad_1_2.$E275]); 2)" table:style-name="ce1">
            <text:p>1,21</text:p>
          </table:table-cell>
          <table:table-cell office:value-type="string" office:string-value="Czestochowa Bielsko-Biala" table:formula="of:= COM.MICROSOFT.TEXTJOIN(&quot; &quot;;;[zad_1_2.$B275];;[zad_1_2.$C275])" table:style-name="ce1">
            <text:p>Czestochowa Bielsko-Biala</text:p>
          </table:table-cell>
          <table:table-cell table:number-columns-repeated="16376"/>
        </table:table-row>
        <table:table-row table:style-name="ro1">
          <table:table-cell office:value-type="date" office:date-value="2017-12-02T00:00:00" table:style-name="ce2">
            <text:p>02.12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Chalupki</text:p>
          </table:table-cell>
          <table:table-cell office:value-type="float" office:value="5150" table:style-name="ce1">
            <text:p>5150</text:p>
          </table:table-cell>
          <table:table-cell office:value-type="float" office:value="104" table:style-name="ce1">
            <text:p>104</text:p>
          </table:table-cell>
          <table:table-cell office:value-type="float" office:value="435" table:style-name="ce1">
            <text:p>435</text:p>
          </table:table-cell>
          <table:table-cell office:value-type="float" office:value="4.18" table:formula="of:=ROUND(([zad_1_2.$F276]/[zad_1_2.$E276]); 2)" table:style-name="ce1">
            <text:p>4,18</text:p>
          </table:table-cell>
          <table:table-cell office:value-type="string" office:string-value="Bielsko-Biala Chalupki" table:formula="of:= COM.MICROSOFT.TEXTJOIN(&quot; &quot;;;[zad_1_2.$B276];;[zad_1_2.$C276])" table:style-name="ce1">
            <text:p>Bielsko-Biala Chalupki</text:p>
          </table:table-cell>
          <table:table-cell table:number-columns-repeated="16376"/>
        </table:table-row>
        <table:table-row table:style-name="ro1">
          <table:table-cell office:value-type="date" office:date-value="2017-12-03T00:00:00" table:style-name="ce2">
            <text:p>03.12.2017</text:p>
          </table:table-cell>
          <table:table-cell office:value-type="string" table:style-name="ce3">
            <text:p>Przemysl</text:p>
          </table:table-cell>
          <table:table-cell office:value-type="string" table:style-name="ce3">
            <text:p>Kielce</text:p>
          </table:table-cell>
          <table:table-cell office:value-type="float" office:value="5697" table:style-name="ce1">
            <text:p>5697</text:p>
          </table:table-cell>
          <table:table-cell office:value-type="float" office:value="257" table:style-name="ce1">
            <text:p>257</text:p>
          </table:table-cell>
          <table:table-cell office:value-type="float" office:value="717" table:style-name="ce1">
            <text:p>717</text:p>
          </table:table-cell>
          <table:table-cell office:value-type="float" office:value="2.79" table:formula="of:=ROUND(([zad_1_2.$F277]/[zad_1_2.$E277]); 2)" table:style-name="ce1">
            <text:p>2,79</text:p>
          </table:table-cell>
          <table:table-cell office:value-type="string" office:string-value="Przemysl Kielce" table:formula="of:= COM.MICROSOFT.TEXTJOIN(&quot; &quot;;;[zad_1_2.$B277];;[zad_1_2.$C277])" table:style-name="ce1">
            <text:p>Przemysl Kielce</text:p>
          </table:table-cell>
          <table:table-cell table:number-columns-repeated="16376"/>
        </table:table-row>
        <table:table-row table:style-name="ro1">
          <table:table-cell office:value-type="date" office:date-value="2017-12-04T00:00:00" table:style-name="ce2">
            <text:p>04.12.2017</text:p>
          </table:table-cell>
          <table:table-cell office:value-type="string" table:style-name="ce3">
            <text:p>Kielce</text:p>
          </table:table-cell>
          <table:table-cell office:value-type="string" table:style-name="ce3">
            <text:p>Tarnobrzeg</text:p>
          </table:table-cell>
          <table:table-cell office:value-type="float" office:value="3192" table:style-name="ce1">
            <text:p>3192</text:p>
          </table:table-cell>
          <table:table-cell office:value-type="float" office:value="113" table:style-name="ce1">
            <text:p>113</text:p>
          </table:table-cell>
          <table:table-cell office:value-type="float" office:value="310" table:style-name="ce1">
            <text:p>310</text:p>
          </table:table-cell>
          <table:table-cell office:value-type="float" office:value="2.74" table:formula="of:=ROUND(([zad_1_2.$F278]/[zad_1_2.$E278]); 2)" table:style-name="ce1">
            <text:p>2,74</text:p>
          </table:table-cell>
          <table:table-cell office:value-type="string" office:string-value="Kielce Tarnobrzeg" table:formula="of:= COM.MICROSOFT.TEXTJOIN(&quot; &quot;;;[zad_1_2.$B278];;[zad_1_2.$C278])" table:style-name="ce1">
            <text:p>Kielce Tarnobrzeg</text:p>
          </table:table-cell>
          <table:table-cell table:number-columns-repeated="16376"/>
        </table:table-row>
        <table:table-row table:style-name="ro1">
          <table:table-cell office:value-type="date" office:date-value="2017-12-06T00:00:00" table:style-name="ce2">
            <text:p>06.12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Warszawa</text:p>
          </table:table-cell>
          <table:table-cell office:value-type="float" office:value="2781" table:style-name="ce1">
            <text:p>2781</text:p>
          </table:table-cell>
          <table:table-cell office:value-type="float" office:value="409" table:style-name="ce1">
            <text:p>409</text:p>
          </table:table-cell>
          <table:table-cell office:value-type="float" office:value="1436" table:style-name="ce1">
            <text:p>1436</text:p>
          </table:table-cell>
          <table:table-cell office:value-type="float" office:value="3.51" table:formula="of:=ROUND(([zad_1_2.$F279]/[zad_1_2.$E279]); 2)" table:style-name="ce1">
            <text:p>3,51</text:p>
          </table:table-cell>
          <table:table-cell office:value-type="string" office:string-value="Bielsko-Biala Warszawa" table:formula="of:= COM.MICROSOFT.TEXTJOIN(&quot; &quot;;;[zad_1_2.$B279];;[zad_1_2.$C279])" table:style-name="ce1">
            <text:p>Bielsko-Biala Warszawa</text:p>
          </table:table-cell>
          <table:table-cell table:number-columns-repeated="16376"/>
        </table:table-row>
        <table:table-row table:style-name="ro1">
          <table:table-cell office:value-type="date" office:date-value="2017-12-07T00:00:00" table:style-name="ce2">
            <text:p>07.12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Plock</text:p>
          </table:table-cell>
          <table:table-cell office:value-type="float" office:value="1093" table:style-name="ce1">
            <text:p>1093</text:p>
          </table:table-cell>
          <table:table-cell office:value-type="float" office:value="110" table:style-name="ce1">
            <text:p>110</text:p>
          </table:table-cell>
          <table:table-cell office:value-type="float" office:value="400" table:style-name="ce1">
            <text:p>400</text:p>
          </table:table-cell>
          <table:table-cell office:value-type="float" office:value="3.64" table:formula="of:=ROUND(([zad_1_2.$F280]/[zad_1_2.$E280]); 2)" table:style-name="ce1">
            <text:p>3,64</text:p>
          </table:table-cell>
          <table:table-cell office:value-type="string" office:string-value="Warszawa Plock" table:formula="of:= COM.MICROSOFT.TEXTJOIN(&quot; &quot;;;[zad_1_2.$B280];;[zad_1_2.$C280])" table:style-name="ce1">
            <text:p>Warszawa Plock</text:p>
          </table:table-cell>
          <table:table-cell table:number-columns-repeated="16376"/>
        </table:table-row>
        <table:table-row table:style-name="ro1">
          <table:table-cell office:value-type="date" office:date-value="2017-12-08T00:00:00" table:style-name="ce2">
            <text:p>08.12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Konin</text:p>
          </table:table-cell>
          <table:table-cell office:value-type="float" office:value="2291" table:style-name="ce1">
            <text:p>2291</text:p>
          </table:table-cell>
          <table:table-cell office:value-type="float" office:value="132" table:style-name="ce1">
            <text:p>132</text:p>
          </table:table-cell>
          <table:table-cell office:value-type="float" office:value="163" table:style-name="ce1">
            <text:p>163</text:p>
          </table:table-cell>
          <table:table-cell office:value-type="float" office:value="1.23" table:formula="of:=ROUND(([zad_1_2.$F281]/[zad_1_2.$E281]); 2)" table:style-name="ce1">
            <text:p>1,23</text:p>
          </table:table-cell>
          <table:table-cell office:value-type="string" office:string-value="Plock Konin" table:formula="of:= COM.MICROSOFT.TEXTJOIN(&quot; &quot;;;[zad_1_2.$B281];;[zad_1_2.$C281])" table:style-name="ce1">
            <text:p>Plock Konin</text:p>
          </table:table-cell>
          <table:table-cell table:number-columns-repeated="16376"/>
        </table:table-row>
        <table:table-row table:style-name="ro1">
          <table:table-cell office:value-type="date" office:date-value="2017-12-09T00:00:00" table:style-name="ce2">
            <text:p>09.12.2017</text:p>
          </table:table-cell>
          <table:table-cell office:value-type="string" table:style-name="ce3">
            <text:p>Gubin</text:p>
          </table:table-cell>
          <table:table-cell office:value-type="string" table:style-name="ce3">
            <text:p>Szczecin</text:p>
          </table:table-cell>
          <table:table-cell office:value-type="float" office:value="2962" table:style-name="ce1">
            <text:p>2962</text:p>
          </table:table-cell>
          <table:table-cell office:value-type="float" office:value="170" table:style-name="ce1">
            <text:p>170</text:p>
          </table:table-cell>
          <table:table-cell office:value-type="float" office:value="273" table:style-name="ce1">
            <text:p>273</text:p>
          </table:table-cell>
          <table:table-cell office:value-type="float" office:value="1.61" table:formula="of:=ROUND(([zad_1_2.$F282]/[zad_1_2.$E282]); 2)" table:style-name="ce1">
            <text:p>1,61</text:p>
          </table:table-cell>
          <table:table-cell office:value-type="string" office:string-value="Gubin Szczecin" table:formula="of:= COM.MICROSOFT.TEXTJOIN(&quot; &quot;;;[zad_1_2.$B282];;[zad_1_2.$C282])" table:style-name="ce1">
            <text:p>Gubin Szczecin</text:p>
          </table:table-cell>
          <table:table-cell table:number-columns-repeated="16376"/>
        </table:table-row>
        <table:table-row table:style-name="ro1">
          <table:table-cell office:value-type="date" office:date-value="2017-12-10T00:00:00" table:style-name="ce2">
            <text:p>10.12.2017</text:p>
          </table:table-cell>
          <table:table-cell office:value-type="string" table:style-name="ce3">
            <text:p>Torun</text:p>
          </table:table-cell>
          <table:table-cell office:value-type="string" table:style-name="ce3">
            <text:p>Plock</text:p>
          </table:table-cell>
          <table:table-cell office:value-type="float" office:value="2939" table:style-name="ce1">
            <text:p>2939</text:p>
          </table:table-cell>
          <table:table-cell office:value-type="float" office:value="110" table:style-name="ce1">
            <text:p>110</text:p>
          </table:table-cell>
          <table:table-cell office:value-type="float" office:value="279" table:style-name="ce1">
            <text:p>279</text:p>
          </table:table-cell>
          <table:table-cell office:value-type="float" office:value="2.54" table:formula="of:=ROUND(([zad_1_2.$F283]/[zad_1_2.$E283]); 2)" table:style-name="ce1">
            <text:p>2,54</text:p>
          </table:table-cell>
          <table:table-cell office:value-type="string" office:string-value="Torun Plock" table:formula="of:= COM.MICROSOFT.TEXTJOIN(&quot; &quot;;;[zad_1_2.$B283];;[zad_1_2.$C283])" table:style-name="ce1">
            <text:p>Torun Plock</text:p>
          </table:table-cell>
          <table:table-cell table:number-columns-repeated="16376"/>
        </table:table-row>
        <table:table-row table:style-name="ro1">
          <table:table-cell office:value-type="date" office:date-value="2017-12-11T00:00:00" table:style-name="ce2">
            <text:p>11.12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Konin</text:p>
          </table:table-cell>
          <table:table-cell office:value-type="float" office:value="4981" table:style-name="ce1">
            <text:p>4981</text:p>
          </table:table-cell>
          <table:table-cell office:value-type="float" office:value="138" table:style-name="ce1">
            <text:p>138</text:p>
          </table:table-cell>
          <table:table-cell office:value-type="float" office:value="455" table:style-name="ce1">
            <text:p>455</text:p>
          </table:table-cell>
          <table:table-cell office:value-type="float" office:value="3.3" table:formula="of:=ROUND(([zad_1_2.$F284]/[zad_1_2.$E284]); 2)" table:style-name="ce1">
            <text:p>3,3</text:p>
          </table:table-cell>
          <table:table-cell office:value-type="string" office:string-value="Plock Konin" table:formula="of:= COM.MICROSOFT.TEXTJOIN(&quot; &quot;;;[zad_1_2.$B284];;[zad_1_2.$C284])" table:style-name="ce1">
            <text:p>Plock Konin</text:p>
          </table:table-cell>
          <table:table-cell table:number-columns-repeated="16376"/>
        </table:table-row>
        <table:table-row table:style-name="ro1">
          <table:table-cell office:value-type="date" office:date-value="2017-12-12T00:00:00" table:style-name="ce2">
            <text:p>12.12.2017</text:p>
          </table:table-cell>
          <table:table-cell office:value-type="string" table:style-name="ce3">
            <text:p>Konin</text:p>
          </table:table-cell>
          <table:table-cell office:value-type="string" table:style-name="ce3">
            <text:p>Lodz</text:p>
          </table:table-cell>
          <table:table-cell office:value-type="float" office:value="3436" table:style-name="ce1">
            <text:p>3436</text:p>
          </table:table-cell>
          <table:table-cell office:value-type="float" office:value="114" table:style-name="ce1">
            <text:p>114</text:p>
          </table:table-cell>
          <table:table-cell office:value-type="float" office:value="370" table:style-name="ce1">
            <text:p>370</text:p>
          </table:table-cell>
          <table:table-cell office:value-type="float" office:value="3.25" table:formula="of:=ROUND(([zad_1_2.$F285]/[zad_1_2.$E285]); 2)" table:style-name="ce1">
            <text:p>3,25</text:p>
          </table:table-cell>
          <table:table-cell office:value-type="string" office:string-value="Konin Lodz" table:formula="of:= COM.MICROSOFT.TEXTJOIN(&quot; &quot;;;[zad_1_2.$B285];;[zad_1_2.$C285])" table:style-name="ce1">
            <text:p>Konin Lodz</text:p>
          </table:table-cell>
          <table:table-cell table:number-columns-repeated="16376"/>
        </table:table-row>
        <table:table-row table:style-name="ro1">
          <table:table-cell office:value-type="date" office:date-value="2017-12-13T00:00:00" table:style-name="ce2">
            <text:p>13.12.2017</text:p>
          </table:table-cell>
          <table:table-cell office:value-type="string" table:style-name="ce3">
            <text:p>Lodz</text:p>
          </table:table-cell>
          <table:table-cell office:value-type="string" table:style-name="ce3">
            <text:p>Kielce</text:p>
          </table:table-cell>
          <table:table-cell office:value-type="float" office:value="2342" table:style-name="ce1">
            <text:p>2342</text:p>
          </table:table-cell>
          <table:table-cell office:value-type="float" office:value="141" table:style-name="ce1">
            <text:p>141</text:p>
          </table:table-cell>
          <table:table-cell office:value-type="float" office:value="319" table:style-name="ce1">
            <text:p>319</text:p>
          </table:table-cell>
          <table:table-cell office:value-type="float" office:value="2.2599999999999998" table:formula="of:=ROUND(([zad_1_2.$F286]/[zad_1_2.$E286]); 2)" table:style-name="ce1">
            <text:p>2,26</text:p>
          </table:table-cell>
          <table:table-cell office:value-type="string" office:string-value="Lodz Kielce" table:formula="of:= COM.MICROSOFT.TEXTJOIN(&quot; &quot;;;[zad_1_2.$B286];;[zad_1_2.$C286])" table:style-name="ce1">
            <text:p>Lodz Kielce</text:p>
          </table:table-cell>
          <table:table-cell table:number-columns-repeated="16376"/>
        </table:table-row>
        <table:table-row table:style-name="ro1">
          <table:table-cell office:value-type="date" office:date-value="2017-12-14T00:00:00" table:style-name="ce2">
            <text:p>14.12.2017</text:p>
          </table:table-cell>
          <table:table-cell office:value-type="string" table:style-name="ce3">
            <text:p>Kielce</text:p>
          </table:table-cell>
          <table:table-cell office:value-type="string" table:style-name="ce3">
            <text:p>Krakow</text:p>
          </table:table-cell>
          <table:table-cell office:value-type="float" office:value="1981" table:style-name="ce1">
            <text:p>1981</text:p>
          </table:table-cell>
          <table:table-cell office:value-type="float" office:value="126" table:style-name="ce1">
            <text:p>126</text:p>
          </table:table-cell>
          <table:table-cell office:value-type="float" office:value="396" table:style-name="ce1">
            <text:p>396</text:p>
          </table:table-cell>
          <table:table-cell office:value-type="float" office:value="3.14" table:formula="of:=ROUND(([zad_1_2.$F287]/[zad_1_2.$E287]); 2)" table:style-name="ce1">
            <text:p>3,14</text:p>
          </table:table-cell>
          <table:table-cell office:value-type="string" office:string-value="Kielce Krakow" table:formula="of:= COM.MICROSOFT.TEXTJOIN(&quot; &quot;;;[zad_1_2.$B287];;[zad_1_2.$C287])" table:style-name="ce1">
            <text:p>Kielce Krakow</text:p>
          </table:table-cell>
          <table:table-cell table:number-columns-repeated="16376"/>
        </table:table-row>
        <table:table-row table:style-name="ro1">
          <table:table-cell office:value-type="date" office:date-value="2017-12-15T00:00:00" table:style-name="ce2">
            <text:p>15.12.2017</text:p>
          </table:table-cell>
          <table:table-cell office:value-type="string" table:style-name="ce3">
            <text:p>Krakow</text:p>
          </table:table-cell>
          <table:table-cell office:value-type="string" table:style-name="ce3">
            <text:p>Cieszyn</text:p>
          </table:table-cell>
          <table:table-cell office:value-type="float" office:value="5238" table:style-name="ce1">
            <text:p>5238</text:p>
          </table:table-cell>
          <table:table-cell office:value-type="float" office:value="131" table:style-name="ce1">
            <text:p>131</text:p>
          </table:table-cell>
          <table:table-cell office:value-type="float" office:value="158" table:style-name="ce1">
            <text:p>158</text:p>
          </table:table-cell>
          <table:table-cell office:value-type="float" office:value="1.21" table:formula="of:=ROUND(([zad_1_2.$F288]/[zad_1_2.$E288]); 2)" table:style-name="ce1">
            <text:p>1,21</text:p>
          </table:table-cell>
          <table:table-cell office:value-type="string" office:string-value="Krakow Cieszyn" table:formula="of:= COM.MICROSOFT.TEXTJOIN(&quot; &quot;;;[zad_1_2.$B288];;[zad_1_2.$C288])" table:style-name="ce1">
            <text:p>Krakow Cieszyn</text:p>
          </table:table-cell>
          <table:table-cell table:number-columns-repeated="16376"/>
        </table:table-row>
        <table:table-row table:style-name="ro1">
          <table:table-cell office:value-type="date" office:date-value="2017-12-16T00:00:00" table:style-name="ce2">
            <text:p>16.12.2017</text:p>
          </table:table-cell>
          <table:table-cell office:value-type="string" table:style-name="ce3">
            <text:p>Cieszyn</text:p>
          </table:table-cell>
          <table:table-cell office:value-type="string" table:style-name="ce3">
            <text:p>Opole</text:p>
          </table:table-cell>
          <table:table-cell office:value-type="float" office:value="2823" table:style-name="ce1">
            <text:p>2823</text:p>
          </table:table-cell>
          <table:table-cell office:value-type="float" office:value="156" table:style-name="ce1">
            <text:p>156</text:p>
          </table:table-cell>
          <table:table-cell office:value-type="float" office:value="280" table:style-name="ce1">
            <text:p>280</text:p>
          </table:table-cell>
          <table:table-cell office:value-type="float" office:value="1.79" table:formula="of:=ROUND(([zad_1_2.$F289]/[zad_1_2.$E289]); 2)" table:style-name="ce1">
            <text:p>1,79</text:p>
          </table:table-cell>
          <table:table-cell office:value-type="string" office:string-value="Cieszyn Opole" table:formula="of:= COM.MICROSOFT.TEXTJOIN(&quot; &quot;;;[zad_1_2.$B289];;[zad_1_2.$C289])" table:style-name="ce1">
            <text:p>Cieszyn Opole</text:p>
          </table:table-cell>
          <table:table-cell table:number-columns-repeated="16376"/>
        </table:table-row>
        <table:table-row table:style-name="ro1">
          <table:table-cell office:value-type="date" office:date-value="2017-12-17T00:00:00" table:style-name="ce2">
            <text:p>17.12.2017</text:p>
          </table:table-cell>
          <table:table-cell office:value-type="string" table:style-name="ce3">
            <text:p>Opole</text:p>
          </table:table-cell>
          <table:table-cell office:value-type="string" table:style-name="ce3">
            <text:p>Bielsko-Biala</text:p>
          </table:table-cell>
          <table:table-cell office:value-type="float" office:value="1173" table:style-name="ce1">
            <text:p>1173</text:p>
          </table:table-cell>
          <table:table-cell office:value-type="float" office:value="139" table:style-name="ce1">
            <text:p>139</text:p>
          </table:table-cell>
          <table:table-cell office:value-type="float" office:value="475" table:style-name="ce1">
            <text:p>475</text:p>
          </table:table-cell>
          <table:table-cell office:value-type="float" office:value="3.42" table:formula="of:=ROUND(([zad_1_2.$F290]/[zad_1_2.$E290]); 2)" table:style-name="ce1">
            <text:p>3,42</text:p>
          </table:table-cell>
          <table:table-cell office:value-type="string" office:string-value="Opole Bielsko-Biala" table:formula="of:= COM.MICROSOFT.TEXTJOIN(&quot; &quot;;;[zad_1_2.$B290];;[zad_1_2.$C290])" table:style-name="ce1">
            <text:p>Opole Bielsko-Biala</text:p>
          </table:table-cell>
          <table:table-cell table:number-columns-repeated="16376"/>
        </table:table-row>
        <table:table-row table:style-name="ro1">
          <table:table-cell office:value-type="date" office:date-value="2017-12-18T00:00:00" table:style-name="ce2">
            <text:p>18.12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Zakopane</text:p>
          </table:table-cell>
          <table:table-cell office:value-type="float" office:value="1465" table:style-name="ce1">
            <text:p>1465</text:p>
          </table:table-cell>
          <table:table-cell office:value-type="float" office:value="121" table:style-name="ce1">
            <text:p>121</text:p>
          </table:table-cell>
          <table:table-cell office:value-type="float" office:value="193" table:style-name="ce1">
            <text:p>193</text:p>
          </table:table-cell>
          <table:table-cell office:value-type="float" office:value="1.6" table:formula="of:=ROUND(([zad_1_2.$F291]/[zad_1_2.$E291]); 2)" table:style-name="ce1">
            <text:p>1,6</text:p>
          </table:table-cell>
          <table:table-cell office:value-type="string" office:string-value="Bielsko-Biala Zakopane" table:formula="of:= COM.MICROSOFT.TEXTJOIN(&quot; &quot;;;[zad_1_2.$B291];;[zad_1_2.$C291])" table:style-name="ce1">
            <text:p>Bielsko-Biala Zakopane</text:p>
          </table:table-cell>
          <table:table-cell table:number-columns-repeated="16376"/>
        </table:table-row>
        <table:table-row table:style-name="ro1">
          <table:table-cell office:value-type="date" office:date-value="2017-12-19T00:00:00" table:style-name="ce2">
            <text:p>19.12.2017</text:p>
          </table:table-cell>
          <table:table-cell office:value-type="string" table:style-name="ce3">
            <text:p>Zakopane</text:p>
          </table:table-cell>
          <table:table-cell office:value-type="string" table:style-name="ce3">
            <text:p>Katowice</text:p>
          </table:table-cell>
          <table:table-cell office:value-type="float" office:value="1572" table:style-name="ce1">
            <text:p>1572</text:p>
          </table:table-cell>
          <table:table-cell office:value-type="float" office:value="159" table:style-name="ce1">
            <text:p>159</text:p>
          </table:table-cell>
          <table:table-cell office:value-type="float" office:value="476" table:style-name="ce1">
            <text:p>476</text:p>
          </table:table-cell>
          <table:table-cell office:value-type="float" office:value="2.99" table:formula="of:=ROUND(([zad_1_2.$F292]/[zad_1_2.$E292]); 2)" table:style-name="ce1">
            <text:p>2,99</text:p>
          </table:table-cell>
          <table:table-cell office:value-type="string" office:string-value="Zakopane Katowice" table:formula="of:= COM.MICROSOFT.TEXTJOIN(&quot; &quot;;;[zad_1_2.$B292];;[zad_1_2.$C292])" table:style-name="ce1">
            <text:p>Zakopane Katowice</text:p>
          </table:table-cell>
          <table:table-cell table:number-columns-repeated="16376"/>
        </table:table-row>
        <table:table-row table:style-name="ro1">
          <table:table-cell office:value-type="date" office:date-value="2017-12-20T00:00:00" table:style-name="ce2">
            <text:p>20.12.2017</text:p>
          </table:table-cell>
          <table:table-cell office:value-type="string" table:style-name="ce3">
            <text:p>Katowice</text:p>
          </table:table-cell>
          <table:table-cell office:value-type="string" table:style-name="ce3">
            <text:p>Zakopane</text:p>
          </table:table-cell>
          <table:table-cell office:value-type="float" office:value="4084" table:style-name="ce1">
            <text:p>4084</text:p>
          </table:table-cell>
          <table:table-cell office:value-type="float" office:value="160" table:style-name="ce1">
            <text:p>160</text:p>
          </table:table-cell>
          <table:table-cell office:value-type="float" office:value="338" table:style-name="ce1">
            <text:p>338</text:p>
          </table:table-cell>
          <table:table-cell office:value-type="float" office:value="2.11" table:formula="of:=ROUND(([zad_1_2.$F293]/[zad_1_2.$E293]); 2)" table:style-name="ce1">
            <text:p>2,11</text:p>
          </table:table-cell>
          <table:table-cell office:value-type="string" office:string-value="Katowice Zakopane" table:formula="of:= COM.MICROSOFT.TEXTJOIN(&quot; &quot;;;[zad_1_2.$B293];;[zad_1_2.$C293])" table:style-name="ce1">
            <text:p>Katowice Zakopane</text:p>
          </table:table-cell>
          <table:table-cell table:number-columns-repeated="16376"/>
        </table:table-row>
        <table:table-row table:style-name="ro1">
          <table:table-cell office:value-type="date" office:date-value="2017-12-21T00:00:00" table:style-name="ce2">
            <text:p>21.12.2017</text:p>
          </table:table-cell>
          <table:table-cell office:value-type="string" table:style-name="ce3">
            <text:p>Gubin</text:p>
          </table:table-cell>
          <table:table-cell office:value-type="string" table:style-name="ce3">
            <text:p>Szczecin</text:p>
          </table:table-cell>
          <table:table-cell office:value-type="float" office:value="4635" table:style-name="ce1">
            <text:p>4635</text:p>
          </table:table-cell>
          <table:table-cell office:value-type="float" office:value="163" table:style-name="ce1">
            <text:p>163</text:p>
          </table:table-cell>
          <table:table-cell office:value-type="float" office:value="359" table:style-name="ce1">
            <text:p>359</text:p>
          </table:table-cell>
          <table:table-cell office:value-type="float" office:value="2.2000000000000002" table:formula="of:=ROUND(([zad_1_2.$F294]/[zad_1_2.$E294]); 2)" table:style-name="ce1">
            <text:p>2,2</text:p>
          </table:table-cell>
          <table:table-cell office:value-type="string" office:string-value="Gubin Szczecin" table:formula="of:= COM.MICROSOFT.TEXTJOIN(&quot; &quot;;;[zad_1_2.$B294];;[zad_1_2.$C294])" table:style-name="ce1">
            <text:p>Gubin Szczecin</text:p>
          </table:table-cell>
          <table:table-cell table:number-columns-repeated="16376"/>
        </table:table-row>
        <table:table-row table:style-name="ro1">
          <table:table-cell office:value-type="date" office:date-value="2017-12-23T00:00:00" table:style-name="ce2">
            <text:p>23.12.2017</text:p>
          </table:table-cell>
          <table:table-cell office:value-type="string" table:style-name="ce3">
            <text:p>Gdansk</text:p>
          </table:table-cell>
          <table:table-cell office:value-type="string" table:style-name="ce3">
            <text:p>Bezledy</text:p>
          </table:table-cell>
          <table:table-cell office:value-type="float" office:value="3705" table:style-name="ce1">
            <text:p>3705</text:p>
          </table:table-cell>
          <table:table-cell office:value-type="float" office:value="182" table:style-name="ce1">
            <text:p>182</text:p>
          </table:table-cell>
          <table:table-cell office:value-type="float" office:value="760" table:style-name="ce1">
            <text:p>760</text:p>
          </table:table-cell>
          <table:table-cell office:value-type="float" office:value="4.18" table:formula="of:=ROUND(([zad_1_2.$F295]/[zad_1_2.$E295]); 2)" table:style-name="ce1">
            <text:p>4,18</text:p>
          </table:table-cell>
          <table:table-cell office:value-type="string" office:string-value="Gdansk Bezledy" table:formula="of:= COM.MICROSOFT.TEXTJOIN(&quot; &quot;;;[zad_1_2.$B295];;[zad_1_2.$C295])" table:style-name="ce1">
            <text:p>Gdansk Bezledy</text:p>
          </table:table-cell>
          <table:table-cell table:number-columns-repeated="16376"/>
        </table:table-row>
        <table:table-row table:style-name="ro1">
          <table:table-cell office:value-type="date" office:date-value="2017-12-25T00:00:00" table:style-name="ce2">
            <text:p>25.12.2017</text:p>
          </table:table-cell>
          <table:table-cell office:value-type="string" table:style-name="ce3">
            <text:p>Olsztyn</text:p>
          </table:table-cell>
          <table:table-cell office:value-type="string" table:style-name="ce3">
            <text:p>Bielsko-Biala</text:p>
          </table:table-cell>
          <table:table-cell office:value-type="float" office:value="5624" table:style-name="ce1">
            <text:p>5624</text:p>
          </table:table-cell>
          <table:table-cell office:value-type="float" office:value="541" table:style-name="ce1">
            <text:p>541</text:p>
          </table:table-cell>
          <table:table-cell office:value-type="float" office:value="1198" table:style-name="ce1">
            <text:p>1198</text:p>
          </table:table-cell>
          <table:table-cell office:value-type="float" office:value="2.21" table:formula="of:=ROUND(([zad_1_2.$F296]/[zad_1_2.$E296]); 2)" table:style-name="ce1">
            <text:p>2,21</text:p>
          </table:table-cell>
          <table:table-cell office:value-type="string" office:string-value="Olsztyn Bielsko-Biala" table:formula="of:= COM.MICROSOFT.TEXTJOIN(&quot; &quot;;;[zad_1_2.$B296];;[zad_1_2.$C296])" table:style-name="ce1">
            <text:p>Olsztyn Bielsko-Biala</text:p>
          </table:table-cell>
          <table:table-cell table:number-columns-repeated="16376"/>
        </table:table-row>
        <table:table-row table:style-name="ro1">
          <table:table-cell office:value-type="date" office:date-value="2017-12-26T00:00:00" table:style-name="ce2">
            <text:p>26.12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Opole</text:p>
          </table:table-cell>
          <table:table-cell office:value-type="float" office:value="4157" table:style-name="ce1">
            <text:p>4157</text:p>
          </table:table-cell>
          <table:table-cell office:value-type="float" office:value="151" table:style-name="ce1">
            <text:p>151</text:p>
          </table:table-cell>
          <table:table-cell office:value-type="float" office:value="168" table:style-name="ce1">
            <text:p>168</text:p>
          </table:table-cell>
          <table:table-cell office:value-type="float" office:value="1.1100000000000001" table:formula="of:=ROUND(([zad_1_2.$F297]/[zad_1_2.$E297]); 2)" table:style-name="ce1">
            <text:p>1,11</text:p>
          </table:table-cell>
          <table:table-cell office:value-type="string" office:string-value="Bielsko-Biala Opole" table:formula="of:= COM.MICROSOFT.TEXTJOIN(&quot; &quot;;;[zad_1_2.$B297];;[zad_1_2.$C297])" table:style-name="ce1">
            <text:p>Bielsko-Biala Opole</text:p>
          </table:table-cell>
          <table:table-cell table:number-columns-repeated="16376"/>
        </table:table-row>
        <table:table-row table:style-name="ro1">
          <table:table-cell office:value-type="date" office:date-value="2017-12-27T00:00:00" table:style-name="ce2">
            <text:p>27.12.2017</text:p>
          </table:table-cell>
          <table:table-cell office:value-type="string" table:style-name="ce3">
            <text:p>Opole</text:p>
          </table:table-cell>
          <table:table-cell office:value-type="string" table:style-name="ce3">
            <text:p>Walbrzych</text:p>
          </table:table-cell>
          <table:table-cell office:value-type="float" office:value="3021" table:style-name="ce1">
            <text:p>3021</text:p>
          </table:table-cell>
          <table:table-cell office:value-type="float" office:value="137" table:style-name="ce1">
            <text:p>137</text:p>
          </table:table-cell>
          <table:table-cell office:value-type="float" office:value="323" table:style-name="ce1">
            <text:p>323</text:p>
          </table:table-cell>
          <table:table-cell office:value-type="float" office:value="2.36" table:formula="of:=ROUND(([zad_1_2.$F298]/[zad_1_2.$E298]); 2)" table:style-name="ce1">
            <text:p>2,36</text:p>
          </table:table-cell>
          <table:table-cell office:value-type="string" office:string-value="Opole Walbrzych" table:formula="of:= COM.MICROSOFT.TEXTJOIN(&quot; &quot;;;[zad_1_2.$B298];;[zad_1_2.$C298])" table:style-name="ce1">
            <text:p>Opole Walbrzych</text:p>
          </table:table-cell>
          <table:table-cell table:number-columns-repeated="16376"/>
        </table:table-row>
        <table:table-row table:style-name="ro1">
          <table:table-cell office:value-type="date" office:date-value="2017-12-28T00:00:00" table:style-name="ce2">
            <text:p>28.12.2017</text:p>
          </table:table-cell>
          <table:table-cell office:value-type="string" table:style-name="ce3">
            <text:p>Walbrzych</text:p>
          </table:table-cell>
          <table:table-cell office:value-type="string" table:style-name="ce3">
            <text:p>Zgorzelec</text:p>
          </table:table-cell>
          <table:table-cell office:value-type="float" office:value="3573" table:style-name="ce1">
            <text:p>3573</text:p>
          </table:table-cell>
          <table:table-cell office:value-type="float" office:value="149" table:style-name="ce1">
            <text:p>149</text:p>
          </table:table-cell>
          <table:table-cell office:value-type="float" office:value="341" table:style-name="ce1">
            <text:p>341</text:p>
          </table:table-cell>
          <table:table-cell office:value-type="float" office:value="2.29" table:formula="of:=ROUND(([zad_1_2.$F299]/[zad_1_2.$E299]); 2)" table:style-name="ce1">
            <text:p>2,29</text:p>
          </table:table-cell>
          <table:table-cell office:value-type="string" office:string-value="Walbrzych Zgorzelec" table:formula="of:= COM.MICROSOFT.TEXTJOIN(&quot; &quot;;;[zad_1_2.$B299];;[zad_1_2.$C299])" table:style-name="ce1">
            <text:p>Walbrzych Zgorzelec</text:p>
          </table:table-cell>
          <table:table-cell table:number-columns-repeated="16376"/>
        </table:table-row>
        <table:table-row table:style-name="ro1">
          <table:table-cell office:value-type="date" office:date-value="2017-12-29T00:00:00" table:style-name="ce2">
            <text:p>29.12.2017</text:p>
          </table:table-cell>
          <table:table-cell office:value-type="string" table:style-name="ce3">
            <text:p>Zgorzelec</text:p>
          </table:table-cell>
          <table:table-cell office:value-type="string" table:style-name="ce3">
            <text:p>Gubin</text:p>
          </table:table-cell>
          <table:table-cell office:value-type="float" office:value="4748" table:style-name="ce1">
            <text:p>4748</text:p>
          </table:table-cell>
          <table:table-cell office:value-type="float" office:value="152" table:style-name="ce1">
            <text:p>152</text:p>
          </table:table-cell>
          <table:table-cell office:value-type="float" office:value="491" table:style-name="ce1">
            <text:p>491</text:p>
          </table:table-cell>
          <table:table-cell office:value-type="float" office:value="3.23" table:formula="of:=ROUND(([zad_1_2.$F300]/[zad_1_2.$E300]); 2)" table:style-name="ce1">
            <text:p>3,23</text:p>
          </table:table-cell>
          <table:table-cell office:value-type="string" office:string-value="Zgorzelec Gubin" table:formula="of:= COM.MICROSOFT.TEXTJOIN(&quot; &quot;;;[zad_1_2.$B300];;[zad_1_2.$C300])" table:style-name="ce1">
            <text:p>Zgorzelec Gubin</text:p>
          </table:table-cell>
          <table:table-cell table:number-columns-repeated="16376"/>
        </table:table-row>
        <table:table-row table:style-name="ro1">
          <table:table-cell office:value-type="date" office:date-value="2017-12-31T00:00:00" table:style-name="ce2">
            <text:p>31.12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Olsztyn</text:p>
          </table:table-cell>
          <table:table-cell office:value-type="float" office:value="2293" table:style-name="ce1">
            <text:p>2293</text:p>
          </table:table-cell>
          <table:table-cell office:value-type="float" office:value="126" table:style-name="ce1">
            <text:p>126</text:p>
          </table:table-cell>
          <table:table-cell office:value-type="float" office:value="219" table:style-name="ce1">
            <text:p>219</text:p>
          </table:table-cell>
          <table:table-cell office:value-type="float" office:value="1.74" table:formula="of:=ROUND(([zad_1_2.$F301]/[zad_1_2.$E301]); 2)" table:style-name="ce1">
            <text:p>1,74</text:p>
          </table:table-cell>
          <table:table-cell office:value-type="string" office:string-value="Ciechanow Olsztyn" table:formula="of:= COM.MICROSOFT.TEXTJOIN(&quot; &quot;;;[zad_1_2.$B301];;[zad_1_2.$C301])" table:style-name="ce1">
            <text:p>Ciechanow Olsztyn</text:p>
          </table:table-cell>
          <table:table-cell table:number-columns-repeated="16376"/>
        </table:table-row>
        <table:table-row table:number-rows-repeated="1048275" table:style-name="ro1">
          <table:table-cell table:number-columns-repeated="16384"/>
        </table:table-row>
      </table:table>
      <table:table table:name="zad_5_pomoc" table:style-name="ta2"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3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0">
            <text:p>Etykiety wierszy</text:p>
          </table:table-cell>
          <table:table-cell office:value-type="string" table:style-name="ce11">
            <text:p>Liczba z Data</text:p>
          </table:table-cell>
          <table:table-cell table:number-columns-repeated="16382" table:style-name="ce1"/>
        </table:table-row>
        <table:table-row table:style-name="ro1">
          <table:table-cell office:value-type="float" office:value="116" table:style-name="ce12">
            <text:p>116</text:p>
          </table:table-cell>
          <table:table-cell office:value-type="float" office:value="11" table:style-name="ce13">
            <text:p>11</text:p>
          </table:table-cell>
          <table:table-cell table:style-name="ce1"/>
          <table:table-cell office:value-type="string" table:style-name="ce18">
            <text:p>&lt;- id najdłuższego kursu</text:p>
          </table:table-cell>
          <table:table-cell table:number-columns-repeated="16380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float" office:value="9" table:style-name="ce14">
            <text:p>9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5">
            <text:p>7</text:p>
          </table:table-cell>
          <table:table-cell office:value-type="float" office:value="8" table:style-name="ce14">
            <text:p>8</text:p>
          </table:table-cell>
          <table:table-cell table:number-columns-repeated="16382" table:style-name="ce1"/>
        </table:table-row>
        <table:table-row table:style-name="ro1">
          <table:table-cell office:value-type="float" office:value="79" table:style-name="ce15">
            <text:p>79</text:p>
          </table:table-cell>
          <table:table-cell office:value-type="float" office:value="8" table:style-name="ce14">
            <text:p>8</text:p>
          </table:table-cell>
          <table:table-cell table:number-columns-repeated="16382" table:style-name="ce1"/>
        </table:table-row>
        <table:table-row table:style-name="ro1">
          <table:table-cell office:value-type="float" office:value="93" table:style-name="ce15">
            <text:p>93</text:p>
          </table:table-cell>
          <table:table-cell office:value-type="float" office:value="6" table:style-name="ce14">
            <text:p>6</text:p>
          </table:table-cell>
          <table:table-cell table:number-columns-repeated="16382" table:style-name="ce1"/>
        </table:table-row>
        <table:table-row table:style-name="ro1">
          <table:table-cell office:value-type="float" office:value="50" table:style-name="ce15">
            <text:p>50</text:p>
          </table:table-cell>
          <table:table-cell office:value-type="float" office:value="6" table:style-name="ce14">
            <text:p>6</text:p>
          </table:table-cell>
          <table:table-cell table:number-columns-repeated="16382" table:style-name="ce1"/>
        </table:table-row>
        <table:table-row table:style-name="ro1">
          <table:table-cell office:value-type="float" office:value="108" table:style-name="ce15">
            <text:p>108</text:p>
          </table:table-cell>
          <table:table-cell office:value-type="float" office:value="6" table:style-name="ce14">
            <text:p>6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15">
            <text:p>91</text:p>
          </table:table-cell>
          <table:table-cell office:value-type="float" office:value="6" table:style-name="ce14">
            <text:p>6</text:p>
          </table:table-cell>
          <table:table-cell table:number-columns-repeated="16382" table:style-name="ce1"/>
        </table:table-row>
        <table:table-row table:style-name="ro1">
          <table:table-cell office:value-type="float" office:value="59" table:style-name="ce15">
            <text:p>59</text:p>
          </table:table-cell>
          <table:table-cell office:value-type="float" office:value="5" table:style-name="ce14">
            <text:p>5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style-name="ce15">
            <text:p>20</text:p>
          </table:table-cell>
          <table:table-cell office:value-type="float" office:value="5" table:style-name="ce14">
            <text:p>5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15">
            <text:p>73</text:p>
          </table:table-cell>
          <table:table-cell office:value-type="float" office:value="5" table:style-name="ce14">
            <text:p>5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float" office:value="5" table:style-name="ce14">
            <text:p>5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5">
            <text:p>9</text:p>
          </table:table-cell>
          <table:table-cell office:value-type="float" office:value="5" table:style-name="ce14">
            <text:p>5</text:p>
          </table:table-cell>
          <table:table-cell table:number-columns-repeated="16382" table:style-name="ce1"/>
        </table:table-row>
        <table:table-row table:style-name="ro1">
          <table:table-cell office:value-type="float" office:value="26" table:style-name="ce15">
            <text:p>26</text:p>
          </table:table-cell>
          <table:table-cell office:value-type="float" office:value="5" table:style-name="ce14">
            <text:p>5</text:p>
          </table:table-cell>
          <table:table-cell table:number-columns-repeated="16382"/>
        </table:table-row>
        <table:table-row table:style-name="ro1">
          <table:table-cell office:value-type="float" office:value="96" table:style-name="ce15">
            <text:p>96</text:p>
          </table:table-cell>
          <table:table-cell office:value-type="float" office:value="5" table:style-name="ce14">
            <text:p>5</text:p>
          </table:table-cell>
          <table:table-cell table:number-columns-repeated="16382"/>
        </table:table-row>
        <table:table-row table:style-name="ro1">
          <table:table-cell office:value-type="float" office:value="27" table:style-name="ce15">
            <text:p>27</text:p>
          </table:table-cell>
          <table:table-cell office:value-type="float" office:value="5" table:style-name="ce14">
            <text:p>5</text:p>
          </table:table-cell>
          <table:table-cell table:number-columns-repeated="16382"/>
        </table:table-row>
        <table:table-row table:style-name="ro1">
          <table:table-cell office:value-type="float" office:value="41" table:style-name="ce15">
            <text:p>41</text:p>
          </table:table-cell>
          <table:table-cell office:value-type="float" office:value="5" table:style-name="ce14">
            <text:p>5</text:p>
          </table:table-cell>
          <table:table-cell table:number-columns-repeated="16382"/>
        </table:table-row>
        <table:table-row table:style-name="ro1">
          <table:table-cell office:value-type="float" office:value="119" table:style-name="ce15">
            <text:p>119</text:p>
          </table:table-cell>
          <table:table-cell office:value-type="float" office:value="5" table:style-name="ce14">
            <text:p>5</text:p>
          </table:table-cell>
          <table:table-cell table:number-columns-repeated="16382"/>
        </table:table-row>
        <table:table-row table:style-name="ro1">
          <table:table-cell office:value-type="float" office:value="107" table:style-name="ce15">
            <text:p>107</text:p>
          </table:table-cell>
          <table:table-cell office:value-type="float" office:value="4" table:style-name="ce14">
            <text:p>4</text:p>
          </table:table-cell>
          <table:table-cell table:number-columns-repeated="16382"/>
        </table:table-row>
        <table:table-row table:style-name="ro1">
          <table:table-cell office:value-type="float" office:value="62" table:style-name="ce15">
            <text:p>62</text:p>
          </table:table-cell>
          <table:table-cell office:value-type="float" office:value="4" table:style-name="ce14">
            <text:p>4</text:p>
          </table:table-cell>
          <table:table-cell table:number-columns-repeated="16382"/>
        </table:table-row>
        <table:table-row table:style-name="ro1">
          <table:table-cell office:value-type="float" office:value="56" table:style-name="ce15">
            <text:p>56</text:p>
          </table:table-cell>
          <table:table-cell office:value-type="float" office:value="4" table:style-name="ce14">
            <text:p>4</text:p>
          </table:table-cell>
          <table:table-cell table:number-columns-repeated="16382"/>
        </table:table-row>
        <table:table-row table:style-name="ro1">
          <table:table-cell office:value-type="float" office:value="76" table:style-name="ce15">
            <text:p>76</text:p>
          </table:table-cell>
          <table:table-cell office:value-type="float" office:value="4" table:style-name="ce14">
            <text:p>4</text:p>
          </table:table-cell>
          <table:table-cell table:number-columns-repeated="16382"/>
        </table:table-row>
        <table:table-row table:style-name="ro1">
          <table:table-cell office:value-type="float" office:value="106" table:style-name="ce15">
            <text:p>106</text:p>
          </table:table-cell>
          <table:table-cell office:value-type="float" office:value="4" table:style-name="ce14">
            <text:p>4</text:p>
          </table:table-cell>
          <table:table-cell table:number-columns-repeated="16382"/>
        </table:table-row>
        <table:table-row table:style-name="ro1">
          <table:table-cell office:value-type="float" office:value="24" table:style-name="ce15">
            <text:p>24</text:p>
          </table:table-cell>
          <table:table-cell office:value-type="float" office:value="4" table:style-name="ce14">
            <text:p>4</text:p>
          </table:table-cell>
          <table:table-cell table:number-columns-repeated="16382"/>
        </table:table-row>
        <table:table-row table:style-name="ro1">
          <table:table-cell office:value-type="float" office:value="72" table:style-name="ce15">
            <text:p>72</text:p>
          </table:table-cell>
          <table:table-cell office:value-type="float" office:value="4" table:style-name="ce14">
            <text:p>4</text:p>
          </table:table-cell>
          <table:table-cell table:number-columns-repeated="16382"/>
        </table:table-row>
        <table:table-row table:style-name="ro1">
          <table:table-cell office:value-type="float" office:value="53" table:style-name="ce15">
            <text:p>53</text:p>
          </table:table-cell>
          <table:table-cell office:value-type="float" office:value="4" table:style-name="ce14">
            <text:p>4</text:p>
          </table:table-cell>
          <table:table-cell table:number-columns-repeated="16382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4" table:style-name="ce14">
            <text:p>4</text:p>
          </table:table-cell>
          <table:table-cell table:number-columns-repeated="16382"/>
        </table:table-row>
        <table:table-row table:style-name="ro1">
          <table:table-cell office:value-type="float" office:value="58" table:style-name="ce15">
            <text:p>58</text:p>
          </table:table-cell>
          <table:table-cell office:value-type="float" office:value="4" table:style-name="ce14">
            <text:p>4</text:p>
          </table:table-cell>
          <table:table-cell table:number-columns-repeated="16382"/>
        </table:table-row>
        <table:table-row table:style-name="ro1">
          <table:table-cell office:value-type="float" office:value="61" table:style-name="ce15">
            <text:p>61</text:p>
          </table:table-cell>
          <table:table-cell office:value-type="float" office:value="4" table:style-name="ce14">
            <text:p>4</text:p>
          </table:table-cell>
          <table:table-cell table:number-columns-repeated="16382"/>
        </table:table-row>
        <table:table-row table:style-name="ro1">
          <table:table-cell office:value-type="float" office:value="114" table:style-name="ce15">
            <text:p>114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1">
          <table:table-cell office:value-type="float" office:value="99" table:style-name="ce15">
            <text:p>99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1">
          <table:table-cell office:value-type="float" office:value="89" table:style-name="ce15">
            <text:p>89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1">
          <table:table-cell office:value-type="float" office:value="33" table:style-name="ce15">
            <text:p>33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1">
          <table:table-cell office:value-type="float" office:value="8" table:style-name="ce15">
            <text:p>8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1">
          <table:table-cell office:value-type="float" office:value="43" table:style-name="ce15">
            <text:p>43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1">
          <table:table-cell office:value-type="float" office:value="82" table:style-name="ce15">
            <text:p>82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1">
          <table:table-cell office:value-type="float" office:value="55" table:style-name="ce15">
            <text:p>55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1">
          <table:table-cell office:value-type="float" office:value="23" table:style-name="ce15">
            <text:p>23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1">
          <table:table-cell office:value-type="float" office:value="69" table:style-name="ce15">
            <text:p>69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1">
          <table:table-cell office:value-type="float" office:value="101" table:style-name="ce15">
            <text:p>101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1">
          <table:table-cell office:value-type="float" office:value="70" table:style-name="ce15">
            <text:p>70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1">
          <table:table-cell office:value-type="float" office:value="111" table:style-name="ce15">
            <text:p>111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1">
          <table:table-cell office:value-type="float" office:value="71" table:style-name="ce15">
            <text:p>71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1">
          <table:table-cell office:value-type="float" office:value="78" table:style-name="ce15">
            <text:p>78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1">
          <table:table-cell office:value-type="float" office:value="18" table:style-name="ce15">
            <text:p>18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1">
          <table:table-cell office:value-type="float" office:value="95" table:style-name="ce15">
            <text:p>95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83" table:style-name="ce15">
            <text:p>83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49" table:style-name="ce15">
            <text:p>49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40" table:style-name="ce15">
            <text:p>40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11" table:style-name="ce15">
            <text:p>11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97" table:style-name="ce15">
            <text:p>97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31" table:style-name="ce15">
            <text:p>31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110" table:style-name="ce15">
            <text:p>110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65" table:style-name="ce15">
            <text:p>65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85" table:style-name="ce15">
            <text:p>85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67" table:style-name="ce15">
            <text:p>67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94" table:style-name="ce15">
            <text:p>94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35" table:style-name="ce15">
            <text:p>35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28" table:style-name="ce15">
            <text:p>28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98" table:style-name="ce15">
            <text:p>98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77" table:style-name="ce15">
            <text:p>77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109" table:style-name="ce15">
            <text:p>109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113" table:style-name="ce15">
            <text:p>113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112" table:style-name="ce15">
            <text:p>112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38" table:style-name="ce15">
            <text:p>38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45" table:style-name="ce15">
            <text:p>45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1">
          <table:table-cell office:value-type="float" office:value="100" table:style-name="ce15">
            <text:p>100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92" table:style-name="ce15">
            <text:p>92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48" table:style-name="ce15">
            <text:p>48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52" table:style-name="ce15">
            <text:p>52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17" table:style-name="ce15">
            <text:p>17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36" table:style-name="ce15">
            <text:p>36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104" table:style-name="ce15">
            <text:p>104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12" table:style-name="ce15">
            <text:p>12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68" table:style-name="ce15">
            <text:p>68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117" table:style-name="ce15">
            <text:p>117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60" table:style-name="ce15">
            <text:p>60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29" table:style-name="ce15">
            <text:p>29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64" table:style-name="ce15">
            <text:p>64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30" table:style-name="ce15">
            <text:p>30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102" table:style-name="ce15">
            <text:p>102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25" table:style-name="ce15">
            <text:p>25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54" table:style-name="ce15">
            <text:p>54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51" table:style-name="ce15">
            <text:p>51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37" table:style-name="ce15">
            <text:p>37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22" table:style-name="ce15">
            <text:p>22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47" table:style-name="ce15">
            <text:p>47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15" table:style-name="ce15">
            <text:p>15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115" table:style-name="ce15">
            <text:p>115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16" table:style-name="ce15">
            <text:p>16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81" table:style-name="ce15">
            <text:p>81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63" table:style-name="ce15">
            <text:p>63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10" table:style-name="ce15">
            <text:p>10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57" table:style-name="ce15">
            <text:p>57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42" table:style-name="ce15">
            <text:p>42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84" table:style-name="ce15">
            <text:p>84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103" table:style-name="ce15">
            <text:p>103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14" table:style-name="ce15">
            <text:p>14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105" table:style-name="ce15">
            <text:p>105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86" table:style-name="ce15">
            <text:p>86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32" table:style-name="ce15">
            <text:p>32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87" table:style-name="ce15">
            <text:p>87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66" table:style-name="ce15">
            <text:p>66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88" table:style-name="ce15">
            <text:p>88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44" table:style-name="ce15">
            <text:p>44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39" table:style-name="ce15">
            <text:p>39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34" table:style-name="ce15">
            <text:p>34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90" table:style-name="ce15">
            <text:p>90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21" table:style-name="ce15">
            <text:p>21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46" table:style-name="ce15">
            <text:p>46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80" table:style-name="ce15">
            <text:p>80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118" table:style-name="ce15">
            <text:p>118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19" table:style-name="ce15">
            <text:p>19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120" table:style-name="ce15">
            <text:p>120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74" table:style-name="ce15">
            <text:p>74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float" office:value="75" table:style-name="ce15">
            <text:p>75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(puste)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6">
            <text:p>Suma końcowa</text:p>
          </table:table-cell>
          <table:table-cell office:value-type="float" office:value="300" table:style-name="ce17">
            <text:p>300</text:p>
          </table:table-cell>
          <table:table-cell table:number-columns-repeated="16382"/>
        </table:table-row>
        <table:table-row table:number-rows-repeated="1048451" table:style-name="ro1">
          <table:table-cell table:number-columns-repeated="16384"/>
        </table:table-row>
      </table:table>
      <table:table table:name="zad_ostatnie" table:style-name="ta1">
        <table:table-column table:style-name="co17" table:default-cell-style-name="ce1"/>
        <table:table-column table:style-name="co20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szukanie dat dla id</text:p>
          </table:table-cell>
          <table:table-cell table:number-columns-repeated="2" table:style-name="ce1"/>
          <table:table-cell office:value-type="string" table:style-name="ce1">
            <text:p>sprawdzenie, które id miał najwięcej rund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Etykiety wierszy</text:p>
          </table:table-cell>
          <table:table-cell table:number-columns-repeated="2" table:style-name="ce1"/>
          <table:table-cell office:value-type="string" table:style-name="ce10">
            <text:p>Etykiety wierszy</text:p>
          </table:table-cell>
          <table:table-cell office:value-type="string" table:style-name="ce11">
            <text:p>Liczba z Data</text:p>
          </table:table-cell>
          <table:table-cell table:number-columns-repeated="16379"/>
        </table:table-row>
        <table:table-row table:style-name="ro1">
          <table:table-cell office:value-type="float" office:value="116" table:style-name="ce7">
            <text:p>116</text:p>
          </table:table-cell>
          <table:table-cell table:number-columns-repeated="2" table:style-name="ce1"/>
          <table:table-cell office:value-type="float" office:value="116" table:style-name="ce12">
            <text:p>116</text:p>
          </table:table-cell>
          <table:table-cell office:value-type="float" office:value="11" table:style-name="ce13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<text:s/></text:p>
          </table:table-cell>
          <table:table-cell table:number-columns-repeated="2" table:style-name="ce1"/>
          <table:table-cell office:value-type="float" office:value="6" table:style-name="ce15">
            <text:p>6</text:p>
          </table:table-cell>
          <table:table-cell office:value-type="float" office:value="9" table:style-name="ce14">
            <text:p>9</text:p>
          </table:table-cell>
          <table:table-cell table:number-columns-repeated="16379"/>
        </table:table-row>
        <table:table-row table:style-name="ro1">
          <table:table-cell office:value-type="date" office:date-value="2017-12-10T00:00:00" table:style-name="ce19">
            <text:p>10.12.2017</text:p>
          </table:table-cell>
          <table:table-cell table:number-columns-repeated="2" table:style-name="ce1"/>
          <table:table-cell office:value-type="float" office:value="79" table:style-name="ce15">
            <text:p>79</text:p>
          </table:table-cell>
          <table:table-cell office:value-type="float" office:value="8" table:style-name="ce14">
            <text:p>8</text:p>
          </table:table-cell>
          <table:table-cell table:number-columns-repeated="16379"/>
        </table:table-row>
        <table:table-row table:style-name="ro1">
          <table:table-cell office:value-type="date" office:date-value="2017-12-20T00:00:00" table:style-name="ce19">
            <text:p>20.12.2017</text:p>
          </table:table-cell>
          <table:table-cell table:number-columns-repeated="2" table:style-name="ce1"/>
          <table:table-cell office:value-type="float" office:value="7" table:style-name="ce15">
            <text:p>7</text:p>
          </table:table-cell>
          <table:table-cell office:value-type="float" office:value="8" table:style-name="ce1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Suma końcowa</text:p>
          </table:table-cell>
          <table:table-cell table:number-columns-repeated="2" table:style-name="ce1"/>
          <table:table-cell office:value-type="string" table:style-name="ce16">
            <text:p>Suma końcowa</text:p>
          </table:table-cell>
          <table:table-cell office:value-type="float" office:value="36" table:style-name="ce17">
            <text:p>36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zad_5" table:style-name="ta1"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1" table:default-cell-style-name="ce1"/>
        <table:table-column table:style-name="co16" table:default-cell-style-name="ce2"/>
        <table:table-column table:style-name="co22" table:default-cell-style-name="ce1"/>
        <table:table-column table:style-name="co3" table:default-cell-style-name="ce1"/>
        <table:table-column table:style-name="co21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Poczatek</text:p>
          </table:table-cell>
          <table:table-cell office:value-type="string" table:style-name="ce1">
            <text:p>Koniec</text:p>
          </table:table-cell>
          <table:table-cell office:value-type="string" table:style-name="ce1">
            <text:p>Waga</text:p>
          </table:table-cell>
          <table:table-cell office:value-type="string" table:style-name="ce1">
            <text:p>Odleglosc</text:p>
          </table:table-cell>
          <table:table-cell office:value-type="string" table:style-name="ce1">
            <text:p>Cena</text:p>
          </table:table-cell>
          <table:table-cell office:value-type="string" table:style-name="ce1">
            <text:p>ID CIAGU</text:p>
          </table:table-cell>
          <table:table-cell office:value-type="string" table:style-name="ce2">
            <text:p>daty</text:p>
          </table:table-cell>
          <table:table-cell office:value-type="string" table:style-name="ce1">
            <text:p>Kolumna1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17-01-02T00:00:00" table:style-name="ce2">
            <text:p>02.01.2017</text:p>
          </table:table-cell>
          <table:table-cell office:value-type="string" table:style-name="ce3">
            <text:p>Olsztyn</text:p>
          </table:table-cell>
          <table:table-cell office:value-type="string" table:style-name="ce3">
            <text:p>Torun</text:p>
          </table:table-cell>
          <table:table-cell office:value-type="float" office:value="3527" table:style-name="ce1">
            <text:p>3527</text:p>
          </table:table-cell>
          <table:table-cell office:value-type="float" office:value="167" table:style-name="ce1">
            <text:p>167</text:p>
          </table:table-cell>
          <table:table-cell office:value-type="float" office:value="206" table:style-name="ce1">
            <text:p>206</text:p>
          </table:table-cell>
          <table:table-cell office:value-type="float" office:value="1" table:style-name="ce1">
            <text:p>1</text:p>
          </table:table-cell>
          <table:table-cell office:value-type="date" office:date-value="2017-01-02T00:00:00" table:formula="of:=[zad_5.$A2]" table:style-name="ce2">
            <text:p>02.01.2017</text:p>
          </table:table-cell>
          <table:table-cell table:number-columns-repeated="2" table:style-name="ce1"/>
          <table:table-cell office:value-type="string" table:style-name="ce1">
            <text:p>JEŻELI([@Poczatek] = C3;G3;G3 + 1)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7-01-03T00:00:00" table:style-name="ce2">
            <text:p>03.01.2017</text:p>
          </table:table-cell>
          <table:table-cell office:value-type="string" table:style-name="ce3">
            <text:p>Torun</text:p>
          </table:table-cell>
          <table:table-cell office:value-type="string" table:style-name="ce3">
            <text:p>Plock</text:p>
          </table:table-cell>
          <table:table-cell office:value-type="float" office:value="3666" table:style-name="ce1">
            <text:p>3666</text:p>
          </table:table-cell>
          <table:table-cell office:value-type="float" office:value="112" table:style-name="ce1">
            <text:p>112</text:p>
          </table:table-cell>
          <table:table-cell office:value-type="float" office:value="280" table:style-name="ce1">
            <text:p>280</text:p>
          </table:table-cell>
          <table:table-cell office:value-type="float" office:value="1" table:formula="of:=IF(AND([zad_5.$B3] = [.C2]; [zad_5.$A3] - [.A2] = 1);[.G2];[.G2] + 1)" table:style-name="ce1">
            <text:p>1</text:p>
          </table:table-cell>
          <table:table-cell office:value-type="string" office:string-value=" " table:formula="of:= IF([zad_5.$G3] &lt; [.G4]; [zad_5.$A3]; IF([zad_5.$G3] &gt; [.G2]; [zad_5.$A3]; &quot; &quot;))" table:style-name="ce2">
            <text:p><text:s/>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04T00:00:00" table:style-name="ce2">
            <text:p>04.01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Ostroleka</text:p>
          </table:table-cell>
          <table:table-cell office:value-type="float" office:value="4888" table:style-name="ce1">
            <text:p>4888</text:p>
          </table:table-cell>
          <table:table-cell office:value-type="float" office:value="167" table:style-name="ce1">
            <text:p>167</text:p>
          </table:table-cell>
          <table:table-cell office:value-type="float" office:value="624" table:style-name="ce1">
            <text:p>624</text:p>
          </table:table-cell>
          <table:table-cell office:value-type="float" office:value="1" table:formula="of:=IF(AND([zad_5.$B4] = [.C3]; [zad_5.$A4] - [.A3] = 1);[.G3];[.G3] + 1)" table:style-name="ce1">
            <text:p>1</text:p>
          </table:table-cell>
          <table:table-cell office:value-type="string" office:string-value=" " table:formula="of:= IF([zad_5.$G4] &lt; [.G5]; [zad_5.$A4]; IF([zad_5.$G4] &gt; [.G3]; [zad_5.$A4]; &quot; &quot;))" table:style-name="ce2">
            <text:p><text:s/>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05T00:00:00" table:style-name="ce2">
            <text:p>05.01.2017</text:p>
          </table:table-cell>
          <table:table-cell office:value-type="string" table:style-name="ce3">
            <text:p>Ostroleka</text:p>
          </table:table-cell>
          <table:table-cell office:value-type="string" table:style-name="ce3">
            <text:p>Suwalki</text:p>
          </table:table-cell>
          <table:table-cell office:value-type="float" office:value="1099" table:style-name="ce1">
            <text:p>1099</text:p>
          </table:table-cell>
          <table:table-cell office:value-type="float" office:value="167" table:style-name="ce1">
            <text:p>167</text:p>
          </table:table-cell>
          <table:table-cell office:value-type="float" office:value="390" table:style-name="ce1">
            <text:p>390</text:p>
          </table:table-cell>
          <table:table-cell office:value-type="float" office:value="1" table:formula="of:=IF(AND([zad_5.$B5] = [.C4]; [zad_5.$A5] - [.A4] = 1);[.G4];[.G4] + 1)" table:style-name="ce1">
            <text:p>1</text:p>
          </table:table-cell>
          <table:table-cell office:value-type="date" office:date-value="2017-01-05T00:00:00" table:formula="of:= IF([zad_5.$G5] &lt; [.G6]; [zad_5.$A5]; IF([zad_5.$G5] &gt; [.G4]; [zad_5.$A5]; &quot; &quot;))" table:style-name="ce2">
            <text:p>05.01.2017</text:p>
          </table:table-cell>
          <table:table-cell table:style-name="ce1"/>
          <table:table-cell office:value-type="string" table:style-name="ce1">
            <text:p>Z ZADANIA 5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7-01-07T00:00:00" table:style-name="ce2">
            <text:p>07.01.2017</text:p>
          </table:table-cell>
          <table:table-cell office:value-type="string" table:style-name="ce3">
            <text:p>Lomza</text:p>
          </table:table-cell>
          <table:table-cell office:value-type="string" table:style-name="ce3">
            <text:p>Ciechanow</text:p>
          </table:table-cell>
          <table:table-cell office:value-type="float" office:value="4881" table:style-name="ce1">
            <text:p>4881</text:p>
          </table:table-cell>
          <table:table-cell office:value-type="float" office:value="118" table:style-name="ce1">
            <text:p>118</text:p>
          </table:table-cell>
          <table:table-cell office:value-type="float" office:value="219" table:style-name="ce1">
            <text:p>219</text:p>
          </table:table-cell>
          <table:table-cell office:value-type="float" office:value="2" table:formula="of:=IF(AND([zad_5.$B6] = [.C5]; [zad_5.$A6] - [.A5] = 1);[.G5];[.G5] + 1)" table:style-name="ce1">
            <text:p>2</text:p>
          </table:table-cell>
          <table:table-cell office:value-type="date" office:date-value="2017-01-07T00:00:00" table:formula="of:= IF([zad_5.$G6] &lt; [.G7]; [zad_5.$A6]; IF([zad_5.$G6] &gt; [.G5]; [zad_5.$A6]; &quot; &quot;))" table:style-name="ce2">
            <text:p>07.01.2017</text:p>
          </table:table-cell>
          <table:table-cell table:style-name="ce1"/>
          <table:table-cell office:value-type="string" table:style-name="ce5">
            <text:p>ID CIAGU</text:p>
          </table:table-cell>
          <table:table-cell office:value-type="string" table:style-name="ce1">
            <text:p>Start data</text:p>
          </table:table-cell>
          <table:table-cell office:value-type="string" table:style-name="ce1">
            <text:p>Koniec data</text:p>
          </table:table-cell>
          <table:table-cell table:number-columns-repeated="16372"/>
        </table:table-row>
        <table:table-row table:style-name="ro1">
          <table:table-cell office:value-type="date" office:date-value="2017-01-08T00:00:00" table:style-name="ce2">
            <text:p>08.01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Lomza</text:p>
          </table:table-cell>
          <table:table-cell office:value-type="float" office:value="5851" table:style-name="ce1">
            <text:p>5851</text:p>
          </table:table-cell>
          <table:table-cell office:value-type="float" office:value="113" table:style-name="ce1">
            <text:p>113</text:p>
          </table:table-cell>
          <table:table-cell office:value-type="float" office:value="160" table:style-name="ce1">
            <text:p>160</text:p>
          </table:table-cell>
          <table:table-cell office:value-type="float" office:value="2" table:formula="of:=IF(AND([zad_5.$B7] = [.C6]; [zad_5.$A7] - [.A6] = 1);[.G6];[.G6] + 1)" table:style-name="ce1">
            <text:p>2</text:p>
          </table:table-cell>
          <table:table-cell office:value-type="string" office:string-value=" " table:formula="of:= IF([zad_5.$G7] &lt; [.G8]; [zad_5.$A7]; IF([zad_5.$G7] &gt; [.G6]; [zad_5.$A7]; &quot; &quot;))" table:style-name="ce2">
            <text:p><text:s/>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7-01-09T00:00:00" table:style-name="ce2">
            <text:p>09.01.2017</text:p>
          </table:table-cell>
          <table:table-cell office:value-type="string" table:style-name="ce3">
            <text:p>Lomza</text:p>
          </table:table-cell>
          <table:table-cell office:value-type="string" table:style-name="ce3">
            <text:p>Kuznica Bialostocka</text:p>
          </table:table-cell>
          <table:table-cell office:value-type="float" office:value="5963" table:style-name="ce1">
            <text:p>5963</text:p>
          </table:table-cell>
          <table:table-cell office:value-type="float" office:value="141" table:style-name="ce1">
            <text:p>141</text:p>
          </table:table-cell>
          <table:table-cell office:value-type="float" office:value="168" table:style-name="ce1">
            <text:p>168</text:p>
          </table:table-cell>
          <table:table-cell office:value-type="float" office:value="2" table:formula="of:=IF(AND([zad_5.$B8] = [.C7]; [zad_5.$A8] - [.A7] = 1);[.G7];[.G7] + 1)" table:style-name="ce1">
            <text:p>2</text:p>
          </table:table-cell>
          <table:table-cell office:value-type="string" office:string-value=" " table:formula="of:= IF([zad_5.$G8] &lt; [.G9]; [zad_5.$A8]; IF([zad_5.$G8] &gt; [.G7]; [zad_5.$A8]; &quot; &quot;))" table:style-name="ce2">
            <text:p><text:s/>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10T00:00:00" table:style-name="ce2">
            <text:p>10.01.2017</text:p>
          </table:table-cell>
          <table:table-cell office:value-type="string" table:style-name="ce3">
            <text:p>Kuznica Bialostocka</text:p>
          </table:table-cell>
          <table:table-cell office:value-type="string" table:style-name="ce3">
            <text:p>Ostroleka</text:p>
          </table:table-cell>
          <table:table-cell office:value-type="float" office:value="1364" table:style-name="ce1">
            <text:p>1364</text:p>
          </table:table-cell>
          <table:table-cell office:value-type="float" office:value="179" table:style-name="ce1">
            <text:p>179</text:p>
          </table:table-cell>
          <table:table-cell office:value-type="float" office:value="533" table:style-name="ce1">
            <text:p>533</text:p>
          </table:table-cell>
          <table:table-cell office:value-type="float" office:value="2" table:formula="of:=IF(AND([zad_5.$B9] = [.C8]; [zad_5.$A9] - [.A8] = 1);[.G8];[.G8] + 1)" table:style-name="ce1">
            <text:p>2</text:p>
          </table:table-cell>
          <table:table-cell office:value-type="string" office:string-value=" " table:formula="of:= IF([zad_5.$G9] &lt; [.G10]; [zad_5.$A9]; IF([zad_5.$G9] &gt; [.G8]; [zad_5.$A9]; &quot; &quot;))" table:style-name="ce2">
            <text:p><text:s/>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11T00:00:00" table:style-name="ce2">
            <text:p>11.01.2017</text:p>
          </table:table-cell>
          <table:table-cell office:value-type="string" table:style-name="ce3">
            <text:p>Ostroleka</text:p>
          </table:table-cell>
          <table:table-cell office:value-type="string" table:style-name="ce3">
            <text:p>Suwalki</text:p>
          </table:table-cell>
          <table:table-cell office:value-type="float" office:value="1245" table:style-name="ce1">
            <text:p>1245</text:p>
          </table:table-cell>
          <table:table-cell office:value-type="float" office:value="166" table:style-name="ce1">
            <text:p>166</text:p>
          </table:table-cell>
          <table:table-cell office:value-type="float" office:value="209" table:style-name="ce1">
            <text:p>209</text:p>
          </table:table-cell>
          <table:table-cell office:value-type="float" office:value="2" table:formula="of:=IF(AND([zad_5.$B10] = [.C9]; [zad_5.$A10] - [.A9] = 1);[.G9];[.G9] + 1)" table:style-name="ce1">
            <text:p>2</text:p>
          </table:table-cell>
          <table:table-cell office:value-type="date" office:date-value="2017-01-11T00:00:00" table:formula="of:= IF([zad_5.$G10] &lt; [.G11]; [zad_5.$A10]; IF([zad_5.$G10] &gt; [.G9]; [zad_5.$A10]; &quot; &quot;))" table:style-name="ce2">
            <text:p>11.01.2017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12T00:00:00" table:style-name="ce2">
            <text:p>12.01.2017</text:p>
          </table:table-cell>
          <table:table-cell office:value-type="string" table:style-name="ce3">
            <text:p>Poznan</text:p>
          </table:table-cell>
          <table:table-cell office:value-type="string" table:style-name="ce3">
            <text:p>Gubin</text:p>
          </table:table-cell>
          <table:table-cell office:value-type="float" office:value="3771" table:style-name="ce1">
            <text:p>3771</text:p>
          </table:table-cell>
          <table:table-cell office:value-type="float" office:value="196" table:style-name="ce1">
            <text:p>196</text:p>
          </table:table-cell>
          <table:table-cell office:value-type="float" office:value="696" table:style-name="ce1">
            <text:p>696</text:p>
          </table:table-cell>
          <table:table-cell office:value-type="float" office:value="3" table:formula="of:=IF(AND([zad_5.$B11] = [.C10]; [zad_5.$A11] - [.A10] = 1);[.G10];[.G10] + 1)" table:style-name="ce1">
            <text:p>3</text:p>
          </table:table-cell>
          <table:table-cell office:value-type="date" office:date-value="2017-01-12T00:00:00" table:formula="of:= IF([zad_5.$G11] &lt; [.G12]; [zad_5.$A11]; IF([zad_5.$G11] &gt; [.G10]; [zad_5.$A11]; &quot; &quot;))" table:style-name="ce2">
            <text:p>12.01.2017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14T00:00:00" table:style-name="ce2">
            <text:p>14.01.2017</text:p>
          </table:table-cell>
          <table:table-cell office:value-type="string" table:style-name="ce3">
            <text:p>Skierniewice</text:p>
          </table:table-cell>
          <table:table-cell office:value-type="string" table:style-name="ce3">
            <text:p>Tarnow</text:p>
          </table:table-cell>
          <table:table-cell office:value-type="float" office:value="4522" table:style-name="ce1">
            <text:p>4522</text:p>
          </table:table-cell>
          <table:table-cell office:value-type="float" office:value="300" table:style-name="ce1">
            <text:p>300</text:p>
          </table:table-cell>
          <table:table-cell office:value-type="float" office:value="1113" table:style-name="ce1">
            <text:p>1113</text:p>
          </table:table-cell>
          <table:table-cell office:value-type="float" office:value="4" table:formula="of:=IF(AND([zad_5.$B12] = [.C11]; [zad_5.$A12] - [.A11] = 1);[.G11];[.G11] + 1)" table:style-name="ce1">
            <text:p>4</text:p>
          </table:table-cell>
          <table:table-cell office:value-type="date" office:date-value="2017-01-14T00:00:00" table:formula="of:= IF([zad_5.$G12] &lt; [.G13]; [zad_5.$A12]; IF([zad_5.$G12] &gt; [.G11]; [zad_5.$A12]; &quot; &quot;))" table:style-name="ce2">
            <text:p>14.01.2017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15T00:00:00" table:style-name="ce2">
            <text:p>15.01.2017</text:p>
          </table:table-cell>
          <table:table-cell office:value-type="string" table:style-name="ce3">
            <text:p>Tarnow</text:p>
          </table:table-cell>
          <table:table-cell office:value-type="string" table:style-name="ce3">
            <text:p>Katowice</text:p>
          </table:table-cell>
          <table:table-cell office:value-type="float" office:value="4588" table:style-name="ce1">
            <text:p>4588</text:p>
          </table:table-cell>
          <table:table-cell office:value-type="float" office:value="148" table:style-name="ce1">
            <text:p>148</text:p>
          </table:table-cell>
          <table:table-cell office:value-type="float" office:value="494" table:style-name="ce1">
            <text:p>494</text:p>
          </table:table-cell>
          <table:table-cell office:value-type="float" office:value="4" table:formula="of:=IF(AND([zad_5.$B13] = [.C12]; [zad_5.$A13] - [.A12] = 1);[.G12];[.G12] + 1)" table:style-name="ce1">
            <text:p>4</text:p>
          </table:table-cell>
          <table:table-cell office:value-type="date" office:date-value="2017-01-15T00:00:00" table:formula="of:= IF([zad_5.$G13] &lt; [.G14]; [zad_5.$A13]; IF([zad_5.$G13] &gt; [.G12]; [zad_5.$A13]; &quot; &quot;))" table:style-name="ce2">
            <text:p>15.01.2017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16T00:00:00" table:style-name="ce2">
            <text:p>16.01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Konin</text:p>
          </table:table-cell>
          <table:table-cell office:value-type="float" office:value="1952" table:style-name="ce1">
            <text:p>1952</text:p>
          </table:table-cell>
          <table:table-cell office:value-type="float" office:value="267" table:style-name="ce1">
            <text:p>267</text:p>
          </table:table-cell>
          <table:table-cell office:value-type="float" office:value="602" table:style-name="ce1">
            <text:p>602</text:p>
          </table:table-cell>
          <table:table-cell office:value-type="float" office:value="5" table:formula="of:=IF(AND([zad_5.$B14] = [.C13]; [zad_5.$A14] - [.A13] = 1);[.G13];[.G13] + 1)" table:style-name="ce1">
            <text:p>5</text:p>
          </table:table-cell>
          <table:table-cell office:value-type="date" office:date-value="2017-01-16T00:00:00" table:formula="of:= IF([zad_5.$G14] &lt; [.G15]; [zad_5.$A14]; IF([zad_5.$G14] &gt; [.G13]; [zad_5.$A14]; &quot; &quot;))" table:style-name="ce2">
            <text:p>16.01.2017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17T00:00:00" table:style-name="ce2">
            <text:p>17.01.2017</text:p>
          </table:table-cell>
          <table:table-cell office:value-type="string" table:style-name="ce3">
            <text:p>Konin</text:p>
          </table:table-cell>
          <table:table-cell office:value-type="string" table:style-name="ce3">
            <text:p>Torun</text:p>
          </table:table-cell>
          <table:table-cell office:value-type="float" office:value="3318" table:style-name="ce1">
            <text:p>3318</text:p>
          </table:table-cell>
          <table:table-cell office:value-type="float" office:value="110" table:style-name="ce1">
            <text:p>110</text:p>
          </table:table-cell>
          <table:table-cell office:value-type="float" office:value="422" table:style-name="ce1">
            <text:p>422</text:p>
          </table:table-cell>
          <table:table-cell office:value-type="float" office:value="5" table:formula="of:=IF(AND([zad_5.$B15] = [.C14]; [zad_5.$A15] - [.A14] = 1);[.G14];[.G14] + 1)" table:style-name="ce1">
            <text:p>5</text:p>
          </table:table-cell>
          <table:table-cell office:value-type="date" office:date-value="2017-01-17T00:00:00" table:formula="of:= IF([zad_5.$G15] &lt; [.G16]; [zad_5.$A15]; IF([zad_5.$G15] &gt; [.G14]; [zad_5.$A15]; &quot; &quot;))" table:style-name="ce2">
            <text:p>17.01.2017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20T00:00:00" table:style-name="ce2">
            <text:p>20.01.2017</text:p>
          </table:table-cell>
          <table:table-cell office:value-type="string" table:style-name="ce3">
            <text:p>Kuznica Bialostocka</text:p>
          </table:table-cell>
          <table:table-cell office:value-type="string" table:style-name="ce3">
            <text:p>Ostroleka</text:p>
          </table:table-cell>
          <table:table-cell office:value-type="float" office:value="3106" table:style-name="ce1">
            <text:p>3106</text:p>
          </table:table-cell>
          <table:table-cell office:value-type="float" office:value="173" table:style-name="ce1">
            <text:p>173</text:p>
          </table:table-cell>
          <table:table-cell office:value-type="float" office:value="312" table:style-name="ce1">
            <text:p>312</text:p>
          </table:table-cell>
          <table:table-cell office:value-type="float" office:value="6" table:formula="of:=IF(AND([zad_5.$B16] = [.C15]; [zad_5.$A16] - [.A15] = 1);[.G15];[.G15] + 1)" table:style-name="ce1">
            <text:p>6</text:p>
          </table:table-cell>
          <table:table-cell office:value-type="date" office:date-value="2017-01-20T00:00:00" table:formula="of:= IF([zad_5.$G16] &lt; [.G17]; [zad_5.$A16]; IF([zad_5.$G16] &gt; [.G15]; [zad_5.$A16]; &quot; &quot;))" table:style-name="ce2">
            <text:p>20.01.2017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7-01-21T00:00:00" table:style-name="ce2">
            <text:p>21.01.2017</text:p>
          </table:table-cell>
          <table:table-cell office:value-type="string" table:style-name="ce3">
            <text:p>Ostroleka</text:p>
          </table:table-cell>
          <table:table-cell office:value-type="string" table:style-name="ce3">
            <text:p>Olsztyn</text:p>
          </table:table-cell>
          <table:table-cell office:value-type="float" office:value="5593" table:style-name="ce1">
            <text:p>5593</text:p>
          </table:table-cell>
          <table:table-cell office:value-type="float" office:value="127" table:style-name="ce1">
            <text:p>127</text:p>
          </table:table-cell>
          <table:table-cell office:value-type="float" office:value="421" table:style-name="ce1">
            <text:p>421</text:p>
          </table:table-cell>
          <table:table-cell office:value-type="float" office:value="6" table:formula="of:=IF(AND([zad_5.$B17] = [.C16]; [zad_5.$A17] - [.A16] = 1);[.G16];[.G16] + 1)" table:style-name="ce1">
            <text:p>6</text:p>
          </table:table-cell>
          <table:table-cell office:value-type="string" office:string-value=" " table:formula="of:= IF([zad_5.$G17] &lt; [.G18]; [zad_5.$A17]; IF([zad_5.$G17] &gt; [.G16]; [zad_5.$A17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1-22T00:00:00" table:style-name="ce2">
            <text:p>22.01.2017</text:p>
          </table:table-cell>
          <table:table-cell office:value-type="string" table:style-name="ce3">
            <text:p>Olsztyn</text:p>
          </table:table-cell>
          <table:table-cell office:value-type="string" table:style-name="ce3">
            <text:p>Ciechanow</text:p>
          </table:table-cell>
          <table:table-cell office:value-type="float" office:value="5983" table:style-name="ce1">
            <text:p>5983</text:p>
          </table:table-cell>
          <table:table-cell office:value-type="float" office:value="118" table:style-name="ce1">
            <text:p>118</text:p>
          </table:table-cell>
          <table:table-cell office:value-type="float" office:value="416" table:style-name="ce1">
            <text:p>416</text:p>
          </table:table-cell>
          <table:table-cell office:value-type="float" office:value="6" table:formula="of:=IF(AND([zad_5.$B18] = [.C17]; [zad_5.$A18] - [.A17] = 1);[.G17];[.G17] + 1)" table:style-name="ce1">
            <text:p>6</text:p>
          </table:table-cell>
          <table:table-cell office:value-type="string" office:string-value=" " table:formula="of:= IF([zad_5.$G18] &lt; [.G19]; [zad_5.$A18]; IF([zad_5.$G18] &gt; [.G17]; [zad_5.$A18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1-23T00:00:00" table:style-name="ce2">
            <text:p>23.01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Olsztyn</text:p>
          </table:table-cell>
          <table:table-cell office:value-type="float" office:value="5496" table:style-name="ce1">
            <text:p>5496</text:p>
          </table:table-cell>
          <table:table-cell office:value-type="float" office:value="115" table:style-name="ce1">
            <text:p>115</text:p>
          </table:table-cell>
          <table:table-cell office:value-type="float" office:value="291" table:style-name="ce1">
            <text:p>291</text:p>
          </table:table-cell>
          <table:table-cell office:value-type="float" office:value="6" table:formula="of:=IF(AND([zad_5.$B19] = [.C18]; [zad_5.$A19] - [.A18] = 1);[.G18];[.G18] + 1)" table:style-name="ce1">
            <text:p>6</text:p>
          </table:table-cell>
          <table:table-cell office:value-type="string" office:string-value=" " table:formula="of:= IF([zad_5.$G19] &lt; [.G20]; [zad_5.$A19]; IF([zad_5.$G19] &gt; [.G18]; [zad_5.$A19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1-24T00:00:00" table:style-name="ce2">
            <text:p>24.01.2017</text:p>
          </table:table-cell>
          <table:table-cell office:value-type="string" table:style-name="ce3">
            <text:p>Olsztyn</text:p>
          </table:table-cell>
          <table:table-cell office:value-type="string" table:style-name="ce3">
            <text:p>Lomza</text:p>
          </table:table-cell>
          <table:table-cell office:value-type="float" office:value="4572" table:style-name="ce1">
            <text:p>4572</text:p>
          </table:table-cell>
          <table:table-cell office:value-type="float" office:value="164" table:style-name="ce1">
            <text:p>164</text:p>
          </table:table-cell>
          <table:table-cell office:value-type="float" office:value="550" table:style-name="ce1">
            <text:p>550</text:p>
          </table:table-cell>
          <table:table-cell office:value-type="float" office:value="6" table:formula="of:=IF(AND([zad_5.$B20] = [.C19]; [zad_5.$A20] - [.A19] = 1);[.G19];[.G19] + 1)" table:style-name="ce1">
            <text:p>6</text:p>
          </table:table-cell>
          <table:table-cell office:value-type="string" office:string-value=" " table:formula="of:= IF([zad_5.$G20] &lt; [.G21]; [zad_5.$A20]; IF([zad_5.$G20] &gt; [.G19]; [zad_5.$A20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1-25T00:00:00" table:style-name="ce2">
            <text:p>25.01.2017</text:p>
          </table:table-cell>
          <table:table-cell office:value-type="string" table:style-name="ce3">
            <text:p>Lomza</text:p>
          </table:table-cell>
          <table:table-cell office:value-type="string" table:style-name="ce3">
            <text:p>Ciechanow</text:p>
          </table:table-cell>
          <table:table-cell office:value-type="float" office:value="4529" table:style-name="ce1">
            <text:p>4529</text:p>
          </table:table-cell>
          <table:table-cell office:value-type="float" office:value="121" table:style-name="ce1">
            <text:p>121</text:p>
          </table:table-cell>
          <table:table-cell office:value-type="float" office:value="373" table:style-name="ce1">
            <text:p>373</text:p>
          </table:table-cell>
          <table:table-cell office:value-type="float" office:value="6" table:formula="of:=IF(AND([zad_5.$B21] = [.C20]; [zad_5.$A21] - [.A20] = 1);[.G20];[.G20] + 1)" table:style-name="ce1">
            <text:p>6</text:p>
          </table:table-cell>
          <table:table-cell office:value-type="string" office:string-value=" " table:formula="of:= IF([zad_5.$G21] &lt; [.G22]; [zad_5.$A21]; IF([zad_5.$G21] &gt; [.G20]; [zad_5.$A21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1-26T00:00:00" table:style-name="ce2">
            <text:p>26.01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Olsztyn</text:p>
          </table:table-cell>
          <table:table-cell office:value-type="float" office:value="4981" table:style-name="ce1">
            <text:p>4981</text:p>
          </table:table-cell>
          <table:table-cell office:value-type="float" office:value="123" table:style-name="ce1">
            <text:p>123</text:p>
          </table:table-cell>
          <table:table-cell office:value-type="float" office:value="218" table:style-name="ce1">
            <text:p>218</text:p>
          </table:table-cell>
          <table:table-cell office:value-type="float" office:value="6" table:formula="of:=IF(AND([zad_5.$B22] = [.C21]; [zad_5.$A22] - [.A21] = 1);[.G21];[.G21] + 1)" table:style-name="ce1">
            <text:p>6</text:p>
          </table:table-cell>
          <table:table-cell office:value-type="string" office:string-value=" " table:formula="of:= IF([zad_5.$G22] &lt; [.G23]; [zad_5.$A22]; IF([zad_5.$G22] &gt; [.G21]; [zad_5.$A22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1-27T00:00:00" table:style-name="ce2">
            <text:p>27.01.2017</text:p>
          </table:table-cell>
          <table:table-cell office:value-type="string" table:style-name="ce3">
            <text:p>Olsztyn</text:p>
          </table:table-cell>
          <table:table-cell office:value-type="string" table:style-name="ce3">
            <text:p>Torun</text:p>
          </table:table-cell>
          <table:table-cell office:value-type="float" office:value="3808" table:style-name="ce1">
            <text:p>3808</text:p>
          </table:table-cell>
          <table:table-cell office:value-type="float" office:value="163" table:style-name="ce1">
            <text:p>163</text:p>
          </table:table-cell>
          <table:table-cell office:value-type="float" office:value="655" table:style-name="ce1">
            <text:p>655</text:p>
          </table:table-cell>
          <table:table-cell office:value-type="float" office:value="6" table:formula="of:=IF(AND([zad_5.$B23] = [.C22]; [zad_5.$A23] - [.A22] = 1);[.G22];[.G22] + 1)" table:style-name="ce1">
            <text:p>6</text:p>
          </table:table-cell>
          <table:table-cell office:value-type="string" office:string-value=" " table:formula="of:= IF([zad_5.$G23] &lt; [.G24]; [zad_5.$A23]; IF([zad_5.$G23] &gt; [.G22]; [zad_5.$A23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1-28T00:00:00" table:style-name="ce2">
            <text:p>28.01.2017</text:p>
          </table:table-cell>
          <table:table-cell office:value-type="string" table:style-name="ce3">
            <text:p>Torun</text:p>
          </table:table-cell>
          <table:table-cell office:value-type="string" table:style-name="ce3">
            <text:p>Pila</text:p>
          </table:table-cell>
          <table:table-cell office:value-type="float" office:value="1359" table:style-name="ce1">
            <text:p>1359</text:p>
          </table:table-cell>
          <table:table-cell office:value-type="float" office:value="130" table:style-name="ce1">
            <text:p>130</text:p>
          </table:table-cell>
          <table:table-cell office:value-type="float" office:value="346" table:style-name="ce1">
            <text:p>346</text:p>
          </table:table-cell>
          <table:table-cell office:value-type="float" office:value="6" table:formula="of:=IF(AND([zad_5.$B24] = [.C23]; [zad_5.$A24] - [.A23] = 1);[.G23];[.G23] + 1)" table:style-name="ce1">
            <text:p>6</text:p>
          </table:table-cell>
          <table:table-cell office:value-type="date" office:date-value="2017-01-28T00:00:00" table:formula="of:= IF([zad_5.$G24] &lt; [.G25]; [zad_5.$A24]; IF([zad_5.$G24] &gt; [.G23]; [zad_5.$A24]; &quot; &quot;))" table:style-name="ce2">
            <text:p>28.01.2017</text:p>
          </table:table-cell>
          <table:table-cell table:number-columns-repeated="16376"/>
        </table:table-row>
        <table:table-row table:style-name="ro1">
          <table:table-cell office:value-type="date" office:date-value="2017-01-29T00:00:00" table:style-name="ce2">
            <text:p>29.01.2017</text:p>
          </table:table-cell>
          <table:table-cell office:value-type="string" table:style-name="ce3">
            <text:p>Kolbaskowo</text:p>
          </table:table-cell>
          <table:table-cell office:value-type="string" table:style-name="ce3">
            <text:p>Szczecin</text:p>
          </table:table-cell>
          <table:table-cell office:value-type="float" office:value="2320" table:style-name="ce1">
            <text:p>2320</text:p>
          </table:table-cell>
          <table:table-cell office:value-type="float" office:value="24" table:style-name="ce1">
            <text:p>24</text:p>
          </table:table-cell>
          <table:table-cell office:value-type="float" office:value="68" table:style-name="ce1">
            <text:p>68</text:p>
          </table:table-cell>
          <table:table-cell office:value-type="float" office:value="7" table:formula="of:=IF(AND([zad_5.$B25] = [.C24]; [zad_5.$A25] - [.A24] = 1);[.G24];[.G24] + 1)" table:style-name="ce1">
            <text:p>7</text:p>
          </table:table-cell>
          <table:table-cell office:value-type="date" office:date-value="2017-01-29T00:00:00" table:formula="of:= IF([zad_5.$G25] &lt; [.G26]; [zad_5.$A25]; IF([zad_5.$G25] &gt; [.G24]; [zad_5.$A25]; &quot; &quot;))" table:style-name="ce2">
            <text:p>29.01.2017</text:p>
          </table:table-cell>
          <table:table-cell table:number-columns-repeated="16376"/>
        </table:table-row>
        <table:table-row table:style-name="ro1">
          <table:table-cell office:value-type="date" office:date-value="2017-01-30T00:00:00" table:style-name="ce2">
            <text:p>30.01.2017</text:p>
          </table:table-cell>
          <table:table-cell office:value-type="string" table:style-name="ce3">
            <text:p>Szczecin</text:p>
          </table:table-cell>
          <table:table-cell office:value-type="string" table:style-name="ce3">
            <text:p>Swinoujscie</text:p>
          </table:table-cell>
          <table:table-cell office:value-type="float" office:value="2607" table:style-name="ce1">
            <text:p>2607</text:p>
          </table:table-cell>
          <table:table-cell office:value-type="float" office:value="115" table:style-name="ce1">
            <text:p>115</text:p>
          </table:table-cell>
          <table:table-cell office:value-type="float" office:value="264" table:style-name="ce1">
            <text:p>264</text:p>
          </table:table-cell>
          <table:table-cell office:value-type="float" office:value="7" table:formula="of:=IF(AND([zad_5.$B26] = [.C25]; [zad_5.$A26] - [.A25] = 1);[.G25];[.G25] + 1)" table:style-name="ce1">
            <text:p>7</text:p>
          </table:table-cell>
          <table:table-cell office:value-type="string" office:string-value=" " table:formula="of:= IF([zad_5.$G26] &lt; [.G27]; [zad_5.$A26]; IF([zad_5.$G26] &gt; [.G25]; [zad_5.$A26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1-31T00:00:00" table:style-name="ce2">
            <text:p>31.01.2017</text:p>
          </table:table-cell>
          <table:table-cell office:value-type="string" table:style-name="ce3">
            <text:p>Swinoujscie</text:p>
          </table:table-cell>
          <table:table-cell office:value-type="string" table:style-name="ce3">
            <text:p>Szczecin</text:p>
          </table:table-cell>
          <table:table-cell office:value-type="float" office:value="3657" table:style-name="ce1">
            <text:p>3657</text:p>
          </table:table-cell>
          <table:table-cell office:value-type="float" office:value="100" table:style-name="ce1">
            <text:p>100</text:p>
          </table:table-cell>
          <table:table-cell office:value-type="float" office:value="424" table:style-name="ce1">
            <text:p>424</text:p>
          </table:table-cell>
          <table:table-cell office:value-type="float" office:value="7" table:formula="of:=IF(AND([zad_5.$B27] = [.C26]; [zad_5.$A27] - [.A26] = 1);[.G26];[.G26] + 1)" table:style-name="ce1">
            <text:p>7</text:p>
          </table:table-cell>
          <table:table-cell office:value-type="string" office:string-value=" " table:formula="of:= IF([zad_5.$G27] &lt; [.G28]; [zad_5.$A27]; IF([zad_5.$G27] &gt; [.G26]; [zad_5.$A27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2-01T00:00:00" table:style-name="ce2">
            <text:p>01.02.2017</text:p>
          </table:table-cell>
          <table:table-cell office:value-type="string" table:style-name="ce3">
            <text:p>Szczecin</text:p>
          </table:table-cell>
          <table:table-cell office:value-type="string" table:style-name="ce3">
            <text:p>Kostrzyn</text:p>
          </table:table-cell>
          <table:table-cell office:value-type="float" office:value="5671" table:style-name="ce1">
            <text:p>5671</text:p>
          </table:table-cell>
          <table:table-cell office:value-type="float" office:value="118" table:style-name="ce1">
            <text:p>118</text:p>
          </table:table-cell>
          <table:table-cell office:value-type="float" office:value="390" table:style-name="ce1">
            <text:p>390</text:p>
          </table:table-cell>
          <table:table-cell office:value-type="float" office:value="7" table:formula="of:=IF(AND([zad_5.$B28] = [.C27]; [zad_5.$A28] - [.A27] = 1);[.G27];[.G27] + 1)" table:style-name="ce1">
            <text:p>7</text:p>
          </table:table-cell>
          <table:table-cell office:value-type="string" office:string-value=" " table:formula="of:= IF([zad_5.$G28] &lt; [.G29]; [zad_5.$A28]; IF([zad_5.$G28] &gt; [.G27]; [zad_5.$A28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2-02T00:00:00" table:style-name="ce2">
            <text:p>02.02.2017</text:p>
          </table:table-cell>
          <table:table-cell office:value-type="string" table:style-name="ce3">
            <text:p>Kostrzyn</text:p>
          </table:table-cell>
          <table:table-cell office:value-type="string" table:style-name="ce3">
            <text:p>Kolbaskowo</text:p>
          </table:table-cell>
          <table:table-cell office:value-type="float" office:value="4871" table:style-name="ce1">
            <text:p>4871</text:p>
          </table:table-cell>
          <table:table-cell office:value-type="float" office:value="126" table:style-name="ce1">
            <text:p>126</text:p>
          </table:table-cell>
          <table:table-cell office:value-type="float" office:value="185" table:style-name="ce1">
            <text:p>185</text:p>
          </table:table-cell>
          <table:table-cell office:value-type="float" office:value="7" table:formula="of:=IF(AND([zad_5.$B29] = [.C28]; [zad_5.$A29] - [.A28] = 1);[.G28];[.G28] + 1)" table:style-name="ce1">
            <text:p>7</text:p>
          </table:table-cell>
          <table:table-cell office:value-type="string" office:string-value=" " table:formula="of:= IF([zad_5.$G29] &lt; [.G30]; [zad_5.$A29]; IF([zad_5.$G29] &gt; [.G28]; [zad_5.$A29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2-03T00:00:00" table:style-name="ce2">
            <text:p>03.02.2017</text:p>
          </table:table-cell>
          <table:table-cell office:value-type="string" table:style-name="ce3">
            <text:p>Kolbaskowo</text:p>
          </table:table-cell>
          <table:table-cell office:value-type="string" table:style-name="ce3">
            <text:p>Gorzow Wielkopolski</text:p>
          </table:table-cell>
          <table:table-cell office:value-type="float" office:value="1686" table:style-name="ce1">
            <text:p>1686</text:p>
          </table:table-cell>
          <table:table-cell office:value-type="float" office:value="102" table:style-name="ce1">
            <text:p>102</text:p>
          </table:table-cell>
          <table:table-cell office:value-type="float" office:value="167" table:style-name="ce1">
            <text:p>167</text:p>
          </table:table-cell>
          <table:table-cell office:value-type="float" office:value="7" table:formula="of:=IF(AND([zad_5.$B30] = [.C29]; [zad_5.$A30] - [.A29] = 1);[.G29];[.G29] + 1)" table:style-name="ce1">
            <text:p>7</text:p>
          </table:table-cell>
          <table:table-cell office:value-type="string" office:string-value=" " table:formula="of:= IF([zad_5.$G30] &lt; [.G31]; [zad_5.$A30]; IF([zad_5.$G30] &gt; [.G29]; [zad_5.$A30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2-04T00:00:00" table:style-name="ce2">
            <text:p>04.02.2017</text:p>
          </table:table-cell>
          <table:table-cell office:value-type="string" table:style-name="ce3">
            <text:p>Gorzow Wielkopolski</text:p>
          </table:table-cell>
          <table:table-cell office:value-type="string" table:style-name="ce3">
            <text:p>Pila</text:p>
          </table:table-cell>
          <table:table-cell office:value-type="float" office:value="5628" table:style-name="ce1">
            <text:p>5628</text:p>
          </table:table-cell>
          <table:table-cell office:value-type="float" office:value="123" table:style-name="ce1">
            <text:p>123</text:p>
          </table:table-cell>
          <table:table-cell office:value-type="float" office:value="450" table:style-name="ce1">
            <text:p>450</text:p>
          </table:table-cell>
          <table:table-cell office:value-type="float" office:value="7" table:formula="of:=IF(AND([zad_5.$B31] = [.C30]; [zad_5.$A31] - [.A30] = 1);[.G30];[.G30] + 1)" table:style-name="ce1">
            <text:p>7</text:p>
          </table:table-cell>
          <table:table-cell office:value-type="string" office:string-value=" " table:formula="of:= IF([zad_5.$G31] &lt; [.G32]; [zad_5.$A31]; IF([zad_5.$G31] &gt; [.G30]; [zad_5.$A31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2-05T00:00:00" table:style-name="ce2">
            <text:p>05.02.2017</text:p>
          </table:table-cell>
          <table:table-cell office:value-type="string" table:style-name="ce3">
            <text:p>Pila</text:p>
          </table:table-cell>
          <table:table-cell office:value-type="string" table:style-name="ce3">
            <text:p>Poznan</text:p>
          </table:table-cell>
          <table:table-cell office:value-type="float" office:value="3295" table:style-name="ce1">
            <text:p>3295</text:p>
          </table:table-cell>
          <table:table-cell office:value-type="float" office:value="103" table:style-name="ce1">
            <text:p>103</text:p>
          </table:table-cell>
          <table:table-cell office:value-type="float" office:value="346" table:style-name="ce1">
            <text:p>346</text:p>
          </table:table-cell>
          <table:table-cell office:value-type="float" office:value="7" table:formula="of:=IF(AND([zad_5.$B32] = [.C31]; [zad_5.$A32] - [.A31] = 1);[.G31];[.G31] + 1)" table:style-name="ce1">
            <text:p>7</text:p>
          </table:table-cell>
          <table:table-cell office:value-type="date" office:date-value="2017-02-05T00:00:00" table:formula="of:= IF([zad_5.$G32] &lt; [.G33]; [zad_5.$A32]; IF([zad_5.$G32] &gt; [.G31]; [zad_5.$A32]; &quot; &quot;))" table:style-name="ce2">
            <text:p>05.02.2017</text:p>
          </table:table-cell>
          <table:table-cell table:number-columns-repeated="16376"/>
        </table:table-row>
        <table:table-row table:style-name="ro1">
          <table:table-cell office:value-type="date" office:date-value="2017-02-06T00:00:00" table:style-name="ce2">
            <text:p>06.02.2017</text:p>
          </table:table-cell>
          <table:table-cell office:value-type="string" table:style-name="ce3">
            <text:p>Jakuszyce</text:p>
          </table:table-cell>
          <table:table-cell office:value-type="string" table:style-name="ce3">
            <text:p>Kalisz</text:p>
          </table:table-cell>
          <table:table-cell office:value-type="float" office:value="5291" table:style-name="ce1">
            <text:p>5291</text:p>
          </table:table-cell>
          <table:table-cell office:value-type="float" office:value="273" table:style-name="ce1">
            <text:p>273</text:p>
          </table:table-cell>
          <table:table-cell office:value-type="float" office:value="520" table:style-name="ce1">
            <text:p>520</text:p>
          </table:table-cell>
          <table:table-cell office:value-type="float" office:value="8" table:formula="of:=IF(AND([zad_5.$B33] = [.C32]; [zad_5.$A33] - [.A32] = 1);[.G32];[.G32] + 1)" table:style-name="ce1">
            <text:p>8</text:p>
          </table:table-cell>
          <table:table-cell office:value-type="date" office:date-value="2017-02-06T00:00:00" table:formula="of:= IF([zad_5.$G33] &lt; [.G34]; [zad_5.$A33]; IF([zad_5.$G33] &gt; [.G32]; [zad_5.$A33]; &quot; &quot;))" table:style-name="ce2">
            <text:p>06.02.2017</text:p>
          </table:table-cell>
          <table:table-cell table:number-columns-repeated="16376"/>
        </table:table-row>
        <table:table-row table:style-name="ro1">
          <table:table-cell office:value-type="date" office:date-value="2017-02-07T00:00:00" table:style-name="ce2">
            <text:p>07.02.2017</text:p>
          </table:table-cell>
          <table:table-cell office:value-type="string" table:style-name="ce3">
            <text:p>Kalisz</text:p>
          </table:table-cell>
          <table:table-cell office:value-type="string" table:style-name="ce3">
            <text:p>Piotrkow Trybunalski</text:p>
          </table:table-cell>
          <table:table-cell office:value-type="float" office:value="5838" table:style-name="ce1">
            <text:p>5838</text:p>
          </table:table-cell>
          <table:table-cell office:value-type="float" office:value="128" table:style-name="ce1">
            <text:p>128</text:p>
          </table:table-cell>
          <table:table-cell office:value-type="float" office:value="518" table:style-name="ce1">
            <text:p>518</text:p>
          </table:table-cell>
          <table:table-cell office:value-type="float" office:value="8" table:formula="of:=IF(AND([zad_5.$B34] = [.C33]; [zad_5.$A34] - [.A33] = 1);[.G33];[.G33] + 1)" table:style-name="ce1">
            <text:p>8</text:p>
          </table:table-cell>
          <table:table-cell office:value-type="string" office:string-value=" " table:formula="of:= IF([zad_5.$G34] &lt; [.G35]; [zad_5.$A34]; IF([zad_5.$G34] &gt; [.G33]; [zad_5.$A34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2-08T00:00:00" table:style-name="ce2">
            <text:p>08.02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Konin</text:p>
          </table:table-cell>
          <table:table-cell office:value-type="float" office:value="3319" table:style-name="ce1">
            <text:p>3319</text:p>
          </table:table-cell>
          <table:table-cell office:value-type="float" office:value="154" table:style-name="ce1">
            <text:p>154</text:p>
          </table:table-cell>
          <table:table-cell office:value-type="float" office:value="314" table:style-name="ce1">
            <text:p>314</text:p>
          </table:table-cell>
          <table:table-cell office:value-type="float" office:value="8" table:formula="of:=IF(AND([zad_5.$B35] = [.C34]; [zad_5.$A35] - [.A34] = 1);[.G34];[.G34] + 1)" table:style-name="ce1">
            <text:p>8</text:p>
          </table:table-cell>
          <table:table-cell office:value-type="date" office:date-value="2017-02-08T00:00:00" table:formula="of:= IF([zad_5.$G35] &lt; [.G36]; [zad_5.$A35]; IF([zad_5.$G35] &gt; [.G34]; [zad_5.$A35]; &quot; &quot;))" table:style-name="ce2">
            <text:p>08.02.2017</text:p>
          </table:table-cell>
          <table:table-cell table:number-columns-repeated="16376"/>
        </table:table-row>
        <table:table-row table:style-name="ro1">
          <table:table-cell office:value-type="date" office:date-value="2017-02-09T00:00:00" table:style-name="ce2">
            <text:p>09.02.2017</text:p>
          </table:table-cell>
          <table:table-cell office:value-type="string" table:style-name="ce3">
            <text:p>Gdansk</text:p>
          </table:table-cell>
          <table:table-cell office:value-type="string" table:style-name="ce3">
            <text:p>Torun</text:p>
          </table:table-cell>
          <table:table-cell office:value-type="float" office:value="2152" table:style-name="ce1">
            <text:p>2152</text:p>
          </table:table-cell>
          <table:table-cell office:value-type="float" office:value="190" table:style-name="ce1">
            <text:p>190</text:p>
          </table:table-cell>
          <table:table-cell office:value-type="float" office:value="406" table:style-name="ce1">
            <text:p>406</text:p>
          </table:table-cell>
          <table:table-cell office:value-type="float" office:value="9" table:formula="of:=IF(AND([zad_5.$B36] = [.C35]; [zad_5.$A36] - [.A35] = 1);[.G35];[.G35] + 1)" table:style-name="ce1">
            <text:p>9</text:p>
          </table:table-cell>
          <table:table-cell office:value-type="date" office:date-value="2017-02-09T00:00:00" table:formula="of:= IF([zad_5.$G36] &lt; [.G37]; [zad_5.$A36]; IF([zad_5.$G36] &gt; [.G35]; [zad_5.$A36]; &quot; &quot;))" table:style-name="ce2">
            <text:p>09.02.2017</text:p>
          </table:table-cell>
          <table:table-cell table:number-columns-repeated="16376"/>
        </table:table-row>
        <table:table-row table:style-name="ro1">
          <table:table-cell office:value-type="date" office:date-value="2017-02-10T00:00:00" table:style-name="ce2">
            <text:p>10.02.2017</text:p>
          </table:table-cell>
          <table:table-cell office:value-type="string" table:style-name="ce3">
            <text:p>Torun</text:p>
          </table:table-cell>
          <table:table-cell office:value-type="string" table:style-name="ce3">
            <text:p>Pila</text:p>
          </table:table-cell>
          <table:table-cell office:value-type="float" office:value="3810" table:style-name="ce1">
            <text:p>3810</text:p>
          </table:table-cell>
          <table:table-cell office:value-type="float" office:value="135" table:style-name="ce1">
            <text:p>135</text:p>
          </table:table-cell>
          <table:table-cell office:value-type="float" office:value="221" table:style-name="ce1">
            <text:p>221</text:p>
          </table:table-cell>
          <table:table-cell office:value-type="float" office:value="9" table:formula="of:=IF(AND([zad_5.$B37] = [.C36]; [zad_5.$A37] - [.A36] = 1);[.G36];[.G36] + 1)" table:style-name="ce1">
            <text:p>9</text:p>
          </table:table-cell>
          <table:table-cell office:value-type="string" office:string-value=" " table:formula="of:= IF([zad_5.$G37] &lt; [.G38]; [zad_5.$A37]; IF([zad_5.$G37] &gt; [.G36]; [zad_5.$A37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2-11T00:00:00" table:style-name="ce2">
            <text:p>11.02.2017</text:p>
          </table:table-cell>
          <table:table-cell office:value-type="string" table:style-name="ce3">
            <text:p>Pila</text:p>
          </table:table-cell>
          <table:table-cell office:value-type="string" table:style-name="ce3">
            <text:p>Koszalin</text:p>
          </table:table-cell>
          <table:table-cell office:value-type="float" office:value="5713" table:style-name="ce1">
            <text:p>5713</text:p>
          </table:table-cell>
          <table:table-cell office:value-type="float" office:value="128" table:style-name="ce1">
            <text:p>128</text:p>
          </table:table-cell>
          <table:table-cell office:value-type="float" office:value="376" table:style-name="ce1">
            <text:p>376</text:p>
          </table:table-cell>
          <table:table-cell office:value-type="float" office:value="9" table:formula="of:=IF(AND([zad_5.$B38] = [.C37]; [zad_5.$A38] - [.A37] = 1);[.G37];[.G37] + 1)" table:style-name="ce1">
            <text:p>9</text:p>
          </table:table-cell>
          <table:table-cell office:value-type="string" office:string-value=" " table:formula="of:= IF([zad_5.$G38] &lt; [.G39]; [zad_5.$A38]; IF([zad_5.$G38] &gt; [.G37]; [zad_5.$A38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2-12T00:00:00" table:style-name="ce2">
            <text:p>12.02.2017</text:p>
          </table:table-cell>
          <table:table-cell office:value-type="string" table:style-name="ce3">
            <text:p>Koszalin</text:p>
          </table:table-cell>
          <table:table-cell office:value-type="string" table:style-name="ce3">
            <text:p>Pila</text:p>
          </table:table-cell>
          <table:table-cell office:value-type="float" office:value="4163" table:style-name="ce1">
            <text:p>4163</text:p>
          </table:table-cell>
          <table:table-cell office:value-type="float" office:value="128" table:style-name="ce1">
            <text:p>128</text:p>
          </table:table-cell>
          <table:table-cell office:value-type="float" office:value="257" table:style-name="ce1">
            <text:p>257</text:p>
          </table:table-cell>
          <table:table-cell office:value-type="float" office:value="9" table:formula="of:=IF(AND([zad_5.$B39] = [.C38]; [zad_5.$A39] - [.A38] = 1);[.G38];[.G38] + 1)" table:style-name="ce1">
            <text:p>9</text:p>
          </table:table-cell>
          <table:table-cell office:value-type="string" office:string-value=" " table:formula="of:= IF([zad_5.$G39] &lt; [.G40]; [zad_5.$A39]; IF([zad_5.$G39] &gt; [.G38]; [zad_5.$A39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2-13T00:00:00" table:style-name="ce2">
            <text:p>13.02.2017</text:p>
          </table:table-cell>
          <table:table-cell office:value-type="string" table:style-name="ce3">
            <text:p>Pila</text:p>
          </table:table-cell>
          <table:table-cell office:value-type="string" table:style-name="ce3">
            <text:p>Czestochowa</text:p>
          </table:table-cell>
          <table:table-cell office:value-type="float" office:value="3216" table:style-name="ce1">
            <text:p>3216</text:p>
          </table:table-cell>
          <table:table-cell office:value-type="float" office:value="162" table:style-name="ce1">
            <text:p>162</text:p>
          </table:table-cell>
          <table:table-cell office:value-type="float" office:value="278" table:style-name="ce1">
            <text:p>278</text:p>
          </table:table-cell>
          <table:table-cell office:value-type="float" office:value="9" table:formula="of:=IF(AND([zad_5.$B40] = [.C39]; [zad_5.$A40] - [.A39] = 1);[.G39];[.G39] + 1)" table:style-name="ce1">
            <text:p>9</text:p>
          </table:table-cell>
          <table:table-cell office:value-type="date" office:date-value="2017-02-13T00:00:00" table:formula="of:= IF([zad_5.$G40] &lt; [.G41]; [zad_5.$A40]; IF([zad_5.$G40] &gt; [.G39]; [zad_5.$A40]; &quot; &quot;))" table:style-name="ce2">
            <text:p>13.02.2017</text:p>
          </table:table-cell>
          <table:table-cell table:number-columns-repeated="16376"/>
        </table:table-row>
        <table:table-row table:style-name="ro1">
          <table:table-cell office:value-type="date" office:date-value="2017-02-14T00:00:00" table:style-name="ce2">
            <text:p>14.02.2017</text:p>
          </table:table-cell>
          <table:table-cell office:value-type="string" table:style-name="ce3">
            <text:p>Lomza</text:p>
          </table:table-cell>
          <table:table-cell office:value-type="string" table:style-name="ce3">
            <text:p>Chyzne</text:p>
          </table:table-cell>
          <table:table-cell office:value-type="float" office:value="5060" table:style-name="ce1">
            <text:p>5060</text:p>
          </table:table-cell>
          <table:table-cell office:value-type="float" office:value="550" table:style-name="ce1">
            <text:p>550</text:p>
          </table:table-cell>
          <table:table-cell office:value-type="float" office:value="1622" table:style-name="ce1">
            <text:p>1622</text:p>
          </table:table-cell>
          <table:table-cell office:value-type="float" office:value="10" table:formula="of:=IF(AND([zad_5.$B41] = [.C40]; [zad_5.$A41] - [.A40] = 1);[.G40];[.G40] + 1)" table:style-name="ce1">
            <text:p>10</text:p>
          </table:table-cell>
          <table:table-cell office:value-type="date" office:date-value="2017-02-14T00:00:00" table:formula="of:= IF([zad_5.$G41] &lt; [.G42]; [zad_5.$A41]; IF([zad_5.$G41] &gt; [.G40]; [zad_5.$A41]; &quot; &quot;))" table:style-name="ce2">
            <text:p>14.02.2017</text:p>
          </table:table-cell>
          <table:table-cell table:number-columns-repeated="16376"/>
        </table:table-row>
        <table:table-row table:style-name="ro1">
          <table:table-cell office:value-type="date" office:date-value="2017-02-16T00:00:00" table:style-name="ce2">
            <text:p>16.02.2017</text:p>
          </table:table-cell>
          <table:table-cell office:value-type="string" table:style-name="ce3">
            <text:p>Koszalin</text:p>
          </table:table-cell>
          <table:table-cell office:value-type="string" table:style-name="ce3">
            <text:p>Swinoujscie</text:p>
          </table:table-cell>
          <table:table-cell office:value-type="float" office:value="2446" table:style-name="ce1">
            <text:p>2446</text:p>
          </table:table-cell>
          <table:table-cell office:value-type="float" office:value="161" table:style-name="ce1">
            <text:p>161</text:p>
          </table:table-cell>
          <table:table-cell office:value-type="float" office:value="379" table:style-name="ce1">
            <text:p>379</text:p>
          </table:table-cell>
          <table:table-cell office:value-type="float" office:value="11" table:formula="of:=IF(AND([zad_5.$B42] = [.C41]; [zad_5.$A42] - [.A41] = 1);[.G41];[.G41] + 1)" table:style-name="ce1">
            <text:p>11</text:p>
          </table:table-cell>
          <table:table-cell office:value-type="date" office:date-value="2017-02-16T00:00:00" table:formula="of:= IF([zad_5.$G42] &lt; [.G43]; [zad_5.$A42]; IF([zad_5.$G42] &gt; [.G41]; [zad_5.$A42]; &quot; &quot;))" table:style-name="ce2">
            <text:p>16.02.2017</text:p>
          </table:table-cell>
          <table:table-cell table:number-columns-repeated="16376"/>
        </table:table-row>
        <table:table-row table:style-name="ro1">
          <table:table-cell office:value-type="date" office:date-value="2017-02-17T00:00:00" table:style-name="ce2">
            <text:p>17.02.2017</text:p>
          </table:table-cell>
          <table:table-cell office:value-type="string" table:style-name="ce3">
            <text:p>Swinoujscie</text:p>
          </table:table-cell>
          <table:table-cell office:value-type="string" table:style-name="ce3">
            <text:p>Szczecin</text:p>
          </table:table-cell>
          <table:table-cell office:value-type="float" office:value="3305" table:style-name="ce1">
            <text:p>3305</text:p>
          </table:table-cell>
          <table:table-cell office:value-type="float" office:value="106" table:style-name="ce1">
            <text:p>106</text:p>
          </table:table-cell>
          <table:table-cell office:value-type="float" office:value="116" table:style-name="ce1">
            <text:p>116</text:p>
          </table:table-cell>
          <table:table-cell office:value-type="float" office:value="11" table:formula="of:=IF(AND([zad_5.$B43] = [.C42]; [zad_5.$A43] - [.A42] = 1);[.G42];[.G42] + 1)" table:style-name="ce1">
            <text:p>11</text:p>
          </table:table-cell>
          <table:table-cell office:value-type="date" office:date-value="2017-02-17T00:00:00" table:formula="of:= IF([zad_5.$G43] &lt; [.G44]; [zad_5.$A43]; IF([zad_5.$G43] &gt; [.G42]; [zad_5.$A43]; &quot; &quot;))" table:style-name="ce2">
            <text:p>17.02.2017</text:p>
          </table:table-cell>
          <table:table-cell table:number-columns-repeated="16376"/>
        </table:table-row>
        <table:table-row table:style-name="ro1">
          <table:table-cell office:value-type="date" office:date-value="2017-02-19T00:00:00" table:style-name="ce2">
            <text:p>19.02.2017</text:p>
          </table:table-cell>
          <table:table-cell office:value-type="string" table:style-name="ce3">
            <text:p>Pila</text:p>
          </table:table-cell>
          <table:table-cell office:value-type="string" table:style-name="ce3">
            <text:p>Torun</text:p>
          </table:table-cell>
          <table:table-cell office:value-type="float" office:value="1743" table:style-name="ce1">
            <text:p>1743</text:p>
          </table:table-cell>
          <table:table-cell office:value-type="float" office:value="145" table:style-name="ce1">
            <text:p>145</text:p>
          </table:table-cell>
          <table:table-cell office:value-type="float" office:value="376" table:style-name="ce1">
            <text:p>376</text:p>
          </table:table-cell>
          <table:table-cell office:value-type="float" office:value="12" table:formula="of:=IF(AND([zad_5.$B44] = [.C43]; [zad_5.$A44] - [.A43] = 1);[.G43];[.G43] + 1)" table:style-name="ce1">
            <text:p>12</text:p>
          </table:table-cell>
          <table:table-cell office:value-type="date" office:date-value="2017-02-19T00:00:00" table:formula="of:= IF([zad_5.$G44] &lt; [.G45]; [zad_5.$A44]; IF([zad_5.$G44] &gt; [.G43]; [zad_5.$A44]; &quot; &quot;))" table:style-name="ce2">
            <text:p>19.02.2017</text:p>
          </table:table-cell>
          <table:table-cell table:number-columns-repeated="16376"/>
        </table:table-row>
        <table:table-row table:style-name="ro1">
          <table:table-cell office:value-type="date" office:date-value="2017-02-22T00:00:00" table:style-name="ce2">
            <text:p>22.02.2017</text:p>
          </table:table-cell>
          <table:table-cell office:value-type="string" table:style-name="ce3">
            <text:p>Tarnow</text:p>
          </table:table-cell>
          <table:table-cell office:value-type="string" table:style-name="ce3">
            <text:p>Krosno</text:p>
          </table:table-cell>
          <table:table-cell office:value-type="float" office:value="4053" table:style-name="ce1">
            <text:p>4053</text:p>
          </table:table-cell>
          <table:table-cell office:value-type="float" office:value="146" table:style-name="ce1">
            <text:p>146</text:p>
          </table:table-cell>
          <table:table-cell office:value-type="float" office:value="441" table:style-name="ce1">
            <text:p>441</text:p>
          </table:table-cell>
          <table:table-cell office:value-type="float" office:value="13" table:formula="of:=IF(AND([zad_5.$B45] = [.C44]; [zad_5.$A45] - [.A44] = 1);[.G44];[.G44] + 1)" table:style-name="ce1">
            <text:p>13</text:p>
          </table:table-cell>
          <table:table-cell office:value-type="date" office:date-value="2017-02-22T00:00:00" table:formula="of:= IF([zad_5.$G45] &lt; [.G46]; [zad_5.$A45]; IF([zad_5.$G45] &gt; [.G44]; [zad_5.$A45]; &quot; &quot;))" table:style-name="ce2">
            <text:p>22.02.2017</text:p>
          </table:table-cell>
          <table:table-cell table:number-columns-repeated="16376"/>
        </table:table-row>
        <table:table-row table:style-name="ro1">
          <table:table-cell office:value-type="date" office:date-value="2017-02-23T00:00:00" table:style-name="ce2">
            <text:p>23.02.2017</text:p>
          </table:table-cell>
          <table:table-cell office:value-type="string" table:style-name="ce3">
            <text:p>Katowice</text:p>
          </table:table-cell>
          <table:table-cell office:value-type="string" table:style-name="ce3">
            <text:p>Piotrkow Trybunalski</text:p>
          </table:table-cell>
          <table:table-cell office:value-type="float" office:value="4905" table:style-name="ce1">
            <text:p>4905</text:p>
          </table:table-cell>
          <table:table-cell office:value-type="float" office:value="157" table:style-name="ce1">
            <text:p>157</text:p>
          </table:table-cell>
          <table:table-cell office:value-type="float" office:value="392" table:style-name="ce1">
            <text:p>392</text:p>
          </table:table-cell>
          <table:table-cell office:value-type="float" office:value="14" table:formula="of:=IF(AND([zad_5.$B46] = [.C45]; [zad_5.$A46] - [.A45] = 1);[.G45];[.G45] + 1)" table:style-name="ce1">
            <text:p>14</text:p>
          </table:table-cell>
          <table:table-cell office:value-type="date" office:date-value="2017-02-23T00:00:00" table:formula="of:= IF([zad_5.$G46] &lt; [.G47]; [zad_5.$A46]; IF([zad_5.$G46] &gt; [.G45]; [zad_5.$A46]; &quot; &quot;))" table:style-name="ce2">
            <text:p>23.02.2017</text:p>
          </table:table-cell>
          <table:table-cell table:number-columns-repeated="16376"/>
        </table:table-row>
        <table:table-row table:style-name="ro1">
          <table:table-cell office:value-type="date" office:date-value="2017-02-25T00:00:00" table:style-name="ce2">
            <text:p>25.02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Torun</text:p>
          </table:table-cell>
          <table:table-cell office:value-type="float" office:value="1624" table:style-name="ce1">
            <text:p>1624</text:p>
          </table:table-cell>
          <table:table-cell office:value-type="float" office:value="111" table:style-name="ce1">
            <text:p>111</text:p>
          </table:table-cell>
          <table:table-cell office:value-type="float" office:value="221" table:style-name="ce1">
            <text:p>221</text:p>
          </table:table-cell>
          <table:table-cell office:value-type="float" office:value="15" table:formula="of:=IF(AND([zad_5.$B47] = [.C46]; [zad_5.$A47] - [.A46] = 1);[.G46];[.G46] + 1)" table:style-name="ce1">
            <text:p>15</text:p>
          </table:table-cell>
          <table:table-cell office:value-type="date" office:date-value="2017-02-25T00:00:00" table:formula="of:= IF([zad_5.$G47] &lt; [.G48]; [zad_5.$A47]; IF([zad_5.$G47] &gt; [.G46]; [zad_5.$A47]; &quot; &quot;))" table:style-name="ce2">
            <text:p>25.02.2017</text:p>
          </table:table-cell>
          <table:table-cell table:number-columns-repeated="16376"/>
        </table:table-row>
        <table:table-row table:style-name="ro1">
          <table:table-cell office:value-type="date" office:date-value="2017-02-27T00:00:00" table:style-name="ce2">
            <text:p>27.02.2017</text:p>
          </table:table-cell>
          <table:table-cell office:value-type="string" table:style-name="ce3">
            <text:p>Kudowa-Slone</text:p>
          </table:table-cell>
          <table:table-cell office:value-type="string" table:style-name="ce3">
            <text:p>Jakuszyce</text:p>
          </table:table-cell>
          <table:table-cell office:value-type="float" office:value="5326" table:style-name="ce1">
            <text:p>5326</text:p>
          </table:table-cell>
          <table:table-cell office:value-type="float" office:value="171" table:style-name="ce1">
            <text:p>171</text:p>
          </table:table-cell>
          <table:table-cell office:value-type="float" office:value="263" table:style-name="ce1">
            <text:p>263</text:p>
          </table:table-cell>
          <table:table-cell office:value-type="float" office:value="16" table:formula="of:=IF(AND([zad_5.$B48] = [.C47]; [zad_5.$A48] - [.A47] = 1);[.G47];[.G47] + 1)" table:style-name="ce1">
            <text:p>16</text:p>
          </table:table-cell>
          <table:table-cell office:value-type="date" office:date-value="2017-02-27T00:00:00" table:formula="of:= IF([zad_5.$G48] &lt; [.G49]; [zad_5.$A48]; IF([zad_5.$G48] &gt; [.G47]; [zad_5.$A48]; &quot; &quot;))" table:style-name="ce2">
            <text:p>27.02.2017</text:p>
          </table:table-cell>
          <table:table-cell table:number-columns-repeated="16376"/>
        </table:table-row>
        <table:table-row table:style-name="ro1">
          <table:table-cell office:value-type="date" office:date-value="2017-02-28T00:00:00" table:style-name="ce2">
            <text:p>28.02.2017</text:p>
          </table:table-cell>
          <table:table-cell office:value-type="string" table:style-name="ce3">
            <text:p>Elblag</text:p>
          </table:table-cell>
          <table:table-cell office:value-type="string" table:style-name="ce3">
            <text:p>Ciechanow</text:p>
          </table:table-cell>
          <table:table-cell office:value-type="float" office:value="4398" table:style-name="ce1">
            <text:p>4398</text:p>
          </table:table-cell>
          <table:table-cell office:value-type="float" office:value="225" table:style-name="ce1">
            <text:p>225</text:p>
          </table:table-cell>
          <table:table-cell office:value-type="float" office:value="400" table:style-name="ce1">
            <text:p>400</text:p>
          </table:table-cell>
          <table:table-cell office:value-type="float" office:value="17" table:formula="of:=IF(AND([zad_5.$B49] = [.C48]; [zad_5.$A49] - [.A48] = 1);[.G48];[.G48] + 1)" table:style-name="ce1">
            <text:p>17</text:p>
          </table:table-cell>
          <table:table-cell office:value-type="date" office:date-value="2017-02-28T00:00:00" table:formula="of:= IF([zad_5.$G49] &lt; [.G50]; [zad_5.$A49]; IF([zad_5.$G49] &gt; [.G48]; [zad_5.$A49]; &quot; &quot;))" table:style-name="ce2">
            <text:p>28.02.2017</text:p>
          </table:table-cell>
          <table:table-cell table:number-columns-repeated="16376"/>
        </table:table-row>
        <table:table-row table:style-name="ro1">
          <table:table-cell office:value-type="date" office:date-value="2017-03-01T00:00:00" table:style-name="ce2">
            <text:p>01.03.2017</text:p>
          </table:table-cell>
          <table:table-cell office:value-type="string" table:style-name="ce3">
            <text:p>Kudowa-Slone</text:p>
          </table:table-cell>
          <table:table-cell office:value-type="string" table:style-name="ce3">
            <text:p>Opole</text:p>
          </table:table-cell>
          <table:table-cell office:value-type="float" office:value="4494" table:style-name="ce1">
            <text:p>4494</text:p>
          </table:table-cell>
          <table:table-cell office:value-type="float" office:value="143" table:style-name="ce1">
            <text:p>143</text:p>
          </table:table-cell>
          <table:table-cell office:value-type="float" office:value="252" table:style-name="ce1">
            <text:p>252</text:p>
          </table:table-cell>
          <table:table-cell office:value-type="float" office:value="18" table:formula="of:=IF(AND([zad_5.$B50] = [.C49]; [zad_5.$A50] - [.A49] = 1);[.G49];[.G49] + 1)" table:style-name="ce1">
            <text:p>18</text:p>
          </table:table-cell>
          <table:table-cell office:value-type="date" office:date-value="2017-03-01T00:00:00" table:formula="of:= IF([zad_5.$G50] &lt; [.G51]; [zad_5.$A50]; IF([zad_5.$G50] &gt; [.G49]; [zad_5.$A50]; &quot; &quot;))" table:style-name="ce2">
            <text:p>01.03.2017</text:p>
          </table:table-cell>
          <table:table-cell table:number-columns-repeated="16376"/>
        </table:table-row>
        <table:table-row table:style-name="ro1">
          <table:table-cell office:value-type="date" office:date-value="2017-03-02T00:00:00" table:style-name="ce2">
            <text:p>02.03.2017</text:p>
          </table:table-cell>
          <table:table-cell office:value-type="string" table:style-name="ce3">
            <text:p>Opole</text:p>
          </table:table-cell>
          <table:table-cell office:value-type="string" table:style-name="ce3">
            <text:p>Bielsko-Biala</text:p>
          </table:table-cell>
          <table:table-cell office:value-type="float" office:value="2136" table:style-name="ce1">
            <text:p>2136</text:p>
          </table:table-cell>
          <table:table-cell office:value-type="float" office:value="139" table:style-name="ce1">
            <text:p>139</text:p>
          </table:table-cell>
          <table:table-cell office:value-type="float" office:value="522" table:style-name="ce1">
            <text:p>522</text:p>
          </table:table-cell>
          <table:table-cell office:value-type="float" office:value="18" table:formula="of:=IF(AND([zad_5.$B51] = [.C50]; [zad_5.$A51] - [.A50] = 1);[.G50];[.G50] + 1)" table:style-name="ce1">
            <text:p>18</text:p>
          </table:table-cell>
          <table:table-cell office:value-type="string" office:string-value=" " table:formula="of:= IF([zad_5.$G51] &lt; [.G52]; [zad_5.$A51]; IF([zad_5.$G51] &gt; [.G50]; [zad_5.$A51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3-03T00:00:00" table:style-name="ce2">
            <text:p>03.03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Zakopane</text:p>
          </table:table-cell>
          <table:table-cell office:value-type="float" office:value="4481" table:style-name="ce1">
            <text:p>4481</text:p>
          </table:table-cell>
          <table:table-cell office:value-type="float" office:value="121" table:style-name="ce1">
            <text:p>121</text:p>
          </table:table-cell>
          <table:table-cell office:value-type="float" office:value="446" table:style-name="ce1">
            <text:p>446</text:p>
          </table:table-cell>
          <table:table-cell office:value-type="float" office:value="18" table:formula="of:=IF(AND([zad_5.$B52] = [.C51]; [zad_5.$A52] - [.A51] = 1);[.G51];[.G51] + 1)" table:style-name="ce1">
            <text:p>18</text:p>
          </table:table-cell>
          <table:table-cell office:value-type="date" office:date-value="2017-03-03T00:00:00" table:formula="of:= IF([zad_5.$G52] &lt; [.G53]; [zad_5.$A52]; IF([zad_5.$G52] &gt; [.G51]; [zad_5.$A52]; &quot; &quot;))" table:style-name="ce2">
            <text:p>03.03.2017</text:p>
          </table:table-cell>
          <table:table-cell table:number-columns-repeated="16376"/>
        </table:table-row>
        <table:table-row table:style-name="ro1">
          <table:table-cell office:value-type="date" office:date-value="2017-03-04T00:00:00" table:style-name="ce2">
            <text:p>04.03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Poznan</text:p>
          </table:table-cell>
          <table:table-cell office:value-type="float" office:value="1749" table:style-name="ce1">
            <text:p>1749</text:p>
          </table:table-cell>
          <table:table-cell office:value-type="float" office:value="232" table:style-name="ce1">
            <text:p>232</text:p>
          </table:table-cell>
          <table:table-cell office:value-type="float" office:value="928" table:style-name="ce1">
            <text:p>928</text:p>
          </table:table-cell>
          <table:table-cell office:value-type="float" office:value="19" table:formula="of:=IF(AND([zad_5.$B53] = [.C52]; [zad_5.$A53] - [.A52] = 1);[.G52];[.G52] + 1)" table:style-name="ce1">
            <text:p>19</text:p>
          </table:table-cell>
          <table:table-cell office:value-type="date" office:date-value="2017-03-04T00:00:00" table:formula="of:= IF([zad_5.$G53] &lt; [.G54]; [zad_5.$A53]; IF([zad_5.$G53] &gt; [.G52]; [zad_5.$A53]; &quot; &quot;))" table:style-name="ce2">
            <text:p>04.03.2017</text:p>
          </table:table-cell>
          <table:table-cell table:number-columns-repeated="16376"/>
        </table:table-row>
        <table:table-row table:style-name="ro1">
          <table:table-cell office:value-type="date" office:date-value="2017-03-08T00:00:00" table:style-name="ce2">
            <text:p>08.03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Konin</text:p>
          </table:table-cell>
          <table:table-cell office:value-type="float" office:value="1203" table:style-name="ce1">
            <text:p>1203</text:p>
          </table:table-cell>
          <table:table-cell office:value-type="float" office:value="146" table:style-name="ce1">
            <text:p>146</text:p>
          </table:table-cell>
          <table:table-cell office:value-type="float" office:value="330" table:style-name="ce1">
            <text:p>330</text:p>
          </table:table-cell>
          <table:table-cell office:value-type="float" office:value="20" table:formula="of:=IF(AND([zad_5.$B54] = [.C53]; [zad_5.$A54] - [.A53] = 1);[.G53];[.G53] + 1)" table:style-name="ce1">
            <text:p>20</text:p>
          </table:table-cell>
          <table:table-cell office:value-type="date" office:date-value="2017-03-08T00:00:00" table:formula="of:= IF([zad_5.$G54] &lt; [.G55]; [zad_5.$A54]; IF([zad_5.$G54] &gt; [.G53]; [zad_5.$A54]; &quot; &quot;))" table:style-name="ce2">
            <text:p>08.03.2017</text:p>
          </table:table-cell>
          <table:table-cell table:number-columns-repeated="16376"/>
        </table:table-row>
        <table:table-row table:style-name="ro1">
          <table:table-cell office:value-type="date" office:date-value="2017-03-09T00:00:00" table:style-name="ce2">
            <text:p>09.03.2017</text:p>
          </table:table-cell>
          <table:table-cell office:value-type="string" table:style-name="ce3">
            <text:p>Konin</text:p>
          </table:table-cell>
          <table:table-cell office:value-type="string" table:style-name="ce3">
            <text:p>Bydgoszcz</text:p>
          </table:table-cell>
          <table:table-cell office:value-type="float" office:value="4505" table:style-name="ce1">
            <text:p>4505</text:p>
          </table:table-cell>
          <table:table-cell office:value-type="float" office:value="118" table:style-name="ce1">
            <text:p>118</text:p>
          </table:table-cell>
          <table:table-cell office:value-type="float" office:value="374" table:style-name="ce1">
            <text:p>374</text:p>
          </table:table-cell>
          <table:table-cell office:value-type="float" office:value="20" table:formula="of:=IF(AND([zad_5.$B55] = [.C54]; [zad_5.$A55] - [.A54] = 1);[.G54];[.G54] + 1)" table:style-name="ce1">
            <text:p>20</text:p>
          </table:table-cell>
          <table:table-cell office:value-type="string" office:string-value=" " table:formula="of:= IF([zad_5.$G55] &lt; [.G56]; [zad_5.$A55]; IF([zad_5.$G55] &gt; [.G54]; [zad_5.$A55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3-10T00:00:00" table:style-name="ce2">
            <text:p>10.03.2017</text:p>
          </table:table-cell>
          <table:table-cell office:value-type="string" table:style-name="ce3">
            <text:p>Bydgoszcz</text:p>
          </table:table-cell>
          <table:table-cell office:value-type="string" table:style-name="ce3">
            <text:p>Wloclawek</text:p>
          </table:table-cell>
          <table:table-cell office:value-type="float" office:value="1454" table:style-name="ce1">
            <text:p>1454</text:p>
          </table:table-cell>
          <table:table-cell office:value-type="float" office:value="95" table:style-name="ce1">
            <text:p>95</text:p>
          </table:table-cell>
          <table:table-cell office:value-type="float" office:value="197" table:style-name="ce1">
            <text:p>197</text:p>
          </table:table-cell>
          <table:table-cell office:value-type="float" office:value="20" table:formula="of:=IF(AND([zad_5.$B56] = [.C55]; [zad_5.$A56] - [.A55] = 1);[.G55];[.G55] + 1)" table:style-name="ce1">
            <text:p>20</text:p>
          </table:table-cell>
          <table:table-cell office:value-type="string" office:string-value=" " table:formula="of:= IF([zad_5.$G56] &lt; [.G57]; [zad_5.$A56]; IF([zad_5.$G56] &gt; [.G55]; [zad_5.$A56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3-11T00:00:00" table:style-name="ce2">
            <text:p>11.03.2017</text:p>
          </table:table-cell>
          <table:table-cell office:value-type="string" table:style-name="ce3">
            <text:p>Wloclawek</text:p>
          </table:table-cell>
          <table:table-cell office:value-type="string" table:style-name="ce3">
            <text:p>Skierniewice</text:p>
          </table:table-cell>
          <table:table-cell office:value-type="float" office:value="2835" table:style-name="ce1">
            <text:p>2835</text:p>
          </table:table-cell>
          <table:table-cell office:value-type="float" office:value="136" table:style-name="ce1">
            <text:p>136</text:p>
          </table:table-cell>
          <table:table-cell office:value-type="float" office:value="418" table:style-name="ce1">
            <text:p>418</text:p>
          </table:table-cell>
          <table:table-cell office:value-type="float" office:value="20" table:formula="of:=IF(AND([zad_5.$B57] = [.C56]; [zad_5.$A57] - [.A56] = 1);[.G56];[.G56] + 1)" table:style-name="ce1">
            <text:p>20</text:p>
          </table:table-cell>
          <table:table-cell office:value-type="string" office:string-value=" " table:formula="of:= IF([zad_5.$G57] &lt; [.G58]; [zad_5.$A57]; IF([zad_5.$G57] &gt; [.G56]; [zad_5.$A57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3-12T00:00:00" table:style-name="ce2">
            <text:p>12.03.2017</text:p>
          </table:table-cell>
          <table:table-cell office:value-type="string" table:style-name="ce3">
            <text:p>Skierniewice</text:p>
          </table:table-cell>
          <table:table-cell office:value-type="string" table:style-name="ce3">
            <text:p>Sieradz</text:p>
          </table:table-cell>
          <table:table-cell office:value-type="float" office:value="2338" table:style-name="ce1">
            <text:p>2338</text:p>
          </table:table-cell>
          <table:table-cell office:value-type="float" office:value="123" table:style-name="ce1">
            <text:p>123</text:p>
          </table:table-cell>
          <table:table-cell office:value-type="float" office:value="215" table:style-name="ce1">
            <text:p>215</text:p>
          </table:table-cell>
          <table:table-cell office:value-type="float" office:value="20" table:formula="of:=IF(AND([zad_5.$B58] = [.C57]; [zad_5.$A58] - [.A57] = 1);[.G57];[.G57] + 1)" table:style-name="ce1">
            <text:p>20</text:p>
          </table:table-cell>
          <table:table-cell office:value-type="date" office:date-value="2017-03-12T00:00:00" table:formula="of:= IF([zad_5.$G58] &lt; [.G59]; [zad_5.$A58]; IF([zad_5.$G58] &gt; [.G57]; [zad_5.$A58]; &quot; &quot;))" table:style-name="ce2">
            <text:p>12.03.2017</text:p>
          </table:table-cell>
          <table:table-cell table:number-columns-repeated="16376"/>
        </table:table-row>
        <table:table-row table:style-name="ro1">
          <table:table-cell office:value-type="date" office:date-value="2017-03-13T00:00:00" table:style-name="ce2">
            <text:p>13.03.2017</text:p>
          </table:table-cell>
          <table:table-cell office:value-type="string" table:style-name="ce3">
            <text:p>Gorzow Wielkopolski</text:p>
          </table:table-cell>
          <table:table-cell office:value-type="string" table:style-name="ce3">
            <text:p>Walbrzych</text:p>
          </table:table-cell>
          <table:table-cell office:value-type="float" office:value="4154" table:style-name="ce1">
            <text:p>4154</text:p>
          </table:table-cell>
          <table:table-cell office:value-type="float" office:value="277" table:style-name="ce1">
            <text:p>277</text:p>
          </table:table-cell>
          <table:table-cell office:value-type="float" office:value="924" table:style-name="ce1">
            <text:p>924</text:p>
          </table:table-cell>
          <table:table-cell office:value-type="float" office:value="21" table:formula="of:=IF(AND([zad_5.$B59] = [.C58]; [zad_5.$A59] - [.A58] = 1);[.G58];[.G58] + 1)" table:style-name="ce1">
            <text:p>21</text:p>
          </table:table-cell>
          <table:table-cell office:value-type="date" office:date-value="2017-03-13T00:00:00" table:formula="of:= IF([zad_5.$G59] &lt; [.G60]; [zad_5.$A59]; IF([zad_5.$G59] &gt; [.G58]; [zad_5.$A59]; &quot; &quot;))" table:style-name="ce2">
            <text:p>13.03.2017</text:p>
          </table:table-cell>
          <table:table-cell table:number-columns-repeated="16376"/>
        </table:table-row>
        <table:table-row table:style-name="ro1">
          <table:table-cell office:value-type="date" office:date-value="2017-03-16T00:00:00" table:style-name="ce2">
            <text:p>16.03.2017</text:p>
          </table:table-cell>
          <table:table-cell office:value-type="string" table:style-name="ce3">
            <text:p>Gubin</text:p>
          </table:table-cell>
          <table:table-cell office:value-type="string" table:style-name="ce3">
            <text:p>Kostrzyn</text:p>
          </table:table-cell>
          <table:table-cell office:value-type="float" office:value="1767" table:style-name="ce1">
            <text:p>1767</text:p>
          </table:table-cell>
          <table:table-cell office:value-type="float" office:value="91" table:style-name="ce1">
            <text:p>91</text:p>
          </table:table-cell>
          <table:table-cell office:value-type="float" office:value="247" table:style-name="ce1">
            <text:p>247</text:p>
          </table:table-cell>
          <table:table-cell office:value-type="float" office:value="22" table:formula="of:=IF(AND([zad_5.$B60] = [.C59]; [zad_5.$A60] - [.A59] = 1);[.G59];[.G59] + 1)" table:style-name="ce1">
            <text:p>22</text:p>
          </table:table-cell>
          <table:table-cell office:value-type="date" office:date-value="2017-03-16T00:00:00" table:formula="of:= IF([zad_5.$G60] &lt; [.G61]; [zad_5.$A60]; IF([zad_5.$G60] &gt; [.G59]; [zad_5.$A60]; &quot; &quot;))" table:style-name="ce2">
            <text:p>16.03.2017</text:p>
          </table:table-cell>
          <table:table-cell table:number-columns-repeated="16376"/>
        </table:table-row>
        <table:table-row table:style-name="ro1">
          <table:table-cell office:value-type="date" office:date-value="2017-03-18T00:00:00" table:style-name="ce2">
            <text:p>18.03.2017</text:p>
          </table:table-cell>
          <table:table-cell office:value-type="string" table:style-name="ce3">
            <text:p>Zamosc</text:p>
          </table:table-cell>
          <table:table-cell office:value-type="string" table:style-name="ce3">
            <text:p>Medyka</text:p>
          </table:table-cell>
          <table:table-cell office:value-type="float" office:value="2929" table:style-name="ce1">
            <text:p>2929</text:p>
          </table:table-cell>
          <table:table-cell office:value-type="float" office:value="152" table:style-name="ce1">
            <text:p>152</text:p>
          </table:table-cell>
          <table:table-cell office:value-type="float" office:value="278" table:style-name="ce1">
            <text:p>278</text:p>
          </table:table-cell>
          <table:table-cell office:value-type="float" office:value="23" table:formula="of:=IF(AND([zad_5.$B61] = [.C60]; [zad_5.$A61] - [.A60] = 1);[.G60];[.G60] + 1)" table:style-name="ce1">
            <text:p>23</text:p>
          </table:table-cell>
          <table:table-cell office:value-type="date" office:date-value="2017-03-18T00:00:00" table:formula="of:= IF([zad_5.$G61] &lt; [.G62]; [zad_5.$A61]; IF([zad_5.$G61] &gt; [.G60]; [zad_5.$A61]; &quot; &quot;))" table:style-name="ce2">
            <text:p>18.03.2017</text:p>
          </table:table-cell>
          <table:table-cell table:number-columns-repeated="16376"/>
        </table:table-row>
        <table:table-row table:style-name="ro1">
          <table:table-cell office:value-type="date" office:date-value="2017-03-19T00:00:00" table:style-name="ce2">
            <text:p>19.03.2017</text:p>
          </table:table-cell>
          <table:table-cell office:value-type="string" table:style-name="ce3">
            <text:p>Medyka</text:p>
          </table:table-cell>
          <table:table-cell office:value-type="string" table:style-name="ce3">
            <text:p>Tarnobrzeg</text:p>
          </table:table-cell>
          <table:table-cell office:value-type="float" office:value="2151" table:style-name="ce1">
            <text:p>2151</text:p>
          </table:table-cell>
          <table:table-cell office:value-type="float" office:value="177" table:style-name="ce1">
            <text:p>177</text:p>
          </table:table-cell>
          <table:table-cell office:value-type="float" office:value="365" table:style-name="ce1">
            <text:p>365</text:p>
          </table:table-cell>
          <table:table-cell office:value-type="float" office:value="23" table:formula="of:=IF(AND([zad_5.$B62] = [.C61]; [zad_5.$A62] - [.A61] = 1);[.G61];[.G61] + 1)" table:style-name="ce1">
            <text:p>23</text:p>
          </table:table-cell>
          <table:table-cell office:value-type="string" office:string-value=" " table:formula="of:= IF([zad_5.$G62] &lt; [.G63]; [zad_5.$A62]; IF([zad_5.$G62] &gt; [.G61]; [zad_5.$A62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3-20T00:00:00" table:style-name="ce2">
            <text:p>20.03.2017</text:p>
          </table:table-cell>
          <table:table-cell office:value-type="string" table:style-name="ce3">
            <text:p>Tarnobrzeg</text:p>
          </table:table-cell>
          <table:table-cell office:value-type="string" table:style-name="ce3">
            <text:p>Kielce</text:p>
          </table:table-cell>
          <table:table-cell office:value-type="float" office:value="2431" table:style-name="ce1">
            <text:p>2431</text:p>
          </table:table-cell>
          <table:table-cell office:value-type="float" office:value="96" table:style-name="ce1">
            <text:p>96</text:p>
          </table:table-cell>
          <table:table-cell office:value-type="float" office:value="409" table:style-name="ce1">
            <text:p>409</text:p>
          </table:table-cell>
          <table:table-cell office:value-type="float" office:value="23" table:formula="of:=IF(AND([zad_5.$B63] = [.C62]; [zad_5.$A63] - [.A62] = 1);[.G62];[.G62] + 1)" table:style-name="ce1">
            <text:p>23</text:p>
          </table:table-cell>
          <table:table-cell office:value-type="date" office:date-value="2017-03-20T00:00:00" table:formula="of:= IF([zad_5.$G63] &lt; [.G64]; [zad_5.$A63]; IF([zad_5.$G63] &gt; [.G62]; [zad_5.$A63]; &quot; &quot;))" table:style-name="ce2">
            <text:p>20.03.2017</text:p>
          </table:table-cell>
          <table:table-cell table:number-columns-repeated="16376"/>
        </table:table-row>
        <table:table-row table:style-name="ro1">
          <table:table-cell office:value-type="date" office:date-value="2017-03-21T00:00:00" table:style-name="ce2">
            <text:p>21.03.2017</text:p>
          </table:table-cell>
          <table:table-cell office:value-type="string" table:style-name="ce3">
            <text:p>Krosno</text:p>
          </table:table-cell>
          <table:table-cell office:value-type="string" table:style-name="ce3">
            <text:p>Tarnobrzeg</text:p>
          </table:table-cell>
          <table:table-cell office:value-type="float" office:value="1168" table:style-name="ce1">
            <text:p>1168</text:p>
          </table:table-cell>
          <table:table-cell office:value-type="float" office:value="143" table:style-name="ce1">
            <text:p>143</text:p>
          </table:table-cell>
          <table:table-cell office:value-type="float" office:value="501" table:style-name="ce1">
            <text:p>501</text:p>
          </table:table-cell>
          <table:table-cell office:value-type="float" office:value="24" table:formula="of:=IF(AND([zad_5.$B64] = [.C63]; [zad_5.$A64] - [.A63] = 1);[.G63];[.G63] + 1)" table:style-name="ce1">
            <text:p>24</text:p>
          </table:table-cell>
          <table:table-cell office:value-type="date" office:date-value="2017-03-21T00:00:00" table:formula="of:= IF([zad_5.$G64] &lt; [.G65]; [zad_5.$A64]; IF([zad_5.$G64] &gt; [.G63]; [zad_5.$A64]; &quot; &quot;))" table:style-name="ce2">
            <text:p>21.03.2017</text:p>
          </table:table-cell>
          <table:table-cell table:number-columns-repeated="16376"/>
        </table:table-row>
        <table:table-row table:style-name="ro1">
          <table:table-cell office:value-type="date" office:date-value="2017-03-22T00:00:00" table:style-name="ce2">
            <text:p>22.03.2017</text:p>
          </table:table-cell>
          <table:table-cell office:value-type="string" table:style-name="ce3">
            <text:p>Tarnobrzeg</text:p>
          </table:table-cell>
          <table:table-cell office:value-type="string" table:style-name="ce3">
            <text:p>Radom</text:p>
          </table:table-cell>
          <table:table-cell office:value-type="float" office:value="4251" table:style-name="ce1">
            <text:p>4251</text:p>
          </table:table-cell>
          <table:table-cell office:value-type="float" office:value="122" table:style-name="ce1">
            <text:p>122</text:p>
          </table:table-cell>
          <table:table-cell office:value-type="float" office:value="227" table:style-name="ce1">
            <text:p>227</text:p>
          </table:table-cell>
          <table:table-cell office:value-type="float" office:value="24" table:formula="of:=IF(AND([zad_5.$B65] = [.C64]; [zad_5.$A65] - [.A64] = 1);[.G64];[.G64] + 1)" table:style-name="ce1">
            <text:p>24</text:p>
          </table:table-cell>
          <table:table-cell office:value-type="string" office:string-value=" " table:formula="of:= IF([zad_5.$G65] &lt; [.G66]; [zad_5.$A65]; IF([zad_5.$G65] &gt; [.G64]; [zad_5.$A65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3-23T00:00:00" table:style-name="ce2">
            <text:p>23.03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Skierniewice</text:p>
          </table:table-cell>
          <table:table-cell office:value-type="float" office:value="4347" table:style-name="ce1">
            <text:p>4347</text:p>
          </table:table-cell>
          <table:table-cell office:value-type="float" office:value="117" table:style-name="ce1">
            <text:p>117</text:p>
          </table:table-cell>
          <table:table-cell office:value-type="float" office:value="158" table:style-name="ce1">
            <text:p>158</text:p>
          </table:table-cell>
          <table:table-cell office:value-type="float" office:value="24" table:formula="of:=IF(AND([zad_5.$B66] = [.C65]; [zad_5.$A66] - [.A65] = 1);[.G65];[.G65] + 1)" table:style-name="ce1">
            <text:p>24</text:p>
          </table:table-cell>
          <table:table-cell office:value-type="string" office:string-value=" " table:formula="of:= IF([zad_5.$G66] &lt; [.G67]; [zad_5.$A66]; IF([zad_5.$G66] &gt; [.G65]; [zad_5.$A66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3-24T00:00:00" table:style-name="ce2">
            <text:p>24.03.2017</text:p>
          </table:table-cell>
          <table:table-cell office:value-type="string" table:style-name="ce3">
            <text:p>Skierniewice</text:p>
          </table:table-cell>
          <table:table-cell office:value-type="string" table:style-name="ce3">
            <text:p>Wloclawek</text:p>
          </table:table-cell>
          <table:table-cell office:value-type="float" office:value="5287" table:style-name="ce1">
            <text:p>5287</text:p>
          </table:table-cell>
          <table:table-cell office:value-type="float" office:value="127" table:style-name="ce1">
            <text:p>127</text:p>
          </table:table-cell>
          <table:table-cell office:value-type="float" office:value="495" table:style-name="ce1">
            <text:p>495</text:p>
          </table:table-cell>
          <table:table-cell office:value-type="float" office:value="24" table:formula="of:=IF(AND([zad_5.$B67] = [.C66]; [zad_5.$A67] - [.A66] = 1);[.G66];[.G66] + 1)" table:style-name="ce1">
            <text:p>24</text:p>
          </table:table-cell>
          <table:table-cell office:value-type="date" office:date-value="2017-03-24T00:00:00" table:formula="of:= IF([zad_5.$G67] &lt; [.G68]; [zad_5.$A67]; IF([zad_5.$G67] &gt; [.G66]; [zad_5.$A67]; &quot; &quot;))" table:style-name="ce2">
            <text:p>24.03.2017</text:p>
          </table:table-cell>
          <table:table-cell table:number-columns-repeated="16376"/>
        </table:table-row>
        <table:table-row table:style-name="ro1">
          <table:table-cell office:value-type="date" office:date-value="2017-03-26T00:00:00" table:style-name="ce2">
            <text:p>26.03.2017</text:p>
          </table:table-cell>
          <table:table-cell office:value-type="string" table:style-name="ce3">
            <text:p>Tarnow</text:p>
          </table:table-cell>
          <table:table-cell office:value-type="string" table:style-name="ce3">
            <text:p>Katowice</text:p>
          </table:table-cell>
          <table:table-cell office:value-type="float" office:value="5177" table:style-name="ce1">
            <text:p>5177</text:p>
          </table:table-cell>
          <table:table-cell office:value-type="float" office:value="147" table:style-name="ce1">
            <text:p>147</text:p>
          </table:table-cell>
          <table:table-cell office:value-type="float" office:value="443" table:style-name="ce1">
            <text:p>443</text:p>
          </table:table-cell>
          <table:table-cell office:value-type="float" office:value="25" table:formula="of:=IF(AND([zad_5.$B68] = [.C67]; [zad_5.$A68] - [.A67] = 1);[.G67];[.G67] + 1)" table:style-name="ce1">
            <text:p>25</text:p>
          </table:table-cell>
          <table:table-cell office:value-type="date" office:date-value="2017-03-26T00:00:00" table:formula="of:= IF([zad_5.$G68] &lt; [.G69]; [zad_5.$A68]; IF([zad_5.$G68] &gt; [.G67]; [zad_5.$A68]; &quot; &quot;))" table:style-name="ce2">
            <text:p>26.03.2017</text:p>
          </table:table-cell>
          <table:table-cell table:number-columns-repeated="16376"/>
        </table:table-row>
        <table:table-row table:style-name="ro1">
          <table:table-cell office:value-type="date" office:date-value="2017-03-27T00:00:00" table:style-name="ce2">
            <text:p>27.03.2017</text:p>
          </table:table-cell>
          <table:table-cell office:value-type="string" table:style-name="ce3">
            <text:p>Gubin</text:p>
          </table:table-cell>
          <table:table-cell office:value-type="string" table:style-name="ce3">
            <text:p>Gorzow Wielkopolski</text:p>
          </table:table-cell>
          <table:table-cell office:value-type="float" office:value="3858" table:style-name="ce1">
            <text:p>3858</text:p>
          </table:table-cell>
          <table:table-cell office:value-type="float" office:value="155" table:style-name="ce1">
            <text:p>155</text:p>
          </table:table-cell>
          <table:table-cell office:value-type="float" office:value="261" table:style-name="ce1">
            <text:p>261</text:p>
          </table:table-cell>
          <table:table-cell office:value-type="float" office:value="26" table:formula="of:=IF(AND([zad_5.$B69] = [.C68]; [zad_5.$A69] - [.A68] = 1);[.G68];[.G68] + 1)" table:style-name="ce1">
            <text:p>26</text:p>
          </table:table-cell>
          <table:table-cell office:value-type="date" office:date-value="2017-03-27T00:00:00" table:formula="of:= IF([zad_5.$G69] &lt; [.G70]; [zad_5.$A69]; IF([zad_5.$G69] &gt; [.G68]; [zad_5.$A69]; &quot; &quot;))" table:style-name="ce2">
            <text:p>27.03.2017</text:p>
          </table:table-cell>
          <table:table-cell table:number-columns-repeated="16376"/>
        </table:table-row>
        <table:table-row table:style-name="ro1">
          <table:table-cell office:value-type="date" office:date-value="2017-03-28T00:00:00" table:style-name="ce2">
            <text:p>28.03.2017</text:p>
          </table:table-cell>
          <table:table-cell office:value-type="string" table:style-name="ce3">
            <text:p>Gorzow Wielkopolski</text:p>
          </table:table-cell>
          <table:table-cell office:value-type="string" table:style-name="ce3">
            <text:p>Zielona Gora</text:p>
          </table:table-cell>
          <table:table-cell office:value-type="float" office:value="4637" table:style-name="ce1">
            <text:p>4637</text:p>
          </table:table-cell>
          <table:table-cell office:value-type="float" office:value="116" table:style-name="ce1">
            <text:p>116</text:p>
          </table:table-cell>
          <table:table-cell office:value-type="float" office:value="242" table:style-name="ce1">
            <text:p>242</text:p>
          </table:table-cell>
          <table:table-cell office:value-type="float" office:value="26" table:formula="of:=IF(AND([zad_5.$B70] = [.C69]; [zad_5.$A70] - [.A69] = 1);[.G69];[.G69] + 1)" table:style-name="ce1">
            <text:p>26</text:p>
          </table:table-cell>
          <table:table-cell office:value-type="string" office:string-value=" " table:formula="of:= IF([zad_5.$G70] &lt; [.G71]; [zad_5.$A70]; IF([zad_5.$G70] &gt; [.G69]; [zad_5.$A70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3-29T00:00:00" table:style-name="ce2">
            <text:p>29.03.2017</text:p>
          </table:table-cell>
          <table:table-cell office:value-type="string" table:style-name="ce3">
            <text:p>Zielona Gora</text:p>
          </table:table-cell>
          <table:table-cell office:value-type="string" table:style-name="ce3">
            <text:p>Poznan</text:p>
          </table:table-cell>
          <table:table-cell office:value-type="float" office:value="5212" table:style-name="ce1">
            <text:p>5212</text:p>
          </table:table-cell>
          <table:table-cell office:value-type="float" office:value="123" table:style-name="ce1">
            <text:p>123</text:p>
          </table:table-cell>
          <table:table-cell office:value-type="float" office:value="517" table:style-name="ce1">
            <text:p>517</text:p>
          </table:table-cell>
          <table:table-cell office:value-type="float" office:value="26" table:formula="of:=IF(AND([zad_5.$B71] = [.C70]; [zad_5.$A71] - [.A70] = 1);[.G70];[.G70] + 1)" table:style-name="ce1">
            <text:p>26</text:p>
          </table:table-cell>
          <table:table-cell office:value-type="string" office:string-value=" " table:formula="of:= IF([zad_5.$G71] &lt; [.G72]; [zad_5.$A71]; IF([zad_5.$G71] &gt; [.G70]; [zad_5.$A71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3-30T00:00:00" table:style-name="ce2">
            <text:p>30.03.2017</text:p>
          </table:table-cell>
          <table:table-cell office:value-type="string" table:style-name="ce3">
            <text:p>Poznan</text:p>
          </table:table-cell>
          <table:table-cell office:value-type="string" table:style-name="ce3">
            <text:p>Bydgoszcz</text:p>
          </table:table-cell>
          <table:table-cell office:value-type="float" office:value="1099" table:style-name="ce1">
            <text:p>1099</text:p>
          </table:table-cell>
          <table:table-cell office:value-type="float" office:value="128" table:style-name="ce1">
            <text:p>128</text:p>
          </table:table-cell>
          <table:table-cell office:value-type="float" office:value="205" table:style-name="ce1">
            <text:p>205</text:p>
          </table:table-cell>
          <table:table-cell office:value-type="float" office:value="26" table:formula="of:=IF(AND([zad_5.$B72] = [.C71]; [zad_5.$A72] - [.A71] = 1);[.G71];[.G71] + 1)" table:style-name="ce1">
            <text:p>26</text:p>
          </table:table-cell>
          <table:table-cell office:value-type="string" office:string-value=" " table:formula="of:= IF([zad_5.$G72] &lt; [.G73]; [zad_5.$A72]; IF([zad_5.$G72] &gt; [.G71]; [zad_5.$A72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3-31T00:00:00" table:style-name="ce2">
            <text:p>31.03.2017</text:p>
          </table:table-cell>
          <table:table-cell office:value-type="string" table:style-name="ce3">
            <text:p>Bydgoszcz</text:p>
          </table:table-cell>
          <table:table-cell office:value-type="string" table:style-name="ce3">
            <text:p>Wloclawek</text:p>
          </table:table-cell>
          <table:table-cell office:value-type="float" office:value="4422" table:style-name="ce1">
            <text:p>4422</text:p>
          </table:table-cell>
          <table:table-cell office:value-type="float" office:value="105" table:style-name="ce1">
            <text:p>105</text:p>
          </table:table-cell>
          <table:table-cell office:value-type="float" office:value="145" table:style-name="ce1">
            <text:p>145</text:p>
          </table:table-cell>
          <table:table-cell office:value-type="float" office:value="26" table:formula="of:=IF(AND([zad_5.$B73] = [.C72]; [zad_5.$A73] - [.A72] = 1);[.G72];[.G72] + 1)" table:style-name="ce1">
            <text:p>26</text:p>
          </table:table-cell>
          <table:table-cell office:value-type="date" office:date-value="2017-03-31T00:00:00" table:formula="of:= IF([zad_5.$G73] &lt; [.G74]; [zad_5.$A73]; IF([zad_5.$G73] &gt; [.G72]; [zad_5.$A73]; &quot; &quot;))" table:style-name="ce2">
            <text:p>31.03.2017</text:p>
          </table:table-cell>
          <table:table-cell table:number-columns-repeated="16376"/>
        </table:table-row>
        <table:table-row table:style-name="ro1">
          <table:table-cell office:value-type="date" office:date-value="2017-04-02T00:00:00" table:style-name="ce2">
            <text:p>02.04.2017</text:p>
          </table:table-cell>
          <table:table-cell office:value-type="string" table:style-name="ce3">
            <text:p>Chyzne</text:p>
          </table:table-cell>
          <table:table-cell office:value-type="string" table:style-name="ce3">
            <text:p>Bielsko-Biala</text:p>
          </table:table-cell>
          <table:table-cell office:value-type="float" office:value="2742" table:style-name="ce1">
            <text:p>2742</text:p>
          </table:table-cell>
          <table:table-cell office:value-type="float" office:value="109" table:style-name="ce1">
            <text:p>109</text:p>
          </table:table-cell>
          <table:table-cell office:value-type="float" office:value="117" table:style-name="ce1">
            <text:p>117</text:p>
          </table:table-cell>
          <table:table-cell office:value-type="float" office:value="27" table:formula="of:=IF(AND([zad_5.$B74] = [.C73]; [zad_5.$A74] - [.A73] = 1);[.G73];[.G73] + 1)" table:style-name="ce1">
            <text:p>27</text:p>
          </table:table-cell>
          <table:table-cell office:value-type="date" office:date-value="2017-04-02T00:00:00" table:formula="of:= IF([zad_5.$G74] &lt; [.G75]; [zad_5.$A74]; IF([zad_5.$G74] &gt; [.G73]; [zad_5.$A74]; &quot; &quot;))" table:style-name="ce2">
            <text:p>02.04.2017</text:p>
          </table:table-cell>
          <table:table-cell table:number-columns-repeated="16376"/>
        </table:table-row>
        <table:table-row table:style-name="ro1">
          <table:table-cell office:value-type="date" office:date-value="2017-04-03T00:00:00" table:style-name="ce2">
            <text:p>03.04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Chyzne</text:p>
          </table:table-cell>
          <table:table-cell office:value-type="float" office:value="2100" table:style-name="ce1">
            <text:p>2100</text:p>
          </table:table-cell>
          <table:table-cell office:value-type="float" office:value="115" table:style-name="ce1">
            <text:p>115</text:p>
          </table:table-cell>
          <table:table-cell office:value-type="float" office:value="172" table:style-name="ce1">
            <text:p>172</text:p>
          </table:table-cell>
          <table:table-cell office:value-type="float" office:value="27" table:formula="of:=IF(AND([zad_5.$B75] = [.C74]; [zad_5.$A75] - [.A74] = 1);[.G74];[.G74] + 1)" table:style-name="ce1">
            <text:p>27</text:p>
          </table:table-cell>
          <table:table-cell office:value-type="string" office:string-value=" " table:formula="of:= IF([zad_5.$G75] &lt; [.G76]; [zad_5.$A75]; IF([zad_5.$G75] &gt; [.G74]; [zad_5.$A75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4-04T00:00:00" table:style-name="ce2">
            <text:p>04.04.2017</text:p>
          </table:table-cell>
          <table:table-cell office:value-type="string" table:style-name="ce3">
            <text:p>Chyzne</text:p>
          </table:table-cell>
          <table:table-cell office:value-type="string" table:style-name="ce3">
            <text:p>Bielsko-Biala</text:p>
          </table:table-cell>
          <table:table-cell office:value-type="float" office:value="5626" table:style-name="ce1">
            <text:p>5626</text:p>
          </table:table-cell>
          <table:table-cell office:value-type="float" office:value="123" table:style-name="ce1">
            <text:p>123</text:p>
          </table:table-cell>
          <table:table-cell office:value-type="float" office:value="377" table:style-name="ce1">
            <text:p>377</text:p>
          </table:table-cell>
          <table:table-cell office:value-type="float" office:value="27" table:formula="of:=IF(AND([zad_5.$B76] = [.C75]; [zad_5.$A76] - [.A75] = 1);[.G75];[.G75] + 1)" table:style-name="ce1">
            <text:p>27</text:p>
          </table:table-cell>
          <table:table-cell office:value-type="string" office:string-value=" " table:formula="of:= IF([zad_5.$G76] &lt; [.G77]; [zad_5.$A76]; IF([zad_5.$G76] &gt; [.G75]; [zad_5.$A76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4-05T00:00:00" table:style-name="ce2">
            <text:p>05.04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Chyzne</text:p>
          </table:table-cell>
          <table:table-cell office:value-type="float" office:value="1629" table:style-name="ce1">
            <text:p>1629</text:p>
          </table:table-cell>
          <table:table-cell office:value-type="float" office:value="109" table:style-name="ce1">
            <text:p>109</text:p>
          </table:table-cell>
          <table:table-cell office:value-type="float" office:value="258" table:style-name="ce1">
            <text:p>258</text:p>
          </table:table-cell>
          <table:table-cell office:value-type="float" office:value="27" table:formula="of:=IF(AND([zad_5.$B77] = [.C76]; [zad_5.$A77] - [.A76] = 1);[.G76];[.G76] + 1)" table:style-name="ce1">
            <text:p>27</text:p>
          </table:table-cell>
          <table:table-cell office:value-type="string" office:string-value=" " table:formula="of:= IF([zad_5.$G77] &lt; [.G78]; [zad_5.$A77]; IF([zad_5.$G77] &gt; [.G76]; [zad_5.$A77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4-06T00:00:00" table:style-name="ce2">
            <text:p>06.04.2017</text:p>
          </table:table-cell>
          <table:table-cell office:value-type="string" table:style-name="ce3">
            <text:p>Chyzne</text:p>
          </table:table-cell>
          <table:table-cell office:value-type="string" table:style-name="ce3">
            <text:p>Cieszyn</text:p>
          </table:table-cell>
          <table:table-cell office:value-type="float" office:value="4787" table:style-name="ce1">
            <text:p>4787</text:p>
          </table:table-cell>
          <table:table-cell office:value-type="float" office:value="155" table:style-name="ce1">
            <text:p>155</text:p>
          </table:table-cell>
          <table:table-cell office:value-type="float" office:value="354" table:style-name="ce1">
            <text:p>354</text:p>
          </table:table-cell>
          <table:table-cell office:value-type="float" office:value="27" table:formula="of:=IF(AND([zad_5.$B78] = [.C77]; [zad_5.$A78] - [.A77] = 1);[.G77];[.G77] + 1)" table:style-name="ce1">
            <text:p>27</text:p>
          </table:table-cell>
          <table:table-cell office:value-type="date" office:date-value="2017-04-06T00:00:00" table:formula="of:= IF([zad_5.$G78] &lt; [.G79]; [zad_5.$A78]; IF([zad_5.$G78] &gt; [.G77]; [zad_5.$A78]; &quot; &quot;))" table:style-name="ce2">
            <text:p>06.04.2017</text:p>
          </table:table-cell>
          <table:table-cell table:number-columns-repeated="16376"/>
        </table:table-row>
        <table:table-row table:style-name="ro1">
          <table:table-cell office:value-type="date" office:date-value="2017-04-07T00:00:00" table:style-name="ce2">
            <text:p>07.04.2017</text:p>
          </table:table-cell>
          <table:table-cell office:value-type="string" table:style-name="ce3">
            <text:p>Barwinek</text:p>
          </table:table-cell>
          <table:table-cell office:value-type="string" table:style-name="ce3">
            <text:p>Medyka</text:p>
          </table:table-cell>
          <table:table-cell office:value-type="float" office:value="4678" table:style-name="ce1">
            <text:p>4678</text:p>
          </table:table-cell>
          <table:table-cell office:value-type="float" office:value="182" table:style-name="ce1">
            <text:p>182</text:p>
          </table:table-cell>
          <table:table-cell office:value-type="float" office:value="254" table:style-name="ce1">
            <text:p>254</text:p>
          </table:table-cell>
          <table:table-cell office:value-type="float" office:value="28" table:formula="of:=IF(AND([zad_5.$B79] = [.C78]; [zad_5.$A79] - [.A78] = 1);[.G78];[.G78] + 1)" table:style-name="ce1">
            <text:p>28</text:p>
          </table:table-cell>
          <table:table-cell office:value-type="date" office:date-value="2017-04-07T00:00:00" table:formula="of:= IF([zad_5.$G79] &lt; [.G80]; [zad_5.$A79]; IF([zad_5.$G79] &gt; [.G78]; [zad_5.$A79]; &quot; &quot;))" table:style-name="ce2">
            <text:p>07.04.2017</text:p>
          </table:table-cell>
          <table:table-cell table:number-columns-repeated="16376"/>
        </table:table-row>
        <table:table-row table:style-name="ro1">
          <table:table-cell office:value-type="date" office:date-value="2017-04-08T00:00:00" table:style-name="ce2">
            <text:p>08.04.2017</text:p>
          </table:table-cell>
          <table:table-cell office:value-type="string" table:style-name="ce3">
            <text:p>Medyka</text:p>
          </table:table-cell>
          <table:table-cell office:value-type="string" table:style-name="ce3">
            <text:p>Zamosc</text:p>
          </table:table-cell>
          <table:table-cell office:value-type="float" office:value="5869" table:style-name="ce1">
            <text:p>5869</text:p>
          </table:table-cell>
          <table:table-cell office:value-type="float" office:value="152" table:style-name="ce1">
            <text:p>152</text:p>
          </table:table-cell>
          <table:table-cell office:value-type="float" office:value="599" table:style-name="ce1">
            <text:p>599</text:p>
          </table:table-cell>
          <table:table-cell office:value-type="float" office:value="28" table:formula="of:=IF(AND([zad_5.$B80] = [.C79]; [zad_5.$A80] - [.A79] = 1);[.G79];[.G79] + 1)" table:style-name="ce1">
            <text:p>28</text:p>
          </table:table-cell>
          <table:table-cell office:value-type="date" office:date-value="2017-04-08T00:00:00" table:formula="of:= IF([zad_5.$G80] &lt; [.G81]; [zad_5.$A80]; IF([zad_5.$G80] &gt; [.G79]; [zad_5.$A80]; &quot; &quot;))" table:style-name="ce2">
            <text:p>08.04.2017</text:p>
          </table:table-cell>
          <table:table-cell table:number-columns-repeated="16376"/>
        </table:table-row>
        <table:table-row table:style-name="ro1">
          <table:table-cell office:value-type="date" office:date-value="2017-04-09T00:00:00" table:style-name="ce2">
            <text:p>09.04.2017</text:p>
          </table:table-cell>
          <table:table-cell office:value-type="string" table:style-name="ce3">
            <text:p>Rzeszow</text:p>
          </table:table-cell>
          <table:table-cell office:value-type="string" table:style-name="ce3">
            <text:p>Zamosc</text:p>
          </table:table-cell>
          <table:table-cell office:value-type="float" office:value="2678" table:style-name="ce1">
            <text:p>2678</text:p>
          </table:table-cell>
          <table:table-cell office:value-type="float" office:value="178" table:style-name="ce1">
            <text:p>178</text:p>
          </table:table-cell>
          <table:table-cell office:value-type="float" office:value="481" table:style-name="ce1">
            <text:p>481</text:p>
          </table:table-cell>
          <table:table-cell office:value-type="float" office:value="29" table:formula="of:=IF(AND([zad_5.$B81] = [.C80]; [zad_5.$A81] - [.A80] = 1);[.G80];[.G80] + 1)" table:style-name="ce1">
            <text:p>29</text:p>
          </table:table-cell>
          <table:table-cell office:value-type="date" office:date-value="2017-04-09T00:00:00" table:formula="of:= IF([zad_5.$G81] &lt; [.G82]; [zad_5.$A81]; IF([zad_5.$G81] &gt; [.G80]; [zad_5.$A81]; &quot; &quot;))" table:style-name="ce2">
            <text:p>09.04.2017</text:p>
          </table:table-cell>
          <table:table-cell table:number-columns-repeated="16376"/>
        </table:table-row>
        <table:table-row table:style-name="ro1">
          <table:table-cell office:value-type="date" office:date-value="2017-04-10T00:00:00" table:style-name="ce2">
            <text:p>10.04.2017</text:p>
          </table:table-cell>
          <table:table-cell office:value-type="string" table:style-name="ce3">
            <text:p>Konin</text:p>
          </table:table-cell>
          <table:table-cell office:value-type="string" table:style-name="ce3">
            <text:p>Walbrzych</text:p>
          </table:table-cell>
          <table:table-cell office:value-type="float" office:value="3193" table:style-name="ce1">
            <text:p>3193</text:p>
          </table:table-cell>
          <table:table-cell office:value-type="float" office:value="241" table:style-name="ce1">
            <text:p>241</text:p>
          </table:table-cell>
          <table:table-cell office:value-type="float" office:value="507" table:style-name="ce1">
            <text:p>507</text:p>
          </table:table-cell>
          <table:table-cell office:value-type="float" office:value="30" table:formula="of:=IF(AND([zad_5.$B82] = [.C81]; [zad_5.$A82] - [.A81] = 1);[.G81];[.G81] + 1)" table:style-name="ce1">
            <text:p>30</text:p>
          </table:table-cell>
          <table:table-cell office:value-type="date" office:date-value="2017-04-10T00:00:00" table:formula="of:= IF([zad_5.$G82] &lt; [.G83]; [zad_5.$A82]; IF([zad_5.$G82] &gt; [.G81]; [zad_5.$A82]; &quot; &quot;))" table:style-name="ce2">
            <text:p>10.04.2017</text:p>
          </table:table-cell>
          <table:table-cell table:number-columns-repeated="16376"/>
        </table:table-row>
        <table:table-row table:style-name="ro1">
          <table:table-cell office:value-type="date" office:date-value="2017-04-11T00:00:00" table:style-name="ce2">
            <text:p>11.04.2017</text:p>
          </table:table-cell>
          <table:table-cell office:value-type="string" table:style-name="ce3">
            <text:p>Jakuszyce</text:p>
          </table:table-cell>
          <table:table-cell office:value-type="string" table:style-name="ce3">
            <text:p>Kostrzyn</text:p>
          </table:table-cell>
          <table:table-cell office:value-type="float" office:value="1011" table:style-name="ce1">
            <text:p>1011</text:p>
          </table:table-cell>
          <table:table-cell office:value-type="float" office:value="211" table:style-name="ce1">
            <text:p>211</text:p>
          </table:table-cell>
          <table:table-cell office:value-type="float" office:value="536" table:style-name="ce1">
            <text:p>536</text:p>
          </table:table-cell>
          <table:table-cell office:value-type="float" office:value="31" table:formula="of:=IF(AND([zad_5.$B83] = [.C82]; [zad_5.$A83] - [.A82] = 1);[.G82];[.G82] + 1)" table:style-name="ce1">
            <text:p>31</text:p>
          </table:table-cell>
          <table:table-cell office:value-type="date" office:date-value="2017-04-11T00:00:00" table:formula="of:= IF([zad_5.$G83] &lt; [.G84]; [zad_5.$A83]; IF([zad_5.$G83] &gt; [.G82]; [zad_5.$A83]; &quot; &quot;))" table:style-name="ce2">
            <text:p>11.04.2017</text:p>
          </table:table-cell>
          <table:table-cell table:number-columns-repeated="16376"/>
        </table:table-row>
        <table:table-row table:style-name="ro1">
          <table:table-cell office:value-type="date" office:date-value="2017-04-12T00:00:00" table:style-name="ce2">
            <text:p>12.04.2017</text:p>
          </table:table-cell>
          <table:table-cell office:value-type="string" table:style-name="ce3">
            <text:p>Kostrzyn</text:p>
          </table:table-cell>
          <table:table-cell office:value-type="string" table:style-name="ce3">
            <text:p>Szczecin</text:p>
          </table:table-cell>
          <table:table-cell office:value-type="float" office:value="3398" table:style-name="ce1">
            <text:p>3398</text:p>
          </table:table-cell>
          <table:table-cell office:value-type="float" office:value="122" table:style-name="ce1">
            <text:p>122</text:p>
          </table:table-cell>
          <table:table-cell office:value-type="float" office:value="163" table:style-name="ce1">
            <text:p>163</text:p>
          </table:table-cell>
          <table:table-cell office:value-type="float" office:value="31" table:formula="of:=IF(AND([zad_5.$B84] = [.C83]; [zad_5.$A84] - [.A83] = 1);[.G83];[.G83] + 1)" table:style-name="ce1">
            <text:p>31</text:p>
          </table:table-cell>
          <table:table-cell office:value-type="date" office:date-value="2017-04-12T00:00:00" table:formula="of:= IF([zad_5.$G84] &lt; [.G85]; [zad_5.$A84]; IF([zad_5.$G84] &gt; [.G83]; [zad_5.$A84]; &quot; &quot;))" table:style-name="ce2">
            <text:p>12.04.2017</text:p>
          </table:table-cell>
          <table:table-cell table:number-columns-repeated="16376"/>
        </table:table-row>
        <table:table-row table:style-name="ro1">
          <table:table-cell office:value-type="date" office:date-value="2017-04-14T00:00:00" table:style-name="ce2">
            <text:p>14.04.2017</text:p>
          </table:table-cell>
          <table:table-cell office:value-type="string" table:style-name="ce3">
            <text:p>Zgorzelec</text:p>
          </table:table-cell>
          <table:table-cell office:value-type="string" table:style-name="ce3">
            <text:p>Wroclaw</text:p>
          </table:table-cell>
          <table:table-cell office:value-type="float" office:value="5416" table:style-name="ce1">
            <text:p>5416</text:p>
          </table:table-cell>
          <table:table-cell office:value-type="float" office:value="156" table:style-name="ce1">
            <text:p>156</text:p>
          </table:table-cell>
          <table:table-cell office:value-type="float" office:value="349" table:style-name="ce1">
            <text:p>349</text:p>
          </table:table-cell>
          <table:table-cell office:value-type="float" office:value="32" table:formula="of:=IF(AND([zad_5.$B85] = [.C84]; [zad_5.$A85] - [.A84] = 1);[.G84];[.G84] + 1)" table:style-name="ce1">
            <text:p>32</text:p>
          </table:table-cell>
          <table:table-cell office:value-type="date" office:date-value="2017-04-14T00:00:00" table:formula="of:= IF([zad_5.$G85] &lt; [.G86]; [zad_5.$A85]; IF([zad_5.$G85] &gt; [.G84]; [zad_5.$A85]; &quot; &quot;))" table:style-name="ce2">
            <text:p>14.04.2017</text:p>
          </table:table-cell>
          <table:table-cell table:number-columns-repeated="16376"/>
        </table:table-row>
        <table:table-row table:style-name="ro1">
          <table:table-cell office:value-type="date" office:date-value="2017-04-15T00:00:00" table:style-name="ce2">
            <text:p>15.04.2017</text:p>
          </table:table-cell>
          <table:table-cell office:value-type="string" table:style-name="ce3">
            <text:p>Ostroleka</text:p>
          </table:table-cell>
          <table:table-cell office:value-type="string" table:style-name="ce3">
            <text:p>Krakow</text:p>
          </table:table-cell>
          <table:table-cell office:value-type="float" office:value="3914" table:style-name="ce1">
            <text:p>3914</text:p>
          </table:table-cell>
          <table:table-cell office:value-type="float" office:value="417" table:style-name="ce1">
            <text:p>417</text:p>
          </table:table-cell>
          <table:table-cell office:value-type="float" office:value="888" table:style-name="ce1">
            <text:p>888</text:p>
          </table:table-cell>
          <table:table-cell office:value-type="float" office:value="33" table:formula="of:=IF(AND([zad_5.$B86] = [.C85]; [zad_5.$A86] - [.A85] = 1);[.G85];[.G85] + 1)" table:style-name="ce1">
            <text:p>33</text:p>
          </table:table-cell>
          <table:table-cell office:value-type="date" office:date-value="2017-04-15T00:00:00" table:formula="of:= IF([zad_5.$G86] &lt; [.G87]; [zad_5.$A86]; IF([zad_5.$G86] &gt; [.G85]; [zad_5.$A86]; &quot; &quot;))" table:style-name="ce2">
            <text:p>15.04.2017</text:p>
          </table:table-cell>
          <table:table-cell table:number-columns-repeated="16376"/>
        </table:table-row>
        <table:table-row table:style-name="ro1">
          <table:table-cell office:value-type="date" office:date-value="2017-04-16T00:00:00" table:style-name="ce2">
            <text:p>16.04.2017</text:p>
          </table:table-cell>
          <table:table-cell office:value-type="string" table:style-name="ce3">
            <text:p>Krakow</text:p>
          </table:table-cell>
          <table:table-cell office:value-type="string" table:style-name="ce3">
            <text:p>Kielce</text:p>
          </table:table-cell>
          <table:table-cell office:value-type="float" office:value="5805" table:style-name="ce1">
            <text:p>5805</text:p>
          </table:table-cell>
          <table:table-cell office:value-type="float" office:value="145" table:style-name="ce1">
            <text:p>145</text:p>
          </table:table-cell>
          <table:table-cell office:value-type="float" office:value="301" table:style-name="ce1">
            <text:p>301</text:p>
          </table:table-cell>
          <table:table-cell office:value-type="float" office:value="33" table:formula="of:=IF(AND([zad_5.$B87] = [.C86]; [zad_5.$A87] - [.A86] = 1);[.G86];[.G86] + 1)" table:style-name="ce1">
            <text:p>33</text:p>
          </table:table-cell>
          <table:table-cell office:value-type="string" office:string-value=" " table:formula="of:= IF([zad_5.$G87] &lt; [.G88]; [zad_5.$A87]; IF([zad_5.$G87] &gt; [.G86]; [zad_5.$A87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4-17T00:00:00" table:style-name="ce2">
            <text:p>17.04.2017</text:p>
          </table:table-cell>
          <table:table-cell office:value-type="string" table:style-name="ce3">
            <text:p>Kielce</text:p>
          </table:table-cell>
          <table:table-cell office:value-type="string" table:style-name="ce3">
            <text:p>Krakow</text:p>
          </table:table-cell>
          <table:table-cell office:value-type="float" office:value="4033" table:style-name="ce1">
            <text:p>4033</text:p>
          </table:table-cell>
          <table:table-cell office:value-type="float" office:value="136" table:style-name="ce1">
            <text:p>136</text:p>
          </table:table-cell>
          <table:table-cell office:value-type="float" office:value="297" table:style-name="ce1">
            <text:p>297</text:p>
          </table:table-cell>
          <table:table-cell office:value-type="float" office:value="33" table:formula="of:=IF(AND([zad_5.$B88] = [.C87]; [zad_5.$A88] - [.A87] = 1);[.G87];[.G87] + 1)" table:style-name="ce1">
            <text:p>33</text:p>
          </table:table-cell>
          <table:table-cell office:value-type="date" office:date-value="2017-04-17T00:00:00" table:formula="of:= IF([zad_5.$G88] &lt; [.G89]; [zad_5.$A88]; IF([zad_5.$G88] &gt; [.G87]; [zad_5.$A88]; &quot; &quot;))" table:style-name="ce2">
            <text:p>17.04.2017</text:p>
          </table:table-cell>
          <table:table-cell table:number-columns-repeated="16376"/>
        </table:table-row>
        <table:table-row table:style-name="ro1">
          <table:table-cell office:value-type="date" office:date-value="2017-04-19T00:00:00" table:style-name="ce2">
            <text:p>19.04.2017</text:p>
          </table:table-cell>
          <table:table-cell office:value-type="string" table:style-name="ce3">
            <text:p>Zamosc</text:p>
          </table:table-cell>
          <table:table-cell office:value-type="string" table:style-name="ce3">
            <text:p>Biala Podlaska</text:p>
          </table:table-cell>
          <table:table-cell office:value-type="float" office:value="1021" table:style-name="ce1">
            <text:p>1021</text:p>
          </table:table-cell>
          <table:table-cell office:value-type="float" office:value="184" table:style-name="ce1">
            <text:p>184</text:p>
          </table:table-cell>
          <table:table-cell office:value-type="float" office:value="660" table:style-name="ce1">
            <text:p>660</text:p>
          </table:table-cell>
          <table:table-cell office:value-type="float" office:value="34" table:formula="of:=IF(AND([zad_5.$B89] = [.C88]; [zad_5.$A89] - [.A88] = 1);[.G88];[.G88] + 1)" table:style-name="ce1">
            <text:p>34</text:p>
          </table:table-cell>
          <table:table-cell office:value-type="date" office:date-value="2017-04-19T00:00:00" table:formula="of:= IF([zad_5.$G89] &lt; [.G90]; [zad_5.$A89]; IF([zad_5.$G89] &gt; [.G88]; [zad_5.$A89]; &quot; &quot;))" table:style-name="ce2">
            <text:p>19.04.2017</text:p>
          </table:table-cell>
          <table:table-cell table:number-columns-repeated="16376"/>
        </table:table-row>
        <table:table-row table:style-name="ro1">
          <table:table-cell office:value-type="date" office:date-value="2017-04-21T00:00:00" table:style-name="ce2">
            <text:p>21.04.2017</text:p>
          </table:table-cell>
          <table:table-cell office:value-type="string" table:style-name="ce3">
            <text:p>Przemysl</text:p>
          </table:table-cell>
          <table:table-cell office:value-type="string" table:style-name="ce3">
            <text:p>Medyka</text:p>
          </table:table-cell>
          <table:table-cell office:value-type="float" office:value="5162" table:style-name="ce1">
            <text:p>5162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35" table:formula="of:=IF(AND([zad_5.$B90] = [.C89]; [zad_5.$A90] - [.A89] = 1);[.G89];[.G89] + 1)" table:style-name="ce1">
            <text:p>35</text:p>
          </table:table-cell>
          <table:table-cell office:value-type="date" office:date-value="2017-04-21T00:00:00" table:formula="of:= IF([zad_5.$G90] &lt; [.G91]; [zad_5.$A90]; IF([zad_5.$G90] &gt; [.G89]; [zad_5.$A90]; &quot; &quot;))" table:style-name="ce2">
            <text:p>21.04.2017</text:p>
          </table:table-cell>
          <table:table-cell table:number-columns-repeated="16376"/>
        </table:table-row>
        <table:table-row table:style-name="ro1">
          <table:table-cell office:value-type="date" office:date-value="2017-04-22T00:00:00" table:style-name="ce2">
            <text:p>22.04.2017</text:p>
          </table:table-cell>
          <table:table-cell office:value-type="string" table:style-name="ce3">
            <text:p>Medyka</text:p>
          </table:table-cell>
          <table:table-cell office:value-type="string" table:style-name="ce3">
            <text:p>Zamosc</text:p>
          </table:table-cell>
          <table:table-cell office:value-type="float" office:value="2050" table:style-name="ce1">
            <text:p>2050</text:p>
          </table:table-cell>
          <table:table-cell office:value-type="float" office:value="162" table:style-name="ce1">
            <text:p>162</text:p>
          </table:table-cell>
          <table:table-cell office:value-type="float" office:value="569" table:style-name="ce1">
            <text:p>569</text:p>
          </table:table-cell>
          <table:table-cell office:value-type="float" office:value="35" table:formula="of:=IF(AND([zad_5.$B91] = [.C90]; [zad_5.$A91] - [.A90] = 1);[.G90];[.G90] + 1)" table:style-name="ce1">
            <text:p>35</text:p>
          </table:table-cell>
          <table:table-cell office:value-type="date" office:date-value="2017-04-22T00:00:00" table:formula="of:= IF([zad_5.$G91] &lt; [.G92]; [zad_5.$A91]; IF([zad_5.$G91] &gt; [.G90]; [zad_5.$A91]; &quot; &quot;))" table:style-name="ce2">
            <text:p>22.04.2017</text:p>
          </table:table-cell>
          <table:table-cell table:number-columns-repeated="16376"/>
        </table:table-row>
        <table:table-row table:style-name="ro1">
          <table:table-cell office:value-type="date" office:date-value="2017-04-24T00:00:00" table:style-name="ce2">
            <text:p>24.04.2017</text:p>
          </table:table-cell>
          <table:table-cell office:value-type="string" table:style-name="ce3">
            <text:p>Walbrzych</text:p>
          </table:table-cell>
          <table:table-cell office:value-type="string" table:style-name="ce3">
            <text:p>Opole</text:p>
          </table:table-cell>
          <table:table-cell office:value-type="float" office:value="5312" table:style-name="ce1">
            <text:p>5312</text:p>
          </table:table-cell>
          <table:table-cell office:value-type="float" office:value="153" table:style-name="ce1">
            <text:p>153</text:p>
          </table:table-cell>
          <table:table-cell office:value-type="float" office:value="356" table:style-name="ce1">
            <text:p>356</text:p>
          </table:table-cell>
          <table:table-cell office:value-type="float" office:value="36" table:formula="of:=IF(AND([zad_5.$B92] = [.C91]; [zad_5.$A92] - [.A91] = 1);[.G91];[.G91] + 1)" table:style-name="ce1">
            <text:p>36</text:p>
          </table:table-cell>
          <table:table-cell office:value-type="date" office:date-value="2017-04-24T00:00:00" table:formula="of:= IF([zad_5.$G92] &lt; [.G93]; [zad_5.$A92]; IF([zad_5.$G92] &gt; [.G91]; [zad_5.$A92]; &quot; &quot;))" table:style-name="ce2">
            <text:p>24.04.2017</text:p>
          </table:table-cell>
          <table:table-cell table:number-columns-repeated="16376"/>
        </table:table-row>
        <table:table-row table:style-name="ro1">
          <table:table-cell office:value-type="date" office:date-value="2017-04-26T00:00:00" table:style-name="ce2">
            <text:p>26.04.2017</text:p>
          </table:table-cell>
          <table:table-cell office:value-type="string" table:style-name="ce3">
            <text:p>Szczecin</text:p>
          </table:table-cell>
          <table:table-cell office:value-type="string" table:style-name="ce3">
            <text:p>Sieradz</text:p>
          </table:table-cell>
          <table:table-cell office:value-type="float" office:value="2443" table:style-name="ce1">
            <text:p>2443</text:p>
          </table:table-cell>
          <table:table-cell office:value-type="float" office:value="392" table:style-name="ce1">
            <text:p>392</text:p>
          </table:table-cell>
          <table:table-cell office:value-type="float" office:value="1392" table:style-name="ce1">
            <text:p>1392</text:p>
          </table:table-cell>
          <table:table-cell office:value-type="float" office:value="37" table:formula="of:=IF(AND([zad_5.$B93] = [.C92]; [zad_5.$A93] - [.A92] = 1);[.G92];[.G92] + 1)" table:style-name="ce1">
            <text:p>37</text:p>
          </table:table-cell>
          <table:table-cell office:value-type="date" office:date-value="2017-04-26T00:00:00" table:formula="of:= IF([zad_5.$G93] &lt; [.G94]; [zad_5.$A93]; IF([zad_5.$G93] &gt; [.G92]; [zad_5.$A93]; &quot; &quot;))" table:style-name="ce2">
            <text:p>26.04.2017</text:p>
          </table:table-cell>
          <table:table-cell table:number-columns-repeated="16376"/>
        </table:table-row>
        <table:table-row table:style-name="ro1">
          <table:table-cell office:value-type="date" office:date-value="2017-04-28T00:00:00" table:style-name="ce2">
            <text:p>28.04.2017</text:p>
          </table:table-cell>
          <table:table-cell office:value-type="string" table:style-name="ce3">
            <text:p>Przemysl</text:p>
          </table:table-cell>
          <table:table-cell office:value-type="string" table:style-name="ce3">
            <text:p>Barwinek</text:p>
          </table:table-cell>
          <table:table-cell office:value-type="float" office:value="1161" table:style-name="ce1">
            <text:p>1161</text:p>
          </table:table-cell>
          <table:table-cell office:value-type="float" office:value="174" table:style-name="ce1">
            <text:p>174</text:p>
          </table:table-cell>
          <table:table-cell office:value-type="float" office:value="323" table:style-name="ce1">
            <text:p>323</text:p>
          </table:table-cell>
          <table:table-cell office:value-type="float" office:value="38" table:formula="of:=IF(AND([zad_5.$B94] = [.C93]; [zad_5.$A94] - [.A93] = 1);[.G93];[.G93] + 1)" table:style-name="ce1">
            <text:p>38</text:p>
          </table:table-cell>
          <table:table-cell office:value-type="date" office:date-value="2017-04-28T00:00:00" table:formula="of:= IF([zad_5.$G94] &lt; [.G95]; [zad_5.$A94]; IF([zad_5.$G94] &gt; [.G93]; [zad_5.$A94]; &quot; &quot;))" table:style-name="ce2">
            <text:p>28.04.2017</text:p>
          </table:table-cell>
          <table:table-cell table:number-columns-repeated="16376"/>
        </table:table-row>
        <table:table-row table:style-name="ro1">
          <table:table-cell office:value-type="date" office:date-value="2017-04-29T00:00:00" table:style-name="ce2">
            <text:p>29.04.2017</text:p>
          </table:table-cell>
          <table:table-cell office:value-type="string" table:style-name="ce3">
            <text:p>Barwinek</text:p>
          </table:table-cell>
          <table:table-cell office:value-type="string" table:style-name="ce3">
            <text:p>Tarnow</text:p>
          </table:table-cell>
          <table:table-cell office:value-type="float" office:value="3435" table:style-name="ce1">
            <text:p>3435</text:p>
          </table:table-cell>
          <table:table-cell office:value-type="float" office:value="146" table:style-name="ce1">
            <text:p>146</text:p>
          </table:table-cell>
          <table:table-cell office:value-type="float" office:value="530" table:style-name="ce1">
            <text:p>530</text:p>
          </table:table-cell>
          <table:table-cell office:value-type="float" office:value="38" table:formula="of:=IF(AND([zad_5.$B95] = [.C94]; [zad_5.$A95] - [.A94] = 1);[.G94];[.G94] + 1)" table:style-name="ce1">
            <text:p>38</text:p>
          </table:table-cell>
          <table:table-cell office:value-type="date" office:date-value="2017-04-29T00:00:00" table:formula="of:= IF([zad_5.$G95] &lt; [.G96]; [zad_5.$A95]; IF([zad_5.$G95] &gt; [.G94]; [zad_5.$A95]; &quot; &quot;))" table:style-name="ce2">
            <text:p>29.04.2017</text:p>
          </table:table-cell>
          <table:table-cell table:number-columns-repeated="16376"/>
        </table:table-row>
        <table:table-row table:style-name="ro1">
          <table:table-cell office:value-type="date" office:date-value="2017-04-30T00:00:00" table:style-name="ce2">
            <text:p>30.04.2017</text:p>
          </table:table-cell>
          <table:table-cell office:value-type="string" table:style-name="ce3">
            <text:p>Chalupki</text:p>
          </table:table-cell>
          <table:table-cell office:value-type="string" table:style-name="ce3">
            <text:p>Czestochowa</text:p>
          </table:table-cell>
          <table:table-cell office:value-type="float" office:value="3358" table:style-name="ce1">
            <text:p>3358</text:p>
          </table:table-cell>
          <table:table-cell office:value-type="float" office:value="168" table:style-name="ce1">
            <text:p>168</text:p>
          </table:table-cell>
          <table:table-cell office:value-type="float" office:value="569" table:style-name="ce1">
            <text:p>569</text:p>
          </table:table-cell>
          <table:table-cell office:value-type="float" office:value="39" table:formula="of:=IF(AND([zad_5.$B96] = [.C95]; [zad_5.$A96] - [.A95] = 1);[.G95];[.G95] + 1)" table:style-name="ce1">
            <text:p>39</text:p>
          </table:table-cell>
          <table:table-cell office:value-type="date" office:date-value="2017-04-30T00:00:00" table:formula="of:= IF([zad_5.$G96] &lt; [.G97]; [zad_5.$A96]; IF([zad_5.$G96] &gt; [.G95]; [zad_5.$A96]; &quot; &quot;))" table:style-name="ce2">
            <text:p>30.04.2017</text:p>
          </table:table-cell>
          <table:table-cell table:number-columns-repeated="16376"/>
        </table:table-row>
        <table:table-row table:style-name="ro1">
          <table:table-cell office:value-type="date" office:date-value="2017-05-01T00:00:00" table:style-name="ce2">
            <text:p>01.05.2017</text:p>
          </table:table-cell>
          <table:table-cell office:value-type="string" table:style-name="ce3">
            <text:p>Zgorzelec</text:p>
          </table:table-cell>
          <table:table-cell office:value-type="string" table:style-name="ce3">
            <text:p>Swiecko</text:p>
          </table:table-cell>
          <table:table-cell office:value-type="float" office:value="2719" table:style-name="ce1">
            <text:p>2719</text:p>
          </table:table-cell>
          <table:table-cell office:value-type="float" office:value="152" table:style-name="ce1">
            <text:p>152</text:p>
          </table:table-cell>
          <table:table-cell office:value-type="float" office:value="240" table:style-name="ce1">
            <text:p>240</text:p>
          </table:table-cell>
          <table:table-cell office:value-type="float" office:value="40" table:formula="of:=IF(AND([zad_5.$B97] = [.C96]; [zad_5.$A97] - [.A96] = 1);[.G96];[.G96] + 1)" table:style-name="ce1">
            <text:p>40</text:p>
          </table:table-cell>
          <table:table-cell office:value-type="date" office:date-value="2017-05-01T00:00:00" table:formula="of:= IF([zad_5.$G97] &lt; [.G98]; [zad_5.$A97]; IF([zad_5.$G97] &gt; [.G96]; [zad_5.$A97]; &quot; &quot;))" table:style-name="ce2">
            <text:p>01.05.2017</text:p>
          </table:table-cell>
          <table:table-cell table:number-columns-repeated="16376"/>
        </table:table-row>
        <table:table-row table:style-name="ro1">
          <table:table-cell office:value-type="date" office:date-value="2017-05-02T00:00:00" table:style-name="ce2">
            <text:p>02.05.2017</text:p>
          </table:table-cell>
          <table:table-cell office:value-type="string" table:style-name="ce3">
            <text:p>Swiecko</text:p>
          </table:table-cell>
          <table:table-cell office:value-type="string" table:style-name="ce3">
            <text:p>Szczecin</text:p>
          </table:table-cell>
          <table:table-cell office:value-type="float" office:value="1793" table:style-name="ce1">
            <text:p>1793</text:p>
          </table:table-cell>
          <table:table-cell office:value-type="float" office:value="197" table:style-name="ce1">
            <text:p>197</text:p>
          </table:table-cell>
          <table:table-cell office:value-type="float" office:value="754" table:style-name="ce1">
            <text:p>754</text:p>
          </table:table-cell>
          <table:table-cell office:value-type="float" office:value="40" table:formula="of:=IF(AND([zad_5.$B98] = [.C97]; [zad_5.$A98] - [.A97] = 1);[.G97];[.G97] + 1)" table:style-name="ce1">
            <text:p>40</text:p>
          </table:table-cell>
          <table:table-cell office:value-type="date" office:date-value="2017-05-02T00:00:00" table:formula="of:= IF([zad_5.$G98] &lt; [.G99]; [zad_5.$A98]; IF([zad_5.$G98] &gt; [.G97]; [zad_5.$A98]; &quot; &quot;))" table:style-name="ce2">
            <text:p>02.05.2017</text:p>
          </table:table-cell>
          <table:table-cell table:number-columns-repeated="16376"/>
        </table:table-row>
        <table:table-row table:style-name="ro1">
          <table:table-cell office:value-type="date" office:date-value="2017-05-05T00:00:00" table:style-name="ce2">
            <text:p>05.05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Piotrkow Trybunalski</text:p>
          </table:table-cell>
          <table:table-cell office:value-type="float" office:value="1858" table:style-name="ce1">
            <text:p>1858</text:p>
          </table:table-cell>
          <table:table-cell office:value-type="float" office:value="104" table:style-name="ce1">
            <text:p>104</text:p>
          </table:table-cell>
          <table:table-cell office:value-type="float" office:value="171" table:style-name="ce1">
            <text:p>171</text:p>
          </table:table-cell>
          <table:table-cell office:value-type="float" office:value="41" table:formula="of:=IF(AND([zad_5.$B99] = [.C98]; [zad_5.$A99] - [.A98] = 1);[.G98];[.G98] + 1)" table:style-name="ce1">
            <text:p>41</text:p>
          </table:table-cell>
          <table:table-cell office:value-type="date" office:date-value="2017-05-05T00:00:00" table:formula="of:= IF([zad_5.$G99] &lt; [.G100]; [zad_5.$A99]; IF([zad_5.$G99] &gt; [.G98]; [zad_5.$A99]; &quot; &quot;))" table:style-name="ce2">
            <text:p>05.05.2017</text:p>
          </table:table-cell>
          <table:table-cell table:number-columns-repeated="16376"/>
        </table:table-row>
        <table:table-row table:style-name="ro1">
          <table:table-cell office:value-type="date" office:date-value="2017-05-06T00:00:00" table:style-name="ce2">
            <text:p>06.05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Radom</text:p>
          </table:table-cell>
          <table:table-cell office:value-type="float" office:value="4651" table:style-name="ce1">
            <text:p>4651</text:p>
          </table:table-cell>
          <table:table-cell office:value-type="float" office:value="111" table:style-name="ce1">
            <text:p>111</text:p>
          </table:table-cell>
          <table:table-cell office:value-type="float" office:value="190" table:style-name="ce1">
            <text:p>190</text:p>
          </table:table-cell>
          <table:table-cell office:value-type="float" office:value="41" table:formula="of:=IF(AND([zad_5.$B100] = [.C99]; [zad_5.$A100] - [.A99] = 1);[.G99];[.G99] + 1)" table:style-name="ce1">
            <text:p>41</text:p>
          </table:table-cell>
          <table:table-cell office:value-type="string" office:string-value=" " table:formula="of:= IF([zad_5.$G100] &lt; [.G101]; [zad_5.$A100]; IF([zad_5.$G100] &gt; [.G99]; [zad_5.$A100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5-07T00:00:00" table:style-name="ce2">
            <text:p>07.05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Piotrkow Trybunalski</text:p>
          </table:table-cell>
          <table:table-cell office:value-type="float" office:value="2929" table:style-name="ce1">
            <text:p>2929</text:p>
          </table:table-cell>
          <table:table-cell office:value-type="float" office:value="111" table:style-name="ce1">
            <text:p>111</text:p>
          </table:table-cell>
          <table:table-cell office:value-type="float" office:value="395" table:style-name="ce1">
            <text:p>395</text:p>
          </table:table-cell>
          <table:table-cell office:value-type="float" office:value="41" table:formula="of:=IF(AND([zad_5.$B101] = [.C100]; [zad_5.$A101] - [.A100] = 1);[.G100];[.G100] + 1)" table:style-name="ce1">
            <text:p>41</text:p>
          </table:table-cell>
          <table:table-cell office:value-type="string" office:string-value=" " table:formula="of:= IF([zad_5.$G101] &lt; [.G102]; [zad_5.$A101]; IF([zad_5.$G101] &gt; [.G100]; [zad_5.$A101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5-08T00:00:00" table:style-name="ce2">
            <text:p>08.05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Kalisz</text:p>
          </table:table-cell>
          <table:table-cell office:value-type="float" office:value="2608" table:style-name="ce1">
            <text:p>2608</text:p>
          </table:table-cell>
          <table:table-cell office:value-type="float" office:value="123" table:style-name="ce1">
            <text:p>123</text:p>
          </table:table-cell>
          <table:table-cell office:value-type="float" office:value="223" table:style-name="ce1">
            <text:p>223</text:p>
          </table:table-cell>
          <table:table-cell office:value-type="float" office:value="41" table:formula="of:=IF(AND([zad_5.$B102] = [.C101]; [zad_5.$A102] - [.A101] = 1);[.G101];[.G101] + 1)" table:style-name="ce1">
            <text:p>41</text:p>
          </table:table-cell>
          <table:table-cell office:value-type="string" office:string-value=" " table:formula="of:= IF([zad_5.$G102] &lt; [.G103]; [zad_5.$A102]; IF([zad_5.$G102] &gt; [.G101]; [zad_5.$A102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5-09T00:00:00" table:style-name="ce2">
            <text:p>09.05.2017</text:p>
          </table:table-cell>
          <table:table-cell office:value-type="string" table:style-name="ce3">
            <text:p>Kalisz</text:p>
          </table:table-cell>
          <table:table-cell office:value-type="string" table:style-name="ce3">
            <text:p>Poznan</text:p>
          </table:table-cell>
          <table:table-cell office:value-type="float" office:value="3094" table:style-name="ce1">
            <text:p>3094</text:p>
          </table:table-cell>
          <table:table-cell office:value-type="float" office:value="107" table:style-name="ce1">
            <text:p>107</text:p>
          </table:table-cell>
          <table:table-cell office:value-type="float" office:value="143" table:style-name="ce1">
            <text:p>143</text:p>
          </table:table-cell>
          <table:table-cell office:value-type="float" office:value="41" table:formula="of:=IF(AND([zad_5.$B103] = [.C102]; [zad_5.$A103] - [.A102] = 1);[.G102];[.G102] + 1)" table:style-name="ce1">
            <text:p>41</text:p>
          </table:table-cell>
          <table:table-cell office:value-type="date" office:date-value="2017-05-09T00:00:00" table:formula="of:= IF([zad_5.$G103] &lt; [.G104]; [zad_5.$A103]; IF([zad_5.$G103] &gt; [.G102]; [zad_5.$A103]; &quot; &quot;))" table:style-name="ce2">
            <text:p>09.05.2017</text:p>
          </table:table-cell>
          <table:table-cell table:number-columns-repeated="16376"/>
        </table:table-row>
        <table:table-row table:style-name="ro1">
          <table:table-cell office:value-type="date" office:date-value="2017-05-12T00:00:00" table:style-name="ce2">
            <text:p>12.05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Warszawa</text:p>
          </table:table-cell>
          <table:table-cell office:value-type="float" office:value="5288" table:style-name="ce1">
            <text:p>5288</text:p>
          </table:table-cell>
          <table:table-cell office:value-type="float" office:value="107" table:style-name="ce1">
            <text:p>107</text:p>
          </table:table-cell>
          <table:table-cell office:value-type="float" office:value="312" table:style-name="ce1">
            <text:p>312</text:p>
          </table:table-cell>
          <table:table-cell office:value-type="float" office:value="42" table:formula="of:=IF(AND([zad_5.$B104] = [.C103]; [zad_5.$A104] - [.A103] = 1);[.G103];[.G103] + 1)" table:style-name="ce1">
            <text:p>42</text:p>
          </table:table-cell>
          <table:table-cell office:value-type="date" office:date-value="2017-05-12T00:00:00" table:formula="of:= IF([zad_5.$G104] &lt; [.G105]; [zad_5.$A104]; IF([zad_5.$G104] &gt; [.G103]; [zad_5.$A104]; &quot; &quot;))" table:style-name="ce2">
            <text:p>12.05.2017</text:p>
          </table:table-cell>
          <table:table-cell table:number-columns-repeated="16376"/>
        </table:table-row>
        <table:table-row table:style-name="ro1">
          <table:table-cell office:value-type="date" office:date-value="2017-05-13T00:00:00" table:style-name="ce2">
            <text:p>13.05.2017</text:p>
          </table:table-cell>
          <table:table-cell office:value-type="string" table:style-name="ce3">
            <text:p>Walbrzych</text:p>
          </table:table-cell>
          <table:table-cell office:value-type="string" table:style-name="ce3">
            <text:p>Kalisz</text:p>
          </table:table-cell>
          <table:table-cell office:value-type="float" office:value="4888" table:style-name="ce1">
            <text:p>4888</text:p>
          </table:table-cell>
          <table:table-cell office:value-type="float" office:value="182" table:style-name="ce1">
            <text:p>182</text:p>
          </table:table-cell>
          <table:table-cell office:value-type="float" office:value="248" table:style-name="ce1">
            <text:p>248</text:p>
          </table:table-cell>
          <table:table-cell office:value-type="float" office:value="43" table:formula="of:=IF(AND([zad_5.$B105] = [.C104]; [zad_5.$A105] - [.A104] = 1);[.G104];[.G104] + 1)" table:style-name="ce1">
            <text:p>43</text:p>
          </table:table-cell>
          <table:table-cell office:value-type="date" office:date-value="2017-05-13T00:00:00" table:formula="of:= IF([zad_5.$G105] &lt; [.G106]; [zad_5.$A105]; IF([zad_5.$G105] &gt; [.G104]; [zad_5.$A105]; &quot; &quot;))" table:style-name="ce2">
            <text:p>13.05.2017</text:p>
          </table:table-cell>
          <table:table-cell table:number-columns-repeated="16376"/>
        </table:table-row>
        <table:table-row table:style-name="ro1">
          <table:table-cell office:value-type="date" office:date-value="2017-05-14T00:00:00" table:style-name="ce2">
            <text:p>14.05.2017</text:p>
          </table:table-cell>
          <table:table-cell office:value-type="string" table:style-name="ce3">
            <text:p>Kalisz</text:p>
          </table:table-cell>
          <table:table-cell office:value-type="string" table:style-name="ce3">
            <text:p>Lodz</text:p>
          </table:table-cell>
          <table:table-cell office:value-type="float" office:value="5475" table:style-name="ce1">
            <text:p>5475</text:p>
          </table:table-cell>
          <table:table-cell office:value-type="float" office:value="129" table:style-name="ce1">
            <text:p>129</text:p>
          </table:table-cell>
          <table:table-cell office:value-type="float" office:value="200" table:style-name="ce1">
            <text:p>200</text:p>
          </table:table-cell>
          <table:table-cell office:value-type="float" office:value="43" table:formula="of:=IF(AND([zad_5.$B106] = [.C105]; [zad_5.$A106] - [.A105] = 1);[.G105];[.G105] + 1)" table:style-name="ce1">
            <text:p>43</text:p>
          </table:table-cell>
          <table:table-cell office:value-type="string" office:string-value=" " table:formula="of:= IF([zad_5.$G106] &lt; [.G107]; [zad_5.$A106]; IF([zad_5.$G106] &gt; [.G105]; [zad_5.$A106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5-15T00:00:00" table:style-name="ce2">
            <text:p>15.05.2017</text:p>
          </table:table-cell>
          <table:table-cell office:value-type="string" table:style-name="ce3">
            <text:p>Lodz</text:p>
          </table:table-cell>
          <table:table-cell office:value-type="string" table:style-name="ce3">
            <text:p>Kielce</text:p>
          </table:table-cell>
          <table:table-cell office:value-type="float" office:value="4863" table:style-name="ce1">
            <text:p>4863</text:p>
          </table:table-cell>
          <table:table-cell office:value-type="float" office:value="141" table:style-name="ce1">
            <text:p>141</text:p>
          </table:table-cell>
          <table:table-cell office:value-type="float" office:value="444" table:style-name="ce1">
            <text:p>444</text:p>
          </table:table-cell>
          <table:table-cell office:value-type="float" office:value="43" table:formula="of:=IF(AND([zad_5.$B107] = [.C106]; [zad_5.$A107] - [.A106] = 1);[.G106];[.G106] + 1)" table:style-name="ce1">
            <text:p>43</text:p>
          </table:table-cell>
          <table:table-cell office:value-type="date" office:date-value="2017-05-15T00:00:00" table:formula="of:= IF([zad_5.$G107] &lt; [.G108]; [zad_5.$A107]; IF([zad_5.$G107] &gt; [.G106]; [zad_5.$A107]; &quot; &quot;))" table:style-name="ce2">
            <text:p>15.05.2017</text:p>
          </table:table-cell>
          <table:table-cell table:number-columns-repeated="16376"/>
        </table:table-row>
        <table:table-row table:style-name="ro1">
          <table:table-cell office:value-type="date" office:date-value="2017-05-17T00:00:00" table:style-name="ce2">
            <text:p>17.05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Przemysl</text:p>
          </table:table-cell>
          <table:table-cell office:value-type="float" office:value="5933" table:style-name="ce1">
            <text:p>5933</text:p>
          </table:table-cell>
          <table:table-cell office:value-type="float" office:value="335" table:style-name="ce1">
            <text:p>335</text:p>
          </table:table-cell>
          <table:table-cell office:value-type="float" office:value="479" table:style-name="ce1">
            <text:p>479</text:p>
          </table:table-cell>
          <table:table-cell office:value-type="float" office:value="44" table:formula="of:=IF(AND([zad_5.$B108] = [.C107]; [zad_5.$A108] - [.A107] = 1);[.G107];[.G107] + 1)" table:style-name="ce1">
            <text:p>44</text:p>
          </table:table-cell>
          <table:table-cell office:value-type="date" office:date-value="2017-05-17T00:00:00" table:formula="of:= IF([zad_5.$G108] &lt; [.G109]; [zad_5.$A108]; IF([zad_5.$G108] &gt; [.G107]; [zad_5.$A108]; &quot; &quot;))" table:style-name="ce2">
            <text:p>17.05.2017</text:p>
          </table:table-cell>
          <table:table-cell table:number-columns-repeated="16376"/>
        </table:table-row>
        <table:table-row table:style-name="ro1">
          <table:table-cell office:value-type="date" office:date-value="2017-05-18T00:00:00" table:style-name="ce2">
            <text:p>18.05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Legnica</text:p>
          </table:table-cell>
          <table:table-cell office:value-type="float" office:value="1730" table:style-name="ce1">
            <text:p>1730</text:p>
          </table:table-cell>
          <table:table-cell office:value-type="float" office:value="410" table:style-name="ce1">
            <text:p>410</text:p>
          </table:table-cell>
          <table:table-cell office:value-type="float" office:value="1087" table:style-name="ce1">
            <text:p>1087</text:p>
          </table:table-cell>
          <table:table-cell office:value-type="float" office:value="45" table:formula="of:=IF(AND([zad_5.$B109] = [.C108]; [zad_5.$A109] - [.A108] = 1);[.G108];[.G108] + 1)" table:style-name="ce1">
            <text:p>45</text:p>
          </table:table-cell>
          <table:table-cell office:value-type="date" office:date-value="2017-05-18T00:00:00" table:formula="of:= IF([zad_5.$G109] &lt; [.G110]; [zad_5.$A109]; IF([zad_5.$G109] &gt; [.G108]; [zad_5.$A109]; &quot; &quot;))" table:style-name="ce2">
            <text:p>18.05.2017</text:p>
          </table:table-cell>
          <table:table-cell table:number-columns-repeated="16376"/>
        </table:table-row>
        <table:table-row table:style-name="ro1">
          <table:table-cell office:value-type="date" office:date-value="2017-05-19T00:00:00" table:style-name="ce2">
            <text:p>19.05.2017</text:p>
          </table:table-cell>
          <table:table-cell office:value-type="string" table:style-name="ce3">
            <text:p>Legnica</text:p>
          </table:table-cell>
          <table:table-cell office:value-type="string" table:style-name="ce3">
            <text:p>Gubin</text:p>
          </table:table-cell>
          <table:table-cell office:value-type="float" office:value="3178" table:style-name="ce1">
            <text:p>3178</text:p>
          </table:table-cell>
          <table:table-cell office:value-type="float" office:value="171" table:style-name="ce1">
            <text:p>171</text:p>
          </table:table-cell>
          <table:table-cell office:value-type="float" office:value="646" table:style-name="ce1">
            <text:p>646</text:p>
          </table:table-cell>
          <table:table-cell office:value-type="float" office:value="45" table:formula="of:=IF(AND([zad_5.$B110] = [.C109]; [zad_5.$A110] - [.A109] = 1);[.G109];[.G109] + 1)" table:style-name="ce1">
            <text:p>45</text:p>
          </table:table-cell>
          <table:table-cell office:value-type="date" office:date-value="2017-05-19T00:00:00" table:formula="of:= IF([zad_5.$G110] &lt; [.G111]; [zad_5.$A110]; IF([zad_5.$G110] &gt; [.G109]; [zad_5.$A110]; &quot; &quot;))" table:style-name="ce2">
            <text:p>19.05.2017</text:p>
          </table:table-cell>
          <table:table-cell table:number-columns-repeated="16376"/>
        </table:table-row>
        <table:table-row table:style-name="ro1">
          <table:table-cell office:value-type="date" office:date-value="2017-05-22T00:00:00" table:style-name="ce2">
            <text:p>22.05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Wloclawek</text:p>
          </table:table-cell>
          <table:table-cell office:value-type="float" office:value="3983" table:style-name="ce1">
            <text:p>3983</text:p>
          </table:table-cell>
          <table:table-cell office:value-type="float" office:value="153" table:style-name="ce1">
            <text:p>153</text:p>
          </table:table-cell>
          <table:table-cell office:value-type="float" office:value="175" table:style-name="ce1">
            <text:p>175</text:p>
          </table:table-cell>
          <table:table-cell office:value-type="float" office:value="46" table:formula="of:=IF(AND([zad_5.$B111] = [.C110]; [zad_5.$A111] - [.A110] = 1);[.G110];[.G110] + 1)" table:style-name="ce1">
            <text:p>46</text:p>
          </table:table-cell>
          <table:table-cell office:value-type="date" office:date-value="2017-05-22T00:00:00" table:formula="of:= IF([zad_5.$G111] &lt; [.G112]; [zad_5.$A111]; IF([zad_5.$G111] &gt; [.G110]; [zad_5.$A111]; &quot; &quot;))" table:style-name="ce2">
            <text:p>22.05.2017</text:p>
          </table:table-cell>
          <table:table-cell table:number-columns-repeated="16376"/>
        </table:table-row>
        <table:table-row table:style-name="ro1">
          <table:table-cell office:value-type="date" office:date-value="2017-05-23T00:00:00" table:style-name="ce2">
            <text:p>23.05.2017</text:p>
          </table:table-cell>
          <table:table-cell office:value-type="string" table:style-name="ce3">
            <text:p>Elblag</text:p>
          </table:table-cell>
          <table:table-cell office:value-type="string" table:style-name="ce3">
            <text:p>Kuznica Bialostocka</text:p>
          </table:table-cell>
          <table:table-cell office:value-type="float" office:value="3007" table:style-name="ce1">
            <text:p>3007</text:p>
          </table:table-cell>
          <table:table-cell office:value-type="float" office:value="391" table:style-name="ce1">
            <text:p>391</text:p>
          </table:table-cell>
          <table:table-cell office:value-type="float" office:value="1406" table:style-name="ce1">
            <text:p>1406</text:p>
          </table:table-cell>
          <table:table-cell office:value-type="float" office:value="47" table:formula="of:=IF(AND([zad_5.$B112] = [.C111]; [zad_5.$A112] - [.A111] = 1);[.G111];[.G111] + 1)" table:style-name="ce1">
            <text:p>47</text:p>
          </table:table-cell>
          <table:table-cell office:value-type="date" office:date-value="2017-05-23T00:00:00" table:formula="of:= IF([zad_5.$G112] &lt; [.G113]; [zad_5.$A112]; IF([zad_5.$G112] &gt; [.G111]; [zad_5.$A112]; &quot; &quot;))" table:style-name="ce2">
            <text:p>23.05.2017</text:p>
          </table:table-cell>
          <table:table-cell table:number-columns-repeated="16376"/>
        </table:table-row>
        <table:table-row table:style-name="ro1">
          <table:table-cell office:value-type="date" office:date-value="2017-05-24T00:00:00" table:style-name="ce2">
            <text:p>24.05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Katowice</text:p>
          </table:table-cell>
          <table:table-cell office:value-type="float" office:value="5832" table:style-name="ce1">
            <text:p>5832</text:p>
          </table:table-cell>
          <table:table-cell office:value-type="float" office:value="300" table:style-name="ce1">
            <text:p>300</text:p>
          </table:table-cell>
          <table:table-cell office:value-type="float" office:value="453" table:style-name="ce1">
            <text:p>453</text:p>
          </table:table-cell>
          <table:table-cell office:value-type="float" office:value="48" table:formula="of:=IF(AND([zad_5.$B113] = [.C112]; [zad_5.$A113] - [.A112] = 1);[.G112];[.G112] + 1)" table:style-name="ce1">
            <text:p>48</text:p>
          </table:table-cell>
          <table:table-cell office:value-type="date" office:date-value="2017-05-24T00:00:00" table:formula="of:= IF([zad_5.$G113] &lt; [.G114]; [zad_5.$A113]; IF([zad_5.$G113] &gt; [.G112]; [zad_5.$A113]; &quot; &quot;))" table:style-name="ce2">
            <text:p>24.05.2017</text:p>
          </table:table-cell>
          <table:table-cell table:number-columns-repeated="16376"/>
        </table:table-row>
        <table:table-row table:style-name="ro1">
          <table:table-cell office:value-type="date" office:date-value="2017-05-26T00:00:00" table:style-name="ce2">
            <text:p>26.05.2017</text:p>
          </table:table-cell>
          <table:table-cell office:value-type="string" table:style-name="ce3">
            <text:p>Kudowa-Slone</text:p>
          </table:table-cell>
          <table:table-cell office:value-type="string" table:style-name="ce3">
            <text:p>Opole</text:p>
          </table:table-cell>
          <table:table-cell office:value-type="float" office:value="3012" table:style-name="ce1">
            <text:p>3012</text:p>
          </table:table-cell>
          <table:table-cell office:value-type="float" office:value="148" table:style-name="ce1">
            <text:p>148</text:p>
          </table:table-cell>
          <table:table-cell office:value-type="float" office:value="185" table:style-name="ce1">
            <text:p>185</text:p>
          </table:table-cell>
          <table:table-cell office:value-type="float" office:value="49" table:formula="of:=IF(AND([zad_5.$B114] = [.C113]; [zad_5.$A114] - [.A113] = 1);[.G113];[.G113] + 1)" table:style-name="ce1">
            <text:p>49</text:p>
          </table:table-cell>
          <table:table-cell office:value-type="date" office:date-value="2017-05-26T00:00:00" table:formula="of:= IF([zad_5.$G114] &lt; [.G115]; [zad_5.$A114]; IF([zad_5.$G114] &gt; [.G113]; [zad_5.$A114]; &quot; &quot;))" table:style-name="ce2">
            <text:p>26.05.2017</text:p>
          </table:table-cell>
          <table:table-cell table:number-columns-repeated="16376"/>
        </table:table-row>
        <table:table-row table:style-name="ro1">
          <table:table-cell office:value-type="date" office:date-value="2017-05-27T00:00:00" table:style-name="ce2">
            <text:p>27.05.2017</text:p>
          </table:table-cell>
          <table:table-cell office:value-type="string" table:style-name="ce3">
            <text:p>Opole</text:p>
          </table:table-cell>
          <table:table-cell office:value-type="string" table:style-name="ce3">
            <text:p>Chalupki</text:p>
          </table:table-cell>
          <table:table-cell office:value-type="float" office:value="4508" table:style-name="ce1">
            <text:p>4508</text:p>
          </table:table-cell>
          <table:table-cell office:value-type="float" office:value="104" table:style-name="ce1">
            <text:p>104</text:p>
          </table:table-cell>
          <table:table-cell office:value-type="float" office:value="399" table:style-name="ce1">
            <text:p>399</text:p>
          </table:table-cell>
          <table:table-cell office:value-type="float" office:value="49" table:formula="of:=IF(AND([zad_5.$B115] = [.C114]; [zad_5.$A115] - [.A114] = 1);[.G114];[.G114] + 1)" table:style-name="ce1">
            <text:p>49</text:p>
          </table:table-cell>
          <table:table-cell office:value-type="date" office:date-value="2017-05-27T00:00:00" table:formula="of:= IF([zad_5.$G115] &lt; [.G116]; [zad_5.$A115]; IF([zad_5.$G115] &gt; [.G114]; [zad_5.$A115]; &quot; &quot;))" table:style-name="ce2">
            <text:p>27.05.2017</text:p>
          </table:table-cell>
          <table:table-cell table:number-columns-repeated="16376"/>
        </table:table-row>
        <table:table-row table:style-name="ro1">
          <table:table-cell office:value-type="date" office:date-value="2017-05-28T00:00:00" table:style-name="ce2">
            <text:p>28.05.2017</text:p>
          </table:table-cell>
          <table:table-cell office:value-type="string" table:style-name="ce3">
            <text:p>Ostroleka</text:p>
          </table:table-cell>
          <table:table-cell office:value-type="string" table:style-name="ce3">
            <text:p>Swiecko</text:p>
          </table:table-cell>
          <table:table-cell office:value-type="float" office:value="1777" table:style-name="ce1">
            <text:p>1777</text:p>
          </table:table-cell>
          <table:table-cell office:value-type="float" office:value="552" table:style-name="ce1">
            <text:p>552</text:p>
          </table:table-cell>
          <table:table-cell office:value-type="float" office:value="1964" table:style-name="ce1">
            <text:p>1964</text:p>
          </table:table-cell>
          <table:table-cell office:value-type="float" office:value="50" table:formula="of:=IF(AND([zad_5.$B116] = [.C115]; [zad_5.$A116] - [.A115] = 1);[.G115];[.G115] + 1)" table:style-name="ce1">
            <text:p>50</text:p>
          </table:table-cell>
          <table:table-cell office:value-type="date" office:date-value="2017-05-28T00:00:00" table:formula="of:= IF([zad_5.$G116] &lt; [.G117]; [zad_5.$A116]; IF([zad_5.$G116] &gt; [.G115]; [zad_5.$A116]; &quot; &quot;))" table:style-name="ce2">
            <text:p>28.05.2017</text:p>
          </table:table-cell>
          <table:table-cell table:number-columns-repeated="16376"/>
        </table:table-row>
        <table:table-row table:style-name="ro1">
          <table:table-cell office:value-type="date" office:date-value="2017-05-29T00:00:00" table:style-name="ce2">
            <text:p>29.05.2017</text:p>
          </table:table-cell>
          <table:table-cell office:value-type="string" table:style-name="ce3">
            <text:p>Swiecko</text:p>
          </table:table-cell>
          <table:table-cell office:value-type="string" table:style-name="ce3">
            <text:p>Legnica</text:p>
          </table:table-cell>
          <table:table-cell office:value-type="float" office:value="4788" table:style-name="ce1">
            <text:p>4788</text:p>
          </table:table-cell>
          <table:table-cell office:value-type="float" office:value="203" table:style-name="ce1">
            <text:p>203</text:p>
          </table:table-cell>
          <table:table-cell office:value-type="float" office:value="347" table:style-name="ce1">
            <text:p>347</text:p>
          </table:table-cell>
          <table:table-cell office:value-type="float" office:value="50" table:formula="of:=IF(AND([zad_5.$B117] = [.C116]; [zad_5.$A117] - [.A116] = 1);[.G116];[.G116] + 1)" table:style-name="ce1">
            <text:p>50</text:p>
          </table:table-cell>
          <table:table-cell office:value-type="string" office:string-value=" " table:formula="of:= IF([zad_5.$G117] &lt; [.G118]; [zad_5.$A117]; IF([zad_5.$G117] &gt; [.G116]; [zad_5.$A117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5-30T00:00:00" table:style-name="ce2">
            <text:p>30.05.2017</text:p>
          </table:table-cell>
          <table:table-cell office:value-type="string" table:style-name="ce3">
            <text:p>Legnica</text:p>
          </table:table-cell>
          <table:table-cell office:value-type="string" table:style-name="ce3">
            <text:p>Leszno</text:p>
          </table:table-cell>
          <table:table-cell office:value-type="float" office:value="3035" table:style-name="ce1">
            <text:p>3035</text:p>
          </table:table-cell>
          <table:table-cell office:value-type="float" office:value="103" table:style-name="ce1">
            <text:p>103</text:p>
          </table:table-cell>
          <table:table-cell office:value-type="float" office:value="376" table:style-name="ce1">
            <text:p>376</text:p>
          </table:table-cell>
          <table:table-cell office:value-type="float" office:value="50" table:formula="of:=IF(AND([zad_5.$B118] = [.C117]; [zad_5.$A118] - [.A117] = 1);[.G117];[.G117] + 1)" table:style-name="ce1">
            <text:p>50</text:p>
          </table:table-cell>
          <table:table-cell office:value-type="string" office:string-value=" " table:formula="of:= IF([zad_5.$G118] &lt; [.G119]; [zad_5.$A118]; IF([zad_5.$G118] &gt; [.G117]; [zad_5.$A118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5-31T00:00:00" table:style-name="ce2">
            <text:p>31.05.2017</text:p>
          </table:table-cell>
          <table:table-cell office:value-type="string" table:style-name="ce3">
            <text:p>Leszno</text:p>
          </table:table-cell>
          <table:table-cell office:value-type="string" table:style-name="ce3">
            <text:p>Jelenia Gora</text:p>
          </table:table-cell>
          <table:table-cell office:value-type="float" office:value="3380" table:style-name="ce1">
            <text:p>3380</text:p>
          </table:table-cell>
          <table:table-cell office:value-type="float" office:value="155" table:style-name="ce1">
            <text:p>155</text:p>
          </table:table-cell>
          <table:table-cell office:value-type="float" office:value="542" table:style-name="ce1">
            <text:p>542</text:p>
          </table:table-cell>
          <table:table-cell office:value-type="float" office:value="50" table:formula="of:=IF(AND([zad_5.$B119] = [.C118]; [zad_5.$A119] - [.A118] = 1);[.G118];[.G118] + 1)" table:style-name="ce1">
            <text:p>50</text:p>
          </table:table-cell>
          <table:table-cell office:value-type="string" office:string-value=" " table:formula="of:= IF([zad_5.$G119] &lt; [.G120]; [zad_5.$A119]; IF([zad_5.$G119] &gt; [.G118]; [zad_5.$A119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6-01T00:00:00" table:style-name="ce2">
            <text:p>01.06.2017</text:p>
          </table:table-cell>
          <table:table-cell office:value-type="string" table:style-name="ce3">
            <text:p>Jelenia Gora</text:p>
          </table:table-cell>
          <table:table-cell office:value-type="string" table:style-name="ce3">
            <text:p>Olszyna</text:p>
          </table:table-cell>
          <table:table-cell office:value-type="float" office:value="5014" table:style-name="ce1">
            <text:p>5014</text:p>
          </table:table-cell>
          <table:table-cell office:value-type="float" office:value="154" table:style-name="ce1">
            <text:p>154</text:p>
          </table:table-cell>
          <table:table-cell office:value-type="float" office:value="577" table:style-name="ce1">
            <text:p>577</text:p>
          </table:table-cell>
          <table:table-cell office:value-type="float" office:value="50" table:formula="of:=IF(AND([zad_5.$B120] = [.C119]; [zad_5.$A120] - [.A119] = 1);[.G119];[.G119] + 1)" table:style-name="ce1">
            <text:p>50</text:p>
          </table:table-cell>
          <table:table-cell office:value-type="string" office:string-value=" " table:formula="of:= IF([zad_5.$G120] &lt; [.G121]; [zad_5.$A120]; IF([zad_5.$G120] &gt; [.G119]; [zad_5.$A120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6-02T00:00:00" table:style-name="ce2">
            <text:p>02.06.2017</text:p>
          </table:table-cell>
          <table:table-cell office:value-type="string" table:style-name="ce3">
            <text:p>Olszyna</text:p>
          </table:table-cell>
          <table:table-cell office:value-type="string" table:style-name="ce3">
            <text:p>Swiecko</text:p>
          </table:table-cell>
          <table:table-cell office:value-type="float" office:value="1852" table:style-name="ce1">
            <text:p>1852</text:p>
          </table:table-cell>
          <table:table-cell office:value-type="float" office:value="110" table:style-name="ce1">
            <text:p>110</text:p>
          </table:table-cell>
          <table:table-cell office:value-type="float" office:value="407" table:style-name="ce1">
            <text:p>407</text:p>
          </table:table-cell>
          <table:table-cell office:value-type="float" office:value="50" table:formula="of:=IF(AND([zad_5.$B121] = [.C120]; [zad_5.$A121] - [.A120] = 1);[.G120];[.G120] + 1)" table:style-name="ce1">
            <text:p>50</text:p>
          </table:table-cell>
          <table:table-cell office:value-type="date" office:date-value="2017-06-02T00:00:00" table:formula="of:= IF([zad_5.$G121] &lt; [.G122]; [zad_5.$A121]; IF([zad_5.$G121] &gt; [.G120]; [zad_5.$A121]; &quot; &quot;))" table:style-name="ce2">
            <text:p>02.06.2017</text:p>
          </table:table-cell>
          <table:table-cell table:number-columns-repeated="16376"/>
        </table:table-row>
        <table:table-row table:style-name="ro1">
          <table:table-cell office:value-type="date" office:date-value="2017-06-04T00:00:00" table:style-name="ce2">
            <text:p>04.06.2017</text:p>
          </table:table-cell>
          <table:table-cell office:value-type="string" table:style-name="ce3">
            <text:p>Siedlce</text:p>
          </table:table-cell>
          <table:table-cell office:value-type="string" table:style-name="ce3">
            <text:p>Lomza</text:p>
          </table:table-cell>
          <table:table-cell office:value-type="float" office:value="5493" table:style-name="ce1">
            <text:p>5493</text:p>
          </table:table-cell>
          <table:table-cell office:value-type="float" office:value="145" table:style-name="ce1">
            <text:p>145</text:p>
          </table:table-cell>
          <table:table-cell office:value-type="float" office:value="168" table:style-name="ce1">
            <text:p>168</text:p>
          </table:table-cell>
          <table:table-cell office:value-type="float" office:value="51" table:formula="of:=IF(AND([zad_5.$B122] = [.C121]; [zad_5.$A122] - [.A121] = 1);[.G121];[.G121] + 1)" table:style-name="ce1">
            <text:p>51</text:p>
          </table:table-cell>
          <table:table-cell office:value-type="date" office:date-value="2017-06-04T00:00:00" table:formula="of:= IF([zad_5.$G122] &lt; [.G123]; [zad_5.$A122]; IF([zad_5.$G122] &gt; [.G121]; [zad_5.$A122]; &quot; &quot;))" table:style-name="ce2">
            <text:p>04.06.2017</text:p>
          </table:table-cell>
          <table:table-cell table:number-columns-repeated="16376"/>
        </table:table-row>
        <table:table-row table:style-name="ro1">
          <table:table-cell office:value-type="date" office:date-value="2017-06-06T00:00:00" table:style-name="ce2">
            <text:p>06.06.2017</text:p>
          </table:table-cell>
          <table:table-cell office:value-type="string" table:style-name="ce3">
            <text:p>Rzeszow</text:p>
          </table:table-cell>
          <table:table-cell office:value-type="string" table:style-name="ce3">
            <text:p>Zamosc</text:p>
          </table:table-cell>
          <table:table-cell office:value-type="float" office:value="5560" table:style-name="ce1">
            <text:p>5560</text:p>
          </table:table-cell>
          <table:table-cell office:value-type="float" office:value="187" table:style-name="ce1">
            <text:p>187</text:p>
          </table:table-cell>
          <table:table-cell office:value-type="float" office:value="288" table:style-name="ce1">
            <text:p>288</text:p>
          </table:table-cell>
          <table:table-cell office:value-type="float" office:value="52" table:formula="of:=IF(AND([zad_5.$B123] = [.C122]; [zad_5.$A123] - [.A122] = 1);[.G122];[.G122] + 1)" table:style-name="ce1">
            <text:p>52</text:p>
          </table:table-cell>
          <table:table-cell office:value-type="date" office:date-value="2017-06-06T00:00:00" table:formula="of:= IF([zad_5.$G123] &lt; [.G124]; [zad_5.$A123]; IF([zad_5.$G123] &gt; [.G122]; [zad_5.$A123]; &quot; &quot;))" table:style-name="ce2">
            <text:p>06.06.2017</text:p>
          </table:table-cell>
          <table:table-cell table:number-columns-repeated="16376"/>
        </table:table-row>
        <table:table-row table:style-name="ro1">
          <table:table-cell office:value-type="date" office:date-value="2017-06-07T00:00:00" table:style-name="ce2">
            <text:p>07.06.2017</text:p>
          </table:table-cell>
          <table:table-cell office:value-type="string" table:style-name="ce3">
            <text:p>Hrebenne</text:p>
          </table:table-cell>
          <table:table-cell office:value-type="string" table:style-name="ce3">
            <text:p>Lublin</text:p>
          </table:table-cell>
          <table:table-cell office:value-type="float" office:value="2571" table:style-name="ce1">
            <text:p>2571</text:p>
          </table:table-cell>
          <table:table-cell office:value-type="float" office:value="145" table:style-name="ce1">
            <text:p>145</text:p>
          </table:table-cell>
          <table:table-cell office:value-type="float" office:value="567" table:style-name="ce1">
            <text:p>567</text:p>
          </table:table-cell>
          <table:table-cell office:value-type="float" office:value="53" table:formula="of:=IF(AND([zad_5.$B124] = [.C123]; [zad_5.$A124] - [.A123] = 1);[.G123];[.G123] + 1)" table:style-name="ce1">
            <text:p>53</text:p>
          </table:table-cell>
          <table:table-cell office:value-type="date" office:date-value="2017-06-07T00:00:00" table:formula="of:= IF([zad_5.$G124] &lt; [.G125]; [zad_5.$A124]; IF([zad_5.$G124] &gt; [.G123]; [zad_5.$A124]; &quot; &quot;))" table:style-name="ce2">
            <text:p>07.06.2017</text:p>
          </table:table-cell>
          <table:table-cell table:number-columns-repeated="16376"/>
        </table:table-row>
        <table:table-row table:style-name="ro1">
          <table:table-cell office:value-type="date" office:date-value="2017-06-08T00:00:00" table:style-name="ce2">
            <text:p>08.06.2017</text:p>
          </table:table-cell>
          <table:table-cell office:value-type="string" table:style-name="ce3">
            <text:p>Lublin</text:p>
          </table:table-cell>
          <table:table-cell office:value-type="string" table:style-name="ce3">
            <text:p>Radom</text:p>
          </table:table-cell>
          <table:table-cell office:value-type="float" office:value="3348" table:style-name="ce1">
            <text:p>3348</text:p>
          </table:table-cell>
          <table:table-cell office:value-type="float" office:value="111" table:style-name="ce1">
            <text:p>111</text:p>
          </table:table-cell>
          <table:table-cell office:value-type="float" office:value="135" table:style-name="ce1">
            <text:p>135</text:p>
          </table:table-cell>
          <table:table-cell office:value-type="float" office:value="53" table:formula="of:=IF(AND([zad_5.$B125] = [.C124]; [zad_5.$A125] - [.A124] = 1);[.G124];[.G124] + 1)" table:style-name="ce1">
            <text:p>53</text:p>
          </table:table-cell>
          <table:table-cell office:value-type="string" office:string-value=" " table:formula="of:= IF([zad_5.$G125] &lt; [.G126]; [zad_5.$A125]; IF([zad_5.$G125] &gt; [.G124]; [zad_5.$A125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6-09T00:00:00" table:style-name="ce2">
            <text:p>09.06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Tarnobrzeg</text:p>
          </table:table-cell>
          <table:table-cell office:value-type="float" office:value="2906" table:style-name="ce1">
            <text:p>2906</text:p>
          </table:table-cell>
          <table:table-cell office:value-type="float" office:value="119" table:style-name="ce1">
            <text:p>119</text:p>
          </table:table-cell>
          <table:table-cell office:value-type="float" office:value="398" table:style-name="ce1">
            <text:p>398</text:p>
          </table:table-cell>
          <table:table-cell office:value-type="float" office:value="53" table:formula="of:=IF(AND([zad_5.$B126] = [.C125]; [zad_5.$A126] - [.A125] = 1);[.G125];[.G125] + 1)" table:style-name="ce1">
            <text:p>53</text:p>
          </table:table-cell>
          <table:table-cell office:value-type="string" office:string-value=" " table:formula="of:= IF([zad_5.$G126] &lt; [.G127]; [zad_5.$A126]; IF([zad_5.$G126] &gt; [.G125]; [zad_5.$A126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6-10T00:00:00" table:style-name="ce2">
            <text:p>10.06.2017</text:p>
          </table:table-cell>
          <table:table-cell office:value-type="string" table:style-name="ce3">
            <text:p>Tarnobrzeg</text:p>
          </table:table-cell>
          <table:table-cell office:value-type="string" table:style-name="ce3">
            <text:p>Krakow</text:p>
          </table:table-cell>
          <table:table-cell office:value-type="float" office:value="5660" table:style-name="ce1">
            <text:p>5660</text:p>
          </table:table-cell>
          <table:table-cell office:value-type="float" office:value="137" table:style-name="ce1">
            <text:p>137</text:p>
          </table:table-cell>
          <table:table-cell office:value-type="float" office:value="490" table:style-name="ce1">
            <text:p>490</text:p>
          </table:table-cell>
          <table:table-cell office:value-type="float" office:value="53" table:formula="of:=IF(AND([zad_5.$B127] = [.C126]; [zad_5.$A127] - [.A126] = 1);[.G126];[.G126] + 1)" table:style-name="ce1">
            <text:p>53</text:p>
          </table:table-cell>
          <table:table-cell office:value-type="date" office:date-value="2017-06-10T00:00:00" table:formula="of:= IF([zad_5.$G127] &lt; [.G128]; [zad_5.$A127]; IF([zad_5.$G127] &gt; [.G126]; [zad_5.$A127]; &quot; &quot;))" table:style-name="ce2">
            <text:p>10.06.2017</text:p>
          </table:table-cell>
          <table:table-cell table:number-columns-repeated="16376"/>
        </table:table-row>
        <table:table-row table:style-name="ro1">
          <table:table-cell office:value-type="date" office:date-value="2017-06-11T00:00:00" table:style-name="ce2">
            <text:p>11.06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Piotrkow Trybunalski</text:p>
          </table:table-cell>
          <table:table-cell office:value-type="float" office:value="2575" table:style-name="ce1">
            <text:p>2575</text:p>
          </table:table-cell>
          <table:table-cell office:value-type="float" office:value="113" table:style-name="ce1">
            <text:p>113</text:p>
          </table:table-cell>
          <table:table-cell office:value-type="float" office:value="277" table:style-name="ce1">
            <text:p>277</text:p>
          </table:table-cell>
          <table:table-cell office:value-type="float" office:value="54" table:formula="of:=IF(AND([zad_5.$B128] = [.C127]; [zad_5.$A128] - [.A127] = 1);[.G127];[.G127] + 1)" table:style-name="ce1">
            <text:p>54</text:p>
          </table:table-cell>
          <table:table-cell office:value-type="date" office:date-value="2017-06-11T00:00:00" table:formula="of:= IF([zad_5.$G128] &lt; [.G129]; [zad_5.$A128]; IF([zad_5.$G128] &gt; [.G127]; [zad_5.$A128]; &quot; &quot;))" table:style-name="ce2">
            <text:p>11.06.2017</text:p>
          </table:table-cell>
          <table:table-cell table:number-columns-repeated="16376"/>
        </table:table-row>
        <table:table-row table:style-name="ro1">
          <table:table-cell office:value-type="date" office:date-value="2017-06-12T00:00:00" table:style-name="ce2">
            <text:p>12.06.2017</text:p>
          </table:table-cell>
          <table:table-cell office:value-type="string" table:style-name="ce3">
            <text:p>Biala Podlaska</text:p>
          </table:table-cell>
          <table:table-cell office:value-type="string" table:style-name="ce3">
            <text:p>Tarnobrzeg</text:p>
          </table:table-cell>
          <table:table-cell office:value-type="float" office:value="1676" table:style-name="ce1">
            <text:p>1676</text:p>
          </table:table-cell>
          <table:table-cell office:value-type="float" office:value="217" table:style-name="ce1">
            <text:p>217</text:p>
          </table:table-cell>
          <table:table-cell office:value-type="float" office:value="499" table:style-name="ce1">
            <text:p>499</text:p>
          </table:table-cell>
          <table:table-cell office:value-type="float" office:value="55" table:formula="of:=IF(AND([zad_5.$B129] = [.C128]; [zad_5.$A129] - [.A128] = 1);[.G128];[.G128] + 1)" table:style-name="ce1">
            <text:p>55</text:p>
          </table:table-cell>
          <table:table-cell office:value-type="date" office:date-value="2017-06-12T00:00:00" table:formula="of:= IF([zad_5.$G129] &lt; [.G130]; [zad_5.$A129]; IF([zad_5.$G129] &gt; [.G128]; [zad_5.$A129]; &quot; &quot;))" table:style-name="ce2">
            <text:p>12.06.2017</text:p>
          </table:table-cell>
          <table:table-cell table:number-columns-repeated="16376"/>
        </table:table-row>
        <table:table-row table:style-name="ro1">
          <table:table-cell office:value-type="date" office:date-value="2017-06-13T00:00:00" table:style-name="ce2">
            <text:p>13.06.2017</text:p>
          </table:table-cell>
          <table:table-cell office:value-type="string" table:style-name="ce3">
            <text:p>Tarnobrzeg</text:p>
          </table:table-cell>
          <table:table-cell office:value-type="string" table:style-name="ce3">
            <text:p>Kielce</text:p>
          </table:table-cell>
          <table:table-cell office:value-type="float" office:value="1536" table:style-name="ce1">
            <text:p>1536</text:p>
          </table:table-cell>
          <table:table-cell office:value-type="float" office:value="96" table:style-name="ce1">
            <text:p>96</text:p>
          </table:table-cell>
          <table:table-cell office:value-type="float" office:value="154" table:style-name="ce1">
            <text:p>154</text:p>
          </table:table-cell>
          <table:table-cell office:value-type="float" office:value="55" table:formula="of:=IF(AND([zad_5.$B130] = [.C129]; [zad_5.$A130] - [.A129] = 1);[.G129];[.G129] + 1)" table:style-name="ce1">
            <text:p>55</text:p>
          </table:table-cell>
          <table:table-cell office:value-type="string" office:string-value=" " table:formula="of:= IF([zad_5.$G130] &lt; [.G131]; [zad_5.$A130]; IF([zad_5.$G130] &gt; [.G129]; [zad_5.$A130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6-14T00:00:00" table:style-name="ce2">
            <text:p>14.06.2017</text:p>
          </table:table-cell>
          <table:table-cell office:value-type="string" table:style-name="ce3">
            <text:p>Kielce</text:p>
          </table:table-cell>
          <table:table-cell office:value-type="string" table:style-name="ce3">
            <text:p>Sieradz</text:p>
          </table:table-cell>
          <table:table-cell office:value-type="float" office:value="1996" table:style-name="ce1">
            <text:p>1996</text:p>
          </table:table-cell>
          <table:table-cell office:value-type="float" office:value="158" table:style-name="ce1">
            <text:p>158</text:p>
          </table:table-cell>
          <table:table-cell office:value-type="float" office:value="653" table:style-name="ce1">
            <text:p>653</text:p>
          </table:table-cell>
          <table:table-cell office:value-type="float" office:value="55" table:formula="of:=IF(AND([zad_5.$B131] = [.C130]; [zad_5.$A131] - [.A130] = 1);[.G130];[.G130] + 1)" table:style-name="ce1">
            <text:p>55</text:p>
          </table:table-cell>
          <table:table-cell office:value-type="date" office:date-value="2017-06-14T00:00:00" table:formula="of:= IF([zad_5.$G131] &lt; [.G132]; [zad_5.$A131]; IF([zad_5.$G131] &gt; [.G130]; [zad_5.$A131]; &quot; &quot;))" table:style-name="ce2">
            <text:p>14.06.2017</text:p>
          </table:table-cell>
          <table:table-cell table:number-columns-repeated="16376"/>
        </table:table-row>
        <table:table-row table:style-name="ro1">
          <table:table-cell office:value-type="date" office:date-value="2017-06-16T00:00:00" table:style-name="ce2">
            <text:p>16.06.2017</text:p>
          </table:table-cell>
          <table:table-cell office:value-type="string" table:style-name="ce3">
            <text:p>Chelm</text:p>
          </table:table-cell>
          <table:table-cell office:value-type="string" table:style-name="ce3">
            <text:p>Terespol</text:p>
          </table:table-cell>
          <table:table-cell office:value-type="float" office:value="4769" table:style-name="ce1">
            <text:p>4769</text:p>
          </table:table-cell>
          <table:table-cell office:value-type="float" office:value="160" table:style-name="ce1">
            <text:p>160</text:p>
          </table:table-cell>
          <table:table-cell office:value-type="float" office:value="522" table:style-name="ce1">
            <text:p>522</text:p>
          </table:table-cell>
          <table:table-cell office:value-type="float" office:value="56" table:formula="of:=IF(AND([zad_5.$B132] = [.C131]; [zad_5.$A132] - [.A131] = 1);[.G131];[.G131] + 1)" table:style-name="ce1">
            <text:p>56</text:p>
          </table:table-cell>
          <table:table-cell office:value-type="date" office:date-value="2017-06-16T00:00:00" table:formula="of:= IF([zad_5.$G132] &lt; [.G133]; [zad_5.$A132]; IF([zad_5.$G132] &gt; [.G131]; [zad_5.$A132]; &quot; &quot;))" table:style-name="ce2">
            <text:p>16.06.2017</text:p>
          </table:table-cell>
          <table:table-cell table:number-columns-repeated="16376"/>
        </table:table-row>
        <table:table-row table:style-name="ro1">
          <table:table-cell office:value-type="date" office:date-value="2017-06-17T00:00:00" table:style-name="ce2">
            <text:p>17.06.2017</text:p>
          </table:table-cell>
          <table:table-cell office:value-type="string" table:style-name="ce3">
            <text:p>Terespol</text:p>
          </table:table-cell>
          <table:table-cell office:value-type="string" table:style-name="ce3">
            <text:p>Warszawa</text:p>
          </table:table-cell>
          <table:table-cell office:value-type="float" office:value="4542" table:style-name="ce1">
            <text:p>4542</text:p>
          </table:table-cell>
          <table:table-cell office:value-type="float" office:value="205" table:style-name="ce1">
            <text:p>205</text:p>
          </table:table-cell>
          <table:table-cell office:value-type="float" office:value="524" table:style-name="ce1">
            <text:p>524</text:p>
          </table:table-cell>
          <table:table-cell office:value-type="float" office:value="56" table:formula="of:=IF(AND([zad_5.$B133] = [.C132]; [zad_5.$A133] - [.A132] = 1);[.G132];[.G132] + 1)" table:style-name="ce1">
            <text:p>56</text:p>
          </table:table-cell>
          <table:table-cell office:value-type="string" office:string-value=" " table:formula="of:= IF([zad_5.$G133] &lt; [.G134]; [zad_5.$A133]; IF([zad_5.$G133] &gt; [.G132]; [zad_5.$A133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6-18T00:00:00" table:style-name="ce2">
            <text:p>18.06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Lodz</text:p>
          </table:table-cell>
          <table:table-cell office:value-type="float" office:value="2286" table:style-name="ce1">
            <text:p>2286</text:p>
          </table:table-cell>
          <table:table-cell office:value-type="float" office:value="140" table:style-name="ce1">
            <text:p>140</text:p>
          </table:table-cell>
          <table:table-cell office:value-type="float" office:value="136" table:style-name="ce1">
            <text:p>136</text:p>
          </table:table-cell>
          <table:table-cell office:value-type="float" office:value="56" table:formula="of:=IF(AND([zad_5.$B134] = [.C133]; [zad_5.$A134] - [.A133] = 1);[.G133];[.G133] + 1)" table:style-name="ce1">
            <text:p>56</text:p>
          </table:table-cell>
          <table:table-cell office:value-type="string" office:string-value=" " table:formula="of:= IF([zad_5.$G134] &lt; [.G135]; [zad_5.$A134]; IF([zad_5.$G134] &gt; [.G133]; [zad_5.$A134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6-19T00:00:00" table:style-name="ce2">
            <text:p>19.06.2017</text:p>
          </table:table-cell>
          <table:table-cell office:value-type="string" table:style-name="ce3">
            <text:p>Lodz</text:p>
          </table:table-cell>
          <table:table-cell office:value-type="string" table:style-name="ce3">
            <text:p>Wloclawek</text:p>
          </table:table-cell>
          <table:table-cell office:value-type="float" office:value="1504" table:style-name="ce1">
            <text:p>1504</text:p>
          </table:table-cell>
          <table:table-cell office:value-type="float" office:value="95" table:style-name="ce1">
            <text:p>95</text:p>
          </table:table-cell>
          <table:table-cell office:value-type="float" office:value="382" table:style-name="ce1">
            <text:p>382</text:p>
          </table:table-cell>
          <table:table-cell office:value-type="float" office:value="56" table:formula="of:=IF(AND([zad_5.$B135] = [.C134]; [zad_5.$A135] - [.A134] = 1);[.G134];[.G134] + 1)" table:style-name="ce1">
            <text:p>56</text:p>
          </table:table-cell>
          <table:table-cell office:value-type="date" office:date-value="2017-06-19T00:00:00" table:formula="of:= IF([zad_5.$G135] &lt; [.G136]; [zad_5.$A135]; IF([zad_5.$G135] &gt; [.G134]; [zad_5.$A135]; &quot; &quot;))" table:style-name="ce2">
            <text:p>19.06.2017</text:p>
          </table:table-cell>
          <table:table-cell table:number-columns-repeated="16376"/>
        </table:table-row>
        <table:table-row table:style-name="ro1">
          <table:table-cell office:value-type="date" office:date-value="2017-06-20T00:00:00" table:style-name="ce2">
            <text:p>20.06.2017</text:p>
          </table:table-cell>
          <table:table-cell office:value-type="string" table:style-name="ce3">
            <text:p>Krosno</text:p>
          </table:table-cell>
          <table:table-cell office:value-type="string" table:style-name="ce3">
            <text:p>Zakopane</text:p>
          </table:table-cell>
          <table:table-cell office:value-type="float" office:value="3990" table:style-name="ce1">
            <text:p>3990</text:p>
          </table:table-cell>
          <table:table-cell office:value-type="float" office:value="195" table:style-name="ce1">
            <text:p>195</text:p>
          </table:table-cell>
          <table:table-cell office:value-type="float" office:value="468" table:style-name="ce1">
            <text:p>468</text:p>
          </table:table-cell>
          <table:table-cell office:value-type="float" office:value="57" table:formula="of:=IF(AND([zad_5.$B136] = [.C135]; [zad_5.$A136] - [.A135] = 1);[.G135];[.G135] + 1)" table:style-name="ce1">
            <text:p>57</text:p>
          </table:table-cell>
          <table:table-cell office:value-type="date" office:date-value="2017-06-20T00:00:00" table:formula="of:= IF([zad_5.$G136] &lt; [.G137]; [zad_5.$A136]; IF([zad_5.$G136] &gt; [.G135]; [zad_5.$A136]; &quot; &quot;))" table:style-name="ce2">
            <text:p>20.06.2017</text:p>
          </table:table-cell>
          <table:table-cell table:number-columns-repeated="16376"/>
        </table:table-row>
        <table:table-row table:style-name="ro1">
          <table:table-cell office:value-type="date" office:date-value="2017-06-21T00:00:00" table:style-name="ce2">
            <text:p>21.06.2017</text:p>
          </table:table-cell>
          <table:table-cell office:value-type="string" table:style-name="ce3">
            <text:p>Kielce</text:p>
          </table:table-cell>
          <table:table-cell office:value-type="string" table:style-name="ce3">
            <text:p>Tarnow</text:p>
          </table:table-cell>
          <table:table-cell office:value-type="float" office:value="4569" table:style-name="ce1">
            <text:p>4569</text:p>
          </table:table-cell>
          <table:table-cell office:value-type="float" office:value="123" table:style-name="ce1">
            <text:p>123</text:p>
          </table:table-cell>
          <table:table-cell office:value-type="float" office:value="295" table:style-name="ce1">
            <text:p>295</text:p>
          </table:table-cell>
          <table:table-cell office:value-type="float" office:value="58" table:formula="of:=IF(AND([zad_5.$B137] = [.C136]; [zad_5.$A137] - [.A136] = 1);[.G136];[.G136] + 1)" table:style-name="ce1">
            <text:p>58</text:p>
          </table:table-cell>
          <table:table-cell office:value-type="date" office:date-value="2017-06-21T00:00:00" table:formula="of:= IF([zad_5.$G137] &lt; [.G138]; [zad_5.$A137]; IF([zad_5.$G137] &gt; [.G136]; [zad_5.$A137]; &quot; &quot;))" table:style-name="ce2">
            <text:p>21.06.2017</text:p>
          </table:table-cell>
          <table:table-cell table:number-columns-repeated="16376"/>
        </table:table-row>
        <table:table-row table:style-name="ro1">
          <table:table-cell office:value-type="date" office:date-value="2017-06-22T00:00:00" table:style-name="ce2">
            <text:p>22.06.2017</text:p>
          </table:table-cell>
          <table:table-cell office:value-type="string" table:style-name="ce3">
            <text:p>Tarnow</text:p>
          </table:table-cell>
          <table:table-cell office:value-type="string" table:style-name="ce3">
            <text:p>Katowice</text:p>
          </table:table-cell>
          <table:table-cell office:value-type="float" office:value="3469" table:style-name="ce1">
            <text:p>3469</text:p>
          </table:table-cell>
          <table:table-cell office:value-type="float" office:value="151" table:style-name="ce1">
            <text:p>151</text:p>
          </table:table-cell>
          <table:table-cell office:value-type="float" office:value="558" table:style-name="ce1">
            <text:p>558</text:p>
          </table:table-cell>
          <table:table-cell office:value-type="float" office:value="58" table:formula="of:=IF(AND([zad_5.$B138] = [.C137]; [zad_5.$A138] - [.A137] = 1);[.G137];[.G137] + 1)" table:style-name="ce1">
            <text:p>58</text:p>
          </table:table-cell>
          <table:table-cell office:value-type="string" office:string-value=" " table:formula="of:= IF([zad_5.$G138] &lt; [.G139]; [zad_5.$A138]; IF([zad_5.$G138] &gt; [.G137]; [zad_5.$A138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6-23T00:00:00" table:style-name="ce2">
            <text:p>23.06.2017</text:p>
          </table:table-cell>
          <table:table-cell office:value-type="string" table:style-name="ce3">
            <text:p>Katowice</text:p>
          </table:table-cell>
          <table:table-cell office:value-type="string" table:style-name="ce3">
            <text:p>Zakopane</text:p>
          </table:table-cell>
          <table:table-cell office:value-type="float" office:value="2498" table:style-name="ce1">
            <text:p>2498</text:p>
          </table:table-cell>
          <table:table-cell office:value-type="float" office:value="163" table:style-name="ce1">
            <text:p>163</text:p>
          </table:table-cell>
          <table:table-cell office:value-type="float" office:value="610" table:style-name="ce1">
            <text:p>610</text:p>
          </table:table-cell>
          <table:table-cell office:value-type="float" office:value="58" table:formula="of:=IF(AND([zad_5.$B139] = [.C138]; [zad_5.$A139] - [.A138] = 1);[.G138];[.G138] + 1)" table:style-name="ce1">
            <text:p>58</text:p>
          </table:table-cell>
          <table:table-cell office:value-type="string" office:string-value=" " table:formula="of:= IF([zad_5.$G139] &lt; [.G140]; [zad_5.$A139]; IF([zad_5.$G139] &gt; [.G138]; [zad_5.$A139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6-24T00:00:00" table:style-name="ce2">
            <text:p>24.06.2017</text:p>
          </table:table-cell>
          <table:table-cell office:value-type="string" table:style-name="ce3">
            <text:p>Zakopane</text:p>
          </table:table-cell>
          <table:table-cell office:value-type="string" table:style-name="ce3">
            <text:p>Tarnow</text:p>
          </table:table-cell>
          <table:table-cell office:value-type="float" office:value="4118" table:style-name="ce1">
            <text:p>4118</text:p>
          </table:table-cell>
          <table:table-cell office:value-type="float" office:value="144" table:style-name="ce1">
            <text:p>144</text:p>
          </table:table-cell>
          <table:table-cell office:value-type="float" office:value="256" table:style-name="ce1">
            <text:p>256</text:p>
          </table:table-cell>
          <table:table-cell office:value-type="float" office:value="58" table:formula="of:=IF(AND([zad_5.$B140] = [.C139]; [zad_5.$A140] - [.A139] = 1);[.G139];[.G139] + 1)" table:style-name="ce1">
            <text:p>58</text:p>
          </table:table-cell>
          <table:table-cell office:value-type="date" office:date-value="2017-06-24T00:00:00" table:formula="of:= IF([zad_5.$G140] &lt; [.G141]; [zad_5.$A140]; IF([zad_5.$G140] &gt; [.G139]; [zad_5.$A140]; &quot; &quot;))" table:style-name="ce2">
            <text:p>24.06.2017</text:p>
          </table:table-cell>
          <table:table-cell table:number-columns-repeated="16376"/>
        </table:table-row>
        <table:table-row table:style-name="ro1">
          <table:table-cell office:value-type="date" office:date-value="2017-06-25T00:00:00" table:style-name="ce2">
            <text:p>25.06.2017</text:p>
          </table:table-cell>
          <table:table-cell office:value-type="string" table:style-name="ce3">
            <text:p>Gdansk</text:p>
          </table:table-cell>
          <table:table-cell office:value-type="string" table:style-name="ce3">
            <text:p>Slupsk</text:p>
          </table:table-cell>
          <table:table-cell office:value-type="float" office:value="5847" table:style-name="ce1">
            <text:p>5847</text:p>
          </table:table-cell>
          <table:table-cell office:value-type="float" office:value="137" table:style-name="ce1">
            <text:p>137</text:p>
          </table:table-cell>
          <table:table-cell office:value-type="float" office:value="270" table:style-name="ce1">
            <text:p>270</text:p>
          </table:table-cell>
          <table:table-cell office:value-type="float" office:value="59" table:formula="of:=IF(AND([zad_5.$B141] = [.C140]; [zad_5.$A141] - [.A140] = 1);[.G140];[.G140] + 1)" table:style-name="ce1">
            <text:p>59</text:p>
          </table:table-cell>
          <table:table-cell office:value-type="date" office:date-value="2017-06-25T00:00:00" table:formula="of:= IF([zad_5.$G141] &lt; [.G142]; [zad_5.$A141]; IF([zad_5.$G141] &gt; [.G140]; [zad_5.$A141]; &quot; &quot;))" table:style-name="ce2">
            <text:p>25.06.2017</text:p>
          </table:table-cell>
          <table:table-cell table:number-columns-repeated="16376"/>
        </table:table-row>
        <table:table-row table:style-name="ro1">
          <table:table-cell office:value-type="date" office:date-value="2017-06-26T00:00:00" table:style-name="ce2">
            <text:p>26.06.2017</text:p>
          </table:table-cell>
          <table:table-cell office:value-type="string" table:style-name="ce3">
            <text:p>Slupsk</text:p>
          </table:table-cell>
          <table:table-cell office:value-type="string" table:style-name="ce3">
            <text:p>Gdansk</text:p>
          </table:table-cell>
          <table:table-cell office:value-type="float" office:value="2032" table:style-name="ce1">
            <text:p>2032</text:p>
          </table:table-cell>
          <table:table-cell office:value-type="float" office:value="129" table:style-name="ce1">
            <text:p>129</text:p>
          </table:table-cell>
          <table:table-cell office:value-type="float" office:value="245" table:style-name="ce1">
            <text:p>245</text:p>
          </table:table-cell>
          <table:table-cell office:value-type="float" office:value="59" table:formula="of:=IF(AND([zad_5.$B142] = [.C141]; [zad_5.$A142] - [.A141] = 1);[.G141];[.G141] + 1)" table:style-name="ce1">
            <text:p>59</text:p>
          </table:table-cell>
          <table:table-cell office:value-type="string" office:string-value=" " table:formula="of:= IF([zad_5.$G142] &lt; [.G143]; [zad_5.$A142]; IF([zad_5.$G142] &gt; [.G141]; [zad_5.$A142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6-27T00:00:00" table:style-name="ce2">
            <text:p>27.06.2017</text:p>
          </table:table-cell>
          <table:table-cell office:value-type="string" table:style-name="ce3">
            <text:p>Gdansk</text:p>
          </table:table-cell>
          <table:table-cell office:value-type="string" table:style-name="ce3">
            <text:p>Koszalin</text:p>
          </table:table-cell>
          <table:table-cell office:value-type="float" office:value="2735" table:style-name="ce1">
            <text:p>2735</text:p>
          </table:table-cell>
          <table:table-cell office:value-type="float" office:value="213" table:style-name="ce1">
            <text:p>213</text:p>
          </table:table-cell>
          <table:table-cell office:value-type="float" office:value="213" table:style-name="ce1">
            <text:p>213</text:p>
          </table:table-cell>
          <table:table-cell office:value-type="float" office:value="59" table:formula="of:=IF(AND([zad_5.$B143] = [.C142]; [zad_5.$A143] - [.A142] = 1);[.G142];[.G142] + 1)" table:style-name="ce1">
            <text:p>59</text:p>
          </table:table-cell>
          <table:table-cell office:value-type="string" office:string-value=" " table:formula="of:= IF([zad_5.$G143] &lt; [.G144]; [zad_5.$A143]; IF([zad_5.$G143] &gt; [.G142]; [zad_5.$A143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6-28T00:00:00" table:style-name="ce2">
            <text:p>28.06.2017</text:p>
          </table:table-cell>
          <table:table-cell office:value-type="string" table:style-name="ce3">
            <text:p>Koszalin</text:p>
          </table:table-cell>
          <table:table-cell office:value-type="string" table:style-name="ce3">
            <text:p>Kolbaskowo</text:p>
          </table:table-cell>
          <table:table-cell office:value-type="float" office:value="5467" table:style-name="ce1">
            <text:p>5467</text:p>
          </table:table-cell>
          <table:table-cell office:value-type="float" office:value="168" table:style-name="ce1">
            <text:p>168</text:p>
          </table:table-cell>
          <table:table-cell office:value-type="float" office:value="336" table:style-name="ce1">
            <text:p>336</text:p>
          </table:table-cell>
          <table:table-cell office:value-type="float" office:value="59" table:formula="of:=IF(AND([zad_5.$B144] = [.C143]; [zad_5.$A144] - [.A143] = 1);[.G143];[.G143] + 1)" table:style-name="ce1">
            <text:p>59</text:p>
          </table:table-cell>
          <table:table-cell office:value-type="string" office:string-value=" " table:formula="of:= IF([zad_5.$G144] &lt; [.G145]; [zad_5.$A144]; IF([zad_5.$G144] &gt; [.G143]; [zad_5.$A144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6-29T00:00:00" table:style-name="ce2">
            <text:p>29.06.2017</text:p>
          </table:table-cell>
          <table:table-cell office:value-type="string" table:style-name="ce3">
            <text:p>Kolbaskowo</text:p>
          </table:table-cell>
          <table:table-cell office:value-type="string" table:style-name="ce3">
            <text:p>Pila</text:p>
          </table:table-cell>
          <table:table-cell office:value-type="float" office:value="3691" table:style-name="ce1">
            <text:p>3691</text:p>
          </table:table-cell>
          <table:table-cell office:value-type="float" office:value="170" table:style-name="ce1">
            <text:p>170</text:p>
          </table:table-cell>
          <table:table-cell office:value-type="float" office:value="525" table:style-name="ce1">
            <text:p>525</text:p>
          </table:table-cell>
          <table:table-cell office:value-type="float" office:value="59" table:formula="of:=IF(AND([zad_5.$B145] = [.C144]; [zad_5.$A145] - [.A144] = 1);[.G144];[.G144] + 1)" table:style-name="ce1">
            <text:p>59</text:p>
          </table:table-cell>
          <table:table-cell office:value-type="date" office:date-value="2017-06-29T00:00:00" table:formula="of:= IF([zad_5.$G145] &lt; [.G146]; [zad_5.$A145]; IF([zad_5.$G145] &gt; [.G144]; [zad_5.$A145]; &quot; &quot;))" table:style-name="ce2">
            <text:p>29.06.2017</text:p>
          </table:table-cell>
          <table:table-cell table:number-columns-repeated="16376"/>
        </table:table-row>
        <table:table-row table:style-name="ro1">
          <table:table-cell office:value-type="date" office:date-value="2017-06-30T00:00:00" table:style-name="ce2">
            <text:p>30.06.2017</text:p>
          </table:table-cell>
          <table:table-cell office:value-type="string" table:style-name="ce3">
            <text:p>Gubin</text:p>
          </table:table-cell>
          <table:table-cell office:value-type="string" table:style-name="ce3">
            <text:p>Zgorzelec</text:p>
          </table:table-cell>
          <table:table-cell office:value-type="float" office:value="3681" table:style-name="ce1">
            <text:p>3681</text:p>
          </table:table-cell>
          <table:table-cell office:value-type="float" office:value="145" table:style-name="ce1">
            <text:p>145</text:p>
          </table:table-cell>
          <table:table-cell office:value-type="float" office:value="546" table:style-name="ce1">
            <text:p>546</text:p>
          </table:table-cell>
          <table:table-cell office:value-type="float" office:value="60" table:formula="of:=IF(AND([zad_5.$B146] = [.C145]; [zad_5.$A146] - [.A145] = 1);[.G145];[.G145] + 1)" table:style-name="ce1">
            <text:p>60</text:p>
          </table:table-cell>
          <table:table-cell office:value-type="date" office:date-value="2017-06-30T00:00:00" table:formula="of:= IF([zad_5.$G146] &lt; [.G147]; [zad_5.$A146]; IF([zad_5.$G146] &gt; [.G145]; [zad_5.$A146]; &quot; &quot;))" table:style-name="ce2">
            <text:p>30.06.2017</text:p>
          </table:table-cell>
          <table:table-cell table:number-columns-repeated="16376"/>
        </table:table-row>
        <table:table-row table:style-name="ro1">
          <table:table-cell office:value-type="date" office:date-value="2017-07-01T00:00:00" table:style-name="ce2">
            <text:p>01.07.2017</text:p>
          </table:table-cell>
          <table:table-cell office:value-type="string" table:style-name="ce3">
            <text:p>Leszno</text:p>
          </table:table-cell>
          <table:table-cell office:value-type="string" table:style-name="ce3">
            <text:p>Konin</text:p>
          </table:table-cell>
          <table:table-cell office:value-type="float" office:value="2256" table:style-name="ce1">
            <text:p>2256</text:p>
          </table:table-cell>
          <table:table-cell office:value-type="float" office:value="146" table:style-name="ce1">
            <text:p>146</text:p>
          </table:table-cell>
          <table:table-cell office:value-type="float" office:value="315" table:style-name="ce1">
            <text:p>315</text:p>
          </table:table-cell>
          <table:table-cell office:value-type="float" office:value="61" table:formula="of:=IF(AND([zad_5.$B147] = [.C146]; [zad_5.$A147] - [.A146] = 1);[.G146];[.G146] + 1)" table:style-name="ce1">
            <text:p>61</text:p>
          </table:table-cell>
          <table:table-cell office:value-type="date" office:date-value="2017-07-01T00:00:00" table:formula="of:= IF([zad_5.$G147] &lt; [.G148]; [zad_5.$A147]; IF([zad_5.$G147] &gt; [.G146]; [zad_5.$A147]; &quot; &quot;))" table:style-name="ce2">
            <text:p>01.07.2017</text:p>
          </table:table-cell>
          <table:table-cell table:number-columns-repeated="16376"/>
        </table:table-row>
        <table:table-row table:style-name="ro1">
          <table:table-cell office:value-type="date" office:date-value="2017-07-02T00:00:00" table:style-name="ce2">
            <text:p>02.07.2017</text:p>
          </table:table-cell>
          <table:table-cell office:value-type="string" table:style-name="ce3">
            <text:p>Konin</text:p>
          </table:table-cell>
          <table:table-cell office:value-type="string" table:style-name="ce3">
            <text:p>Plock</text:p>
          </table:table-cell>
          <table:table-cell office:value-type="float" office:value="4602" table:style-name="ce1">
            <text:p>4602</text:p>
          </table:table-cell>
          <table:table-cell office:value-type="float" office:value="120" table:style-name="ce1">
            <text:p>120</text:p>
          </table:table-cell>
          <table:table-cell office:value-type="float" office:value="288" table:style-name="ce1">
            <text:p>288</text:p>
          </table:table-cell>
          <table:table-cell office:value-type="float" office:value="61" table:formula="of:=IF(AND([zad_5.$B148] = [.C147]; [zad_5.$A148] - [.A147] = 1);[.G147];[.G147] + 1)" table:style-name="ce1">
            <text:p>61</text:p>
          </table:table-cell>
          <table:table-cell office:value-type="string" office:string-value=" " table:formula="of:= IF([zad_5.$G148] &lt; [.G149]; [zad_5.$A148]; IF([zad_5.$G148] &gt; [.G147]; [zad_5.$A148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7-03T00:00:00" table:style-name="ce2">
            <text:p>03.07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Konin</text:p>
          </table:table-cell>
          <table:table-cell office:value-type="float" office:value="4354" table:style-name="ce1">
            <text:p>4354</text:p>
          </table:table-cell>
          <table:table-cell office:value-type="float" office:value="135" table:style-name="ce1">
            <text:p>135</text:p>
          </table:table-cell>
          <table:table-cell office:value-type="float" office:value="215" table:style-name="ce1">
            <text:p>215</text:p>
          </table:table-cell>
          <table:table-cell office:value-type="float" office:value="61" table:formula="of:=IF(AND([zad_5.$B149] = [.C148]; [zad_5.$A149] - [.A148] = 1);[.G148];[.G148] + 1)" table:style-name="ce1">
            <text:p>61</text:p>
          </table:table-cell>
          <table:table-cell office:value-type="string" office:string-value=" " table:formula="of:= IF([zad_5.$G149] &lt; [.G150]; [zad_5.$A149]; IF([zad_5.$G149] &gt; [.G148]; [zad_5.$A149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7-04T00:00:00" table:style-name="ce2">
            <text:p>04.07.2017</text:p>
          </table:table-cell>
          <table:table-cell office:value-type="string" table:style-name="ce3">
            <text:p>Konin</text:p>
          </table:table-cell>
          <table:table-cell office:value-type="string" table:style-name="ce3">
            <text:p>Lodz</text:p>
          </table:table-cell>
          <table:table-cell office:value-type="float" office:value="4260" table:style-name="ce1">
            <text:p>4260</text:p>
          </table:table-cell>
          <table:table-cell office:value-type="float" office:value="118" table:style-name="ce1">
            <text:p>118</text:p>
          </table:table-cell>
          <table:table-cell office:value-type="float" office:value="222" table:style-name="ce1">
            <text:p>222</text:p>
          </table:table-cell>
          <table:table-cell office:value-type="float" office:value="61" table:formula="of:=IF(AND([zad_5.$B150] = [.C149]; [zad_5.$A150] - [.A149] = 1);[.G149];[.G149] + 1)" table:style-name="ce1">
            <text:p>61</text:p>
          </table:table-cell>
          <table:table-cell office:value-type="date" office:date-value="2017-07-04T00:00:00" table:formula="of:= IF([zad_5.$G150] &lt; [.G151]; [zad_5.$A150]; IF([zad_5.$G150] &gt; [.G149]; [zad_5.$A150]; &quot; &quot;))" table:style-name="ce2">
            <text:p>04.07.2017</text:p>
          </table:table-cell>
          <table:table-cell table:number-columns-repeated="16376"/>
        </table:table-row>
        <table:table-row table:style-name="ro1">
          <table:table-cell office:value-type="date" office:date-value="2017-07-05T00:00:00" table:style-name="ce2">
            <text:p>05.07.2017</text:p>
          </table:table-cell>
          <table:table-cell office:value-type="string" table:style-name="ce3">
            <text:p>Bydgoszcz</text:p>
          </table:table-cell>
          <table:table-cell office:value-type="string" table:style-name="ce3">
            <text:p>Wloclawek</text:p>
          </table:table-cell>
          <table:table-cell office:value-type="float" office:value="2800" table:style-name="ce1">
            <text:p>2800</text:p>
          </table:table-cell>
          <table:table-cell office:value-type="float" office:value="98" table:style-name="ce1">
            <text:p>98</text:p>
          </table:table-cell>
          <table:table-cell office:value-type="float" office:value="108" table:style-name="ce1">
            <text:p>108</text:p>
          </table:table-cell>
          <table:table-cell office:value-type="float" office:value="62" table:formula="of:=IF(AND([zad_5.$B151] = [.C150]; [zad_5.$A151] - [.A150] = 1);[.G150];[.G150] + 1)" table:style-name="ce1">
            <text:p>62</text:p>
          </table:table-cell>
          <table:table-cell office:value-type="date" office:date-value="2017-07-05T00:00:00" table:formula="of:= IF([zad_5.$G151] &lt; [.G152]; [zad_5.$A151]; IF([zad_5.$G151] &gt; [.G150]; [zad_5.$A151]; &quot; &quot;))" table:style-name="ce2">
            <text:p>05.07.2017</text:p>
          </table:table-cell>
          <table:table-cell table:number-columns-repeated="16376"/>
        </table:table-row>
        <table:table-row table:style-name="ro1">
          <table:table-cell office:value-type="date" office:date-value="2017-07-06T00:00:00" table:style-name="ce2">
            <text:p>06.07.2017</text:p>
          </table:table-cell>
          <table:table-cell office:value-type="string" table:style-name="ce3">
            <text:p>Wloclawek</text:p>
          </table:table-cell>
          <table:table-cell office:value-type="string" table:style-name="ce3">
            <text:p>Kalisz</text:p>
          </table:table-cell>
          <table:table-cell office:value-type="float" office:value="2637" table:style-name="ce1">
            <text:p>2637</text:p>
          </table:table-cell>
          <table:table-cell office:value-type="float" office:value="138" table:style-name="ce1">
            <text:p>138</text:p>
          </table:table-cell>
          <table:table-cell office:value-type="float" office:value="179" table:style-name="ce1">
            <text:p>179</text:p>
          </table:table-cell>
          <table:table-cell office:value-type="float" office:value="62" table:formula="of:=IF(AND([zad_5.$B152] = [.C151]; [zad_5.$A152] - [.A151] = 1);[.G151];[.G151] + 1)" table:style-name="ce1">
            <text:p>62</text:p>
          </table:table-cell>
          <table:table-cell office:value-type="string" office:string-value=" " table:formula="of:= IF([zad_5.$G152] &lt; [.G153]; [zad_5.$A152]; IF([zad_5.$G152] &gt; [.G151]; [zad_5.$A152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7-07T00:00:00" table:style-name="ce2">
            <text:p>07.07.2017</text:p>
          </table:table-cell>
          <table:table-cell office:value-type="string" table:style-name="ce3">
            <text:p>Kalisz</text:p>
          </table:table-cell>
          <table:table-cell office:value-type="string" table:style-name="ce3">
            <text:p>Poznan</text:p>
          </table:table-cell>
          <table:table-cell office:value-type="float" office:value="5651" table:style-name="ce1">
            <text:p>5651</text:p>
          </table:table-cell>
          <table:table-cell office:value-type="float" office:value="116" table:style-name="ce1">
            <text:p>116</text:p>
          </table:table-cell>
          <table:table-cell office:value-type="float" office:value="141" table:style-name="ce1">
            <text:p>141</text:p>
          </table:table-cell>
          <table:table-cell office:value-type="float" office:value="62" table:formula="of:=IF(AND([zad_5.$B153] = [.C152]; [zad_5.$A153] - [.A152] = 1);[.G152];[.G152] + 1)" table:style-name="ce1">
            <text:p>62</text:p>
          </table:table-cell>
          <table:table-cell office:value-type="string" office:string-value=" " table:formula="of:= IF([zad_5.$G153] &lt; [.G154]; [zad_5.$A153]; IF([zad_5.$G153] &gt; [.G152]; [zad_5.$A153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7-08T00:00:00" table:style-name="ce2">
            <text:p>08.07.2017</text:p>
          </table:table-cell>
          <table:table-cell office:value-type="string" table:style-name="ce3">
            <text:p>Poznan</text:p>
          </table:table-cell>
          <table:table-cell office:value-type="string" table:style-name="ce3">
            <text:p>Zielona Gora</text:p>
          </table:table-cell>
          <table:table-cell office:value-type="float" office:value="2511" table:style-name="ce1">
            <text:p>2511</text:p>
          </table:table-cell>
          <table:table-cell office:value-type="float" office:value="120" table:style-name="ce1">
            <text:p>120</text:p>
          </table:table-cell>
          <table:table-cell office:value-type="float" office:value="438" table:style-name="ce1">
            <text:p>438</text:p>
          </table:table-cell>
          <table:table-cell office:value-type="float" office:value="62" table:formula="of:=IF(AND([zad_5.$B154] = [.C153]; [zad_5.$A154] - [.A153] = 1);[.G153];[.G153] + 1)" table:style-name="ce1">
            <text:p>62</text:p>
          </table:table-cell>
          <table:table-cell office:value-type="date" office:date-value="2017-07-08T00:00:00" table:formula="of:= IF([zad_5.$G154] &lt; [.G155]; [zad_5.$A154]; IF([zad_5.$G154] &gt; [.G153]; [zad_5.$A154]; &quot; &quot;))" table:style-name="ce2">
            <text:p>08.07.2017</text:p>
          </table:table-cell>
          <table:table-cell table:number-columns-repeated="16376"/>
        </table:table-row>
        <table:table-row table:style-name="ro1">
          <table:table-cell office:value-type="date" office:date-value="2017-07-10T00:00:00" table:style-name="ce2">
            <text:p>10.07.2017</text:p>
          </table:table-cell>
          <table:table-cell office:value-type="string" table:style-name="ce3">
            <text:p>Przemysl</text:p>
          </table:table-cell>
          <table:table-cell office:value-type="string" table:style-name="ce3">
            <text:p>Gdansk</text:p>
          </table:table-cell>
          <table:table-cell office:value-type="float" office:value="2448" table:style-name="ce1">
            <text:p>2448</text:p>
          </table:table-cell>
          <table:table-cell office:value-type="float" office:value="744" table:style-name="ce1">
            <text:p>744</text:p>
          </table:table-cell>
          <table:table-cell office:value-type="float" office:value="2887" table:style-name="ce1">
            <text:p>2887</text:p>
          </table:table-cell>
          <table:table-cell office:value-type="float" office:value="63" table:formula="of:=IF(AND([zad_5.$B155] = [.C154]; [zad_5.$A155] - [.A154] = 1);[.G154];[.G154] + 1)" table:style-name="ce1">
            <text:p>63</text:p>
          </table:table-cell>
          <table:table-cell office:value-type="date" office:date-value="2017-07-10T00:00:00" table:formula="of:= IF([zad_5.$G155] &lt; [.G156]; [zad_5.$A155]; IF([zad_5.$G155] &gt; [.G154]; [zad_5.$A155]; &quot; &quot;))" table:style-name="ce2">
            <text:p>10.07.2017</text:p>
          </table:table-cell>
          <table:table-cell table:number-columns-repeated="16376"/>
        </table:table-row>
        <table:table-row table:style-name="ro1">
          <table:table-cell office:value-type="date" office:date-value="2017-07-11T00:00:00" table:style-name="ce2">
            <text:p>11.07.2017</text:p>
          </table:table-cell>
          <table:table-cell office:value-type="string" table:style-name="ce3">
            <text:p>Suwalki</text:p>
          </table:table-cell>
          <table:table-cell office:value-type="string" table:style-name="ce3">
            <text:p>Bialystok</text:p>
          </table:table-cell>
          <table:table-cell office:value-type="float" office:value="3414" table:style-name="ce1">
            <text:p>3414</text:p>
          </table:table-cell>
          <table:table-cell office:value-type="float" office:value="114" table:style-name="ce1">
            <text:p>114</text:p>
          </table:table-cell>
          <table:table-cell office:value-type="float" office:value="301" table:style-name="ce1">
            <text:p>301</text:p>
          </table:table-cell>
          <table:table-cell office:value-type="float" office:value="64" table:formula="of:=IF(AND([zad_5.$B156] = [.C155]; [zad_5.$A156] - [.A155] = 1);[.G155];[.G155] + 1)" table:style-name="ce1">
            <text:p>64</text:p>
          </table:table-cell>
          <table:table-cell office:value-type="date" office:date-value="2017-07-11T00:00:00" table:formula="of:= IF([zad_5.$G156] &lt; [.G157]; [zad_5.$A156]; IF([zad_5.$G156] &gt; [.G155]; [zad_5.$A156]; &quot; &quot;))" table:style-name="ce2">
            <text:p>11.07.2017</text:p>
          </table:table-cell>
          <table:table-cell table:number-columns-repeated="16376"/>
        </table:table-row>
        <table:table-row table:style-name="ro1">
          <table:table-cell office:value-type="date" office:date-value="2017-07-12T00:00:00" table:style-name="ce2">
            <text:p>12.07.2017</text:p>
          </table:table-cell>
          <table:table-cell office:value-type="string" table:style-name="ce3">
            <text:p>Slupsk</text:p>
          </table:table-cell>
          <table:table-cell office:value-type="string" table:style-name="ce3">
            <text:p>Elblag</text:p>
          </table:table-cell>
          <table:table-cell office:value-type="float" office:value="4039" table:style-name="ce1">
            <text:p>4039</text:p>
          </table:table-cell>
          <table:table-cell office:value-type="float" office:value="204" table:style-name="ce1">
            <text:p>204</text:p>
          </table:table-cell>
          <table:table-cell office:value-type="float" office:value="614" table:style-name="ce1">
            <text:p>614</text:p>
          </table:table-cell>
          <table:table-cell office:value-type="float" office:value="65" table:formula="of:=IF(AND([zad_5.$B157] = [.C156]; [zad_5.$A157] - [.A156] = 1);[.G156];[.G156] + 1)" table:style-name="ce1">
            <text:p>65</text:p>
          </table:table-cell>
          <table:table-cell office:value-type="date" office:date-value="2017-07-12T00:00:00" table:formula="of:= IF([zad_5.$G157] &lt; [.G158]; [zad_5.$A157]; IF([zad_5.$G157] &gt; [.G156]; [zad_5.$A157]; &quot; &quot;))" table:style-name="ce2">
            <text:p>12.07.2017</text:p>
          </table:table-cell>
          <table:table-cell table:number-columns-repeated="16376"/>
        </table:table-row>
        <table:table-row table:style-name="ro1">
          <table:table-cell office:value-type="date" office:date-value="2017-07-13T00:00:00" table:style-name="ce2">
            <text:p>13.07.2017</text:p>
          </table:table-cell>
          <table:table-cell office:value-type="string" table:style-name="ce3">
            <text:p>Elblag</text:p>
          </table:table-cell>
          <table:table-cell office:value-type="string" table:style-name="ce3">
            <text:p>Slupsk</text:p>
          </table:table-cell>
          <table:table-cell office:value-type="float" office:value="5862" table:style-name="ce1">
            <text:p>5862</text:p>
          </table:table-cell>
          <table:table-cell office:value-type="float" office:value="202" table:style-name="ce1">
            <text:p>202</text:p>
          </table:table-cell>
          <table:table-cell office:value-type="float" office:value="518" table:style-name="ce1">
            <text:p>518</text:p>
          </table:table-cell>
          <table:table-cell office:value-type="float" office:value="65" table:formula="of:=IF(AND([zad_5.$B158] = [.C157]; [zad_5.$A158] - [.A157] = 1);[.G157];[.G157] + 1)" table:style-name="ce1">
            <text:p>65</text:p>
          </table:table-cell>
          <table:table-cell office:value-type="date" office:date-value="2017-07-13T00:00:00" table:formula="of:= IF([zad_5.$G158] &lt; [.G159]; [zad_5.$A158]; IF([zad_5.$G158] &gt; [.G157]; [zad_5.$A158]; &quot; &quot;))" table:style-name="ce2">
            <text:p>13.07.2017</text:p>
          </table:table-cell>
          <table:table-cell table:number-columns-repeated="16376"/>
        </table:table-row>
        <table:table-row table:style-name="ro1">
          <table:table-cell office:value-type="date" office:date-value="2017-07-15T00:00:00" table:style-name="ce2">
            <text:p>15.07.2017</text:p>
          </table:table-cell>
          <table:table-cell office:value-type="string" table:style-name="ce3">
            <text:p>Zamosc</text:p>
          </table:table-cell>
          <table:table-cell office:value-type="string" table:style-name="ce3">
            <text:p>Przemysl</text:p>
          </table:table-cell>
          <table:table-cell office:value-type="float" office:value="3077" table:style-name="ce1">
            <text:p>3077</text:p>
          </table:table-cell>
          <table:table-cell office:value-type="float" office:value="148" table:style-name="ce1">
            <text:p>148</text:p>
          </table:table-cell>
          <table:table-cell office:value-type="float" office:value="454" table:style-name="ce1">
            <text:p>454</text:p>
          </table:table-cell>
          <table:table-cell office:value-type="float" office:value="66" table:formula="of:=IF(AND([zad_5.$B159] = [.C158]; [zad_5.$A159] - [.A158] = 1);[.G158];[.G158] + 1)" table:style-name="ce1">
            <text:p>66</text:p>
          </table:table-cell>
          <table:table-cell office:value-type="date" office:date-value="2017-07-15T00:00:00" table:formula="of:= IF([zad_5.$G159] &lt; [.G160]; [zad_5.$A159]; IF([zad_5.$G159] &gt; [.G158]; [zad_5.$A159]; &quot; &quot;))" table:style-name="ce2">
            <text:p>15.07.2017</text:p>
          </table:table-cell>
          <table:table-cell table:number-columns-repeated="16376"/>
        </table:table-row>
        <table:table-row table:style-name="ro1">
          <table:table-cell office:value-type="date" office:date-value="2017-07-16T00:00:00" table:style-name="ce2">
            <text:p>16.07.2017</text:p>
          </table:table-cell>
          <table:table-cell office:value-type="string" table:style-name="ce3">
            <text:p>Biala Podlaska</text:p>
          </table:table-cell>
          <table:table-cell office:value-type="string" table:style-name="ce3">
            <text:p>Gorzow Wielkopolski</text:p>
          </table:table-cell>
          <table:table-cell office:value-type="float" office:value="5569" table:style-name="ce1">
            <text:p>5569</text:p>
          </table:table-cell>
          <table:table-cell office:value-type="float" office:value="604" table:style-name="ce1">
            <text:p>604</text:p>
          </table:table-cell>
          <table:table-cell office:value-type="float" office:value="1446" table:style-name="ce1">
            <text:p>1446</text:p>
          </table:table-cell>
          <table:table-cell office:value-type="float" office:value="67" table:formula="of:=IF(AND([zad_5.$B160] = [.C159]; [zad_5.$A160] - [.A159] = 1);[.G159];[.G159] + 1)" table:style-name="ce1">
            <text:p>67</text:p>
          </table:table-cell>
          <table:table-cell office:value-type="date" office:date-value="2017-07-16T00:00:00" table:formula="of:= IF([zad_5.$G160] &lt; [.G161]; [zad_5.$A160]; IF([zad_5.$G160] &gt; [.G159]; [zad_5.$A160]; &quot; &quot;))" table:style-name="ce2">
            <text:p>16.07.2017</text:p>
          </table:table-cell>
          <table:table-cell table:number-columns-repeated="16376"/>
        </table:table-row>
        <table:table-row table:style-name="ro1">
          <table:table-cell office:value-type="date" office:date-value="2017-07-17T00:00:00" table:style-name="ce2">
            <text:p>17.07.2017</text:p>
          </table:table-cell>
          <table:table-cell office:value-type="string" table:style-name="ce3">
            <text:p>Gorzow Wielkopolski</text:p>
          </table:table-cell>
          <table:table-cell office:value-type="string" table:style-name="ce3">
            <text:p>Zielona Gora</text:p>
          </table:table-cell>
          <table:table-cell office:value-type="float" office:value="4513" table:style-name="ce1">
            <text:p>4513</text:p>
          </table:table-cell>
          <table:table-cell office:value-type="float" office:value="114" table:style-name="ce1">
            <text:p>114</text:p>
          </table:table-cell>
          <table:table-cell office:value-type="float" office:value="125" table:style-name="ce1">
            <text:p>125</text:p>
          </table:table-cell>
          <table:table-cell office:value-type="float" office:value="67" table:formula="of:=IF(AND([zad_5.$B161] = [.C160]; [zad_5.$A161] - [.A160] = 1);[.G160];[.G160] + 1)" table:style-name="ce1">
            <text:p>67</text:p>
          </table:table-cell>
          <table:table-cell office:value-type="date" office:date-value="2017-07-17T00:00:00" table:formula="of:= IF([zad_5.$G161] &lt; [.G162]; [zad_5.$A161]; IF([zad_5.$G161] &gt; [.G160]; [zad_5.$A161]; &quot; &quot;))" table:style-name="ce2">
            <text:p>17.07.2017</text:p>
          </table:table-cell>
          <table:table-cell table:number-columns-repeated="16376"/>
        </table:table-row>
        <table:table-row table:style-name="ro1">
          <table:table-cell office:value-type="date" office:date-value="2017-07-19T00:00:00" table:style-name="ce2">
            <text:p>19.07.2017</text:p>
          </table:table-cell>
          <table:table-cell office:value-type="string" table:style-name="ce3">
            <text:p>Katowice</text:p>
          </table:table-cell>
          <table:table-cell office:value-type="string" table:style-name="ce3">
            <text:p>Skierniewice</text:p>
          </table:table-cell>
          <table:table-cell office:value-type="float" office:value="2771" table:style-name="ce1">
            <text:p>2771</text:p>
          </table:table-cell>
          <table:table-cell office:value-type="float" office:value="239" table:style-name="ce1">
            <text:p>239</text:p>
          </table:table-cell>
          <table:table-cell office:value-type="float" office:value="396" table:style-name="ce1">
            <text:p>396</text:p>
          </table:table-cell>
          <table:table-cell office:value-type="float" office:value="68" table:formula="of:=IF(AND([zad_5.$B162] = [.C161]; [zad_5.$A162] - [.A161] = 1);[.G161];[.G161] + 1)" table:style-name="ce1">
            <text:p>68</text:p>
          </table:table-cell>
          <table:table-cell office:value-type="date" office:date-value="2017-07-19T00:00:00" table:formula="of:= IF([zad_5.$G162] &lt; [.G163]; [zad_5.$A162]; IF([zad_5.$G162] &gt; [.G161]; [zad_5.$A162]; &quot; &quot;))" table:style-name="ce2">
            <text:p>19.07.2017</text:p>
          </table:table-cell>
          <table:table-cell table:number-columns-repeated="16376"/>
        </table:table-row>
        <table:table-row table:style-name="ro1">
          <table:table-cell office:value-type="date" office:date-value="2017-07-20T00:00:00" table:style-name="ce2">
            <text:p>20.07.2017</text:p>
          </table:table-cell>
          <table:table-cell office:value-type="string" table:style-name="ce3">
            <text:p>Barwinek</text:p>
          </table:table-cell>
          <table:table-cell office:value-type="string" table:style-name="ce3">
            <text:p>Sieradz</text:p>
          </table:table-cell>
          <table:table-cell office:value-type="float" office:value="1079" table:style-name="ce1">
            <text:p>1079</text:p>
          </table:table-cell>
          <table:table-cell office:value-type="float" office:value="438" table:style-name="ce1">
            <text:p>438</text:p>
          </table:table-cell>
          <table:table-cell office:value-type="float" office:value="899" table:style-name="ce1">
            <text:p>899</text:p>
          </table:table-cell>
          <table:table-cell office:value-type="float" office:value="69" table:formula="of:=IF(AND([zad_5.$B163] = [.C162]; [zad_5.$A163] - [.A162] = 1);[.G162];[.G162] + 1)" table:style-name="ce1">
            <text:p>69</text:p>
          </table:table-cell>
          <table:table-cell office:value-type="date" office:date-value="2017-07-20T00:00:00" table:formula="of:= IF([zad_5.$G163] &lt; [.G164]; [zad_5.$A163]; IF([zad_5.$G163] &gt; [.G162]; [zad_5.$A163]; &quot; &quot;))" table:style-name="ce2">
            <text:p>20.07.2017</text:p>
          </table:table-cell>
          <table:table-cell table:number-columns-repeated="16376"/>
        </table:table-row>
        <table:table-row table:style-name="ro1">
          <table:table-cell office:value-type="date" office:date-value="2017-07-21T00:00:00" table:style-name="ce2">
            <text:p>21.07.2017</text:p>
          </table:table-cell>
          <table:table-cell office:value-type="string" table:style-name="ce3">
            <text:p>Sieradz</text:p>
          </table:table-cell>
          <table:table-cell office:value-type="string" table:style-name="ce3">
            <text:p>Czestochowa</text:p>
          </table:table-cell>
          <table:table-cell office:value-type="float" office:value="3126" table:style-name="ce1">
            <text:p>3126</text:p>
          </table:table-cell>
          <table:table-cell office:value-type="float" office:value="124" table:style-name="ce1">
            <text:p>124</text:p>
          </table:table-cell>
          <table:table-cell office:value-type="float" office:value="317" table:style-name="ce1">
            <text:p>317</text:p>
          </table:table-cell>
          <table:table-cell office:value-type="float" office:value="69" table:formula="of:=IF(AND([zad_5.$B164] = [.C163]; [zad_5.$A164] - [.A163] = 1);[.G163];[.G163] + 1)" table:style-name="ce1">
            <text:p>69</text:p>
          </table:table-cell>
          <table:table-cell office:value-type="string" office:string-value=" " table:formula="of:= IF([zad_5.$G164] &lt; [.G165]; [zad_5.$A164]; IF([zad_5.$G164] &gt; [.G163]; [zad_5.$A164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7-22T00:00:00" table:style-name="ce2">
            <text:p>22.07.2017</text:p>
          </table:table-cell>
          <table:table-cell office:value-type="string" table:style-name="ce3">
            <text:p>Czestochowa</text:p>
          </table:table-cell>
          <table:table-cell office:value-type="string" table:style-name="ce3">
            <text:p>Lodz</text:p>
          </table:table-cell>
          <table:table-cell office:value-type="float" office:value="3650" table:style-name="ce1">
            <text:p>3650</text:p>
          </table:table-cell>
          <table:table-cell office:value-type="float" office:value="137" table:style-name="ce1">
            <text:p>137</text:p>
          </table:table-cell>
          <table:table-cell office:value-type="float" office:value="308" table:style-name="ce1">
            <text:p>308</text:p>
          </table:table-cell>
          <table:table-cell office:value-type="float" office:value="69" table:formula="of:=IF(AND([zad_5.$B165] = [.C164]; [zad_5.$A165] - [.A164] = 1);[.G164];[.G164] + 1)" table:style-name="ce1">
            <text:p>69</text:p>
          </table:table-cell>
          <table:table-cell office:value-type="date" office:date-value="2017-07-22T00:00:00" table:formula="of:= IF([zad_5.$G165] &lt; [.G166]; [zad_5.$A165]; IF([zad_5.$G165] &gt; [.G164]; [zad_5.$A165]; &quot; &quot;))" table:style-name="ce2">
            <text:p>22.07.2017</text:p>
          </table:table-cell>
          <table:table-cell table:number-columns-repeated="16376"/>
        </table:table-row>
        <table:table-row table:style-name="ro1">
          <table:table-cell office:value-type="date" office:date-value="2017-07-23T00:00:00" table:style-name="ce2">
            <text:p>23.07.2017</text:p>
          </table:table-cell>
          <table:table-cell office:value-type="string" table:style-name="ce3">
            <text:p>Biala Podlaska</text:p>
          </table:table-cell>
          <table:table-cell office:value-type="string" table:style-name="ce3">
            <text:p>Chelm</text:p>
          </table:table-cell>
          <table:table-cell office:value-type="float" office:value="5721" table:style-name="ce1">
            <text:p>5721</text:p>
          </table:table-cell>
          <table:table-cell office:value-type="float" office:value="122" table:style-name="ce1">
            <text:p>122</text:p>
          </table:table-cell>
          <table:table-cell office:value-type="float" office:value="280" table:style-name="ce1">
            <text:p>280</text:p>
          </table:table-cell>
          <table:table-cell office:value-type="float" office:value="70" table:formula="of:=IF(AND([zad_5.$B166] = [.C165]; [zad_5.$A166] - [.A165] = 1);[.G165];[.G165] + 1)" table:style-name="ce1">
            <text:p>70</text:p>
          </table:table-cell>
          <table:table-cell office:value-type="date" office:date-value="2017-07-23T00:00:00" table:formula="of:= IF([zad_5.$G166] &lt; [.G167]; [zad_5.$A166]; IF([zad_5.$G166] &gt; [.G165]; [zad_5.$A166]; &quot; &quot;))" table:style-name="ce2">
            <text:p>23.07.2017</text:p>
          </table:table-cell>
          <table:table-cell table:number-columns-repeated="16376"/>
        </table:table-row>
        <table:table-row table:style-name="ro1">
          <table:table-cell office:value-type="date" office:date-value="2017-07-24T00:00:00" table:style-name="ce2">
            <text:p>24.07.2017</text:p>
          </table:table-cell>
          <table:table-cell office:value-type="string" table:style-name="ce3">
            <text:p>Chelm</text:p>
          </table:table-cell>
          <table:table-cell office:value-type="string" table:style-name="ce3">
            <text:p>Radom</text:p>
          </table:table-cell>
          <table:table-cell office:value-type="float" office:value="5759" table:style-name="ce1">
            <text:p>5759</text:p>
          </table:table-cell>
          <table:table-cell office:value-type="float" office:value="175" table:style-name="ce1">
            <text:p>175</text:p>
          </table:table-cell>
          <table:table-cell office:value-type="float" office:value="297" table:style-name="ce1">
            <text:p>297</text:p>
          </table:table-cell>
          <table:table-cell office:value-type="float" office:value="70" table:formula="of:=IF(AND([zad_5.$B167] = [.C166]; [zad_5.$A167] - [.A166] = 1);[.G166];[.G166] + 1)" table:style-name="ce1">
            <text:p>70</text:p>
          </table:table-cell>
          <table:table-cell office:value-type="string" office:string-value=" " table:formula="of:= IF([zad_5.$G167] &lt; [.G168]; [zad_5.$A167]; IF([zad_5.$G167] &gt; [.G166]; [zad_5.$A167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7-25T00:00:00" table:style-name="ce2">
            <text:p>25.07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Warszawa</text:p>
          </table:table-cell>
          <table:table-cell office:value-type="float" office:value="2871" table:style-name="ce1">
            <text:p>2871</text:p>
          </table:table-cell>
          <table:table-cell office:value-type="float" office:value="113" table:style-name="ce1">
            <text:p>113</text:p>
          </table:table-cell>
          <table:table-cell office:value-type="float" office:value="110" table:style-name="ce1">
            <text:p>110</text:p>
          </table:table-cell>
          <table:table-cell office:value-type="float" office:value="70" table:formula="of:=IF(AND([zad_5.$B168] = [.C167]; [zad_5.$A168] - [.A167] = 1);[.G167];[.G167] + 1)" table:style-name="ce1">
            <text:p>70</text:p>
          </table:table-cell>
          <table:table-cell office:value-type="date" office:date-value="2017-07-25T00:00:00" table:formula="of:= IF([zad_5.$G168] &lt; [.G169]; [zad_5.$A168]; IF([zad_5.$G168] &gt; [.G167]; [zad_5.$A168]; &quot; &quot;))" table:style-name="ce2">
            <text:p>25.07.2017</text:p>
          </table:table-cell>
          <table:table-cell table:number-columns-repeated="16376"/>
        </table:table-row>
        <table:table-row table:style-name="ro1">
          <table:table-cell office:value-type="date" office:date-value="2017-07-28T00:00:00" table:style-name="ce2">
            <text:p>28.07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Ostroleka</text:p>
          </table:table-cell>
          <table:table-cell office:value-type="float" office:value="3571" table:style-name="ce1">
            <text:p>3571</text:p>
          </table:table-cell>
          <table:table-cell office:value-type="float" office:value="162" table:style-name="ce1">
            <text:p>162</text:p>
          </table:table-cell>
          <table:table-cell office:value-type="float" office:value="292" table:style-name="ce1">
            <text:p>292</text:p>
          </table:table-cell>
          <table:table-cell office:value-type="float" office:value="71" table:formula="of:=IF(AND([zad_5.$B169] = [.C168]; [zad_5.$A169] - [.A168] = 1);[.G168];[.G168] + 1)" table:style-name="ce1">
            <text:p>71</text:p>
          </table:table-cell>
          <table:table-cell office:value-type="date" office:date-value="2017-07-28T00:00:00" table:formula="of:= IF([zad_5.$G169] &lt; [.G170]; [zad_5.$A169]; IF([zad_5.$G169] &gt; [.G168]; [zad_5.$A169]; &quot; &quot;))" table:style-name="ce2">
            <text:p>28.07.2017</text:p>
          </table:table-cell>
          <table:table-cell table:number-columns-repeated="16376"/>
        </table:table-row>
        <table:table-row table:style-name="ro1">
          <table:table-cell office:value-type="date" office:date-value="2017-07-29T00:00:00" table:style-name="ce2">
            <text:p>29.07.2017</text:p>
          </table:table-cell>
          <table:table-cell office:value-type="string" table:style-name="ce3">
            <text:p>Ostroleka</text:p>
          </table:table-cell>
          <table:table-cell office:value-type="string" table:style-name="ce3">
            <text:p>Warszawa</text:p>
          </table:table-cell>
          <table:table-cell office:value-type="float" office:value="3061" table:style-name="ce1">
            <text:p>3061</text:p>
          </table:table-cell>
          <table:table-cell office:value-type="float" office:value="107" table:style-name="ce1">
            <text:p>107</text:p>
          </table:table-cell>
          <table:table-cell office:value-type="float" office:value="258" table:style-name="ce1">
            <text:p>258</text:p>
          </table:table-cell>
          <table:table-cell office:value-type="float" office:value="71" table:formula="of:=IF(AND([zad_5.$B170] = [.C169]; [zad_5.$A170] - [.A169] = 1);[.G169];[.G169] + 1)" table:style-name="ce1">
            <text:p>71</text:p>
          </table:table-cell>
          <table:table-cell office:value-type="string" office:string-value=" " table:formula="of:= IF([zad_5.$G170] &lt; [.G171]; [zad_5.$A170]; IF([zad_5.$G170] &gt; [.G169]; [zad_5.$A170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7-30T00:00:00" table:style-name="ce2">
            <text:p>30.07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Siedlce</text:p>
          </table:table-cell>
          <table:table-cell office:value-type="float" office:value="5336" table:style-name="ce1">
            <text:p>5336</text:p>
          </table:table-cell>
          <table:table-cell office:value-type="float" office:value="107" table:style-name="ce1">
            <text:p>107</text:p>
          </table:table-cell>
          <table:table-cell office:value-type="float" office:value="171" table:style-name="ce1">
            <text:p>171</text:p>
          </table:table-cell>
          <table:table-cell office:value-type="float" office:value="71" table:formula="of:=IF(AND([zad_5.$B171] = [.C170]; [zad_5.$A171] - [.A170] = 1);[.G170];[.G170] + 1)" table:style-name="ce1">
            <text:p>71</text:p>
          </table:table-cell>
          <table:table-cell office:value-type="date" office:date-value="2017-07-30T00:00:00" table:formula="of:= IF([zad_5.$G171] &lt; [.G172]; [zad_5.$A171]; IF([zad_5.$G171] &gt; [.G170]; [zad_5.$A171]; &quot; &quot;))" table:style-name="ce2">
            <text:p>30.07.2017</text:p>
          </table:table-cell>
          <table:table-cell table:number-columns-repeated="16376"/>
        </table:table-row>
        <table:table-row table:style-name="ro1">
          <table:table-cell office:value-type="date" office:date-value="2017-07-31T00:00:00" table:style-name="ce2">
            <text:p>31.07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Jakuszyce</text:p>
          </table:table-cell>
          <table:table-cell office:value-type="float" office:value="5658" table:style-name="ce1">
            <text:p>5658</text:p>
          </table:table-cell>
          <table:table-cell office:value-type="float" office:value="249" table:style-name="ce1">
            <text:p>249</text:p>
          </table:table-cell>
          <table:table-cell office:value-type="float" office:value="967" table:style-name="ce1">
            <text:p>967</text:p>
          </table:table-cell>
          <table:table-cell office:value-type="float" office:value="72" table:formula="of:=IF(AND([zad_5.$B172] = [.C171]; [zad_5.$A172] - [.A171] = 1);[.G171];[.G171] + 1)" table:style-name="ce1">
            <text:p>72</text:p>
          </table:table-cell>
          <table:table-cell office:value-type="date" office:date-value="2017-07-31T00:00:00" table:formula="of:= IF([zad_5.$G172] &lt; [.G173]; [zad_5.$A172]; IF([zad_5.$G172] &gt; [.G171]; [zad_5.$A172]; &quot; &quot;))" table:style-name="ce2">
            <text:p>31.07.2017</text:p>
          </table:table-cell>
          <table:table-cell table:number-columns-repeated="16376"/>
        </table:table-row>
        <table:table-row table:style-name="ro1">
          <table:table-cell office:value-type="date" office:date-value="2017-08-01T00:00:00" table:style-name="ce2">
            <text:p>01.08.2017</text:p>
          </table:table-cell>
          <table:table-cell office:value-type="string" table:style-name="ce3">
            <text:p>Jakuszyce</text:p>
          </table:table-cell>
          <table:table-cell office:value-type="string" table:style-name="ce3">
            <text:p>Kostrzyn</text:p>
          </table:table-cell>
          <table:table-cell office:value-type="float" office:value="2697" table:style-name="ce1">
            <text:p>2697</text:p>
          </table:table-cell>
          <table:table-cell office:value-type="float" office:value="209" table:style-name="ce1">
            <text:p>209</text:p>
          </table:table-cell>
          <table:table-cell office:value-type="float" office:value="699" table:style-name="ce1">
            <text:p>699</text:p>
          </table:table-cell>
          <table:table-cell office:value-type="float" office:value="72" table:formula="of:=IF(AND([zad_5.$B173] = [.C172]; [zad_5.$A173] - [.A172] = 1);[.G172];[.G172] + 1)" table:style-name="ce1">
            <text:p>72</text:p>
          </table:table-cell>
          <table:table-cell office:value-type="string" office:string-value=" " table:formula="of:= IF([zad_5.$G173] &lt; [.G174]; [zad_5.$A173]; IF([zad_5.$G173] &gt; [.G172]; [zad_5.$A173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8-02T00:00:00" table:style-name="ce2">
            <text:p>02.08.2017</text:p>
          </table:table-cell>
          <table:table-cell office:value-type="string" table:style-name="ce3">
            <text:p>Kostrzyn</text:p>
          </table:table-cell>
          <table:table-cell office:value-type="string" table:style-name="ce3">
            <text:p>Zielona Gora</text:p>
          </table:table-cell>
          <table:table-cell office:value-type="float" office:value="5368" table:style-name="ce1">
            <text:p>5368</text:p>
          </table:table-cell>
          <table:table-cell office:value-type="float" office:value="122" table:style-name="ce1">
            <text:p>122</text:p>
          </table:table-cell>
          <table:table-cell office:value-type="float" office:value="491" table:style-name="ce1">
            <text:p>491</text:p>
          </table:table-cell>
          <table:table-cell office:value-type="float" office:value="72" table:formula="of:=IF(AND([zad_5.$B174] = [.C173]; [zad_5.$A174] - [.A173] = 1);[.G173];[.G173] + 1)" table:style-name="ce1">
            <text:p>72</text:p>
          </table:table-cell>
          <table:table-cell office:value-type="string" office:string-value=" " table:formula="of:= IF([zad_5.$G174] &lt; [.G175]; [zad_5.$A174]; IF([zad_5.$G174] &gt; [.G173]; [zad_5.$A174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8-03T00:00:00" table:style-name="ce2">
            <text:p>03.08.2017</text:p>
          </table:table-cell>
          <table:table-cell office:value-type="string" table:style-name="ce3">
            <text:p>Zielona Gora</text:p>
          </table:table-cell>
          <table:table-cell office:value-type="string" table:style-name="ce3">
            <text:p>Poznan</text:p>
          </table:table-cell>
          <table:table-cell office:value-type="float" office:value="2706" table:style-name="ce1">
            <text:p>2706</text:p>
          </table:table-cell>
          <table:table-cell office:value-type="float" office:value="137" table:style-name="ce1">
            <text:p>137</text:p>
          </table:table-cell>
          <table:table-cell office:value-type="float" office:value="292" table:style-name="ce1">
            <text:p>292</text:p>
          </table:table-cell>
          <table:table-cell office:value-type="float" office:value="72" table:formula="of:=IF(AND([zad_5.$B175] = [.C174]; [zad_5.$A175] - [.A174] = 1);[.G174];[.G174] + 1)" table:style-name="ce1">
            <text:p>72</text:p>
          </table:table-cell>
          <table:table-cell office:value-type="date" office:date-value="2017-08-03T00:00:00" table:formula="of:= IF([zad_5.$G175] &lt; [.G176]; [zad_5.$A175]; IF([zad_5.$G175] &gt; [.G174]; [zad_5.$A175]; &quot; &quot;))" table:style-name="ce2">
            <text:p>03.08.2017</text:p>
          </table:table-cell>
          <table:table-cell table:number-columns-repeated="16376"/>
        </table:table-row>
        <table:table-row table:style-name="ro1">
          <table:table-cell office:value-type="date" office:date-value="2017-08-06T00:00:00" table:style-name="ce2">
            <text:p>06.08.2017</text:p>
          </table:table-cell>
          <table:table-cell office:value-type="string" table:style-name="ce3">
            <text:p>Lublin</text:p>
          </table:table-cell>
          <table:table-cell office:value-type="string" table:style-name="ce3">
            <text:p>Zielona Gora</text:p>
          </table:table-cell>
          <table:table-cell office:value-type="float" office:value="3456" table:style-name="ce1">
            <text:p>3456</text:p>
          </table:table-cell>
          <table:table-cell office:value-type="float" office:value="542" table:style-name="ce1">
            <text:p>542</text:p>
          </table:table-cell>
          <table:table-cell office:value-type="float" office:value="1891" table:style-name="ce1">
            <text:p>1891</text:p>
          </table:table-cell>
          <table:table-cell office:value-type="float" office:value="73" table:formula="of:=IF(AND([zad_5.$B176] = [.C175]; [zad_5.$A176] - [.A175] = 1);[.G175];[.G175] + 1)" table:style-name="ce1">
            <text:p>73</text:p>
          </table:table-cell>
          <table:table-cell office:value-type="date" office:date-value="2017-08-06T00:00:00" table:formula="of:= IF([zad_5.$G176] &lt; [.G177]; [zad_5.$A176]; IF([zad_5.$G176] &gt; [.G175]; [zad_5.$A176]; &quot; &quot;))" table:style-name="ce2">
            <text:p>06.08.2017</text:p>
          </table:table-cell>
          <table:table-cell table:number-columns-repeated="16376"/>
        </table:table-row>
        <table:table-row table:style-name="ro1">
          <table:table-cell office:value-type="date" office:date-value="2017-08-07T00:00:00" table:style-name="ce2">
            <text:p>07.08.2017</text:p>
          </table:table-cell>
          <table:table-cell office:value-type="string" table:style-name="ce3">
            <text:p>Zielona Gora</text:p>
          </table:table-cell>
          <table:table-cell office:value-type="string" table:style-name="ce3">
            <text:p>Poznan</text:p>
          </table:table-cell>
          <table:table-cell office:value-type="float" office:value="1914" table:style-name="ce1">
            <text:p>1914</text:p>
          </table:table-cell>
          <table:table-cell office:value-type="float" office:value="138" table:style-name="ce1">
            <text:p>138</text:p>
          </table:table-cell>
          <table:table-cell office:value-type="float" office:value="405" table:style-name="ce1">
            <text:p>405</text:p>
          </table:table-cell>
          <table:table-cell office:value-type="float" office:value="73" table:formula="of:=IF(AND([zad_5.$B177] = [.C176]; [zad_5.$A177] - [.A176] = 1);[.G176];[.G176] + 1)" table:style-name="ce1">
            <text:p>73</text:p>
          </table:table-cell>
          <table:table-cell office:value-type="string" office:string-value=" " table:formula="of:= IF([zad_5.$G177] &lt; [.G178]; [zad_5.$A177]; IF([zad_5.$G177] &gt; [.G176]; [zad_5.$A177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8-08T00:00:00" table:style-name="ce2">
            <text:p>08.08.2017</text:p>
          </table:table-cell>
          <table:table-cell office:value-type="string" table:style-name="ce3">
            <text:p>Poznan</text:p>
          </table:table-cell>
          <table:table-cell office:value-type="string" table:style-name="ce3">
            <text:p>Pila</text:p>
          </table:table-cell>
          <table:table-cell office:value-type="float" office:value="1134" table:style-name="ce1">
            <text:p>1134</text:p>
          </table:table-cell>
          <table:table-cell office:value-type="float" office:value="95" table:style-name="ce1">
            <text:p>95</text:p>
          </table:table-cell>
          <table:table-cell office:value-type="float" office:value="115" table:style-name="ce1">
            <text:p>115</text:p>
          </table:table-cell>
          <table:table-cell office:value-type="float" office:value="73" table:formula="of:=IF(AND([zad_5.$B178] = [.C177]; [zad_5.$A178] - [.A177] = 1);[.G177];[.G177] + 1)" table:style-name="ce1">
            <text:p>73</text:p>
          </table:table-cell>
          <table:table-cell office:value-type="string" office:string-value=" " table:formula="of:= IF([zad_5.$G178] &lt; [.G179]; [zad_5.$A178]; IF([zad_5.$G178] &gt; [.G177]; [zad_5.$A178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8-09T00:00:00" table:style-name="ce2">
            <text:p>09.08.2017</text:p>
          </table:table-cell>
          <table:table-cell office:value-type="string" table:style-name="ce3">
            <text:p>Pila</text:p>
          </table:table-cell>
          <table:table-cell office:value-type="string" table:style-name="ce3">
            <text:p>Kostrzyn</text:p>
          </table:table-cell>
          <table:table-cell office:value-type="float" office:value="2935" table:style-name="ce1">
            <text:p>2935</text:p>
          </table:table-cell>
          <table:table-cell office:value-type="float" office:value="160" table:style-name="ce1">
            <text:p>160</text:p>
          </table:table-cell>
          <table:table-cell office:value-type="float" office:value="275" table:style-name="ce1">
            <text:p>275</text:p>
          </table:table-cell>
          <table:table-cell office:value-type="float" office:value="73" table:formula="of:=IF(AND([zad_5.$B179] = [.C178]; [zad_5.$A179] - [.A178] = 1);[.G178];[.G178] + 1)" table:style-name="ce1">
            <text:p>73</text:p>
          </table:table-cell>
          <table:table-cell office:value-type="string" office:string-value=" " table:formula="of:= IF([zad_5.$G179] &lt; [.G180]; [zad_5.$A179]; IF([zad_5.$G179] &gt; [.G178]; [zad_5.$A179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8-10T00:00:00" table:style-name="ce2">
            <text:p>10.08.2017</text:p>
          </table:table-cell>
          <table:table-cell office:value-type="string" table:style-name="ce3">
            <text:p>Kostrzyn</text:p>
          </table:table-cell>
          <table:table-cell office:value-type="string" table:style-name="ce3">
            <text:p>Gubin</text:p>
          </table:table-cell>
          <table:table-cell office:value-type="float" office:value="4379" table:style-name="ce1">
            <text:p>4379</text:p>
          </table:table-cell>
          <table:table-cell office:value-type="float" office:value="93" table:style-name="ce1">
            <text:p>93</text:p>
          </table:table-cell>
          <table:table-cell office:value-type="float" office:value="147" table:style-name="ce1">
            <text:p>147</text:p>
          </table:table-cell>
          <table:table-cell office:value-type="float" office:value="73" table:formula="of:=IF(AND([zad_5.$B180] = [.C179]; [zad_5.$A180] - [.A179] = 1);[.G179];[.G179] + 1)" table:style-name="ce1">
            <text:p>73</text:p>
          </table:table-cell>
          <table:table-cell office:value-type="date" office:date-value="2017-08-10T00:00:00" table:formula="of:= IF([zad_5.$G180] &lt; [.G181]; [zad_5.$A180]; IF([zad_5.$G180] &gt; [.G179]; [zad_5.$A180]; &quot; &quot;))" table:style-name="ce2">
            <text:p>10.08.2017</text:p>
          </table:table-cell>
          <table:table-cell table:number-columns-repeated="16376"/>
        </table:table-row>
        <table:table-row table:style-name="ro1">
          <table:table-cell office:value-type="date" office:date-value="2017-08-12T00:00:00" table:style-name="ce2">
            <text:p>12.08.2017</text:p>
          </table:table-cell>
          <table:table-cell office:value-type="string" table:style-name="ce3">
            <text:p>Opole</text:p>
          </table:table-cell>
          <table:table-cell office:value-type="string" table:style-name="ce3">
            <text:p>Kudowa-Slone</text:p>
          </table:table-cell>
          <table:table-cell office:value-type="float" office:value="1328" table:style-name="ce1">
            <text:p>1328</text:p>
          </table:table-cell>
          <table:table-cell office:value-type="float" office:value="148" table:style-name="ce1">
            <text:p>148</text:p>
          </table:table-cell>
          <table:table-cell office:value-type="float" office:value="516" table:style-name="ce1">
            <text:p>516</text:p>
          </table:table-cell>
          <table:table-cell office:value-type="float" office:value="74" table:formula="of:=IF(AND([zad_5.$B181] = [.C180]; [zad_5.$A181] - [.A180] = 1);[.G180];[.G180] + 1)" table:style-name="ce1">
            <text:p>74</text:p>
          </table:table-cell>
          <table:table-cell office:value-type="date" office:date-value="2017-08-12T00:00:00" table:formula="of:= IF([zad_5.$G181] &lt; [.G182]; [zad_5.$A181]; IF([zad_5.$G181] &gt; [.G180]; [zad_5.$A181]; &quot; &quot;))" table:style-name="ce2">
            <text:p>12.08.2017</text:p>
          </table:table-cell>
          <table:table-cell table:number-columns-repeated="16376"/>
        </table:table-row>
        <table:table-row table:style-name="ro1">
          <table:table-cell office:value-type="date" office:date-value="2017-08-13T00:00:00" table:style-name="ce2">
            <text:p>13.08.2017</text:p>
          </table:table-cell>
          <table:table-cell office:value-type="string" table:style-name="ce3">
            <text:p>Slupsk</text:p>
          </table:table-cell>
          <table:table-cell office:value-type="string" table:style-name="ce3">
            <text:p>Gdansk</text:p>
          </table:table-cell>
          <table:table-cell office:value-type="float" office:value="4133" table:style-name="ce1">
            <text:p>4133</text:p>
          </table:table-cell>
          <table:table-cell office:value-type="float" office:value="130" table:style-name="ce1">
            <text:p>130</text:p>
          </table:table-cell>
          <table:table-cell office:value-type="float" office:value="398" table:style-name="ce1">
            <text:p>398</text:p>
          </table:table-cell>
          <table:table-cell office:value-type="float" office:value="75" table:formula="of:=IF(AND([zad_5.$B182] = [.C181]; [zad_5.$A182] - [.A181] = 1);[.G181];[.G181] + 1)" table:style-name="ce1">
            <text:p>75</text:p>
          </table:table-cell>
          <table:table-cell office:value-type="date" office:date-value="2017-08-13T00:00:00" table:formula="of:= IF([zad_5.$G182] &lt; [.G183]; [zad_5.$A182]; IF([zad_5.$G182] &gt; [.G181]; [zad_5.$A182]; &quot; &quot;))" table:style-name="ce2">
            <text:p>13.08.2017</text:p>
          </table:table-cell>
          <table:table-cell table:number-columns-repeated="16376"/>
        </table:table-row>
        <table:table-row table:style-name="ro1">
          <table:table-cell office:value-type="date" office:date-value="2017-08-15T00:00:00" table:style-name="ce2">
            <text:p>15.08.2017</text:p>
          </table:table-cell>
          <table:table-cell office:value-type="string" table:style-name="ce3">
            <text:p>Kielce</text:p>
          </table:table-cell>
          <table:table-cell office:value-type="string" table:style-name="ce3">
            <text:p>Konin</text:p>
          </table:table-cell>
          <table:table-cell office:value-type="float" office:value="5370" table:style-name="ce1">
            <text:p>5370</text:p>
          </table:table-cell>
          <table:table-cell office:value-type="float" office:value="266" table:style-name="ce1">
            <text:p>266</text:p>
          </table:table-cell>
          <table:table-cell office:value-type="float" office:value="699" table:style-name="ce1">
            <text:p>699</text:p>
          </table:table-cell>
          <table:table-cell office:value-type="float" office:value="76" table:formula="of:=IF(AND([zad_5.$B183] = [.C182]; [zad_5.$A183] - [.A182] = 1);[.G182];[.G182] + 1)" table:style-name="ce1">
            <text:p>76</text:p>
          </table:table-cell>
          <table:table-cell office:value-type="date" office:date-value="2017-08-15T00:00:00" table:formula="of:= IF([zad_5.$G183] &lt; [.G184]; [zad_5.$A183]; IF([zad_5.$G183] &gt; [.G182]; [zad_5.$A183]; &quot; &quot;))" table:style-name="ce2">
            <text:p>15.08.2017</text:p>
          </table:table-cell>
          <table:table-cell table:number-columns-repeated="16376"/>
        </table:table-row>
        <table:table-row table:style-name="ro1">
          <table:table-cell office:value-type="date" office:date-value="2017-08-16T00:00:00" table:style-name="ce2">
            <text:p>16.08.2017</text:p>
          </table:table-cell>
          <table:table-cell office:value-type="string" table:style-name="ce3">
            <text:p>Konin</text:p>
          </table:table-cell>
          <table:table-cell office:value-type="string" table:style-name="ce3">
            <text:p>Plock</text:p>
          </table:table-cell>
          <table:table-cell office:value-type="float" office:value="4663" table:style-name="ce1">
            <text:p>4663</text:p>
          </table:table-cell>
          <table:table-cell office:value-type="float" office:value="122" table:style-name="ce1">
            <text:p>122</text:p>
          </table:table-cell>
          <table:table-cell office:value-type="float" office:value="256" table:style-name="ce1">
            <text:p>256</text:p>
          </table:table-cell>
          <table:table-cell office:value-type="float" office:value="76" table:formula="of:=IF(AND([zad_5.$B184] = [.C183]; [zad_5.$A184] - [.A183] = 1);[.G183];[.G183] + 1)" table:style-name="ce1">
            <text:p>76</text:p>
          </table:table-cell>
          <table:table-cell office:value-type="string" office:string-value=" " table:formula="of:= IF([zad_5.$G184] &lt; [.G185]; [zad_5.$A184]; IF([zad_5.$G184] &gt; [.G183]; [zad_5.$A184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8-17T00:00:00" table:style-name="ce2">
            <text:p>17.08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Bydgoszcz</text:p>
          </table:table-cell>
          <table:table-cell office:value-type="float" office:value="5151" table:style-name="ce1">
            <text:p>5151</text:p>
          </table:table-cell>
          <table:table-cell office:value-type="float" office:value="151" table:style-name="ce1">
            <text:p>151</text:p>
          </table:table-cell>
          <table:table-cell office:value-type="float" office:value="195" table:style-name="ce1">
            <text:p>195</text:p>
          </table:table-cell>
          <table:table-cell office:value-type="float" office:value="76" table:formula="of:=IF(AND([zad_5.$B185] = [.C184]; [zad_5.$A185] - [.A184] = 1);[.G184];[.G184] + 1)" table:style-name="ce1">
            <text:p>76</text:p>
          </table:table-cell>
          <table:table-cell office:value-type="string" office:string-value=" " table:formula="of:= IF([zad_5.$G185] &lt; [.G186]; [zad_5.$A185]; IF([zad_5.$G185] &gt; [.G184]; [zad_5.$A185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8-18T00:00:00" table:style-name="ce2">
            <text:p>18.08.2017</text:p>
          </table:table-cell>
          <table:table-cell office:value-type="string" table:style-name="ce3">
            <text:p>Bydgoszcz</text:p>
          </table:table-cell>
          <table:table-cell office:value-type="string" table:style-name="ce3">
            <text:p>Konin</text:p>
          </table:table-cell>
          <table:table-cell office:value-type="float" office:value="3035" table:style-name="ce1">
            <text:p>3035</text:p>
          </table:table-cell>
          <table:table-cell office:value-type="float" office:value="118" table:style-name="ce1">
            <text:p>118</text:p>
          </table:table-cell>
          <table:table-cell office:value-type="float" office:value="207" table:style-name="ce1">
            <text:p>207</text:p>
          </table:table-cell>
          <table:table-cell office:value-type="float" office:value="76" table:formula="of:=IF(AND([zad_5.$B186] = [.C185]; [zad_5.$A186] - [.A185] = 1);[.G185];[.G185] + 1)" table:style-name="ce1">
            <text:p>76</text:p>
          </table:table-cell>
          <table:table-cell office:value-type="date" office:date-value="2017-08-18T00:00:00" table:formula="of:= IF([zad_5.$G186] &lt; [.G187]; [zad_5.$A186]; IF([zad_5.$G186] &gt; [.G185]; [zad_5.$A186]; &quot; &quot;))" table:style-name="ce2">
            <text:p>18.08.2017</text:p>
          </table:table-cell>
          <table:table-cell table:number-columns-repeated="16376"/>
        </table:table-row>
        <table:table-row table:style-name="ro1">
          <table:table-cell office:value-type="date" office:date-value="2017-08-20T00:00:00" table:style-name="ce2">
            <text:p>20.08.2017</text:p>
          </table:table-cell>
          <table:table-cell office:value-type="string" table:style-name="ce3">
            <text:p>Bezledy</text:p>
          </table:table-cell>
          <table:table-cell office:value-type="string" table:style-name="ce3">
            <text:p>Lomza</text:p>
          </table:table-cell>
          <table:table-cell office:value-type="float" office:value="1090" table:style-name="ce1">
            <text:p>1090</text:p>
          </table:table-cell>
          <table:table-cell office:value-type="float" office:value="200" table:style-name="ce1">
            <text:p>200</text:p>
          </table:table-cell>
          <table:table-cell office:value-type="float" office:value="585" table:style-name="ce1">
            <text:p>585</text:p>
          </table:table-cell>
          <table:table-cell office:value-type="float" office:value="77" table:formula="of:=IF(AND([zad_5.$B187] = [.C186]; [zad_5.$A187] - [.A186] = 1);[.G186];[.G186] + 1)" table:style-name="ce1">
            <text:p>77</text:p>
          </table:table-cell>
          <table:table-cell office:value-type="date" office:date-value="2017-08-20T00:00:00" table:formula="of:= IF([zad_5.$G187] &lt; [.G188]; [zad_5.$A187]; IF([zad_5.$G187] &gt; [.G186]; [zad_5.$A187]; &quot; &quot;))" table:style-name="ce2">
            <text:p>20.08.2017</text:p>
          </table:table-cell>
          <table:table-cell table:number-columns-repeated="16376"/>
        </table:table-row>
        <table:table-row table:style-name="ro1">
          <table:table-cell office:value-type="date" office:date-value="2017-08-21T00:00:00" table:style-name="ce2">
            <text:p>21.08.2017</text:p>
          </table:table-cell>
          <table:table-cell office:value-type="string" table:style-name="ce3">
            <text:p>Lomza</text:p>
          </table:table-cell>
          <table:table-cell office:value-type="string" table:style-name="ce3">
            <text:p>Kuznica Bialostocka</text:p>
          </table:table-cell>
          <table:table-cell office:value-type="float" office:value="5746" table:style-name="ce1">
            <text:p>5746</text:p>
          </table:table-cell>
          <table:table-cell office:value-type="float" office:value="145" table:style-name="ce1">
            <text:p>145</text:p>
          </table:table-cell>
          <table:table-cell office:value-type="float" office:value="214" table:style-name="ce1">
            <text:p>214</text:p>
          </table:table-cell>
          <table:table-cell office:value-type="float" office:value="77" table:formula="of:=IF(AND([zad_5.$B188] = [.C187]; [zad_5.$A188] - [.A187] = 1);[.G187];[.G187] + 1)" table:style-name="ce1">
            <text:p>77</text:p>
          </table:table-cell>
          <table:table-cell office:value-type="date" office:date-value="2017-08-21T00:00:00" table:formula="of:= IF([zad_5.$G188] &lt; [.G189]; [zad_5.$A188]; IF([zad_5.$G188] &gt; [.G187]; [zad_5.$A188]; &quot; &quot;))" table:style-name="ce2">
            <text:p>21.08.2017</text:p>
          </table:table-cell>
          <table:table-cell table:number-columns-repeated="16376"/>
        </table:table-row>
        <table:table-row table:style-name="ro1">
          <table:table-cell office:value-type="date" office:date-value="2017-08-23T00:00:00" table:style-name="ce2">
            <text:p>23.08.2017</text:p>
          </table:table-cell>
          <table:table-cell office:value-type="string" table:style-name="ce3">
            <text:p>Tarnobrzeg</text:p>
          </table:table-cell>
          <table:table-cell office:value-type="string" table:style-name="ce3">
            <text:p>Przemysl</text:p>
          </table:table-cell>
          <table:table-cell office:value-type="float" office:value="3200" table:style-name="ce1">
            <text:p>3200</text:p>
          </table:table-cell>
          <table:table-cell office:value-type="float" office:value="138" table:style-name="ce1">
            <text:p>138</text:p>
          </table:table-cell>
          <table:table-cell office:value-type="float" office:value="417" table:style-name="ce1">
            <text:p>417</text:p>
          </table:table-cell>
          <table:table-cell office:value-type="float" office:value="78" table:formula="of:=IF(AND([zad_5.$B189] = [.C188]; [zad_5.$A189] - [.A188] = 1);[.G188];[.G188] + 1)" table:style-name="ce1">
            <text:p>78</text:p>
          </table:table-cell>
          <table:table-cell office:value-type="date" office:date-value="2017-08-23T00:00:00" table:formula="of:= IF([zad_5.$G189] &lt; [.G190]; [zad_5.$A189]; IF([zad_5.$G189] &gt; [.G188]; [zad_5.$A189]; &quot; &quot;))" table:style-name="ce2">
            <text:p>23.08.2017</text:p>
          </table:table-cell>
          <table:table-cell table:number-columns-repeated="16376"/>
        </table:table-row>
        <table:table-row table:style-name="ro1">
          <table:table-cell office:value-type="date" office:date-value="2017-08-24T00:00:00" table:style-name="ce2">
            <text:p>24.08.2017</text:p>
          </table:table-cell>
          <table:table-cell office:value-type="string" table:style-name="ce3">
            <text:p>Przemysl</text:p>
          </table:table-cell>
          <table:table-cell office:value-type="string" table:style-name="ce3">
            <text:p>Barwinek</text:p>
          </table:table-cell>
          <table:table-cell office:value-type="float" office:value="3586" table:style-name="ce1">
            <text:p>3586</text:p>
          </table:table-cell>
          <table:table-cell office:value-type="float" office:value="155" table:style-name="ce1">
            <text:p>155</text:p>
          </table:table-cell>
          <table:table-cell office:value-type="float" office:value="290" table:style-name="ce1">
            <text:p>290</text:p>
          </table:table-cell>
          <table:table-cell office:value-type="float" office:value="78" table:formula="of:=IF(AND([zad_5.$B190] = [.C189]; [zad_5.$A190] - [.A189] = 1);[.G189];[.G189] + 1)" table:style-name="ce1">
            <text:p>78</text:p>
          </table:table-cell>
          <table:table-cell office:value-type="string" office:string-value=" " table:formula="of:= IF([zad_5.$G190] &lt; [.G191]; [zad_5.$A190]; IF([zad_5.$G190] &gt; [.G189]; [zad_5.$A190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8-25T00:00:00" table:style-name="ce2">
            <text:p>25.08.2017</text:p>
          </table:table-cell>
          <table:table-cell office:value-type="string" table:style-name="ce3">
            <text:p>Barwinek</text:p>
          </table:table-cell>
          <table:table-cell office:value-type="string" table:style-name="ce3">
            <text:p>Tarnow</text:p>
          </table:table-cell>
          <table:table-cell office:value-type="float" office:value="3460" table:style-name="ce1">
            <text:p>3460</text:p>
          </table:table-cell>
          <table:table-cell office:value-type="float" office:value="145" table:style-name="ce1">
            <text:p>145</text:p>
          </table:table-cell>
          <table:table-cell office:value-type="float" office:value="162" table:style-name="ce1">
            <text:p>162</text:p>
          </table:table-cell>
          <table:table-cell office:value-type="float" office:value="78" table:formula="of:=IF(AND([zad_5.$B191] = [.C190]; [zad_5.$A191] - [.A190] = 1);[.G190];[.G190] + 1)" table:style-name="ce1">
            <text:p>78</text:p>
          </table:table-cell>
          <table:table-cell office:value-type="date" office:date-value="2017-08-25T00:00:00" table:formula="of:= IF([zad_5.$G191] &lt; [.G192]; [zad_5.$A191]; IF([zad_5.$G191] &gt; [.G190]; [zad_5.$A191]; &quot; &quot;))" table:style-name="ce2">
            <text:p>25.08.2017</text:p>
          </table:table-cell>
          <table:table-cell table:number-columns-repeated="16376"/>
        </table:table-row>
        <table:table-row table:style-name="ro1">
          <table:table-cell office:value-type="date" office:date-value="2017-08-26T00:00:00" table:style-name="ce2">
            <text:p>26.08.2017</text:p>
          </table:table-cell>
          <table:table-cell office:value-type="string" table:style-name="ce3">
            <text:p>Chelm</text:p>
          </table:table-cell>
          <table:table-cell office:value-type="string" table:style-name="ce3">
            <text:p>Radom</text:p>
          </table:table-cell>
          <table:table-cell office:value-type="float" office:value="1347" table:style-name="ce1">
            <text:p>1347</text:p>
          </table:table-cell>
          <table:table-cell office:value-type="float" office:value="173" table:style-name="ce1">
            <text:p>173</text:p>
          </table:table-cell>
          <table:table-cell office:value-type="float" office:value="576" table:style-name="ce1">
            <text:p>576</text:p>
          </table:table-cell>
          <table:table-cell office:value-type="float" office:value="79" table:formula="of:=IF(AND([zad_5.$B192] = [.C191]; [zad_5.$A192] - [.A191] = 1);[.G191];[.G191] + 1)" table:style-name="ce1">
            <text:p>79</text:p>
          </table:table-cell>
          <table:table-cell office:value-type="date" office:date-value="2017-08-26T00:00:00" table:formula="of:= IF([zad_5.$G192] &lt; [.G193]; [zad_5.$A192]; IF([zad_5.$G192] &gt; [.G191]; [zad_5.$A192]; &quot; &quot;))" table:style-name="ce2">
            <text:p>26.08.2017</text:p>
          </table:table-cell>
          <table:table-cell table:number-columns-repeated="16376"/>
        </table:table-row>
        <table:table-row table:style-name="ro1">
          <table:table-cell office:value-type="date" office:date-value="2017-08-27T00:00:00" table:style-name="ce2">
            <text:p>27.08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Lodz</text:p>
          </table:table-cell>
          <table:table-cell office:value-type="float" office:value="2421" table:style-name="ce1">
            <text:p>2421</text:p>
          </table:table-cell>
          <table:table-cell office:value-type="float" office:value="148" table:style-name="ce1">
            <text:p>148</text:p>
          </table:table-cell>
          <table:table-cell office:value-type="float" office:value="552" table:style-name="ce1">
            <text:p>552</text:p>
          </table:table-cell>
          <table:table-cell office:value-type="float" office:value="79" table:formula="of:=IF(AND([zad_5.$B193] = [.C192]; [zad_5.$A193] - [.A192] = 1);[.G192];[.G192] + 1)" table:style-name="ce1">
            <text:p>79</text:p>
          </table:table-cell>
          <table:table-cell office:value-type="string" office:string-value=" " table:formula="of:= IF([zad_5.$G193] &lt; [.G194]; [zad_5.$A193]; IF([zad_5.$G193] &gt; [.G192]; [zad_5.$A193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8-28T00:00:00" table:style-name="ce2">
            <text:p>28.08.2017</text:p>
          </table:table-cell>
          <table:table-cell office:value-type="string" table:style-name="ce3">
            <text:p>Lodz</text:p>
          </table:table-cell>
          <table:table-cell office:value-type="string" table:style-name="ce3">
            <text:p>Kielce</text:p>
          </table:table-cell>
          <table:table-cell office:value-type="float" office:value="2939" table:style-name="ce1">
            <text:p>2939</text:p>
          </table:table-cell>
          <table:table-cell office:value-type="float" office:value="125" table:style-name="ce1">
            <text:p>125</text:p>
          </table:table-cell>
          <table:table-cell office:value-type="float" office:value="307" table:style-name="ce1">
            <text:p>307</text:p>
          </table:table-cell>
          <table:table-cell office:value-type="float" office:value="79" table:formula="of:=IF(AND([zad_5.$B194] = [.C193]; [zad_5.$A194] - [.A193] = 1);[.G193];[.G193] + 1)" table:style-name="ce1">
            <text:p>79</text:p>
          </table:table-cell>
          <table:table-cell office:value-type="string" office:string-value=" " table:formula="of:= IF([zad_5.$G194] &lt; [.G195]; [zad_5.$A194]; IF([zad_5.$G194] &gt; [.G193]; [zad_5.$A194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8-29T00:00:00" table:style-name="ce2">
            <text:p>29.08.2017</text:p>
          </table:table-cell>
          <table:table-cell office:value-type="string" table:style-name="ce3">
            <text:p>Kielce</text:p>
          </table:table-cell>
          <table:table-cell office:value-type="string" table:style-name="ce3">
            <text:p>Tarnow</text:p>
          </table:table-cell>
          <table:table-cell office:value-type="float" office:value="4921" table:style-name="ce1">
            <text:p>4921</text:p>
          </table:table-cell>
          <table:table-cell office:value-type="float" office:value="124" table:style-name="ce1">
            <text:p>124</text:p>
          </table:table-cell>
          <table:table-cell office:value-type="float" office:value="472" table:style-name="ce1">
            <text:p>472</text:p>
          </table:table-cell>
          <table:table-cell office:value-type="float" office:value="79" table:formula="of:=IF(AND([zad_5.$B195] = [.C194]; [zad_5.$A195] - [.A194] = 1);[.G194];[.G194] + 1)" table:style-name="ce1">
            <text:p>79</text:p>
          </table:table-cell>
          <table:table-cell office:value-type="string" office:string-value=" " table:formula="of:= IF([zad_5.$G195] &lt; [.G196]; [zad_5.$A195]; IF([zad_5.$G195] &gt; [.G194]; [zad_5.$A195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8-30T00:00:00" table:style-name="ce2">
            <text:p>30.08.2017</text:p>
          </table:table-cell>
          <table:table-cell office:value-type="string" table:style-name="ce3">
            <text:p>Tarnow</text:p>
          </table:table-cell>
          <table:table-cell office:value-type="string" table:style-name="ce3">
            <text:p>Bielsko-Biala</text:p>
          </table:table-cell>
          <table:table-cell office:value-type="float" office:value="3580" table:style-name="ce1">
            <text:p>3580</text:p>
          </table:table-cell>
          <table:table-cell office:value-type="float" office:value="173" table:style-name="ce1">
            <text:p>173</text:p>
          </table:table-cell>
          <table:table-cell office:value-type="float" office:value="382" table:style-name="ce1">
            <text:p>382</text:p>
          </table:table-cell>
          <table:table-cell office:value-type="float" office:value="79" table:formula="of:=IF(AND([zad_5.$B196] = [.C195]; [zad_5.$A196] - [.A195] = 1);[.G195];[.G195] + 1)" table:style-name="ce1">
            <text:p>79</text:p>
          </table:table-cell>
          <table:table-cell office:value-type="string" office:string-value=" " table:formula="of:= IF([zad_5.$G196] &lt; [.G197]; [zad_5.$A196]; IF([zad_5.$G196] &gt; [.G195]; [zad_5.$A196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8-31T00:00:00" table:style-name="ce2">
            <text:p>31.08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Nowy Sacz</text:p>
          </table:table-cell>
          <table:table-cell office:value-type="float" office:value="5215" table:style-name="ce1">
            <text:p>5215</text:p>
          </table:table-cell>
          <table:table-cell office:value-type="float" office:value="158" table:style-name="ce1">
            <text:p>158</text:p>
          </table:table-cell>
          <table:table-cell office:value-type="float" office:value="375" table:style-name="ce1">
            <text:p>375</text:p>
          </table:table-cell>
          <table:table-cell office:value-type="float" office:value="79" table:formula="of:=IF(AND([zad_5.$B197] = [.C196]; [zad_5.$A197] - [.A196] = 1);[.G196];[.G196] + 1)" table:style-name="ce1">
            <text:p>79</text:p>
          </table:table-cell>
          <table:table-cell office:value-type="string" office:string-value=" " table:formula="of:= IF([zad_5.$G197] &lt; [.G198]; [zad_5.$A197]; IF([zad_5.$G197] &gt; [.G196]; [zad_5.$A197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9-01T00:00:00" table:style-name="ce2">
            <text:p>01.09.2017</text:p>
          </table:table-cell>
          <table:table-cell office:value-type="string" table:style-name="ce3">
            <text:p>Nowy Sacz</text:p>
          </table:table-cell>
          <table:table-cell office:value-type="string" table:style-name="ce3">
            <text:p>Rzeszow</text:p>
          </table:table-cell>
          <table:table-cell office:value-type="float" office:value="1369" table:style-name="ce1">
            <text:p>1369</text:p>
          </table:table-cell>
          <table:table-cell office:value-type="float" office:value="170" table:style-name="ce1">
            <text:p>170</text:p>
          </table:table-cell>
          <table:table-cell office:value-type="float" office:value="276" table:style-name="ce1">
            <text:p>276</text:p>
          </table:table-cell>
          <table:table-cell office:value-type="float" office:value="79" table:formula="of:=IF(AND([zad_5.$B198] = [.C197]; [zad_5.$A198] - [.A197] = 1);[.G197];[.G197] + 1)" table:style-name="ce1">
            <text:p>79</text:p>
          </table:table-cell>
          <table:table-cell office:value-type="string" office:string-value=" " table:formula="of:= IF([zad_5.$G198] &lt; [.G199]; [zad_5.$A198]; IF([zad_5.$G198] &gt; [.G197]; [zad_5.$A198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9-02T00:00:00" table:style-name="ce2">
            <text:p>02.09.2017</text:p>
          </table:table-cell>
          <table:table-cell office:value-type="string" table:style-name="ce3">
            <text:p>Rzeszow</text:p>
          </table:table-cell>
          <table:table-cell office:value-type="string" table:style-name="ce3">
            <text:p>Lublin</text:p>
          </table:table-cell>
          <table:table-cell office:value-type="float" office:value="1655" table:style-name="ce1">
            <text:p>1655</text:p>
          </table:table-cell>
          <table:table-cell office:value-type="float" office:value="180" table:style-name="ce1">
            <text:p>180</text:p>
          </table:table-cell>
          <table:table-cell office:value-type="float" office:value="332" table:style-name="ce1">
            <text:p>332</text:p>
          </table:table-cell>
          <table:table-cell office:value-type="float" office:value="79" table:formula="of:=IF(AND([zad_5.$B199] = [.C198]; [zad_5.$A199] - [.A198] = 1);[.G198];[.G198] + 1)" table:style-name="ce1">
            <text:p>79</text:p>
          </table:table-cell>
          <table:table-cell office:value-type="date" office:date-value="2017-09-02T00:00:00" table:formula="of:= IF([zad_5.$G199] &lt; [.G200]; [zad_5.$A199]; IF([zad_5.$G199] &gt; [.G198]; [zad_5.$A199]; &quot; &quot;))" table:style-name="ce2">
            <text:p>02.09.2017</text:p>
          </table:table-cell>
          <table:table-cell table:number-columns-repeated="16376"/>
        </table:table-row>
        <table:table-row table:style-name="ro1">
          <table:table-cell office:value-type="date" office:date-value="2017-09-03T00:00:00" table:style-name="ce2">
            <text:p>03.09.2017</text:p>
          </table:table-cell>
          <table:table-cell office:value-type="string" table:style-name="ce3">
            <text:p>Zielona Gora</text:p>
          </table:table-cell>
          <table:table-cell office:value-type="string" table:style-name="ce3">
            <text:p>Legnica</text:p>
          </table:table-cell>
          <table:table-cell office:value-type="float" office:value="2192" table:style-name="ce1">
            <text:p>2192</text:p>
          </table:table-cell>
          <table:table-cell office:value-type="float" office:value="114" table:style-name="ce1">
            <text:p>114</text:p>
          </table:table-cell>
          <table:table-cell office:value-type="float" office:value="137" table:style-name="ce1">
            <text:p>137</text:p>
          </table:table-cell>
          <table:table-cell office:value-type="float" office:value="80" table:formula="of:=IF(AND([zad_5.$B200] = [.C199]; [zad_5.$A200] - [.A199] = 1);[.G199];[.G199] + 1)" table:style-name="ce1">
            <text:p>80</text:p>
          </table:table-cell>
          <table:table-cell office:value-type="date" office:date-value="2017-09-03T00:00:00" table:formula="of:= IF([zad_5.$G200] &lt; [.G201]; [zad_5.$A200]; IF([zad_5.$G200] &gt; [.G199]; [zad_5.$A200]; &quot; &quot;))" table:style-name="ce2">
            <text:p>03.09.2017</text:p>
          </table:table-cell>
          <table:table-cell table:number-columns-repeated="16376"/>
        </table:table-row>
        <table:table-row table:style-name="ro1">
          <table:table-cell office:value-type="date" office:date-value="2017-09-04T00:00:00" table:style-name="ce2">
            <text:p>04.09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Warszawa</text:p>
          </table:table-cell>
          <table:table-cell office:value-type="float" office:value="5919" table:style-name="ce1">
            <text:p>5919</text:p>
          </table:table-cell>
          <table:table-cell office:value-type="float" office:value="103" table:style-name="ce1">
            <text:p>103</text:p>
          </table:table-cell>
          <table:table-cell office:value-type="float" office:value="279" table:style-name="ce1">
            <text:p>279</text:p>
          </table:table-cell>
          <table:table-cell office:value-type="float" office:value="81" table:formula="of:=IF(AND([zad_5.$B201] = [.C200]; [zad_5.$A201] - [.A200] = 1);[.G200];[.G200] + 1)" table:style-name="ce1">
            <text:p>81</text:p>
          </table:table-cell>
          <table:table-cell office:value-type="date" office:date-value="2017-09-04T00:00:00" table:formula="of:= IF([zad_5.$G201] &lt; [.G202]; [zad_5.$A201]; IF([zad_5.$G201] &gt; [.G200]; [zad_5.$A201]; &quot; &quot;))" table:style-name="ce2">
            <text:p>04.09.2017</text:p>
          </table:table-cell>
          <table:table-cell table:number-columns-repeated="16376"/>
        </table:table-row>
        <table:table-row table:style-name="ro1">
          <table:table-cell office:value-type="date" office:date-value="2017-09-05T00:00:00" table:style-name="ce2">
            <text:p>05.09.2017</text:p>
          </table:table-cell>
          <table:table-cell office:value-type="string" table:style-name="ce3">
            <text:p>Lublin</text:p>
          </table:table-cell>
          <table:table-cell office:value-type="string" table:style-name="ce3">
            <text:p>Tarnow</text:p>
          </table:table-cell>
          <table:table-cell office:value-type="float" office:value="5986" table:style-name="ce1">
            <text:p>5986</text:p>
          </table:table-cell>
          <table:table-cell office:value-type="float" office:value="222" table:style-name="ce1">
            <text:p>222</text:p>
          </table:table-cell>
          <table:table-cell office:value-type="float" office:value="501" table:style-name="ce1">
            <text:p>501</text:p>
          </table:table-cell>
          <table:table-cell office:value-type="float" office:value="82" table:formula="of:=IF(AND([zad_5.$B202] = [.C201]; [zad_5.$A202] - [.A201] = 1);[.G201];[.G201] + 1)" table:style-name="ce1">
            <text:p>82</text:p>
          </table:table-cell>
          <table:table-cell office:value-type="date" office:date-value="2017-09-05T00:00:00" table:formula="of:= IF([zad_5.$G202] &lt; [.G203]; [zad_5.$A202]; IF([zad_5.$G202] &gt; [.G201]; [zad_5.$A202]; &quot; &quot;))" table:style-name="ce2">
            <text:p>05.09.2017</text:p>
          </table:table-cell>
          <table:table-cell table:number-columns-repeated="16376"/>
        </table:table-row>
        <table:table-row table:style-name="ro1">
          <table:table-cell office:value-type="date" office:date-value="2017-09-06T00:00:00" table:style-name="ce2">
            <text:p>06.09.2017</text:p>
          </table:table-cell>
          <table:table-cell office:value-type="string" table:style-name="ce3">
            <text:p>Tarnow</text:p>
          </table:table-cell>
          <table:table-cell office:value-type="string" table:style-name="ce3">
            <text:p>Zakopane</text:p>
          </table:table-cell>
          <table:table-cell office:value-type="float" office:value="2750" table:style-name="ce1">
            <text:p>2750</text:p>
          </table:table-cell>
          <table:table-cell office:value-type="float" office:value="144" table:style-name="ce1">
            <text:p>144</text:p>
          </table:table-cell>
          <table:table-cell office:value-type="float" office:value="422" table:style-name="ce1">
            <text:p>422</text:p>
          </table:table-cell>
          <table:table-cell office:value-type="float" office:value="82" table:formula="of:=IF(AND([zad_5.$B203] = [.C202]; [zad_5.$A203] - [.A202] = 1);[.G202];[.G202] + 1)" table:style-name="ce1">
            <text:p>82</text:p>
          </table:table-cell>
          <table:table-cell office:value-type="string" office:string-value=" " table:formula="of:= IF([zad_5.$G203] &lt; [.G204]; [zad_5.$A203]; IF([zad_5.$G203] &gt; [.G202]; [zad_5.$A203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9-07T00:00:00" table:style-name="ce2">
            <text:p>07.09.2017</text:p>
          </table:table-cell>
          <table:table-cell office:value-type="string" table:style-name="ce3">
            <text:p>Zakopane</text:p>
          </table:table-cell>
          <table:table-cell office:value-type="string" table:style-name="ce3">
            <text:p>Barwinek</text:p>
          </table:table-cell>
          <table:table-cell office:value-type="float" office:value="1381" table:style-name="ce1">
            <text:p>1381</text:p>
          </table:table-cell>
          <table:table-cell office:value-type="float" office:value="192" table:style-name="ce1">
            <text:p>192</text:p>
          </table:table-cell>
          <table:table-cell office:value-type="float" office:value="556" table:style-name="ce1">
            <text:p>556</text:p>
          </table:table-cell>
          <table:table-cell office:value-type="float" office:value="82" table:formula="of:=IF(AND([zad_5.$B204] = [.C203]; [zad_5.$A204] - [.A203] = 1);[.G203];[.G203] + 1)" table:style-name="ce1">
            <text:p>82</text:p>
          </table:table-cell>
          <table:table-cell office:value-type="date" office:date-value="2017-09-07T00:00:00" table:formula="of:= IF([zad_5.$G204] &lt; [.G205]; [zad_5.$A204]; IF([zad_5.$G204] &gt; [.G203]; [zad_5.$A204]; &quot; &quot;))" table:style-name="ce2">
            <text:p>07.09.2017</text:p>
          </table:table-cell>
          <table:table-cell table:number-columns-repeated="16376"/>
        </table:table-row>
        <table:table-row table:style-name="ro1">
          <table:table-cell office:value-type="date" office:date-value="2017-09-08T00:00:00" table:style-name="ce2">
            <text:p>08.09.2017</text:p>
          </table:table-cell>
          <table:table-cell office:value-type="string" table:style-name="ce3">
            <text:p>Lodz</text:p>
          </table:table-cell>
          <table:table-cell office:value-type="string" table:style-name="ce3">
            <text:p>Warszawa</text:p>
          </table:table-cell>
          <table:table-cell office:value-type="float" office:value="2219" table:style-name="ce1">
            <text:p>2219</text:p>
          </table:table-cell>
          <table:table-cell office:value-type="float" office:value="136" table:style-name="ce1">
            <text:p>136</text:p>
          </table:table-cell>
          <table:table-cell office:value-type="float" office:value="162" table:style-name="ce1">
            <text:p>162</text:p>
          </table:table-cell>
          <table:table-cell office:value-type="float" office:value="83" table:formula="of:=IF(AND([zad_5.$B205] = [.C204]; [zad_5.$A205] - [.A204] = 1);[.G204];[.G204] + 1)" table:style-name="ce1">
            <text:p>83</text:p>
          </table:table-cell>
          <table:table-cell office:value-type="date" office:date-value="2017-09-08T00:00:00" table:formula="of:= IF([zad_5.$G205] &lt; [.G206]; [zad_5.$A205]; IF([zad_5.$G205] &gt; [.G204]; [zad_5.$A205]; &quot; &quot;))" table:style-name="ce2">
            <text:p>08.09.2017</text:p>
          </table:table-cell>
          <table:table-cell table:number-columns-repeated="16376"/>
        </table:table-row>
        <table:table-row table:style-name="ro1">
          <table:table-cell office:value-type="date" office:date-value="2017-09-09T00:00:00" table:style-name="ce2">
            <text:p>09.09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Siedlce</text:p>
          </table:table-cell>
          <table:table-cell office:value-type="float" office:value="5041" table:style-name="ce1">
            <text:p>5041</text:p>
          </table:table-cell>
          <table:table-cell office:value-type="float" office:value="101" table:style-name="ce1">
            <text:p>101</text:p>
          </table:table-cell>
          <table:table-cell office:value-type="float" office:value="319" table:style-name="ce1">
            <text:p>319</text:p>
          </table:table-cell>
          <table:table-cell office:value-type="float" office:value="83" table:formula="of:=IF(AND([zad_5.$B206] = [.C205]; [zad_5.$A206] - [.A205] = 1);[.G205];[.G205] + 1)" table:style-name="ce1">
            <text:p>83</text:p>
          </table:table-cell>
          <table:table-cell office:value-type="date" office:date-value="2017-09-09T00:00:00" table:formula="of:= IF([zad_5.$G206] &lt; [.G207]; [zad_5.$A206]; IF([zad_5.$G206] &gt; [.G205]; [zad_5.$A206]; &quot; &quot;))" table:style-name="ce2">
            <text:p>09.09.2017</text:p>
          </table:table-cell>
          <table:table-cell table:number-columns-repeated="16376"/>
        </table:table-row>
        <table:table-row table:style-name="ro1">
          <table:table-cell office:value-type="date" office:date-value="2017-09-11T00:00:00" table:style-name="ce2">
            <text:p>11.09.2017</text:p>
          </table:table-cell>
          <table:table-cell office:value-type="string" table:style-name="ce3">
            <text:p>Koszalin</text:p>
          </table:table-cell>
          <table:table-cell office:value-type="string" table:style-name="ce3">
            <text:p>Szczecin</text:p>
          </table:table-cell>
          <table:table-cell office:value-type="float" office:value="4432" table:style-name="ce1">
            <text:p>4432</text:p>
          </table:table-cell>
          <table:table-cell office:value-type="float" office:value="159" table:style-name="ce1">
            <text:p>159</text:p>
          </table:table-cell>
          <table:table-cell office:value-type="float" office:value="585" table:style-name="ce1">
            <text:p>585</text:p>
          </table:table-cell>
          <table:table-cell office:value-type="float" office:value="84" table:formula="of:=IF(AND([zad_5.$B207] = [.C206]; [zad_5.$A207] - [.A206] = 1);[.G206];[.G206] + 1)" table:style-name="ce1">
            <text:p>84</text:p>
          </table:table-cell>
          <table:table-cell office:value-type="date" office:date-value="2017-09-11T00:00:00" table:formula="of:= IF([zad_5.$G207] &lt; [.G208]; [zad_5.$A207]; IF([zad_5.$G207] &gt; [.G206]; [zad_5.$A207]; &quot; &quot;))" table:style-name="ce2">
            <text:p>11.09.2017</text:p>
          </table:table-cell>
          <table:table-cell table:number-columns-repeated="16376"/>
        </table:table-row>
        <table:table-row table:style-name="ro1">
          <table:table-cell office:value-type="date" office:date-value="2017-09-12T00:00:00" table:style-name="ce2">
            <text:p>12.09.2017</text:p>
          </table:table-cell>
          <table:table-cell office:value-type="string" table:style-name="ce3">
            <text:p>Olsztyn</text:p>
          </table:table-cell>
          <table:table-cell office:value-type="string" table:style-name="ce3">
            <text:p>Ciechanow</text:p>
          </table:table-cell>
          <table:table-cell office:value-type="float" office:value="2761" table:style-name="ce1">
            <text:p>2761</text:p>
          </table:table-cell>
          <table:table-cell office:value-type="float" office:value="129" table:style-name="ce1">
            <text:p>129</text:p>
          </table:table-cell>
          <table:table-cell office:value-type="float" office:value="288" table:style-name="ce1">
            <text:p>288</text:p>
          </table:table-cell>
          <table:table-cell office:value-type="float" office:value="85" table:formula="of:=IF(AND([zad_5.$B208] = [.C207]; [zad_5.$A208] - [.A207] = 1);[.G207];[.G207] + 1)" table:style-name="ce1">
            <text:p>85</text:p>
          </table:table-cell>
          <table:table-cell office:value-type="date" office:date-value="2017-09-12T00:00:00" table:formula="of:= IF([zad_5.$G208] &lt; [.G209]; [zad_5.$A208]; IF([zad_5.$G208] &gt; [.G207]; [zad_5.$A208]; &quot; &quot;))" table:style-name="ce2">
            <text:p>12.09.2017</text:p>
          </table:table-cell>
          <table:table-cell table:number-columns-repeated="16376"/>
        </table:table-row>
        <table:table-row table:style-name="ro1">
          <table:table-cell office:value-type="date" office:date-value="2017-09-13T00:00:00" table:style-name="ce2">
            <text:p>13.09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Torun</text:p>
          </table:table-cell>
          <table:table-cell office:value-type="float" office:value="2935" table:style-name="ce1">
            <text:p>2935</text:p>
          </table:table-cell>
          <table:table-cell office:value-type="float" office:value="162" table:style-name="ce1">
            <text:p>162</text:p>
          </table:table-cell>
          <table:table-cell office:value-type="float" office:value="572" table:style-name="ce1">
            <text:p>572</text:p>
          </table:table-cell>
          <table:table-cell office:value-type="float" office:value="85" table:formula="of:=IF(AND([zad_5.$B209] = [.C208]; [zad_5.$A209] - [.A208] = 1);[.G208];[.G208] + 1)" table:style-name="ce1">
            <text:p>85</text:p>
          </table:table-cell>
          <table:table-cell office:value-type="date" office:date-value="2017-09-13T00:00:00" table:formula="of:= IF([zad_5.$G209] &lt; [.G210]; [zad_5.$A209]; IF([zad_5.$G209] &gt; [.G208]; [zad_5.$A209]; &quot; &quot;))" table:style-name="ce2">
            <text:p>13.09.2017</text:p>
          </table:table-cell>
          <table:table-cell table:number-columns-repeated="16376"/>
        </table:table-row>
        <table:table-row table:style-name="ro1">
          <table:table-cell office:value-type="date" office:date-value="2017-09-14T00:00:00" table:style-name="ce2">
            <text:p>14.09.2017</text:p>
          </table:table-cell>
          <table:table-cell office:value-type="string" table:style-name="ce3">
            <text:p>Elblag</text:p>
          </table:table-cell>
          <table:table-cell office:value-type="string" table:style-name="ce3">
            <text:p>Bydgoszcz</text:p>
          </table:table-cell>
          <table:table-cell office:value-type="float" office:value="3565" table:style-name="ce1">
            <text:p>3565</text:p>
          </table:table-cell>
          <table:table-cell office:value-type="float" office:value="176" table:style-name="ce1">
            <text:p>176</text:p>
          </table:table-cell>
          <table:table-cell office:value-type="float" office:value="224" table:style-name="ce1">
            <text:p>224</text:p>
          </table:table-cell>
          <table:table-cell office:value-type="float" office:value="86" table:formula="of:=IF(AND([zad_5.$B210] = [.C209]; [zad_5.$A210] - [.A209] = 1);[.G209];[.G209] + 1)" table:style-name="ce1">
            <text:p>86</text:p>
          </table:table-cell>
          <table:table-cell office:value-type="date" office:date-value="2017-09-14T00:00:00" table:formula="of:= IF([zad_5.$G210] &lt; [.G211]; [zad_5.$A210]; IF([zad_5.$G210] &gt; [.G209]; [zad_5.$A210]; &quot; &quot;))" table:style-name="ce2">
            <text:p>14.09.2017</text:p>
          </table:table-cell>
          <table:table-cell table:number-columns-repeated="16376"/>
        </table:table-row>
        <table:table-row table:style-name="ro1">
          <table:table-cell office:value-type="date" office:date-value="2017-09-15T00:00:00" table:style-name="ce2">
            <text:p>15.09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Bielsko-Biala</text:p>
          </table:table-cell>
          <table:table-cell office:value-type="float" office:value="3096" table:style-name="ce1">
            <text:p>3096</text:p>
          </table:table-cell>
          <table:table-cell office:value-type="float" office:value="353" table:style-name="ce1">
            <text:p>353</text:p>
          </table:table-cell>
          <table:table-cell office:value-type="float" office:value="993" table:style-name="ce1">
            <text:p>993</text:p>
          </table:table-cell>
          <table:table-cell office:value-type="float" office:value="87" table:formula="of:=IF(AND([zad_5.$B211] = [.C210]; [zad_5.$A211] - [.A210] = 1);[.G210];[.G210] + 1)" table:style-name="ce1">
            <text:p>87</text:p>
          </table:table-cell>
          <table:table-cell office:value-type="date" office:date-value="2017-09-15T00:00:00" table:formula="of:= IF([zad_5.$G211] &lt; [.G212]; [zad_5.$A211]; IF([zad_5.$G211] &gt; [.G210]; [zad_5.$A211]; &quot; &quot;))" table:style-name="ce2">
            <text:p>15.09.2017</text:p>
          </table:table-cell>
          <table:table-cell table:number-columns-repeated="16376"/>
        </table:table-row>
        <table:table-row table:style-name="ro1">
          <table:table-cell office:value-type="date" office:date-value="2017-09-17T00:00:00" table:style-name="ce2">
            <text:p>17.09.2017</text:p>
          </table:table-cell>
          <table:table-cell office:value-type="string" table:style-name="ce3">
            <text:p>Barwinek</text:p>
          </table:table-cell>
          <table:table-cell office:value-type="string" table:style-name="ce3">
            <text:p>Lomza</text:p>
          </table:table-cell>
          <table:table-cell office:value-type="float" office:value="3325" table:style-name="ce1">
            <text:p>3325</text:p>
          </table:table-cell>
          <table:table-cell office:value-type="float" office:value="517" table:style-name="ce1">
            <text:p>517</text:p>
          </table:table-cell>
          <table:table-cell office:value-type="float" office:value="1107" table:style-name="ce1">
            <text:p>1107</text:p>
          </table:table-cell>
          <table:table-cell office:value-type="float" office:value="88" table:formula="of:=IF(AND([zad_5.$B212] = [.C211]; [zad_5.$A212] - [.A211] = 1);[.G211];[.G211] + 1)" table:style-name="ce1">
            <text:p>88</text:p>
          </table:table-cell>
          <table:table-cell office:value-type="date" office:date-value="2017-09-17T00:00:00" table:formula="of:= IF([zad_5.$G212] &lt; [.G213]; [zad_5.$A212]; IF([zad_5.$G212] &gt; [.G211]; [zad_5.$A212]; &quot; &quot;))" table:style-name="ce2">
            <text:p>17.09.2017</text:p>
          </table:table-cell>
          <table:table-cell table:number-columns-repeated="16376"/>
        </table:table-row>
        <table:table-row table:style-name="ro1">
          <table:table-cell office:value-type="date" office:date-value="2017-09-19T00:00:00" table:style-name="ce2">
            <text:p>19.09.2017</text:p>
          </table:table-cell>
          <table:table-cell office:value-type="string" table:style-name="ce3">
            <text:p>Gubin</text:p>
          </table:table-cell>
          <table:table-cell office:value-type="string" table:style-name="ce3">
            <text:p>Warszawa</text:p>
          </table:table-cell>
          <table:table-cell office:value-type="float" office:value="2563" table:style-name="ce1">
            <text:p>2563</text:p>
          </table:table-cell>
          <table:table-cell office:value-type="float" office:value="480" table:style-name="ce1">
            <text:p>480</text:p>
          </table:table-cell>
          <table:table-cell office:value-type="float" office:value="1849" table:style-name="ce1">
            <text:p>1849</text:p>
          </table:table-cell>
          <table:table-cell office:value-type="float" office:value="89" table:formula="of:=IF(AND([zad_5.$B213] = [.C212]; [zad_5.$A213] - [.A212] = 1);[.G212];[.G212] + 1)" table:style-name="ce1">
            <text:p>89</text:p>
          </table:table-cell>
          <table:table-cell office:value-type="date" office:date-value="2017-09-19T00:00:00" table:formula="of:= IF([zad_5.$G213] &lt; [.G214]; [zad_5.$A213]; IF([zad_5.$G213] &gt; [.G212]; [zad_5.$A213]; &quot; &quot;))" table:style-name="ce2">
            <text:p>19.09.2017</text:p>
          </table:table-cell>
          <table:table-cell table:number-columns-repeated="16376"/>
        </table:table-row>
        <table:table-row table:style-name="ro1">
          <table:table-cell office:value-type="date" office:date-value="2017-09-20T00:00:00" table:style-name="ce2">
            <text:p>20.09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Radom</text:p>
          </table:table-cell>
          <table:table-cell office:value-type="float" office:value="2914" table:style-name="ce1">
            <text:p>2914</text:p>
          </table:table-cell>
          <table:table-cell office:value-type="float" office:value="104" table:style-name="ce1">
            <text:p>104</text:p>
          </table:table-cell>
          <table:table-cell office:value-type="float" office:value="275" table:style-name="ce1">
            <text:p>275</text:p>
          </table:table-cell>
          <table:table-cell office:value-type="float" office:value="89" table:formula="of:=IF(AND([zad_5.$B214] = [.C213]; [zad_5.$A214] - [.A213] = 1);[.G213];[.G213] + 1)" table:style-name="ce1">
            <text:p>89</text:p>
          </table:table-cell>
          <table:table-cell office:value-type="string" office:string-value=" " table:formula="of:= IF([zad_5.$G214] &lt; [.G215]; [zad_5.$A214]; IF([zad_5.$G214] &gt; [.G213]; [zad_5.$A214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9-21T00:00:00" table:style-name="ce2">
            <text:p>21.09.2017</text:p>
          </table:table-cell>
          <table:table-cell office:value-type="string" table:style-name="ce3">
            <text:p>Radom</text:p>
          </table:table-cell>
          <table:table-cell office:value-type="string" table:style-name="ce3">
            <text:p>Piotrkow Trybunalski</text:p>
          </table:table-cell>
          <table:table-cell office:value-type="float" office:value="2832" table:style-name="ce1">
            <text:p>2832</text:p>
          </table:table-cell>
          <table:table-cell office:value-type="float" office:value="106" table:style-name="ce1">
            <text:p>106</text:p>
          </table:table-cell>
          <table:table-cell office:value-type="float" office:value="396" table:style-name="ce1">
            <text:p>396</text:p>
          </table:table-cell>
          <table:table-cell office:value-type="float" office:value="89" table:formula="of:=IF(AND([zad_5.$B215] = [.C214]; [zad_5.$A215] - [.A214] = 1);[.G214];[.G214] + 1)" table:style-name="ce1">
            <text:p>89</text:p>
          </table:table-cell>
          <table:table-cell office:value-type="date" office:date-value="2017-09-21T00:00:00" table:formula="of:= IF([zad_5.$G215] &lt; [.G216]; [zad_5.$A215]; IF([zad_5.$G215] &gt; [.G214]; [zad_5.$A215]; &quot; &quot;))" table:style-name="ce2">
            <text:p>21.09.2017</text:p>
          </table:table-cell>
          <table:table-cell table:number-columns-repeated="16376"/>
        </table:table-row>
        <table:table-row table:style-name="ro1">
          <table:table-cell office:value-type="date" office:date-value="2017-09-22T00:00:00" table:style-name="ce2">
            <text:p>22.09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Walbrzych</text:p>
          </table:table-cell>
          <table:table-cell office:value-type="float" office:value="5257" table:style-name="ce1">
            <text:p>5257</text:p>
          </table:table-cell>
          <table:table-cell office:value-type="float" office:value="407" table:style-name="ce1">
            <text:p>407</text:p>
          </table:table-cell>
          <table:table-cell office:value-type="float" office:value="551" table:style-name="ce1">
            <text:p>551</text:p>
          </table:table-cell>
          <table:table-cell office:value-type="float" office:value="90" table:formula="of:=IF(AND([zad_5.$B216] = [.C215]; [zad_5.$A216] - [.A215] = 1);[.G215];[.G215] + 1)" table:style-name="ce1">
            <text:p>90</text:p>
          </table:table-cell>
          <table:table-cell office:value-type="date" office:date-value="2017-09-22T00:00:00" table:formula="of:= IF([zad_5.$G216] &lt; [.G217]; [zad_5.$A216]; IF([zad_5.$G216] &gt; [.G215]; [zad_5.$A216]; &quot; &quot;))" table:style-name="ce2">
            <text:p>22.09.2017</text:p>
          </table:table-cell>
          <table:table-cell table:number-columns-repeated="16376"/>
        </table:table-row>
        <table:table-row table:style-name="ro1">
          <table:table-cell office:value-type="date" office:date-value="2017-09-23T00:00:00" table:style-name="ce2">
            <text:p>23.09.2017</text:p>
          </table:table-cell>
          <table:table-cell office:value-type="string" table:style-name="ce3">
            <text:p>Chalupki</text:p>
          </table:table-cell>
          <table:table-cell office:value-type="string" table:style-name="ce3">
            <text:p>Walbrzych</text:p>
          </table:table-cell>
          <table:table-cell office:value-type="float" office:value="5983" table:style-name="ce1">
            <text:p>5983</text:p>
          </table:table-cell>
          <table:table-cell office:value-type="float" office:value="227" table:style-name="ce1">
            <text:p>227</text:p>
          </table:table-cell>
          <table:table-cell office:value-type="float" office:value="832" table:style-name="ce1">
            <text:p>832</text:p>
          </table:table-cell>
          <table:table-cell office:value-type="float" office:value="91" table:formula="of:=IF(AND([zad_5.$B217] = [.C216]; [zad_5.$A217] - [.A216] = 1);[.G216];[.G216] + 1)" table:style-name="ce1">
            <text:p>91</text:p>
          </table:table-cell>
          <table:table-cell office:value-type="date" office:date-value="2017-09-23T00:00:00" table:formula="of:= IF([zad_5.$G217] &lt; [.G218]; [zad_5.$A217]; IF([zad_5.$G217] &gt; [.G216]; [zad_5.$A217]; &quot; &quot;))" table:style-name="ce2">
            <text:p>23.09.2017</text:p>
          </table:table-cell>
          <table:table-cell table:number-columns-repeated="16376"/>
        </table:table-row>
        <table:table-row table:style-name="ro1">
          <table:table-cell office:value-type="date" office:date-value="2017-09-24T00:00:00" table:style-name="ce2">
            <text:p>24.09.2017</text:p>
          </table:table-cell>
          <table:table-cell office:value-type="string" table:style-name="ce3">
            <text:p>Walbrzych</text:p>
          </table:table-cell>
          <table:table-cell office:value-type="string" table:style-name="ce3">
            <text:p>Olszyna</text:p>
          </table:table-cell>
          <table:table-cell office:value-type="float" office:value="4378" table:style-name="ce1">
            <text:p>4378</text:p>
          </table:table-cell>
          <table:table-cell office:value-type="float" office:value="187" table:style-name="ce1">
            <text:p>187</text:p>
          </table:table-cell>
          <table:table-cell office:value-type="float" office:value="653" table:style-name="ce1">
            <text:p>653</text:p>
          </table:table-cell>
          <table:table-cell office:value-type="float" office:value="91" table:formula="of:=IF(AND([zad_5.$B218] = [.C217]; [zad_5.$A218] - [.A217] = 1);[.G217];[.G217] + 1)" table:style-name="ce1">
            <text:p>91</text:p>
          </table:table-cell>
          <table:table-cell office:value-type="string" office:string-value=" " table:formula="of:= IF([zad_5.$G218] &lt; [.G219]; [zad_5.$A218]; IF([zad_5.$G218] &gt; [.G217]; [zad_5.$A218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9-25T00:00:00" table:style-name="ce2">
            <text:p>25.09.2017</text:p>
          </table:table-cell>
          <table:table-cell office:value-type="string" table:style-name="ce3">
            <text:p>Olszyna</text:p>
          </table:table-cell>
          <table:table-cell office:value-type="string" table:style-name="ce3">
            <text:p>Kostrzyn</text:p>
          </table:table-cell>
          <table:table-cell office:value-type="float" office:value="3108" table:style-name="ce1">
            <text:p>3108</text:p>
          </table:table-cell>
          <table:table-cell office:value-type="float" office:value="114" table:style-name="ce1">
            <text:p>114</text:p>
          </table:table-cell>
          <table:table-cell office:value-type="float" office:value="174" table:style-name="ce1">
            <text:p>174</text:p>
          </table:table-cell>
          <table:table-cell office:value-type="float" office:value="91" table:formula="of:=IF(AND([zad_5.$B219] = [.C218]; [zad_5.$A219] - [.A218] = 1);[.G218];[.G218] + 1)" table:style-name="ce1">
            <text:p>91</text:p>
          </table:table-cell>
          <table:table-cell office:value-type="string" office:string-value=" " table:formula="of:= IF([zad_5.$G219] &lt; [.G220]; [zad_5.$A219]; IF([zad_5.$G219] &gt; [.G218]; [zad_5.$A219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9-26T00:00:00" table:style-name="ce2">
            <text:p>26.09.2017</text:p>
          </table:table-cell>
          <table:table-cell office:value-type="string" table:style-name="ce3">
            <text:p>Kostrzyn</text:p>
          </table:table-cell>
          <table:table-cell office:value-type="string" table:style-name="ce3">
            <text:p>Zgorzelec</text:p>
          </table:table-cell>
          <table:table-cell office:value-type="float" office:value="2133" table:style-name="ce1">
            <text:p>2133</text:p>
          </table:table-cell>
          <table:table-cell office:value-type="float" office:value="166" table:style-name="ce1">
            <text:p>166</text:p>
          </table:table-cell>
          <table:table-cell office:value-type="float" office:value="513" table:style-name="ce1">
            <text:p>513</text:p>
          </table:table-cell>
          <table:table-cell office:value-type="float" office:value="91" table:formula="of:=IF(AND([zad_5.$B220] = [.C219]; [zad_5.$A220] - [.A219] = 1);[.G219];[.G219] + 1)" table:style-name="ce1">
            <text:p>91</text:p>
          </table:table-cell>
          <table:table-cell office:value-type="string" office:string-value=" " table:formula="of:= IF([zad_5.$G220] &lt; [.G221]; [zad_5.$A220]; IF([zad_5.$G220] &gt; [.G219]; [zad_5.$A220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9-27T00:00:00" table:style-name="ce2">
            <text:p>27.09.2017</text:p>
          </table:table-cell>
          <table:table-cell office:value-type="string" table:style-name="ce3">
            <text:p>Zgorzelec</text:p>
          </table:table-cell>
          <table:table-cell office:value-type="string" table:style-name="ce3">
            <text:p>Zielona Gora</text:p>
          </table:table-cell>
          <table:table-cell office:value-type="float" office:value="1125" table:style-name="ce1">
            <text:p>1125</text:p>
          </table:table-cell>
          <table:table-cell office:value-type="float" office:value="98" table:style-name="ce1">
            <text:p>98</text:p>
          </table:table-cell>
          <table:table-cell office:value-type="float" office:value="194" table:style-name="ce1">
            <text:p>194</text:p>
          </table:table-cell>
          <table:table-cell office:value-type="float" office:value="91" table:formula="of:=IF(AND([zad_5.$B221] = [.C220]; [zad_5.$A221] - [.A220] = 1);[.G220];[.G220] + 1)" table:style-name="ce1">
            <text:p>91</text:p>
          </table:table-cell>
          <table:table-cell office:value-type="string" office:string-value=" " table:formula="of:= IF([zad_5.$G221] &lt; [.G222]; [zad_5.$A221]; IF([zad_5.$G221] &gt; [.G220]; [zad_5.$A221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09-28T00:00:00" table:style-name="ce2">
            <text:p>28.09.2017</text:p>
          </table:table-cell>
          <table:table-cell office:value-type="string" table:style-name="ce3">
            <text:p>Zielona Gora</text:p>
          </table:table-cell>
          <table:table-cell office:value-type="string" table:style-name="ce3">
            <text:p>Kostrzyn</text:p>
          </table:table-cell>
          <table:table-cell office:value-type="float" office:value="4375" table:style-name="ce1">
            <text:p>4375</text:p>
          </table:table-cell>
          <table:table-cell office:value-type="float" office:value="140" table:style-name="ce1">
            <text:p>140</text:p>
          </table:table-cell>
          <table:table-cell office:value-type="float" office:value="134" table:style-name="ce1">
            <text:p>134</text:p>
          </table:table-cell>
          <table:table-cell office:value-type="float" office:value="91" table:formula="of:=IF(AND([zad_5.$B222] = [.C221]; [zad_5.$A222] - [.A221] = 1);[.G221];[.G221] + 1)" table:style-name="ce1">
            <text:p>91</text:p>
          </table:table-cell>
          <table:table-cell office:value-type="date" office:date-value="2017-09-28T00:00:00" table:formula="of:= IF([zad_5.$G222] &lt; [.G223]; [zad_5.$A222]; IF([zad_5.$G222] &gt; [.G221]; [zad_5.$A222]; &quot; &quot;))" table:style-name="ce2">
            <text:p>28.09.2017</text:p>
          </table:table-cell>
          <table:table-cell table:number-columns-repeated="16376"/>
        </table:table-row>
        <table:table-row table:style-name="ro1">
          <table:table-cell office:value-type="date" office:date-value="2017-09-30T00:00:00" table:style-name="ce2">
            <text:p>30.09.2017</text:p>
          </table:table-cell>
          <table:table-cell office:value-type="string" table:style-name="ce3">
            <text:p>Wloclawek</text:p>
          </table:table-cell>
          <table:table-cell office:value-type="string" table:style-name="ce3">
            <text:p>Ciechanow</text:p>
          </table:table-cell>
          <table:table-cell office:value-type="float" office:value="5455" table:style-name="ce1">
            <text:p>5455</text:p>
          </table:table-cell>
          <table:table-cell office:value-type="float" office:value="124" table:style-name="ce1">
            <text:p>124</text:p>
          </table:table-cell>
          <table:table-cell office:value-type="float" office:value="231" table:style-name="ce1">
            <text:p>231</text:p>
          </table:table-cell>
          <table:table-cell office:value-type="float" office:value="92" table:formula="of:=IF(AND([zad_5.$B223] = [.C222]; [zad_5.$A223] - [.A222] = 1);[.G222];[.G222] + 1)" table:style-name="ce1">
            <text:p>92</text:p>
          </table:table-cell>
          <table:table-cell office:value-type="date" office:date-value="2017-09-30T00:00:00" table:formula="of:= IF([zad_5.$G223] &lt; [.G224]; [zad_5.$A223]; IF([zad_5.$G223] &gt; [.G222]; [zad_5.$A223]; &quot; &quot;))" table:style-name="ce2">
            <text:p>30.09.2017</text:p>
          </table:table-cell>
          <table:table-cell table:number-columns-repeated="16376"/>
        </table:table-row>
        <table:table-row table:style-name="ro1">
          <table:table-cell office:value-type="date" office:date-value="2017-10-01T00:00:00" table:style-name="ce2">
            <text:p>01.10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Kalisz</text:p>
          </table:table-cell>
          <table:table-cell office:value-type="float" office:value="4649" table:style-name="ce1">
            <text:p>4649</text:p>
          </table:table-cell>
          <table:table-cell office:value-type="float" office:value="125" table:style-name="ce1">
            <text:p>125</text:p>
          </table:table-cell>
          <table:table-cell office:value-type="float" office:value="356" table:style-name="ce1">
            <text:p>356</text:p>
          </table:table-cell>
          <table:table-cell office:value-type="float" office:value="93" table:formula="of:=IF(AND([zad_5.$B224] = [.C223]; [zad_5.$A224] - [.A223] = 1);[.G223];[.G223] + 1)" table:style-name="ce1">
            <text:p>93</text:p>
          </table:table-cell>
          <table:table-cell office:value-type="date" office:date-value="2017-10-01T00:00:00" table:formula="of:= IF([zad_5.$G224] &lt; [.G225]; [zad_5.$A224]; IF([zad_5.$G224] &gt; [.G223]; [zad_5.$A224]; &quot; &quot;))" table:style-name="ce2">
            <text:p>01.10.2017</text:p>
          </table:table-cell>
          <table:table-cell table:number-columns-repeated="16376"/>
        </table:table-row>
        <table:table-row table:style-name="ro1">
          <table:table-cell office:value-type="date" office:date-value="2017-10-02T00:00:00" table:style-name="ce2">
            <text:p>02.10.2017</text:p>
          </table:table-cell>
          <table:table-cell office:value-type="string" table:style-name="ce3">
            <text:p>Kalisz</text:p>
          </table:table-cell>
          <table:table-cell office:value-type="string" table:style-name="ce3">
            <text:p>Lodz</text:p>
          </table:table-cell>
          <table:table-cell office:value-type="float" office:value="4016" table:style-name="ce1">
            <text:p>4016</text:p>
          </table:table-cell>
          <table:table-cell office:value-type="float" office:value="115" table:style-name="ce1">
            <text:p>115</text:p>
          </table:table-cell>
          <table:table-cell office:value-type="float" office:value="145" table:style-name="ce1">
            <text:p>145</text:p>
          </table:table-cell>
          <table:table-cell office:value-type="float" office:value="93" table:formula="of:=IF(AND([zad_5.$B225] = [.C224]; [zad_5.$A225] - [.A224] = 1);[.G224];[.G224] + 1)" table:style-name="ce1">
            <text:p>93</text:p>
          </table:table-cell>
          <table:table-cell office:value-type="string" office:string-value=" " table:formula="of:= IF([zad_5.$G225] &lt; [.G226]; [zad_5.$A225]; IF([zad_5.$G225] &gt; [.G224]; [zad_5.$A225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0-03T00:00:00" table:style-name="ce2">
            <text:p>03.10.2017</text:p>
          </table:table-cell>
          <table:table-cell office:value-type="string" table:style-name="ce3">
            <text:p>Lodz</text:p>
          </table:table-cell>
          <table:table-cell office:value-type="string" table:style-name="ce3">
            <text:p>Czestochowa</text:p>
          </table:table-cell>
          <table:table-cell office:value-type="float" office:value="1211" table:style-name="ce1">
            <text:p>1211</text:p>
          </table:table-cell>
          <table:table-cell office:value-type="float" office:value="139" table:style-name="ce1">
            <text:p>139</text:p>
          </table:table-cell>
          <table:table-cell office:value-type="float" office:value="218" table:style-name="ce1">
            <text:p>218</text:p>
          </table:table-cell>
          <table:table-cell office:value-type="float" office:value="93" table:formula="of:=IF(AND([zad_5.$B226] = [.C225]; [zad_5.$A226] - [.A225] = 1);[.G225];[.G225] + 1)" table:style-name="ce1">
            <text:p>93</text:p>
          </table:table-cell>
          <table:table-cell office:value-type="string" office:string-value=" " table:formula="of:= IF([zad_5.$G226] &lt; [.G227]; [zad_5.$A226]; IF([zad_5.$G226] &gt; [.G225]; [zad_5.$A226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0-04T00:00:00" table:style-name="ce2">
            <text:p>04.10.2017</text:p>
          </table:table-cell>
          <table:table-cell office:value-type="string" table:style-name="ce3">
            <text:p>Czestochowa</text:p>
          </table:table-cell>
          <table:table-cell office:value-type="string" table:style-name="ce3">
            <text:p>Sieradz</text:p>
          </table:table-cell>
          <table:table-cell office:value-type="float" office:value="4633" table:style-name="ce1">
            <text:p>4633</text:p>
          </table:table-cell>
          <table:table-cell office:value-type="float" office:value="120" table:style-name="ce1">
            <text:p>120</text:p>
          </table:table-cell>
          <table:table-cell office:value-type="float" office:value="280" table:style-name="ce1">
            <text:p>280</text:p>
          </table:table-cell>
          <table:table-cell office:value-type="float" office:value="93" table:formula="of:=IF(AND([zad_5.$B227] = [.C226]; [zad_5.$A227] - [.A226] = 1);[.G226];[.G226] + 1)" table:style-name="ce1">
            <text:p>93</text:p>
          </table:table-cell>
          <table:table-cell office:value-type="string" office:string-value=" " table:formula="of:= IF([zad_5.$G227] &lt; [.G228]; [zad_5.$A227]; IF([zad_5.$G227] &gt; [.G226]; [zad_5.$A227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0-05T00:00:00" table:style-name="ce2">
            <text:p>05.10.2017</text:p>
          </table:table-cell>
          <table:table-cell office:value-type="string" table:style-name="ce3">
            <text:p>Sieradz</text:p>
          </table:table-cell>
          <table:table-cell office:value-type="string" table:style-name="ce3">
            <text:p>Opole</text:p>
          </table:table-cell>
          <table:table-cell office:value-type="float" office:value="2488" table:style-name="ce1">
            <text:p>2488</text:p>
          </table:table-cell>
          <table:table-cell office:value-type="float" office:value="144" table:style-name="ce1">
            <text:p>144</text:p>
          </table:table-cell>
          <table:table-cell office:value-type="float" office:value="252" table:style-name="ce1">
            <text:p>252</text:p>
          </table:table-cell>
          <table:table-cell office:value-type="float" office:value="93" table:formula="of:=IF(AND([zad_5.$B228] = [.C227]; [zad_5.$A228] - [.A227] = 1);[.G227];[.G227] + 1)" table:style-name="ce1">
            <text:p>93</text:p>
          </table:table-cell>
          <table:table-cell office:value-type="string" office:string-value=" " table:formula="of:= IF([zad_5.$G228] &lt; [.G229]; [zad_5.$A228]; IF([zad_5.$G228] &gt; [.G227]; [zad_5.$A228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0-06T00:00:00" table:style-name="ce2">
            <text:p>06.10.2017</text:p>
          </table:table-cell>
          <table:table-cell office:value-type="string" table:style-name="ce3">
            <text:p>Opole</text:p>
          </table:table-cell>
          <table:table-cell office:value-type="string" table:style-name="ce3">
            <text:p>Kudowa-Slone</text:p>
          </table:table-cell>
          <table:table-cell office:value-type="float" office:value="5798" table:style-name="ce1">
            <text:p>5798</text:p>
          </table:table-cell>
          <table:table-cell office:value-type="float" office:value="142" table:style-name="ce1">
            <text:p>142</text:p>
          </table:table-cell>
          <table:table-cell office:value-type="float" office:value="501" table:style-name="ce1">
            <text:p>501</text:p>
          </table:table-cell>
          <table:table-cell office:value-type="float" office:value="93" table:formula="of:=IF(AND([zad_5.$B229] = [.C228]; [zad_5.$A229] - [.A228] = 1);[.G228];[.G228] + 1)" table:style-name="ce1">
            <text:p>93</text:p>
          </table:table-cell>
          <table:table-cell office:value-type="date" office:date-value="2017-10-06T00:00:00" table:formula="of:= IF([zad_5.$G229] &lt; [.G230]; [zad_5.$A229]; IF([zad_5.$G229] &gt; [.G228]; [zad_5.$A229]; &quot; &quot;))" table:style-name="ce2">
            <text:p>06.10.2017</text:p>
          </table:table-cell>
          <table:table-cell table:number-columns-repeated="16376"/>
        </table:table-row>
        <table:table-row table:style-name="ro1">
          <table:table-cell office:value-type="date" office:date-value="2017-10-07T00:00:00" table:style-name="ce2">
            <text:p>07.10.2017</text:p>
          </table:table-cell>
          <table:table-cell office:value-type="string" table:style-name="ce3">
            <text:p>Sieradz</text:p>
          </table:table-cell>
          <table:table-cell office:value-type="string" table:style-name="ce3">
            <text:p>Leszno</text:p>
          </table:table-cell>
          <table:table-cell office:value-type="float" office:value="2918" table:style-name="ce1">
            <text:p>2918</text:p>
          </table:table-cell>
          <table:table-cell office:value-type="float" office:value="181" table:style-name="ce1">
            <text:p>181</text:p>
          </table:table-cell>
          <table:table-cell office:value-type="float" office:value="289" table:style-name="ce1">
            <text:p>289</text:p>
          </table:table-cell>
          <table:table-cell office:value-type="float" office:value="94" table:formula="of:=IF(AND([zad_5.$B230] = [.C229]; [zad_5.$A230] - [.A229] = 1);[.G229];[.G229] + 1)" table:style-name="ce1">
            <text:p>94</text:p>
          </table:table-cell>
          <table:table-cell office:value-type="date" office:date-value="2017-10-07T00:00:00" table:formula="of:= IF([zad_5.$G230] &lt; [.G231]; [zad_5.$A230]; IF([zad_5.$G230] &gt; [.G229]; [zad_5.$A230]; &quot; &quot;))" table:style-name="ce2">
            <text:p>07.10.2017</text:p>
          </table:table-cell>
          <table:table-cell table:number-columns-repeated="16376"/>
        </table:table-row>
        <table:table-row table:style-name="ro1">
          <table:table-cell office:value-type="date" office:date-value="2017-10-08T00:00:00" table:style-name="ce2">
            <text:p>08.10.2017</text:p>
          </table:table-cell>
          <table:table-cell office:value-type="string" table:style-name="ce3">
            <text:p>Leszno</text:p>
          </table:table-cell>
          <table:table-cell office:value-type="string" table:style-name="ce3">
            <text:p>Legnica</text:p>
          </table:table-cell>
          <table:table-cell office:value-type="float" office:value="1886" table:style-name="ce1">
            <text:p>1886</text:p>
          </table:table-cell>
          <table:table-cell office:value-type="float" office:value="110" table:style-name="ce1">
            <text:p>110</text:p>
          </table:table-cell>
          <table:table-cell office:value-type="float" office:value="254" table:style-name="ce1">
            <text:p>254</text:p>
          </table:table-cell>
          <table:table-cell office:value-type="float" office:value="94" table:formula="of:=IF(AND([zad_5.$B231] = [.C230]; [zad_5.$A231] - [.A230] = 1);[.G230];[.G230] + 1)" table:style-name="ce1">
            <text:p>94</text:p>
          </table:table-cell>
          <table:table-cell office:value-type="date" office:date-value="2017-10-08T00:00:00" table:formula="of:= IF([zad_5.$G231] &lt; [.G232]; [zad_5.$A231]; IF([zad_5.$G231] &gt; [.G230]; [zad_5.$A231]; &quot; &quot;))" table:style-name="ce2">
            <text:p>08.10.2017</text:p>
          </table:table-cell>
          <table:table-cell table:number-columns-repeated="16376"/>
        </table:table-row>
        <table:table-row table:style-name="ro1">
          <table:table-cell office:value-type="date" office:date-value="2017-10-09T00:00:00" table:style-name="ce2">
            <text:p>09.10.2017</text:p>
          </table:table-cell>
          <table:table-cell office:value-type="string" table:style-name="ce3">
            <text:p>Slupsk</text:p>
          </table:table-cell>
          <table:table-cell office:value-type="string" table:style-name="ce3">
            <text:p>Gdansk</text:p>
          </table:table-cell>
          <table:table-cell office:value-type="float" office:value="4431" table:style-name="ce1">
            <text:p>4431</text:p>
          </table:table-cell>
          <table:table-cell office:value-type="float" office:value="128" table:style-name="ce1">
            <text:p>128</text:p>
          </table:table-cell>
          <table:table-cell office:value-type="float" office:value="213" table:style-name="ce1">
            <text:p>213</text:p>
          </table:table-cell>
          <table:table-cell office:value-type="float" office:value="95" table:formula="of:=IF(AND([zad_5.$B232] = [.C231]; [zad_5.$A232] - [.A231] = 1);[.G231];[.G231] + 1)" table:style-name="ce1">
            <text:p>95</text:p>
          </table:table-cell>
          <table:table-cell office:value-type="date" office:date-value="2017-10-09T00:00:00" table:formula="of:= IF([zad_5.$G232] &lt; [.G233]; [zad_5.$A232]; IF([zad_5.$G232] &gt; [.G231]; [zad_5.$A232]; &quot; &quot;))" table:style-name="ce2">
            <text:p>09.10.2017</text:p>
          </table:table-cell>
          <table:table-cell table:number-columns-repeated="16376"/>
        </table:table-row>
        <table:table-row table:style-name="ro1">
          <table:table-cell office:value-type="date" office:date-value="2017-10-10T00:00:00" table:style-name="ce2">
            <text:p>10.10.2017</text:p>
          </table:table-cell>
          <table:table-cell office:value-type="string" table:style-name="ce3">
            <text:p>Gdansk</text:p>
          </table:table-cell>
          <table:table-cell office:value-type="string" table:style-name="ce3">
            <text:p>Bydgoszcz</text:p>
          </table:table-cell>
          <table:table-cell office:value-type="float" office:value="1956" table:style-name="ce1">
            <text:p>1956</text:p>
          </table:table-cell>
          <table:table-cell office:value-type="float" office:value="176" table:style-name="ce1">
            <text:p>176</text:p>
          </table:table-cell>
          <table:table-cell office:value-type="float" office:value="248" table:style-name="ce1">
            <text:p>248</text:p>
          </table:table-cell>
          <table:table-cell office:value-type="float" office:value="95" table:formula="of:=IF(AND([zad_5.$B233] = [.C232]; [zad_5.$A233] - [.A232] = 1);[.G232];[.G232] + 1)" table:style-name="ce1">
            <text:p>95</text:p>
          </table:table-cell>
          <table:table-cell office:value-type="date" office:date-value="2017-10-10T00:00:00" table:formula="of:= IF([zad_5.$G233] &lt; [.G234]; [zad_5.$A233]; IF([zad_5.$G233] &gt; [.G232]; [zad_5.$A233]; &quot; &quot;))" table:style-name="ce2">
            <text:p>10.10.2017</text:p>
          </table:table-cell>
          <table:table-cell table:number-columns-repeated="16376"/>
        </table:table-row>
        <table:table-row table:style-name="ro1">
          <table:table-cell office:value-type="date" office:date-value="2017-10-11T00:00:00" table:style-name="ce2">
            <text:p>11.10.2017</text:p>
          </table:table-cell>
          <table:table-cell office:value-type="string" table:style-name="ce3">
            <text:p>Gubin</text:p>
          </table:table-cell>
          <table:table-cell office:value-type="string" table:style-name="ce3">
            <text:p>Gorzow Wielkopolski</text:p>
          </table:table-cell>
          <table:table-cell office:value-type="float" office:value="4059" table:style-name="ce1">
            <text:p>4059</text:p>
          </table:table-cell>
          <table:table-cell office:value-type="float" office:value="162" table:style-name="ce1">
            <text:p>162</text:p>
          </table:table-cell>
          <table:table-cell office:value-type="float" office:value="550" table:style-name="ce1">
            <text:p>550</text:p>
          </table:table-cell>
          <table:table-cell office:value-type="float" office:value="96" table:formula="of:=IF(AND([zad_5.$B234] = [.C233]; [zad_5.$A234] - [.A233] = 1);[.G233];[.G233] + 1)" table:style-name="ce1">
            <text:p>96</text:p>
          </table:table-cell>
          <table:table-cell office:value-type="date" office:date-value="2017-10-11T00:00:00" table:formula="of:= IF([zad_5.$G234] &lt; [.G235]; [zad_5.$A234]; IF([zad_5.$G234] &gt; [.G233]; [zad_5.$A234]; &quot; &quot;))" table:style-name="ce2">
            <text:p>11.10.2017</text:p>
          </table:table-cell>
          <table:table-cell table:number-columns-repeated="16376"/>
        </table:table-row>
        <table:table-row table:style-name="ro1">
          <table:table-cell office:value-type="date" office:date-value="2017-10-12T00:00:00" table:style-name="ce2">
            <text:p>12.10.2017</text:p>
          </table:table-cell>
          <table:table-cell office:value-type="string" table:style-name="ce3">
            <text:p>Gorzow Wielkopolski</text:p>
          </table:table-cell>
          <table:table-cell office:value-type="string" table:style-name="ce3">
            <text:p>Szczecin</text:p>
          </table:table-cell>
          <table:table-cell office:value-type="float" office:value="2157" table:style-name="ce1">
            <text:p>2157</text:p>
          </table:table-cell>
          <table:table-cell office:value-type="float" office:value="115" table:style-name="ce1">
            <text:p>115</text:p>
          </table:table-cell>
          <table:table-cell office:value-type="float" office:value="182" table:style-name="ce1">
            <text:p>182</text:p>
          </table:table-cell>
          <table:table-cell office:value-type="float" office:value="96" table:formula="of:=IF(AND([zad_5.$B235] = [.C234]; [zad_5.$A235] - [.A234] = 1);[.G234];[.G234] + 1)" table:style-name="ce1">
            <text:p>96</text:p>
          </table:table-cell>
          <table:table-cell office:value-type="string" office:string-value=" " table:formula="of:= IF([zad_5.$G235] &lt; [.G236]; [zad_5.$A235]; IF([zad_5.$G235] &gt; [.G234]; [zad_5.$A235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0-13T00:00:00" table:style-name="ce2">
            <text:p>13.10.2017</text:p>
          </table:table-cell>
          <table:table-cell office:value-type="string" table:style-name="ce3">
            <text:p>Szczecin</text:p>
          </table:table-cell>
          <table:table-cell office:value-type="string" table:style-name="ce3">
            <text:p>Swinoujscie</text:p>
          </table:table-cell>
          <table:table-cell office:value-type="float" office:value="3353" table:style-name="ce1">
            <text:p>3353</text:p>
          </table:table-cell>
          <table:table-cell office:value-type="float" office:value="117" table:style-name="ce1">
            <text:p>117</text:p>
          </table:table-cell>
          <table:table-cell office:value-type="float" office:value="312" table:style-name="ce1">
            <text:p>312</text:p>
          </table:table-cell>
          <table:table-cell office:value-type="float" office:value="96" table:formula="of:=IF(AND([zad_5.$B236] = [.C235]; [zad_5.$A236] - [.A235] = 1);[.G235];[.G235] + 1)" table:style-name="ce1">
            <text:p>96</text:p>
          </table:table-cell>
          <table:table-cell office:value-type="string" office:string-value=" " table:formula="of:= IF([zad_5.$G236] &lt; [.G237]; [zad_5.$A236]; IF([zad_5.$G236] &gt; [.G235]; [zad_5.$A236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0-14T00:00:00" table:style-name="ce2">
            <text:p>14.10.2017</text:p>
          </table:table-cell>
          <table:table-cell office:value-type="string" table:style-name="ce3">
            <text:p>Swinoujscie</text:p>
          </table:table-cell>
          <table:table-cell office:value-type="string" table:style-name="ce3">
            <text:p>Pila</text:p>
          </table:table-cell>
          <table:table-cell office:value-type="float" office:value="4677" table:style-name="ce1">
            <text:p>4677</text:p>
          </table:table-cell>
          <table:table-cell office:value-type="float" office:value="219" table:style-name="ce1">
            <text:p>219</text:p>
          </table:table-cell>
          <table:table-cell office:value-type="float" office:value="255" table:style-name="ce1">
            <text:p>255</text:p>
          </table:table-cell>
          <table:table-cell office:value-type="float" office:value="96" table:formula="of:=IF(AND([zad_5.$B237] = [.C236]; [zad_5.$A237] - [.A236] = 1);[.G236];[.G236] + 1)" table:style-name="ce1">
            <text:p>96</text:p>
          </table:table-cell>
          <table:table-cell office:value-type="string" office:string-value=" " table:formula="of:= IF([zad_5.$G237] &lt; [.G238]; [zad_5.$A237]; IF([zad_5.$G237] &gt; [.G236]; [zad_5.$A237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0-15T00:00:00" table:style-name="ce2">
            <text:p>15.10.2017</text:p>
          </table:table-cell>
          <table:table-cell office:value-type="string" table:style-name="ce3">
            <text:p>Pila</text:p>
          </table:table-cell>
          <table:table-cell office:value-type="string" table:style-name="ce3">
            <text:p>Kostrzyn</text:p>
          </table:table-cell>
          <table:table-cell office:value-type="float" office:value="2059" table:style-name="ce1">
            <text:p>2059</text:p>
          </table:table-cell>
          <table:table-cell office:value-type="float" office:value="164" table:style-name="ce1">
            <text:p>164</text:p>
          </table:table-cell>
          <table:table-cell office:value-type="float" office:value="630" table:style-name="ce1">
            <text:p>630</text:p>
          </table:table-cell>
          <table:table-cell office:value-type="float" office:value="96" table:formula="of:=IF(AND([zad_5.$B238] = [.C237]; [zad_5.$A238] - [.A237] = 1);[.G237];[.G237] + 1)" table:style-name="ce1">
            <text:p>96</text:p>
          </table:table-cell>
          <table:table-cell office:value-type="date" office:date-value="2017-10-15T00:00:00" table:formula="of:= IF([zad_5.$G238] &lt; [.G239]; [zad_5.$A238]; IF([zad_5.$G238] &gt; [.G237]; [zad_5.$A238]; &quot; &quot;))" table:style-name="ce2">
            <text:p>15.10.2017</text:p>
          </table:table-cell>
          <table:table-cell table:number-columns-repeated="16376"/>
        </table:table-row>
        <table:table-row table:style-name="ro1">
          <table:table-cell office:value-type="date" office:date-value="2017-10-17T00:00:00" table:style-name="ce2">
            <text:p>17.10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Piotrkow Trybunalski</text:p>
          </table:table-cell>
          <table:table-cell office:value-type="float" office:value="5537" table:style-name="ce1">
            <text:p>5537</text:p>
          </table:table-cell>
          <table:table-cell office:value-type="float" office:value="141" table:style-name="ce1">
            <text:p>141</text:p>
          </table:table-cell>
          <table:table-cell office:value-type="float" office:value="240" table:style-name="ce1">
            <text:p>240</text:p>
          </table:table-cell>
          <table:table-cell office:value-type="float" office:value="97" table:formula="of:=IF(AND([zad_5.$B239] = [.C238]; [zad_5.$A239] - [.A238] = 1);[.G238];[.G238] + 1)" table:style-name="ce1">
            <text:p>97</text:p>
          </table:table-cell>
          <table:table-cell office:value-type="date" office:date-value="2017-10-17T00:00:00" table:formula="of:= IF([zad_5.$G239] &lt; [.G240]; [zad_5.$A239]; IF([zad_5.$G239] &gt; [.G238]; [zad_5.$A239]; &quot; &quot;))" table:style-name="ce2">
            <text:p>17.10.2017</text:p>
          </table:table-cell>
          <table:table-cell table:number-columns-repeated="16376"/>
        </table:table-row>
        <table:table-row table:style-name="ro1">
          <table:table-cell office:value-type="date" office:date-value="2017-10-18T00:00:00" table:style-name="ce2">
            <text:p>18.10.2017</text:p>
          </table:table-cell>
          <table:table-cell office:value-type="string" table:style-name="ce3">
            <text:p>Piotrkow Trybunalski</text:p>
          </table:table-cell>
          <table:table-cell office:value-type="string" table:style-name="ce3">
            <text:p>Warszawa</text:p>
          </table:table-cell>
          <table:table-cell office:value-type="float" office:value="2987" table:style-name="ce1">
            <text:p>2987</text:p>
          </table:table-cell>
          <table:table-cell office:value-type="float" office:value="149" table:style-name="ce1">
            <text:p>149</text:p>
          </table:table-cell>
          <table:table-cell office:value-type="float" office:value="464" table:style-name="ce1">
            <text:p>464</text:p>
          </table:table-cell>
          <table:table-cell office:value-type="float" office:value="97" table:formula="of:=IF(AND([zad_5.$B240] = [.C239]; [zad_5.$A240] - [.A239] = 1);[.G239];[.G239] + 1)" table:style-name="ce1">
            <text:p>97</text:p>
          </table:table-cell>
          <table:table-cell office:value-type="date" office:date-value="2017-10-18T00:00:00" table:formula="of:= IF([zad_5.$G240] &lt; [.G241]; [zad_5.$A240]; IF([zad_5.$G240] &gt; [.G239]; [zad_5.$A240]; &quot; &quot;))" table:style-name="ce2">
            <text:p>18.10.2017</text:p>
          </table:table-cell>
          <table:table-cell table:number-columns-repeated="16376"/>
        </table:table-row>
        <table:table-row table:style-name="ro1">
          <table:table-cell office:value-type="date" office:date-value="2017-10-20T00:00:00" table:style-name="ce2">
            <text:p>20.10.2017</text:p>
          </table:table-cell>
          <table:table-cell office:value-type="string" table:style-name="ce3">
            <text:p>Terespol</text:p>
          </table:table-cell>
          <table:table-cell office:value-type="string" table:style-name="ce3">
            <text:p>Lublin</text:p>
          </table:table-cell>
          <table:table-cell office:value-type="float" office:value="5570" table:style-name="ce1">
            <text:p>5570</text:p>
          </table:table-cell>
          <table:table-cell office:value-type="float" office:value="166" table:style-name="ce1">
            <text:p>166</text:p>
          </table:table-cell>
          <table:table-cell office:value-type="float" office:value="577" table:style-name="ce1">
            <text:p>577</text:p>
          </table:table-cell>
          <table:table-cell office:value-type="float" office:value="98" table:formula="of:=IF(AND([zad_5.$B241] = [.C240]; [zad_5.$A241] - [.A240] = 1);[.G240];[.G240] + 1)" table:style-name="ce1">
            <text:p>98</text:p>
          </table:table-cell>
          <table:table-cell office:value-type="date" office:date-value="2017-10-20T00:00:00" table:formula="of:= IF([zad_5.$G241] &lt; [.G242]; [zad_5.$A241]; IF([zad_5.$G241] &gt; [.G240]; [zad_5.$A241]; &quot; &quot;))" table:style-name="ce2">
            <text:p>20.10.2017</text:p>
          </table:table-cell>
          <table:table-cell table:number-columns-repeated="16376"/>
        </table:table-row>
        <table:table-row table:style-name="ro1">
          <table:table-cell office:value-type="date" office:date-value="2017-10-21T00:00:00" table:style-name="ce2">
            <text:p>21.10.2017</text:p>
          </table:table-cell>
          <table:table-cell office:value-type="string" table:style-name="ce3">
            <text:p>Lublin</text:p>
          </table:table-cell>
          <table:table-cell office:value-type="string" table:style-name="ce3">
            <text:p>Hrebenne</text:p>
          </table:table-cell>
          <table:table-cell office:value-type="float" office:value="3948" table:style-name="ce1">
            <text:p>3948</text:p>
          </table:table-cell>
          <table:table-cell office:value-type="float" office:value="137" table:style-name="ce1">
            <text:p>137</text:p>
          </table:table-cell>
          <table:table-cell office:value-type="float" office:value="469" table:style-name="ce1">
            <text:p>469</text:p>
          </table:table-cell>
          <table:table-cell office:value-type="float" office:value="98" table:formula="of:=IF(AND([zad_5.$B242] = [.C241]; [zad_5.$A242] - [.A241] = 1);[.G241];[.G241] + 1)" table:style-name="ce1">
            <text:p>98</text:p>
          </table:table-cell>
          <table:table-cell office:value-type="date" office:date-value="2017-10-21T00:00:00" table:formula="of:= IF([zad_5.$G242] &lt; [.G243]; [zad_5.$A242]; IF([zad_5.$G242] &gt; [.G241]; [zad_5.$A242]; &quot; &quot;))" table:style-name="ce2">
            <text:p>21.10.2017</text:p>
          </table:table-cell>
          <table:table-cell table:number-columns-repeated="16376"/>
        </table:table-row>
        <table:table-row table:style-name="ro1">
          <table:table-cell office:value-type="date" office:date-value="2017-10-22T00:00:00" table:style-name="ce2">
            <text:p>22.10.2017</text:p>
          </table:table-cell>
          <table:table-cell office:value-type="string" table:style-name="ce3">
            <text:p>Przemysl</text:p>
          </table:table-cell>
          <table:table-cell office:value-type="string" table:style-name="ce3">
            <text:p>Warszawa</text:p>
          </table:table-cell>
          <table:table-cell office:value-type="float" office:value="4201" table:style-name="ce1">
            <text:p>4201</text:p>
          </table:table-cell>
          <table:table-cell office:value-type="float" office:value="380" table:style-name="ce1">
            <text:p>380</text:p>
          </table:table-cell>
          <table:table-cell office:value-type="float" office:value="528" table:style-name="ce1">
            <text:p>528</text:p>
          </table:table-cell>
          <table:table-cell office:value-type="float" office:value="99" table:formula="of:=IF(AND([zad_5.$B243] = [.C242]; [zad_5.$A243] - [.A242] = 1);[.G242];[.G242] + 1)" table:style-name="ce1">
            <text:p>99</text:p>
          </table:table-cell>
          <table:table-cell office:value-type="date" office:date-value="2017-10-22T00:00:00" table:formula="of:= IF([zad_5.$G243] &lt; [.G244]; [zad_5.$A243]; IF([zad_5.$G243] &gt; [.G242]; [zad_5.$A243]; &quot; &quot;))" table:style-name="ce2">
            <text:p>22.10.2017</text:p>
          </table:table-cell>
          <table:table-cell table:number-columns-repeated="16376"/>
        </table:table-row>
        <table:table-row table:style-name="ro1">
          <table:table-cell office:value-type="date" office:date-value="2017-10-23T00:00:00" table:style-name="ce2">
            <text:p>23.10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Ciechanow</text:p>
          </table:table-cell>
          <table:table-cell office:value-type="float" office:value="3592" table:style-name="ce1">
            <text:p>3592</text:p>
          </table:table-cell>
          <table:table-cell office:value-type="float" office:value="109" table:style-name="ce1">
            <text:p>109</text:p>
          </table:table-cell>
          <table:table-cell office:value-type="float" office:value="134" table:style-name="ce1">
            <text:p>134</text:p>
          </table:table-cell>
          <table:table-cell office:value-type="float" office:value="99" table:formula="of:=IF(AND([zad_5.$B244] = [.C243]; [zad_5.$A244] - [.A243] = 1);[.G243];[.G243] + 1)" table:style-name="ce1">
            <text:p>99</text:p>
          </table:table-cell>
          <table:table-cell office:value-type="string" office:string-value=" " table:formula="of:= IF([zad_5.$G244] &lt; [.G245]; [zad_5.$A244]; IF([zad_5.$G244] &gt; [.G243]; [zad_5.$A244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0-24T00:00:00" table:style-name="ce2">
            <text:p>24.10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Wloclawek</text:p>
          </table:table-cell>
          <table:table-cell office:value-type="float" office:value="4543" table:style-name="ce1">
            <text:p>4543</text:p>
          </table:table-cell>
          <table:table-cell office:value-type="float" office:value="135" table:style-name="ce1">
            <text:p>135</text:p>
          </table:table-cell>
          <table:table-cell office:value-type="float" office:value="345" table:style-name="ce1">
            <text:p>345</text:p>
          </table:table-cell>
          <table:table-cell office:value-type="float" office:value="99" table:formula="of:=IF(AND([zad_5.$B245] = [.C244]; [zad_5.$A245] - [.A244] = 1);[.G244];[.G244] + 1)" table:style-name="ce1">
            <text:p>99</text:p>
          </table:table-cell>
          <table:table-cell office:value-type="date" office:date-value="2017-10-24T00:00:00" table:formula="of:= IF([zad_5.$G245] &lt; [.G246]; [zad_5.$A245]; IF([zad_5.$G245] &gt; [.G244]; [zad_5.$A245]; &quot; &quot;))" table:style-name="ce2">
            <text:p>24.10.2017</text:p>
          </table:table-cell>
          <table:table-cell table:number-columns-repeated="16376"/>
        </table:table-row>
        <table:table-row table:style-name="ro1">
          <table:table-cell office:value-type="date" office:date-value="2017-10-26T00:00:00" table:style-name="ce2">
            <text:p>26.10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Ostroleka</text:p>
          </table:table-cell>
          <table:table-cell office:value-type="float" office:value="1813" table:style-name="ce1">
            <text:p>1813</text:p>
          </table:table-cell>
          <table:table-cell office:value-type="float" office:value="86" table:style-name="ce1">
            <text:p>86</text:p>
          </table:table-cell>
          <table:table-cell office:value-type="float" office:value="163" table:style-name="ce1">
            <text:p>163</text:p>
          </table:table-cell>
          <table:table-cell office:value-type="float" office:value="100" table:formula="of:=IF(AND([zad_5.$B246] = [.C245]; [zad_5.$A246] - [.A245] = 1);[.G245];[.G245] + 1)" table:style-name="ce1">
            <text:p>100</text:p>
          </table:table-cell>
          <table:table-cell office:value-type="date" office:date-value="2017-10-26T00:00:00" table:formula="of:= IF([zad_5.$G246] &lt; [.G247]; [zad_5.$A246]; IF([zad_5.$G246] &gt; [.G245]; [zad_5.$A246]; &quot; &quot;))" table:style-name="ce2">
            <text:p>26.10.2017</text:p>
          </table:table-cell>
          <table:table-cell table:number-columns-repeated="16376"/>
        </table:table-row>
        <table:table-row table:style-name="ro1">
          <table:table-cell office:value-type="date" office:date-value="2017-10-27T00:00:00" table:style-name="ce2">
            <text:p>27.10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Cieszyn</text:p>
          </table:table-cell>
          <table:table-cell office:value-type="float" office:value="4567" table:style-name="ce1">
            <text:p>4567</text:p>
          </table:table-cell>
          <table:table-cell office:value-type="float" office:value="31" table:style-name="ce1">
            <text:p>31</text:p>
          </table:table-cell>
          <table:table-cell office:value-type="float" office:value="54" table:style-name="ce1">
            <text:p>54</text:p>
          </table:table-cell>
          <table:table-cell office:value-type="float" office:value="101" table:formula="of:=IF(AND([zad_5.$B247] = [.C246]; [zad_5.$A247] - [.A246] = 1);[.G246];[.G246] + 1)" table:style-name="ce1">
            <text:p>101</text:p>
          </table:table-cell>
          <table:table-cell office:value-type="date" office:date-value="2017-10-27T00:00:00" table:formula="of:= IF([zad_5.$G247] &lt; [.G248]; [zad_5.$A247]; IF([zad_5.$G247] &gt; [.G246]; [zad_5.$A247]; &quot; &quot;))" table:style-name="ce2">
            <text:p>27.10.2017</text:p>
          </table:table-cell>
          <table:table-cell table:number-columns-repeated="16376"/>
        </table:table-row>
        <table:table-row table:style-name="ro1">
          <table:table-cell office:value-type="date" office:date-value="2017-10-28T00:00:00" table:style-name="ce2">
            <text:p>28.10.2017</text:p>
          </table:table-cell>
          <table:table-cell office:value-type="string" table:style-name="ce3">
            <text:p>Cieszyn</text:p>
          </table:table-cell>
          <table:table-cell office:value-type="string" table:style-name="ce3">
            <text:p>Opole</text:p>
          </table:table-cell>
          <table:table-cell office:value-type="float" office:value="1830" table:style-name="ce1">
            <text:p>1830</text:p>
          </table:table-cell>
          <table:table-cell office:value-type="float" office:value="152" table:style-name="ce1">
            <text:p>152</text:p>
          </table:table-cell>
          <table:table-cell office:value-type="float" office:value="301" table:style-name="ce1">
            <text:p>301</text:p>
          </table:table-cell>
          <table:table-cell office:value-type="float" office:value="101" table:formula="of:=IF(AND([zad_5.$B248] = [.C247]; [zad_5.$A248] - [.A247] = 1);[.G247];[.G247] + 1)" table:style-name="ce1">
            <text:p>101</text:p>
          </table:table-cell>
          <table:table-cell office:value-type="string" office:string-value=" " table:formula="of:= IF([zad_5.$G248] &lt; [.G249]; [zad_5.$A248]; IF([zad_5.$G248] &gt; [.G247]; [zad_5.$A248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0-29T00:00:00" table:style-name="ce2">
            <text:p>29.10.2017</text:p>
          </table:table-cell>
          <table:table-cell office:value-type="string" table:style-name="ce3">
            <text:p>Opole</text:p>
          </table:table-cell>
          <table:table-cell office:value-type="string" table:style-name="ce3">
            <text:p>Chalupki</text:p>
          </table:table-cell>
          <table:table-cell office:value-type="float" office:value="3678" table:style-name="ce1">
            <text:p>3678</text:p>
          </table:table-cell>
          <table:table-cell office:value-type="float" office:value="104" table:style-name="ce1">
            <text:p>104</text:p>
          </table:table-cell>
          <table:table-cell office:value-type="float" office:value="275" table:style-name="ce1">
            <text:p>275</text:p>
          </table:table-cell>
          <table:table-cell office:value-type="float" office:value="101" table:formula="of:=IF(AND([zad_5.$B249] = [.C248]; [zad_5.$A249] - [.A248] = 1);[.G248];[.G248] + 1)" table:style-name="ce1">
            <text:p>101</text:p>
          </table:table-cell>
          <table:table-cell office:value-type="date" office:date-value="2017-10-29T00:00:00" table:formula="of:= IF([zad_5.$G249] &lt; [.G250]; [zad_5.$A249]; IF([zad_5.$G249] &gt; [.G248]; [zad_5.$A249]; &quot; &quot;))" table:style-name="ce2">
            <text:p>29.10.2017</text:p>
          </table:table-cell>
          <table:table-cell table:number-columns-repeated="16376"/>
        </table:table-row>
        <table:table-row table:style-name="ro1">
          <table:table-cell office:value-type="date" office:date-value="2017-10-30T00:00:00" table:style-name="ce2">
            <text:p>30.10.2017</text:p>
          </table:table-cell>
          <table:table-cell office:value-type="string" table:style-name="ce3">
            <text:p>Tarnow</text:p>
          </table:table-cell>
          <table:table-cell office:value-type="string" table:style-name="ce3">
            <text:p>Bielsko-Biala</text:p>
          </table:table-cell>
          <table:table-cell office:value-type="float" office:value="1782" table:style-name="ce1">
            <text:p>1782</text:p>
          </table:table-cell>
          <table:table-cell office:value-type="float" office:value="171" table:style-name="ce1">
            <text:p>171</text:p>
          </table:table-cell>
          <table:table-cell office:value-type="float" office:value="193" table:style-name="ce1">
            <text:p>193</text:p>
          </table:table-cell>
          <table:table-cell office:value-type="float" office:value="102" table:formula="of:=IF(AND([zad_5.$B250] = [.C249]; [zad_5.$A250] - [.A249] = 1);[.G249];[.G249] + 1)" table:style-name="ce1">
            <text:p>102</text:p>
          </table:table-cell>
          <table:table-cell office:value-type="date" office:date-value="2017-10-30T00:00:00" table:formula="of:= IF([zad_5.$G250] &lt; [.G251]; [zad_5.$A250]; IF([zad_5.$G250] &gt; [.G249]; [zad_5.$A250]; &quot; &quot;))" table:style-name="ce2">
            <text:p>30.10.2017</text:p>
          </table:table-cell>
          <table:table-cell table:number-columns-repeated="16376"/>
        </table:table-row>
        <table:table-row table:style-name="ro1">
          <table:table-cell office:value-type="date" office:date-value="2017-11-01T00:00:00" table:style-name="ce2">
            <text:p>01.11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Olsztyn</text:p>
          </table:table-cell>
          <table:table-cell office:value-type="float" office:value="2966" table:style-name="ce1">
            <text:p>2966</text:p>
          </table:table-cell>
          <table:table-cell office:value-type="float" office:value="125" table:style-name="ce1">
            <text:p>125</text:p>
          </table:table-cell>
          <table:table-cell office:value-type="float" office:value="170" table:style-name="ce1">
            <text:p>170</text:p>
          </table:table-cell>
          <table:table-cell office:value-type="float" office:value="103" table:formula="of:=IF(AND([zad_5.$B251] = [.C250]; [zad_5.$A251] - [.A250] = 1);[.G250];[.G250] + 1)" table:style-name="ce1">
            <text:p>103</text:p>
          </table:table-cell>
          <table:table-cell office:value-type="date" office:date-value="2017-11-01T00:00:00" table:formula="of:= IF([zad_5.$G251] &lt; [.G252]; [zad_5.$A251]; IF([zad_5.$G251] &gt; [.G250]; [zad_5.$A251]; &quot; &quot;))" table:style-name="ce2">
            <text:p>01.11.2017</text:p>
          </table:table-cell>
          <table:table-cell table:number-columns-repeated="16376"/>
        </table:table-row>
        <table:table-row table:style-name="ro1">
          <table:table-cell office:value-type="date" office:date-value="2017-11-03T00:00:00" table:style-name="ce2">
            <text:p>03.11.2017</text:p>
          </table:table-cell>
          <table:table-cell office:value-type="string" table:style-name="ce3">
            <text:p>Czestochowa</text:p>
          </table:table-cell>
          <table:table-cell office:value-type="string" table:style-name="ce3">
            <text:p>Kielce</text:p>
          </table:table-cell>
          <table:table-cell office:value-type="float" office:value="4746" table:style-name="ce1">
            <text:p>4746</text:p>
          </table:table-cell>
          <table:table-cell office:value-type="float" office:value="131" table:style-name="ce1">
            <text:p>131</text:p>
          </table:table-cell>
          <table:table-cell office:value-type="float" office:value="245" table:style-name="ce1">
            <text:p>245</text:p>
          </table:table-cell>
          <table:table-cell office:value-type="float" office:value="104" table:formula="of:=IF(AND([zad_5.$B252] = [.C251]; [zad_5.$A252] - [.A251] = 1);[.G251];[.G251] + 1)" table:style-name="ce1">
            <text:p>104</text:p>
          </table:table-cell>
          <table:table-cell office:value-type="date" office:date-value="2017-11-03T00:00:00" table:formula="of:= IF([zad_5.$G252] &lt; [.G253]; [zad_5.$A252]; IF([zad_5.$G252] &gt; [.G251]; [zad_5.$A252]; &quot; &quot;))" table:style-name="ce2">
            <text:p>03.11.2017</text:p>
          </table:table-cell>
          <table:table-cell table:number-columns-repeated="16376"/>
        </table:table-row>
        <table:table-row table:style-name="ro1">
          <table:table-cell office:value-type="date" office:date-value="2017-11-05T00:00:00" table:style-name="ce2">
            <text:p>05.11.2017</text:p>
          </table:table-cell>
          <table:table-cell office:value-type="string" table:style-name="ce3">
            <text:p>Opole</text:p>
          </table:table-cell>
          <table:table-cell office:value-type="string" table:style-name="ce3">
            <text:p>Katowice</text:p>
          </table:table-cell>
          <table:table-cell office:value-type="float" office:value="3161" table:style-name="ce1">
            <text:p>3161</text:p>
          </table:table-cell>
          <table:table-cell office:value-type="float" office:value="101" table:style-name="ce1">
            <text:p>101</text:p>
          </table:table-cell>
          <table:table-cell office:value-type="float" office:value="115" table:style-name="ce1">
            <text:p>115</text:p>
          </table:table-cell>
          <table:table-cell office:value-type="float" office:value="105" table:formula="of:=IF(AND([zad_5.$B253] = [.C252]; [zad_5.$A253] - [.A252] = 1);[.G252];[.G252] + 1)" table:style-name="ce1">
            <text:p>105</text:p>
          </table:table-cell>
          <table:table-cell office:value-type="date" office:date-value="2017-11-05T00:00:00" table:formula="of:= IF([zad_5.$G253] &lt; [.G254]; [zad_5.$A253]; IF([zad_5.$G253] &gt; [.G252]; [zad_5.$A253]; &quot; &quot;))" table:style-name="ce2">
            <text:p>05.11.2017</text:p>
          </table:table-cell>
          <table:table-cell table:number-columns-repeated="16376"/>
        </table:table-row>
        <table:table-row table:style-name="ro1">
          <table:table-cell office:value-type="date" office:date-value="2017-11-06T00:00:00" table:style-name="ce2">
            <text:p>06.11.2017</text:p>
          </table:table-cell>
          <table:table-cell office:value-type="string" table:style-name="ce3">
            <text:p>Lodz</text:p>
          </table:table-cell>
          <table:table-cell office:value-type="string" table:style-name="ce3">
            <text:p>Bialystok</text:p>
          </table:table-cell>
          <table:table-cell office:value-type="float" office:value="3600" table:style-name="ce1">
            <text:p>3600</text:p>
          </table:table-cell>
          <table:table-cell office:value-type="float" office:value="211" table:style-name="ce1">
            <text:p>211</text:p>
          </table:table-cell>
          <table:table-cell office:value-type="float" office:value="670" table:style-name="ce1">
            <text:p>670</text:p>
          </table:table-cell>
          <table:table-cell office:value-type="float" office:value="106" table:formula="of:=IF(AND([zad_5.$B254] = [.C253]; [zad_5.$A254] - [.A253] = 1);[.G253];[.G253] + 1)" table:style-name="ce1">
            <text:p>106</text:p>
          </table:table-cell>
          <table:table-cell office:value-type="date" office:date-value="2017-11-06T00:00:00" table:formula="of:= IF([zad_5.$G254] &lt; [.G255]; [zad_5.$A254]; IF([zad_5.$G254] &gt; [.G253]; [zad_5.$A254]; &quot; &quot;))" table:style-name="ce2">
            <text:p>06.11.2017</text:p>
          </table:table-cell>
          <table:table-cell table:number-columns-repeated="16376"/>
        </table:table-row>
        <table:table-row table:style-name="ro1">
          <table:table-cell office:value-type="date" office:date-value="2017-11-07T00:00:00" table:style-name="ce2">
            <text:p>07.11.2017</text:p>
          </table:table-cell>
          <table:table-cell office:value-type="string" table:style-name="ce3">
            <text:p>Bialystok</text:p>
          </table:table-cell>
          <table:table-cell office:value-type="string" table:style-name="ce3">
            <text:p>Suwalki</text:p>
          </table:table-cell>
          <table:table-cell office:value-type="float" office:value="4093" table:style-name="ce1">
            <text:p>4093</text:p>
          </table:table-cell>
          <table:table-cell office:value-type="float" office:value="119" table:style-name="ce1">
            <text:p>119</text:p>
          </table:table-cell>
          <table:table-cell office:value-type="float" office:value="254" table:style-name="ce1">
            <text:p>254</text:p>
          </table:table-cell>
          <table:table-cell office:value-type="float" office:value="106" table:formula="of:=IF(AND([zad_5.$B255] = [.C254]; [zad_5.$A255] - [.A254] = 1);[.G254];[.G254] + 1)" table:style-name="ce1">
            <text:p>106</text:p>
          </table:table-cell>
          <table:table-cell office:value-type="string" office:string-value=" " table:formula="of:= IF([zad_5.$G255] &lt; [.G256]; [zad_5.$A255]; IF([zad_5.$G255] &gt; [.G254]; [zad_5.$A255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1-08T00:00:00" table:style-name="ce2">
            <text:p>08.11.2017</text:p>
          </table:table-cell>
          <table:table-cell office:value-type="string" table:style-name="ce3">
            <text:p>Suwalki</text:p>
          </table:table-cell>
          <table:table-cell office:value-type="string" table:style-name="ce3">
            <text:p>Ostroleka</text:p>
          </table:table-cell>
          <table:table-cell office:value-type="float" office:value="1981" table:style-name="ce1">
            <text:p>1981</text:p>
          </table:table-cell>
          <table:table-cell office:value-type="float" office:value="159" table:style-name="ce1">
            <text:p>159</text:p>
          </table:table-cell>
          <table:table-cell office:value-type="float" office:value="192" table:style-name="ce1">
            <text:p>192</text:p>
          </table:table-cell>
          <table:table-cell office:value-type="float" office:value="106" table:formula="of:=IF(AND([zad_5.$B256] = [.C255]; [zad_5.$A256] - [.A255] = 1);[.G255];[.G255] + 1)" table:style-name="ce1">
            <text:p>106</text:p>
          </table:table-cell>
          <table:table-cell office:value-type="string" office:string-value=" " table:formula="of:= IF([zad_5.$G256] &lt; [.G257]; [zad_5.$A256]; IF([zad_5.$G256] &gt; [.G255]; [zad_5.$A256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1-09T00:00:00" table:style-name="ce2">
            <text:p>09.11.2017</text:p>
          </table:table-cell>
          <table:table-cell office:value-type="string" table:style-name="ce3">
            <text:p>Ostroleka</text:p>
          </table:table-cell>
          <table:table-cell office:value-type="string" table:style-name="ce3">
            <text:p>Olsztyn</text:p>
          </table:table-cell>
          <table:table-cell office:value-type="float" office:value="3154" table:style-name="ce1">
            <text:p>3154</text:p>
          </table:table-cell>
          <table:table-cell office:value-type="float" office:value="127" table:style-name="ce1">
            <text:p>127</text:p>
          </table:table-cell>
          <table:table-cell office:value-type="float" office:value="390" table:style-name="ce1">
            <text:p>390</text:p>
          </table:table-cell>
          <table:table-cell office:value-type="float" office:value="106" table:formula="of:=IF(AND([zad_5.$B257] = [.C256]; [zad_5.$A257] - [.A256] = 1);[.G256];[.G256] + 1)" table:style-name="ce1">
            <text:p>106</text:p>
          </table:table-cell>
          <table:table-cell office:value-type="date" office:date-value="2017-11-09T00:00:00" table:formula="of:= IF([zad_5.$G257] &lt; [.G258]; [zad_5.$A257]; IF([zad_5.$G257] &gt; [.G256]; [zad_5.$A257]; &quot; &quot;))" table:style-name="ce2">
            <text:p>09.11.2017</text:p>
          </table:table-cell>
          <table:table-cell table:number-columns-repeated="16376"/>
        </table:table-row>
        <table:table-row table:style-name="ro1">
          <table:table-cell office:value-type="date" office:date-value="2017-11-12T00:00:00" table:style-name="ce2">
            <text:p>12.11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Lublin</text:p>
          </table:table-cell>
          <table:table-cell office:value-type="float" office:value="4876" table:style-name="ce1">
            <text:p>4876</text:p>
          </table:table-cell>
          <table:table-cell office:value-type="float" office:value="280" table:style-name="ce1">
            <text:p>280</text:p>
          </table:table-cell>
          <table:table-cell office:value-type="float" office:value="688" table:style-name="ce1">
            <text:p>688</text:p>
          </table:table-cell>
          <table:table-cell office:value-type="float" office:value="107" table:formula="of:=IF(AND([zad_5.$B258] = [.C257]; [zad_5.$A258] - [.A257] = 1);[.G257];[.G257] + 1)" table:style-name="ce1">
            <text:p>107</text:p>
          </table:table-cell>
          <table:table-cell office:value-type="date" office:date-value="2017-11-12T00:00:00" table:formula="of:= IF([zad_5.$G258] &lt; [.G259]; [zad_5.$A258]; IF([zad_5.$G258] &gt; [.G257]; [zad_5.$A258]; &quot; &quot;))" table:style-name="ce2">
            <text:p>12.11.2017</text:p>
          </table:table-cell>
          <table:table-cell table:number-columns-repeated="16376"/>
        </table:table-row>
        <table:table-row table:style-name="ro1">
          <table:table-cell office:value-type="date" office:date-value="2017-11-13T00:00:00" table:style-name="ce2">
            <text:p>13.11.2017</text:p>
          </table:table-cell>
          <table:table-cell office:value-type="string" table:style-name="ce3">
            <text:p>Lublin</text:p>
          </table:table-cell>
          <table:table-cell office:value-type="string" table:style-name="ce3">
            <text:p>Hrebenne</text:p>
          </table:table-cell>
          <table:table-cell office:value-type="float" office:value="5153" table:style-name="ce1">
            <text:p>5153</text:p>
          </table:table-cell>
          <table:table-cell office:value-type="float" office:value="141" table:style-name="ce1">
            <text:p>141</text:p>
          </table:table-cell>
          <table:table-cell office:value-type="float" office:value="547" table:style-name="ce1">
            <text:p>547</text:p>
          </table:table-cell>
          <table:table-cell office:value-type="float" office:value="107" table:formula="of:=IF(AND([zad_5.$B259] = [.C258]; [zad_5.$A259] - [.A258] = 1);[.G258];[.G258] + 1)" table:style-name="ce1">
            <text:p>107</text:p>
          </table:table-cell>
          <table:table-cell office:value-type="string" office:string-value=" " table:formula="of:= IF([zad_5.$G259] &lt; [.G260]; [zad_5.$A259]; IF([zad_5.$G259] &gt; [.G258]; [zad_5.$A259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1-14T00:00:00" table:style-name="ce2">
            <text:p>14.11.2017</text:p>
          </table:table-cell>
          <table:table-cell office:value-type="string" table:style-name="ce3">
            <text:p>Hrebenne</text:p>
          </table:table-cell>
          <table:table-cell office:value-type="string" table:style-name="ce3">
            <text:p>Medyka</text:p>
          </table:table-cell>
          <table:table-cell office:value-type="float" office:value="1720" table:style-name="ce1">
            <text:p>1720</text:p>
          </table:table-cell>
          <table:table-cell office:value-type="float" office:value="122" table:style-name="ce1">
            <text:p>122</text:p>
          </table:table-cell>
          <table:table-cell office:value-type="float" office:value="363" table:style-name="ce1">
            <text:p>363</text:p>
          </table:table-cell>
          <table:table-cell office:value-type="float" office:value="107" table:formula="of:=IF(AND([zad_5.$B260] = [.C259]; [zad_5.$A260] - [.A259] = 1);[.G259];[.G259] + 1)" table:style-name="ce1">
            <text:p>107</text:p>
          </table:table-cell>
          <table:table-cell office:value-type="string" office:string-value=" " table:formula="of:= IF([zad_5.$G260] &lt; [.G261]; [zad_5.$A260]; IF([zad_5.$G260] &gt; [.G259]; [zad_5.$A260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1-15T00:00:00" table:style-name="ce2">
            <text:p>15.11.2017</text:p>
          </table:table-cell>
          <table:table-cell office:value-type="string" table:style-name="ce3">
            <text:p>Medyka</text:p>
          </table:table-cell>
          <table:table-cell office:value-type="string" table:style-name="ce3">
            <text:p>Zamosc</text:p>
          </table:table-cell>
          <table:table-cell office:value-type="float" office:value="5392" table:style-name="ce1">
            <text:p>5392</text:p>
          </table:table-cell>
          <table:table-cell office:value-type="float" office:value="161" table:style-name="ce1">
            <text:p>161</text:p>
          </table:table-cell>
          <table:table-cell office:value-type="float" office:value="240" table:style-name="ce1">
            <text:p>240</text:p>
          </table:table-cell>
          <table:table-cell office:value-type="float" office:value="107" table:formula="of:=IF(AND([zad_5.$B261] = [.C260]; [zad_5.$A261] - [.A260] = 1);[.G260];[.G260] + 1)" table:style-name="ce1">
            <text:p>107</text:p>
          </table:table-cell>
          <table:table-cell office:value-type="date" office:date-value="2017-11-15T00:00:00" table:formula="of:= IF([zad_5.$G261] &lt; [.G262]; [zad_5.$A261]; IF([zad_5.$G261] &gt; [.G260]; [zad_5.$A261]; &quot; &quot;))" table:style-name="ce2">
            <text:p>15.11.2017</text:p>
          </table:table-cell>
          <table:table-cell table:number-columns-repeated="16376"/>
        </table:table-row>
        <table:table-row table:style-name="ro1">
          <table:table-cell office:value-type="date" office:date-value="2017-11-16T00:00:00" table:style-name="ce2">
            <text:p>16.11.2017</text:p>
          </table:table-cell>
          <table:table-cell office:value-type="string" table:style-name="ce3">
            <text:p>Slupsk</text:p>
          </table:table-cell>
          <table:table-cell office:value-type="string" table:style-name="ce3">
            <text:p>Szczecin</text:p>
          </table:table-cell>
          <table:table-cell office:value-type="float" office:value="1698" table:style-name="ce1">
            <text:p>1698</text:p>
          </table:table-cell>
          <table:table-cell office:value-type="float" office:value="224" table:style-name="ce1">
            <text:p>224</text:p>
          </table:table-cell>
          <table:table-cell office:value-type="float" office:value="579" table:style-name="ce1">
            <text:p>579</text:p>
          </table:table-cell>
          <table:table-cell office:value-type="float" office:value="108" table:formula="of:=IF(AND([zad_5.$B262] = [.C261]; [zad_5.$A262] - [.A261] = 1);[.G261];[.G261] + 1)" table:style-name="ce1">
            <text:p>108</text:p>
          </table:table-cell>
          <table:table-cell office:value-type="date" office:date-value="2017-11-16T00:00:00" table:formula="of:= IF([zad_5.$G262] &lt; [.G263]; [zad_5.$A262]; IF([zad_5.$G262] &gt; [.G261]; [zad_5.$A262]; &quot; &quot;))" table:style-name="ce2">
            <text:p>16.11.2017</text:p>
          </table:table-cell>
          <table:table-cell table:number-columns-repeated="16376"/>
        </table:table-row>
        <table:table-row table:style-name="ro1">
          <table:table-cell office:value-type="date" office:date-value="2017-11-17T00:00:00" table:style-name="ce2">
            <text:p>17.11.2017</text:p>
          </table:table-cell>
          <table:table-cell office:value-type="string" table:style-name="ce3">
            <text:p>Szczecin</text:p>
          </table:table-cell>
          <table:table-cell office:value-type="string" table:style-name="ce3">
            <text:p>Pila</text:p>
          </table:table-cell>
          <table:table-cell office:value-type="float" office:value="3411" table:style-name="ce1">
            <text:p>3411</text:p>
          </table:table-cell>
          <table:table-cell office:value-type="float" office:value="166" table:style-name="ce1">
            <text:p>166</text:p>
          </table:table-cell>
          <table:table-cell office:value-type="float" office:value="574" table:style-name="ce1">
            <text:p>574</text:p>
          </table:table-cell>
          <table:table-cell office:value-type="float" office:value="108" table:formula="of:=IF(AND([zad_5.$B263] = [.C262]; [zad_5.$A263] - [.A262] = 1);[.G262];[.G262] + 1)" table:style-name="ce1">
            <text:p>108</text:p>
          </table:table-cell>
          <table:table-cell office:value-type="string" office:string-value=" " table:formula="of:= IF([zad_5.$G263] &lt; [.G264]; [zad_5.$A263]; IF([zad_5.$G263] &gt; [.G262]; [zad_5.$A263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1-18T00:00:00" table:style-name="ce2">
            <text:p>18.11.2017</text:p>
          </table:table-cell>
          <table:table-cell office:value-type="string" table:style-name="ce3">
            <text:p>Pila</text:p>
          </table:table-cell>
          <table:table-cell office:value-type="string" table:style-name="ce3">
            <text:p>Poznan</text:p>
          </table:table-cell>
          <table:table-cell office:value-type="float" office:value="5558" table:style-name="ce1">
            <text:p>5558</text:p>
          </table:table-cell>
          <table:table-cell office:value-type="float" office:value="107" table:style-name="ce1">
            <text:p>107</text:p>
          </table:table-cell>
          <table:table-cell office:value-type="float" office:value="202" table:style-name="ce1">
            <text:p>202</text:p>
          </table:table-cell>
          <table:table-cell office:value-type="float" office:value="108" table:formula="of:=IF(AND([zad_5.$B264] = [.C263]; [zad_5.$A264] - [.A263] = 1);[.G263];[.G263] + 1)" table:style-name="ce1">
            <text:p>108</text:p>
          </table:table-cell>
          <table:table-cell office:value-type="string" office:string-value=" " table:formula="of:= IF([zad_5.$G264] &lt; [.G265]; [zad_5.$A264]; IF([zad_5.$G264] &gt; [.G263]; [zad_5.$A264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1-19T00:00:00" table:style-name="ce2">
            <text:p>19.11.2017</text:p>
          </table:table-cell>
          <table:table-cell office:value-type="string" table:style-name="ce3">
            <text:p>Poznan</text:p>
          </table:table-cell>
          <table:table-cell office:value-type="string" table:style-name="ce3">
            <text:p>Bydgoszcz</text:p>
          </table:table-cell>
          <table:table-cell office:value-type="float" office:value="2592" table:style-name="ce1">
            <text:p>2592</text:p>
          </table:table-cell>
          <table:table-cell office:value-type="float" office:value="136" table:style-name="ce1">
            <text:p>136</text:p>
          </table:table-cell>
          <table:table-cell office:value-type="float" office:value="325" table:style-name="ce1">
            <text:p>325</text:p>
          </table:table-cell>
          <table:table-cell office:value-type="float" office:value="108" table:formula="of:=IF(AND([zad_5.$B265] = [.C264]; [zad_5.$A265] - [.A264] = 1);[.G264];[.G264] + 1)" table:style-name="ce1">
            <text:p>108</text:p>
          </table:table-cell>
          <table:table-cell office:value-type="string" office:string-value=" " table:formula="of:= IF([zad_5.$G265] &lt; [.G266]; [zad_5.$A265]; IF([zad_5.$G265] &gt; [.G264]; [zad_5.$A265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1-20T00:00:00" table:style-name="ce2">
            <text:p>20.11.2017</text:p>
          </table:table-cell>
          <table:table-cell office:value-type="string" table:style-name="ce3">
            <text:p>Bydgoszcz</text:p>
          </table:table-cell>
          <table:table-cell office:value-type="string" table:style-name="ce3">
            <text:p>Gdansk</text:p>
          </table:table-cell>
          <table:table-cell office:value-type="float" office:value="5214" table:style-name="ce1">
            <text:p>5214</text:p>
          </table:table-cell>
          <table:table-cell office:value-type="float" office:value="178" table:style-name="ce1">
            <text:p>178</text:p>
          </table:table-cell>
          <table:table-cell office:value-type="float" office:value="634" table:style-name="ce1">
            <text:p>634</text:p>
          </table:table-cell>
          <table:table-cell office:value-type="float" office:value="108" table:formula="of:=IF(AND([zad_5.$B266] = [.C265]; [zad_5.$A266] - [.A265] = 1);[.G265];[.G265] + 1)" table:style-name="ce1">
            <text:p>108</text:p>
          </table:table-cell>
          <table:table-cell office:value-type="string" office:string-value=" " table:formula="of:= IF([zad_5.$G266] &lt; [.G267]; [zad_5.$A266]; IF([zad_5.$G266] &gt; [.G265]; [zad_5.$A266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1-21T00:00:00" table:style-name="ce2">
            <text:p>21.11.2017</text:p>
          </table:table-cell>
          <table:table-cell office:value-type="string" table:style-name="ce3">
            <text:p>Gdansk</text:p>
          </table:table-cell>
          <table:table-cell office:value-type="string" table:style-name="ce3">
            <text:p>Bydgoszcz</text:p>
          </table:table-cell>
          <table:table-cell office:value-type="float" office:value="5491" table:style-name="ce1">
            <text:p>5491</text:p>
          </table:table-cell>
          <table:table-cell office:value-type="float" office:value="162" table:style-name="ce1">
            <text:p>162</text:p>
          </table:table-cell>
          <table:table-cell office:value-type="float" office:value="408" table:style-name="ce1">
            <text:p>408</text:p>
          </table:table-cell>
          <table:table-cell office:value-type="float" office:value="108" table:formula="of:=IF(AND([zad_5.$B267] = [.C266]; [zad_5.$A267] - [.A266] = 1);[.G266];[.G266] + 1)" table:style-name="ce1">
            <text:p>108</text:p>
          </table:table-cell>
          <table:table-cell office:value-type="date" office:date-value="2017-11-21T00:00:00" table:formula="of:= IF([zad_5.$G267] &lt; [.G268]; [zad_5.$A267]; IF([zad_5.$G267] &gt; [.G266]; [zad_5.$A267]; &quot; &quot;))" table:style-name="ce2">
            <text:p>21.11.2017</text:p>
          </table:table-cell>
          <table:table-cell table:number-columns-repeated="16376"/>
        </table:table-row>
        <table:table-row table:style-name="ro1">
          <table:table-cell office:value-type="date" office:date-value="2017-11-22T00:00:00" table:style-name="ce2">
            <text:p>22.11.2017</text:p>
          </table:table-cell>
          <table:table-cell office:value-type="string" table:style-name="ce3">
            <text:p>Skierniewice</text:p>
          </table:table-cell>
          <table:table-cell office:value-type="string" table:style-name="ce3">
            <text:p>Kudowa-Slone</text:p>
          </table:table-cell>
          <table:table-cell office:value-type="float" office:value="4594" table:style-name="ce1">
            <text:p>4594</text:p>
          </table:table-cell>
          <table:table-cell office:value-type="float" office:value="443" table:style-name="ce1">
            <text:p>443</text:p>
          </table:table-cell>
          <table:table-cell office:value-type="float" office:value="1098" table:style-name="ce1">
            <text:p>1098</text:p>
          </table:table-cell>
          <table:table-cell office:value-type="float" office:value="109" table:formula="of:=IF(AND([zad_5.$B268] = [.C267]; [zad_5.$A268] - [.A267] = 1);[.G267];[.G267] + 1)" table:style-name="ce1">
            <text:p>109</text:p>
          </table:table-cell>
          <table:table-cell office:value-type="date" office:date-value="2017-11-22T00:00:00" table:formula="of:= IF([zad_5.$G268] &lt; [.G269]; [zad_5.$A268]; IF([zad_5.$G268] &gt; [.G267]; [zad_5.$A268]; &quot; &quot;))" table:style-name="ce2">
            <text:p>22.11.2017</text:p>
          </table:table-cell>
          <table:table-cell table:number-columns-repeated="16376"/>
        </table:table-row>
        <table:table-row table:style-name="ro1">
          <table:table-cell office:value-type="date" office:date-value="2017-11-23T00:00:00" table:style-name="ce2">
            <text:p>23.11.2017</text:p>
          </table:table-cell>
          <table:table-cell office:value-type="string" table:style-name="ce3">
            <text:p>Kudowa-Slone</text:p>
          </table:table-cell>
          <table:table-cell office:value-type="string" table:style-name="ce3">
            <text:p>Opole</text:p>
          </table:table-cell>
          <table:table-cell office:value-type="float" office:value="1047" table:style-name="ce1">
            <text:p>1047</text:p>
          </table:table-cell>
          <table:table-cell office:value-type="float" office:value="147" table:style-name="ce1">
            <text:p>147</text:p>
          </table:table-cell>
          <table:table-cell office:value-type="float" office:value="432" table:style-name="ce1">
            <text:p>432</text:p>
          </table:table-cell>
          <table:table-cell office:value-type="float" office:value="109" table:formula="of:=IF(AND([zad_5.$B269] = [.C268]; [zad_5.$A269] - [.A268] = 1);[.G268];[.G268] + 1)" table:style-name="ce1">
            <text:p>109</text:p>
          </table:table-cell>
          <table:table-cell office:value-type="date" office:date-value="2017-11-23T00:00:00" table:formula="of:= IF([zad_5.$G269] &lt; [.G270]; [zad_5.$A269]; IF([zad_5.$G269] &gt; [.G268]; [zad_5.$A269]; &quot; &quot;))" table:style-name="ce2">
            <text:p>23.11.2017</text:p>
          </table:table-cell>
          <table:table-cell table:number-columns-repeated="16376"/>
        </table:table-row>
        <table:table-row table:style-name="ro1">
          <table:table-cell office:value-type="date" office:date-value="2017-11-24T00:00:00" table:style-name="ce2">
            <text:p>24.11.2017</text:p>
          </table:table-cell>
          <table:table-cell office:value-type="string" table:style-name="ce3">
            <text:p>Gubin</text:p>
          </table:table-cell>
          <table:table-cell office:value-type="string" table:style-name="ce3">
            <text:p>Warszawa</text:p>
          </table:table-cell>
          <table:table-cell office:value-type="float" office:value="5517" table:style-name="ce1">
            <text:p>5517</text:p>
          </table:table-cell>
          <table:table-cell office:value-type="float" office:value="494" table:style-name="ce1">
            <text:p>494</text:p>
          </table:table-cell>
          <table:table-cell office:value-type="float" office:value="1185" table:style-name="ce1">
            <text:p>1185</text:p>
          </table:table-cell>
          <table:table-cell office:value-type="float" office:value="110" table:formula="of:=IF(AND([zad_5.$B270] = [.C269]; [zad_5.$A270] - [.A269] = 1);[.G269];[.G269] + 1)" table:style-name="ce1">
            <text:p>110</text:p>
          </table:table-cell>
          <table:table-cell office:value-type="date" office:date-value="2017-11-24T00:00:00" table:formula="of:= IF([zad_5.$G270] &lt; [.G271]; [zad_5.$A270]; IF([zad_5.$G270] &gt; [.G269]; [zad_5.$A270]; &quot; &quot;))" table:style-name="ce2">
            <text:p>24.11.2017</text:p>
          </table:table-cell>
          <table:table-cell table:number-columns-repeated="16376"/>
        </table:table-row>
        <table:table-row table:style-name="ro1">
          <table:table-cell office:value-type="date" office:date-value="2017-11-25T00:00:00" table:style-name="ce2">
            <text:p>25.11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Ciechanow</text:p>
          </table:table-cell>
          <table:table-cell office:value-type="float" office:value="4155" table:style-name="ce1">
            <text:p>4155</text:p>
          </table:table-cell>
          <table:table-cell office:value-type="float" office:value="93" table:style-name="ce1">
            <text:p>93</text:p>
          </table:table-cell>
          <table:table-cell office:value-type="float" office:value="181" table:style-name="ce1">
            <text:p>181</text:p>
          </table:table-cell>
          <table:table-cell office:value-type="float" office:value="110" table:formula="of:=IF(AND([zad_5.$B271] = [.C270]; [zad_5.$A271] - [.A270] = 1);[.G270];[.G270] + 1)" table:style-name="ce1">
            <text:p>110</text:p>
          </table:table-cell>
          <table:table-cell office:value-type="date" office:date-value="2017-11-25T00:00:00" table:formula="of:= IF([zad_5.$G271] &lt; [.G272]; [zad_5.$A271]; IF([zad_5.$G271] &gt; [.G270]; [zad_5.$A271]; &quot; &quot;))" table:style-name="ce2">
            <text:p>25.11.2017</text:p>
          </table:table-cell>
          <table:table-cell table:number-columns-repeated="16376"/>
        </table:table-row>
        <table:table-row table:style-name="ro1">
          <table:table-cell office:value-type="date" office:date-value="2017-11-28T00:00:00" table:style-name="ce2">
            <text:p>28.11.2017</text:p>
          </table:table-cell>
          <table:table-cell office:value-type="string" table:style-name="ce3">
            <text:p>Legnica</text:p>
          </table:table-cell>
          <table:table-cell office:value-type="string" table:style-name="ce3">
            <text:p>Zielona Gora</text:p>
          </table:table-cell>
          <table:table-cell office:value-type="float" office:value="2798" table:style-name="ce1">
            <text:p>2798</text:p>
          </table:table-cell>
          <table:table-cell office:value-type="float" office:value="109" table:style-name="ce1">
            <text:p>109</text:p>
          </table:table-cell>
          <table:table-cell office:value-type="float" office:value="366" table:style-name="ce1">
            <text:p>366</text:p>
          </table:table-cell>
          <table:table-cell office:value-type="float" office:value="111" table:formula="of:=IF(AND([zad_5.$B272] = [.C271]; [zad_5.$A272] - [.A271] = 1);[.G271];[.G271] + 1)" table:style-name="ce1">
            <text:p>111</text:p>
          </table:table-cell>
          <table:table-cell office:value-type="date" office:date-value="2017-11-28T00:00:00" table:formula="of:= IF([zad_5.$G272] &lt; [.G273]; [zad_5.$A272]; IF([zad_5.$G272] &gt; [.G271]; [zad_5.$A272]; &quot; &quot;))" table:style-name="ce2">
            <text:p>28.11.2017</text:p>
          </table:table-cell>
          <table:table-cell table:number-columns-repeated="16376"/>
        </table:table-row>
        <table:table-row table:style-name="ro1">
          <table:table-cell office:value-type="date" office:date-value="2017-11-29T00:00:00" table:style-name="ce2">
            <text:p>29.11.2017</text:p>
          </table:table-cell>
          <table:table-cell office:value-type="string" table:style-name="ce3">
            <text:p>Zielona Gora</text:p>
          </table:table-cell>
          <table:table-cell office:value-type="string" table:style-name="ce3">
            <text:p>Legnica</text:p>
          </table:table-cell>
          <table:table-cell office:value-type="float" office:value="4217" table:style-name="ce1">
            <text:p>4217</text:p>
          </table:table-cell>
          <table:table-cell office:value-type="float" office:value="112" table:style-name="ce1">
            <text:p>112</text:p>
          </table:table-cell>
          <table:table-cell office:value-type="float" office:value="263" table:style-name="ce1">
            <text:p>263</text:p>
          </table:table-cell>
          <table:table-cell office:value-type="float" office:value="111" table:formula="of:=IF(AND([zad_5.$B273] = [.C272]; [zad_5.$A273] - [.A272] = 1);[.G272];[.G272] + 1)" table:style-name="ce1">
            <text:p>111</text:p>
          </table:table-cell>
          <table:table-cell office:value-type="string" office:string-value=" " table:formula="of:= IF([zad_5.$G273] &lt; [.G274]; [zad_5.$A273]; IF([zad_5.$G273] &gt; [.G272]; [zad_5.$A273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1-30T00:00:00" table:style-name="ce2">
            <text:p>30.11.2017</text:p>
          </table:table-cell>
          <table:table-cell office:value-type="string" table:style-name="ce3">
            <text:p>Legnica</text:p>
          </table:table-cell>
          <table:table-cell office:value-type="string" table:style-name="ce3">
            <text:p>Zielona Gora</text:p>
          </table:table-cell>
          <table:table-cell office:value-type="float" office:value="4327" table:style-name="ce1">
            <text:p>4327</text:p>
          </table:table-cell>
          <table:table-cell office:value-type="float" office:value="109" table:style-name="ce1">
            <text:p>109</text:p>
          </table:table-cell>
          <table:table-cell office:value-type="float" office:value="196" table:style-name="ce1">
            <text:p>196</text:p>
          </table:table-cell>
          <table:table-cell office:value-type="float" office:value="111" table:formula="of:=IF(AND([zad_5.$B274] = [.C273]; [zad_5.$A274] - [.A273] = 1);[.G273];[.G273] + 1)" table:style-name="ce1">
            <text:p>111</text:p>
          </table:table-cell>
          <table:table-cell office:value-type="date" office:date-value="2017-11-30T00:00:00" table:formula="of:= IF([zad_5.$G274] &lt; [.G275]; [zad_5.$A274]; IF([zad_5.$G274] &gt; [.G273]; [zad_5.$A274]; &quot; &quot;))" table:style-name="ce2">
            <text:p>30.11.2017</text:p>
          </table:table-cell>
          <table:table-cell table:number-columns-repeated="16376"/>
        </table:table-row>
        <table:table-row table:style-name="ro1">
          <table:table-cell office:value-type="date" office:date-value="2017-12-01T00:00:00" table:style-name="ce2">
            <text:p>01.12.2017</text:p>
          </table:table-cell>
          <table:table-cell office:value-type="string" table:style-name="ce3">
            <text:p>Czestochowa</text:p>
          </table:table-cell>
          <table:table-cell office:value-type="string" table:style-name="ce3">
            <text:p>Bielsko-Biala</text:p>
          </table:table-cell>
          <table:table-cell office:value-type="float" office:value="2555" table:style-name="ce1">
            <text:p>2555</text:p>
          </table:table-cell>
          <table:table-cell office:value-type="float" office:value="124" table:style-name="ce1">
            <text:p>124</text:p>
          </table:table-cell>
          <table:table-cell office:value-type="float" office:value="150" table:style-name="ce1">
            <text:p>150</text:p>
          </table:table-cell>
          <table:table-cell office:value-type="float" office:value="112" table:formula="of:=IF(AND([zad_5.$B275] = [.C274]; [zad_5.$A275] - [.A274] = 1);[.G274];[.G274] + 1)" table:style-name="ce1">
            <text:p>112</text:p>
          </table:table-cell>
          <table:table-cell office:value-type="date" office:date-value="2017-12-01T00:00:00" table:formula="of:= IF([zad_5.$G275] &lt; [.G276]; [zad_5.$A275]; IF([zad_5.$G275] &gt; [.G274]; [zad_5.$A275]; &quot; &quot;))" table:style-name="ce2">
            <text:p>01.12.2017</text:p>
          </table:table-cell>
          <table:table-cell table:number-columns-repeated="16376"/>
        </table:table-row>
        <table:table-row table:style-name="ro1">
          <table:table-cell office:value-type="date" office:date-value="2017-12-02T00:00:00" table:style-name="ce2">
            <text:p>02.12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Chalupki</text:p>
          </table:table-cell>
          <table:table-cell office:value-type="float" office:value="5150" table:style-name="ce1">
            <text:p>5150</text:p>
          </table:table-cell>
          <table:table-cell office:value-type="float" office:value="104" table:style-name="ce1">
            <text:p>104</text:p>
          </table:table-cell>
          <table:table-cell office:value-type="float" office:value="435" table:style-name="ce1">
            <text:p>435</text:p>
          </table:table-cell>
          <table:table-cell office:value-type="float" office:value="112" table:formula="of:=IF(AND([zad_5.$B276] = [.C275]; [zad_5.$A276] - [.A275] = 1);[.G275];[.G275] + 1)" table:style-name="ce1">
            <text:p>112</text:p>
          </table:table-cell>
          <table:table-cell office:value-type="date" office:date-value="2017-12-02T00:00:00" table:formula="of:= IF([zad_5.$G276] &lt; [.G277]; [zad_5.$A276]; IF([zad_5.$G276] &gt; [.G275]; [zad_5.$A276]; &quot; &quot;))" table:style-name="ce2">
            <text:p>02.12.2017</text:p>
          </table:table-cell>
          <table:table-cell table:number-columns-repeated="16376"/>
        </table:table-row>
        <table:table-row table:style-name="ro1">
          <table:table-cell office:value-type="date" office:date-value="2017-12-03T00:00:00" table:style-name="ce2">
            <text:p>03.12.2017</text:p>
          </table:table-cell>
          <table:table-cell office:value-type="string" table:style-name="ce3">
            <text:p>Przemysl</text:p>
          </table:table-cell>
          <table:table-cell office:value-type="string" table:style-name="ce3">
            <text:p>Kielce</text:p>
          </table:table-cell>
          <table:table-cell office:value-type="float" office:value="5697" table:style-name="ce1">
            <text:p>5697</text:p>
          </table:table-cell>
          <table:table-cell office:value-type="float" office:value="257" table:style-name="ce1">
            <text:p>257</text:p>
          </table:table-cell>
          <table:table-cell office:value-type="float" office:value="717" table:style-name="ce1">
            <text:p>717</text:p>
          </table:table-cell>
          <table:table-cell office:value-type="float" office:value="113" table:formula="of:=IF(AND([zad_5.$B277] = [.C276]; [zad_5.$A277] - [.A276] = 1);[.G276];[.G276] + 1)" table:style-name="ce1">
            <text:p>113</text:p>
          </table:table-cell>
          <table:table-cell office:value-type="date" office:date-value="2017-12-03T00:00:00" table:formula="of:= IF([zad_5.$G277] &lt; [.G278]; [zad_5.$A277]; IF([zad_5.$G277] &gt; [.G276]; [zad_5.$A277]; &quot; &quot;))" table:style-name="ce2">
            <text:p>03.12.2017</text:p>
          </table:table-cell>
          <table:table-cell table:number-columns-repeated="16376"/>
        </table:table-row>
        <table:table-row table:style-name="ro1">
          <table:table-cell office:value-type="date" office:date-value="2017-12-04T00:00:00" table:style-name="ce2">
            <text:p>04.12.2017</text:p>
          </table:table-cell>
          <table:table-cell office:value-type="string" table:style-name="ce3">
            <text:p>Kielce</text:p>
          </table:table-cell>
          <table:table-cell office:value-type="string" table:style-name="ce3">
            <text:p>Tarnobrzeg</text:p>
          </table:table-cell>
          <table:table-cell office:value-type="float" office:value="3192" table:style-name="ce1">
            <text:p>3192</text:p>
          </table:table-cell>
          <table:table-cell office:value-type="float" office:value="113" table:style-name="ce1">
            <text:p>113</text:p>
          </table:table-cell>
          <table:table-cell office:value-type="float" office:value="310" table:style-name="ce1">
            <text:p>310</text:p>
          </table:table-cell>
          <table:table-cell office:value-type="float" office:value="113" table:formula="of:=IF(AND([zad_5.$B278] = [.C277]; [zad_5.$A278] - [.A277] = 1);[.G277];[.G277] + 1)" table:style-name="ce1">
            <text:p>113</text:p>
          </table:table-cell>
          <table:table-cell office:value-type="date" office:date-value="2017-12-04T00:00:00" table:formula="of:= IF([zad_5.$G278] &lt; [.G279]; [zad_5.$A278]; IF([zad_5.$G278] &gt; [.G277]; [zad_5.$A278]; &quot; &quot;))" table:style-name="ce2">
            <text:p>04.12.2017</text:p>
          </table:table-cell>
          <table:table-cell table:number-columns-repeated="16376"/>
        </table:table-row>
        <table:table-row table:style-name="ro1">
          <table:table-cell office:value-type="date" office:date-value="2017-12-06T00:00:00" table:style-name="ce2">
            <text:p>06.12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Warszawa</text:p>
          </table:table-cell>
          <table:table-cell office:value-type="float" office:value="2781" table:style-name="ce1">
            <text:p>2781</text:p>
          </table:table-cell>
          <table:table-cell office:value-type="float" office:value="409" table:style-name="ce1">
            <text:p>409</text:p>
          </table:table-cell>
          <table:table-cell office:value-type="float" office:value="1436" table:style-name="ce1">
            <text:p>1436</text:p>
          </table:table-cell>
          <table:table-cell office:value-type="float" office:value="114" table:formula="of:=IF(AND([zad_5.$B279] = [.C278]; [zad_5.$A279] - [.A278] = 1);[.G278];[.G278] + 1)" table:style-name="ce1">
            <text:p>114</text:p>
          </table:table-cell>
          <table:table-cell office:value-type="date" office:date-value="2017-12-06T00:00:00" table:formula="of:= IF([zad_5.$G279] &lt; [.G280]; [zad_5.$A279]; IF([zad_5.$G279] &gt; [.G278]; [zad_5.$A279]; &quot; &quot;))" table:style-name="ce2">
            <text:p>06.12.2017</text:p>
          </table:table-cell>
          <table:table-cell table:number-columns-repeated="16376"/>
        </table:table-row>
        <table:table-row table:style-name="ro1">
          <table:table-cell office:value-type="date" office:date-value="2017-12-07T00:00:00" table:style-name="ce2">
            <text:p>07.12.2017</text:p>
          </table:table-cell>
          <table:table-cell office:value-type="string" table:style-name="ce3">
            <text:p>Warszawa</text:p>
          </table:table-cell>
          <table:table-cell office:value-type="string" table:style-name="ce3">
            <text:p>Plock</text:p>
          </table:table-cell>
          <table:table-cell office:value-type="float" office:value="1093" table:style-name="ce1">
            <text:p>1093</text:p>
          </table:table-cell>
          <table:table-cell office:value-type="float" office:value="110" table:style-name="ce1">
            <text:p>110</text:p>
          </table:table-cell>
          <table:table-cell office:value-type="float" office:value="400" table:style-name="ce1">
            <text:p>400</text:p>
          </table:table-cell>
          <table:table-cell office:value-type="float" office:value="114" table:formula="of:=IF(AND([zad_5.$B280] = [.C279]; [zad_5.$A280] - [.A279] = 1);[.G279];[.G279] + 1)" table:style-name="ce1">
            <text:p>114</text:p>
          </table:table-cell>
          <table:table-cell office:value-type="string" office:string-value=" " table:formula="of:= IF([zad_5.$G280] &lt; [.G281]; [zad_5.$A280]; IF([zad_5.$G280] &gt; [.G279]; [zad_5.$A280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2-08T00:00:00" table:style-name="ce2">
            <text:p>08.12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Konin</text:p>
          </table:table-cell>
          <table:table-cell office:value-type="float" office:value="2291" table:style-name="ce1">
            <text:p>2291</text:p>
          </table:table-cell>
          <table:table-cell office:value-type="float" office:value="132" table:style-name="ce1">
            <text:p>132</text:p>
          </table:table-cell>
          <table:table-cell office:value-type="float" office:value="163" table:style-name="ce1">
            <text:p>163</text:p>
          </table:table-cell>
          <table:table-cell office:value-type="float" office:value="114" table:formula="of:=IF(AND([zad_5.$B281] = [.C280]; [zad_5.$A281] - [.A280] = 1);[.G280];[.G280] + 1)" table:style-name="ce1">
            <text:p>114</text:p>
          </table:table-cell>
          <table:table-cell office:value-type="date" office:date-value="2017-12-08T00:00:00" table:formula="of:= IF([zad_5.$G281] &lt; [.G282]; [zad_5.$A281]; IF([zad_5.$G281] &gt; [.G280]; [zad_5.$A281]; &quot; &quot;))" table:style-name="ce2">
            <text:p>08.12.2017</text:p>
          </table:table-cell>
          <table:table-cell table:number-columns-repeated="16376"/>
        </table:table-row>
        <table:table-row table:style-name="ro1">
          <table:table-cell office:value-type="date" office:date-value="2017-12-09T00:00:00" table:style-name="ce2">
            <text:p>09.12.2017</text:p>
          </table:table-cell>
          <table:table-cell office:value-type="string" table:style-name="ce3">
            <text:p>Gubin</text:p>
          </table:table-cell>
          <table:table-cell office:value-type="string" table:style-name="ce3">
            <text:p>Szczecin</text:p>
          </table:table-cell>
          <table:table-cell office:value-type="float" office:value="2962" table:style-name="ce1">
            <text:p>2962</text:p>
          </table:table-cell>
          <table:table-cell office:value-type="float" office:value="170" table:style-name="ce1">
            <text:p>170</text:p>
          </table:table-cell>
          <table:table-cell office:value-type="float" office:value="273" table:style-name="ce1">
            <text:p>273</text:p>
          </table:table-cell>
          <table:table-cell office:value-type="float" office:value="115" table:formula="of:=IF(AND([zad_5.$B282] = [.C281]; [zad_5.$A282] - [.A281] = 1);[.G281];[.G281] + 1)" table:style-name="ce1">
            <text:p>115</text:p>
          </table:table-cell>
          <table:table-cell office:value-type="date" office:date-value="2017-12-09T00:00:00" table:formula="of:= IF([zad_5.$G282] &lt; [.G283]; [zad_5.$A282]; IF([zad_5.$G282] &gt; [.G281]; [zad_5.$A282]; &quot; &quot;))" table:style-name="ce2">
            <text:p>09.12.2017</text:p>
          </table:table-cell>
          <table:table-cell table:number-columns-repeated="16376"/>
        </table:table-row>
        <table:table-row table:style-name="ro1">
          <table:table-cell office:value-type="date" office:date-value="2017-12-10T00:00:00" table:style-name="ce2">
            <text:p>10.12.2017</text:p>
          </table:table-cell>
          <table:table-cell office:value-type="string" table:style-name="ce3">
            <text:p>Torun</text:p>
          </table:table-cell>
          <table:table-cell office:value-type="string" table:style-name="ce3">
            <text:p>Plock</text:p>
          </table:table-cell>
          <table:table-cell office:value-type="float" office:value="2939" table:style-name="ce1">
            <text:p>2939</text:p>
          </table:table-cell>
          <table:table-cell office:value-type="float" office:value="110" table:style-name="ce1">
            <text:p>110</text:p>
          </table:table-cell>
          <table:table-cell office:value-type="float" office:value="279" table:style-name="ce1">
            <text:p>279</text:p>
          </table:table-cell>
          <table:table-cell office:value-type="float" office:value="116" table:formula="of:=IF(AND([zad_5.$B283] = [.C282]; [zad_5.$A283] - [.A282] = 1);[.G282];[.G282] + 1)" table:style-name="ce1">
            <text:p>116</text:p>
          </table:table-cell>
          <table:table-cell office:value-type="date" office:date-value="2017-12-10T00:00:00" table:formula="of:= IF([zad_5.$G283] &lt; [.G284]; [zad_5.$A283]; IF([zad_5.$G283] &gt; [.G282]; [zad_5.$A283]; &quot; &quot;))" table:style-name="ce2">
            <text:p>10.12.2017</text:p>
          </table:table-cell>
          <table:table-cell table:number-columns-repeated="16376"/>
        </table:table-row>
        <table:table-row table:style-name="ro1">
          <table:table-cell office:value-type="date" office:date-value="2017-12-11T00:00:00" table:style-name="ce2">
            <text:p>11.12.2017</text:p>
          </table:table-cell>
          <table:table-cell office:value-type="string" table:style-name="ce3">
            <text:p>Plock</text:p>
          </table:table-cell>
          <table:table-cell office:value-type="string" table:style-name="ce3">
            <text:p>Konin</text:p>
          </table:table-cell>
          <table:table-cell office:value-type="float" office:value="4981" table:style-name="ce1">
            <text:p>4981</text:p>
          </table:table-cell>
          <table:table-cell office:value-type="float" office:value="138" table:style-name="ce1">
            <text:p>138</text:p>
          </table:table-cell>
          <table:table-cell office:value-type="float" office:value="455" table:style-name="ce1">
            <text:p>455</text:p>
          </table:table-cell>
          <table:table-cell office:value-type="float" office:value="116" table:formula="of:=IF(AND([zad_5.$B284] = [.C283]; [zad_5.$A284] - [.A283] = 1);[.G283];[.G283] + 1)" table:style-name="ce1">
            <text:p>116</text:p>
          </table:table-cell>
          <table:table-cell office:value-type="string" office:string-value=" " table:formula="of:= IF([zad_5.$G284] &lt; [.G285]; [zad_5.$A284]; IF([zad_5.$G284] &gt; [.G283]; [zad_5.$A284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2-12T00:00:00" table:style-name="ce2">
            <text:p>12.12.2017</text:p>
          </table:table-cell>
          <table:table-cell office:value-type="string" table:style-name="ce3">
            <text:p>Konin</text:p>
          </table:table-cell>
          <table:table-cell office:value-type="string" table:style-name="ce3">
            <text:p>Lodz</text:p>
          </table:table-cell>
          <table:table-cell office:value-type="float" office:value="3436" table:style-name="ce1">
            <text:p>3436</text:p>
          </table:table-cell>
          <table:table-cell office:value-type="float" office:value="114" table:style-name="ce1">
            <text:p>114</text:p>
          </table:table-cell>
          <table:table-cell office:value-type="float" office:value="370" table:style-name="ce1">
            <text:p>370</text:p>
          </table:table-cell>
          <table:table-cell office:value-type="float" office:value="116" table:formula="of:=IF(AND([zad_5.$B285] = [.C284]; [zad_5.$A285] - [.A284] = 1);[.G284];[.G284] + 1)" table:style-name="ce1">
            <text:p>116</text:p>
          </table:table-cell>
          <table:table-cell office:value-type="string" office:string-value=" " table:formula="of:= IF([zad_5.$G285] &lt; [.G286]; [zad_5.$A285]; IF([zad_5.$G285] &gt; [.G284]; [zad_5.$A285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2-13T00:00:00" table:style-name="ce2">
            <text:p>13.12.2017</text:p>
          </table:table-cell>
          <table:table-cell office:value-type="string" table:style-name="ce3">
            <text:p>Lodz</text:p>
          </table:table-cell>
          <table:table-cell office:value-type="string" table:style-name="ce3">
            <text:p>Kielce</text:p>
          </table:table-cell>
          <table:table-cell office:value-type="float" office:value="2342" table:style-name="ce1">
            <text:p>2342</text:p>
          </table:table-cell>
          <table:table-cell office:value-type="float" office:value="141" table:style-name="ce1">
            <text:p>141</text:p>
          </table:table-cell>
          <table:table-cell office:value-type="float" office:value="319" table:style-name="ce1">
            <text:p>319</text:p>
          </table:table-cell>
          <table:table-cell office:value-type="float" office:value="116" table:formula="of:=IF(AND([zad_5.$B286] = [.C285]; [zad_5.$A286] - [.A285] = 1);[.G285];[.G285] + 1)" table:style-name="ce1">
            <text:p>116</text:p>
          </table:table-cell>
          <table:table-cell office:value-type="string" office:string-value=" " table:formula="of:= IF([zad_5.$G286] &lt; [.G287]; [zad_5.$A286]; IF([zad_5.$G286] &gt; [.G285]; [zad_5.$A286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2-14T00:00:00" table:style-name="ce2">
            <text:p>14.12.2017</text:p>
          </table:table-cell>
          <table:table-cell office:value-type="string" table:style-name="ce3">
            <text:p>Kielce</text:p>
          </table:table-cell>
          <table:table-cell office:value-type="string" table:style-name="ce3">
            <text:p>Krakow</text:p>
          </table:table-cell>
          <table:table-cell office:value-type="float" office:value="1981" table:style-name="ce1">
            <text:p>1981</text:p>
          </table:table-cell>
          <table:table-cell office:value-type="float" office:value="126" table:style-name="ce1">
            <text:p>126</text:p>
          </table:table-cell>
          <table:table-cell office:value-type="float" office:value="396" table:style-name="ce1">
            <text:p>396</text:p>
          </table:table-cell>
          <table:table-cell office:value-type="float" office:value="116" table:formula="of:=IF(AND([zad_5.$B287] = [.C286]; [zad_5.$A287] - [.A286] = 1);[.G286];[.G286] + 1)" table:style-name="ce1">
            <text:p>116</text:p>
          </table:table-cell>
          <table:table-cell office:value-type="string" office:string-value=" " table:formula="of:= IF([zad_5.$G287] &lt; [.G288]; [zad_5.$A287]; IF([zad_5.$G287] &gt; [.G286]; [zad_5.$A287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2-15T00:00:00" table:style-name="ce2">
            <text:p>15.12.2017</text:p>
          </table:table-cell>
          <table:table-cell office:value-type="string" table:style-name="ce3">
            <text:p>Krakow</text:p>
          </table:table-cell>
          <table:table-cell office:value-type="string" table:style-name="ce3">
            <text:p>Cieszyn</text:p>
          </table:table-cell>
          <table:table-cell office:value-type="float" office:value="5238" table:style-name="ce1">
            <text:p>5238</text:p>
          </table:table-cell>
          <table:table-cell office:value-type="float" office:value="131" table:style-name="ce1">
            <text:p>131</text:p>
          </table:table-cell>
          <table:table-cell office:value-type="float" office:value="158" table:style-name="ce1">
            <text:p>158</text:p>
          </table:table-cell>
          <table:table-cell office:value-type="float" office:value="116" table:formula="of:=IF(AND([zad_5.$B288] = [.C287]; [zad_5.$A288] - [.A287] = 1);[.G287];[.G287] + 1)" table:style-name="ce1">
            <text:p>116</text:p>
          </table:table-cell>
          <table:table-cell office:value-type="string" office:string-value=" " table:formula="of:= IF([zad_5.$G288] &lt; [.G289]; [zad_5.$A288]; IF([zad_5.$G288] &gt; [.G287]; [zad_5.$A288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2-16T00:00:00" table:style-name="ce2">
            <text:p>16.12.2017</text:p>
          </table:table-cell>
          <table:table-cell office:value-type="string" table:style-name="ce3">
            <text:p>Cieszyn</text:p>
          </table:table-cell>
          <table:table-cell office:value-type="string" table:style-name="ce3">
            <text:p>Opole</text:p>
          </table:table-cell>
          <table:table-cell office:value-type="float" office:value="2823" table:style-name="ce1">
            <text:p>2823</text:p>
          </table:table-cell>
          <table:table-cell office:value-type="float" office:value="156" table:style-name="ce1">
            <text:p>156</text:p>
          </table:table-cell>
          <table:table-cell office:value-type="float" office:value="280" table:style-name="ce1">
            <text:p>280</text:p>
          </table:table-cell>
          <table:table-cell office:value-type="float" office:value="116" table:formula="of:=IF(AND([zad_5.$B289] = [.C288]; [zad_5.$A289] - [.A288] = 1);[.G288];[.G288] + 1)" table:style-name="ce1">
            <text:p>116</text:p>
          </table:table-cell>
          <table:table-cell office:value-type="string" office:string-value=" " table:formula="of:= IF([zad_5.$G289] &lt; [.G290]; [zad_5.$A289]; IF([zad_5.$G289] &gt; [.G288]; [zad_5.$A289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2-17T00:00:00" table:style-name="ce2">
            <text:p>17.12.2017</text:p>
          </table:table-cell>
          <table:table-cell office:value-type="string" table:style-name="ce3">
            <text:p>Opole</text:p>
          </table:table-cell>
          <table:table-cell office:value-type="string" table:style-name="ce3">
            <text:p>Bielsko-Biala</text:p>
          </table:table-cell>
          <table:table-cell office:value-type="float" office:value="1173" table:style-name="ce1">
            <text:p>1173</text:p>
          </table:table-cell>
          <table:table-cell office:value-type="float" office:value="139" table:style-name="ce1">
            <text:p>139</text:p>
          </table:table-cell>
          <table:table-cell office:value-type="float" office:value="475" table:style-name="ce1">
            <text:p>475</text:p>
          </table:table-cell>
          <table:table-cell office:value-type="float" office:value="116" table:formula="of:=IF(AND([zad_5.$B290] = [.C289]; [zad_5.$A290] - [.A289] = 1);[.G289];[.G289] + 1)" table:style-name="ce1">
            <text:p>116</text:p>
          </table:table-cell>
          <table:table-cell office:value-type="string" office:string-value=" " table:formula="of:= IF([zad_5.$G290] &lt; [.G291]; [zad_5.$A290]; IF([zad_5.$G290] &gt; [.G289]; [zad_5.$A290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2-18T00:00:00" table:style-name="ce2">
            <text:p>18.12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Zakopane</text:p>
          </table:table-cell>
          <table:table-cell office:value-type="float" office:value="1465" table:style-name="ce1">
            <text:p>1465</text:p>
          </table:table-cell>
          <table:table-cell office:value-type="float" office:value="121" table:style-name="ce1">
            <text:p>121</text:p>
          </table:table-cell>
          <table:table-cell office:value-type="float" office:value="193" table:style-name="ce1">
            <text:p>193</text:p>
          </table:table-cell>
          <table:table-cell office:value-type="float" office:value="116" table:formula="of:=IF(AND([zad_5.$B291] = [.C290]; [zad_5.$A291] - [.A290] = 1);[.G290];[.G290] + 1)" table:style-name="ce1">
            <text:p>116</text:p>
          </table:table-cell>
          <table:table-cell office:value-type="string" office:string-value=" " table:formula="of:= IF([zad_5.$G291] &lt; [.G292]; [zad_5.$A291]; IF([zad_5.$G291] &gt; [.G290]; [zad_5.$A291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2-19T00:00:00" table:style-name="ce2">
            <text:p>19.12.2017</text:p>
          </table:table-cell>
          <table:table-cell office:value-type="string" table:style-name="ce3">
            <text:p>Zakopane</text:p>
          </table:table-cell>
          <table:table-cell office:value-type="string" table:style-name="ce3">
            <text:p>Katowice</text:p>
          </table:table-cell>
          <table:table-cell office:value-type="float" office:value="1572" table:style-name="ce1">
            <text:p>1572</text:p>
          </table:table-cell>
          <table:table-cell office:value-type="float" office:value="159" table:style-name="ce1">
            <text:p>159</text:p>
          </table:table-cell>
          <table:table-cell office:value-type="float" office:value="476" table:style-name="ce1">
            <text:p>476</text:p>
          </table:table-cell>
          <table:table-cell office:value-type="float" office:value="116" table:formula="of:=IF(AND([zad_5.$B292] = [.C291]; [zad_5.$A292] - [.A291] = 1);[.G291];[.G291] + 1)" table:style-name="ce1">
            <text:p>116</text:p>
          </table:table-cell>
          <table:table-cell office:value-type="string" office:string-value=" " table:formula="of:= IF([zad_5.$G292] &lt; [.G293]; [zad_5.$A292]; IF([zad_5.$G292] &gt; [.G291]; [zad_5.$A292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2-20T00:00:00" table:style-name="ce2">
            <text:p>20.12.2017</text:p>
          </table:table-cell>
          <table:table-cell office:value-type="string" table:style-name="ce3">
            <text:p>Katowice</text:p>
          </table:table-cell>
          <table:table-cell office:value-type="string" table:style-name="ce3">
            <text:p>Zakopane</text:p>
          </table:table-cell>
          <table:table-cell office:value-type="float" office:value="4084" table:style-name="ce1">
            <text:p>4084</text:p>
          </table:table-cell>
          <table:table-cell office:value-type="float" office:value="160" table:style-name="ce1">
            <text:p>160</text:p>
          </table:table-cell>
          <table:table-cell office:value-type="float" office:value="338" table:style-name="ce1">
            <text:p>338</text:p>
          </table:table-cell>
          <table:table-cell office:value-type="float" office:value="116" table:formula="of:=IF(AND([zad_5.$B293] = [.C292]; [zad_5.$A293] - [.A292] = 1);[.G292];[.G292] + 1)" table:style-name="ce1">
            <text:p>116</text:p>
          </table:table-cell>
          <table:table-cell office:value-type="date" office:date-value="2017-12-20T00:00:00" table:formula="of:= IF([zad_5.$G293] &lt; [.G294]; [zad_5.$A293]; IF([zad_5.$G293] &gt; [.G292]; [zad_5.$A293]; &quot; &quot;))" table:style-name="ce2">
            <text:p>20.12.2017</text:p>
          </table:table-cell>
          <table:table-cell table:number-columns-repeated="16376"/>
        </table:table-row>
        <table:table-row table:style-name="ro1">
          <table:table-cell office:value-type="date" office:date-value="2017-12-21T00:00:00" table:style-name="ce2">
            <text:p>21.12.2017</text:p>
          </table:table-cell>
          <table:table-cell office:value-type="string" table:style-name="ce3">
            <text:p>Gubin</text:p>
          </table:table-cell>
          <table:table-cell office:value-type="string" table:style-name="ce3">
            <text:p>Szczecin</text:p>
          </table:table-cell>
          <table:table-cell office:value-type="float" office:value="4635" table:style-name="ce1">
            <text:p>4635</text:p>
          </table:table-cell>
          <table:table-cell office:value-type="float" office:value="163" table:style-name="ce1">
            <text:p>163</text:p>
          </table:table-cell>
          <table:table-cell office:value-type="float" office:value="359" table:style-name="ce1">
            <text:p>359</text:p>
          </table:table-cell>
          <table:table-cell office:value-type="float" office:value="117" table:formula="of:=IF(AND([zad_5.$B294] = [.C293]; [zad_5.$A294] - [.A293] = 1);[.G293];[.G293] + 1)" table:style-name="ce1">
            <text:p>117</text:p>
          </table:table-cell>
          <table:table-cell office:value-type="date" office:date-value="2017-12-21T00:00:00" table:formula="of:= IF([zad_5.$G294] &lt; [.G295]; [zad_5.$A294]; IF([zad_5.$G294] &gt; [.G293]; [zad_5.$A294]; &quot; &quot;))" table:style-name="ce2">
            <text:p>21.12.2017</text:p>
          </table:table-cell>
          <table:table-cell table:number-columns-repeated="16376"/>
        </table:table-row>
        <table:table-row table:style-name="ro1">
          <table:table-cell office:value-type="date" office:date-value="2017-12-23T00:00:00" table:style-name="ce2">
            <text:p>23.12.2017</text:p>
          </table:table-cell>
          <table:table-cell office:value-type="string" table:style-name="ce3">
            <text:p>Gdansk</text:p>
          </table:table-cell>
          <table:table-cell office:value-type="string" table:style-name="ce3">
            <text:p>Bezledy</text:p>
          </table:table-cell>
          <table:table-cell office:value-type="float" office:value="3705" table:style-name="ce1">
            <text:p>3705</text:p>
          </table:table-cell>
          <table:table-cell office:value-type="float" office:value="182" table:style-name="ce1">
            <text:p>182</text:p>
          </table:table-cell>
          <table:table-cell office:value-type="float" office:value="760" table:style-name="ce1">
            <text:p>760</text:p>
          </table:table-cell>
          <table:table-cell office:value-type="float" office:value="118" table:formula="of:=IF(AND([zad_5.$B295] = [.C294]; [zad_5.$A295] - [.A294] = 1);[.G294];[.G294] + 1)" table:style-name="ce1">
            <text:p>118</text:p>
          </table:table-cell>
          <table:table-cell office:value-type="date" office:date-value="2017-12-23T00:00:00" table:formula="of:= IF([zad_5.$G295] &lt; [.G296]; [zad_5.$A295]; IF([zad_5.$G295] &gt; [.G294]; [zad_5.$A295]; &quot; &quot;))" table:style-name="ce2">
            <text:p>23.12.2017</text:p>
          </table:table-cell>
          <table:table-cell table:number-columns-repeated="16376"/>
        </table:table-row>
        <table:table-row table:style-name="ro1">
          <table:table-cell office:value-type="date" office:date-value="2017-12-25T00:00:00" table:style-name="ce2">
            <text:p>25.12.2017</text:p>
          </table:table-cell>
          <table:table-cell office:value-type="string" table:style-name="ce3">
            <text:p>Olsztyn</text:p>
          </table:table-cell>
          <table:table-cell office:value-type="string" table:style-name="ce3">
            <text:p>Bielsko-Biala</text:p>
          </table:table-cell>
          <table:table-cell office:value-type="float" office:value="5624" table:style-name="ce1">
            <text:p>5624</text:p>
          </table:table-cell>
          <table:table-cell office:value-type="float" office:value="541" table:style-name="ce1">
            <text:p>541</text:p>
          </table:table-cell>
          <table:table-cell office:value-type="float" office:value="1198" table:style-name="ce1">
            <text:p>1198</text:p>
          </table:table-cell>
          <table:table-cell office:value-type="float" office:value="119" table:formula="of:=IF(AND([zad_5.$B296] = [.C295]; [zad_5.$A296] - [.A295] = 1);[.G295];[.G295] + 1)" table:style-name="ce1">
            <text:p>119</text:p>
          </table:table-cell>
          <table:table-cell office:value-type="date" office:date-value="2017-12-25T00:00:00" table:formula="of:= IF([zad_5.$G296] &lt; [.G297]; [zad_5.$A296]; IF([zad_5.$G296] &gt; [.G295]; [zad_5.$A296]; &quot; &quot;))" table:style-name="ce2">
            <text:p>25.12.2017</text:p>
          </table:table-cell>
          <table:table-cell table:number-columns-repeated="16376"/>
        </table:table-row>
        <table:table-row table:style-name="ro1">
          <table:table-cell office:value-type="date" office:date-value="2017-12-26T00:00:00" table:style-name="ce2">
            <text:p>26.12.2017</text:p>
          </table:table-cell>
          <table:table-cell office:value-type="string" table:style-name="ce3">
            <text:p>Bielsko-Biala</text:p>
          </table:table-cell>
          <table:table-cell office:value-type="string" table:style-name="ce3">
            <text:p>Opole</text:p>
          </table:table-cell>
          <table:table-cell office:value-type="float" office:value="4157" table:style-name="ce1">
            <text:p>4157</text:p>
          </table:table-cell>
          <table:table-cell office:value-type="float" office:value="151" table:style-name="ce1">
            <text:p>151</text:p>
          </table:table-cell>
          <table:table-cell office:value-type="float" office:value="168" table:style-name="ce1">
            <text:p>168</text:p>
          </table:table-cell>
          <table:table-cell office:value-type="float" office:value="119" table:formula="of:=IF(AND([zad_5.$B297] = [.C296]; [zad_5.$A297] - [.A296] = 1);[.G296];[.G296] + 1)" table:style-name="ce1">
            <text:p>119</text:p>
          </table:table-cell>
          <table:table-cell office:value-type="string" office:string-value=" " table:formula="of:= IF([zad_5.$G297] &lt; [.G298]; [zad_5.$A297]; IF([zad_5.$G297] &gt; [.G296]; [zad_5.$A297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2-27T00:00:00" table:style-name="ce2">
            <text:p>27.12.2017</text:p>
          </table:table-cell>
          <table:table-cell office:value-type="string" table:style-name="ce3">
            <text:p>Opole</text:p>
          </table:table-cell>
          <table:table-cell office:value-type="string" table:style-name="ce3">
            <text:p>Walbrzych</text:p>
          </table:table-cell>
          <table:table-cell office:value-type="float" office:value="3021" table:style-name="ce1">
            <text:p>3021</text:p>
          </table:table-cell>
          <table:table-cell office:value-type="float" office:value="137" table:style-name="ce1">
            <text:p>137</text:p>
          </table:table-cell>
          <table:table-cell office:value-type="float" office:value="323" table:style-name="ce1">
            <text:p>323</text:p>
          </table:table-cell>
          <table:table-cell office:value-type="float" office:value="119" table:formula="of:=IF(AND([zad_5.$B298] = [.C297]; [zad_5.$A298] - [.A297] = 1);[.G297];[.G297] + 1)" table:style-name="ce1">
            <text:p>119</text:p>
          </table:table-cell>
          <table:table-cell office:value-type="string" office:string-value=" " table:formula="of:= IF([zad_5.$G298] &lt; [.G299]; [zad_5.$A298]; IF([zad_5.$G298] &gt; [.G297]; [zad_5.$A298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2-28T00:00:00" table:style-name="ce2">
            <text:p>28.12.2017</text:p>
          </table:table-cell>
          <table:table-cell office:value-type="string" table:style-name="ce3">
            <text:p>Walbrzych</text:p>
          </table:table-cell>
          <table:table-cell office:value-type="string" table:style-name="ce3">
            <text:p>Zgorzelec</text:p>
          </table:table-cell>
          <table:table-cell office:value-type="float" office:value="3573" table:style-name="ce1">
            <text:p>3573</text:p>
          </table:table-cell>
          <table:table-cell office:value-type="float" office:value="149" table:style-name="ce1">
            <text:p>149</text:p>
          </table:table-cell>
          <table:table-cell office:value-type="float" office:value="341" table:style-name="ce1">
            <text:p>341</text:p>
          </table:table-cell>
          <table:table-cell office:value-type="float" office:value="119" table:formula="of:=IF(AND([zad_5.$B299] = [.C298]; [zad_5.$A299] - [.A298] = 1);[.G298];[.G298] + 1)" table:style-name="ce1">
            <text:p>119</text:p>
          </table:table-cell>
          <table:table-cell office:value-type="string" office:string-value=" " table:formula="of:= IF([zad_5.$G299] &lt; [.G300]; [zad_5.$A299]; IF([zad_5.$G299] &gt; [.G298]; [zad_5.$A299]; &quot; &quot;))" table:style-name="ce2">
            <text:p><text:s/></text:p>
          </table:table-cell>
          <table:table-cell table:number-columns-repeated="16376"/>
        </table:table-row>
        <table:table-row table:style-name="ro1">
          <table:table-cell office:value-type="date" office:date-value="2017-12-29T00:00:00" table:style-name="ce2">
            <text:p>29.12.2017</text:p>
          </table:table-cell>
          <table:table-cell office:value-type="string" table:style-name="ce3">
            <text:p>Zgorzelec</text:p>
          </table:table-cell>
          <table:table-cell office:value-type="string" table:style-name="ce3">
            <text:p>Gubin</text:p>
          </table:table-cell>
          <table:table-cell office:value-type="float" office:value="4748" table:style-name="ce1">
            <text:p>4748</text:p>
          </table:table-cell>
          <table:table-cell office:value-type="float" office:value="152" table:style-name="ce1">
            <text:p>152</text:p>
          </table:table-cell>
          <table:table-cell office:value-type="float" office:value="491" table:style-name="ce1">
            <text:p>491</text:p>
          </table:table-cell>
          <table:table-cell office:value-type="float" office:value="119" table:formula="of:=IF(AND([zad_5.$B300] = [.C299]; [zad_5.$A300] - [.A299] = 1);[.G299];[.G299] + 1)" table:style-name="ce1">
            <text:p>119</text:p>
          </table:table-cell>
          <table:table-cell office:value-type="date" office:date-value="2017-12-29T00:00:00" table:formula="of:= IF([zad_5.$G300] &lt; [.G301]; [zad_5.$A300]; IF([zad_5.$G300] &gt; [.G299]; [zad_5.$A300]; &quot; &quot;))" table:style-name="ce2">
            <text:p>29.12.2017</text:p>
          </table:table-cell>
          <table:table-cell table:number-columns-repeated="16376"/>
        </table:table-row>
        <table:table-row table:style-name="ro1">
          <table:table-cell office:value-type="date" office:date-value="2017-12-31T00:00:00" table:style-name="ce2">
            <text:p>31.12.2017</text:p>
          </table:table-cell>
          <table:table-cell office:value-type="string" table:style-name="ce3">
            <text:p>Ciechanow</text:p>
          </table:table-cell>
          <table:table-cell office:value-type="string" table:style-name="ce3">
            <text:p>Olsztyn</text:p>
          </table:table-cell>
          <table:table-cell office:value-type="float" office:value="2293" table:style-name="ce1">
            <text:p>2293</text:p>
          </table:table-cell>
          <table:table-cell office:value-type="float" office:value="126" table:style-name="ce1">
            <text:p>126</text:p>
          </table:table-cell>
          <table:table-cell office:value-type="float" office:value="219" table:style-name="ce1">
            <text:p>219</text:p>
          </table:table-cell>
          <table:table-cell office:value-type="float" office:value="120" table:formula="of:=IF(AND([zad_5.$B301] = [.C300]; [zad_5.$A301] - [.A300] = 1);[.G300];[.G300] + 1)" table:style-name="ce1">
            <text:p>120</text:p>
          </table:table-cell>
          <table:table-cell office:value-type="date" office:date-value="2017-12-31T00:00:00" table:formula="of:= IF([zad_5.$G301] &lt; [.G302]; [zad_5.$A301]; IF([zad_5.$G301] &gt; [.G300]; [zad_5.$A301]; &quot; &quot;))" table:style-name="ce2">
            <text:p>31.12.2017</text:p>
          </table:table-cell>
          <table:table-cell table:number-columns-repeated="16376"/>
        </table:table-row>
        <table:table-row table:number-rows-repeated="1048275" table:style-name="ro1">
          <table:table-cell table:number-columns-repeated="16384"/>
        </table:table-row>
      </table:table>
      <table:database-ranges>
        <table:database-range table:target-range-address="zad_1_2.A1:zad_1_2.H301" table:name="kursy" table:display-filter-buttons="true" table:on-update-keep-size="false" table:on-update-keep-styles="true" table:refresh-delay="false">
          <table:database-source-sql table:database-name="Provider=Microsoft.Mashup.OleDb.1;Data Source=$Workbook$;Location=kursy;Extended Properties=&quot;&quot;" table:sql-statement="SELECT * FROM [kursy]"/>
        </table:database-range>
        <table:database-range table:target-range-address="zad_5.A1:zad_5.I301" table:name="kursy3" table:display-filter-buttons="true" table:on-update-keep-size="false" table:on-update-keep-styles="true" table:refresh-delay="false">
          <table:database-source-sql table:database-name="Provider=Microsoft.Mashup.OleDb.1;Data Source=$Workbook$;Location=&quot;kursy (2)&quot;;Extended Properties=&quot;&quot;" table:sql-statement="SELECT * FROM [kursy (2)]"/>
        </table:database-range>
      </table:database-ranges>
      <table:data-pilot-tables>
        <table:data-pilot-table table:name="Tabela przestawna2" table:target-range-address="zad_3.A3:zad_3.B233" table:show-filter-button="false" table:buttons="zad_3.A3">
          <table:source-cell-range table:cell-range-address="zad_1_2.A1:zad_1_2.H301"/>
          <table:data-pilot-field table:source-field-name="trasa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Waga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Waga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oczate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niec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dleglosc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en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awka za km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ela przestawna3" table:target-range-address="zad_4.A3:zad_4.B12" table:show-filter-button="false" table:buttons="zad_4.A3">
          <table:source-cell-range table:cell-range-address="zad_1_2.A1:zad_1_2.F1048576"/>
          <table:data-pilot-field table:source-field-name="Poczatek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Poczatek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Poczatek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Poczatek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niec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Wag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dleglosc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en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ela przestawna4" table:target-range-address="zad_5_pomoc.A3:zad_5_pomoc.B125" table:show-filter-button="false" table:buttons="zad_5_pomoc.A3">
          <table:source-cell-range table:cell-range-address="zad_5.A1:zad_5.G1048576"/>
          <table:data-pilot-field table:source-field-name="ID CIAGU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Data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a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oczate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niec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Wag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dleglosc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en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ela przestawna6" table:target-range-address="zad_ostatnie.D4:zad_ostatnie.E9" table:show-filter-button="false" table:buttons="zad_ostatnie.D4">
          <table:source-cell-range table:cell-range-address="zad_5.A1:zad_5.H1048576"/>
          <table:data-pilot-field table:source-field-name="ID CIAGU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Data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a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oczate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niec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Wag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dleglosc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en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esiące" table:orientation="hidden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" table:date-start="auto" table:date-end="auto" table:grouped-by="months"/>
          </table:data-pilot-field>
        </table:data-pilot-table>
        <table:data-pilot-table table:name="Tabela przestawna5" table:target-range-address="zad_ostatnie.A4:zad_ostatnie.A9" table:show-filter-button="false" table:buttons="zad_ostatnie.A4">
          <table:source-cell-range table:cell-range-address="zad_5.A1:zad_5.H1048576"/>
          <table:data-pilot-field table:source-field-name="ID CIAGU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false" table:show-details="true"/>
                <table:data-pilot-member table:name="9" table:display="false" table:show-details="true"/>
                <table:data-pilot-member table:name="10" table:display="false" table:show-details="true"/>
                <table:data-pilot-member table:name="11" table:display="false" table:show-details="true"/>
                <table:data-pilot-member table:name="12" table:display="false" table:show-details="true"/>
                <table:data-pilot-member table:name="13" table:display="false" table:show-details="true"/>
                <table:data-pilot-member table:name="14" table:display="false" table:show-details="true"/>
                <table:data-pilot-member table:name="15" table:display="false" table:show-details="true"/>
                <table:data-pilot-member table:name="16" table:display="false" table:show-details="true"/>
                <table:data-pilot-member table:name="17" table:display="false" table:show-details="true"/>
                <table:data-pilot-member table:name="18" table:display="false" table:show-details="true"/>
                <table:data-pilot-member table:name="19" table:display="false" table:show-details="true"/>
                <table:data-pilot-member table:name="20" table:display="false" table:show-details="true"/>
                <table:data-pilot-member table:name="21" table:display="false" table:show-details="true"/>
                <table:data-pilot-member table:name="22" table:display="false" table:show-details="true"/>
                <table:data-pilot-member table:name="23" table:display="false" table:show-details="true"/>
                <table:data-pilot-member table:name="24" table:display="false" table:show-details="true"/>
                <table:data-pilot-member table:name="25" table:display="false" table:show-details="true"/>
                <table:data-pilot-member table:name="26" table:display="false" table:show-details="true"/>
                <table:data-pilot-member table:name="27" table:display="false" table:show-details="true"/>
                <table:data-pilot-member table:name="28" table:display="false" table:show-details="true"/>
                <table:data-pilot-member table:name="29" table:display="false" table:show-details="true"/>
                <table:data-pilot-member table:name="30" table:display="false" table:show-details="true"/>
                <table:data-pilot-member table:name="31" table:display="false" table:show-details="true"/>
                <table:data-pilot-member table:name="32" table:display="false" table:show-details="true"/>
                <table:data-pilot-member table:name="33" table:display="false" table:show-details="true"/>
                <table:data-pilot-member table:name="34" table:display="false" table:show-details="true"/>
                <table:data-pilot-member table:name="35" table:display="false" table:show-details="true"/>
                <table:data-pilot-member table:name="36" table:display="false" table:show-details="true"/>
                <table:data-pilot-member table:name="37" table:display="false" table:show-details="true"/>
                <table:data-pilot-member table:name="38" table:display="false" table:show-details="true"/>
                <table:data-pilot-member table:name="39" table:display="false" table:show-details="true"/>
                <table:data-pilot-member table:name="40" table:display="false" table:show-details="true"/>
                <table:data-pilot-member table:name="41" table:display="false" table:show-details="true"/>
                <table:data-pilot-member table:name="42" table:display="false" table:show-details="true"/>
                <table:data-pilot-member table:name="43" table:display="false" table:show-details="true"/>
                <table:data-pilot-member table:name="44" table:display="false" table:show-details="true"/>
                <table:data-pilot-member table:name="45" table:display="false" table:show-details="true"/>
                <table:data-pilot-member table:name="46" table:display="false" table:show-details="true"/>
                <table:data-pilot-member table:name="47" table:display="false" table:show-details="true"/>
                <table:data-pilot-member table:name="48" table:display="false" table:show-details="true"/>
                <table:data-pilot-member table:name="49" table:display="false" table:show-details="true"/>
                <table:data-pilot-member table:name="50" table:display="false" table:show-details="true"/>
                <table:data-pilot-member table:name="51" table:display="false" table:show-details="true"/>
                <table:data-pilot-member table:name="52" table:display="false" table:show-details="true"/>
                <table:data-pilot-member table:name="53" table:display="false" table:show-details="true"/>
                <table:data-pilot-member table:name="54" table:display="false" table:show-details="true"/>
                <table:data-pilot-member table:name="55" table:display="false" table:show-details="true"/>
                <table:data-pilot-member table:name="56" table:display="false" table:show-details="true"/>
                <table:data-pilot-member table:name="57" table:display="false" table:show-details="true"/>
                <table:data-pilot-member table:name="58" table:display="false" table:show-details="true"/>
                <table:data-pilot-member table:name="59" table:display="false" table:show-details="true"/>
                <table:data-pilot-member table:name="60" table:display="false" table:show-details="true"/>
                <table:data-pilot-member table:name="61" table:display="false" table:show-details="true"/>
                <table:data-pilot-member table:name="62" table:display="false" table:show-details="true"/>
                <table:data-pilot-member table:name="63" table:display="false" table:show-details="true"/>
                <table:data-pilot-member table:name="64" table:display="false" table:show-details="true"/>
                <table:data-pilot-member table:name="65" table:display="false" table:show-details="true"/>
                <table:data-pilot-member table:name="66" table:display="false" table:show-details="true"/>
                <table:data-pilot-member table:name="67" table:display="false" table:show-details="true"/>
                <table:data-pilot-member table:name="68" table:display="false" table:show-details="true"/>
                <table:data-pilot-member table:name="69" table:display="false" table:show-details="true"/>
                <table:data-pilot-member table:name="70" table:display="false" table:show-details="true"/>
                <table:data-pilot-member table:name="71" table:display="false" table:show-details="true"/>
                <table:data-pilot-member table:name="72" table:display="false" table:show-details="true"/>
                <table:data-pilot-member table:name="73" table:display="false" table:show-details="true"/>
                <table:data-pilot-member table:name="74" table:display="false" table:show-details="true"/>
                <table:data-pilot-member table:name="75" table:display="false" table:show-details="true"/>
                <table:data-pilot-member table:name="76" table:display="false" table:show-details="true"/>
                <table:data-pilot-member table:name="77" table:display="false" table:show-details="true"/>
                <table:data-pilot-member table:name="78" table:display="false" table:show-details="true"/>
                <table:data-pilot-member table:name="79" table:display="false" table:show-details="true"/>
                <table:data-pilot-member table:name="80" table:display="false" table:show-details="true"/>
                <table:data-pilot-member table:name="81" table:display="false" table:show-details="true"/>
                <table:data-pilot-member table:name="82" table:display="false" table:show-details="true"/>
                <table:data-pilot-member table:name="83" table:display="false" table:show-details="true"/>
                <table:data-pilot-member table:name="84" table:display="false" table:show-details="true"/>
                <table:data-pilot-member table:name="85" table:display="false" table:show-details="true"/>
                <table:data-pilot-member table:name="86" table:display="false" table:show-details="true"/>
                <table:data-pilot-member table:name="87" table:display="false" table:show-details="true"/>
                <table:data-pilot-member table:name="88" table:display="false" table:show-details="true"/>
                <table:data-pilot-member table:name="89" table:display="false" table:show-details="true"/>
                <table:data-pilot-member table:name="90" table:display="false" table:show-details="true"/>
                <table:data-pilot-member table:name="91" table:display="false" table:show-details="true"/>
                <table:data-pilot-member table:name="92" table:display="false" table:show-details="true"/>
                <table:data-pilot-member table:name="93" table:display="false" table:show-details="true"/>
                <table:data-pilot-member table:name="94" table:display="false" table:show-details="true"/>
                <table:data-pilot-member table:name="95" table:display="false" table:show-details="true"/>
                <table:data-pilot-member table:name="96" table:display="false" table:show-details="true"/>
                <table:data-pilot-member table:name="97" table:display="false" table:show-details="true"/>
                <table:data-pilot-member table:name="98" table:display="false" table:show-details="true"/>
                <table:data-pilot-member table:name="99" table:display="false" table:show-details="true"/>
                <table:data-pilot-member table:name="100" table:display="false" table:show-details="true"/>
                <table:data-pilot-member table:name="101" table:display="false" table:show-details="true"/>
                <table:data-pilot-member table:name="102" table:display="false" table:show-details="true"/>
                <table:data-pilot-member table:name="103" table:display="false" table:show-details="true"/>
                <table:data-pilot-member table:name="104" table:display="false" table:show-details="true"/>
                <table:data-pilot-member table:name="105" table:display="false" table:show-details="true"/>
                <table:data-pilot-member table:name="106" table:display="false" table:show-details="true"/>
                <table:data-pilot-member table:name="107" table:display="false" table:show-details="true"/>
                <table:data-pilot-member table:name="108" table:display="false" table:show-details="true"/>
                <table:data-pilot-member table:name="109" table:display="false" table:show-details="true"/>
                <table:data-pilot-member table:name="110" table:display="false" table:show-details="true"/>
                <table:data-pilot-member table:name="111" table:display="false" table:show-details="true"/>
                <table:data-pilot-member table:name="112" table:display="false" table:show-details="true"/>
                <table:data-pilot-member table:name="113" table:display="false" table:show-details="true"/>
                <table:data-pilot-member table:name="114" table:display="false" table:show-details="true"/>
                <table:data-pilot-member table:name="115" table:display="false" table:show-details="true"/>
                <table:data-pilot-member table:name="117" table:display="false" table:show-details="true"/>
                <table:data-pilot-member table:name="118" table:display="false" table:show-details="true"/>
                <table:data-pilot-member table:name="119" table:display="false" table:show-details="true"/>
                <table:data-pilot-member table:name="120" table:display="false" table:show-details="true"/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days"/>
          </table:data-pilot-field>
          <table:data-pilot-field table:source-field-name="Poczate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niec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Wag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dleglosc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en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esią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&lt;02.01.2017" table:display="true" table:show-details="false"/>
                <table:data-pilot-member table:name="sty" table:display="true" table:show-details="false"/>
                <table:data-pilot-member table:name="lut" table:display="true" table:show-details="false"/>
                <table:data-pilot-member table:name="mar" table:display="true" table:show-details="false"/>
                <table:data-pilot-member table:name="kwi" table:display="true" table:show-details="false"/>
                <table:data-pilot-member table:name="maj" table:display="true" table:show-details="false"/>
                <table:data-pilot-member table:name="cze" table:display="true" table:show-details="false"/>
                <table:data-pilot-member table:name="lip" table:display="true" table:show-details="false"/>
                <table:data-pilot-member table:name="sie" table:display="true" table:show-details="false"/>
                <table:data-pilot-member table:name="wrz" table:display="true" table:show-details="false"/>
                <table:data-pilot-member table:name="paź" table:display="true" table:show-details="false"/>
                <table:data-pilot-member table:name="lis" table:display="true" table:show-details="false"/>
                <table:data-pilot-member table:name="gru" table:display="true" table:show-details="false"/>
                <table:data-pilot-member table:name="&gt;01.01.2018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" table:date-start="auto" table:date-end="auto" table:grouped-by="months"/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Weronika</meta:initial-creator>
    <dc:creator>Weronika</dc:creator>
    <meta:creation-date>2019-10-25T16:36:55Z</meta:creation-date>
    <dc:date>2019-10-25T17:40:27Z</dc:date>
  </office:meta>
</office:document-meta>
</file>